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pitch="variable"/>
    <style:font-face style:name="Arial Narrow1" svg:font-family="'Arial Narrow'"/>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Segoe" svg:font-family="Segoe" style:font-pitch="variable"/>
    <style:font-face style:name="Segoe UI" svg:font-family="'Segoe UI'" style:font-family-generic="system" style:font-pitch="variable"/>
    <style:font-face style:name="Segoe1" svg:font-family="Sego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99" draw:opacity="50%" draw:shadow="visible" draw:shadow-offset-x="0.318cm" draw:shadow-offset-y="0.318cm" draw:shadow-color="#757575" draw:shadow-opacity="100%"/>
    </style:style>
    <style:style style:name="gr2" style:family="graphic" style:parent-style-name="standard">
      <style:graphic-properties draw:stroke="solid" svg:stroke-width="0.008cm" svg:stroke-color="#808080" svg:stroke-opacity="100%" draw:stroke-linejoin="round" svg:stroke-linecap="round" draw:fill="none" fo:padding-top="0.129cm" fo:padding-bottom="0.129cm" fo:padding-left="0.254cm" fo:padding-right="0.254cm"/>
    </style:style>
    <style:style style:name="gr3" style:family="graphic" style:parent-style-name="standard">
      <style:graphic-properties draw:stroke="none" draw:fill="none" draw:textarea-vertical-align="middle" fo:min-height="0.595cm" fo:min-width="2.54cm" fo:padding-top="0cm" fo:padding-bottom="0cm" fo:padding-left="0cm" fo:padding-right="0cm"/>
      <style:paragraph-properties style:writing-mode="lr-tb"/>
    </style:style>
    <style:style style:name="gr4" style:family="graphic" style:parent-style-name="standard">
      <style:graphic-properties draw:stroke="none" draw:fill="solid" draw:fill-color="#ccffff" draw:opacity="50%" draw:shadow="visible" draw:shadow-offset-x="0.318cm" draw:shadow-offset-y="0.318cm" draw:shadow-color="#757575" draw:shadow-opacity="100%"/>
    </style:style>
    <style:style style:name="gr5" style:family="graphic" style:parent-style-name="standard">
      <style:graphic-properties draw:stroke="none" draw:fill="none" draw:textarea-vertical-align="middle" fo:min-height="0.833cm" fo:min-width="2.54cm" fo:padding-top="0cm" fo:padding-bottom="0cm" fo:padding-left="0cm" fo:padding-right="0cm"/>
      <style:paragraph-properties style:writing-mode="lr-tb"/>
    </style:style>
    <style:style style:name="gr6" style:family="graphic" style:parent-style-name="standard">
      <style:graphic-properties draw:stroke="none" draw:fill="solid" draw:fill-color="#ff99cc" draw:opacity="50%" draw:shadow="visible" draw:shadow-offset-x="0.318cm" draw:shadow-offset-y="0.318cm" draw:shadow-color="#757575" draw:shadow-opacity="100%"/>
    </style:style>
    <style:style style:name="gr7" style:family="graphic" style:parent-style-name="standard">
      <style:graphic-properties draw:stroke="none" draw:fill="none" draw:textarea-vertical-align="middle" fo:min-height="0.508cm" fo:min-width="2.54cm" fo:padding-top="0cm" fo:padding-bottom="0cm" fo:padding-left="0cm" fo:padding-right="0cm"/>
      <style:paragraph-properties style:writing-mode="lr-tb"/>
    </style:style>
    <style:style style:name="gr8" style:family="graphic" style:parent-style-name="standard">
      <style:graphic-properties draw:stroke="none" draw:fill="solid" draw:fill-color="#ffcc99" draw:opacity="50%" draw:shadow="visible" draw:shadow-offset-x="0.318cm" draw:shadow-offset-y="0.318cm" draw:shadow-color="#757575" draw:shadow-opacity="100%"/>
    </style:style>
    <style:style style:name="gr9" style:family="graphic" style:parent-style-name="standard">
      <style:graphic-properties draw:stroke="none" draw:fill="none" draw:textarea-vertical-align="middle" fo:min-height="0.541cm" fo:min-width="2.54cm" fo:padding-top="0cm" fo:padding-bottom="0cm" fo:padding-left="0cm" fo:padding-right="0cm"/>
      <style:paragraph-properties style:writing-mode="lr-tb"/>
    </style:style>
    <style:style style:name="gr10" style:family="graphic" style:parent-style-name="standard">
      <style:graphic-properties draw:stroke="none" draw:fill="solid" draw:fill-color="#cc99ff" draw:opacity="50%" draw:shadow="visible" draw:shadow-offset-x="0.318cm" draw:shadow-offset-y="0.318cm" draw:shadow-color="#757575" draw:shadow-opacity="100%"/>
    </style:style>
    <style:style style:name="gr11" style:family="graphic" style:parent-style-name="standard">
      <style:graphic-properties draw:stroke="none" draw:fill="none" draw:textarea-vertical-align="middle" fo:min-height="0.575cm" fo:min-width="2.54cm" fo:padding-top="0cm" fo:padding-bottom="0cm" fo:padding-left="0cm" fo:padding-right="0cm"/>
      <style:paragraph-properties style:writing-mode="lr-tb"/>
    </style:style>
    <style:style style:name="gr12" style:family="graphic" style:parent-style-name="standard">
      <style:graphic-properties draw:stroke="none" draw:fill="none" draw:textarea-vertical-align="middle" fo:min-height="0.574cm" fo:min-width="2.54cm" fo:padding-top="0cm" fo:padding-bottom="0cm" fo:padding-left="0cm" fo:padding-right="0cm"/>
      <style:paragraph-properties style:writing-mode="lr-tb"/>
    </style:style>
    <style:style style:name="gr13" style:family="graphic" style:parent-style-name="standard">
      <style:graphic-properties draw:stroke="none" draw:fill="solid" draw:fill-color="#ccffcc" draw:opacity="50%" draw:shadow="visible" draw:shadow-offset-x="0.318cm" draw:shadow-offset-y="0.318cm" draw:shadow-color="#757575" draw:shadow-opacity="100%"/>
    </style:style>
    <style:style style:name="gr14" style:family="graphic" style:parent-style-name="standard">
      <style:graphic-properties draw:stroke="none" draw:fill="none" draw:textarea-vertical-align="top" fo:min-height="0.515cm" fo:min-width="2.54cm" fo:padding-top="0cm" fo:padding-bottom="0cm" fo:padding-left="0cm" fo:padding-right="0cm"/>
      <style:paragraph-properties style:writing-mode="lr-tb"/>
    </style:style>
    <style:style style:name="gr15" style:family="graphic" style:parent-style-name="standard">
      <style:graphic-properties draw:stroke="none" draw:fill="none" draw:textarea-vertical-align="middle" fo:min-height="1.524cm" fo:min-width="2.54cm" fo:padding-top="0cm" fo:padding-bottom="0cm" fo:padding-left="0cm" fo:padding-right="0cm"/>
      <style:paragraph-properties style:writing-mode="lr-tb"/>
    </style:style>
    <style:style style:name="gr16" style:family="graphic" style:parent-style-name="standard">
      <style:graphic-properties draw:stroke="none" draw:fill="solid" draw:fill-color="#ffffff" draw:shadow="hidden"/>
    </style:style>
    <style:style style:name="gr17" style:family="graphic" style:parent-style-name="standard">
      <style:graphic-properties draw:stroke="solid" svg:stroke-width="0.008cm" svg:stroke-color="#0000ff" svg:stroke-opacity="100%" draw:stroke-linejoin="round" svg:stroke-linecap="round" draw:fill="none" fo:padding-top="0.129cm" fo:padding-bottom="0.129cm" fo:padding-left="0.254cm" fo:padding-right="0.254cm"/>
    </style:style>
    <style:style style:name="gr18" style:family="graphic" style:parent-style-name="standard">
      <style:graphic-properties draw:stroke="none" draw:fill="solid" draw:fill-color="#99ccff" draw:opacity="50%" draw:shadow="visible" draw:shadow-offset-x="0.318cm" draw:shadow-offset-y="0.318cm" draw:shadow-color="#757575" draw:shadow-opacity="100%"/>
    </style:style>
    <style:style style:name="gr19" style:family="graphic" style:parent-style-name="standard">
      <style:graphic-properties draw:stroke="none" draw:fill="none" draw:textarea-vertical-align="middle" fo:min-height="0.388cm" fo:min-width="2.54cm" fo:padding-top="0cm" fo:padding-bottom="0cm" fo:padding-left="0cm" fo:padding-right="0cm"/>
      <style:paragraph-properties style:writing-mode="lr-tb"/>
    </style:style>
    <style:style style:name="gr20" style:family="graphic" style:parent-style-name="standard">
      <style:graphic-properties draw:stroke="none" draw:fill="gradient" draw:fill-gradient-name="Gradient_5f_0" draw:shadow="hidden"/>
    </style:style>
    <style:style style:name="gr21" style:family="graphic" style:parent-style-name="standard">
      <style:graphic-properties draw:stroke="solid" svg:stroke-width="0.025cm" svg:stroke-color="#ffffff" svg:stroke-opacity="100%" draw:stroke-linejoin="round" svg:stroke-linecap="round" draw:fill="none" fo:padding-top="0.137cm" fo:padding-bottom="0.137cm" fo:padding-left="0.262cm" fo:padding-right="0.262cm"/>
    </style:style>
    <style:style style:name="gr22" style:family="graphic" style:parent-style-name="standard">
      <style:graphic-properties draw:stroke="none" draw:fill="solid" draw:fill-color="#ff0000" draw:shadow="hidden"/>
    </style:style>
    <style:style style:name="gr23"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24" style:family="graphic" style:parent-style-name="standard">
      <style:graphic-properties draw:stroke="none" draw:fill="gradient" draw:fill-gradient-name="Gradient_5f_1" draw:shadow="hidden"/>
    </style:style>
    <style:style style:name="gr25"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style:style>
    <style:style style:name="gr26" style:family="graphic" style:parent-style-name="standard">
      <style:graphic-properties draw:stroke="solid" svg:stroke-width="0.053cm" svg:stroke-color="#000000" svg:stroke-opacity="100%" draw:stroke-linejoin="round" svg:stroke-linecap="round" draw:fill="none" fo:padding-top="0.151cm" fo:padding-bottom="0.151cm" fo:padding-left="0.276cm" fo:padding-right="0.276cm"/>
    </style:style>
    <style:style style:name="gr27" style:family="graphic" style:parent-style-name="standard">
      <style:graphic-properties draw:stroke="none" draw:fill="gradient" draw:fill-gradient-name="Gradient_5f_2" draw:shadow="hidden"/>
    </style:style>
    <style:style style:name="gr28" style:family="graphic" style:parent-style-name="standard">
      <style:graphic-properties draw:stroke="solid" svg:stroke-width="0.004cm" svg:stroke-color="#000000" svg:stroke-opacity="100%" draw:stroke-linejoin="round" svg:stroke-linecap="round" draw:fill="none" fo:padding-top="0.127cm" fo:padding-bottom="0.127cm" fo:padding-left="0.252cm" fo:padding-right="0.252cm"/>
    </style:style>
    <style:style style:name="gr29" style:family="graphic" style:parent-style-name="standard">
      <style:graphic-properties draw:stroke="none" draw:fill="solid" draw:fill-color="#005a80" draw:shadow="hidden"/>
    </style:style>
    <style:style style:name="gr30" style:family="graphic" style:parent-style-name="standard">
      <style:graphic-properties draw:stroke="none" draw:fill="solid" draw:fill-color="#00b4ff" draw:shadow="hidden"/>
    </style:style>
    <style:style style:name="gr31" style:family="graphic" style:parent-style-name="standard">
      <style:graphic-properties draw:stroke="none" draw:fill="solid" draw:fill-color="#000000" draw:shadow="hidden"/>
    </style:style>
    <style:style style:name="gr32" style:family="graphic" style:parent-style-name="standard">
      <style:graphic-properties draw:stroke="none" draw:fill="solid" draw:fill-color="#dcd2b8" draw:shadow="hidden"/>
    </style:style>
    <style:style style:name="gr33" style:family="graphic" style:parent-style-name="standard">
      <style:graphic-properties draw:stroke="none" draw:fill="gradient" draw:fill-gradient-name="Gradient_5f_3" draw:shadow="hidden"/>
    </style:style>
    <style:style style:name="gr34" style:family="graphic" style:parent-style-name="standard">
      <style:graphic-properties draw:stroke="solid" svg:stroke-width="0.013cm" svg:stroke-color="#e7e4cd" svg:stroke-opacity="100%" draw:stroke-linejoin="round" svg:stroke-linecap="round" draw:fill="none" fo:padding-top="0.131cm" fo:padding-bottom="0.131cm" fo:padding-left="0.256cm" fo:padding-right="0.256cm"/>
    </style:style>
    <style:style style:name="gr35" style:family="graphic" style:parent-style-name="standard">
      <style:graphic-properties draw:stroke="solid" svg:stroke-width="0.035cm" svg:stroke-color="#000000" svg:stroke-opacity="100%" draw:stroke-linejoin="round" svg:stroke-linecap="round" draw:fill="none" fo:padding-top="0.142cm" fo:padding-bottom="0.142cm" fo:padding-left="0.267cm" fo:padding-right="0.267cm"/>
    </style:style>
    <style:style style:name="gr36" style:family="graphic" style:parent-style-name="standard">
      <style:graphic-properties draw:stroke="none" draw:fill="gradient" draw:fill-gradient-name="Gradient_5f_4" draw:shadow="hidden"/>
    </style:style>
    <style:style style:name="gr37" style:family="graphic" style:parent-style-name="standard">
      <style:graphic-properties draw:stroke="none" draw:fill="gradient" draw:fill-gradient-name="Gradient_5f_5" draw:shadow="hidden"/>
    </style:style>
    <style:style style:name="gr38" style:family="graphic" style:parent-style-name="standard">
      <style:graphic-properties draw:stroke="solid" svg:stroke-width="0.053cm" svg:stroke-color="#c8cdd2" svg:stroke-opacity="100%" draw:stroke-linejoin="round" svg:stroke-linecap="round" draw:fill="none" fo:padding-top="0.151cm" fo:padding-bottom="0.151cm" fo:padding-left="0.276cm" fo:padding-right="0.276cm"/>
    </style:style>
    <style:style style:name="gr39" style:family="graphic" style:parent-style-name="standard">
      <style:graphic-properties draw:stroke="none" draw:fill="solid" draw:fill-color="#008650" draw:shadow="hidden"/>
    </style:style>
    <style:style style:name="gr40" style:family="graphic" style:parent-style-name="standard">
      <style:graphic-properties draw:stroke="none" draw:fill="solid" draw:fill-color="#23996c" draw:shadow="hidden"/>
    </style:style>
    <style:style style:name="gr41" style:family="graphic" style:parent-style-name="standard">
      <style:graphic-properties draw:stroke="none" draw:fill="solid" draw:fill-color="#b6decf" draw:shadow="hidden"/>
    </style:style>
    <style:style style:name="gr42" style:family="graphic" style:parent-style-name="standard">
      <style:graphic-properties draw:stroke="none" draw:fill="solid" draw:fill-color="#00763a" draw:shadow="hidden"/>
    </style:style>
    <style:style style:name="gr43" style:family="graphic" style:parent-style-name="standard">
      <style:graphic-properties draw:stroke="none" draw:fill="none" draw:textarea-vertical-align="middle" fo:min-height="0.483cm" fo:min-width="2.54cm" fo:padding-top="0cm" fo:padding-bottom="0cm" fo:padding-left="0cm" fo:padding-right="0cm"/>
      <style:paragraph-properties style:writing-mode="lr-tb"/>
    </style:style>
    <style:style style:name="gr44" style:family="graphic" style:parent-style-name="standard">
      <style:graphic-properties draw:stroke="none" draw:fill="none" draw:textarea-vertical-align="middle" fo:min-height="0.001cm" fo:min-width="2.54cm" fo:padding-top="0cm" fo:padding-bottom="0cm" fo:padding-left="0cm" fo:padding-right="0cm"/>
      <style:paragraph-properties style:writing-mode="lr-tb"/>
    </style:style>
    <style:style style:name="gr45" style:family="graphic" style:parent-style-name="standard">
      <style:graphic-properties draw:stroke="none" draw:fill="gradient" draw:fill-gradient-name="Gradient_5f_6" draw:shadow="hidden"/>
    </style:style>
    <style:style style:name="gr46" style:family="graphic" style:parent-style-name="standard">
      <style:graphic-properties draw:stroke="none" draw:fill="gradient" draw:fill-gradient-name="Gradient_5f_7" draw:shadow="hidden"/>
    </style:style>
    <style:style style:name="gr47" style:family="graphic" style:parent-style-name="standard">
      <style:graphic-properties draw:stroke="none" draw:fill="none" draw:textarea-vertical-align="middle" fo:min-height="1.381cm" fo:min-width="2.54cm" fo:padding-top="0cm" fo:padding-bottom="0cm" fo:padding-left="0cm" fo:padding-right="0cm"/>
      <style:paragraph-properties style:writing-mode="lr-tb"/>
    </style:style>
    <style:style style:name="gr48" style:family="graphic" style:parent-style-name="standard">
      <style:graphic-properties draw:stroke="none" draw:fill="none" draw:textarea-vertical-align="middle" fo:min-height="1.27cm" fo:min-width="2.54cm" fo:padding-top="0cm" fo:padding-bottom="0cm" fo:padding-left="0cm" fo:padding-right="0cm"/>
      <style:paragraph-properties style:writing-mode="lr-tb"/>
    </style:style>
    <style:style style:name="gr49" style:family="graphic" style:parent-style-name="standard">
      <style:graphic-properties draw:stroke="solid" svg:stroke-width="0.025cm" svg:stroke-color="#0000ff" svg:stroke-opacity="100%" draw:stroke-linejoin="round" svg:stroke-linecap="round" draw:fill="none" fo:padding-top="0.137cm" fo:padding-bottom="0.137cm" fo:padding-left="0.262cm" fo:padding-right="0.262cm"/>
    </style:style>
    <style:style style:name="gr50" style:family="graphic" style:parent-style-name="standard">
      <style:graphic-properties draw:stroke="solid" svg:stroke-width="0.042cm" svg:stroke-color="#993300" svg:stroke-opacity="100%" draw:stroke-linejoin="round" svg:stroke-linecap="round" draw:fill="none" fo:padding-top="0.146cm" fo:padding-bottom="0.146cm" fo:padding-left="0.271cm" fo:padding-right="0.271cm"/>
    </style:style>
    <style:style style:name="gr51" style:family="graphic" style:parent-style-name="standard">
      <style:graphic-properties draw:stroke="none" draw:fill="none" draw:textarea-vertical-align="middle" fo:min-height="0.142cm" fo:min-width="2.54cm" fo:padding-top="0cm" fo:padding-bottom="0cm" fo:padding-left="0cm" fo:padding-right="0cm"/>
      <style:paragraph-properties style:writing-mode="lr-tb"/>
    </style:style>
    <style:style style:name="gr52" style:family="graphic" style:parent-style-name="standard">
      <style:graphic-properties draw:stroke="none" draw:fill="solid" draw:fill-color="#dddddd" draw:shadow="hidden"/>
    </style:style>
    <style:style style:name="gr53" style:family="graphic" style:parent-style-name="standard">
      <style:graphic-properties draw:stroke="none" draw:fill="none" draw:textarea-vertical-align="middle" fo:min-height="0.315cm" fo:min-width="2.54cm" fo:padding-top="0cm" fo:padding-bottom="0cm" fo:padding-left="0cm" fo:padding-right="0cm"/>
      <style:paragraph-properties style:writing-mode="lr-tb"/>
    </style:style>
    <style:style style:name="gr54" style:family="graphic" style:parent-style-name="standard">
      <style:graphic-properties draw:stroke="none" draw:fill="solid" draw:fill-color="#969696" draw:opacity="30%" draw:shadow="hidden"/>
    </style:style>
    <style:style style:name="gr55" style:family="graphic" style:parent-style-name="standard">
      <style:graphic-properties draw:stroke="none" draw:fill="solid" draw:fill-color="#808080" draw:opacity="50%" draw:shadow="hidden"/>
    </style:style>
    <style:style style:name="gr56" style:family="graphic" style:parent-style-name="standard">
      <style:graphic-properties draw:stroke="none" draw:fill="solid" draw:fill-color="#ffffff" draw:opacity="60%" draw:shadow="hidden"/>
    </style:style>
    <style:style style:name="gr57" style:family="graphic" style:parent-style-name="standard">
      <style:graphic-properties draw:stroke="solid" svg:stroke-width="0.013cm" svg:stroke-color="#000000" svg:stroke-opacity="100%" draw:stroke-linejoin="round" svg:stroke-linecap="round" draw:fill="none" fo:padding-top="0.131cm" fo:padding-bottom="0.131cm" fo:padding-left="0.256cm" fo:padding-right="0.256cm"/>
    </style:style>
    <style:style style:name="gr58" style:family="graphic" style:parent-style-name="standard">
      <style:graphic-properties draw:stroke="solid" svg:stroke-width="0.013cm" svg:stroke-color="#ffffff" svg:stroke-opacity="100%" draw:stroke-linejoin="round" svg:stroke-linecap="round" draw:fill="none" fo:padding-top="0.131cm" fo:padding-bottom="0.131cm" fo:padding-left="0.256cm" fo:padding-right="0.256cm"/>
    </style:style>
    <style:style style:name="gr59" style:family="graphic" style:parent-style-name="standard">
      <style:graphic-properties draw:stroke="none" draw:fill="gradient" draw:fill-gradient-name="Gradient_5f_8" draw:shadow="hidden"/>
    </style:style>
    <style:style style:name="gr60" style:family="graphic" style:parent-style-name="standard">
      <style:graphic-properties draw:stroke="none" draw:fill="gradient" draw:fill-gradient-name="Gradient_5f_9" draw:shadow="hidden"/>
    </style:style>
    <style:style style:name="gr61" style:family="graphic" style:parent-style-name="standard">
      <style:graphic-properties draw:stroke="none" draw:fill="none" draw:textarea-vertical-align="middle" fo:min-height="0.254cm" fo:min-width="2.54cm" fo:padding-top="0cm" fo:padding-bottom="0cm" fo:padding-left="0cm" fo:padding-right="0cm"/>
      <style:paragraph-properties style:writing-mode="lr-tb"/>
    </style:style>
    <style:style style:name="gr62" style:family="graphic" style:parent-style-name="standard">
      <style:graphic-properties draw:stroke="none" draw:fill="gradient" draw:fill-gradient-name="Gradient_5f_10" draw:shadow="hidden"/>
    </style:style>
    <style:style style:name="gr63" style:family="graphic" style:parent-style-name="standard">
      <style:graphic-properties draw:stroke="none" draw:fill="gradient" draw:fill-gradient-name="Gradient_5f_11" draw:shadow="hidden"/>
    </style:style>
    <style:style style:name="gr64" style:family="graphic" style:parent-style-name="standard">
      <style:graphic-properties draw:stroke="none" draw:fill="gradient" draw:fill-gradient-name="Gradient_5f_12" draw:shadow="hidden"/>
    </style:style>
    <style:style style:name="gr65" style:family="graphic" style:parent-style-name="standard">
      <style:graphic-properties draw:stroke="none" draw:fill="gradient" draw:fill-gradient-name="Gradient_5f_13" draw:shadow="hidden"/>
    </style:style>
    <style:style style:name="gr66" style:family="graphic" style:parent-style-name="standard">
      <style:graphic-properties draw:stroke="solid" svg:stroke-width="0.021cm" svg:stroke-color="#000000" svg:stroke-opacity="100%" draw:stroke-linejoin="round" svg:stroke-linecap="round" draw:fill="none" fo:padding-top="0.135cm" fo:padding-bottom="0.135cm" fo:padding-left="0.26cm" fo:padding-right="0.26cm"/>
    </style:style>
    <style:style style:name="gr67" style:family="graphic" style:parent-style-name="standard">
      <style:graphic-properties draw:stroke="none" draw:fill="gradient" draw:fill-gradient-name="Gradient_5f_14" draw:shadow="hidden"/>
    </style:style>
    <style:style style:name="gr68" style:family="graphic" style:parent-style-name="standard">
      <style:graphic-properties draw:stroke="solid" svg:stroke-width="0.004cm" svg:stroke-color="#ffffff" svg:stroke-opacity="100%" draw:stroke-linejoin="round" svg:stroke-linecap="round" draw:fill="none" fo:padding-top="0.127cm" fo:padding-bottom="0.127cm" fo:padding-left="0.252cm" fo:padding-right="0.252cm"/>
    </style:style>
    <style:style style:name="gr69" style:family="graphic" style:parent-style-name="standard">
      <style:graphic-properties draw:stroke="none" draw:fill="gradient" draw:fill-gradient-name="Gradient_5f_15" draw:opacity-name="Transparency_5f_0" draw:shadow="hidden"/>
    </style:style>
    <style:style style:name="gr70" style:family="graphic" style:parent-style-name="standard">
      <style:graphic-properties draw:stroke="none" draw:fill="solid" draw:fill-color="#9a9a9a" draw:shadow="hidden"/>
    </style:style>
    <style:style style:name="gr71" style:family="graphic" style:parent-style-name="standard">
      <style:graphic-properties draw:stroke="none" draw:fill="gradient" draw:fill-gradient-name="Gradient_5f_16" draw:shadow="hidden"/>
    </style:style>
    <style:style style:name="gr72" style:family="graphic" style:parent-style-name="standard">
      <style:graphic-properties draw:stroke="none" draw:fill="gradient" draw:fill-gradient-name="Gradient_5f_17" draw:shadow="hidden"/>
    </style:style>
    <style:style style:name="gr73" style:family="graphic" style:parent-style-name="standard">
      <style:graphic-properties draw:stroke="none" draw:fill="gradient" draw:fill-gradient-name="Gradient_5f_18" draw:shadow="hidden"/>
    </style:style>
    <style:style style:name="gr74" style:family="graphic" style:parent-style-name="standard">
      <style:graphic-properties draw:stroke="none" draw:fill="gradient" draw:fill-gradient-name="Gradient_5f_15" draw:shadow="hidden"/>
    </style:style>
    <style:style style:name="gr75" style:family="graphic" style:parent-style-name="standard">
      <style:graphic-properties draw:stroke="none" draw:fill="gradient" draw:fill-gradient-name="Gradient_5f_19" draw:shadow="hidden"/>
    </style:style>
    <style:style style:name="gr76" style:family="graphic" style:parent-style-name="standard">
      <style:graphic-properties draw:stroke="solid" svg:stroke-width="0.008cm" svg:stroke-color="#ffffff" svg:stroke-opacity="100%" draw:stroke-linejoin="round" svg:stroke-linecap="round" draw:fill="none" fo:padding-top="0.129cm" fo:padding-bottom="0.129cm" fo:padding-left="0.254cm" fo:padding-right="0.254cm"/>
    </style:style>
    <style:style style:name="gr77" style:family="graphic" style:parent-style-name="standard">
      <style:graphic-properties draw:stroke="none" draw:fill="gradient" draw:fill-gradient-name="Gradient_5f_20" draw:shadow="hidden"/>
    </style:style>
    <style:style style:name="gr78" style:family="graphic" style:parent-style-name="standard">
      <style:graphic-properties draw:stroke="none" draw:fill="gradient" draw:fill-gradient-name="Gradient_5f_21" draw:shadow="hidden"/>
    </style:style>
    <style:style style:name="gr79" style:family="graphic" style:parent-style-name="standard">
      <style:graphic-properties draw:stroke="none" draw:fill="gradient" draw:fill-gradient-name="Gradient_5f_22" draw:shadow="hidden"/>
    </style:style>
    <style:style style:name="gr80" style:family="graphic" style:parent-style-name="standard">
      <style:graphic-properties draw:stroke="solid" svg:stroke-width="0.025cm" svg:stroke-color="#d0bc9d" svg:stroke-opacity="100%" draw:stroke-linejoin="round" svg:stroke-linecap="round" draw:fill="none" fo:padding-top="0.137cm" fo:padding-bottom="0.137cm" fo:padding-left="0.262cm" fo:padding-right="0.262cm"/>
    </style:style>
    <style:style style:name="gr81" style:family="graphic" style:parent-style-name="standard">
      <style:graphic-properties draw:stroke="none" draw:fill="gradient" draw:fill-gradient-name="Gradient_5f_23" draw:shadow="hidden"/>
    </style:style>
    <style:style style:name="gr82" style:family="graphic" style:parent-style-name="standard">
      <style:graphic-properties draw:stroke="solid" svg:stroke-width="0.025cm" svg:stroke-color="#4e8ec2" svg:stroke-opacity="100%" draw:stroke-linejoin="round" svg:stroke-linecap="round" draw:fill="none" fo:padding-top="0.137cm" fo:padding-bottom="0.137cm" fo:padding-left="0.262cm" fo:padding-right="0.262cm"/>
    </style:style>
    <style:style style:name="gr83" style:family="graphic" style:parent-style-name="standard">
      <style:graphic-properties draw:stroke="none" draw:fill="gradient" draw:fill-gradient-name="Gradient_5f_24" draw:shadow="hidden"/>
    </style:style>
    <style:style style:name="gr84" style:family="graphic" style:parent-style-name="standard">
      <style:graphic-properties draw:stroke="solid" svg:stroke-width="0.008cm" svg:stroke-color="#4e8ec2" svg:stroke-opacity="100%" draw:stroke-linejoin="round" svg:stroke-linecap="round" draw:fill="none" fo:padding-top="0.129cm" fo:padding-bottom="0.129cm" fo:padding-left="0.254cm" fo:padding-right="0.254cm"/>
    </style:style>
    <style:style style:name="gr85" style:family="graphic" style:parent-style-name="standard">
      <style:graphic-properties draw:stroke="none" draw:fill="none" draw:textarea-vertical-align="middle" fo:min-height="0.581cm" fo:min-width="2.54cm" fo:padding-top="0cm" fo:padding-bottom="0cm" fo:padding-left="0cm" fo:padding-right="0cm"/>
      <style:paragraph-properties style:writing-mode="lr-tb"/>
    </style:style>
    <style:style style:name="gr86" style:family="graphic" style:parent-style-name="standard">
      <style:graphic-properties draw:stroke="none" draw:fill="gradient" draw:fill-gradient-name="Gradient_5f_25" draw:shadow="hidden"/>
    </style:style>
    <style:style style:name="gr87" style:family="graphic" style:parent-style-name="standard">
      <style:graphic-properties draw:stroke="solid" svg:stroke-width="0.013cm" svg:stroke-color="#383872" svg:stroke-opacity="100%" draw:stroke-linejoin="round" svg:stroke-linecap="round" draw:fill="none" fo:padding-top="0.131cm" fo:padding-bottom="0.131cm" fo:padding-left="0.256cm" fo:padding-right="0.256cm"/>
    </style:style>
    <style:style style:name="gr88" style:family="graphic" style:parent-style-name="standard">
      <style:graphic-properties draw:stroke="none" draw:fill="none" draw:textarea-vertical-align="middle" fo:min-height="0.432cm" fo:min-width="2.54cm" fo:padding-top="0cm" fo:padding-bottom="0cm" fo:padding-left="0cm" fo:padding-right="0cm"/>
      <style:paragraph-properties style:writing-mode="lr-tb"/>
    </style:style>
    <style:style style:name="gr89" style:family="graphic" style:parent-style-name="standard">
      <style:graphic-properties draw:stroke="none" draw:fill="none" draw:textarea-vertical-align="middle" fo:min-height="0.51cm" fo:min-width="2.54cm" fo:padding-top="0cm" fo:padding-bottom="0cm" fo:padding-left="0cm" fo:padding-right="0cm"/>
      <style:paragraph-properties style:writing-mode="lr-tb"/>
    </style:style>
    <style:style style:name="gr90" style:family="graphic" style:parent-style-name="standard">
      <style:graphic-properties draw:stroke="none" draw:fill="solid" draw:fill-color="#c0c0c0" draw:shadow="hidden"/>
    </style:style>
    <style:style style:name="gr91" style:family="graphic" style:parent-style-name="standard">
      <style:graphic-properties draw:stroke="solid" svg:stroke-width="0.013cm" svg:stroke-color="#c0c0c0" svg:stroke-opacity="100%" draw:stroke-linejoin="round" svg:stroke-linecap="round" draw:fill="none" fo:padding-top="0.131cm" fo:padding-bottom="0.131cm" fo:padding-left="0.256cm" fo:padding-right="0.256cm"/>
    </style:style>
    <style:style style:name="gr92" style:family="graphic" style:parent-style-name="standard">
      <style:graphic-properties draw:stroke="solid" svg:stroke-width="0.035cm" svg:stroke-color="#c0c0c0" svg:stroke-opacity="100%" draw:stroke-linejoin="round" svg:stroke-linecap="round" draw:fill="none" fo:padding-top="0.142cm" fo:padding-bottom="0.142cm" fo:padding-left="0.267cm" fo:padding-right="0.267cm"/>
    </style:style>
    <style:style style:name="gr93" style:family="graphic" style:parent-style-name="standard">
      <style:graphic-properties draw:stroke="solid" svg:stroke-width="0.021cm" svg:stroke-color="#c0c0c0" svg:stroke-opacity="100%" draw:stroke-linejoin="round" svg:stroke-linecap="round" draw:fill="none" fo:padding-top="0.135cm" fo:padding-bottom="0.135cm" fo:padding-left="0.26cm" fo:padding-right="0.26cm"/>
    </style:style>
    <style:style style:name="gr94" style:family="graphic" style:parent-style-name="standard">
      <style:graphic-properties draw:stroke="solid" svg:stroke-width="0.004cm" svg:stroke-color="#c0c0c0" svg:stroke-opacity="100%" draw:stroke-linejoin="round" svg:stroke-linecap="round" draw:fill="none" fo:padding-top="0.127cm" fo:padding-bottom="0.127cm" fo:padding-left="0.252cm" fo:padding-right="0.252cm"/>
    </style:style>
    <style:style style:name="gr95" style:family="graphic" style:parent-style-name="standard">
      <style:graphic-properties draw:stroke="solid" svg:stroke-width="0.008cm" svg:stroke-color="#c0c0c0" svg:stroke-opacity="100%" draw:stroke-linejoin="round" svg:stroke-linecap="round" draw:fill="none" fo:padding-top="0.129cm" fo:padding-bottom="0.129cm" fo:padding-left="0.254cm" fo:padding-right="0.254cm"/>
    </style:style>
    <style:style style:name="gr96" style:family="graphic" style:parent-style-name="standard">
      <style:graphic-properties draw:stroke="none" draw:fill="none" draw:textarea-vertical-align="middle" fo:min-height="0.762cm" fo:min-width="2.54cm" fo:padding-top="0cm" fo:padding-bottom="0cm" fo:padding-left="0cm" fo:padding-right="0cm"/>
      <style:paragraph-properties style:writing-mode="lr-tb"/>
    </style:style>
    <style:style style:name="gr97" style:family="graphic" style:parent-style-name="standard">
      <style:graphic-properties draw:stroke="none" draw:fill="gradient" draw:fill-gradient-name="Gradient_5f_26" draw:shadow="hidden"/>
    </style:style>
    <style:style style:name="gr98" style:family="graphic" style:parent-style-name="standard">
      <style:graphic-properties draw:stroke="none" draw:fill="solid" draw:fill-color="#00ff00" draw:opacity="70%" draw:shadow="hidden"/>
    </style:style>
    <style:style style:name="gr99" style:family="graphic" style:parent-style-name="standard">
      <style:graphic-properties draw:stroke="none" draw:fill="solid" draw:fill-color="#c8e6da" draw:shadow="hidden"/>
    </style:style>
    <style:style style:name="gr100" style:family="graphic" style:parent-style-name="standard">
      <style:graphic-properties draw:stroke="none" draw:fill="solid" draw:fill-color="#52b08c" draw:shadow="hidden"/>
    </style:style>
    <style:style style:name="gr101" style:family="graphic" style:parent-style-name="standard">
      <style:graphic-properties draw:stroke="solid" svg:stroke-width="0.041cm" svg:stroke-color="#00763a" svg:stroke-opacity="100%" draw:stroke-linejoin="round" svg:stroke-linecap="round" draw:fill="none" fo:padding-top="0.145cm" fo:padding-bottom="0.145cm" fo:padding-left="0.27cm" fo:padding-right="0.27cm"/>
    </style:style>
    <style:style style:name="gr102" style:family="graphic" style:parent-style-name="standard">
      <style:graphic-properties draw:stroke="none" draw:fill="none" draw:textarea-vertical-align="middle" fo:min-height="0.405cm" fo:min-width="2.54cm" fo:padding-top="0cm" fo:padding-bottom="0cm" fo:padding-left="0cm" fo:padding-right="0cm"/>
      <style:paragraph-properties style:writing-mode="lr-tb"/>
    </style:style>
    <style:style style:name="gr103" style:family="graphic" style:parent-style-name="standard">
      <style:graphic-properties draw:stroke="none" draw:fill="gradient" draw:fill-gradient-name="Gradient_5f_27" draw:shadow="hidden"/>
    </style:style>
    <style:style style:name="gr104" style:family="graphic" style:parent-style-name="standard">
      <style:graphic-properties draw:stroke="none" draw:fill="solid" draw:fill-color="#e0e0e0" draw:shadow="hidden"/>
    </style:style>
    <style:style style:name="gr105" style:family="graphic" style:parent-style-name="standard">
      <style:graphic-properties draw:stroke="none" draw:fill="gradient" draw:fill-gradient-name="Gradient_5f_28" draw:shadow="hidden"/>
    </style:style>
    <style:style style:name="gr106" style:family="graphic" style:parent-style-name="standard">
      <style:graphic-properties draw:stroke="none" draw:fill="none" draw:textarea-vertical-align="middle" fo:min-height="0.169cm" fo:min-width="2.54cm" fo:padding-top="0cm" fo:padding-bottom="0cm" fo:padding-left="0cm" fo:padding-right="0cm"/>
      <style:paragraph-properties style:writing-mode="lr-tb"/>
    </style:style>
    <style:style style:name="gr107" style:family="graphic" style:parent-style-name="standard">
      <style:graphic-properties draw:stroke="solid" svg:stroke-width="0.025cm" svg:stroke-color="#ff0000" svg:stroke-opacity="100%" draw:stroke-linejoin="round" svg:stroke-linecap="round" draw:fill="none" fo:padding-top="0.137cm" fo:padding-bottom="0.137cm" fo:padding-left="0.262cm" fo:padding-right="0.262cm"/>
    </style:style>
    <style:style style:name="gr108" style:family="graphic" style:parent-style-name="standard">
      <style:graphic-properties draw:stroke="dash" draw:stroke-dash="Dash_5f_0" svg:stroke-width="0.008cm" svg:stroke-color="#000000" svg:stroke-opacity="100%" draw:stroke-linejoin="round" svg:stroke-linecap="round" draw:fill="none" fo:padding-top="0.129cm" fo:padding-bottom="0.129cm" fo:padding-left="0.254cm" fo:padding-right="0.254cm"/>
    </style:style>
    <style:style style:name="gr109" style:family="graphic" style:parent-style-name="standard">
      <style:graphic-properties draw:stroke="none" draw:fill="none" draw:textarea-vertical-align="middle" fo:min-height="0.356cm" fo:min-width="2.54cm" fo:padding-top="0cm" fo:padding-bottom="0cm" fo:padding-left="0cm" fo:padding-right="0cm"/>
      <style:paragraph-properties style:writing-mode="lr-tb"/>
    </style:style>
    <style:style style:name="gr110" style:family="graphic" style:parent-style-name="standard">
      <style:graphic-properties draw:stroke="none" draw:fill="none" draw:textarea-vertical-align="middle" fo:min-height="0.318cm" fo:min-width="2.54cm" fo:padding-top="0cm" fo:padding-bottom="0cm" fo:padding-left="0cm" fo:padding-right="0cm"/>
      <style:paragraph-properties style:writing-mode="lr-tb"/>
    </style:style>
    <style:style style:name="gr111" style:family="graphic" style:parent-style-name="standard">
      <style:graphic-properties draw:stroke="solid" svg:stroke-width="0.042cm" svg:stroke-color="#0000ff" svg:stroke-opacity="100%" draw:stroke-linejoin="round" svg:stroke-linecap="round" draw:fill="none" fo:padding-top="0.146cm" fo:padding-bottom="0.146cm" fo:padding-left="0.271cm" fo:padding-right="0.271cm"/>
    </style:style>
    <style:style style:name="gr112" style:family="graphic" style:parent-style-name="standard">
      <style:graphic-properties draw:stroke="none" draw:fill="none" draw:textarea-vertical-align="middle" fo:min-height="0.635cm" fo:min-width="2.54cm" fo:padding-top="0cm" fo:padding-bottom="0cm" fo:padding-left="0cm" fo:padding-right="0cm"/>
      <style:paragraph-properties style:writing-mode="lr-tb"/>
    </style:style>
    <style:style style:name="gr113" style:family="graphic" style:parent-style-name="standard">
      <style:graphic-properties draw:stroke="none" draw:fill="none" draw:textarea-vertical-align="middle" fo:min-height="0.891cm" fo:min-width="2.54cm" fo:padding-top="0cm" fo:padding-bottom="0cm" fo:padding-left="0cm" fo:padding-right="0cm"/>
      <style:paragraph-properties style:writing-mode="lr-tb"/>
    </style:style>
    <style:style style:name="gr114" style:family="graphic" style:parent-style-name="standard">
      <style:graphic-properties draw:stroke="none" draw:fill="none" draw:textarea-vertical-align="middle" fo:min-height="0.528cm" fo:min-width="2.54cm" fo:padding-top="0cm" fo:padding-bottom="0cm" fo:padding-left="0cm" fo:padding-right="0cm"/>
      <style:paragraph-properties style:writing-mode="lr-tb"/>
    </style:style>
    <style:style style:name="gr115" style:family="graphic" style:parent-style-name="standard">
      <style:graphic-properties draw:stroke="none" draw:fill="none" draw:textarea-vertical-align="middle" fo:min-height="0.339cm" fo:min-width="2.54cm" fo:padding-top="0cm" fo:padding-bottom="0cm" fo:padding-left="0cm" fo:padding-right="0cm"/>
      <style:paragraph-properties style:writing-mode="lr-tb"/>
    </style:style>
    <style:style style:name="gr116" style:family="graphic" style:parent-style-name="standard">
      <style:graphic-properties draw:stroke="none" draw:fill="none" draw:textarea-vertical-align="middle" fo:min-height="0.344cm" fo:min-width="2.54cm" fo:padding-top="0cm" fo:padding-bottom="0cm" fo:padding-left="0cm" fo:padding-right="0cm"/>
      <style:paragraph-properties style:writing-mode="lr-tb"/>
    </style:style>
    <style:style style:name="gr117" style:family="graphic" style:parent-style-name="standard">
      <style:graphic-properties draw:stroke="none" draw:fill="solid" draw:fill-color="#b3418b" draw:shadow="hidden"/>
    </style:style>
    <style:style style:name="gr118" style:family="graphic" style:parent-style-name="standard">
      <style:graphic-properties draw:stroke="none" draw:fill="solid" draw:fill-color="#870056" draw:shadow="hidden"/>
    </style:style>
    <style:style style:name="gr119" style:family="graphic" style:parent-style-name="standard">
      <style:graphic-properties draw:stroke="none" draw:fill="solid" draw:fill-color="#dba4c8" draw:shadow="hidden"/>
    </style:style>
    <style:style style:name="gr120" style:family="graphic" style:parent-style-name="standard">
      <style:graphic-properties draw:stroke="none" draw:fill="none" draw:textarea-vertical-align="middle" fo:min-height="0.538cm" fo:min-width="2.54cm" fo:padding-top="0cm" fo:padding-bottom="0cm" fo:padding-left="0cm" fo:padding-right="0cm"/>
      <style:paragraph-properties style:writing-mode="lr-tb"/>
    </style:style>
    <style:style style:name="gr121" style:family="graphic" style:parent-style-name="standard">
      <style:graphic-properties draw:stroke="none" draw:fill="gradient" draw:fill-gradient-name="Gradient_5f_29" draw:shadow="hidden"/>
    </style:style>
    <style:style style:name="gr122" style:family="graphic" style:parent-style-name="standard">
      <style:graphic-properties draw:stroke="solid" svg:stroke-width="0.025cm" svg:stroke-color="#383872" svg:stroke-opacity="100%" draw:stroke-linejoin="round" svg:stroke-linecap="round" draw:fill="none" fo:padding-top="0.137cm" fo:padding-bottom="0.137cm" fo:padding-left="0.262cm" fo:padding-right="0.262cm"/>
    </style:style>
    <style:style style:name="gr123" style:family="graphic" style:parent-style-name="standard">
      <style:graphic-properties draw:stroke="none" draw:fill="none" draw:textarea-vertical-align="middle" fo:min-height="0.381cm" fo:min-width="2.54cm" fo:padding-top="0cm" fo:padding-bottom="0cm" fo:padding-left="0cm" fo:padding-right="0cm"/>
      <style:paragraph-properties style:writing-mode="lr-tb"/>
    </style:style>
    <style:style style:name="gr124" style:family="graphic" style:parent-style-name="standard">
      <style:graphic-properties draw:stroke="none" draw:fill="none" draw:textarea-vertical-align="middle" fo:min-height="1.016cm" fo:min-width="2.54cm" fo:padding-top="0cm" fo:padding-bottom="0cm" fo:padding-left="0cm" fo:padding-right="0cm"/>
      <style:paragraph-properties style:writing-mode="lr-tb"/>
    </style:style>
    <style:style style:name="gr125" style:family="graphic" style:parent-style-name="standard">
      <style:graphic-properties draw:stroke="none" draw:fill="none" draw:textarea-vertical-align="middle" fo:min-height="0.359cm" fo:min-width="2.54cm" fo:padding-top="0cm" fo:padding-bottom="0cm" fo:padding-left="0cm" fo:padding-right="0cm"/>
      <style:paragraph-properties style:writing-mode="lr-tb"/>
    </style:style>
    <style:style style:name="gr126" style:family="graphic" style:parent-style-name="standard">
      <style:graphic-properties draw:stroke="none" draw:fill="none" draw:textarea-vertical-align="middle" fo:min-height="0.477cm" fo:min-width="2.54cm" fo:padding-top="0cm" fo:padding-bottom="0cm" fo:padding-left="0cm" fo:padding-right="0cm"/>
      <style:paragraph-properties style:writing-mode="lr-tb"/>
    </style:style>
    <style:style style:name="P1" style:family="paragraph">
      <loext:graphic-properties draw:fill="solid" draw:fill-color="#ffff99" draw:opacity="50%"/>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loext:graphic-properties draw:fill="solid" draw:fill-color="#ccffff" draw:opacity="50%"/>
    </style:style>
    <style:style style:name="P5" style:family="paragraph">
      <loext:graphic-properties draw:fill="solid" draw:fill-color="#ff99cc" draw:opacity="50%"/>
    </style:style>
    <style:style style:name="P6" style:family="paragraph">
      <style:paragraph-properties fo:margin-left="0cm" fo:margin-right="0cm" fo:margin-top="0cm" fo:margin-bottom="0cm" fo:line-height="120%" fo:text-align="start" fo:text-indent="0cm"/>
    </style:style>
    <style:style style:name="P7" style:family="paragraph">
      <loext:graphic-properties draw:fill="solid" draw:fill-color="#ffcc99" draw:opacity="50%"/>
    </style:style>
    <style:style style:name="P8" style:family="paragraph">
      <loext:graphic-properties draw:fill="solid" draw:fill-color="#cc99ff" draw:opacity="50%"/>
    </style:style>
    <style:style style:name="P9" style:family="paragraph">
      <loext:graphic-properties draw:fill="solid" draw:fill-color="#ccffcc" draw:opacity="50%"/>
    </style:style>
    <style:style style:name="P10" style:family="paragraph">
      <style:paragraph-properties fo:margin-left="0cm" fo:margin-right="0cm" fo:margin-top="0cm" fo:margin-bottom="0.141cm" fo:line-height="120%" fo:text-align="start" fo:text-indent="0cm"/>
    </style:style>
    <style:style style:name="P11" style:family="paragraph">
      <loext:graphic-properties draw:fill="solid" draw:fill-color="#ffffff"/>
    </style:style>
    <style:style style:name="P12" style:family="paragraph">
      <loext:graphic-properties draw:fill="solid" draw:fill-color="#99ccff" draw:opacity="50%"/>
    </style:style>
    <style:style style:name="P13" style:family="paragraph">
      <loext:graphic-properties draw:fill="gradient" draw:fill-gradient-name="Gradient_5f_0"/>
    </style:style>
    <style:style style:name="P14" style:family="paragraph">
      <loext:graphic-properties draw:fill="solid" draw:fill-color="#ff0000"/>
    </style:style>
    <style:style style:name="P15" style:family="paragraph">
      <loext:graphic-properties draw:fill="gradient" draw:fill-gradient-name="Gradient_5f_1"/>
    </style:style>
    <style:style style:name="P16" style:family="paragraph">
      <loext:graphic-properties draw:fill="gradient" draw:fill-gradient-name="Gradient_5f_2"/>
    </style:style>
    <style:style style:name="P17" style:family="paragraph">
      <loext:graphic-properties draw:fill="solid" draw:fill-color="#005a80"/>
    </style:style>
    <style:style style:name="P18" style:family="paragraph">
      <loext:graphic-properties draw:fill="solid" draw:fill-color="#00b4ff"/>
    </style:style>
    <style:style style:name="P19" style:family="paragraph">
      <loext:graphic-properties draw:fill="solid" draw:fill-color="#000000"/>
    </style:style>
    <style:style style:name="P20" style:family="paragraph">
      <loext:graphic-properties draw:fill="solid" draw:fill-color="#dcd2b8"/>
    </style:style>
    <style:style style:name="P21" style:family="paragraph">
      <loext:graphic-properties draw:fill="gradient" draw:fill-gradient-name="Gradient_5f_3"/>
    </style:style>
    <style:style style:name="P22" style:family="paragraph">
      <loext:graphic-properties draw:fill="gradient" draw:fill-gradient-name="Gradient_5f_4"/>
    </style:style>
    <style:style style:name="P23" style:family="paragraph">
      <loext:graphic-properties draw:fill="gradient" draw:fill-gradient-name="Gradient_5f_5"/>
    </style:style>
    <style:style style:name="P24" style:family="paragraph">
      <loext:graphic-properties draw:fill="solid" draw:fill-color="#008650"/>
    </style:style>
    <style:style style:name="P25" style:family="paragraph">
      <loext:graphic-properties draw:fill="solid" draw:fill-color="#23996c"/>
    </style:style>
    <style:style style:name="P26" style:family="paragraph">
      <loext:graphic-properties draw:fill="solid" draw:fill-color="#b6decf"/>
    </style:style>
    <style:style style:name="P27" style:family="paragraph">
      <loext:graphic-properties draw:fill="solid" draw:fill-color="#00763a"/>
    </style:style>
    <style:style style:name="P28" style:family="paragraph">
      <loext:graphic-properties draw:fill="gradient" draw:fill-gradient-name="Gradient_5f_6"/>
    </style:style>
    <style:style style:name="P29" style:family="paragraph">
      <loext:graphic-properties draw:fill="gradient" draw:fill-gradient-name="Gradient_5f_7"/>
    </style:style>
    <style:style style:name="P30" style:family="paragraph">
      <loext:graphic-properties draw:fill="solid" draw:fill-color="#dddddd"/>
    </style:style>
    <style:style style:name="P31" style:family="paragraph">
      <loext:graphic-properties draw:fill="solid" draw:fill-color="#969696" draw:opacity="30%"/>
    </style:style>
    <style:style style:name="P32" style:family="paragraph">
      <loext:graphic-properties draw:fill="solid" draw:fill-color="#808080" draw:opacity="50%"/>
    </style:style>
    <style:style style:name="P33" style:family="paragraph">
      <loext:graphic-properties draw:fill="solid" draw:fill-color="#ffffff" draw:opacity="60%"/>
    </style:style>
    <style:style style:name="P34" style:family="paragraph">
      <loext:graphic-properties draw:fill="gradient" draw:fill-gradient-name="Gradient_5f_8"/>
    </style:style>
    <style:style style:name="P35" style:family="paragraph">
      <loext:graphic-properties draw:fill="gradient" draw:fill-gradient-name="Gradient_5f_9"/>
    </style:style>
    <style:style style:name="P36" style:family="paragraph">
      <loext:graphic-properties draw:fill="gradient" draw:fill-gradient-name="Gradient_5f_10"/>
    </style:style>
    <style:style style:name="P37" style:family="paragraph">
      <loext:graphic-properties draw:fill="gradient" draw:fill-gradient-name="Gradient_5f_11"/>
    </style:style>
    <style:style style:name="P38" style:family="paragraph">
      <loext:graphic-properties draw:fill="gradient" draw:fill-gradient-name="Gradient_5f_12"/>
    </style:style>
    <style:style style:name="P39" style:family="paragraph">
      <loext:graphic-properties draw:fill="gradient" draw:fill-gradient-name="Gradient_5f_13"/>
    </style:style>
    <style:style style:name="P40" style:family="paragraph">
      <loext:graphic-properties draw:fill="gradient" draw:fill-gradient-name="Gradient_5f_14"/>
    </style:style>
    <style:style style:name="P41" style:family="paragraph">
      <loext:graphic-properties draw:fill="gradient" draw:fill-gradient-name="Gradient_5f_15" draw:opacity-name="Transparency_5f_0"/>
    </style:style>
    <style:style style:name="P42" style:family="paragraph">
      <loext:graphic-properties draw:fill="solid" draw:fill-color="#9a9a9a"/>
    </style:style>
    <style:style style:name="P43" style:family="paragraph">
      <loext:graphic-properties draw:fill="gradient" draw:fill-gradient-name="Gradient_5f_16"/>
    </style:style>
    <style:style style:name="P44" style:family="paragraph">
      <loext:graphic-properties draw:fill="gradient" draw:fill-gradient-name="Gradient_5f_17"/>
    </style:style>
    <style:style style:name="P45" style:family="paragraph">
      <loext:graphic-properties draw:fill="gradient" draw:fill-gradient-name="Gradient_5f_18"/>
    </style:style>
    <style:style style:name="P46" style:family="paragraph">
      <loext:graphic-properties draw:fill="gradient" draw:fill-gradient-name="Gradient_5f_15"/>
    </style:style>
    <style:style style:name="P47" style:family="paragraph">
      <loext:graphic-properties draw:fill="gradient" draw:fill-gradient-name="Gradient_5f_19"/>
    </style:style>
    <style:style style:name="P48" style:family="paragraph">
      <loext:graphic-properties draw:fill="gradient" draw:fill-gradient-name="Gradient_5f_20"/>
    </style:style>
    <style:style style:name="P49" style:family="paragraph">
      <loext:graphic-properties draw:fill="gradient" draw:fill-gradient-name="Gradient_5f_21"/>
    </style:style>
    <style:style style:name="P50" style:family="paragraph">
      <loext:graphic-properties draw:fill="gradient" draw:fill-gradient-name="Gradient_5f_22"/>
    </style:style>
    <style:style style:name="P51" style:family="paragraph">
      <loext:graphic-properties draw:fill="gradient" draw:fill-gradient-name="Gradient_5f_23"/>
    </style:style>
    <style:style style:name="P52" style:family="paragraph">
      <loext:graphic-properties draw:fill="gradient" draw:fill-gradient-name="Gradient_5f_24"/>
    </style:style>
    <style:style style:name="P53" style:family="paragraph">
      <loext:graphic-properties draw:fill="gradient" draw:fill-gradient-name="Gradient_5f_25"/>
    </style:style>
    <style:style style:name="P54" style:family="paragraph">
      <loext:graphic-properties draw:fill="solid" draw:fill-color="#c0c0c0"/>
    </style:style>
    <style:style style:name="P55" style:family="paragraph">
      <loext:graphic-properties draw:fill="gradient" draw:fill-gradient-name="Gradient_5f_26"/>
    </style:style>
    <style:style style:name="P56" style:family="paragraph">
      <loext:graphic-properties draw:fill="solid" draw:fill-color="#00ff00" draw:opacity="70%"/>
    </style:style>
    <style:style style:name="P57" style:family="paragraph">
      <loext:graphic-properties draw:fill="solid" draw:fill-color="#c8e6da"/>
    </style:style>
    <style:style style:name="P58" style:family="paragraph">
      <loext:graphic-properties draw:fill="solid" draw:fill-color="#52b08c"/>
    </style:style>
    <style:style style:name="P59" style:family="paragraph">
      <loext:graphic-properties draw:fill="gradient" draw:fill-gradient-name="Gradient_5f_27"/>
    </style:style>
    <style:style style:name="P60" style:family="paragraph">
      <loext:graphic-properties draw:fill="solid" draw:fill-color="#e0e0e0"/>
    </style:style>
    <style:style style:name="P61" style:family="paragraph">
      <loext:graphic-properties draw:fill="gradient" draw:fill-gradient-name="Gradient_5f_28"/>
    </style:style>
    <style:style style:name="P62" style:family="paragraph">
      <loext:graphic-properties draw:fill="solid" draw:fill-color="#b3418b"/>
    </style:style>
    <style:style style:name="P63" style:family="paragraph">
      <loext:graphic-properties draw:fill="solid" draw:fill-color="#870056"/>
    </style:style>
    <style:style style:name="P64" style:family="paragraph">
      <loext:graphic-properties draw:fill="solid" draw:fill-color="#dba4c8"/>
    </style:style>
    <style:style style:name="P65" style:family="paragraph">
      <loext:graphic-properties draw:fill="gradient" draw:fill-gradient-name="Gradient_5f_29"/>
    </style:style>
    <style:style style:name="T1" style:family="text">
      <style:text-properties fo:color="#808080" loext:opacity="100%" style:font-name="Arial Narrow1" fo:font-size="10pt" fo:font-style="italic" style:font-name-asian="Arial Narrow1" style:font-size-asian="10pt" style:font-style-asian="italic" style:font-name-complex="Arial Narrow1" style:font-size-complex="10pt" style:font-style-complex="italic"/>
    </style:style>
    <style:style style:name="T2" style:family="text">
      <style:text-properties fo:color="#0000ff" loext:opacity="100%" style:font-name="Segoe1" fo:font-size="10pt" fo:font-weight="bold" style:font-name-asian="Segoe1" style:font-size-asian="10pt" style:font-weight-asian="bold" style:font-name-complex="Segoe1" style:font-size-complex="10pt" style:font-weight-complex="bold"/>
    </style:style>
    <style:style style:name="T3" style:family="text">
      <style:text-properties fo:color="#0000ff" loext:opacity="100%" style:font-name="Arial Narrow1" fo:font-size="6pt" style:font-name-asian="Arial Narrow1" style:font-size-asian="6pt" style:font-name-complex="Arial Narrow1" style:font-size-complex="6pt"/>
    </style:style>
    <style:style style:name="T4" style:family="text">
      <style:text-properties fo:color="#000000" loext:opacity="100%" style:font-name="Arial Narrow1" fo:font-size="4pt" fo:font-weight="bold" style:font-name-asian="Arial Narrow1" style:font-size-asian="4pt" style:font-weight-asian="bold" style:font-name-complex="Arial Narrow1" style:font-size-complex="4pt" style:font-weight-complex="bold"/>
    </style:style>
    <style:style style:name="T5" style:family="text">
      <style:text-properties fo:color="#ff0000" loext:opacity="100%" style:font-name="Arial Narrow1" fo:font-size="8pt" style:font-name-asian="Arial Narrow1" style:font-size-asian="8pt" style:font-name-complex="Arial Narrow1" style:font-size-complex="8pt"/>
    </style:style>
    <style:style style:name="T6" style:family="text">
      <style:text-properties fo:color="#000000" loext:opacity="100%" style:font-name="Arial Narrow1" fo:font-size="6pt" style:font-name-asian="Arial Narrow1" style:font-size-asian="6pt" style:font-name-complex="Arial Narrow1" style:font-size-complex="6pt"/>
    </style:style>
    <style:style style:name="T7" style:family="text">
      <style:text-properties fo:color="#808080" loext:opacity="100%" style:font-name="Arial Narrow1" fo:font-size="6pt" style:font-name-asian="Arial Narrow1" style:font-size-asian="6pt" style:font-name-complex="Arial Narrow1" style:font-size-complex="6pt"/>
    </style:style>
    <style:style style:name="T8" style:family="text">
      <style:text-properties fo:color="#000000" loext:opacity="100%" style:font-name="Arial Narrow1" fo:font-size="4pt" fo:font-style="italic" fo:background-color="#000000" style:font-name-asian="Arial Narrow1" style:font-size-asian="4pt" style:font-style-asian="italic" style:font-name-complex="Arial Narrow1" style:font-size-complex="4pt" style:font-style-complex="italic"/>
    </style:style>
    <style:style style:name="T9" style:family="text">
      <style:text-properties fo:color="#ff0000" loext:opacity="100%" style:font-name="Arial Narrow1" fo:font-size="6pt" fo:background-color="#ffffff" style:font-name-asian="Arial Narrow1" style:font-size-asian="6pt" style:font-name-complex="Arial Narrow1" style:font-size-complex="6pt"/>
    </style:style>
    <style:style style:name="T10" style:family="text">
      <style:text-properties fo:color="#ff0000" loext:opacity="100%" style:font-name="Arial Narrow1" fo:font-size="4pt" fo:font-weight="bold" style:font-name-asian="Arial Narrow1" style:font-size-asian="4pt" style:font-weight-asian="bold" style:font-name-complex="Arial Narrow1" style:font-size-complex="4pt" style:font-weight-complex="bold"/>
    </style:style>
    <style:style style:name="T11" style:family="text">
      <style:text-properties fo:color="#000000" loext:opacity="100%" style:font-name="Arial Narrow1" fo:font-size="8pt" fo:font-style="italic" style:font-name-asian="Arial Narrow1" style:font-size-asian="8pt" style:font-style-asian="italic" style:font-name-complex="Arial Narrow1" style:font-size-complex="8pt" style:font-style-complex="italic"/>
    </style:style>
    <style:style style:name="T12" style:family="text">
      <style:text-properties fo:color="#000000" loext:opacity="100%" style:font-name="Arial Narrow1" fo:font-size="6pt" fo:font-weight="bold" style:font-name-asian="Arial Narrow1" style:font-size-asian="6pt" style:font-weight-asian="bold" style:font-name-complex="Arial Narrow1" style:font-size-complex="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Overall Logical" draw:style-name="dp1" draw:master-page-name="PM0">
        <draw:g>
          <draw:g>
            <draw:polygon draw:style-name="gr1" draw:text-style-name="P1" draw:layer="layout" svg:width="5.832cm" svg:height="6.042cm" svg:x="1.28cm" svg:y="8.558cm" svg:viewBox="0 0 5833 6043" draw:points="1268,0 0,737 0,5983 0,6043 2,6043 5755,2690 5833,2643 1259,14">
              <text:p/>
            </draw:polygon>
            <draw:polygon draw:style-name="gr2" draw:text-style-name="P2" draw:layer="layout" svg:width="5.832cm" svg:height="6.042cm" svg:x="1.28cm" svg:y="8.558cm" svg:viewBox="0 0 5833 6043" draw:points="1268,0 0,737 0,5983 0,6043 2,6043 5755,2690 5833,2643 1259,14">
              <text:p/>
            </draw:polygon>
          </draw:g>
          <draw:frame draw:style-name="gr3" draw:text-style-name="P2" draw:layer="layout" svg:width="4.634cm" svg:height="0.595cm" draw:transform="rotate (0.523598775598299) translate (1.974cm 13.628cm)">
            <draw:text-box>
              <text:p text:style-name="P3"><text:span text:style-name="T1">Satellite Branch Office</text:span></text:p>
            </draw:text-box>
          </draw:frame>
        </draw:g>
        <draw:g>
          <draw:g>
            <draw:polygon draw:style-name="gr4" draw:text-style-name="P4" draw:layer="layout" svg:width="17.048cm" svg:height="9.681cm" svg:x="1.448cm" svg:y="10.019cm" svg:viewBox="0 0 17049 9682" draw:points="0,4823 8494,9682 17049,4881 8595,0">
              <text:p/>
            </draw:polygon>
            <draw:polygon draw:style-name="gr2" draw:text-style-name="P2" draw:layer="layout" svg:width="17.048cm" svg:height="9.681cm" svg:x="1.448cm" svg:y="10.019cm" svg:viewBox="0 0 17049 9682" draw:points="0,4823 8494,9682 17049,4881 8595,0">
              <text:p/>
            </draw:polygon>
          </draw:g>
          <draw:frame draw:style-name="gr5" draw:text-style-name="P2" draw:layer="layout" svg:width="14.792cm" svg:height="0.833cm" draw:transform="rotate (0.523598775598299) translate (7.366cm 20.483cm)">
            <draw:text-box>
              <text:p text:style-name="P3"><text:span text:style-name="T1">Perimeter</text:span></text:p>
            </draw:text-box>
          </draw:frame>
        </draw:g>
        <draw:g>
          <draw:g>
            <draw:polygon draw:style-name="gr6" draw:text-style-name="P5" draw:layer="layout" svg:width="10.458cm" svg:height="6.008cm" svg:x="16.255cm" svg:y="2.286cm" svg:viewBox="0 0 10459 6009" draw:points="0,0 10392,6009 10459,2889 5588,0">
              <text:p/>
            </draw:polygon>
            <draw:polygon draw:style-name="gr2" draw:text-style-name="P2" draw:layer="layout" svg:width="10.458cm" svg:height="6.008cm" svg:x="16.255cm" svg:y="2.286cm" svg:viewBox="0 0 10459 6009" draw:points="0,0 10392,6009 10459,2889 5588,0">
              <text:p/>
            </draw:polygon>
          </draw:g>
          <draw:frame draw:style-name="gr7" draw:text-style-name="P2" draw:layer="layout" svg:width="4.318cm" svg:height="0.508cm" svg:x="17.525cm" svg:y="2.286cm">
            <draw:text-box>
              <text:p text:style-name="P6"><text:span text:style-name="T1">Storage</text:span></text:p>
            </draw:text-box>
          </draw:frame>
        </draw:g>
        <draw:g>
          <draw:g>
            <draw:polygon draw:style-name="gr8" draw:text-style-name="P7" draw:layer="layout" svg:width="6.841cm" svg:height="3.966cm" svg:x="2.798cm" svg:y="7.079cm" svg:viewBox="0 0 6842 3967" draw:points="6837,2652 6842,2643 2264,0 0,1334 4560,3967">
              <text:p/>
            </draw:polygon>
            <draw:polygon draw:style-name="gr2" draw:text-style-name="P2" draw:layer="layout" svg:width="6.841cm" svg:height="3.966cm" svg:x="2.798cm" svg:y="7.079cm" svg:viewBox="0 0 6842 3967" draw:points="6837,2652 6842,2643 2264,0 0,1334 4560,3967">
              <text:p/>
            </draw:polygon>
          </draw:g>
          <draw:frame draw:style-name="gr9" draw:text-style-name="P2" draw:layer="layout" svg:width="2.79cm" svg:height="0.541cm" draw:transform="rotate (0.523598775598299) translate (6.965cm 10.708cm)">
            <draw:text-box>
              <text:p text:style-name="P3"><text:span text:style-name="T1">Remote Access</text:span></text:p>
            </draw:text-box>
          </draw:frame>
        </draw:g>
        <draw:g>
          <draw:g>
            <draw:polygon draw:style-name="gr10" draw:text-style-name="P8" draw:layer="layout" svg:width="17.936cm" svg:height="9.708cm" svg:x="5.322cm" svg:y="2.286cm" svg:viewBox="0 0 17937 9709" draw:points="0,4624 8764,9709 17937,4412 10426,0 8140,0">
              <text:p/>
            </draw:polygon>
            <draw:polygon draw:style-name="gr2" draw:text-style-name="P2" draw:layer="layout" svg:width="17.936cm" svg:height="9.708cm" svg:x="5.322cm" svg:y="2.286cm" svg:viewBox="0 0 17937 9709" draw:points="0,4624 8764,9709 17937,4412 10426,0 8140,0">
              <text:p/>
            </draw:polygon>
          </draw:g>
          <draw:frame draw:style-name="gr11" draw:text-style-name="P2" draw:layer="layout" svg:width="10.129cm" svg:height="0.575cm" draw:transform="rotate (0.523598775598299) translate (13.973cm 11.469cm)">
            <draw:text-box>
              <text:p text:style-name="P3"><text:span text:style-name="T1">Internal</text:span></text:p>
            </draw:text-box>
          </draw:frame>
        </draw:g>
        <draw:g>
          <draw:g>
            <draw:polygon draw:style-name="gr8" draw:text-style-name="P7" draw:layer="layout" svg:width="12.22cm" svg:height="9.281cm" svg:x="14.425cm" svg:y="6.878cm" svg:viewBox="0 0 12221 9282" draw:points="0,5358 6860,9282 12208,6156 12221,1778 9172,0">
              <text:p/>
            </draw:polygon>
            <draw:polygon draw:style-name="gr2" draw:text-style-name="P2" draw:layer="layout" svg:width="12.22cm" svg:height="9.281cm" svg:x="14.425cm" svg:y="6.878cm" svg:viewBox="0 0 12221 9282" draw:points="0,5358 6860,9282 12208,6156 12221,1778 9172,0">
              <text:p/>
            </draw:polygon>
          </draw:g>
          <draw:frame draw:style-name="gr12" draw:text-style-name="P2" draw:layer="layout" svg:width="6.23cm" svg:height="0.574cm" draw:transform="rotate (0.523598775598299) translate (21.037cm 15.749cm)">
            <draw:text-box>
              <text:p text:style-name="P3"><text:span text:style-name="T1">Internal Data and Middleware</text:span></text:p>
            </draw:text-box>
          </draw:frame>
        </draw:g>
        <draw:g>
          <draw:g>
            <draw:polygon draw:style-name="gr13" draw:text-style-name="P9" draw:layer="layout" svg:width="8.507cm" svg:height="4.911cm" svg:x="1.269cm" svg:y="15.046cm" svg:viewBox="0 0 8508 4912" draw:points="0,3113 3047,4912 8508,4912 0,0">
              <text:p/>
            </draw:polygon>
            <draw:polygon draw:style-name="gr2" draw:text-style-name="P2" draw:layer="layout" svg:width="8.507cm" svg:height="4.911cm" svg:x="1.269cm" svg:y="15.046cm" svg:viewBox="0 0 8508 4912" draw:points="0,3113 3047,4912 8508,4912 0,0">
              <text:p/>
            </draw:polygon>
          </draw:g>
          <draw:frame draw:style-name="gr14" draw:text-style-name="P2" draw:layer="layout" svg:width="4.654cm" svg:height="0.515cm" svg:x="4.744cm" svg:y="19.551cm">
            <draw:text-box>
              <text:p text:style-name="P3"><text:span text:style-name="T1">Border</text:span></text:p>
            </draw:text-box>
          </draw:frame>
        </draw:g>
        <draw:frame draw:style-name="gr15" draw:text-style-name="P2" draw:layer="layout" svg:width="11.38cm" svg:height="1.524cm" svg:x="0.635cm" svg:y="0.686cm">
          <draw:text-box>
            <text:p text:style-name="P10"><text:span text:style-name="T2">Template</text:span></text:p>
            <text:p text:style-name="P10"><text:span text:style-name="T2">Logical Architecture</text:span></text:p>
          </draw:text-box>
        </draw:frame>
        <draw:g>
          <draw:path draw:style-name="gr16" draw:text-style-name="P11" draw:layer="layout" svg:width="2.921cm" svg:height="5.436cm" svg:x="24.13cm" svg:y="15.138cm" svg:viewBox="0 0 2922 5437" svg:d="M2604 5437h1c56 0 110-15 158-42 49-28 89-68 117-117 27-48 42-102 42-158v-4803c0-56-15-110-42-158-28-49-68-89-117-117-48-27-102-42-158-42h-1-2287c-56 0-110 15-158 42-49 28-89 68-117 117-27 48-42 102-42 158v4803c0 56 15 110 42 158 28 49 68 89 117 117 48 27 102 42 158 42z">
            <text:p/>
          </draw:path>
          <draw:path draw:style-name="gr17" draw:text-style-name="P2" draw:layer="layout" svg:width="2.921cm" svg:height="5.436cm" svg:x="24.13cm" svg:y="15.138cm" svg:viewBox="0 0 2922 5437" svg:d="M2604 5437h1c56 0 110-15 158-42 49-28 89-68 117-117 27-48 42-102 42-158v-4803c0-56-15-110-42-158-28-49-68-89-117-117-48-27-102-42-158-42h-1-2287c-56 0-110 15-158 42-49 28-89 68-117 117-27 48-42 102-42 158v4803c0 56 15 110 42 158 28 49 68 89 117 117 48 27 102 42 158 42z">
            <text:p/>
          </draw:path>
        </draw:g>
        <draw:g>
          <draw:g>
            <draw:path draw:style-name="gr18" draw:text-style-name="P12" draw:layer="layout" svg:width="10.63cm" svg:height="4.844cm" svg:x="10.411cm" svg:y="15.095cm" svg:viewBox="0 0 10631 4845" svg:d="M4320 4845l6255-3597-2161-1248-8414 4839 10 6zM10624 1220l7-4-2-4z">
              <text:p/>
            </draw:path>
            <draw:path draw:style-name="gr2" draw:text-style-name="P2" draw:layer="layout" svg:width="10.63cm" svg:height="4.844cm" svg:x="10.411cm" svg:y="15.095cm" svg:viewBox="0 0 10631 4845" svg:d="M4320 4845l6255-3597-2161-1248-8414 4839 10 6zM10624 1220l7-4-2-4z">
              <text:p/>
            </draw:path>
          </draw:g>
          <draw:frame draw:style-name="gr19" draw:text-style-name="P2" draw:layer="layout" svg:width="2.405cm" svg:height="0.488cm" draw:transform="rotate (0.523598775598299) translate (16.231cm 18.544cm)">
            <draw:text-box>
              <text:p text:style-name="P3"><text:span text:style-name="T1">Corporate Clients</text:span></text:p>
            </draw:text-box>
          </draw:frame>
        </draw:g>
        <draw:g>
          <draw:path draw:style-name="gr20" draw:text-style-name="P13" draw:layer="layout" svg:width="0.746cm" svg:height="0.448cm" svg:x="24.353cm" svg:y="16.69cm" svg:viewBox="0 0 747 449" svg:d="M747 225v-1c0 40-17 79-50 113s-80 62-137 82-121 30-186 30c-66 0-130-10-187-30s-104-48-137-82-50-73-50-113c0-39 17-78 50-112s80-62 137-82c56-20 120-30 185-30 1 0 1 0 2 0 65 0 129 10 186 30s104 48 137 82 50 73 50 112z">
            <text:p/>
          </draw:path>
          <draw:path draw:style-name="gr21" draw:text-style-name="P2" draw:layer="layout" svg:width="0.746cm" svg:height="0.448cm" svg:x="24.353cm" svg:y="16.69cm" svg:viewBox="0 0 747 449" svg:d="M747 225v-1c0 40-17 79-50 113s-80 62-137 82-121 30-186 30c-66 0-130-10-187-30s-104-48-137-82-50-73-50-113c0-39 17-78 50-112s80-62 137-82c56-20 120-30 185-30 1 0 1 0 2 0 65 0 129 10 186 30s104 48 137 82 50 73 50 112z">
            <text:p/>
          </draw:path>
        </draw:g>
        <draw:g>
          <draw:polygon draw:style-name="gr22" draw:text-style-name="P14" draw:layer="layout" svg:width="0.256cm" svg:height="0.148cm" svg:x="24.727cm" svg:y="16.767cm" svg:viewBox="0 0 257 149" draw:points="257,105 257,0 75,0 149,43 0,130 32,149 182,62">
            <text:p/>
          </draw:polygon>
          <draw:polygon draw:style-name="gr23" draw:text-style-name="P2" draw:layer="layout" svg:width="0.256cm" svg:height="0.148cm" svg:x="24.727cm" svg:y="16.767cm" svg:viewBox="0 0 257 149" draw:points="257,105 257,0 75,0 149,43 0,130 32,149 182,62">
            <text:p/>
          </draw:polygon>
        </draw:g>
        <draw:g>
          <draw:polygon draw:style-name="gr22" draw:text-style-name="P14" draw:layer="layout" svg:width="0.272cm" svg:height="0.157cm" svg:x="24.455cm" svg:y="16.758cm" svg:viewBox="0 0 273 158" draw:points="273,53 257,149 91,158 166,114 0,18 32,0 198,96">
            <text:p/>
          </draw:polygon>
          <draw:polygon draw:style-name="gr23" draw:text-style-name="P2" draw:layer="layout" svg:width="0.272cm" svg:height="0.157cm" svg:x="24.455cm" svg:y="16.758cm" svg:viewBox="0 0 273 158" draw:points="273,53 257,149 91,158 166,114 0,18 32,0 198,96">
            <text:p/>
          </draw:polygon>
        </draw:g>
        <draw:g>
          <draw:polygon draw:style-name="gr22" draw:text-style-name="P14" draw:layer="layout" svg:width="0.272cm" svg:height="0.157cm" svg:x="24.727cm" svg:y="16.915cm" svg:viewBox="0 0 273 158" draw:points="0,105 16,9 182,0 107,43 273,140 241,158 75,62">
            <text:p/>
          </draw:polygon>
          <draw:polygon draw:style-name="gr23" draw:text-style-name="P2" draw:layer="layout" svg:width="0.272cm" svg:height="0.157cm" svg:x="24.727cm" svg:y="16.915cm" svg:viewBox="0 0 273 158" draw:points="0,105 16,9 182,0 107,43 273,140 241,158 75,62">
            <text:p/>
          </draw:polygon>
        </draw:g>
        <draw:g>
          <draw:polygon draw:style-name="gr22" draw:text-style-name="P14" draw:layer="layout" svg:width="0.256cm" svg:height="0.148cm" svg:x="24.471cm" svg:y="16.915cm" svg:viewBox="0 0 257 149" draw:points="0,43 0,149 182,149 107,105 257,18 225,0 75,86">
            <text:p/>
          </draw:polygon>
          <draw:polygon draw:style-name="gr23" draw:text-style-name="P2" draw:layer="layout" svg:width="0.256cm" svg:height="0.148cm" svg:x="24.471cm" svg:y="16.915cm" svg:viewBox="0 0 257 149" draw:points="0,43 0,149 182,149 107,105 257,18 225,0 75,86">
            <text:p/>
          </draw:polygon>
        </draw:g>
        <draw:g>
          <draw:path draw:style-name="gr24" draw:text-style-name="P15" draw:layer="layout" svg:width="0.747cm" svg:height="0.522cm" svg:x="24.353cm" svg:y="16.915cm" svg:viewBox="0 0 748 523" svg:d="M0 0v299c0 39 17 78 50 112s80 62 137 82 121 30 187 30 130-10 187-30 104-48 137-82 50-73 50-112v-299c0 39-17 78-50 112-33 35-80 63-137 83-57 19-121 30-187 30s-130-11-187-30c-57-20-104-48-137-83-33-34-50-73-50-112z">
            <text:p/>
          </draw:path>
          <draw:path draw:style-name="gr25" draw:text-style-name="P2" draw:layer="layout" svg:width="0.747cm" svg:height="0.522cm" svg:x="24.353cm" svg:y="16.915cm" svg:viewBox="0 0 748 523" svg:d="M0 0v299c0 39 17 78 50 112s80 62 137 82 121 30 187 30 130-10 187-30 104-48 137-82 50-73 50-112v-299c0 39-17 78-50 112-33 35-80 63-137 83-57 19-121 30-187 30s-130-11-187-30c-57-20-104-48-137-83-33-34-50-73-50-112z">
            <text:p/>
          </draw:path>
        </draw:g>
        <draw:path draw:style-name="gr26" draw:text-style-name="P2" draw:layer="layout" svg:width="0.747cm" svg:height="0.747cm" svg:x="24.353cm" svg:y="16.69cm" svg:viewBox="0 0 748 748" svg:d="M748 224c0-39-17-78-50-112s-80-62-137-82-121-30-187-30-130 10-187 30-104 48-137 82-50 73-50 112v300c0 39 17 78 50 112s80 62 137 82 121 30 187 30 130-10 187-30 104-48 137-82 50-73 50-112z">
          <text:p/>
        </draw:path>
        <draw:g>
          <draw:polygon draw:style-name="gr27" draw:text-style-name="P16" draw:layer="layout" svg:width="0.744cm" svg:height="0.351cm" svg:x="24.314cm" svg:y="16.145cm" svg:viewBox="0 0 745 352" draw:points="745,352 0,352 0,0 745,0">
            <text:p/>
          </draw:polygon>
          <draw:polygon draw:style-name="gr28" draw:text-style-name="P2" draw:layer="layout" svg:width="0.744cm" svg:height="0.351cm" svg:x="24.314cm" svg:y="16.145cm" svg:viewBox="0 0 745 352" draw:points="745,352 0,352 0,0 745,0">
            <text:p/>
          </draw:polygon>
        </draw:g>
        <draw:polygon draw:style-name="gr29" draw:text-style-name="P17" draw:layer="layout" svg:width="0.081cm" svg:height="0.413cm" svg:x="25.059cm" svg:y="16.083cm" svg:viewBox="0 0 82 414" draw:points="0,414 82,357 82,0 0,62">
          <text:p/>
        </draw:polygon>
        <draw:g>
          <draw:polygon draw:style-name="gr27" draw:text-style-name="P16" draw:layer="layout" svg:width="0.081cm" svg:height="0.413cm" svg:x="25.059cm" svg:y="16.083cm" svg:viewBox="0 0 82 414" draw:points="0,414 82,357 82,0 0,62">
            <text:p/>
          </draw:polygon>
          <draw:polygon draw:style-name="gr28" draw:text-style-name="P2" draw:layer="layout" svg:width="0.081cm" svg:height="0.413cm" svg:x="25.059cm" svg:y="16.083cm" svg:viewBox="0 0 82 414" draw:points="0,414 82,357 82,0 0,62">
            <text:p/>
          </draw:polygon>
        </draw:g>
        <draw:polygon draw:style-name="gr30" draw:text-style-name="P18" draw:layer="layout" svg:width="0.826cm" svg:height="0.062cm" svg:x="24.314cm" svg:y="16.083cm" svg:viewBox="0 0 827 63" draw:points="746,63 827,0 80,0 0,63">
          <text:p/>
        </draw:polygon>
        <draw:g>
          <draw:polygon draw:style-name="gr16" draw:text-style-name="P11" draw:layer="layout" svg:width="0.826cm" svg:height="0.062cm" svg:x="24.314cm" svg:y="16.083cm" svg:viewBox="0 0 827 63" draw:points="746,63 827,0 80,0 0,63">
            <text:p/>
          </draw:polygon>
          <draw:polygon draw:style-name="gr28" draw:text-style-name="P2" draw:layer="layout" svg:width="0.826cm" svg:height="0.062cm" svg:x="24.314cm" svg:y="16.083cm" svg:viewBox="0 0 827 63" draw:points="746,63 827,0 80,0 0,63">
            <text:p/>
          </draw:polygon>
        </draw:g>
        <draw:polygon draw:style-name="gr31" draw:text-style-name="P19" draw:layer="layout" svg:width="0.284cm" svg:height="0.062cm" svg:x="24.71cm" svg:y="16.292cm" svg:viewBox="0 0 285 63" draw:points="0,16 0,45 246,45 246,63 285,30 246,0 246,16">
          <text:p/>
        </draw:polygon>
        <draw:polygon draw:style-name="gr31" draw:text-style-name="P19" draw:layer="layout" svg:width="0.284cm" svg:height="0.062cm" svg:x="24.71cm" svg:y="16.292cm" svg:viewBox="0 0 285 63" draw:points="0,16 0,45 246,45 246,63 285,30 246,0 246,16">
          <text:p/>
        </draw:polygon>
        <draw:polygon draw:style-name="gr16" draw:text-style-name="P11" draw:layer="layout" svg:width="0.284cm" svg:height="0.062cm" svg:x="24.716cm" svg:y="16.295cm" svg:viewBox="0 0 285 63" draw:points="0,18 0,46 246,46 246,63 285,32 246,0 246,18">
          <text:p/>
        </draw:polygon>
        <draw:polygon draw:style-name="gr22" draw:text-style-name="P14" draw:layer="layout" svg:width="0.284cm" svg:height="0.062cm" svg:x="24.716cm" svg:y="16.295cm" svg:viewBox="0 0 285 63" draw:points="0,18 0,46 246,46 246,63 285,32 246,0 246,18">
          <text:p/>
        </draw:polygon>
        <draw:polygon draw:style-name="gr31" draw:text-style-name="P19" draw:layer="layout" svg:width="0.28cm" svg:height="0.062cm" svg:x="24.383cm" svg:y="16.292cm" svg:viewBox="0 0 281 63" draw:points="0,16 0,45 240,45 240,63 281,30 240,0 240,16">
          <text:p/>
        </draw:polygon>
        <draw:polygon draw:style-name="gr31" draw:text-style-name="P19" draw:layer="layout" svg:width="0.28cm" svg:height="0.062cm" svg:x="24.383cm" svg:y="16.292cm" svg:viewBox="0 0 281 63" draw:points="0,16 0,45 240,45 240,63 281,30 240,0 240,16">
          <text:p/>
        </draw:polygon>
        <draw:polygon draw:style-name="gr16" draw:text-style-name="P11" draw:layer="layout" svg:width="0.28cm" svg:height="0.062cm" svg:x="24.389cm" svg:y="16.295cm" svg:viewBox="0 0 281 63" draw:points="0,18 0,46 240,46 240,63 281,32 240,0 240,18">
          <text:p/>
        </draw:polygon>
        <draw:polygon draw:style-name="gr22" draw:text-style-name="P14" draw:layer="layout" svg:width="0.28cm" svg:height="0.062cm" svg:x="24.389cm" svg:y="16.295cm" svg:viewBox="0 0 281 63" draw:points="0,18 0,46 240,46 240,63 281,32 240,0 240,18">
          <text:p/>
        </draw:polygon>
        <draw:polygon draw:style-name="gr31" draw:text-style-name="P19" draw:layer="layout" svg:width="0.28cm" svg:height="0.062cm" svg:x="24.71cm" svg:y="16.198cm" svg:viewBox="0 0 281 63" draw:points="0,16 0,45 240,45 240,63 281,30 240,0 240,16">
          <text:p/>
        </draw:polygon>
        <draw:polygon draw:style-name="gr31" draw:text-style-name="P19" draw:layer="layout" svg:width="0.28cm" svg:height="0.062cm" svg:x="24.71cm" svg:y="16.198cm" svg:viewBox="0 0 281 63" draw:points="0,16 0,45 240,45 240,63 281,30 240,0 240,16">
          <text:p/>
        </draw:polygon>
        <draw:polygon draw:style-name="gr16" draw:text-style-name="P11" draw:layer="layout" svg:width="0.28cm" svg:height="0.062cm" svg:x="24.716cm" svg:y="16.201cm" svg:viewBox="0 0 281 63" draw:points="0,18 0,46 240,46 240,63 281,32 240,0 240,18">
          <text:p/>
        </draw:polygon>
        <draw:polygon draw:style-name="gr22" draw:text-style-name="P14" draw:layer="layout" svg:width="0.28cm" svg:height="0.062cm" svg:x="24.716cm" svg:y="16.201cm" svg:viewBox="0 0 281 63" draw:points="0,18 0,46 240,46 240,63 281,32 240,0 240,18">
          <text:p/>
        </draw:polygon>
        <draw:polygon draw:style-name="gr31" draw:text-style-name="P19" draw:layer="layout" svg:width="0.28cm" svg:height="0.062cm" svg:x="24.71cm" svg:y="16.385cm" svg:viewBox="0 0 281 63" draw:points="0,16 0,45 240,45 240,63 281,30 240,0 240,16">
          <text:p/>
        </draw:polygon>
        <draw:polygon draw:style-name="gr31" draw:text-style-name="P19" draw:layer="layout" svg:width="0.28cm" svg:height="0.062cm" svg:x="24.71cm" svg:y="16.385cm" svg:viewBox="0 0 281 63" draw:points="0,16 0,45 240,45 240,63 281,30 240,0 240,16">
          <text:p/>
        </draw:polygon>
        <draw:polygon draw:style-name="gr16" draw:text-style-name="P11" draw:layer="layout" svg:width="0.28cm" svg:height="0.062cm" svg:x="24.716cm" svg:y="16.389cm" svg:viewBox="0 0 281 63" draw:points="0,18 0,46 240,46 240,63 281,32 240,0 240,18">
          <text:p/>
        </draw:polygon>
        <draw:polygon draw:style-name="gr22" draw:text-style-name="P14" draw:layer="layout" svg:width="0.28cm" svg:height="0.062cm" svg:x="24.716cm" svg:y="16.389cm" svg:viewBox="0 0 281 63" draw:points="0,18 0,46 240,46 240,63 281,32 240,0 240,18">
          <text:p/>
        </draw:polygon>
        <draw:path draw:style-name="gr32" draw:text-style-name="P20" draw:layer="layout" svg:width="0.243cm" svg:height="0.196cm" svg:x="24.862cm" svg:y="15.755cm" svg:viewBox="0 0 244 197" svg:d="M0 183c17 9 37 14 56 14 14 0 28-2 41-7 23-8 45-18 67-30 22-13 43-27 63-44 5-3 9-7 12-12s5-10 5-16-2-11-5-16-7-9-12-12c-2-1-3-2-5-2l-91-58z">
          <text:p/>
        </draw:path>
        <draw:polygon draw:style-name="gr33" draw:text-style-name="P21" draw:layer="layout" svg:width="0.508cm" svg:height="0.711cm" svg:x="24.473cm" svg:y="15.227cm" svg:viewBox="0 0 509 712" draw:points="0,494 388,712 509,643 509,212 130,0 0,74">
          <text:p/>
        </draw:polygon>
        <draw:path draw:style-name="gr34" draw:text-style-name="P2" draw:layer="layout" svg:width="0.449cm" svg:height="0.59cm" svg:x="24.502cm" svg:y="15.319cm" svg:viewBox="0 0 450 591" svg:d="M0 0l359 201 91-51M359 201v390M0 63l359 201M0 130l359 202M0 198l359 201M0 266l359 202M0 333l359 202M184 442v47M53 368v45M119 339v46M184 310v46M53 236v46M119 207v46M53 103v47">
          <text:p/>
        </draw:path>
        <draw:polygon draw:style-name="gr35" draw:text-style-name="P2" draw:layer="layout" svg:width="0.508cm" svg:height="0.711cm" svg:x="24.473cm" svg:y="15.227cm" svg:viewBox="0 0 509 712" draw:points="0,494 388,712 509,643 509,212 130,0 0,74">
          <text:p/>
        </draw:polygon>
        <draw:g>
          <draw:polygon draw:style-name="gr20" draw:text-style-name="P13" draw:layer="layout" svg:width="0.889cm" svg:height="0.513cm" svg:x="24.282cm" svg:y="17.582cm" svg:viewBox="0 0 890 514" draw:points="444,514 890,256 444,0 0,256">
            <text:p/>
          </draw:polygon>
          <draw:polygon draw:style-name="gr21" draw:text-style-name="P2" draw:layer="layout" svg:width="0.889cm" svg:height="0.513cm" svg:x="24.282cm" svg:y="17.582cm" svg:viewBox="0 0 890 514" draw:points="444,514 890,256 444,0 0,256">
            <text:p/>
          </draw:polygon>
        </draw:g>
        <draw:g>
          <draw:polygon draw:style-name="gr36" draw:text-style-name="P22" draw:layer="layout" svg:width="0.445cm" svg:height="0.521cm" svg:x="24.727cm" svg:y="17.838cm" svg:viewBox="0 0 446 522" draw:points="0,522 446,265 446,0 0,256">
            <text:p/>
          </draw:polygon>
          <draw:polygon draw:style-name="gr21" draw:text-style-name="P2" draw:layer="layout" svg:width="0.445cm" svg:height="0.521cm" svg:x="24.727cm" svg:y="17.838cm" svg:viewBox="0 0 446 522" draw:points="0,522 446,265 446,0 0,256">
            <text:p/>
          </draw:polygon>
        </draw:g>
        <draw:g>
          <draw:polygon draw:style-name="gr37" draw:text-style-name="P23" draw:layer="layout" svg:width="0.445cm" svg:height="0.521cm" svg:x="24.282cm" svg:y="17.838cm" svg:viewBox="0 0 446 522" draw:points="0,265 446,522 446,256 0,0">
            <text:p/>
          </draw:polygon>
          <draw:polygon draw:style-name="gr25" draw:text-style-name="P2" draw:layer="layout" svg:width="0.445cm" svg:height="0.521cm" svg:x="24.282cm" svg:y="17.838cm" svg:viewBox="0 0 446 522" draw:points="0,265 446,522 446,256 0,0">
            <text:p/>
          </draw:polygon>
        </draw:g>
        <draw:polygon draw:style-name="gr26" draw:text-style-name="P2" draw:layer="layout" svg:width="0.889cm" svg:height="0.778cm" svg:x="24.282cm" svg:y="17.582cm" svg:viewBox="0 0 890 779" draw:points="0,257 0,522 444,779 890,522 890,257 444,0">
          <text:p/>
        </draw:polygon>
        <draw:g>
          <draw:polygon draw:style-name="gr22" draw:text-style-name="P14" draw:layer="layout" svg:width="0.216cm" svg:height="0.124cm" svg:x="24.755cm" svg:y="17.807cm" svg:viewBox="0 0 217 125" draw:points="217,41 204,118 72,125 131,91 0,14 25,0 157,76">
            <text:p/>
          </draw:polygon>
          <draw:polygon draw:style-name="gr23" draw:text-style-name="P2" draw:layer="layout" svg:width="0.216cm" svg:height="0.124cm" svg:x="24.755cm" svg:y="17.807cm" svg:viewBox="0 0 217 125" draw:points="217,41 204,118 72,125 131,91 0,14 25,0 157,76">
            <text:p/>
          </draw:polygon>
        </draw:g>
        <draw:g>
          <draw:polygon draw:style-name="gr22" draw:text-style-name="P14" draw:layer="layout" svg:width="0.216cm" svg:height="0.124cm" svg:x="24.659cm" svg:y="17.643cm" svg:viewBox="0 0 217 125" draw:points="0,83 12,7 144,0 85,34 217,110 191,125 60,48">
            <text:p/>
          </draw:polygon>
          <draw:polygon draw:style-name="gr23" draw:text-style-name="P2" draw:layer="layout" svg:width="0.216cm" svg:height="0.124cm" svg:x="24.659cm" svg:y="17.643cm" svg:viewBox="0 0 217 125" draw:points="0,83 12,7 144,0 85,34 217,110 191,125 60,48">
            <text:p/>
          </draw:polygon>
        </draw:g>
        <draw:g>
          <draw:polygon draw:style-name="gr22" draw:text-style-name="P14" draw:layer="layout" svg:width="0.216cm" svg:height="0.124cm" svg:x="24.58cm" svg:y="17.909cm" svg:viewBox="0 0 217 125" draw:points="217,41 204,118 72,125 131,91 0,14 25,0 157,76">
            <text:p/>
          </draw:polygon>
          <draw:polygon draw:style-name="gr23" draw:text-style-name="P2" draw:layer="layout" svg:width="0.216cm" svg:height="0.124cm" svg:x="24.58cm" svg:y="17.909cm" svg:viewBox="0 0 217 125" draw:points="217,41 204,118 72,125 131,91 0,14 25,0 157,76">
            <text:p/>
          </draw:polygon>
        </draw:g>
        <draw:g>
          <draw:polygon draw:style-name="gr22" draw:text-style-name="P14" draw:layer="layout" svg:width="0.216cm" svg:height="0.124cm" svg:x="24.481cm" svg:y="17.746cm" svg:viewBox="0 0 217 125" draw:points="0,83 12,7 144,0 85,34 217,110 191,125 60,48">
            <text:p/>
          </draw:polygon>
          <draw:polygon draw:style-name="gr23" draw:text-style-name="P2" draw:layer="layout" svg:width="0.216cm" svg:height="0.124cm" svg:x="24.481cm" svg:y="17.746cm" svg:viewBox="0 0 217 125" draw:points="0,83 12,7 144,0 85,34 217,110 191,125 60,48">
            <text:p/>
          </draw:polygon>
        </draw:g>
        <draw:line draw:style-name="gr38" draw:text-style-name="P2" draw:layer="layout" svg:x1="24.618cm" svg:y1="19.408cm" svg:x2="24.618cm" svg:y2="18.836cm">
          <text:p/>
        </draw:line>
        <draw:polygon draw:style-name="gr39" draw:text-style-name="P24" draw:layer="layout" svg:width="0.287cm" svg:height="0.277cm" svg:x="24.449cm" svg:y="19.243cm" svg:viewBox="0 0 288 278" draw:points="288,203 0,0 0,76 288,278">
          <text:p/>
        </draw:polygon>
        <draw:polygon draw:style-name="gr40" draw:text-style-name="P25" draw:layer="layout" svg:width="0.304cm" svg:height="0.289cm" svg:x="24.736cm" svg:y="19.231cm" svg:viewBox="0 0 305 290" draw:points="305,0 0,215 0,290 305,76">
          <text:p/>
        </draw:polygon>
        <draw:polygon draw:style-name="gr41" draw:text-style-name="P26" draw:layer="layout" svg:width="0.591cm" svg:height="0.417cm" svg:x="24.449cm" svg:y="19.029cm" svg:viewBox="0 0 592 418" draw:points="286,418 0,215 305,0 592,202">
          <text:p/>
        </draw:polygon>
        <draw:polygon draw:style-name="gr42" draw:text-style-name="P27" draw:layer="layout" svg:width="0.303cm" svg:height="0.319cm" svg:x="24.589cm" svg:y="19.023cm" svg:viewBox="0 0 304 320" draw:points="304,0 0,215 0,320 304,105">
          <text:p/>
        </draw:polygon>
        <draw:polygon draw:style-name="gr39" draw:text-style-name="P24" draw:layer="layout" svg:width="0.175cm" svg:height="0.229cm" svg:x="24.414cm" svg:y="19.113cm" svg:viewBox="0 0 176 230" draw:points="176,125 0,0 0,106 176,230">
          <text:p/>
        </draw:polygon>
        <draw:polygon draw:style-name="gr41" draw:text-style-name="P26" draw:layer="layout" svg:width="0.478cm" svg:height="0.339cm" svg:x="24.414cm" svg:y="18.898cm" svg:viewBox="0 0 479 340" draw:points="175,340 0,215 303,0 479,124">
          <text:p/>
        </draw:polygon>
        <draw:polygon draw:style-name="gr42" draw:text-style-name="P27" draw:layer="layout" svg:width="0.303cm" svg:height="0.319cm" svg:x="24.589cm" svg:y="18.891cm" svg:viewBox="0 0 304 320" draw:points="304,0 0,215 0,320 304,106">
          <text:p/>
        </draw:polygon>
        <draw:polygon draw:style-name="gr39" draw:text-style-name="P24" draw:layer="layout" svg:width="0.175cm" svg:height="0.229cm" svg:x="24.414cm" svg:y="18.981cm" svg:viewBox="0 0 176 230" draw:points="176,125 0,0 0,106 176,230">
          <text:p/>
        </draw:polygon>
        <draw:polygon draw:style-name="gr41" draw:text-style-name="P26" draw:layer="layout" svg:width="0.478cm" svg:height="0.339cm" svg:x="24.414cm" svg:y="18.766cm" svg:viewBox="0 0 479 340" draw:points="175,340 0,215 303,0 479,124">
          <text:p/>
        </draw:polygon>
        <draw:polygon draw:style-name="gr42" draw:text-style-name="P27" draw:layer="layout" svg:width="0.303cm" svg:height="0.32cm" svg:x="24.589cm" svg:y="18.759cm" svg:viewBox="0 0 304 321" draw:points="304,0 0,215 0,321 304,105">
          <text:p/>
        </draw:polygon>
        <draw:polygon draw:style-name="gr39" draw:text-style-name="P24" draw:layer="layout" svg:width="0.175cm" svg:height="0.229cm" svg:x="24.414cm" svg:y="18.85cm" svg:viewBox="0 0 176 230" draw:points="176,124 0,0 0,105 176,230">
          <text:p/>
        </draw:polygon>
        <draw:polygon draw:style-name="gr41" draw:text-style-name="P26" draw:layer="layout" svg:width="0.478cm" svg:height="0.338cm" svg:x="24.414cm" svg:y="18.636cm" svg:viewBox="0 0 479 339" draw:points="175,339 0,215 303,0 479,124">
          <text:p/>
        </draw:polygon>
        <draw:polygon draw:style-name="gr42" draw:text-style-name="P27" draw:layer="layout" svg:width="0.303cm" svg:height="0.32cm" svg:x="24.589cm" svg:y="18.627cm" svg:viewBox="0 0 304 321" draw:points="304,0 0,215 0,321 304,105">
          <text:p/>
        </draw:polygon>
        <draw:polygon draw:style-name="gr39" draw:text-style-name="P24" draw:layer="layout" svg:width="0.175cm" svg:height="0.229cm" svg:x="24.414cm" svg:y="18.719cm" svg:viewBox="0 0 176 230" draw:points="176,124 0,0 0,105 176,230">
          <text:p/>
        </draw:polygon>
        <draw:polygon draw:style-name="gr42" draw:text-style-name="P27" draw:layer="layout" svg:width="0.148cm" svg:height="0.604cm" svg:x="24.852cm" svg:y="18.656cm" svg:viewBox="0 0 149 605" draw:points="0,0 149,104 149,605 0,502">
          <text:p/>
        </draw:polygon>
        <draw:polygon draw:style-name="gr40" draw:text-style-name="P25" draw:layer="layout" svg:width="0.041cm" svg:height="0.529cm" svg:x="24.999cm" svg:y="18.731cm" svg:viewBox="0 0 42 530" draw:points="0,28 42,0 42,501 0,530">
          <text:p/>
        </draw:polygon>
        <draw:polygon draw:style-name="gr41" draw:text-style-name="P26" draw:layer="layout" svg:width="0.626cm" svg:height="0.339cm" svg:x="24.414cm" svg:y="18.504cm" svg:viewBox="0 0 627 340" draw:points="627,228 302,0 0,215 175,340 438,152 586,257">
          <text:p/>
        </draw:polygon>
        <draw:polygon draw:style-name="gr39" draw:text-style-name="P24" draw:layer="layout" svg:width="0.29cm" svg:height="0.219cm" svg:x="24.617cm" svg:y="19.156cm" svg:viewBox="0 0 291 220" draw:points="291,0 0,83 0,188 77,220 163,220 241,188 268,163 284,135 290,105 291,105">
          <text:p/>
        </draw:polygon>
        <draw:polygon draw:style-name="gr41" draw:text-style-name="P26" draw:layer="layout" svg:width="0.284cm" svg:height="0.2cm" svg:x="24.617cm" svg:y="19.069cm" svg:viewBox="0 0 285 201" draw:points="240,0 0,170 76,201 163,201 240,170 285,115 285,53">
          <text:p/>
        </draw:polygon>
        <draw:polygon draw:style-name="gr39" draw:text-style-name="P24" draw:layer="layout" svg:width="0.29cm" svg:height="0.219cm" svg:x="24.617cm" svg:y="19.024cm" svg:viewBox="0 0 291 220" draw:points="291,0 0,83 0,188 77,220 163,220 241,188 268,163 284,135 290,105 291,105">
          <text:p/>
        </draw:polygon>
        <draw:polygon draw:style-name="gr41" draw:text-style-name="P26" draw:layer="layout" svg:width="0.284cm" svg:height="0.2cm" svg:x="24.617cm" svg:y="18.937cm" svg:viewBox="0 0 285 201" draw:points="240,0 0,170 76,201 163,201 240,170 285,116 285,55">
          <text:p/>
        </draw:polygon>
        <draw:polygon draw:style-name="gr39" draw:text-style-name="P24" draw:layer="layout" svg:width="0.29cm" svg:height="0.219cm" svg:x="24.617cm" svg:y="18.892cm" svg:viewBox="0 0 291 220" draw:points="291,0 0,83 0,190 77,220 163,220 241,190 268,163 284,135 290,105 291,105">
          <text:p/>
        </draw:polygon>
        <draw:polygon draw:style-name="gr41" draw:text-style-name="P26" draw:layer="layout" svg:width="0.284cm" svg:height="0.201cm" svg:x="24.617cm" svg:y="18.805cm" svg:viewBox="0 0 285 202" draw:points="240,0 0,170 76,202 163,202 240,170 285,116 285,55">
          <text:p/>
        </draw:polygon>
        <draw:polygon draw:style-name="gr39" draw:text-style-name="P24" draw:layer="layout" svg:width="0.29cm" svg:height="0.219cm" svg:x="24.617cm" svg:y="18.76cm" svg:viewBox="0 0 291 220" draw:points="291,0 0,83 0,190 77,220 163,220 241,190 268,163 284,135 290,106 291,106">
          <text:p/>
        </draw:polygon>
        <draw:polygon draw:style-name="gr41" draw:text-style-name="P26" draw:layer="layout" svg:width="0.284cm" svg:height="0.2cm" svg:x="24.617cm" svg:y="18.675cm" svg:viewBox="0 0 285 201" draw:points="240,0 0,169 76,201 163,201 240,169 285,115 285,53">
          <text:p/>
        </draw:polygon>
        <draw:frame draw:style-name="gr43" draw:text-style-name="P2" draw:layer="layout" svg:width="1.524cm" svg:height="0.483cm" svg:x="25.298cm" svg:y="15.342cm">
          <draw:text-box>
            <text:p text:style-name="P6"><text:span text:style-name="T3">Firewall</text:span></text:p>
          </draw:text-box>
        </draw:frame>
        <draw:frame draw:style-name="gr43" draw:text-style-name="P2" draw:layer="layout" svg:width="1.524cm" svg:height="0.483cm" svg:x="25.349cm" svg:y="16.048cm">
          <draw:text-box>
            <text:p text:style-name="P6"><text:span text:style-name="T3">Load-Balancing</text:span></text:p>
          </draw:text-box>
        </draw:frame>
        <draw:frame draw:style-name="gr43" draw:text-style-name="P2" draw:layer="layout" svg:width="1.524cm" svg:height="0.483cm" svg:x="25.324cm" svg:y="16.823cm">
          <draw:text-box>
            <text:p text:style-name="P6"><text:span text:style-name="T3">Layer 3 Routing</text:span></text:p>
          </draw:text-box>
        </draw:frame>
        <draw:frame draw:style-name="gr43" draw:text-style-name="P2" draw:layer="layout" svg:width="1.524cm" svg:height="0.483cm" svg:x="25.349cm" svg:y="17.729cm">
          <draw:text-box>
            <text:p text:style-name="P6"><text:span text:style-name="T3">Layer 2 Switching</text:span></text:p>
          </draw:text-box>
        </draw:frame>
        <draw:frame draw:style-name="gr43" draw:text-style-name="P2" draw:layer="layout" svg:width="1.524cm" svg:height="0.483cm" svg:x="25.248cm" svg:y="18.771cm">
          <draw:text-box>
            <text:p text:style-name="P6"><text:span text:style-name="T3">Storage Device</text:span></text:p>
          </draw:text-box>
        </draw:frame>
        <draw:g>
          <draw:g>
            <draw:polygon draw:style-name="gr16" draw:text-style-name="P11" draw:layer="layout" svg:width="4.416cm" svg:height="2.451cm" svg:x="5.4cm" svg:y="15.331cm" svg:viewBox="0 0 4417 2452" draw:points="4417,0 0,2452">
              <text:p/>
            </draw:polygon>
            <draw:path draw:style-name="gr25" draw:text-style-name="P2" draw:layer="layout" svg:width="9.271cm" svg:height="3.901cm" svg:x="2.032cm" svg:y="15.331cm" svg:viewBox="0 0 9272 3902" svg:d="M2012 1669l2989 1727M7773 10l-4401 2444 134 78M0 2729l1961-1089 1545 892M7784 0l-4416 2452zM9272 1180l-4133 2295-1633-943M1981 3902l1986-1104-461-266">
              <text:p/>
            </draw:path>
          </draw:g>
          <draw:frame draw:style-name="gr44" draw:text-style-name="P2" draw:layer="layout" svg:width="3.451cm" svg:height="0.194cm" draw:transform="rotate (-0.523598775598299) translate (4.092cm 16.916cm)">
            <draw:text-box>
              <text:p text:style-name="P3"><text:span text:style-name="T4">Perimeter Front Outbound</text:span></text:p>
            </draw:text-box>
          </draw:frame>
        </draw:g>
        <draw:line draw:style-name="gr25" draw:text-style-name="P2" draw:layer="layout" svg:x1="9.816cm" svg:y1="15.331cm" svg:x2="11.527cm" svg:y2="16.319cm">
          <text:p/>
        </draw:line>
        <draw:path draw:style-name="gr23" draw:text-style-name="P2" draw:layer="layout" svg:width="1.151cm" svg:height="0.76cm" svg:x="1.442cm" svg:y="6.48cm" svg:viewBox="0 0 1152 761" svg:d="M599 761l92-415M138 669l553-323M1060 761l-369-415M783 208l-92 138M1152 0l-461 346M876 115l-185 231M375 57l316 289M0 346h691">
          <text:p/>
        </draw:path>
        <draw:path draw:style-name="gr45" draw:text-style-name="P28" draw:layer="layout" svg:width="1.844cm" svg:height="1.384cm" svg:x="1.212cm" svg:y="6.135cm" svg:viewBox="0 0 1845 1385" svg:d="M124 650c6-38 16-75 31-108 23-54 57-98 97-128 40-31 86-47 133-47 46 0 92 16 132 47 3 1 5 3 8 5 4-21 10-41 18-60 16-37 40-68 68-90 28-21 59-32 92-32 32 0 64 11 92 32 21 16 39 38 54 63-6-18-10-38-10-58 0-25 5-48 14-70 10-21 23-38 39-51 16-12 34-18 52-18 19 0 37 6 53 18 8 7 16 14 22 23 7-6 14-12 21-18 33-26 71-39 110-39 27 0 55 7 80 20 4-14 8-28 14-41 13-30 31-54 54-72 22-17 48-26 73-26 26 0 52 9 74 26 22 18 41 42 54 72 6 14 11 30 15 47 13-4 26-6 40-6 33 0 66 12 94 34 29 22 53 53 70 91 16 39 25 82 25 126 0 31-4 62-13 91 1 0 1 0 2 0 20 0 39 7 56 20 18 14 32 33 42 55 10 23 15 49 15 75 0 27-5 53-15 75-10 23-24 42-42 55 0 1-1 1-1 2 2 18 4 37 4 56 0 55-11 110-32 157-21 48-51 88-87 116-37 27-78 42-119 42-14 0-27-1-39-4-1 3-2 7-3 10-7 21-18 39-33 53-14 13-31 21-49 23s-36-2-53-12c-15-10-29-23-40-40-10 29-26 55-45 76-25 26-55 43-88 49-32 6-66 0-98-15-16 10-34 17-52 23-45 14-91 15-135 3-4-1-8-3-12-4-13 16-28 30-44 42-40 30-86 47-132 47-47 0-93-17-133-47-30-23-56-54-77-90-6 7-11 12-18 17-13 10-27 15-43 15-15 0-30-5-43-15s-24-24-31-42c-8-17-12-37-12-57 0-2 0-3 0-5-26 17-55 25-85 25-35 0-69-12-99-35-29-22-53-53-70-90-14-5-27-12-39-22-25-18-45-45-59-77s-21-69-21-106 7-73 21-105 34-59 59-77c14-11 29-19 44-24z">
          <text:p/>
        </draw:path>
        <draw:path draw:style-name="gr46" draw:text-style-name="P29" draw:layer="layout" svg:width="1.403cm" svg:height="0.611cm" svg:x="1.318cm" svg:y="6.632cm" svg:viewBox="0 0 1404 612" svg:d="M95 288c4-17 12-33 23-48 18-23 43-43 74-56 31-14 65-21 101-21 35 0 70 7 100 21 2 1 5 2 7 3 3-10 8-19 14-28 12-16 30-30 51-39 22-10 46-15 71-15 24 0 48 5 70 15 16 7 30 16 41 27-4-7-6-15-6-22 0-11 4-22 11-31s17-17 29-22c12-6 26-9 40-9s28 3 40 9c5 2 10 4 14 7 5-3 10-5 16-8 25-11 54-17 84-17 21 0 42 3 61 9 3-7 7-14 11-20 10-13 24-24 41-31 17-8 36-12 56-12 19 0 38 4 55 12 17 7 31 18 41 31 5 7 9 14 12 22 10-2 20-2 31-2 25 0 50 5 71 14 22 10 40 24 53 41 12 17 19 36 19 55 0 14-3 28-10 41 1 0 1 0 2 0 15 0 30 3 43 9 13 5 24 14 31 24 8 10 12 21 12 33s-4 23-12 33c-7 10-18 18-31 24-1 1-1 1-2 1 2 8 3 17 3 25 0 24-8 48-24 69s-39 39-67 51c-27 12-59 18-90 18-10 0-20 0-29-1-8 9-18 16-31 21-13 7-29 10-45 10-15 0-31-3-45-10-13-6-25-14-33-25-2-2-3-5-5-7-2 4-5 9-8 13-12 15-28 28-48 37-20 8-43 13-66 13s-45-5-65-13c-20-9-37-22-48-37-7-9-12-19-15-29 0 25-9 50-25 72-8 10-17 19-28 28-10 7-22 13-34 19-31 13-65 20-101 20-35 0-70-7-100-20-23-10-43-24-59-40-4 3-9 6-14 8-10 4-21 7-33 7-11 0-22-3-32-7-10-5-18-11-24-18-6-8-9-17-9-26 0 0 0-1 0-2-20 7-42 11-64 11-26 0-53-6-76-16-21-9-40-23-53-39-11-3-21-6-31-10-18-8-33-20-44-34s-16-31-16-47 5-32 16-47c11-14 26-26 44-34 11-5 23-8 35-10z">
          <text:p/>
        </draw:path>
        <draw:path draw:style-name="gr46" draw:text-style-name="P29" draw:layer="layout" svg:width="0.711cm" svg:height="0.613cm" svg:x="2.087cm" svg:y="6.218cm" svg:viewBox="0 0 712 614" svg:d="M47 290c2-17 6-33 12-47 9-24 22-43 37-57 16-14 34-21 51-21 18 0 36 7 52 21 1 1 2 2 3 3 1-10 4-19 7-28 6-16 15-29 26-39 11-9 23-14 36-14 12 0 24 5 35 14 8 7 15 16 21 27-2-8-4-16-4-25 0-11 2-21 6-31 3-9 8-17 14-22s13-8 20-8 14 3 20 8c4 3 7 6 9 10 3-3 5-5 8-8 13-11 28-17 43-17 11 0 21 3 31 9 2-8 4-15 6-22 5-13 12-24 21-31 8-8 18-12 28-12s19 4 28 12c8 7 16 18 20 31 3 8 5 16 7 24 5-2 10-3 16-3 12 0 25 5 36 15s20 24 26 41c7 16 10 35 10 55 0 14-2 28-5 41h1c8 0 15 3 22 9 7 5 12 14 16 24s6 21 6 33c0 11-2 23-6 33s-9 18-16 24c0 1-1 1-1 1 1 8 1 17 1 25 0 25-4 48-12 69s-19 39-33 51-30 19-46 19c-5 0-10-1-15-2-4 8-9 15-15 20-7 7-15 10-23 10-9 0-16-3-23-10-7-6-13-14-17-25-1-2-2-4-3-6-1 5-3 11-5 16-5 15-14 28-24 36-10 9-21 14-33 14-11 0-23-5-33-14-10-8-18-21-24-36-4-10-7-21-8-32 0 25-4 50-13 71-4 11-8 20-14 29-5 7-11 13-17 19-16 13-33 20-51 20s-36-7-51-20c-12-11-22-24-30-40-2 3-5 5-7 7-5 5-11 7-17 7-5 0-11-2-16-7-5-4-9-10-12-18s-5-16-5-25c0-1 0-2 0-2-10 7-21 11-32 11-13 0-26-6-38-16-11-9-20-23-27-39-5-3-11-6-16-10-9-8-17-20-22-34-6-15-8-31-8-47s2-33 8-47c5-14 13-26 22-34 5-5 11-8 17-10z">
          <text:p/>
        </draw:path>
        <draw:g>
          <draw:path draw:style-name="gr46" draw:text-style-name="P29" draw:layer="layout" svg:width="0.694cm" svg:height="0.361cm" svg:x="2.248cm" svg:y="6.784cm" svg:viewBox="0 0 695 362" svg:d="M49 170c2-10 6-20 12-29 8-14 21-25 36-33s32-12 50-12c17 0 34 4 49 12 1 0 2 1 4 2 1-6 4-12 7-17 6-10 15-18 25-23 11-6 23-9 35-9s24 3 34 9c8 4 15 10 21 16-2-4-3-9-3-14 0-6 2-12 5-18 3-5 8-10 14-13s13-5 20-5 14 2 19 5c3 1 6 3 8 5 3-2 6-3 9-5 12-7 26-10 41-10 10 0 21 2 30 5 2-4 3-7 5-11 5-7 12-14 21-18 8-4 18-7 27-7 10 0 19 3 28 7 8 4 15 11 20 18 2 4 4 9 6 13 5-1 10-1 15-1 13 0 25 3 36 8 10 6 19 14 25 24s10 21 10 33c0 8-2 16-5 24 8 0 15 2 21 5 7 3 12 8 16 14 3 6 5 13 5 20s-2 14-5 20c-4 5-9 10-16 14 1 5 2 10 2 15 0 15-5 29-12 41-8 12-20 23-33 30-14 7-29 11-45 11-5 0-10-1-14-1-4 5-9 10-16 14-6 3-14 5-22 5s-15-2-22-5c-7-4-12-9-16-16-1-1-2-3-3-4-1 3-3 7-5 10-6 9-14 17-23 22-10 5-21 8-32 8-12 0-23-3-33-8-9-5-17-13-23-22-4-6-7-13-8-20 0 15-4 29-12 42-4 6-9 12-14 17-5 4-11 8-17 11-15 8-32 13-50 13-17 0-34-5-49-13-12-6-22-14-29-23-2 1-4 3-7 4-4 3-10 4-16 4-5 0-11-1-16-4s-9-6-11-11c-3-4-5-9-5-14 0-1 0-2 0-2-10 4-21 7-32 7-13 0-26-3-37-9s-20-15-27-24c-6-2-12-4-17-7-9-4-17-11-22-19-5-9-8-18-8-28 0-9 3-18 8-27 5-8 13-15 22-20 6-3 12-5 19-6z">
            <text:p/>
          </draw:path>
          <draw:frame draw:style-name="gr47" draw:text-style-name="P2" draw:layer="layout" svg:width="1.842cm" svg:height="1.381cm" svg:x="1.212cm" svg:y="6.135cm">
            <draw:text-box>
              <text:p text:style-name="P3"><text:span text:style-name="T5">Internet</text:span></text:p>
            </draw:text-box>
          </draw:frame>
        </draw:g>
        <draw:path draw:style-name="gr23" draw:text-style-name="P2" draw:layer="layout" svg:width="0.794cm" svg:height="0.699cm" svg:x="1.428cm" svg:y="19.549cm" svg:viewBox="0 0 795 700" svg:d="M413 700l64-382M95 615l382-297M732 700l-255-382M540 191l-63 127M795 0l-318 318M605 105l-128 213M258 52l219 266M0 318h477">
          <text:p/>
        </draw:path>
        <draw:path draw:style-name="gr45" draw:text-style-name="P28" draw:layer="layout" svg:width="1.273cm" svg:height="1.271cm" svg:x="1.269cm" svg:y="19.231cm" svg:viewBox="0 0 1274 1272" svg:d="M87 596c4-35 11-69 21-100 16-49 39-90 67-118s59-43 91-43 64 15 91 43c2 2 4 4 7 7 2-20 7-39 13-57 11-34 27-62 46-82s41-30 64-30c22 0 44 10 63 30 15 15 28 35 38 58-5-17-7-36-7-55 0-23 3-45 9-65 7-19 16-35 27-47 11-11 23-17 36-17 12 0 25 6 36 17 6 7 11 14 16 23 5-6 10-11 15-16 23-24 49-36 76-36 19 0 38 6 55 18 3-13 6-25 9-37 9-27 22-49 37-65 16-16 33-24 51-24s35 8 51 24c15 16 28 38 37 65 4 14 7 28 10 43 9-4 19-6 29-6 23 0 45 11 65 31s36 49 48 85c11 35 17 74 17 115 0 29-3 58-9 85 14 0 28 6 39 18 12 12 22 30 29 51s10 45 10 69-3 48-10 69-17 38-29 51c2 17 3 34 3 51 0 51-8 101-22 146-15 44-36 80-61 106-25 25-53 39-82 39-9 0-18-2-27-4-1 5-2 10-4 14-5 20-13 36-23 47-11 12-23 18-35 19-12 0-25-5-36-15-10-8-18-20-25-34-8 33-22 61-39 82-18 21-40 34-63 36-19 1-38-4-57-16-1 1-2 2-3 3-30 21-62 31-93 28-14-1-28-5-41-11-9 14-19 27-30 38-28 28-59 43-92 43-32 0-63-15-91-43-21-21-39-49-53-82-4 7-8 12-13 17-9 9-19 14-30 14-10 0-20-5-29-14s-17-22-22-38-8-34-8-53c0-2 0-4 0-6-18 15-38 23-58 23-24 0-48-12-69-33-19-20-36-48-48-82-10-5-20-12-29-21-16-17-30-41-40-71s-15-63-15-97 5-68 15-97c10-30 24-54 40-71 10-11 21-18 32-22z">
          <text:p/>
        </draw:path>
        <draw:path draw:style-name="gr46" draw:text-style-name="P29" draw:layer="layout" svg:width="0.973cm" svg:height="0.559cm" svg:x="1.343cm" svg:y="19.689cm" svg:viewBox="0 0 974 560" svg:d="M69 262c3-16 8-31 16-44 12-22 30-40 51-52 21-13 45-19 69-19s48 6 69 19c1 1 3 2 4 3 2-9 6-18 10-26 9-15 21-27 35-36 15-9 32-13 48-13 17 0 34 4 49 13 11 7 21 16 28 26-3-7-5-15-5-23 0-10 3-20 8-28 5-9 11-16 20-21 8-5 18-7 27-7 10 0 20 2 28 7 4 3 8 6 12 9 3-2 7-5 11-7 17-11 37-16 57-16 15 0 29 3 43 8 1-6 4-11 7-16 6-12 16-22 28-29s25-10 38-10c14 0 27 3 39 10s21 17 28 29c4 5 6 12 8 18 7-1 14-2 22-2 17 0 34 4 49 13 16 9 28 22 37 37 8 16 13 33 13 51 0 13-2 26-7 38 1 0 2 0 3 0 11 0 21 2 30 8 9 5 16 13 22 22 5 9 8 19 8 30 0 10-3 21-8 30-6 9-13 17-22 22-1 1-3 1-4 2 1 8 2 15 2 23 0 22-6 44-17 64-11 19-27 35-46 46s-40 17-62 17c-7 0-14 0-20-1-5 8-12 14-21 19-9 6-20 9-31 9-10 0-21-3-31-9-9-5-17-14-22-23-1-2-2-4-3-6-2 5-4 9-7 14-8 14-19 26-33 34s-29 12-45 12-31-4-45-12-25-20-33-34c-5-9-9-19-10-29 0 23-6 45-18 65-5 10-12 19-20 27-7 6-14 12-22 17-21 12-45 19-70 19-24 0-48-7-69-19-16-9-30-22-41-36-3 3-6 5-9 7-7 4-15 7-23 7s-16-3-22-7c-7-4-13-9-17-16-4-8-6-15-6-24 0 0 0-1 0-2-14 6-29 10-44 10-19 0-37-5-52-14s-28-22-37-36c-9-2-17-6-25-10-12-8-23-18-30-31s-11-28-11-43 4-30 11-43 18-23 30-31c9-5 18-8 28-10z">
          <text:p/>
        </draw:path>
        <draw:path draw:style-name="gr46" draw:text-style-name="P29" draw:layer="layout" svg:width="0.494cm" svg:height="0.561cm" svg:x="1.873cm" svg:y="19.308cm" svg:viewBox="0 0 495 562" svg:d="M35 263c2-16 4-31 8-45 7-22 15-40 26-52 11-13 23-19 35-19 13 0 25 6 35 19 1 1 3 2 4 4 1-9 2-17 4-24 5-15 11-28 18-37 8-8 16-13 25-13s17 5 25 13c5 7 10 15 14 25 0-1-1-2-1-3-2-8-4-18-4-28s2-20 4-28c2-9 6-16 10-21s9-8 14-8c4 0 9 3 13 8 4 4 7 10 9 17 2-2 4-5 6-7 9-11 19-16 29-16 7 0 15 3 21 8 1-6 2-11 4-16 3-12 8-22 14-29s13-11 20-11 13 4 19 11 11 17 15 29c1 5 3 12 4 18 3-1 7-2 10-2 9 0 18 5 25 14 8 8 14 21 19 37 4 15 6 33 6 50 0 13-1 26-3 38 1 0 1 0 2 0 5 0 10 2 15 8 5 5 8 13 11 22s4 19 4 30c0 10-1 21-4 30s-6 17-11 22c-1 1-1 1-2 2 1 8 1 15 1 23 0 22-3 44-9 64-5 19-13 35-23 46-9 11-20 17-31 17-4 0-7 0-10-1-3 9-7 16-11 21-5 6-10 9-16 9-5 0-11-3-15-9-5-6-9-14-12-23 0-3-1-6-2-8-1 5-2 11-3 16-4 14-10 26-17 34s-14 12-22 12-16-4-23-12-13-20-16-34c-3-10-5-20-6-31 0 22-3 45-9 65-3 10-6 19-10 27-4 7-8 13-12 18-11 13-23 19-35 19-13 0-25-6-36-19-8-9-15-22-20-37-2 3-4 6-6 8-3 4-7 6-11 6-3 0-7-2-11-6-3-4-6-10-8-17s-3-15-3-23c0-1 0-2 0-3-7 7-15 11-23 11-9 0-18-5-26-14s-14-22-19-37c-4-2-9-6-13-10-6-8-11-18-15-31s-6-28-6-43 2-30 6-43 9-23 15-31c5-5 9-8 14-10z">
          <text:p/>
        </draw:path>
        <draw:g>
          <draw:path draw:style-name="gr46" draw:text-style-name="P29" draw:layer="layout" svg:width="0.481cm" svg:height="0.331cm" svg:x="1.984cm" svg:y="19.829cm" svg:viewBox="0 0 482 332" svg:d="M34 155c1-9 4-18 8-26 6-13 15-24 25-31s22-11 34-11 24 4 34 11c1 1 2 1 2 2 1-6 3-12 5-17 5-9 11-16 18-21s15-8 23-8 17 3 24 8c6 4 11 10 14 16-1-4-2-9-2-14 0-6 1-12 3-17 3-5 6-9 10-12s9-4 14-4 9 1 13 4c3 2 5 4 7 6 1-1 3-3 5-4 9-6 19-10 29-10 7 0 14 2 21 5 1-3 2-6 3-9 3-7 8-13 14-17s12-6 19-6 13 2 19 6 11 10 14 17c2 3 3 7 4 11 4-1 8-2 12-2 8 0 16 3 24 8 7 6 13 13 17 22s7 19 7 30c0 8-2 15-4 23 1 0 2 0 2 0 6 0 11 1 15 4s8 8 11 13c2 6 4 12 4 18s-2 12-4 17c-3 6-7 10-11 13-1 1-2 2-3 2 1 5 1 9 1 14 0 13-3 26-8 38-6 11-13 21-23 28-9 6-19 10-30 10-3 0-7-1-10-1-3 5-7 10-11 13-5 3-10 5-15 5s-11-2-15-5c-5-3-8-8-11-14-1-1-2-3-2-5-1 3-2 6-4 9-4 8-9 15-16 20s-14 7-22 7-15-2-22-7-12-12-16-20c-3-6-5-12-5-18 0 13-3 27-9 38-3 6-6 11-10 16-3 4-7 8-11 11-11 7-23 11-34 11-12 0-24-4-35-11-7-6-14-13-20-22-1 2-3 3-5 5-3 2-7 3-11 3s-8-1-11-3c-3-3-6-6-8-10s-3-9-3-14c0-1 0-1 0-2-7 4-14 6-22 6-9 0-18-3-26-8-7-6-13-13-18-22-4-2-8-3-11-6-7-4-12-11-15-18-4-8-6-17-6-26 0-8 2-17 6-25 3-7 8-14 15-18 4-3 8-5 13-6z">
            <text:p/>
          </draw:path>
          <draw:frame draw:style-name="gr48" draw:text-style-name="P2" draw:layer="layout" svg:width="1.27cm" svg:height="1.27cm" svg:x="1.269cm" svg:y="19.231cm">
            <draw:text-box>
              <text:p text:style-name="P3"><text:span text:style-name="T5">Internet</text:span></text:p>
            </draw:text-box>
          </draw:frame>
        </draw:g>
        <draw:g>
          <draw:g>
            <draw:polygon draw:style-name="gr16" draw:text-style-name="P11" draw:layer="layout" svg:width="0.708cm" svg:height="0.393cm" svg:x="10.037cm" svg:y="7.418cm" svg:viewBox="0 0 709 394" draw:points="709,0 0,394">
              <text:p/>
            </draw:polygon>
            <draw:path draw:style-name="gr25" draw:text-style-name="P2" draw:layer="layout" svg:width="3.729cm" svg:height="2.236cm" svg:x="8.031cm" svg:y="6.26cm" svg:viewBox="0 0 3730 2237" svg:d="M106 454l3088 1783M3730 1745l-707 393-1373-792M2688 1157l-696 386-342-197M707 0l-707 392 1650 954M2714 1158l-708 393zM1739 595l-708 393 619 358">
              <text:p/>
            </draw:path>
          </draw:g>
          <draw:frame draw:style-name="gr44" draw:text-style-name="P2" draw:layer="layout" svg:width="3.941cm" svg:height="0.194cm" draw:transform="rotate (-0.523598775598299) translate (7.859cm 6.443cm)">
            <draw:text-box>
              <text:p text:style-name="P3"><text:span text:style-name="T4">Internal Management</text:span></text:p>
            </draw:text-box>
          </draw:frame>
        </draw:g>
        <draw:line draw:style-name="gr49" draw:text-style-name="P2" draw:layer="layout" svg:x1="20.629cm" svg:y1="3.623cm" svg:x2="21.473cm" svg:y2="3.135cm">
          <text:p/>
        </draw:line>
        <draw:line draw:style-name="gr49" draw:text-style-name="P2" draw:layer="layout" svg:x1="24.197cm" svg:y1="5.847cm" svg:x2="22.89cm" svg:y2="3.899cm">
          <text:p/>
        </draw:line>
        <draw:line draw:style-name="gr49" draw:text-style-name="P2" draw:layer="layout" svg:x1="24.197cm" svg:y1="5.848cm" svg:x2="25.098cm" svg:y2="5.28cm">
          <text:p/>
        </draw:line>
        <draw:line draw:style-name="gr49" draw:text-style-name="P2" draw:layer="layout" svg:x1="21.971cm" svg:y1="4.441cm" svg:x2="22.891cm" svg:y2="3.899cm">
          <text:p/>
        </draw:line>
        <draw:line draw:style-name="gr49" draw:text-style-name="P2" draw:layer="layout" svg:x1="21.971cm" svg:y1="4.44cm" svg:x2="25.05cm" svg:y2="5.173cm">
          <text:p/>
        </draw:line>
        <draw:path draw:style-name="gr25" draw:text-style-name="P2" draw:layer="layout" svg:width="2.874cm" svg:height="3.143cm" svg:x="12.202cm" svg:y="7.991cm" svg:viewBox="0 0 2875 3144" svg:d="M1104 2233l1578 911M2875 0l-2875 1596 1892 1092">
          <text:p/>
        </draw:path>
        <draw:g>
          <draw:g>
            <draw:polygon draw:style-name="gr16" draw:text-style-name="P11" draw:layer="layout" svg:width="1.287cm" svg:height="0.715cm" svg:x="22.174cm" svg:y="11.122cm" svg:viewBox="0 0 1288 716" draw:points="0,716 1288,0">
              <text:p/>
            </draw:polygon>
            <draw:path draw:style-name="gr25" draw:text-style-name="P2" draw:layer="layout" svg:width="3.382cm" svg:height="2.998cm" svg:x="22.174cm" svg:y="11.109cm" svg:viewBox="0 0 3383 2999" svg:d="M1265 0l1923 1110M183 2999l3200-1776-1157-669M0 727l1288-715zM1347 1083l914-508-35-21">
              <text:p/>
            </draw:path>
          </draw:g>
          <draw:frame draw:style-name="gr44" draw:text-style-name="P2" draw:layer="layout" svg:width="2.219cm" svg:height="0.194cm" draw:transform="rotate (-0.523598775598299) translate (23.487cm 11.026cm)">
            <draw:text-box>
              <text:p text:style-name="P3"><text:span text:style-name="T4">Internal Backend</text:span></text:p>
            </draw:text-box>
          </draw:frame>
        </draw:g>
        <draw:path draw:style-name="gr25" draw:text-style-name="P2" draw:layer="layout" svg:width="2.849cm" svg:height="1.66cm" svg:x="2.484cm" svg:y="10.367cm" svg:viewBox="0 0 2850 1661" svg:d="M990 494l492-285M2037 1115l-1081-602 280-161M2850 557l-1004-557-610 352M1072 1661l-1072-595 1236-714">
          <text:p/>
        </draw:path>
        <draw:line draw:style-name="gr25" draw:text-style-name="P2" draw:layer="layout" svg:x1="1.983cm" svg:y1="12.953cm" svg:x2="1.983cm" svg:y2="10.871cm">
          <text:p/>
        </draw:line>
        <draw:path draw:style-name="gr25" draw:text-style-name="P2" draw:layer="layout" svg:width="4.587cm" svg:height="3.12cm" svg:x="10.374cm" svg:y="8.497cm" svg:viewBox="0 0 4588 3121" svg:d="M124 543l4464 2578M849 0l-849 471 2356 1361">
          <text:p/>
        </draw:path>
        <draw:g>
          <draw:path draw:style-name="gr50" draw:text-style-name="P2" draw:layer="layout" svg:width="4.432cm" svg:height="3.785cm" svg:x="10.592cm" svg:y="11.989cm" svg:viewBox="0 0 4433 3786" svg:d="M2620 1865l245 141M0 3786l3032-1684-289-166M4433 0l-2572 1427 882 509">
            <text:p/>
          </draw:path>
          <draw:frame draw:style-name="gr51" draw:text-style-name="P2" draw:layer="layout" svg:width="1.941cm" svg:height="0.296cm" draw:transform="rotate (0.523598775598299) translate (11.37cm 15.211cm)">
            <draw:text-box>
              <text:p text:style-name="P3"><text:span text:style-name="T6">Internal Link</text:span></text:p>
            </draw:text-box>
          </draw:frame>
        </draw:g>
        <draw:g>
          <draw:g>
            <draw:polygon draw:style-name="gr16" draw:text-style-name="P11" draw:layer="layout" svg:width="0.719cm" svg:height="0.399cm" svg:x="10.835cm" svg:y="12.074cm" svg:viewBox="0 0 720 400" draw:points="720,0 0,400">
              <text:p/>
            </draw:polygon>
            <draw:path draw:style-name="gr25" draw:text-style-name="P2" draw:layer="layout" svg:width="8.348cm" svg:height="3.822cm" svg:x="6.401cm" svg:y="10.825cm" svg:viewBox="0 0 8349 3823" svg:d="M2487 524l3022 1745M1394 3823l3470-1927-866-499M0 2130l2685-1492 1313 759M565 2967l3135-1742 298 172M8349 1037l-2536 1408-1815-1048M2980 0l-714 396 1732 1001M5154 1249l-720 400zM4140 666l-717 399 575 332">
              <text:p/>
            </draw:path>
          </draw:g>
          <draw:frame draw:style-name="gr44" draw:text-style-name="P2" draw:layer="layout" svg:width="3.488cm" svg:height="0.194cm" draw:transform="rotate (-0.523598775598299) translate (8.937cm 11.266cm)">
            <draw:text-box>
              <text:p text:style-name="P3"><text:span text:style-name="T4">Perimeter Backend</text:span></text:p>
            </draw:text-box>
          </draw:frame>
        </draw:g>
        <draw:path draw:style-name="gr25" draw:text-style-name="P2" draw:layer="layout" svg:width="7.411cm" svg:height="3.099cm" svg:x="14.946cm" svg:y="12.063cm" svg:viewBox="0 0 7412 3100" svg:d="M6129 2785l1283-741M0 0l5584 3100 1187-686">
          <text:p/>
        </draw:path>
        <draw:path draw:style-name="gr25" draw:text-style-name="P2" draw:layer="layout" svg:width="7.813cm" svg:height="2.532cm" svg:x="15.015cm" svg:y="11.988cm" svg:viewBox="0 0 7814 2533" svg:d="M5053 2249l2761-1594M0 0l4562 2533 1872-1080">
          <text:p/>
        </draw:path>
        <draw:path draw:style-name="gr25" draw:text-style-name="P2" draw:layer="layout" svg:width="6.791cm" svg:height="1.992cm" svg:x="15.052cm" svg:y="11.923cm" svg:viewBox="0 0 6792 1993" svg:d="M3956 1781l2836-1639M0 0l3588 1993 1787-1031">
          <text:p/>
        </draw:path>
        <draw:g>
          <draw:g>
            <draw:polygon draw:style-name="gr16" draw:text-style-name="P11" draw:layer="layout" svg:width="1.648cm" svg:height="0.98cm" svg:x="21.793cm" svg:y="7.706cm" svg:viewBox="0 0 1649 981" draw:points="0,981 1649,0">
              <text:p/>
            </draw:polygon>
            <draw:path draw:style-name="gr25" draw:text-style-name="P2" draw:layer="layout" svg:width="10.648cm" svg:height="4.511cm" svg:x="15.621cm" svg:y="7.569cm" svg:viewBox="0 0 10649 4512" svg:d="M7861 160l2680 1547M8090 2193l1622-965-510-295M9010 2746l1639-977-1447-836M0 4512l7583-4512 1619 933M6173 1117l1648-980zM7129 1635l1619-963 454 261">
              <text:p/>
            </draw:path>
          </draw:g>
          <draw:frame draw:style-name="gr44" draw:text-style-name="P2" draw:layer="layout" svg:width="3.094cm" svg:height="0.194cm" draw:transform="rotate (-0.523598775598299) translate (23.53cm 7.647cm)">
            <draw:text-box>
              <text:p text:style-name="P3"><text:span text:style-name="T4">Internal Data Backend</text:span></text:p>
            </draw:text-box>
          </draw:frame>
        </draw:g>
        <draw:path draw:style-name="gr25" draw:text-style-name="P2" draw:layer="layout" svg:width="6.286cm" svg:height="3.043cm" svg:x="15.09cm" svg:y="9.378cm" svg:viewBox="0 0 6287 3044" svg:d="M2942 1932l3345-1932M0 2480l1015 564 3599-2079">
          <text:p/>
        </draw:path>
        <draw:path draw:style-name="gr52" draw:text-style-name="P30" draw:layer="layout" svg:width="0.24cm" svg:height="0.136cm" svg:x="5.469cm" svg:y="9.136cm" svg:viewBox="0 0 241 137" svg:d="M110 136c30-1 59-9 85-24 14-8 27-18 38-29 3-6 5-12 7-18 1-9 1-19-2-28-4-9-9-17-16-23s-16-11-26-13c-5-1-12-1-18 0l-178 136z">
          <text:p/>
        </draw:path>
        <draw:g>
          <draw:polygon draw:style-name="gr36" draw:text-style-name="P22" draw:layer="layout" svg:width="0.181cm" svg:height="0.165cm" svg:x="5.468cm" svg:y="9.106cm" svg:viewBox="0 0 182 166" draw:points="0,166 0,120 182,0 182,59">
            <text:p/>
          </draw:polygon>
          <draw:polygon draw:style-name="gr21" draw:text-style-name="P2" draw:layer="layout" svg:width="0.181cm" svg:height="0.165cm" svg:x="5.468cm" svg:y="9.106cm" svg:viewBox="0 0 182 166" draw:points="0,166 0,120 182,0 182,59">
            <text:p/>
          </draw:polygon>
        </draw:g>
        <draw:g>
          <draw:polygon draw:style-name="gr20" draw:text-style-name="P13" draw:layer="layout" svg:width="0.569cm" svg:height="0.348cm" svg:x="5.08cm" svg:y="8.877cm" svg:viewBox="0 0 570 349" draw:points="0,123 175,0 570,229 388,349">
            <text:p/>
          </draw:polygon>
          <draw:polygon draw:style-name="gr21" draw:text-style-name="P2" draw:layer="layout" svg:width="0.569cm" svg:height="0.348cm" svg:x="5.08cm" svg:y="8.877cm" svg:viewBox="0 0 570 349" draw:points="0,123 175,0 570,229 388,349">
            <text:p/>
          </draw:polygon>
        </draw:g>
        <draw:g>
          <draw:path draw:style-name="gr52" draw:text-style-name="P30" draw:layer="layout" svg:width="0.459cm" svg:height="0.315cm" svg:x="5.738cm" svg:y="8.775cm" svg:viewBox="0 0 460 316" svg:d="M132 315c10 1 20 1 31 1 71 0 140-19 202-54 22-13 44-29 64-46 5-6 10-13 14-20 11-20 17-43 17-67 0-23-6-46-17-66-12-21-29-38-49-49-10-6-22-11-33-14l-361 295z">
            <text:p/>
          </draw:path>
          <draw:frame draw:style-name="gr53" draw:text-style-name="P2" draw:layer="layout" svg:width="0.459cm" svg:height="0.315cm" svg:x="5.738cm" svg:y="8.775cm">
            <draw:text-box>
              <text:p text:style-name="P3"><text:span text:style-name="T6">`</text:span></text:p>
            </draw:text-box>
          </draw:frame>
        </draw:g>
        <draw:g>
          <draw:path draw:style-name="gr20" draw:text-style-name="P13" draw:layer="layout" svg:width="0.741cm" svg:height="0.433cm" svg:x="5.355cm" svg:y="8.477cm" svg:viewBox="0 0 742 434" svg:d="M384 434l358-208-386-226-356 211c53 53 113 98 178 135 64 38 134 67 206 88z">
            <text:p/>
          </draw:path>
          <draw:path draw:style-name="gr21" draw:text-style-name="P2" draw:layer="layout" svg:width="0.741cm" svg:height="0.433cm" svg:x="5.355cm" svg:y="8.477cm" svg:viewBox="0 0 742 434" svg:d="M384 434l358-208-386-226-356 211c53 53 113 98 178 135 64 38 134 67 206 88z">
            <text:p/>
          </draw:path>
        </draw:g>
        <draw:g>
          <draw:polygon draw:style-name="gr36" draw:text-style-name="P22" draw:layer="layout" svg:width="0.075cm" svg:height="0.415cm" svg:x="5.764cm" svg:y="8.433cm" svg:viewBox="0 0 76 416" draw:points="0,416 0,44 76,0 73,353">
            <text:p/>
          </draw:polygon>
          <draw:polygon draw:style-name="gr21" draw:text-style-name="P2" draw:layer="layout" svg:width="0.075cm" svg:height="0.415cm" svg:x="5.764cm" svg:y="8.433cm" svg:viewBox="0 0 76 416" draw:points="0,416 0,44 76,0 73,353">
            <text:p/>
          </draw:polygon>
        </draw:g>
        <draw:g>
          <draw:polygon draw:style-name="gr36" draw:text-style-name="P22" draw:layer="layout" svg:width="0.141cm" svg:height="0.334cm" svg:x="5.836cm" svg:y="8.414cm" svg:viewBox="0 0 142 335" draw:points="2,53 142,0 142,219 0,335">
            <text:p/>
          </draw:polygon>
          <draw:polygon draw:style-name="gr21" draw:text-style-name="P2" draw:layer="layout" svg:width="0.141cm" svg:height="0.334cm" svg:x="5.836cm" svg:y="8.414cm" svg:viewBox="0 0 142 335" draw:points="2,53 142,0 142,219 0,335">
            <text:p/>
          </draw:polygon>
        </draw:g>
        <draw:g>
          <draw:polygon draw:style-name="gr20" draw:text-style-name="P13" draw:layer="layout" svg:width="0.365cm" svg:height="0.199cm" svg:x="5.613cm" svg:y="8.268cm" svg:viewBox="0 0 366 200" draw:points="227,200 227,165 0,33 116,0 366,146">
            <text:p/>
          </draw:polygon>
          <draw:polygon draw:style-name="gr21" draw:text-style-name="P2" draw:layer="layout" svg:width="0.365cm" svg:height="0.199cm" svg:x="5.613cm" svg:y="8.268cm" svg:viewBox="0 0 366 200" draw:points="227,200 227,165 0,33 116,0 366,146">
            <text:p/>
          </draw:polygon>
        </draw:g>
        <draw:g>
          <draw:polygon draw:style-name="gr36" draw:text-style-name="P22" draw:layer="layout" svg:width="0.358cm" svg:height="0.367cm" svg:x="5.738cm" svg:y="8.702cm" svg:viewBox="0 0 359 368" draw:points="0,209 359,0 359,158 0,368">
            <text:p/>
          </draw:polygon>
          <draw:polygon draw:style-name="gr21" draw:text-style-name="P2" draw:layer="layout" svg:width="0.358cm" svg:height="0.367cm" svg:x="5.738cm" svg:y="8.702cm" svg:viewBox="0 0 359 368" draw:points="0,209 359,0 359,158 0,368">
            <text:p/>
          </draw:polygon>
        </draw:g>
        <draw:g>
          <draw:path draw:style-name="gr20" draw:text-style-name="P13" draw:layer="layout" svg:width="0.398cm" svg:height="0.222cm" svg:x="5.442cm" svg:y="8.255cm" svg:viewBox="0 0 399 223" svg:d="M0 36l92-36 80 46 227 133-75 44c-61-20-120-46-176-79-53-30-102-67-148-108z">
            <text:p/>
          </draw:path>
          <draw:path draw:style-name="gr21" draw:text-style-name="P2" draw:layer="layout" svg:width="0.398cm" svg:height="0.222cm" svg:x="5.442cm" svg:y="8.255cm" svg:viewBox="0 0 399 223" svg:d="M0 36l92-36 80 46 227 133-75 44c-61-20-120-46-176-79-53-30-102-67-148-108z">
            <text:p/>
          </draw:path>
        </draw:g>
        <draw:g>
          <draw:polygon draw:style-name="gr37" draw:text-style-name="P23" draw:layer="layout" svg:width="0.388cm" svg:height="0.271cm" svg:x="5.08cm" svg:y="9cm" svg:viewBox="0 0 389 272" draw:points="0,0 389,226 389,272 0,46">
            <text:p/>
          </draw:polygon>
          <draw:polygon draw:style-name="gr25" draw:text-style-name="P2" draw:layer="layout" svg:width="0.388cm" svg:height="0.271cm" svg:x="5.08cm" svg:y="9cm" svg:viewBox="0 0 389 272" draw:points="0,0 389,226 389,272 0,46">
            <text:p/>
          </draw:polygon>
        </draw:g>
        <draw:path draw:style-name="gr16" draw:text-style-name="P11" draw:layer="layout" svg:width="0.475cm" svg:height="0.295cm" svg:x="5.122cm" svg:y="8.9cm" svg:viewBox="0 0 476 296" svg:d="M0 87l28 17 24-15-29-18zM35 63l28 17 24-16-29-17zM70 39l28 17 25-16-29-17zM105 15l30 17 23-16-28-16zM159 47l28 17 24-16-28-17zM212 80l28 17 24-16-28-18zM265 112l28 17 24-16-29-17zM371 175l29 17 23-15-28-17zM424 207l29 18 23-17-28-16zM389 232l28 17 24-16-28-18zM335 199l30 17 23-16-28-17zM317 143l29 17 25-15-30-17zM282 167l29 17 23-16-28-16zM229 135l29 17 24-15-29-17zM177 103l28 17 24-15-29-17zM124 71l28 18 24-17-29-17zM88 95l28 17 25-15-30-17zM141 127l29 17 24-15-29-17zM194 159l29 17 23-16-28-17zM247 191l28 17 24-16-28-17zM300 224l28 17 24-16-28-18zM353 256l29 16 24-15-29-17zM317 279l29 17 25-15-30-17zM265 247l28 17 24-15-29-17zM105 151l135 81 24-16-134-81zM52 119l29 17 23-16-28-17z">
          <text:p/>
        </draw:path>
        <draw:path draw:style-name="gr54" draw:text-style-name="P31" draw:layer="layout" svg:width="0.475cm" svg:height="0.286cm" svg:x="5.122cm" svg:y="8.916cm" svg:viewBox="0 0 476 287" svg:d="M105 6l30 17v-7l-30-16zM159 38l28 17v-7l-28-17zM212 70l28 18v-7l-28-18zM265 103l28 17v-7l-28-17zM317 135l29 17v-7l-29-17zM371 166l29 17v-6l-29-17zM135 16v7l23-15v-7zM187 48v7l24-16v-6zM240 81v7l24-17v-6zM293 113v7l24-16v-7zM346 145v7l25-16v-7zM400 177v6l23-15v-7zM424 198l29 18v-8l-29-16zM453 208v8l23-16v-7zM70 30l28 17v-7l-28-17zM124 62l28 18v-7l-28-18zM177 95l28 17v-7l-28-17zM229 126l29 17v-6l-29-17zM282 158l29 17v-7l-29-16zM335 190l30 17v-7l-30-17zM98 40v7l25-16v-6zM152 73v7l24-17v-7zM205 105v7l24-16v-7zM258 137v6l24-15v-7zM311 168v7l23-15v-7zM365 200v7l23-15v-7zM389 223l28 17v-7l-28-17zM417 233v7l24-16v-6zM35 54l28 17v-7l-28-17zM88 87l28 16v-6l-28-17zM141 118l29 17v-6l-29-17zM194 150l29 17v-7l-29-17zM247 182l28 17v-7l-28-17zM300 214l28 18v-7l-28-18zM63 64v7l24-16v-7zM116 97v6l25-15v-7zM170 129v6l24-15v-7zM223 160v7l23-15v-7zM275 192v7l24-16v-6zM328 225v7l24-16v-8zM353 247l29 17v-7l-29-17zM382 257v7l24-16v-7zM0 78l28 17v-6l-28-18zM52 110l29 17v-7l-29-17zM105 142l135 82v-7l-135-82zM265 239l28 17v-7l-28-17zM28 89v6l24-15v-7zM81 120v7l23-15v-7zM240 217v7l24-17v-7zM293 249v7l24-16v-7zM317 270l29 17v-6l-29-17zM346 281v6l25-15v-7z">
          <text:p/>
        </draw:path>
        <draw:path draw:style-name="gr55" draw:text-style-name="P32" draw:layer="layout" svg:width="0.045cm" svg:height="0.111cm" svg:x="6.012cm" svg:y="8.752cm" svg:viewBox="0 0 46 112" svg:d="M22 13l24-13v86l-24 13zM0 26l15-9v86l-15 9z">
          <text:p/>
        </draw:path>
        <draw:g>
          <draw:path draw:style-name="gr37" draw:text-style-name="P23" draw:layer="layout" svg:width="0.409cm" svg:height="0.778cm" svg:x="5.355cm" svg:y="8.291cm" svg:viewBox="0 0 410 779" svg:d="M410 556c-63-16-124-41-181-74-51-30-99-66-142-108v-374c46 41 95 77 148 108 55 32 114 58 175 77zM0 556c53 53 113 98 177 136 65 38 135 67 207 87v-159c-73-21-143-50-208-88-64-37-123-82-176-134z">
            <text:p/>
          </draw:path>
          <draw:path draw:style-name="gr25" draw:text-style-name="P2" draw:layer="layout" svg:width="0.547cm" svg:height="0.778cm" svg:x="5.355cm" svg:y="8.291cm" svg:viewBox="0 0 548 779" svg:d="M410 556c-63-16-124-41-181-74-51-30-99-66-142-108v-374c46 41 95 77 148 108 55 32 114 58 175 77zM27 464c26 26 55 49 86 69M27 487c26 26 55 49 86 69M27 510c26 27 55 50 86 70M27 533c26 27 55 50 86 71M338 37l151 88M357 32l152 88M377 26l151 88M397 21l151 88M0 556c53 53 113 98 177 136 65 38 134 67 207 87v-159c-73-21-143-50-208-88-64-37-123-82-176-134z">
            <text:p/>
          </draw:path>
        </draw:g>
        <draw:path draw:style-name="gr21" draw:text-style-name="P2" draw:layer="layout" svg:width="0.233cm" svg:height="0.406cm" svg:x="5.481cm" svg:y="8.374cm" svg:viewBox="0 0 234 407" svg:d="M0 0v269c39 34 82 64 128 89 34 19 69 35 106 49">
          <text:p/>
        </draw:path>
        <draw:path draw:style-name="gr26" draw:text-style-name="P2" draw:layer="layout" svg:width="1.016cm" svg:height="1.016cm" svg:x="5.08cm" svg:y="8.255cm" svg:viewBox="0 0 1017 1017" svg:d="M658 815l359-209v-160l-119-69v-219l-250-145-115 33-80-46-92 36v347l-87 50v160c54 52 113 97 177 134 65 38 135 67 207 88zM0 745l174-122 395 228v60l-182 106-387-226z">
          <text:p/>
        </draw:path>
        <draw:path draw:style-name="gr31" draw:text-style-name="P19" draw:layer="layout" svg:width="0.133cm" svg:height="0.07cm" svg:x="5.589cm" svg:y="8.943cm" svg:viewBox="0 0 134 71" svg:d="M13 0l113 45c0 1 1 1 2 1 1 1 3 3 4 5s2 4 2 7c0 2-1 4-2 6s-3 4-4 5c-2 1-3 2-5 2l-110-44c-2 0-4-1-6-2s-4-3-5-5-2-4-2-7c0-2 1-4 2-6s3-4 5-5 4-2 6-2z">
          <text:p/>
        </draw:path>
        <draw:g>
          <draw:polygon draw:style-name="gr56" draw:text-style-name="P33" draw:layer="layout" svg:width="0.161cm" svg:height="0.099cm" svg:x="5.557cm" svg:y="8.867cm" svg:viewBox="0 0 162 100" draw:points="0,0 162,67 162,100">
            <text:p/>
          </draw:polygon>
          <draw:path draw:style-name="gr57" draw:text-style-name="P2" draw:layer="layout" svg:width="0.161cm" svg:height="0.099cm" svg:x="5.557cm" svg:y="8.867cm" svg:viewBox="0 0 162 100" svg:d="M0 0l162 67v33M0 13l162 67">
            <text:p/>
          </draw:path>
        </draw:g>
        <draw:polyline draw:style-name="gr58" draw:text-style-name="P2" draw:layer="layout" svg:width="0.161cm" svg:height="0.099cm" svg:x="5.557cm" svg:y="8.867cm" svg:viewBox="0 0 162 100" draw:points="0,0 0,36 162,100">
          <text:p/>
        </draw:polyline>
        <draw:g>
          <draw:path draw:style-name="gr59" draw:text-style-name="P34" draw:layer="layout" svg:width="0.024cm" svg:height="0.027cm" svg:x="5.67cm" svg:y="8.783cm" svg:viewBox="0 0 25 28" svg:d="M23 9c1 2 2 4 2 6 0 3 0 5-1 7s-2 4-4 5-4 1-6 1-4-1-6-2c-2-2-4-4-5-6s-2-5-3-7c0-3 0-5 1-7s2-4 4-5c2-1 4-1 6-1s4 1 6 2c2 2 4 4 5 6 1 0 1 0 1 1z">
            <text:p/>
          </draw:path>
          <draw:path draw:style-name="gr28" draw:text-style-name="P2" draw:layer="layout" svg:width="0.024cm" svg:height="0.027cm" svg:x="5.67cm" svg:y="8.783cm" svg:viewBox="0 0 25 28" svg:d="M23 9c1 2 2 4 2 6 0 3 0 5-1 7s-2 4-4 5-4 1-6 1-4-1-6-2c-2-2-4-4-5-6s-2-5-3-7c0-3 0-5 1-7s2-4 4-5c2-1 4-1 6-1s4 1 6 2c2 2 4 4 5 6 1 0 1 0 1 1z">
            <text:p/>
          </draw:path>
        </draw:g>
        <draw:g>
          <draw:path draw:style-name="gr60" draw:text-style-name="P35" draw:layer="layout" svg:width="0.233cm" svg:height="0.406cm" svg:x="5.481cm" svg:y="8.374cm" svg:viewBox="0 0 234 407" svg:d="M9 262v-253l-9-9c36 35 77 66 121 91 36 20 74 36 113 47v269-12c-43-16-84-36-123-59-36-22-70-47-102-74z">
            <text:p/>
          </draw:path>
          <draw:path draw:style-name="gr25" draw:text-style-name="P2" draw:layer="layout" svg:width="0.233cm" svg:height="0.406cm" svg:x="5.481cm" svg:y="8.374cm" svg:viewBox="0 0 234 407" svg:d="M9 262v-253l-9-9c36 35 77 66 121 91 36 20 74 36 113 47v269-12c-43-16-84-36-123-59-36-22-70-47-102-74z">
            <text:p/>
          </draw:path>
        </draw:g>
        <draw:frame draw:style-name="gr61" draw:text-style-name="P2" draw:layer="layout" svg:width="1.235cm" svg:height="0.296cm" svg:x="5.975cm" svg:y="9.275cm">
          <draw:text-box>
            <text:p text:style-name="P3"><text:span text:style-name="T6">Remote Clients</text:span></text:p>
          </draw:text-box>
        </draw:frame>
        <draw:path draw:style-name="gr32" draw:text-style-name="P20" draw:layer="layout" svg:width="0.632cm" svg:height="0.412cm" svg:x="9.605cm" svg:y="10.509cm" svg:viewBox="0 0 633 413" svg:d="M191 413c17 1 34 0 52 0 95-5 188-33 269-80 27-16 52-34 76-54 7-8 14-17 20-26 16-26 25-56 25-86s-9-60-25-86c-17-26-41-48-70-63-16-8-32-14-49-18l-489 413z">
          <text:p/>
        </draw:path>
        <draw:g>
          <draw:path draw:style-name="gr62" draw:text-style-name="P36" draw:layer="layout" svg:width="0.889cm" svg:height="0.497cm" svg:x="9.271cm" svg:y="9.652cm" svg:viewBox="0 0 890 498" svg:d="M338 498l552-310-342-188-548 307c44 50 98 93 157 126 56 31 117 53 181 65z">
            <text:p/>
          </draw:path>
          <draw:path draw:style-name="gr58" draw:text-style-name="P2" draw:layer="layout" svg:width="0.889cm" svg:height="0.497cm" svg:x="9.271cm" svg:y="9.652cm" svg:viewBox="0 0 890 498" svg:d="M338 498l552-310-342-188-548 307c44 50 98 93 157 126 56 31 117 53 181 65z">
            <text:p/>
          </draw:path>
        </draw:g>
        <draw:g>
          <draw:path draw:style-name="gr63" draw:text-style-name="P37" draw:layer="layout" svg:width="0.337cm" svg:height="0.964cm" svg:x="9.271cm" svg:y="9.958cm" svg:viewBox="0 0 338 965" svg:d="M338 191c-64-12-125-34-181-65-60-33-113-76-157-126v789c41 43 88 80 140 109 61 34 128 56 198 67z">
            <text:p/>
          </draw:path>
          <draw:path draw:style-name="gr58" draw:text-style-name="P2" draw:layer="layout" svg:width="0.337cm" svg:height="0.964cm" svg:x="9.271cm" svg:y="9.958cm" svg:viewBox="0 0 338 965" svg:d="M338 191c-64-12-125-34-181-65-60-33-113-76-157-126v789c41 43 88 80 140 109 61 34 128 56 198 67z">
            <text:p/>
          </draw:path>
        </draw:g>
        <draw:g>
          <draw:polygon draw:style-name="gr64" draw:text-style-name="P38" draw:layer="layout" svg:width="0.552cm" svg:height="1.081cm" svg:x="9.608cm" svg:y="9.84cm" svg:viewBox="0 0 553 1082" draw:points="0,309 0,1082 553,776 553,0">
            <text:p/>
          </draw:polygon>
          <draw:polygon draw:style-name="gr58" draw:text-style-name="P2" draw:layer="layout" svg:width="0.552cm" svg:height="1.081cm" svg:x="9.608cm" svg:y="9.84cm" svg:viewBox="0 0 553 1082" draw:points="0,309 0,1082 553,776 553,0">
            <text:p/>
          </draw:polygon>
        </draw:g>
        <draw:path draw:style-name="gr35" draw:text-style-name="P2" draw:layer="layout" svg:width="0.889cm" svg:height="1.27cm" svg:x="9.271cm" svg:y="9.652cm" svg:viewBox="0 0 890 1271" svg:d="M890 188l-342-188-548 306v789c41 43 88 80 140 109 61 34 128 56 198 67l552-306z">
          <text:p/>
        </draw:path>
        <draw:g>
          <draw:path draw:style-name="gr65" draw:text-style-name="P39" draw:layer="layout" svg:width="0.054cm" svg:height="0.07cm" svg:x="9.399cm" svg:y="10.436cm" svg:viewBox="0 0 55 71" svg:d="M52 27c2 6 3 12 3 18s-1 11-4 16c-2 4-6 7-10 9s-9 2-14 0-10-5-14-9c-4-5-7-10-10-16-2-6-3-12-3-18s1-12 4-16c2-4 6-7 10-9 4-3 9-3 14 0 5 1 10 5 14 9s7 10 10 16z">
            <text:p/>
          </draw:path>
          <draw:path draw:style-name="gr57" draw:text-style-name="P2" draw:layer="layout" svg:width="0.054cm" svg:height="0.07cm" svg:x="9.399cm" svg:y="10.436cm" svg:viewBox="0 0 55 71" svg:d="M52 27c2 6 3 12 3 18s-1 11-4 16c-2 4-6 7-10 9s-9 2-14 0-10-5-14-9c-4-5-7-10-10-16-2-6-3-12-3-18s1-12 4-16c2-4 6-7 10-9 4-3 9-3 14 0 5 1 10 5 14 9s7 10 10 16z">
            <text:p/>
          </draw:path>
        </draw:g>
        <draw:path draw:style-name="gr66" draw:text-style-name="P2" draw:layer="layout" svg:width="0.228cm" svg:height="0.215cm" svg:x="9.326cm" svg:y="10.596cm" svg:viewBox="0 0 229 216" svg:d="M0 0c34 28 70 53 108 73 39 21 79 37 121 48M0 47c34 29 70 53 108 74 39 20 79 36 121 48M0 95c34 28 70 53 108 73 39 21 79 37 121 48">
          <text:p/>
        </draw:path>
        <draw:g>
          <draw:path draw:style-name="gr31" draw:text-style-name="P19" draw:layer="layout" svg:width="0.248cm" svg:height="0.143cm" svg:x="9.316cm" svg:y="10.107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9.316cm" svg:y="10.107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9.389cm" svg:y="10.175cm" svg:viewBox="0 0 72 47" svg:d="M72 46c0-1 0-1-1-2-4-13-11-25-19-33-9-7-18-11-27-11-8 0-16 3-23 9-2 3-2 6-2 9 0 5 2 10 7 14 5 5 12 9 21 11 9 3 18 4 28 4 6 0 11 0 16-1z">
            <text:p/>
          </draw:path>
          <draw:path draw:style-name="gr68" draw:text-style-name="P2" draw:layer="layout" svg:width="0.071cm" svg:height="0.046cm" svg:x="9.389cm" svg:y="10.175cm" svg:viewBox="0 0 72 47" svg:d="M72 46c0-1 0-1-1-2-4-13-11-25-19-33-9-7-18-11-27-11-8 0-16 3-23 9-2 3-2 6-2 9 0 5 2 10 7 14 5 5 12 9 21 11 9 3 18 4 28 4 6 0 11 0 16-1z">
            <text:p/>
          </draw:path>
        </draw:g>
        <draw:path draw:style-name="gr69" draw:text-style-name="P41" draw:layer="layout" svg:width="0.228cm" svg:height="0.182cm" svg:x="9.326cm" svg:y="10.192cm" svg:viewBox="0 0 229 183" svg:d="M0 0v62c30 25 62 47 97 66 41 23 86 42 132 55v-62c-46-13-91-32-133-55-34-19-66-41-96-66z">
          <text:p/>
        </draw:path>
        <draw:path draw:style-name="gr31" draw:text-style-name="P19" draw:layer="layout" svg:width="0.228cm" svg:height="0.136cm" svg:x="9.326cm" svg:y="10.204cm" svg:viewBox="0 0 229 137" svg:d="M0 15c30 26 62 49 97 69 41 23 86 41 132 53v-15c-46-14-91-32-132-56-35-19-67-41-97-66z">
          <text:p/>
        </draw:path>
        <draw:path draw:style-name="gr58" draw:text-style-name="P2" draw:layer="layout" svg:width="0.228cm" svg:height="0.182cm" svg:x="9.326cm" svg:y="10.191cm" svg:viewBox="0 0 229 183" svg:d="M0 0v62c30 25 62 47 97 66 41 23 86 42 132 55">
          <text:p/>
        </draw:path>
        <draw:path draw:style-name="gr57" draw:text-style-name="P2" draw:layer="layout" svg:width="0.228cm" svg:height="0.182cm" svg:x="9.326cm" svg:y="10.193cm" svg:viewBox="0 0 229 183" svg:d="M229 183v-62c-46-13-91-32-133-55-34-19-66-41-96-66">
          <text:p/>
        </draw:path>
        <draw:path draw:style-name="gr32" draw:text-style-name="P20" draw:layer="layout" svg:width="0.365cm" svg:height="0.18cm" svg:x="9.907cm" svg:y="10.9cm" svg:viewBox="0 0 366 181" svg:d="M0 175c33 6 66 7 99 6 77-4 151-28 216-69 13-8 26-17 38-27 2-2 4-4 6-7 4-6 7-13 7-20 1-7 0-14-4-21-2-6-7-11-12-15l-46-22z">
          <text:p/>
        </draw:path>
        <draw:g>
          <draw:path draw:style-name="gr70" draw:text-style-name="P42" draw:layer="layout" svg:width="0.316cm" svg:height="0.27cm" svg:x="9.889cm" svg:y="10.811cm" svg:viewBox="0 0 317 271" svg:d="M14 271l303-175c-1-2-3-5-4-7-7-14-11-29-10-44 0-16 5-31 13-44l1-1-303 175c-1 2-2 3-2 4-8 14-12 29-12 44 0 16 4 31 12 44 0 1 1 3 2 4z">
            <text:p/>
          </draw:path>
          <draw:path draw:style-name="gr23" draw:text-style-name="P2" draw:layer="layout" svg:width="0.316cm" svg:height="0.27cm" svg:x="9.889cm" svg:y="10.811cm" svg:viewBox="0 0 317 271" svg:d="M14 271l303-175c-1-2-3-5-4-7-7-14-11-29-10-44 0-16 5-31 13-44l1-1-303 175c-1 2-2 3-2 4-8 14-12 29-12 44 0 16 4 31 12 44 0 1 1 3 2 4z">
            <text:p/>
          </draw:path>
        </draw:g>
        <draw:g>
          <draw:polygon draw:style-name="gr71" draw:text-style-name="P43" draw:layer="layout" svg:width="0.522cm" svg:height="0.302cm" svg:x="9.684cm" svg:y="10.684cm" svg:viewBox="0 0 523 303" draw:points="219,303 523,128 303,0 0,175">
            <text:p/>
          </draw:polygon>
          <draw:polygon draw:style-name="gr23" draw:text-style-name="P2" draw:layer="layout" svg:width="0.522cm" svg:height="0.302cm" svg:x="9.684cm" svg:y="10.684cm" svg:viewBox="0 0 523 303" draw:points="219,303 523,128 303,0 0,175">
            <text:p/>
          </draw:polygon>
        </draw:g>
        <draw:g>
          <draw:path draw:style-name="gr72" draw:text-style-name="P44" draw:layer="layout" svg:width="0.228cm" svg:height="0.222cm" svg:x="9.677cm" svg:y="10.859cm" svg:viewBox="0 0 229 223" svg:d="M7 95l222 128c-1-1-2-3-2-4-8-13-12-28-12-44 0-15 4-30 12-43 0-2 1-3 2-4l-222-128c-5 15-7 32-7 48s2 32 7 47z">
            <text:p/>
          </draw:path>
          <draw:path draw:style-name="gr23" draw:text-style-name="P2" draw:layer="layout" svg:width="0.228cm" svg:height="0.222cm" svg:x="9.677cm" svg:y="10.859cm" svg:viewBox="0 0 229 223" svg:d="M7 95l222 128c-1-1-2-3-2-4-8-13-12-28-12-44 0-15 4-30 12-43 0-2 1-3 2-4l-222-128c-5 15-7 32-7 48s2 32 7 47z">
            <text:p/>
          </draw:path>
        </draw:g>
        <draw:path draw:style-name="gr25" draw:text-style-name="P2" draw:layer="layout" svg:width="0.318cm" svg:height="0.183cm" svg:x="9.798cm" svg:y="10.748cm" svg:viewBox="0 0 319 184" svg:d="M138 184l-138-80M45 77l138 81M91 51l137 81M136 25l138 81M181 0l138 79">
          <text:p/>
        </draw:path>
        <draw:g>
          <draw:path draw:style-name="gr73" draw:text-style-name="P45" draw:layer="layout" svg:width="0.548cm" svg:height="0.24cm" svg:x="9.684cm" svg:y="10.618cm" svg:viewBox="0 0 549 241" svg:d="M246 175l303-175c-76 40-160 62-246 65l-303 176c86-3 170-26 246-66z">
            <text:p/>
          </draw:path>
          <draw:path draw:style-name="gr23" draw:text-style-name="P2" draw:layer="layout" svg:width="0.548cm" svg:height="0.24cm" svg:x="9.684cm" svg:y="10.618cm" svg:viewBox="0 0 549 241" svg:d="M246 175l303-175c-76 40-160 62-246 65l-303 176c86-3 170-26 246-66z">
            <text:p/>
          </draw:path>
        </draw:g>
        <draw:path draw:style-name="gr25" draw:text-style-name="P2" draw:layer="layout" svg:width="0.168cm" svg:height="0.129cm" svg:x="10.005cm" svg:y="10.862cm" svg:viewBox="0 0 169 130" svg:d="M47 103l-47 27M61 78l47-27M121 26l48-26">
          <text:p/>
        </draw:path>
        <draw:path draw:style-name="gr35" draw:text-style-name="P2" draw:layer="layout" svg:width="0.556cm" svg:height="0.463cm" svg:x="9.677cm" svg:y="10.618cm" svg:viewBox="0 0 557 464" svg:d="M7 336l221 128 304-176c-1-1-2-2-3-4-7-13-11-28-11-43 0-16 4-31 11-44 1-2 2-3 3-4l-155-90 180-103c-76 40-160 62-246 65l-304 176c-5 16-7 32-7 48s2 32 7 47z">
          <text:p/>
        </draw:path>
        <draw:frame draw:style-name="gr7" draw:text-style-name="P2" draw:layer="layout" svg:width="0.801cm" svg:height="0.591cm" svg:x="9.372cm" svg:y="11.008cm">
          <draw:text-box>
            <text:p text:style-name="P3"><text:span text:style-name="T6">Perimeter</text:span></text:p>
            <text:p text:style-name="P3"><text:span text:style-name="T6">DCs</text:span></text:p>
          </draw:text-box>
        </draw:frame>
        <draw:path draw:style-name="gr32" draw:text-style-name="P20" draw:layer="layout" svg:width="0.576cm" svg:height="0.378cm" svg:x="10.719cm" svg:y="11.198cm" svg:viewBox="0 0 577 379" svg:d="M173 379c16 1 32 0 47 0 88-5 172-30 246-74 25-15 48-31 70-50 7-7 13-15 18-23 15-24 23-51 23-79s-8-55-23-79-37-44-64-58c-14-7-29-12-44-16l-446 379z">
          <text:p/>
        </draw:path>
        <draw:g>
          <draw:path draw:style-name="gr62" draw:text-style-name="P36" draw:layer="layout" svg:width="0.813cm" svg:height="0.454cm" svg:x="10.414cm" svg:y="10.414cm" svg:viewBox="0 0 814 455" svg:d="M309 455l505-283-313-172-501 281c40 45 89 84 143 114 51 29 107 49 166 60z">
            <text:p/>
          </draw:path>
          <draw:path draw:style-name="gr58" draw:text-style-name="P2" draw:layer="layout" svg:width="0.813cm" svg:height="0.454cm" svg:x="10.414cm" svg:y="10.414cm" svg:viewBox="0 0 814 455" svg:d="M309 455l505-283-313-172-501 281c40 45 89 84 143 114 51 29 107 49 166 60z">
            <text:p/>
          </draw:path>
        </draw:g>
        <draw:g>
          <draw:path draw:style-name="gr63" draw:text-style-name="P37" draw:layer="layout" svg:width="0.308cm" svg:height="0.882cm" svg:x="10.414cm" svg:y="10.693cm" svg:viewBox="0 0 309 883" svg:d="M309 174c-58-11-114-31-166-59-54-30-103-69-143-115v722c37 39 80 73 129 100 55 30 116 51 180 61z">
            <text:p/>
          </draw:path>
          <draw:path draw:style-name="gr58" draw:text-style-name="P2" draw:layer="layout" svg:width="0.308cm" svg:height="0.882cm" svg:x="10.414cm" svg:y="10.693cm" svg:viewBox="0 0 309 883" svg:d="M309 174c-58-11-114-31-166-59-54-30-103-69-143-115v722c37 39 80 73 129 100 55 30 116 51 180 61z">
            <text:p/>
          </draw:path>
        </draw:g>
        <draw:g>
          <draw:polygon draw:style-name="gr64" draw:text-style-name="P38" draw:layer="layout" svg:width="0.504cm" svg:height="0.988cm" svg:x="10.722cm" svg:y="10.586cm" svg:viewBox="0 0 505 989" draw:points="0,282 0,989 505,709 505,0">
            <text:p/>
          </draw:polygon>
          <draw:polygon draw:style-name="gr58" draw:text-style-name="P2" draw:layer="layout" svg:width="0.504cm" svg:height="0.988cm" svg:x="10.722cm" svg:y="10.586cm" svg:viewBox="0 0 505 989" draw:points="0,282 0,989 505,709 505,0">
            <text:p/>
          </draw:polygon>
        </draw:g>
        <draw:path draw:style-name="gr35" draw:text-style-name="P2" draw:layer="layout" svg:width="0.813cm" svg:height="1.161cm" svg:x="10.414cm" svg:y="10.414cm" svg:viewBox="0 0 814 1162" svg:d="M814 172l-313-172-501 280v721c37 39 80 73 128 100 56 30 117 51 181 61l505-281z">
          <text:p/>
        </draw:path>
        <draw:g>
          <draw:path draw:style-name="gr65" draw:text-style-name="P39" draw:layer="layout" svg:width="0.05cm" svg:height="0.062cm" svg:x="10.531cm" svg:y="11.131cm" svg:viewBox="0 0 51 63" svg:d="M48 24c2 5 3 11 3 16-1 5-2 10-4 14-3 4-6 7-10 8-4 2-8 2-13 0-4-1-8-4-12-8-4-3-7-8-9-14-2-5-3-11-3-16s1-10 4-14c2-4 5-6 9-8 4-3 9-3 13 0 5 1 9 4 13 8 3 3 7 8 9 14z">
            <text:p/>
          </draw:path>
          <draw:path draw:style-name="gr57" draw:text-style-name="P2" draw:layer="layout" svg:width="0.05cm" svg:height="0.062cm" svg:x="10.531cm" svg:y="11.131cm" svg:viewBox="0 0 51 63" svg:d="M48 24c2 5 3 11 3 16-1 5-2 10-4 14-3 4-6 7-10 8-4 2-8 2-13 0-4-1-8-4-12-8-4-3-7-8-9-14-2-5-3-11-3-16s1-10 4-14c2-4 5-6 9-8 4-3 9-3 13 0 5 1 9 4 13 8 3 3 7 8 9 14z">
            <text:p/>
          </draw:path>
        </draw:g>
        <draw:path draw:style-name="gr66" draw:text-style-name="P2" draw:layer="layout" svg:width="0.209cm" svg:height="0.196cm" svg:x="10.464cm" svg:y="11.277cm" svg:viewBox="0 0 210 197" svg:d="M0 0c31 26 64 48 99 67 36 19 73 33 111 44M0 43c31 26 64 49 99 67 36 19 73 34 111 44M0 86c31 26 64 49 99 67 36 19 73 34 111 44">
          <text:p/>
        </draw:path>
        <draw:g>
          <draw:path draw:style-name="gr31" draw:text-style-name="P19" draw:layer="layout" svg:width="0.226cm" svg:height="0.131cm" svg:x="10.456cm" svg:y="10.83cm" svg:viewBox="0 0 227 132" svg:d="M8 20c27 24 57 45 89 63 38 21 78 37 120 49 2 0 3 0 5-1s3-3 4-4c1-2 1-3 1-5s0-4-1-5c-1-2-2-3-4-4s-3-1-5-1c-42-12-82-28-120-49-30-17-59-37-85-60-1-1-1-2-2-2-1-1-2-1-3-1-2 0-3 0-4 1-1 0-1 1-2 2 0 1-1 2-1 3s0 2 1 3c0 2 1 4 2 6s3 4 5 5z">
            <text:p/>
          </draw:path>
          <draw:path draw:style-name="gr57" draw:text-style-name="P2" draw:layer="layout" svg:width="0.226cm" svg:height="0.131cm" svg:x="10.456cm" svg:y="10.83cm" svg:viewBox="0 0 227 132" svg:d="M8 20c27 24 57 45 89 63 38 21 78 37 120 49 2 0 3 0 5-1s3-3 4-4c1-2 1-3 1-5s0-4-1-5c-1-2-2-3-4-4s-3-1-5-1c-42-12-82-28-120-49-30-17-59-37-85-60-1-1-1-2-2-2-1-1-2-1-3-1-2 0-3 0-4 1-1 0-1 1-2 2 0 1-1 2-1 3s0 2 1 3c0 2 1 4 2 6s3 4 5 5z">
            <text:p/>
          </draw:path>
        </draw:g>
        <draw:g>
          <draw:path draw:style-name="gr67" draw:text-style-name="P40" draw:layer="layout" svg:width="0.065cm" svg:height="0.042cm" svg:x="10.522cm" svg:y="10.893cm" svg:viewBox="0 0 66 43" svg:d="M66 42c0-1 0-1-1-2-4-12-10-22-18-29-7-7-15-11-24-11-7 0-14 3-21 9-1 3-2 5-2 7 0 5 3 10 7 14 5 4 11 7 19 9 8 3 17 4 26 4 5 0 9 0 14-1z">
            <text:p/>
          </draw:path>
          <draw:path draw:style-name="gr68" draw:text-style-name="P2" draw:layer="layout" svg:width="0.065cm" svg:height="0.042cm" svg:x="10.522cm" svg:y="10.893cm" svg:viewBox="0 0 66 43" svg:d="M66 42c0-1 0-1-1-2-4-12-10-22-18-29-7-7-15-11-24-11-7 0-14 3-21 9-1 3-2 5-2 7 0 5 3 10 7 14 5 4 11 7 19 9 8 3 17 4 26 4 5 0 9 0 14-1z">
            <text:p/>
          </draw:path>
        </draw:g>
        <draw:path draw:style-name="gr74" draw:text-style-name="P46" draw:layer="layout" svg:width="0.209cm" svg:height="0.166cm" svg:x="10.464cm" svg:y="10.908cm" svg:viewBox="0 0 210 167" svg:d="M0 0v56c27 23 57 43 89 61 38 21 79 38 121 50v-56c-42-13-83-30-121-51-32-17-61-37-89-60z">
          <text:p/>
        </draw:path>
        <draw:path draw:style-name="gr31" draw:text-style-name="P19" draw:layer="layout" svg:width="0.209cm" svg:height="0.124cm" svg:x="10.464cm" svg:y="10.918cm" svg:viewBox="0 0 210 125" svg:d="M0 14c27 24 57 45 89 62 38 22 79 38 121 49v-14c-42-12-83-29-121-50-32-18-62-38-89-61z">
          <text:p/>
        </draw:path>
        <draw:path draw:style-name="gr58" draw:text-style-name="P2" draw:layer="layout" svg:width="0.209cm" svg:height="0.166cm" svg:x="10.464cm" svg:y="10.907cm" svg:viewBox="0 0 210 167" svg:d="M0 0v56c27 23 57 43 89 61 38 21 79 38 121 50">
          <text:p/>
        </draw:path>
        <draw:path draw:style-name="gr57" draw:text-style-name="P2" draw:layer="layout" svg:width="0.209cm" svg:height="0.166cm" svg:x="10.464cm" svg:y="10.909cm" svg:viewBox="0 0 210 167" svg:d="M210 167v-56c-42-13-83-30-121-51-32-17-61-37-89-60">
          <text:p/>
        </draw:path>
        <draw:path draw:style-name="gr32" draw:text-style-name="P20" draw:layer="layout" svg:width="0.109cm" svg:height="0.057cm" svg:x="10.906cm" svg:y="11.635cm" svg:viewBox="0 0 110 58" svg:d="M0 49c8 3 16 6 25 7 21 4 42 2 61-5 5-2 9-3 13-5 2-1 3-2 5-4s4-5 5-8 1-6 1-9c-1-4-2-7-5-9l-23-16z">
          <text:p/>
        </draw:path>
        <draw:path draw:style-name="gr32" draw:text-style-name="P20" draw:layer="layout" svg:width="0.199cm" svg:height="0.109cm" svg:x="11.027cm" svg:y="11.498cm" svg:viewBox="0 0 200 110" svg:d="M0 94c14 6 28 10 43 12 35 7 70 4 103-8 7-2 13-5 20-8 4-1 8-3 11-5 7-4 13-9 17-16s6-15 6-23-2-16-6-23l-33-23z">
          <text:p/>
        </draw:path>
        <draw:g>
          <draw:polygon draw:style-name="gr75" draw:text-style-name="P47" draw:layer="layout" svg:width="0.081cm" svg:height="0.074cm" svg:x="10.906cm" svg:y="11.608cm" svg:viewBox="0 0 82 75" draw:points="0,75 0,54 82,0 82,26">
            <text:p/>
          </draw:polygon>
          <draw:polygon draw:style-name="gr76" draw:text-style-name="P2" draw:layer="layout" svg:width="0.081cm" svg:height="0.074cm" svg:x="10.906cm" svg:y="11.608cm" svg:viewBox="0 0 82 75" draw:points="0,75 0,54 82,0 82,26">
            <text:p/>
          </draw:polygon>
        </draw:g>
        <draw:g>
          <draw:polygon draw:style-name="gr77" draw:text-style-name="P48" draw:layer="layout" svg:width="0.256cm" svg:height="0.156cm" svg:x="10.732cm" svg:y="11.505cm" svg:viewBox="0 0 257 157" draw:points="0,54 79,0 257,103 175,157">
            <text:p/>
          </draw:polygon>
          <draw:polygon draw:style-name="gr76" draw:text-style-name="P2" draw:layer="layout" svg:width="0.256cm" svg:height="0.156cm" svg:x="10.732cm" svg:y="11.505cm" svg:viewBox="0 0 257 157" draw:points="0,54 79,0 257,103 175,157">
            <text:p/>
          </draw:polygon>
        </draw:g>
        <draw:g>
          <draw:path draw:style-name="gr77" draw:text-style-name="P48" draw:layer="layout" svg:width="0.333cm" svg:height="0.195cm" svg:x="10.855cm" svg:y="11.325cm" svg:viewBox="0 0 334 196" svg:d="M173 196l161-94-174-102-160 96c24 23 50 43 79 60s61 31 94 40z">
            <text:p/>
          </draw:path>
          <draw:path draw:style-name="gr76" draw:text-style-name="P2" draw:layer="layout" svg:width="0.333cm" svg:height="0.195cm" svg:x="10.855cm" svg:y="11.325cm" svg:viewBox="0 0 334 196" svg:d="M173 196l161-94-174-102-160 96c24 23 50 43 79 60s61 31 94 40z">
            <text:p/>
          </draw:path>
        </draw:g>
        <draw:g>
          <draw:polygon draw:style-name="gr75" draw:text-style-name="P47" draw:layer="layout" svg:width="0.034cm" svg:height="0.186cm" svg:x="11.039cm" svg:y="11.306cm" svg:viewBox="0 0 35 187" draw:points="0,187 0,19 35,0 34,159">
            <text:p/>
          </draw:polygon>
          <draw:polygon draw:style-name="gr76" draw:text-style-name="P2" draw:layer="layout" svg:width="0.034cm" svg:height="0.186cm" svg:x="11.039cm" svg:y="11.306cm" svg:viewBox="0 0 35 187" draw:points="0,187 0,19 35,0 34,159">
            <text:p/>
          </draw:polygon>
        </draw:g>
        <draw:g>
          <draw:polygon draw:style-name="gr75" draw:text-style-name="P47" draw:layer="layout" svg:width="0.064cm" svg:height="0.15cm" svg:x="11.072cm" svg:y="11.297cm" svg:viewBox="0 0 65 151" draw:points="1,24 65,0 65,99 0,151">
            <text:p/>
          </draw:polygon>
          <draw:polygon draw:style-name="gr76" draw:text-style-name="P2" draw:layer="layout" svg:width="0.064cm" svg:height="0.15cm" svg:x="11.072cm" svg:y="11.297cm" svg:viewBox="0 0 65 151" draw:points="1,24 65,0 65,99 0,151">
            <text:p/>
          </draw:polygon>
        </draw:g>
        <draw:g>
          <draw:polygon draw:style-name="gr77" draw:text-style-name="P48" draw:layer="layout" svg:width="0.164cm" svg:height="0.089cm" svg:x="10.971cm" svg:y="11.232cm" svg:viewBox="0 0 165 90" draw:points="102,90 102,74 0,14 52,0 165,66">
            <text:p/>
          </draw:polygon>
          <draw:polygon draw:style-name="gr76" draw:text-style-name="P2" draw:layer="layout" svg:width="0.164cm" svg:height="0.089cm" svg:x="10.971cm" svg:y="11.232cm" svg:viewBox="0 0 165 90" draw:points="102,90 102,74 0,14 52,0 165,66">
            <text:p/>
          </draw:polygon>
        </draw:g>
        <draw:g>
          <draw:polygon draw:style-name="gr75" draw:text-style-name="P47" draw:layer="layout" svg:width="0.161cm" svg:height="0.165cm" svg:x="11.027cm" svg:y="11.426cm" svg:viewBox="0 0 162 166" draw:points="0,94 162,0 162,72 0,166">
            <text:p/>
          </draw:polygon>
          <draw:polygon draw:style-name="gr76" draw:text-style-name="P2" draw:layer="layout" svg:width="0.161cm" svg:height="0.165cm" svg:x="11.027cm" svg:y="11.426cm" svg:viewBox="0 0 162 166" draw:points="0,94 162,0 162,72 0,166">
            <text:p/>
          </draw:polygon>
        </draw:g>
        <draw:g>
          <draw:path draw:style-name="gr77" draw:text-style-name="P48" draw:layer="layout" svg:width="0.179cm" svg:height="0.1cm" svg:x="10.895cm" svg:y="11.226cm" svg:viewBox="0 0 180 101" svg:d="M0 16l41-16 36 20 103 61-34 20c-28-9-54-21-79-35-24-14-46-31-67-50z">
            <text:p/>
          </draw:path>
          <draw:path draw:style-name="gr76" draw:text-style-name="P2" draw:layer="layout" svg:width="0.179cm" svg:height="0.1cm" svg:x="10.895cm" svg:y="11.226cm" svg:viewBox="0 0 180 101" svg:d="M0 16l41-16 36 20 103 61-34 20c-28-9-54-21-79-35-24-14-46-31-67-50z">
            <text:p/>
          </draw:path>
        </draw:g>
        <draw:g>
          <draw:polygon draw:style-name="gr37" draw:text-style-name="P23" draw:layer="layout" svg:width="0.174cm" svg:height="0.122cm" svg:x="10.732cm" svg:y="11.56cm" svg:viewBox="0 0 175 123" draw:points="0,0 175,103 175,123 0,20">
            <text:p/>
          </draw:polygon>
          <draw:polygon draw:style-name="gr23" draw:text-style-name="P2" draw:layer="layout" svg:width="0.174cm" svg:height="0.122cm" svg:x="10.732cm" svg:y="11.56cm" svg:viewBox="0 0 175 123" draw:points="0,0 175,103 175,123 0,20">
            <text:p/>
          </draw:polygon>
        </draw:g>
        <draw:path draw:style-name="gr16" draw:text-style-name="P11" draw:layer="layout" svg:width="0.213cm" svg:height="0.132cm" svg:x="10.751cm" svg:y="11.516cm" svg:viewBox="0 0 214 133" svg:d="M0 38l12 8 11-7-13-8zM15 28l13 7 11-7-13-7zM31 17l13 8 11-7-13-8zM47 6l13 8 10-7-12-7zM71 21l12 7 11-7-13-7zM94 35l14 8 11-7-14-8zM119 49l13 8 11-7-13-8zM167 79l12 8 11-7-13-8zM190 93l13 8 11-7-13-8zM175 104l12 8 11-7-13-8zM151 90l13 7 10-7-13-7zM143 64l13 8 10-8-12-7zM127 75l13 8 10-7-12-8zM102 60l14 9 11-8-13-8zM79 46l12 7 11-7-13-7zM55 31l13 8 10-7-12-8zM39 42l13 8 10-7-12-8zM63 56l13 8 10-7-13-8zM87 72l12 7 12-7-14-8zM111 86l13 8 11-7-13-8zM135 100l13 8 10-7-12-8zM159 115l12 7 11-7-13-7zM143 125l13 8 10-7-12-8zM119 111l13 8 11-7-13-8zM47 68l61 36 11-7-61-37zM23 53l13 7 11-7-13-7z">
          <text:p/>
        </draw:path>
        <draw:path draw:style-name="gr54" draw:text-style-name="P31" draw:layer="layout" svg:width="0.213cm" svg:height="0.128cm" svg:x="10.751cm" svg:y="11.523cm" svg:viewBox="0 0 214 129" svg:d="M47 3l13 7v-3l-13-7zM71 17l12 7v-3l-12-7zM94 31l14 8v-3l-14-8zM119 45l13 8v-3l-13-8zM143 60l13 8v-3l-13-8zM167 75l12 8v-3l-12-8zM60 7v3l10-7v-3zM83 21v3l11-7v-3zM108 36v3l11-7v-3zM132 50v3l11-7v-3zM156 65v3l10-8v-3zM179 80v3l11-7v-3zM190 89l13 8v-3l-13-8zM203 94v3l11-7v-3zM31 13l13 8v-3l-13-8zM55 27l13 8v-3l-13-8zM79 42l12 7v-3l-12-7zM102 56l14 9v-4l-14-8zM127 71l13 8v-3l-13-8zM151 86l13 7v-3l-13-7zM44 18v3l11-7v-3zM68 32v3l10-7v-3zM91 46v3l11-7v-3zM116 61v4l11-8v-3zM140 76v3l10-7v-3zM164 90v3l10-7v-3zM175 100l12 8v-3l-12-8zM187 105v3l11-7v-3zM15 24l13 7v-3l-13-7zM39 38l13 8v-3l-13-8zM63 52l13 8v-3l-13-8zM87 68l12 7v-3l-12-7zM111 82l13 8v-3l-13-8zM135 96l13 8v-3l-13-8zM28 28v3l11-7v-3zM52 43v3l10-7v-3zM76 57v3l10-7v-3zM99 72v3l12-7v-3zM124 87v3l11-7v-3zM148 101v3l10-7v-3zM159 111l12 7v-3l-12-7zM171 115v3l11-7v-3zM0 34l12 8v-3l-12-8zM23 49l13 7v-3l-13-7zM47 63l61 37v-3l-61-37zM119 107l13 8v-3l-13-8zM12 39v3l11-7v-3zM36 53v3l11-7v-3zM108 97v3l11-7v-3zM132 112v3l11-7v-3zM143 121l13 8v-3l-13-8zM156 126v3l10-7v-3z">
          <text:p/>
        </draw:path>
        <draw:path draw:style-name="gr55" draw:text-style-name="P32" draw:layer="layout" svg:width="0.02cm" svg:height="0.05cm" svg:x="11.151cm" svg:y="11.449cm" svg:viewBox="0 0 21 51" svg:d="M11 5l10-5v39l-10 6zM0 11l6-4v40l-6 4z">
          <text:p/>
        </draw:path>
        <draw:g>
          <draw:path draw:style-name="gr37" draw:text-style-name="P23" draw:layer="layout" svg:width="0.184cm" svg:height="0.349cm" svg:x="10.855cm" svg:y="11.242cm" svg:viewBox="0 0 185 350" svg:d="M185 250c-28-8-56-19-81-34-23-13-45-30-65-49v-167c21 18 43 35 67 48 25 15 52 26 79 35zM0 250c24 23 51 44 81 61 29 17 60 30 93 39v-72c-33-9-65-23-95-40-29-16-55-36-79-59z">
            <text:p/>
          </draw:path>
          <draw:path draw:style-name="gr23" draw:text-style-name="P2" draw:layer="layout" svg:width="0.246cm" svg:height="0.349cm" svg:x="10.855cm" svg:y="11.242cm" svg:viewBox="0 0 247 350" svg:d="M184 250c-28-8-55-19-80-34-24-13-45-30-65-49v-167c21 18 43 35 67 48 25 15 51 26 78 35zM12 209c12 11 25 22 38 31M12 219c12 11 25 22 38 31M12 229c12 12 25 22 38 32M12 240c12 11 25 22 38 31M152 17l69 39M161 14l69 40M170 12l69 39M178 9l69 40M0 250c24 23 51 44 81 61 29 17 60 30 92 39v-72c-33-9-64-23-94-40-29-16-55-36-79-59z">
            <text:p/>
          </draw:path>
        </draw:g>
        <draw:path draw:style-name="gr76" draw:text-style-name="P2" draw:layer="layout" svg:width="0.105cm" svg:height="0.183cm" svg:x="10.912cm" svg:y="11.279cm" svg:viewBox="0 0 106 184" svg:d="M0 0v121c18 16 38 30 59 41 15 9 31 16 47 22">
          <text:p/>
        </draw:path>
        <draw:path draw:style-name="gr35" draw:text-style-name="P2" draw:layer="layout" svg:width="0.456cm" svg:height="0.456cm" svg:x="10.732cm" svg:y="11.226cm" svg:viewBox="0 0 457 457" svg:d="M296 366l161-93v-73l-53-31v-98l-113-66-51 15-37-20-41 16v156l-39 22v73c24 23 50 43 79 59 29 17 61 31 94 40zM0 335l78-55 178 103v26l-82 48-174-101z">
          <text:p/>
        </draw:path>
        <draw:path draw:style-name="gr31" draw:text-style-name="P19" draw:layer="layout" svg:width="0.061cm" svg:height="0.031cm" svg:x="10.961cm" svg:y="11.535cm" svg:viewBox="0 0 62 32" svg:d="M4 0l53 21c1 0 1 0 2 0 1 1 1 2 2 2 0 1 1 2 1 3s-1 2-1 3c-1 1-1 2-2 2-1 1-2 1-3 1h-1l-51-21c-1-1-2-1-3-2 0-1-1-2-1-3s1-2 1-3c1-1 2-2 3-3z">
          <text:p/>
        </draw:path>
        <draw:g>
          <draw:polygon draw:style-name="gr56" draw:text-style-name="P33" draw:layer="layout" svg:width="0.072cm" svg:height="0.045cm" svg:x="10.946cm" svg:y="11.501cm" svg:viewBox="0 0 73 46" draw:points="0,0 73,30 73,46">
            <text:p/>
          </draw:polygon>
          <draw:path draw:style-name="gr23" draw:text-style-name="P2" draw:layer="layout" svg:width="0.072cm" svg:height="0.045cm" svg:x="10.946cm" svg:y="11.501cm" svg:viewBox="0 0 73 46" svg:d="M0 0l73 30v16M0 5l73 32">
            <text:p/>
          </draw:path>
        </draw:g>
        <draw:polyline draw:style-name="gr76" draw:text-style-name="P2" draw:layer="layout" svg:width="0.072cm" svg:height="0.045cm" svg:x="10.946cm" svg:y="11.501cm" svg:viewBox="0 0 73 46" draw:points="0,0 0,17 73,46">
          <text:p/>
        </draw:polyline>
        <draw:g>
          <draw:path draw:style-name="gr59" draw:text-style-name="P34" draw:layer="layout" svg:width="0.01cm" svg:height="0.011cm" svg:x="10.997cm" svg:y="11.463cm" svg:viewBox="0 0 11 12" svg:d="M10 4c0 1 1 2 1 3s0 2 0 3-1 1-2 2c0 0-1 0-2 0s-2 0-3-1-2-2-3-2c0-1-1-3-1-4s0-2 0-2c1-1 1-2 1-2 1 0 1 0 1 0 1-1 1-1 2-1s2 1 3 2c1 0 2 1 3 2z">
            <text:p/>
          </draw:path>
          <draw:path draw:style-name="gr28" draw:text-style-name="P2" draw:layer="layout" svg:width="0.01cm" svg:height="0.011cm" svg:x="10.997cm" svg:y="11.463cm" svg:viewBox="0 0 11 12" svg:d="M10 4c0 1 1 2 1 3s0 2 0 3-1 1-2 2c0 0-1 0-2 0s-2 0-3-1-2-2-3-2c0-1-1-3-1-4s0-2 0-2c1-1 1-2 1-2 1 0 1 0 1 0 1-1 1-1 2-1s2 1 3 2c1 0 2 1 3 2z">
            <text:p/>
          </draw:path>
        </draw:g>
        <draw:g>
          <draw:path draw:style-name="gr60" draw:text-style-name="P35" draw:layer="layout" svg:width="0.105cm" svg:height="0.183cm" svg:x="10.912cm" svg:y="11.279cm" svg:viewBox="0 0 106 184" svg:d="M4 118v-114l-4-4c17 16 35 30 55 41 17 9 33 16 51 22v121-5c-19-7-37-16-55-26-16-10-32-22-47-35z">
            <text:p/>
          </draw:path>
          <draw:path draw:style-name="gr23" draw:text-style-name="P2" draw:layer="layout" svg:width="0.105cm" svg:height="0.183cm" svg:x="10.912cm" svg:y="11.279cm" svg:viewBox="0 0 106 184" svg:d="M4 118v-114l-4-4c17 16 35 30 55 41 17 9 33 16 51 22v121-5c-19-7-37-16-55-26-16-10-32-22-47-35z">
            <text:p/>
          </draw:path>
        </draw:g>
        <draw:frame draw:style-name="gr61" draw:text-style-name="P2" draw:layer="layout" svg:width="1.061cm" svg:height="0.296cm" svg:x="10.229cm" svg:y="11.75cm">
          <draw:text-box>
            <text:p text:style-name="P3"><text:span text:style-name="T6">Management</text:span></text:p>
          </draw:text-box>
        </draw:frame>
        <draw:path draw:style-name="gr32" draw:text-style-name="P20" draw:layer="layout" svg:width="0.582cm" svg:height="0.38cm" svg:x="11.737cm" svg:y="11.742cm" svg:viewBox="0 0 583 381" svg:d="M176 381c15 0 31 0 46 0 88-5 174-31 248-74 25-15 49-32 71-50 7-8 13-16 18-24 16-24 24-51 24-79s-8-55-24-79c-15-25-37-45-64-58-14-8-29-13-45-17l-450 381z">
          <text:p/>
        </draw:path>
        <draw:g>
          <draw:path draw:style-name="gr62" draw:text-style-name="P36" draw:layer="layout" svg:width="0.819cm" svg:height="0.458cm" svg:x="11.43cm" svg:y="10.952cm" svg:viewBox="0 0 820 459" svg:d="M311 459l509-285-316-174-504 283c41 46 89 85 144 116 52 28 108 49 167 60z">
            <text:p/>
          </draw:path>
          <draw:path draw:style-name="gr58" draw:text-style-name="P2" draw:layer="layout" svg:width="0.819cm" svg:height="0.458cm" svg:x="11.43cm" svg:y="10.952cm" svg:viewBox="0 0 820 459" svg:d="M311 459l509-285-316-174-504 283c41 46 89 85 144 116 52 28 108 49 167 60z">
            <text:p/>
          </draw:path>
        </draw:g>
        <draw:g>
          <draw:path draw:style-name="gr63" draw:text-style-name="P37" draw:layer="layout" svg:width="0.311cm" svg:height="0.888cm" svg:x="11.43cm" svg:y="11.234cm" svg:viewBox="0 0 312 889" svg:d="M312 176c-59-11-115-31-167-60-55-30-104-69-145-116v727c37 40 81 73 130 100 56 31 118 52 182 62z">
            <text:p/>
          </draw:path>
          <draw:path draw:style-name="gr58" draw:text-style-name="P2" draw:layer="layout" svg:width="0.311cm" svg:height="0.888cm" svg:x="11.43cm" svg:y="11.234cm" svg:viewBox="0 0 312 889" svg:d="M312 176c-59-11-115-31-167-60-55-30-104-69-145-116v727c37 40 81 73 130 100 56 31 118 52 182 62z">
            <text:p/>
          </draw:path>
        </draw:g>
        <draw:g>
          <draw:polygon draw:style-name="gr64" draw:text-style-name="P38" draw:layer="layout" svg:width="0.508cm" svg:height="0.995cm" svg:x="11.741cm" svg:y="11.125cm" svg:viewBox="0 0 509 996" draw:points="0,284 0,996 509,714 509,0">
            <text:p/>
          </draw:polygon>
          <draw:polygon draw:style-name="gr58" draw:text-style-name="P2" draw:layer="layout" svg:width="0.508cm" svg:height="0.995cm" svg:x="11.741cm" svg:y="11.125cm" svg:viewBox="0 0 509 996" draw:points="0,284 0,996 509,714 509,0">
            <text:p/>
          </draw:polygon>
        </draw:g>
        <draw:path draw:style-name="gr35" draw:text-style-name="P2" draw:layer="layout" svg:width="0.819cm" svg:height="1.17cm" svg:x="11.43cm" svg:y="10.952cm" svg:viewBox="0 0 820 1171" svg:d="M820 173l-316-173-504 282v727c37 39 81 73 129 100 56 31 118 52 182 62l509-282z">
          <text:p/>
        </draw:path>
        <draw:g>
          <draw:path draw:style-name="gr65" draw:text-style-name="P39" draw:layer="layout" svg:width="0.049cm" svg:height="0.065cm" svg:x="11.548cm" svg:y="11.674cm" svg:viewBox="0 0 50 66" svg:d="M47 26c2 5 3 11 3 16 0 6-2 11-4 15s-5 7-9 8c-4 2-8 2-13 0-4-1-8-4-12-8s-7-9-9-15c-2-5-3-11-3-17 0-5 1-11 3-15 3-4 6-6 9-8h1c4-3 8-3 12 0 5 1 9 4 13 8 3 4 7 10 9 15z">
            <text:p/>
          </draw:path>
          <draw:path draw:style-name="gr57" draw:text-style-name="P2" draw:layer="layout" svg:width="0.049cm" svg:height="0.065cm" svg:x="11.548cm" svg:y="11.674cm" svg:viewBox="0 0 50 66" svg:d="M47 26c2 5 3 11 3 16 0 6-2 11-4 15s-5 7-9 8c-4 2-8 2-13 0-4-1-8-4-12-8s-7-9-9-15c-2-5-3-11-3-17 0-5 1-11 3-15 3-4 6-6 9-8h1c4-3 8-3 12 0 5 1 9 4 13 8 3 4 7 10 9 15z">
            <text:p/>
          </draw:path>
        </draw:g>
        <draw:path draw:style-name="gr66" draw:text-style-name="P2" draw:layer="layout" svg:width="0.21cm" svg:height="0.198cm" svg:x="11.48cm" svg:y="11.821cm" svg:viewBox="0 0 211 199" svg:d="M0 0c31 26 64 48 98 67 36 19 74 34 113 44M0 43c31 27 65 50 100 69 36 18 73 33 111 44M0 87c31 26 65 49 100 68 36 19 73 34 111 44">
          <text:p/>
        </draw:path>
        <draw:g>
          <draw:path draw:style-name="gr31" draw:text-style-name="P19" draw:layer="layout" svg:width="0.229cm" svg:height="0.132cm" svg:x="11.472cm" svg:y="11.371cm" svg:viewBox="0 0 230 133" svg:d="M8 20c28 24 58 45 90 63 38 22 79 38 122 50 2 0 3 0 5-1s3-3 4-4c1-2 1-3 1-5s0-4-1-5c-1-2-2-3-4-4s-3-1-5-1c-42-12-83-28-121-49-31-18-60-38-87-61-1-1-1-2-2-2-1-1-2-1-3-1-2 0-3 0-4 1-1 0-1 1-2 2 0 1-1 2-1 3s0 2 1 3c0 2 1 4 2 6s3 4 5 5z">
            <text:p/>
          </draw:path>
          <draw:path draw:style-name="gr57" draw:text-style-name="P2" draw:layer="layout" svg:width="0.229cm" svg:height="0.132cm" svg:x="11.472cm" svg:y="11.371cm" svg:viewBox="0 0 230 133" svg:d="M8 20c28 24 58 45 90 63 38 22 79 38 122 50 2 0 3 0 5-1s3-3 4-4c1-2 1-3 1-5s0-4-1-5c-1-2-2-3-4-4s-3-1-5-1c-42-12-83-28-121-49-31-18-60-38-87-61-1-1-1-2-2-2-1-1-2-1-3-1-2 0-3 0-4 1-1 0-1 1-2 2 0 1-1 2-1 3s0 2 1 3c0 2 1 4 2 6s3 4 5 5z">
            <text:p/>
          </draw:path>
        </draw:g>
        <draw:g>
          <draw:path draw:style-name="gr67" draw:text-style-name="P40" draw:layer="layout" svg:width="0.066cm" svg:height="0.042cm" svg:x="11.539cm" svg:y="11.434cm" svg:viewBox="0 0 67 43" svg:d="M67 42c0-1 0-1-1-2-4-12-10-22-18-29-7-7-16-11-24-11s-15 3-22 9c-1 3-2 5-2 7 0 5 3 10 7 14 5 4 11 7 19 9 8 3 17 4 27 4 5 0 9 0 14-1z">
            <text:p/>
          </draw:path>
          <draw:path draw:style-name="gr68" draw:text-style-name="P2" draw:layer="layout" svg:width="0.066cm" svg:height="0.042cm" svg:x="11.539cm" svg:y="11.434cm" svg:viewBox="0 0 67 43" svg:d="M67 42c0-1 0-1-1-2-4-12-10-22-18-29-7-7-16-11-24-11s-15 3-22 9c-1 3-2 5-2 7 0 5 3 10 7 14 5 4 11 7 19 9 8 3 17 4 27 4 5 0 9 0 14-1z">
            <text:p/>
          </draw:path>
        </draw:g>
        <draw:path draw:style-name="gr74" draw:text-style-name="P46" draw:layer="layout" svg:width="0.21cm" svg:height="0.167cm" svg:x="11.48cm" svg:y="11.449cm" svg:viewBox="0 0 211 168" svg:d="M0 0v56c28 24 58 44 90 62 38 21 79 38 121 50v-57c-43-13-84-30-123-52-31-17-61-37-88-59z">
          <text:p/>
        </draw:path>
        <draw:path draw:style-name="gr31" draw:text-style-name="P19" draw:layer="layout" svg:width="0.21cm" svg:height="0.125cm" svg:x="11.48cm" svg:y="11.46cm" svg:viewBox="0 0 211 126" svg:d="M0 14c28 24 58 45 90 63 38 21 79 38 121 49v-15c-43-12-84-29-123-51-31-17-61-37-88-60z">
          <text:p/>
        </draw:path>
        <draw:path draw:style-name="gr58" draw:text-style-name="P2" draw:layer="layout" svg:width="0.21cm" svg:height="0.167cm" svg:x="11.48cm" svg:y="11.448cm" svg:viewBox="0 0 211 168" svg:d="M0 0v56c28 24 58 44 90 62 38 21 79 38 121 50">
          <text:p/>
        </draw:path>
        <draw:path draw:style-name="gr57" draw:text-style-name="P2" draw:layer="layout" svg:width="0.21cm" svg:height="0.167cm" svg:x="11.48cm" svg:y="11.45cm" svg:viewBox="0 0 211 168" svg:d="M211 168v-57c-43-13-84-30-123-52-31-17-61-37-88-59">
          <text:p/>
        </draw:path>
        <draw:path draw:style-name="gr32" draw:text-style-name="P20" draw:layer="layout" svg:width="0.088cm" svg:height="0.094cm" svg:x="12.07cm" svg:y="12.113cm" svg:viewBox="0 0 89 95" svg:d="M0 93c5 1 10 2 15 2 11 0 23-4 33-9 3-2 5-4 8-5 3-1 7-3 10-5 7-4 13-9 17-16s6-15 6-23c0-9-2-16-6-23 0-1 0-1 0-1l-28-13z">
          <text:p/>
        </draw:path>
        <draw:path draw:style-name="gr78" draw:text-style-name="P49" draw:layer="layout" svg:width="0.272cm" svg:height="0.411cm" svg:x="11.839cm" svg:y="11.783cm" svg:viewBox="0 0 273 412" svg:d="M223 168v242c4 1 8 2 12 2 7 0 13-2 19-5s11-8 14-14c4-5 5-12 5-18 0-2 0-3 0-5v-212l-130-76-6-29-110-53-1 53c-2-2-5-3-7-5-6-3-12-5-19-6z">
          <text:p/>
        </draw:path>
        <draw:polygon draw:style-name="gr79" draw:text-style-name="P50" draw:layer="layout" svg:width="0.223cm" svg:height="0.368cm" svg:x="11.839cm" svg:y="11.825cm" svg:viewBox="0 0 224 369" draw:points="0,241 224,369 224,126 0,0">
          <text:p/>
        </draw:polygon>
        <draw:polyline draw:style-name="gr80" draw:text-style-name="P2" draw:layer="layout" svg:width="0.211cm" svg:height="0.359cm" svg:x="11.86cm" svg:y="11.829cm" svg:viewBox="0 0 212 360" draw:points="0,0 212,118 212,360">
          <text:p/>
        </draw:polyline>
        <draw:polyline draw:style-name="gr58" draw:text-style-name="P2" draw:layer="layout" svg:width="0.223cm" svg:height="0.366cm" svg:x="11.839cm" svg:y="11.825cm" svg:viewBox="0 0 224 367" draw:points="0,0 224,126 224,367">
          <text:p/>
        </draw:polyline>
        <draw:path draw:style-name="gr35" draw:text-style-name="P2" draw:layer="layout" svg:width="0.272cm" svg:height="0.411cm" svg:x="11.839cm" svg:y="11.783cm" svg:viewBox="0 0 273 412" svg:d="M0 284l223 126c4 1 8 2 12 2 7 0 13-2 19-5s11-8 14-14c4-5 5-12 5-18 0-2 0-3 0-5v-212l-129-76-7-28-110-54-1 54c-2-1-4-3-6-4-7-3-13-6-20-8z">
          <text:p/>
        </draw:path>
        <draw:frame draw:style-name="gr61" draw:text-style-name="P2" draw:layer="layout" svg:width="0.26cm" svg:height="0.296cm" svg:x="11.709cm" svg:y="12.101cm">
          <draw:text-box>
            <text:p text:style-name="P3"><text:span text:style-name="T6"> </text:span></text:p>
          </draw:text-box>
        </draw:frame>
        <draw:path draw:style-name="gr32" draw:text-style-name="P20" draw:layer="layout" svg:width="0.106cm" svg:height="0.076cm" svg:x="12.057cm" svg:y="12.122cm" svg:viewBox="0 0 107 77" svg:d="M0 67c13 7 28 10 43 10 11 0 23-2 33-6 3-1 5-2 7-3 8-5 14-11 19-19 2-4 4-8 5-12 0-2 0-3 0-5 0-6-1-11-4-16s-7-9-12-12-10-4-16-4c-1 0-1 0-2 0z">
          <text:p/>
        </draw:path>
        <draw:g>
          <draw:path draw:style-name="gr81" draw:text-style-name="P51" draw:layer="layout" svg:width="0.141cm" svg:height="0.066cm" svg:x="11.99cm" svg:y="11.994cm" svg:viewBox="0 0 142 67" svg:d="M142 34v-1c0 6-3 12-10 17-6 5-15 10-25 13-11 2-24 4-36 4s-25-2-35-4c-11-3-20-8-26-13-7-5-10-11-10-16 0-6 3-12 10-17 6-5 15-10 25-13 11-2 24-4 36-4 12 0 25 2 35 4 11 3 20 8 26 13 7 5 10 11 10 16z">
            <text:p/>
          </draw:path>
          <draw:path draw:style-name="gr82" draw:text-style-name="P2" draw:layer="layout" svg:width="0.141cm" svg:height="0.066cm" svg:x="11.99cm" svg:y="11.994cm" svg:viewBox="0 0 142 67" svg:d="M142 34v-1c0 6-3 12-10 17-6 5-15 10-25 13-11 2-24 4-36 4s-25-2-35-4c-11-3-20-8-26-13-7-5-10-11-10-16 0-6 3-12 10-17 6-5 15-10 25-13 11-2 24-4 36-4 12 0 25 2 35 4 11 3 20 8 26 13 7 5 10 11 10 16z">
            <text:p/>
          </draw:path>
        </draw:g>
        <draw:g>
          <draw:path draw:style-name="gr83" draw:text-style-name="P52" draw:layer="layout" svg:width="0.141cm" svg:height="0.163cm" svg:x="11.99cm" svg:y="12.027cm" svg:viewBox="0 0 142 164" svg:d="M0 0v130c0 6 3 12 10 17 6 5 15 9 25 12 11 3 24 5 36 5s25-2 36-5c10-3 19-7 25-12 7-5 10-11 10-16v-131c0 6-3 12-10 17-6 5-15 9-25 12-11 3-24 4-36 4s-25-1-35-4c-11-3-20-7-26-12-7-5-10-11-10-17z">
            <text:p/>
          </draw:path>
          <draw:path draw:style-name="gr84" draw:text-style-name="P2" draw:layer="layout" svg:width="0.141cm" svg:height="0.163cm" svg:x="11.99cm" svg:y="12.027cm" svg:viewBox="0 0 142 164" svg:d="M0 0v130c0 6 3 12 10 17 6 5 15 9 25 12 11 3 24 5 36 5s25-2 36-5c10-3 19-7 25-12 7-5 10-11 10-16v-131c0 6-3 12-10 17-6 5-15 9-25 12-11 3-24 4-36 4s-25-1-35-4c-11-3-20-7-26-12-7-5-10-11-10-17z">
            <text:p/>
          </draw:path>
        </draw:g>
        <draw:path draw:style-name="gr35" draw:text-style-name="P2" draw:layer="layout" svg:width="0.139cm" svg:height="0.196cm" svg:x="11.99cm" svg:y="11.993cm" svg:viewBox="0 0 140 197" svg:d="M140 33c0-6-3-11-9-16-7-6-15-10-26-13s-23-4-35-4-24 1-35 4-19 7-26 13c-6 5-9 10-9 16v130c0 6 3 12 9 17 7 5 15 9 26 12s23 5 35 5 24-2 35-5 19-7 26-12c6-5 9-11 9-16z">
          <text:p/>
        </draw:path>
        <draw:frame draw:style-name="gr85" draw:text-style-name="P2" draw:layer="layout" svg:width="1.168cm" svg:height="0.591cm" svg:x="11.227cm" svg:y="12.151cm">
          <draw:text-box>
            <text:p text:style-name="P3"><text:span text:style-name="T6">Backup Service</text:span></text:p>
          </draw:text-box>
        </draw:frame>
        <draw:path draw:style-name="gr32" draw:text-style-name="P20" draw:layer="layout" svg:width="0.243cm" svg:height="0.196cm" svg:x="13.013cm" svg:y="12.847cm" svg:viewBox="0 0 244 197" svg:d="M0 183c17 9 37 14 56 14 14 0 28-2 41-7 23-8 45-18 67-30 22-13 43-27 63-44 5-3 9-7 12-12s5-10 5-16-2-11-5-16-7-9-12-12c-2-1-3-2-5-2l-91-58z">
          <text:p/>
        </draw:path>
        <draw:polygon draw:style-name="gr33" draw:text-style-name="P21" draw:layer="layout" svg:width="0.508cm" svg:height="0.711cm" svg:x="12.624cm" svg:y="12.319cm" svg:viewBox="0 0 509 712" draw:points="0,494 388,712 509,643 509,212 130,0 0,74">
          <text:p/>
        </draw:polygon>
        <draw:path draw:style-name="gr34" draw:text-style-name="P2" draw:layer="layout" svg:width="0.449cm" svg:height="0.59cm" svg:x="12.654cm" svg:y="12.411cm" svg:viewBox="0 0 450 591" svg:d="M0 0l359 201 91-51M359 201v390M0 63l359 201M0 130l359 202M0 198l359 201M0 266l359 202M0 333l359 202M184 442v47M53 368v45M119 339v46M184 310v46M53 236v46M119 207v46M53 103v47">
          <text:p/>
        </draw:path>
        <draw:polygon draw:style-name="gr35" draw:text-style-name="P2" draw:layer="layout" svg:width="0.508cm" svg:height="0.711cm" svg:x="12.624cm" svg:y="12.319cm" svg:viewBox="0 0 509 712" draw:points="0,494 388,712 509,643 509,212 130,0 0,74">
          <text:p/>
        </draw:polygon>
        <draw:g>
          <draw:path draw:style-name="gr20" draw:text-style-name="P13" draw:layer="layout" svg:width="0.508cm" svg:height="0.305cm" svg:x="13.259cm" svg:y="12.192cm" svg:viewBox="0 0 509 306" svg:d="M509 153c0 27-12 53-34 76-22 24-55 43-93 57-39 13-83 20-127 20-45 0-89-7-128-20-38-14-71-33-93-56-22-24-34-50-34-77s12-53 34-76c22-24 55-43 93-57 39-13 83-20 127-20 45 0 89 7 128 20 38 14 71 33 93 56 22 24 34 50 34 77z">
            <text:p/>
          </draw:path>
          <draw:path draw:style-name="gr21" draw:text-style-name="P2" draw:layer="layout" svg:width="0.508cm" svg:height="0.305cm" svg:x="13.259cm" svg:y="12.192cm" svg:viewBox="0 0 509 306" svg:d="M509 153c0 27-12 53-34 76-22 24-55 43-93 57-39 13-83 20-127 20-45 0-89-7-128-20-38-14-71-33-93-56-22-24-34-50-34-77s12-53 34-76c22-24 55-43 93-57 39-13 83-20 127-20 45 0 89 7 128 20 38 14 71 33 93 56 22 24 34 50 34 77z">
            <text:p/>
          </draw:path>
        </draw:g>
        <draw:g>
          <draw:polygon draw:style-name="gr22" draw:text-style-name="P14" draw:layer="layout" svg:width="0.174cm" svg:height="0.1cm" svg:x="13.513cm" svg:y="12.244cm" svg:viewBox="0 0 175 101" draw:points="175,72 175,0 51,0 102,29 0,88 21,101 124,41">
            <text:p/>
          </draw:polygon>
          <draw:polygon draw:style-name="gr23" draw:text-style-name="P2" draw:layer="layout" svg:width="0.174cm" svg:height="0.1cm" svg:x="13.513cm" svg:y="12.244cm" svg:viewBox="0 0 175 101" draw:points="175,72 175,0 51,0 102,29 0,88 21,101 124,41">
            <text:p/>
          </draw:polygon>
        </draw:g>
        <draw:g>
          <draw:polygon draw:style-name="gr22" draw:text-style-name="P14" draw:layer="layout" svg:width="0.185cm" svg:height="0.107cm" svg:x="13.328cm" svg:y="12.238cm" svg:viewBox="0 0 186 108" draw:points="186,36 175,102 62,108 113,78 0,12 21,0 135,65">
            <text:p/>
          </draw:polygon>
          <draw:polygon draw:style-name="gr23" draw:text-style-name="P2" draw:layer="layout" svg:width="0.185cm" svg:height="0.107cm" svg:x="13.328cm" svg:y="12.238cm" svg:viewBox="0 0 186 108" draw:points="186,36 175,102 62,108 113,78 0,12 21,0 135,65">
            <text:p/>
          </draw:polygon>
        </draw:g>
        <draw:g>
          <draw:polygon draw:style-name="gr22" draw:text-style-name="P14" draw:layer="layout" svg:width="0.185cm" svg:height="0.107cm" svg:x="13.513cm" svg:y="12.344cm" svg:viewBox="0 0 186 108" draw:points="0,72 10,6 124,0 73,30 186,95 164,108 51,42">
            <text:p/>
          </draw:polygon>
          <draw:polygon draw:style-name="gr23" draw:text-style-name="P2" draw:layer="layout" svg:width="0.185cm" svg:height="0.107cm" svg:x="13.513cm" svg:y="12.344cm" svg:viewBox="0 0 186 108" draw:points="0,72 10,6 124,0 73,30 186,95 164,108 51,42">
            <text:p/>
          </draw:polygon>
        </draw:g>
        <draw:g>
          <draw:polygon draw:style-name="gr22" draw:text-style-name="P14" draw:layer="layout" svg:width="0.174cm" svg:height="0.1cm" svg:x="13.339cm" svg:y="12.344cm" svg:viewBox="0 0 175 101" draw:points="0,29 0,101 124,101 73,72 175,12 153,0 51,59">
            <text:p/>
          </draw:polygon>
          <draw:polygon draw:style-name="gr23" draw:text-style-name="P2" draw:layer="layout" svg:width="0.174cm" svg:height="0.1cm" svg:x="13.339cm" svg:y="12.344cm" svg:viewBox="0 0 175 101" draw:points="0,29 0,101 124,101 73,72 175,12 153,0 51,59">
            <text:p/>
          </draw:polygon>
        </draw:g>
        <draw:g>
          <draw:path draw:style-name="gr24" draw:text-style-name="P15" draw:layer="layout" svg:width="0.508cm" svg:height="0.356cm" svg:x="13.259cm" svg:y="12.344cm" svg:viewBox="0 0 509 357" svg:d="M0 0v204c0 27 12 53 34 77 22 23 55 42 93 56 39 13 83 20 128 20 44 0 88-7 127-20 38-14 71-33 93-56 22-24 34-50 34-77v-204c0 27-12 53-34 77-22 23-55 42-93 56-39 13-83 20-127 20-45 0-89-7-128-20-38-14-71-33-93-56-22-24-34-50-34-77z">
            <text:p/>
          </draw:path>
          <draw:path draw:style-name="gr25" draw:text-style-name="P2" draw:layer="layout" svg:width="0.508cm" svg:height="0.356cm" svg:x="13.259cm" svg:y="12.344cm" svg:viewBox="0 0 509 357" svg:d="M0 0v204c0 27 12 53 34 77 22 23 55 42 93 56 39 13 83 20 128 20 44 0 88-7 127-20 38-14 71-33 93-56 22-24 34-50 34-77v-204c0 27-12 53-34 77-22 23-55 42-93 56-39 13-83 20-127 20-45 0-89-7-128-20-38-14-71-33-93-56-22-24-34-50-34-77z">
            <text:p/>
          </draw:path>
        </draw:g>
        <draw:path draw:style-name="gr26" draw:text-style-name="P2" draw:layer="layout" svg:width="0.508cm" svg:height="0.509cm" svg:x="13.259cm" svg:y="12.192cm" svg:viewBox="0 0 509 510" svg:d="M509 153c0-27-12-53-34-76s-55-43-93-56c-39-14-83-21-128-21-44 0-88 7-127 21-38 13-71 33-93 56s-34 49-34 76v204c0 27 12 53 34 76s55 43 93 56c39 14 83 21 128 21 44 0 88-7 127-21 38-13 71-33 93-56s34-49 34-76z">
          <text:p/>
        </draw:path>
        <draw:g>
          <draw:path draw:style-name="gr20" draw:text-style-name="P13" draw:layer="layout" svg:width="0.508cm" svg:height="0.305cm" svg:x="13.208cm" svg:y="10.465cm" svg:viewBox="0 0 509 306" svg:d="M509 153c0 27-12 53-34 76-22 24-55 43-93 57-39 13-83 20-127 20-45 0-89-7-128-20-38-14-71-33-93-56-22-24-34-50-34-77s12-53 34-76c22-24 55-43 93-57 39-13 83-20 127-20 45 0 89 7 128 20 38 14 71 33 93 56 22 24 34 50 34 77z">
            <text:p/>
          </draw:path>
          <draw:path draw:style-name="gr21" draw:text-style-name="P2" draw:layer="layout" svg:width="0.508cm" svg:height="0.305cm" svg:x="13.208cm" svg:y="10.465cm" svg:viewBox="0 0 509 306" svg:d="M509 153c0 27-12 53-34 76-22 24-55 43-93 57-39 13-83 20-127 20-45 0-89-7-128-20-38-14-71-33-93-56-22-24-34-50-34-77s12-53 34-76c22-24 55-43 93-57 39-13 83-20 127-20 45 0 89 7 128 20 38 14 71 33 93 56 22 24 34 50 34 77z">
            <text:p/>
          </draw:path>
        </draw:g>
        <draw:g>
          <draw:polygon draw:style-name="gr22" draw:text-style-name="P14" draw:layer="layout" svg:width="0.174cm" svg:height="0.1cm" svg:x="13.462cm" svg:y="10.517cm" svg:viewBox="0 0 175 101" draw:points="175,72 175,0 51,0 102,29 0,88 21,101 124,41">
            <text:p/>
          </draw:polygon>
          <draw:polygon draw:style-name="gr23" draw:text-style-name="P2" draw:layer="layout" svg:width="0.174cm" svg:height="0.1cm" svg:x="13.462cm" svg:y="10.517cm" svg:viewBox="0 0 175 101" draw:points="175,72 175,0 51,0 102,29 0,88 21,101 124,41">
            <text:p/>
          </draw:polygon>
        </draw:g>
        <draw:g>
          <draw:polygon draw:style-name="gr22" draw:text-style-name="P14" draw:layer="layout" svg:width="0.185cm" svg:height="0.107cm" svg:x="13.277cm" svg:y="10.511cm" svg:viewBox="0 0 186 108" draw:points="186,36 175,102 62,108 113,78 0,12 21,0 135,65">
            <text:p/>
          </draw:polygon>
          <draw:polygon draw:style-name="gr23" draw:text-style-name="P2" draw:layer="layout" svg:width="0.185cm" svg:height="0.107cm" svg:x="13.277cm" svg:y="10.511cm" svg:viewBox="0 0 186 108" draw:points="186,36 175,102 62,108 113,78 0,12 21,0 135,65">
            <text:p/>
          </draw:polygon>
        </draw:g>
        <draw:g>
          <draw:polygon draw:style-name="gr22" draw:text-style-name="P14" draw:layer="layout" svg:width="0.185cm" svg:height="0.107cm" svg:x="13.462cm" svg:y="10.617cm" svg:viewBox="0 0 186 108" draw:points="0,72 10,6 124,0 73,30 186,95 164,108 51,42">
            <text:p/>
          </draw:polygon>
          <draw:polygon draw:style-name="gr23" draw:text-style-name="P2" draw:layer="layout" svg:width="0.185cm" svg:height="0.107cm" svg:x="13.462cm" svg:y="10.617cm" svg:viewBox="0 0 186 108" draw:points="0,72 10,6 124,0 73,30 186,95 164,108 51,42">
            <text:p/>
          </draw:polygon>
        </draw:g>
        <draw:g>
          <draw:polygon draw:style-name="gr22" draw:text-style-name="P14" draw:layer="layout" svg:width="0.174cm" svg:height="0.1cm" svg:x="13.288cm" svg:y="10.617cm" svg:viewBox="0 0 175 101" draw:points="0,29 0,101 124,101 73,72 175,12 153,0 51,59">
            <text:p/>
          </draw:polygon>
          <draw:polygon draw:style-name="gr23" draw:text-style-name="P2" draw:layer="layout" svg:width="0.174cm" svg:height="0.1cm" svg:x="13.288cm" svg:y="10.617cm" svg:viewBox="0 0 175 101" draw:points="0,29 0,101 124,101 73,72 175,12 153,0 51,59">
            <text:p/>
          </draw:polygon>
        </draw:g>
        <draw:g>
          <draw:path draw:style-name="gr24" draw:text-style-name="P15" draw:layer="layout" svg:width="0.508cm" svg:height="0.356cm" svg:x="13.208cm" svg:y="10.617cm" svg:viewBox="0 0 509 357" svg:d="M0 0v204c0 27 12 53 34 77 22 23 55 42 93 56 39 13 83 20 128 20 44 0 88-7 127-20 38-14 71-33 93-56 22-24 34-50 34-77v-204c0 27-12 53-34 76-22 24-55 43-93 56-39 14-83 21-127 21-45 0-89-7-128-21-38-13-71-32-93-56-22-23-34-49-34-76z">
            <text:p/>
          </draw:path>
          <draw:path draw:style-name="gr25" draw:text-style-name="P2" draw:layer="layout" svg:width="0.508cm" svg:height="0.356cm" svg:x="13.208cm" svg:y="10.617cm" svg:viewBox="0 0 509 357" svg:d="M0 0v204c0 27 12 53 34 77 22 23 55 42 93 56 39 13 83 20 128 20 44 0 88-7 127-20 38-14 71-33 93-56 22-24 34-50 34-77v-204c0 27-12 53-34 76-22 24-55 43-93 56-39 14-83 21-127 21-45 0-89-7-128-21-38-13-71-32-93-56-22-23-34-49-34-76z">
            <text:p/>
          </draw:path>
        </draw:g>
        <draw:path draw:style-name="gr26" draw:text-style-name="P2" draw:layer="layout" svg:width="0.508cm" svg:height="0.508cm" svg:x="13.208cm" svg:y="10.465cm" svg:viewBox="0 0 509 509" svg:d="M509 152c0-26-12-53-34-76s-55-42-93-56c-39-13-83-20-128-20-44 0-88 7-127 20-38 14-71 33-93 56s-34 50-34 76v204c0 27 12 53 34 76s55 43 93 56c39 14 83 21 128 21 44 0 88-7 127-21 38-13 71-33 93-56s34-49 34-76z">
          <text:p/>
        </draw:path>
        <draw:path draw:style-name="gr32" draw:text-style-name="P20" draw:layer="layout" svg:width="0.243cm" svg:height="0.196cm" svg:x="10.803cm" svg:y="8.854cm" svg:viewBox="0 0 244 197" svg:d="M0 183c17 9 37 14 56 14 14 0 28-2 41-7 23-8 45-18 67-30 22-13 43-27 63-44 5-3 9-7 12-12s5-10 5-16-2-11-5-16-7-9-12-12c-2-1-3-2-5-2l-91-58z">
          <text:p/>
        </draw:path>
        <draw:polygon draw:style-name="gr33" draw:text-style-name="P21" draw:layer="layout" svg:width="0.508cm" svg:height="0.711cm" svg:x="10.414cm" svg:y="8.326cm" svg:viewBox="0 0 509 712" draw:points="0,494 388,712 509,643 509,212 130,0 0,74">
          <text:p/>
        </draw:polygon>
        <draw:path draw:style-name="gr34" draw:text-style-name="P2" draw:layer="layout" svg:width="0.449cm" svg:height="0.59cm" svg:x="10.443cm" svg:y="8.418cm" svg:viewBox="0 0 450 591" svg:d="M0 0l359 201 91-51M359 201v390M0 63l359 201M0 130l359 202M0 198l359 201M0 266l359 202M0 333l359 202M184 442v47M53 368v45M119 339v46M184 310v46M53 236v46M119 207v46M53 103v47">
          <text:p/>
        </draw:path>
        <draw:polygon draw:style-name="gr35" draw:text-style-name="P2" draw:layer="layout" svg:width="0.508cm" svg:height="0.711cm" svg:x="10.414cm" svg:y="8.326cm" svg:viewBox="0 0 509 712" draw:points="0,494 388,712 509,643 509,212 130,0 0,74">
          <text:p/>
        </draw:polygon>
        <draw:path draw:style-name="gr32" draw:text-style-name="P20" draw:layer="layout" svg:width="0.632cm" svg:height="0.412cm" svg:x="8.97cm" svg:y="5.937cm" svg:viewBox="0 0 633 413" svg:d="M191 413c17 1 34 0 52 0 95-5 188-33 269-80 27-16 52-34 76-54 7-8 14-17 20-26 16-26 25-56 25-86s-9-60-25-86c-17-26-41-48-70-63-16-8-32-14-49-18l-489 413z">
          <text:p/>
        </draw:path>
        <draw:g>
          <draw:path draw:style-name="gr62" draw:text-style-name="P36" draw:layer="layout" svg:width="0.889cm" svg:height="0.497cm" svg:x="8.636cm" svg:y="5.08cm" svg:viewBox="0 0 890 498" svg:d="M338 498l552-310-342-188-548 307c44 50 98 93 157 126 56 31 117 53 181 65z">
            <text:p/>
          </draw:path>
          <draw:path draw:style-name="gr58" draw:text-style-name="P2" draw:layer="layout" svg:width="0.889cm" svg:height="0.497cm" svg:x="8.636cm" svg:y="5.08cm" svg:viewBox="0 0 890 498" svg:d="M338 498l552-310-342-188-548 307c44 50 98 93 157 126 56 31 117 53 181 65z">
            <text:p/>
          </draw:path>
        </draw:g>
        <draw:g>
          <draw:path draw:style-name="gr63" draw:text-style-name="P37" draw:layer="layout" svg:width="0.337cm" svg:height="0.964cm" svg:x="8.636cm" svg:y="5.386cm" svg:viewBox="0 0 338 965" svg:d="M338 191c-64-12-125-34-181-65-60-33-113-76-157-126v789c41 43 88 80 140 109 61 34 128 56 198 67z">
            <text:p/>
          </draw:path>
          <draw:path draw:style-name="gr58" draw:text-style-name="P2" draw:layer="layout" svg:width="0.337cm" svg:height="0.964cm" svg:x="8.636cm" svg:y="5.386cm" svg:viewBox="0 0 338 965" svg:d="M338 191c-64-12-125-34-181-65-60-33-113-76-157-126v789c41 43 88 80 140 109 61 34 128 56 198 67z">
            <text:p/>
          </draw:path>
        </draw:g>
        <draw:g>
          <draw:polygon draw:style-name="gr64" draw:text-style-name="P38" draw:layer="layout" svg:width="0.552cm" svg:height="1.081cm" svg:x="8.973cm" svg:y="5.268cm" svg:viewBox="0 0 553 1082" draw:points="0,309 0,1082 553,776 553,0">
            <text:p/>
          </draw:polygon>
          <draw:polygon draw:style-name="gr58" draw:text-style-name="P2" draw:layer="layout" svg:width="0.552cm" svg:height="1.081cm" svg:x="8.973cm" svg:y="5.268cm" svg:viewBox="0 0 553 1082" draw:points="0,309 0,1082 553,776 553,0">
            <text:p/>
          </draw:polygon>
        </draw:g>
        <draw:path draw:style-name="gr35" draw:text-style-name="P2" draw:layer="layout" svg:width="0.889cm" svg:height="1.27cm" svg:x="8.636cm" svg:y="5.08cm" svg:viewBox="0 0 890 1271" svg:d="M890 188l-342-188-548 306v789c41 43 88 80 140 109 61 34 128 56 198 67l552-306z">
          <text:p/>
        </draw:path>
        <draw:g>
          <draw:path draw:style-name="gr65" draw:text-style-name="P39" draw:layer="layout" svg:width="0.054cm" svg:height="0.07cm" svg:x="8.764cm" svg:y="5.864cm" svg:viewBox="0 0 55 71" svg:d="M52 27c2 6 3 12 3 18s-1 11-4 16c-2 4-6 7-10 9s-9 2-14 0-10-5-14-9c-4-5-7-10-10-16-2-6-3-12-3-18s1-12 4-16c2-4 6-7 10-9 4-3 9-3 14 0 5 1 10 5 14 9s7 10 10 16z">
            <text:p/>
          </draw:path>
          <draw:path draw:style-name="gr57" draw:text-style-name="P2" draw:layer="layout" svg:width="0.054cm" svg:height="0.07cm" svg:x="8.764cm" svg:y="5.864cm" svg:viewBox="0 0 55 71" svg:d="M52 27c2 6 3 12 3 18s-1 11-4 16c-2 4-6 7-10 9s-9 2-14 0-10-5-14-9c-4-5-7-10-10-16-2-6-3-12-3-18s1-12 4-16c2-4 6-7 10-9 4-3 9-3 14 0 5 1 10 5 14 9s7 10 10 16z">
            <text:p/>
          </draw:path>
        </draw:g>
        <draw:path draw:style-name="gr66" draw:text-style-name="P2" draw:layer="layout" svg:width="0.228cm" svg:height="0.215cm" svg:x="8.691cm" svg:y="6.024cm" svg:viewBox="0 0 229 216" svg:d="M0 0c34 28 70 53 108 73 39 21 79 37 121 48M0 47c34 29 70 53 108 74 39 20 79 36 121 48M0 95c34 28 70 53 108 73 39 21 79 37 121 48">
          <text:p/>
        </draw:path>
        <draw:g>
          <draw:path draw:style-name="gr31" draw:text-style-name="P19" draw:layer="layout" svg:width="0.248cm" svg:height="0.143cm" svg:x="8.681cm" svg:y="5.535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8.681cm" svg:y="5.535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8.754cm" svg:y="5.603cm" svg:viewBox="0 0 72 47" svg:d="M72 46c0-1 0-1-1-2-4-13-11-25-19-33-9-7-18-11-27-11-8 0-16 3-23 9-2 3-2 6-2 9 0 5 2 10 7 14 5 5 12 9 21 11 9 3 18 4 28 4 6 0 11 0 16-1z">
            <text:p/>
          </draw:path>
          <draw:path draw:style-name="gr68" draw:text-style-name="P2" draw:layer="layout" svg:width="0.071cm" svg:height="0.046cm" svg:x="8.754cm" svg:y="5.603cm" svg:viewBox="0 0 72 47" svg:d="M72 46c0-1 0-1-1-2-4-13-11-25-19-33-9-7-18-11-27-11-8 0-16 3-23 9-2 3-2 6-2 9 0 5 2 10 7 14 5 5 12 9 21 11 9 3 18 4 28 4 6 0 11 0 16-1z">
            <text:p/>
          </draw:path>
        </draw:g>
        <draw:path draw:style-name="gr74" draw:text-style-name="P46" draw:layer="layout" svg:width="0.228cm" svg:height="0.182cm" svg:x="8.691cm" svg:y="5.62cm" svg:viewBox="0 0 229 183" svg:d="M0 0v62c30 25 62 47 97 66 41 23 86 42 132 55v-62c-46-13-91-32-133-55-34-19-66-41-96-66z">
          <text:p/>
        </draw:path>
        <draw:path draw:style-name="gr31" draw:text-style-name="P19" draw:layer="layout" svg:width="0.228cm" svg:height="0.136cm" svg:x="8.691cm" svg:y="5.632cm" svg:viewBox="0 0 229 137" svg:d="M0 15c30 26 62 49 97 69 41 23 86 41 132 53v-15c-46-14-91-32-132-56-35-19-67-41-97-66z">
          <text:p/>
        </draw:path>
        <draw:path draw:style-name="gr58" draw:text-style-name="P2" draw:layer="layout" svg:width="0.228cm" svg:height="0.182cm" svg:x="8.691cm" svg:y="5.619cm" svg:viewBox="0 0 229 183" svg:d="M0 0v62c30 25 62 47 97 66 41 23 86 42 132 55">
          <text:p/>
        </draw:path>
        <draw:path draw:style-name="gr57" draw:text-style-name="P2" draw:layer="layout" svg:width="0.228cm" svg:height="0.182cm" svg:x="8.691cm" svg:y="5.621cm" svg:viewBox="0 0 229 183" svg:d="M229 183v-62c-46-13-91-32-133-55-34-19-66-41-96-66">
          <text:p/>
        </draw:path>
        <draw:frame draw:style-name="gr61" draw:text-style-name="P2" draw:layer="layout" svg:width="1.818cm" svg:height="0.296cm" svg:x="8.088cm" svg:y="6.406cm">
          <draw:text-box>
            <text:p text:style-name="P3"><text:span text:style-name="T6">Deployment</text:span></text:p>
          </draw:text-box>
        </draw:frame>
        <draw:path draw:style-name="gr32" draw:text-style-name="P20" draw:layer="layout" svg:width="0.089cm" svg:height="0.095cm" svg:x="9.463cm" svg:y="6.263cm" svg:viewBox="0 0 90 96" svg:d="M0 94c5 1 10 2 15 2 12 0 23-4 34-9 2-2 4-3 7-5 3-1 7-3 10-5 7-4 13-10 17-17s7-15 7-23-3-16-7-23v-1l-28-13z">
          <text:p/>
        </draw:path>
        <draw:path draw:style-name="gr78" draw:text-style-name="P49" draw:layer="layout" svg:width="0.272cm" svg:height="0.421cm" svg:x="9.233cm" svg:y="5.925cm" svg:viewBox="0 0 273 422" svg:d="M223 172v248c4 1 8 2 12 2 7 0 13-2 19-5s11-8 14-14c4-6 5-12 5-19 0-2 0-3 0-5v-217l-130-78-6-29-110-55-1 54c-2-2-4-3-7-4-6-4-12-6-19-7z">
          <text:p/>
        </draw:path>
        <draw:polygon draw:style-name="gr79" draw:text-style-name="P50" draw:layer="layout" svg:width="0.223cm" svg:height="0.377cm" svg:x="9.233cm" svg:y="5.968cm" svg:viewBox="0 0 224 378" draw:points="0,247 224,378 224,129 0,0">
          <text:p/>
        </draw:polygon>
        <draw:polyline draw:style-name="gr80" draw:text-style-name="P2" draw:layer="layout" svg:width="0.211cm" svg:height="0.368cm" svg:x="9.253cm" svg:y="5.972cm" svg:viewBox="0 0 212 369" draw:points="0,0 212,122 212,369">
          <text:p/>
        </draw:polyline>
        <draw:polyline draw:style-name="gr58" draw:text-style-name="P2" draw:layer="layout" svg:width="0.223cm" svg:height="0.375cm" svg:x="9.233cm" svg:y="5.968cm" svg:viewBox="0 0 224 376" draw:points="0,0 224,129 224,376">
          <text:p/>
        </draw:polyline>
        <draw:path draw:style-name="gr35" draw:text-style-name="P2" draw:layer="layout" svg:width="0.272cm" svg:height="0.421cm" svg:x="9.233cm" svg:y="5.925cm" svg:viewBox="0 0 273 422" svg:d="M0 291l223 129c4 1 8 2 12 2 7 0 13-2 19-5s11-8 14-14c4-6 5-12 5-19 0-2 0-3 0-5v-217l-129-78-7-29-110-55-1 55c-2-1-4-2-6-4-6-3-13-6-20-8z">
          <text:p/>
        </draw:path>
        <draw:g>
          <draw:path draw:style-name="gr62" draw:text-style-name="P36" draw:layer="layout" svg:width="0.146cm" svg:height="0.082cm" svg:x="9.379cm" svg:y="6.134cm" svg:viewBox="0 0 147 83" svg:d="M55 83l92-52-56-31-91 51c7 8 16 16 26 21 9 5 19 9 29 11z">
            <text:p/>
          </draw:path>
          <draw:path draw:style-name="gr76" draw:text-style-name="P2" draw:layer="layout" svg:width="0.146cm" svg:height="0.082cm" svg:x="9.379cm" svg:y="6.134cm" svg:viewBox="0 0 147 83" svg:d="M55 83l92-52-56-31-91 51c7 8 16 16 26 21 9 5 19 9 29 11z">
            <text:p/>
          </draw:path>
        </draw:g>
        <draw:g>
          <draw:path draw:style-name="gr63" draw:text-style-name="P37" draw:layer="layout" svg:width="0.056cm" svg:height="0.159cm" svg:x="9.379cm" svg:y="6.185cm" svg:viewBox="0 0 57 160" svg:d="M57 31c-11-2-21-5-31-11-10-5-19-12-26-20v131c7 7 15 13 24 18 10 5 21 9 33 11z">
            <text:p/>
          </draw:path>
          <draw:path draw:style-name="gr76" draw:text-style-name="P2" draw:layer="layout" svg:width="0.056cm" svg:height="0.159cm" svg:x="9.379cm" svg:y="6.185cm" svg:viewBox="0 0 57 160" svg:d="M57 31c-11-2-21-5-31-11-10-5-19-12-26-20v131c7 7 15 13 24 18 10 5 21 9 33 11z">
            <text:p/>
          </draw:path>
        </draw:g>
        <draw:g>
          <draw:polygon draw:style-name="gr64" draw:text-style-name="P38" draw:layer="layout" svg:width="0.091cm" svg:height="0.178cm" svg:x="9.434cm" svg:y="6.165cm" svg:viewBox="0 0 92 179" draw:points="0,50 0,179 92,128 92,0">
            <text:p/>
          </draw:polygon>
          <draw:polygon draw:style-name="gr76" draw:text-style-name="P2" draw:layer="layout" svg:width="0.091cm" svg:height="0.178cm" svg:x="9.434cm" svg:y="6.165cm" svg:viewBox="0 0 92 179" draw:points="0,50 0,179 92,128 92,0">
            <text:p/>
          </draw:polygon>
        </draw:g>
        <draw:path draw:style-name="gr23" draw:text-style-name="P2" draw:layer="layout" svg:width="0.146cm" svg:height="0.21cm" svg:x="9.379cm" svg:y="6.134cm" svg:viewBox="0 0 147 211" svg:d="M147 31l-56-31-91 50v132c7 7 14 13 23 18 10 5 21 9 32 11l92-51z">
          <text:p/>
        </draw:path>
        <draw:g>
          <draw:path draw:style-name="gr65" draw:text-style-name="P39" draw:layer="layout" svg:width="0.009cm" svg:height="0.009cm" svg:x="9.4cm" svg:y="6.264cm" svg:viewBox="0 0 10 10" svg:d="M10 4c0 1 0 2 0 2 0 1 0 2-1 3 0 0-1 1-2 1s-1 0-2 0-2 0-3-1-1-2-2-2c0-1 0-2 0-3s0-2 1-3c0 0 1-1 2-1 1 0 1 0 2 0s2 0 3 1 1 2 2 2c0 1 0 1 0 1z">
            <text:p/>
          </draw:path>
          <draw:path draw:style-name="gr23" draw:text-style-name="P2" draw:layer="layout" svg:width="0.009cm" svg:height="0.009cm" svg:x="9.4cm" svg:y="6.264cm" svg:viewBox="0 0 10 10" svg:d="M10 4c0 1 0 2 0 2 0 1 0 2-1 3 0 0-1 1-2 1s-1 0-2 0-2 0-3-1-1-2-2-2c0-1 0-2 0-3s0-2 1-3c0 0 1-1 2-1 1 0 1 0 2 0s2 0 3 1 1 2 2 2c0 1 0 1 0 1z">
            <text:p/>
          </draw:path>
        </draw:g>
        <draw:path draw:style-name="gr23" draw:text-style-name="P2" draw:layer="layout" svg:width="0.038cm" svg:height="0.035cm" svg:x="9.388cm" svg:y="6.29cm" svg:viewBox="0 0 39 36" svg:d="M0 0c5 4 11 8 17 11 7 4 15 7 22 9M0 7c6 5 12 10 19 13s13 6 20 8M0 15c6 5 12 10 19 13 7 4 13 6 20 8">
          <text:p/>
        </draw:path>
        <draw:g>
          <draw:path draw:style-name="gr31" draw:text-style-name="P19" draw:layer="layout" svg:width="0.04cm" svg:height="0.024cm" svg:x="9.386cm" svg:y="6.21cm" svg:viewBox="0 0 41 25" svg:d="M1 4c5 5 11 9 17 12 6 4 13 7 21 9h1l1-1v-1-1l-1-1h-1c-7-2-15-5-21-9-6-3-11-7-16-11-1-1-1-1-1-1l-1 1v1c0 1 0 1 0 1 0 1 1 1 1 1z">
            <text:p/>
          </draw:path>
          <draw:path draw:style-name="gr23" draw:text-style-name="P2" draw:layer="layout" svg:width="0.04cm" svg:height="0.024cm" svg:x="9.386cm" svg:y="6.21cm" svg:viewBox="0 0 41 25" svg:d="M1 4c5 5 11 9 17 12 6 4 13 7 21 9h1l1-1v-1-1l-1-1h-1c-7-2-15-5-21-9-6-3-11-7-16-11-1-1-1-1-1-1l-1 1v1c0 1 0 1 0 1 0 1 1 1 1 1z">
            <text:p/>
          </draw:path>
        </draw:g>
        <draw:g>
          <draw:path draw:style-name="gr67" draw:text-style-name="P40" draw:layer="layout" svg:width="0.013cm" svg:height="0.008cm" svg:x="9.398cm" svg:y="6.221cm" svg:viewBox="0 0 14 9" svg:d="M14 9v-1c-1-2-2-4-4-6-1-1-2-2-4-2-1 0-3 1-4 2l-1 1c0 0-1 1-1 2s1 1 1 2c1 1 3 1 4 2 2 0 3 0 5 0 1 0 3 0 4 0z">
            <text:p/>
          </draw:path>
          <draw:path draw:style-name="gr76" draw:text-style-name="P2" draw:layer="layout" svg:width="0.013cm" svg:height="0.008cm" svg:x="9.398cm" svg:y="6.221cm" svg:viewBox="0 0 14 9" svg:d="M14 9v-1c-1-2-2-4-4-6-1-1-2-2-4-2-1 0-3 1-4 2l-1 1c0 0-1 1-1 2s1 1 1 2c1 1 3 1 4 2 2 0 3 0 5 0 1 0 3 0 4 0z">
            <text:p/>
          </draw:path>
        </draw:g>
        <draw:path draw:style-name="gr74" draw:text-style-name="P46" draw:layer="layout" svg:width="0.038cm" svg:height="0.03cm" svg:x="9.388cm" svg:y="6.224cm" svg:viewBox="0 0 39 31" svg:d="M0 0v11c5 4 10 7 15 10 8 4 16 8 24 10v-11c-8-2-16-5-24-10-5-3-10-6-15-10z">
          <text:p/>
        </draw:path>
        <draw:path draw:style-name="gr31" draw:text-style-name="P19" draw:layer="layout" svg:width="0.038cm" svg:height="0.022cm" svg:x="9.388cm" svg:y="6.226cm" svg:viewBox="0 0 39 23" svg:d="M0 2c5 5 11 9 17 12 7 4 14 7 22 9v-3c-8-2-16-6-24-10-5-3-10-6-15-10z">
          <text:p/>
        </draw:path>
        <draw:path draw:style-name="gr76" draw:text-style-name="P2" draw:layer="layout" svg:width="0.038cm" svg:height="0.03cm" svg:x="9.388cm" svg:y="6.223cm" svg:viewBox="0 0 39 31" svg:d="M0 0v11c5 4 10 7 15 10 8 4 16 8 24 10">
          <text:p/>
        </draw:path>
        <draw:path draw:style-name="gr23" draw:text-style-name="P2" draw:layer="layout" svg:width="0.038cm" svg:height="0.03cm" svg:x="9.388cm" svg:y="6.224cm" svg:viewBox="0 0 39 31" svg:d="M39 31v-11c-8-2-16-5-24-10-5-3-10-6-15-10">
          <text:p/>
        </draw:path>
        <draw:path draw:style-name="gr32" draw:text-style-name="P20" draw:layer="layout" svg:width="0.582cm" svg:height="0.38cm" svg:x="9.959cm" svg:y="6.514cm" svg:viewBox="0 0 583 381" svg:d="M176 381c15 0 31 0 46 0 88-5 174-31 248-74 25-15 49-32 71-50 7-8 13-16 18-24 16-24 24-51 24-79s-8-55-24-79c-15-25-37-45-64-58-14-8-29-13-45-17l-450 381z">
          <text:p/>
        </draw:path>
        <draw:g>
          <draw:path draw:style-name="gr62" draw:text-style-name="P36" draw:layer="layout" svg:width="0.819cm" svg:height="0.458cm" svg:x="9.652cm" svg:y="5.724cm" svg:viewBox="0 0 820 459" svg:d="M311 459l509-285-316-174-504 283c41 46 89 85 144 116 52 28 108 49 167 60z">
            <text:p/>
          </draw:path>
          <draw:path draw:style-name="gr58" draw:text-style-name="P2" draw:layer="layout" svg:width="0.819cm" svg:height="0.458cm" svg:x="9.652cm" svg:y="5.724cm" svg:viewBox="0 0 820 459" svg:d="M311 459l509-285-316-174-504 283c41 46 89 85 144 116 52 28 108 49 167 60z">
            <text:p/>
          </draw:path>
        </draw:g>
        <draw:g>
          <draw:path draw:style-name="gr63" draw:text-style-name="P37" draw:layer="layout" svg:width="0.311cm" svg:height="0.888cm" svg:x="9.652cm" svg:y="6.006cm" svg:viewBox="0 0 312 889" svg:d="M312 176c-59-11-115-31-167-60-55-30-104-69-145-116v727c37 40 81 73 130 100 56 31 118 52 182 62z">
            <text:p/>
          </draw:path>
          <draw:path draw:style-name="gr58" draw:text-style-name="P2" draw:layer="layout" svg:width="0.311cm" svg:height="0.888cm" svg:x="9.652cm" svg:y="6.006cm" svg:viewBox="0 0 312 889" svg:d="M312 176c-59-11-115-31-167-60-55-30-104-69-145-116v727c37 40 81 73 130 100 56 31 118 52 182 62z">
            <text:p/>
          </draw:path>
        </draw:g>
        <draw:g>
          <draw:polygon draw:style-name="gr64" draw:text-style-name="P38" draw:layer="layout" svg:width="0.508cm" svg:height="0.995cm" svg:x="9.963cm" svg:y="5.897cm" svg:viewBox="0 0 509 996" draw:points="0,284 0,996 509,714 509,0">
            <text:p/>
          </draw:polygon>
          <draw:polygon draw:style-name="gr58" draw:text-style-name="P2" draw:layer="layout" svg:width="0.508cm" svg:height="0.995cm" svg:x="9.963cm" svg:y="5.897cm" svg:viewBox="0 0 509 996" draw:points="0,284 0,996 509,714 509,0">
            <text:p/>
          </draw:polygon>
        </draw:g>
        <draw:path draw:style-name="gr35" draw:text-style-name="P2" draw:layer="layout" svg:width="0.819cm" svg:height="1.17cm" svg:x="9.652cm" svg:y="5.724cm" svg:viewBox="0 0 820 1171" svg:d="M820 173l-316-173-504 282v727c37 39 81 73 129 100 56 31 118 52 182 62l509-282z">
          <text:p/>
        </draw:path>
        <draw:g>
          <draw:path draw:style-name="gr65" draw:text-style-name="P39" draw:layer="layout" svg:width="0.049cm" svg:height="0.065cm" svg:x="9.77cm" svg:y="6.446cm" svg:viewBox="0 0 50 66" svg:d="M47 26c2 5 3 11 3 16 0 6-2 11-4 15s-5 7-9 8c-4 2-8 2-13 0-4-1-8-4-12-8s-7-9-9-15c-2-5-3-11-3-17 0-5 1-11 3-15 3-4 6-6 9-8h1c4-3 8-3 12 0 5 1 9 4 13 8 3 4 7 10 9 15z">
            <text:p/>
          </draw:path>
          <draw:path draw:style-name="gr57" draw:text-style-name="P2" draw:layer="layout" svg:width="0.049cm" svg:height="0.065cm" svg:x="9.77cm" svg:y="6.446cm" svg:viewBox="0 0 50 66" svg:d="M47 26c2 5 3 11 3 16 0 6-2 11-4 15s-5 7-9 8c-4 2-8 2-13 0-4-1-8-4-12-8s-7-9-9-15c-2-5-3-11-3-17 0-5 1-11 3-15 3-4 6-6 9-8h1c4-3 8-3 12 0 5 1 9 4 13 8 3 4 7 10 9 15z">
            <text:p/>
          </draw:path>
        </draw:g>
        <draw:path draw:style-name="gr66" draw:text-style-name="P2" draw:layer="layout" svg:width="0.21cm" svg:height="0.198cm" svg:x="9.702cm" svg:y="6.593cm" svg:viewBox="0 0 211 199" svg:d="M0 0c31 26 64 48 98 67 36 19 74 34 113 44M0 43c31 27 65 50 100 69 36 18 73 33 111 44M0 87c31 26 65 49 100 68 36 19 73 34 111 44">
          <text:p/>
        </draw:path>
        <draw:g>
          <draw:path draw:style-name="gr31" draw:text-style-name="P19" draw:layer="layout" svg:width="0.229cm" svg:height="0.132cm" svg:x="9.694cm" svg:y="6.143cm" svg:viewBox="0 0 230 133" svg:d="M8 20c28 24 58 45 90 63 38 22 79 38 122 50 2 0 3 0 5-1s3-3 4-4c1-2 1-3 1-5s0-4-1-5c-1-2-2-3-4-4s-3-1-5-1c-42-12-83-28-121-49-31-18-60-38-87-61-1-1-1-2-2-2-1-1-2-1-3-1-2 0-3 0-4 1-1 0-1 1-2 2 0 1-1 2-1 3s0 2 1 3c0 2 1 4 2 6s3 4 5 5z">
            <text:p/>
          </draw:path>
          <draw:path draw:style-name="gr57" draw:text-style-name="P2" draw:layer="layout" svg:width="0.229cm" svg:height="0.132cm" svg:x="9.694cm" svg:y="6.143cm" svg:viewBox="0 0 230 133" svg:d="M8 20c28 24 58 45 90 63 38 22 79 38 122 50 2 0 3 0 5-1s3-3 4-4c1-2 1-3 1-5s0-4-1-5c-1-2-2-3-4-4s-3-1-5-1c-42-12-83-28-121-49-31-18-60-38-87-61-1-1-1-2-2-2-1-1-2-1-3-1-2 0-3 0-4 1-1 0-1 1-2 2 0 1-1 2-1 3s0 2 1 3c0 2 1 4 2 6s3 4 5 5z">
            <text:p/>
          </draw:path>
        </draw:g>
        <draw:g>
          <draw:path draw:style-name="gr67" draw:text-style-name="P40" draw:layer="layout" svg:width="0.066cm" svg:height="0.042cm" svg:x="9.761cm" svg:y="6.206cm" svg:viewBox="0 0 67 43" svg:d="M67 42c0-1 0-1-1-2-4-12-10-22-18-29-7-7-16-11-24-11s-15 3-22 9c-1 3-2 5-2 7 0 5 3 10 7 14 5 4 11 7 19 9 8 3 17 4 27 4 5 0 9 0 14-1z">
            <text:p/>
          </draw:path>
          <draw:path draw:style-name="gr68" draw:text-style-name="P2" draw:layer="layout" svg:width="0.066cm" svg:height="0.042cm" svg:x="9.761cm" svg:y="6.206cm" svg:viewBox="0 0 67 43" svg:d="M67 42c0-1 0-1-1-2-4-12-10-22-18-29-7-7-16-11-24-11s-15 3-22 9c-1 3-2 5-2 7 0 5 3 10 7 14 5 4 11 7 19 9 8 3 17 4 27 4 5 0 9 0 14-1z">
            <text:p/>
          </draw:path>
        </draw:g>
        <draw:path draw:style-name="gr74" draw:text-style-name="P46" draw:layer="layout" svg:width="0.21cm" svg:height="0.167cm" svg:x="9.702cm" svg:y="6.221cm" svg:viewBox="0 0 211 168" svg:d="M0 0v56c28 24 58 44 90 62 38 21 79 38 121 50v-57c-43-13-84-30-123-52-31-17-61-37-88-59z">
          <text:p/>
        </draw:path>
        <draw:path draw:style-name="gr31" draw:text-style-name="P19" draw:layer="layout" svg:width="0.21cm" svg:height="0.125cm" svg:x="9.702cm" svg:y="6.232cm" svg:viewBox="0 0 211 126" svg:d="M0 14c28 24 58 45 90 63 38 21 79 38 121 49v-15c-43-12-84-29-123-51-31-17-61-37-88-60z">
          <text:p/>
        </draw:path>
        <draw:path draw:style-name="gr58" draw:text-style-name="P2" draw:layer="layout" svg:width="0.21cm" svg:height="0.167cm" svg:x="9.702cm" svg:y="6.22cm" svg:viewBox="0 0 211 168" svg:d="M0 0v56c28 24 58 44 90 62 38 21 79 38 121 50">
          <text:p/>
        </draw:path>
        <draw:path draw:style-name="gr57" draw:text-style-name="P2" draw:layer="layout" svg:width="0.21cm" svg:height="0.167cm" svg:x="9.702cm" svg:y="6.222cm" svg:viewBox="0 0 211 168" svg:d="M211 168v-57c-43-13-84-30-123-52-31-17-61-37-88-59">
          <text:p/>
        </draw:path>
        <draw:path draw:style-name="gr32" draw:text-style-name="P20" draw:layer="layout" svg:width="0.088cm" svg:height="0.094cm" svg:x="10.292cm" svg:y="6.885cm" svg:viewBox="0 0 89 95" svg:d="M0 93c5 1 10 2 15 2 11 0 23-4 33-9 3-2 5-4 8-5 3-1 7-3 10-5 7-4 13-9 17-16s6-15 6-23c0-9-2-16-6-23 0-1 0-1 0-1l-28-13z">
          <text:p/>
        </draw:path>
        <draw:path draw:style-name="gr78" draw:text-style-name="P49" draw:layer="layout" svg:width="0.272cm" svg:height="0.411cm" svg:x="10.061cm" svg:y="6.554cm" svg:viewBox="0 0 273 412" svg:d="M223 168v242c4 1 8 2 12 2 7 0 13-2 19-5s11-8 14-14c4-5 5-12 5-18 0-2 0-3 0-5v-212l-130-76-6-29-110-53-1 53c-2-2-5-3-7-5-6-3-12-5-19-6z">
          <text:p/>
        </draw:path>
        <draw:polygon draw:style-name="gr79" draw:text-style-name="P50" draw:layer="layout" svg:width="0.223cm" svg:height="0.368cm" svg:x="10.061cm" svg:y="6.597cm" svg:viewBox="0 0 224 369" draw:points="0,241 224,369 224,126 0,0">
          <text:p/>
        </draw:polygon>
        <draw:polyline draw:style-name="gr80" draw:text-style-name="P2" draw:layer="layout" svg:width="0.211cm" svg:height="0.359cm" svg:x="10.082cm" svg:y="6.601cm" svg:viewBox="0 0 212 360" draw:points="0,0 212,118 212,360">
          <text:p/>
        </draw:polyline>
        <draw:polyline draw:style-name="gr58" draw:text-style-name="P2" draw:layer="layout" svg:width="0.223cm" svg:height="0.366cm" svg:x="10.061cm" svg:y="6.597cm" svg:viewBox="0 0 224 367" draw:points="0,0 224,126 224,367">
          <text:p/>
        </draw:polyline>
        <draw:path draw:style-name="gr35" draw:text-style-name="P2" draw:layer="layout" svg:width="0.272cm" svg:height="0.411cm" svg:x="10.061cm" svg:y="6.554cm" svg:viewBox="0 0 273 412" svg:d="M0 284l223 126c4 1 8 2 12 2 7 0 13-2 19-5s11-8 14-14c4-5 5-12 5-18 0-2 0-3 0-5v-212l-129-76-7-28-110-54-1 54c-2-1-4-3-6-4-7-3-13-6-20-8z">
          <text:p/>
        </draw:path>
        <draw:frame draw:style-name="gr61" draw:text-style-name="P2" draw:layer="layout" svg:width="0.26cm" svg:height="0.296cm" svg:x="9.931cm" svg:y="6.873cm">
          <draw:text-box>
            <text:p text:style-name="P3"><text:span text:style-name="T6"> </text:span></text:p>
          </draw:text-box>
        </draw:frame>
        <draw:path draw:style-name="gr32" draw:text-style-name="P20" draw:layer="layout" svg:width="0.106cm" svg:height="0.076cm" svg:x="10.279cm" svg:y="6.894cm" svg:viewBox="0 0 107 77" svg:d="M0 67c13 7 28 10 43 10 11 0 23-2 33-6 3-1 5-2 7-3 8-5 14-11 19-19 2-4 4-8 5-12 0-2 0-3 0-5 0-6-1-11-4-16s-7-9-12-12-10-4-16-4c-1 0-1 0-2 0z">
          <text:p/>
        </draw:path>
        <draw:g>
          <draw:path draw:style-name="gr81" draw:text-style-name="P51" draw:layer="layout" svg:width="0.141cm" svg:height="0.066cm" svg:x="10.212cm" svg:y="6.766cm" svg:viewBox="0 0 142 67" svg:d="M142 34v-1c0 6-3 12-10 17-6 5-15 10-25 13-11 2-24 4-36 4s-25-2-35-4c-11-3-20-8-26-13-7-5-10-11-10-16 0-6 3-12 10-17 6-5 15-10 25-13 11-2 24-4 36-4 12 0 25 2 35 4 11 3 20 8 26 13 7 5 10 11 10 16z">
            <text:p/>
          </draw:path>
          <draw:path draw:style-name="gr82" draw:text-style-name="P2" draw:layer="layout" svg:width="0.141cm" svg:height="0.066cm" svg:x="10.212cm" svg:y="6.766cm" svg:viewBox="0 0 142 67" svg:d="M142 34v-1c0 6-3 12-10 17-6 5-15 10-25 13-11 2-24 4-36 4s-25-2-35-4c-11-3-20-8-26-13-7-5-10-11-10-16 0-6 3-12 10-17 6-5 15-10 25-13 11-2 24-4 36-4 12 0 25 2 35 4 11 3 20 8 26 13 7 5 10 11 10 16z">
            <text:p/>
          </draw:path>
        </draw:g>
        <draw:g>
          <draw:path draw:style-name="gr83" draw:text-style-name="P52" draw:layer="layout" svg:width="0.141cm" svg:height="0.163cm" svg:x="10.212cm" svg:y="6.799cm" svg:viewBox="0 0 142 164" svg:d="M0 0v130c0 6 3 12 10 17 6 5 15 9 25 12 11 3 24 5 36 5s25-2 36-5c10-3 19-7 25-12 7-5 10-11 10-16v-131c0 6-3 12-10 17-6 5-15 9-25 12-11 3-24 4-36 4s-25-1-35-4c-11-3-20-7-26-12-7-5-10-11-10-17z">
            <text:p/>
          </draw:path>
          <draw:path draw:style-name="gr84" draw:text-style-name="P2" draw:layer="layout" svg:width="0.141cm" svg:height="0.163cm" svg:x="10.212cm" svg:y="6.799cm" svg:viewBox="0 0 142 164" svg:d="M0 0v130c0 6 3 12 10 17 6 5 15 9 25 12 11 3 24 5 36 5s25-2 36-5c10-3 19-7 25-12 7-5 10-11 10-16v-131c0 6-3 12-10 17-6 5-15 9-25 12-11 3-24 4-36 4s-25-1-35-4c-11-3-20-7-26-12-7-5-10-11-10-17z">
            <text:p/>
          </draw:path>
        </draw:g>
        <draw:path draw:style-name="gr35" draw:text-style-name="P2" draw:layer="layout" svg:width="0.139cm" svg:height="0.196cm" svg:x="10.212cm" svg:y="6.765cm" svg:viewBox="0 0 140 197" svg:d="M140 33c0-6-3-11-9-16-7-6-15-10-26-13s-23-4-35-4-24 1-35 4-19 7-26 13c-6 5-9 10-9 16v130c0 6 3 12 9 17 7 5 15 9 26 12s23 5 35 5 24-2 35-5 19-7 26-12c6-5 9-11 9-16z">
          <text:p/>
        </draw:path>
        <draw:frame draw:style-name="gr85" draw:text-style-name="P2" draw:layer="layout" svg:width="1.03cm" svg:height="0.591cm" svg:x="9.398cm" svg:y="6.907cm">
          <draw:text-box>
            <text:p text:style-name="P3"><text:span text:style-name="T6">Backup </text:span></text:p>
            <text:p text:style-name="P3"><text:span text:style-name="T6">Service</text:span></text:p>
          </draw:text-box>
        </draw:frame>
        <draw:g>
          <draw:path draw:style-name="gr20" draw:text-style-name="P13" draw:layer="layout" svg:width="0.508cm" svg:height="0.305cm" svg:x="12.614cm" svg:y="8.941cm" svg:viewBox="0 0 509 306" svg:d="M509 153c0 27-12 53-34 76-22 24-55 43-93 57-39 13-83 20-127 20-45 0-89-7-128-20-38-14-71-33-93-56-22-24-34-50-34-77s12-53 34-76c22-24 55-43 93-57 39-13 83-20 127-20 45 0 89 7 128 20 38 14 71 33 93 56 22 24 34 50 34 77z">
            <text:p/>
          </draw:path>
          <draw:path draw:style-name="gr21" draw:text-style-name="P2" draw:layer="layout" svg:width="0.508cm" svg:height="0.305cm" svg:x="12.614cm" svg:y="8.941cm" svg:viewBox="0 0 509 306" svg:d="M509 153c0 27-12 53-34 76-22 24-55 43-93 57-39 13-83 20-127 20-45 0-89-7-128-20-38-14-71-33-93-56-22-24-34-50-34-77s12-53 34-76c22-24 55-43 93-57 39-13 83-20 127-20 45 0 89 7 128 20 38 14 71 33 93 56 22 24 34 50 34 77z">
            <text:p/>
          </draw:path>
        </draw:g>
        <draw:g>
          <draw:polygon draw:style-name="gr22" draw:text-style-name="P14" draw:layer="layout" svg:width="0.174cm" svg:height="0.1cm" svg:x="12.868cm" svg:y="8.993cm" svg:viewBox="0 0 175 101" draw:points="175,72 175,0 51,0 102,29 0,88 21,101 124,41">
            <text:p/>
          </draw:polygon>
          <draw:polygon draw:style-name="gr23" draw:text-style-name="P2" draw:layer="layout" svg:width="0.174cm" svg:height="0.1cm" svg:x="12.868cm" svg:y="8.993cm" svg:viewBox="0 0 175 101" draw:points="175,72 175,0 51,0 102,29 0,88 21,101 124,41">
            <text:p/>
          </draw:polygon>
        </draw:g>
        <draw:g>
          <draw:polygon draw:style-name="gr22" draw:text-style-name="P14" draw:layer="layout" svg:width="0.185cm" svg:height="0.107cm" svg:x="12.683cm" svg:y="8.987cm" svg:viewBox="0 0 186 108" draw:points="186,36 175,102 62,108 113,78 0,12 21,0 135,65">
            <text:p/>
          </draw:polygon>
          <draw:polygon draw:style-name="gr23" draw:text-style-name="P2" draw:layer="layout" svg:width="0.185cm" svg:height="0.107cm" svg:x="12.683cm" svg:y="8.987cm" svg:viewBox="0 0 186 108" draw:points="186,36 175,102 62,108 113,78 0,12 21,0 135,65">
            <text:p/>
          </draw:polygon>
        </draw:g>
        <draw:g>
          <draw:polygon draw:style-name="gr22" draw:text-style-name="P14" draw:layer="layout" svg:width="0.185cm" svg:height="0.107cm" svg:x="12.868cm" svg:y="9.093cm" svg:viewBox="0 0 186 108" draw:points="0,72 10,6 124,0 73,30 186,95 164,108 51,42">
            <text:p/>
          </draw:polygon>
          <draw:polygon draw:style-name="gr23" draw:text-style-name="P2" draw:layer="layout" svg:width="0.185cm" svg:height="0.107cm" svg:x="12.868cm" svg:y="9.093cm" svg:viewBox="0 0 186 108" draw:points="0,72 10,6 124,0 73,30 186,95 164,108 51,42">
            <text:p/>
          </draw:polygon>
        </draw:g>
        <draw:g>
          <draw:polygon draw:style-name="gr22" draw:text-style-name="P14" draw:layer="layout" svg:width="0.174cm" svg:height="0.1cm" svg:x="12.694cm" svg:y="9.093cm" svg:viewBox="0 0 175 101" draw:points="0,29 0,101 124,101 73,72 175,12 153,0 51,59">
            <text:p/>
          </draw:polygon>
          <draw:polygon draw:style-name="gr23" draw:text-style-name="P2" draw:layer="layout" svg:width="0.174cm" svg:height="0.1cm" svg:x="12.694cm" svg:y="9.093cm" svg:viewBox="0 0 175 101" draw:points="0,29 0,101 124,101 73,72 175,12 153,0 51,59">
            <text:p/>
          </draw:polygon>
        </draw:g>
        <draw:g>
          <draw:path draw:style-name="gr24" draw:text-style-name="P15" draw:layer="layout" svg:width="0.508cm" svg:height="0.356cm" svg:x="12.614cm" svg:y="9.093cm" svg:viewBox="0 0 509 357" svg:d="M0 0v204c0 27 12 53 34 77 22 23 55 42 93 56 39 13 83 20 128 20 44 0 88-7 127-20 38-14 71-33 93-56 22-24 34-50 34-77v-204c0 27-12 53-34 76-22 24-55 43-93 56-39 14-83 21-127 21-45 0-89-7-128-21-38-13-71-32-93-56-22-23-34-49-34-76z">
            <text:p/>
          </draw:path>
          <draw:path draw:style-name="gr25" draw:text-style-name="P2" draw:layer="layout" svg:width="0.508cm" svg:height="0.356cm" svg:x="12.614cm" svg:y="9.093cm" svg:viewBox="0 0 509 357" svg:d="M0 0v204c0 27 12 53 34 77 22 23 55 42 93 56 39 13 83 20 128 20 44 0 88-7 127-20 38-14 71-33 93-56 22-24 34-50 34-77v-204c0 27-12 53-34 76-22 24-55 43-93 56-39 14-83 21-127 21-45 0-89-7-128-21-38-13-71-32-93-56-22-23-34-49-34-76z">
            <text:p/>
          </draw:path>
        </draw:g>
        <draw:path draw:style-name="gr26" draw:text-style-name="P2" draw:layer="layout" svg:width="0.508cm" svg:height="0.507cm" svg:x="12.614cm" svg:y="8.941cm" svg:viewBox="0 0 509 508" svg:d="M509 152c0-26-12-53-34-76s-55-42-93-56c-39-13-83-20-128-20-44 0-88 7-127 20-38 14-71 33-93 56s-34 50-34 76v204c0 26 12 53 34 76s55 42 93 56c39 13 83 20 128 20 44 0 88-7 127-20 38-14 71-33 93-56s34-50 34-76z">
          <text:p/>
        </draw:path>
        <draw:path draw:style-name="gr32" draw:text-style-name="P20" draw:layer="layout" svg:width="0.632cm" svg:height="0.412cm" svg:x="16.209cm" svg:y="7.41cm" svg:viewBox="0 0 633 413" svg:d="M191 413c17 1 34 0 52 0 95-5 188-33 269-80 27-16 52-34 76-54 7-8 14-17 20-26 16-26 25-56 25-86s-9-60-25-86c-17-26-41-48-70-63-16-8-32-14-49-18l-489 413z">
          <text:p/>
        </draw:path>
        <draw:g>
          <draw:path draw:style-name="gr62" draw:text-style-name="P36" draw:layer="layout" svg:width="0.889cm" svg:height="0.497cm" svg:x="15.875cm" svg:y="6.553cm" svg:viewBox="0 0 890 498" svg:d="M338 498l552-310-342-188-548 307c44 50 98 93 157 126 56 31 117 53 181 65z">
            <text:p/>
          </draw:path>
          <draw:path draw:style-name="gr58" draw:text-style-name="P2" draw:layer="layout" svg:width="0.889cm" svg:height="0.497cm" svg:x="15.875cm" svg:y="6.553cm" svg:viewBox="0 0 890 498" svg:d="M338 498l552-310-342-188-548 307c44 50 98 93 157 126 56 31 117 53 181 65z">
            <text:p/>
          </draw:path>
        </draw:g>
        <draw:g>
          <draw:path draw:style-name="gr63" draw:text-style-name="P37" draw:layer="layout" svg:width="0.337cm" svg:height="0.964cm" svg:x="15.875cm" svg:y="6.859cm" svg:viewBox="0 0 338 965" svg:d="M338 191c-64-12-125-34-181-65-60-33-113-76-157-126v789c41 43 88 80 140 109 61 34 128 56 198 67z">
            <text:p/>
          </draw:path>
          <draw:path draw:style-name="gr58" draw:text-style-name="P2" draw:layer="layout" svg:width="0.337cm" svg:height="0.964cm" svg:x="15.875cm" svg:y="6.859cm" svg:viewBox="0 0 338 965" svg:d="M338 191c-64-12-125-34-181-65-60-33-113-76-157-126v789c41 43 88 80 140 109 61 34 128 56 198 67z">
            <text:p/>
          </draw:path>
        </draw:g>
        <draw:g>
          <draw:polygon draw:style-name="gr64" draw:text-style-name="P38" draw:layer="layout" svg:width="0.552cm" svg:height="1.081cm" svg:x="16.212cm" svg:y="6.741cm" svg:viewBox="0 0 553 1082" draw:points="0,309 0,1082 553,776 553,0">
            <text:p/>
          </draw:polygon>
          <draw:polygon draw:style-name="gr58" draw:text-style-name="P2" draw:layer="layout" svg:width="0.552cm" svg:height="1.081cm" svg:x="16.212cm" svg:y="6.741cm" svg:viewBox="0 0 553 1082" draw:points="0,309 0,1082 553,776 553,0">
            <text:p/>
          </draw:polygon>
        </draw:g>
        <draw:path draw:style-name="gr35" draw:text-style-name="P2" draw:layer="layout" svg:width="0.889cm" svg:height="1.27cm" svg:x="15.875cm" svg:y="6.553cm" svg:viewBox="0 0 890 1271" svg:d="M890 188l-342-188-548 306v789c41 43 88 80 140 109 61 34 128 56 198 67l552-306z">
          <text:p/>
        </draw:path>
        <draw:g>
          <draw:path draw:style-name="gr65" draw:text-style-name="P39" draw:layer="layout" svg:width="0.054cm" svg:height="0.07cm" svg:x="16.003cm" svg:y="7.337cm" svg:viewBox="0 0 55 71" svg:d="M52 27c2 6 3 12 3 18s-1 11-4 16c-2 4-6 7-10 9s-9 2-14 0-10-5-14-9c-4-5-7-10-10-16-2-6-3-12-3-18s1-12 4-16c2-4 6-7 10-9 4-3 9-3 14 0 5 1 10 5 14 9s7 10 10 16z">
            <text:p/>
          </draw:path>
          <draw:path draw:style-name="gr57" draw:text-style-name="P2" draw:layer="layout" svg:width="0.054cm" svg:height="0.07cm" svg:x="16.003cm" svg:y="7.337cm" svg:viewBox="0 0 55 71" svg:d="M52 27c2 6 3 12 3 18s-1 11-4 16c-2 4-6 7-10 9s-9 2-14 0-10-5-14-9c-4-5-7-10-10-16-2-6-3-12-3-18s1-12 4-16c2-4 6-7 10-9 4-3 9-3 14 0 5 1 10 5 14 9s7 10 10 16z">
            <text:p/>
          </draw:path>
        </draw:g>
        <draw:path draw:style-name="gr66" draw:text-style-name="P2" draw:layer="layout" svg:width="0.228cm" svg:height="0.215cm" svg:x="15.93cm" svg:y="7.497cm" svg:viewBox="0 0 229 216" svg:d="M0 0c34 28 70 53 108 73 39 21 79 37 121 48M0 47c34 29 70 53 108 74 39 20 79 36 121 48M0 95c34 28 70 53 108 73 39 21 79 37 121 48">
          <text:p/>
        </draw:path>
        <draw:g>
          <draw:path draw:style-name="gr31" draw:text-style-name="P19" draw:layer="layout" svg:width="0.248cm" svg:height="0.143cm" svg:x="15.92cm" svg:y="7.008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15.92cm" svg:y="7.008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15.993cm" svg:y="7.076cm" svg:viewBox="0 0 72 47" svg:d="M72 46c0-1 0-1-1-2-4-13-11-25-19-33-9-7-18-11-27-11-8 0-16 3-23 9-2 3-2 6-2 9 0 5 2 10 7 14 5 5 12 9 21 11 9 3 18 4 28 4 6 0 11 0 16-1z">
            <text:p/>
          </draw:path>
          <draw:path draw:style-name="gr68" draw:text-style-name="P2" draw:layer="layout" svg:width="0.071cm" svg:height="0.046cm" svg:x="15.993cm" svg:y="7.076cm" svg:viewBox="0 0 72 47" svg:d="M72 46c0-1 0-1-1-2-4-13-11-25-19-33-9-7-18-11-27-11-8 0-16 3-23 9-2 3-2 6-2 9 0 5 2 10 7 14 5 5 12 9 21 11 9 3 18 4 28 4 6 0 11 0 16-1z">
            <text:p/>
          </draw:path>
        </draw:g>
        <draw:path draw:style-name="gr74" draw:text-style-name="P46" draw:layer="layout" svg:width="0.228cm" svg:height="0.182cm" svg:x="15.93cm" svg:y="7.093cm" svg:viewBox="0 0 229 183" svg:d="M0 0v62c30 25 62 47 97 66 41 23 86 42 132 55v-62c-46-13-91-32-133-55-34-19-66-41-96-66z">
          <text:p/>
        </draw:path>
        <draw:path draw:style-name="gr31" draw:text-style-name="P19" draw:layer="layout" svg:width="0.228cm" svg:height="0.136cm" svg:x="15.93cm" svg:y="7.105cm" svg:viewBox="0 0 229 137" svg:d="M0 15c30 26 62 49 97 69 41 23 86 41 132 53v-15c-46-14-91-32-132-56-35-19-67-41-97-66z">
          <text:p/>
        </draw:path>
        <draw:path draw:style-name="gr58" draw:text-style-name="P2" draw:layer="layout" svg:width="0.228cm" svg:height="0.182cm" svg:x="15.93cm" svg:y="7.092cm" svg:viewBox="0 0 229 183" svg:d="M0 0v62c30 25 62 47 97 66 41 23 86 42 132 55">
          <text:p/>
        </draw:path>
        <draw:path draw:style-name="gr57" draw:text-style-name="P2" draw:layer="layout" svg:width="0.228cm" svg:height="0.182cm" svg:x="15.93cm" svg:y="7.094cm" svg:viewBox="0 0 229 183" svg:d="M229 183v-62c-46-13-91-32-133-55-34-19-66-41-96-66">
          <text:p/>
        </draw:path>
        <draw:path draw:style-name="gr32" draw:text-style-name="P20" draw:layer="layout" svg:width="0.365cm" svg:height="0.18cm" svg:x="16.511cm" svg:y="7.801cm" svg:viewBox="0 0 366 181" svg:d="M0 175c33 6 66 7 99 6 77-4 151-28 216-69 13-8 26-17 38-27 2-2 4-4 6-7 4-6 7-13 7-20 1-7 0-14-4-21-2-6-7-11-12-15l-46-22z">
          <text:p/>
        </draw:path>
        <draw:g>
          <draw:path draw:style-name="gr70" draw:text-style-name="P42" draw:layer="layout" svg:width="0.316cm" svg:height="0.27cm" svg:x="16.493cm" svg:y="7.712cm" svg:viewBox="0 0 317 271" svg:d="M14 271l303-175c-1-2-3-5-4-7-7-14-11-29-10-44 0-16 5-31 13-44l1-1-303 175c-1 2-2 3-2 4-8 14-12 29-12 44 0 16 4 31 12 44 0 1 1 3 2 4z">
            <text:p/>
          </draw:path>
          <draw:path draw:style-name="gr23" draw:text-style-name="P2" draw:layer="layout" svg:width="0.316cm" svg:height="0.27cm" svg:x="16.493cm" svg:y="7.712cm" svg:viewBox="0 0 317 271" svg:d="M14 271l303-175c-1-2-3-5-4-7-7-14-11-29-10-44 0-16 5-31 13-44l1-1-303 175c-1 2-2 3-2 4-8 14-12 29-12 44 0 16 4 31 12 44 0 1 1 3 2 4z">
            <text:p/>
          </draw:path>
        </draw:g>
        <draw:g>
          <draw:polygon draw:style-name="gr71" draw:text-style-name="P43" draw:layer="layout" svg:width="0.522cm" svg:height="0.302cm" svg:x="16.288cm" svg:y="7.585cm" svg:viewBox="0 0 523 303" draw:points="219,303 523,128 303,0 0,175">
            <text:p/>
          </draw:polygon>
          <draw:polygon draw:style-name="gr23" draw:text-style-name="P2" draw:layer="layout" svg:width="0.522cm" svg:height="0.302cm" svg:x="16.288cm" svg:y="7.585cm" svg:viewBox="0 0 523 303" draw:points="219,303 523,128 303,0 0,175">
            <text:p/>
          </draw:polygon>
        </draw:g>
        <draw:g>
          <draw:path draw:style-name="gr72" draw:text-style-name="P44" draw:layer="layout" svg:width="0.228cm" svg:height="0.222cm" svg:x="16.281cm" svg:y="7.76cm" svg:viewBox="0 0 229 223" svg:d="M7 95l222 128c-1-1-2-3-2-4-8-13-12-28-12-44 0-15 4-30 12-43 0-2 1-3 2-4l-222-128c-5 15-7 32-7 48s2 32 7 47z">
            <text:p/>
          </draw:path>
          <draw:path draw:style-name="gr23" draw:text-style-name="P2" draw:layer="layout" svg:width="0.228cm" svg:height="0.222cm" svg:x="16.281cm" svg:y="7.76cm" svg:viewBox="0 0 229 223" svg:d="M7 95l222 128c-1-1-2-3-2-4-8-13-12-28-12-44 0-15 4-30 12-43 0-2 1-3 2-4l-222-128c-5 15-7 32-7 48s2 32 7 47z">
            <text:p/>
          </draw:path>
        </draw:g>
        <draw:path draw:style-name="gr25" draw:text-style-name="P2" draw:layer="layout" svg:width="0.318cm" svg:height="0.183cm" svg:x="16.402cm" svg:y="7.649cm" svg:viewBox="0 0 319 184" svg:d="M138 184l-138-80M45 77l138 81M91 51l137 81M136 25l138 81M181 0l138 79">
          <text:p/>
        </draw:path>
        <draw:g>
          <draw:path draw:style-name="gr73" draw:text-style-name="P45" draw:layer="layout" svg:width="0.548cm" svg:height="0.24cm" svg:x="16.288cm" svg:y="7.519cm" svg:viewBox="0 0 549 241" svg:d="M246 175l303-175c-76 40-160 62-246 65l-303 176c86-3 170-26 246-66z">
            <text:p/>
          </draw:path>
          <draw:path draw:style-name="gr23" draw:text-style-name="P2" draw:layer="layout" svg:width="0.548cm" svg:height="0.24cm" svg:x="16.288cm" svg:y="7.519cm" svg:viewBox="0 0 549 241" svg:d="M246 175l303-175c-76 40-160 62-246 65l-303 176c86-3 170-26 246-66z">
            <text:p/>
          </draw:path>
        </draw:g>
        <draw:path draw:style-name="gr25" draw:text-style-name="P2" draw:layer="layout" svg:width="0.168cm" svg:height="0.129cm" svg:x="16.609cm" svg:y="7.764cm" svg:viewBox="0 0 169 130" svg:d="M47 103l-47 27M61 78l47-27M121 26l48-26">
          <text:p/>
        </draw:path>
        <draw:path draw:style-name="gr35" draw:text-style-name="P2" draw:layer="layout" svg:width="0.556cm" svg:height="0.463cm" svg:x="16.281cm" svg:y="7.519cm" svg:viewBox="0 0 557 464" svg:d="M7 336l221 128 304-176c-1-1-2-2-3-4-7-13-11-28-11-43 0-16 4-31 11-44 1-2 2-3 3-4l-155-90 180-103c-76 40-160 62-246 65l-304 176c-5 16-7 32-7 48s2 32 7 47z">
          <text:p/>
        </draw:path>
        <draw:frame draw:style-name="gr61" draw:text-style-name="P2" draw:layer="layout" svg:width="1.013cm" svg:height="0.296cm" svg:x="15.864cm" svg:y="7.98cm">
          <draw:text-box>
            <text:p text:style-name="P3"><text:span text:style-name="T6">Internal DCs</text:span></text:p>
          </draw:text-box>
        </draw:frame>
        <draw:path draw:style-name="gr32" draw:text-style-name="P20" draw:layer="layout" svg:width="0.632cm" svg:height="0.412cm" svg:x="15.129cm" svg:y="6.801cm" svg:viewBox="0 0 633 413" svg:d="M191 413c17 1 34 0 52 0 95-5 188-33 269-80 27-16 52-34 76-54 7-8 14-17 20-26 16-26 25-56 25-86s-9-60-25-86c-17-26-41-48-70-63-16-8-32-14-49-18l-489 413z">
          <text:p/>
        </draw:path>
        <draw:g>
          <draw:path draw:style-name="gr62" draw:text-style-name="P36" draw:layer="layout" svg:width="0.889cm" svg:height="0.497cm" svg:x="14.795cm" svg:y="5.944cm" svg:viewBox="0 0 890 498" svg:d="M338 498l552-310-342-188-548 307c44 50 98 93 157 126 56 31 117 53 181 65z">
            <text:p/>
          </draw:path>
          <draw:path draw:style-name="gr58" draw:text-style-name="P2" draw:layer="layout" svg:width="0.889cm" svg:height="0.497cm" svg:x="14.795cm" svg:y="5.944cm" svg:viewBox="0 0 890 498" svg:d="M338 498l552-310-342-188-548 307c44 50 98 93 157 126 56 31 117 53 181 65z">
            <text:p/>
          </draw:path>
        </draw:g>
        <draw:g>
          <draw:path draw:style-name="gr63" draw:text-style-name="P37" draw:layer="layout" svg:width="0.337cm" svg:height="0.964cm" svg:x="14.796cm" svg:y="6.249cm" svg:viewBox="0 0 338 965" svg:d="M338 191c-64-12-125-34-181-65-60-33-113-76-157-126v789c41 43 88 80 140 109 61 34 128 56 198 67z">
            <text:p/>
          </draw:path>
          <draw:path draw:style-name="gr58" draw:text-style-name="P2" draw:layer="layout" svg:width="0.337cm" svg:height="0.964cm" svg:x="14.796cm" svg:y="6.249cm" svg:viewBox="0 0 338 965" svg:d="M338 191c-64-12-125-34-181-65-60-33-113-76-157-126v789c41 43 88 80 140 109 61 34 128 56 198 67z">
            <text:p/>
          </draw:path>
        </draw:g>
        <draw:g>
          <draw:polygon draw:style-name="gr64" draw:text-style-name="P38" draw:layer="layout" svg:width="0.552cm" svg:height="1.081cm" svg:x="15.133cm" svg:y="6.132cm" svg:viewBox="0 0 553 1082" draw:points="0,309 0,1082 553,776 553,0">
            <text:p/>
          </draw:polygon>
          <draw:polygon draw:style-name="gr58" draw:text-style-name="P2" draw:layer="layout" svg:width="0.552cm" svg:height="1.081cm" svg:x="15.133cm" svg:y="6.132cm" svg:viewBox="0 0 553 1082" draw:points="0,309 0,1082 553,776 553,0">
            <text:p/>
          </draw:polygon>
        </draw:g>
        <draw:path draw:style-name="gr35" draw:text-style-name="P2" draw:layer="layout" svg:width="0.889cm" svg:height="1.27cm" svg:x="14.795cm" svg:y="5.944cm" svg:viewBox="0 0 890 1271" svg:d="M890 188l-342-188-548 306v789c41 43 88 80 140 109 61 34 128 56 198 67l552-306z">
          <text:p/>
        </draw:path>
        <draw:g>
          <draw:path draw:style-name="gr65" draw:text-style-name="P39" draw:layer="layout" svg:width="0.054cm" svg:height="0.07cm" svg:x="14.924cm" svg:y="6.727cm" svg:viewBox="0 0 55 71" svg:d="M52 27c2 6 3 12 3 18s-1 11-4 16c-2 4-6 7-10 9s-9 2-14 0-10-5-14-9c-4-5-7-10-10-16-2-6-3-12-3-18s1-12 4-16c2-4 6-7 10-9 4-3 9-3 14 0 5 1 10 5 14 9s7 10 10 16z">
            <text:p/>
          </draw:path>
          <draw:path draw:style-name="gr57" draw:text-style-name="P2" draw:layer="layout" svg:width="0.054cm" svg:height="0.07cm" svg:x="14.924cm" svg:y="6.727cm" svg:viewBox="0 0 55 71" svg:d="M52 27c2 6 3 12 3 18s-1 11-4 16c-2 4-6 7-10 9s-9 2-14 0-10-5-14-9c-4-5-7-10-10-16-2-6-3-12-3-18s1-12 4-16c2-4 6-7 10-9 4-3 9-3 14 0 5 1 10 5 14 9s7 10 10 16z">
            <text:p/>
          </draw:path>
        </draw:g>
        <draw:path draw:style-name="gr66" draw:text-style-name="P2" draw:layer="layout" svg:width="0.228cm" svg:height="0.215cm" svg:x="14.85cm" svg:y="6.887cm" svg:viewBox="0 0 229 216" svg:d="M0 0c34 28 70 53 108 73 39 21 79 37 121 48M0 47c34 29 70 53 108 74 39 20 79 36 121 48M0 95c34 28 70 53 108 73 39 21 79 37 121 48">
          <text:p/>
        </draw:path>
        <draw:g>
          <draw:path draw:style-name="gr31" draw:text-style-name="P19" draw:layer="layout" svg:width="0.248cm" svg:height="0.143cm" svg:x="14.841cm" svg:y="6.399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14.841cm" svg:y="6.399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14.914cm" svg:y="6.467cm" svg:viewBox="0 0 72 47" svg:d="M72 46c0-1 0-1-1-2-4-13-11-25-19-33-9-7-18-11-27-11-8 0-16 3-23 9-2 3-2 6-2 9 0 5 2 10 7 14 5 5 12 9 21 11 9 3 18 4 28 4 6 0 11 0 16-1z">
            <text:p/>
          </draw:path>
          <draw:path draw:style-name="gr68" draw:text-style-name="P2" draw:layer="layout" svg:width="0.071cm" svg:height="0.046cm" svg:x="14.914cm" svg:y="6.467cm" svg:viewBox="0 0 72 47" svg:d="M72 46c0-1 0-1-1-2-4-13-11-25-19-33-9-7-18-11-27-11-8 0-16 3-23 9-2 3-2 6-2 9 0 5 2 10 7 14 5 5 12 9 21 11 9 3 18 4 28 4 6 0 11 0 16-1z">
            <text:p/>
          </draw:path>
        </draw:g>
        <draw:path draw:style-name="gr74" draw:text-style-name="P46" draw:layer="layout" svg:width="0.228cm" svg:height="0.182cm" svg:x="14.85cm" svg:y="6.483cm" svg:viewBox="0 0 229 183" svg:d="M0 0v62c30 25 62 47 97 66 41 23 86 42 132 55v-62c-46-13-91-32-133-55-34-19-66-41-96-66z">
          <text:p/>
        </draw:path>
        <draw:path draw:style-name="gr31" draw:text-style-name="P19" draw:layer="layout" svg:width="0.228cm" svg:height="0.136cm" svg:x="14.85cm" svg:y="6.495cm" svg:viewBox="0 0 229 137" svg:d="M0 15c30 26 62 49 97 69 41 23 86 41 132 53v-15c-46-14-91-32-132-56-35-19-67-41-97-66z">
          <text:p/>
        </draw:path>
        <draw:path draw:style-name="gr58" draw:text-style-name="P2" draw:layer="layout" svg:width="0.228cm" svg:height="0.182cm" svg:x="14.85cm" svg:y="6.482cm" svg:viewBox="0 0 229 183" svg:d="M0 0v62c30 25 62 47 97 66 41 23 86 42 132 55">
          <text:p/>
        </draw:path>
        <draw:path draw:style-name="gr57" draw:text-style-name="P2" draw:layer="layout" svg:width="0.228cm" svg:height="0.182cm" svg:x="14.85cm" svg:y="6.484cm" svg:viewBox="0 0 229 183" svg:d="M229 183v-62c-46-13-91-32-133-55-34-19-66-41-96-66">
          <text:p/>
        </draw:path>
        <draw:path draw:style-name="gr32" draw:text-style-name="P20" draw:layer="layout" svg:width="0.365cm" svg:height="0.18cm" svg:x="15.432cm" svg:y="7.191cm" svg:viewBox="0 0 366 181" svg:d="M0 175c33 6 66 7 99 6 77-4 151-28 216-69 13-8 26-17 38-27 2-2 4-4 6-7 4-6 7-13 7-20 1-7 0-14-4-21-2-6-7-11-12-15l-46-22z">
          <text:p/>
        </draw:path>
        <draw:g>
          <draw:path draw:style-name="gr70" draw:text-style-name="P42" draw:layer="layout" svg:width="0.316cm" svg:height="0.27cm" svg:x="15.414cm" svg:y="7.102cm" svg:viewBox="0 0 317 271" svg:d="M14 271l303-175c-1-2-3-5-4-7-7-14-11-29-10-44 0-16 5-31 13-44l1-1-303 175c-1 2-2 3-2 4-8 14-12 29-12 44 0 16 4 31 12 44 0 1 1 3 2 4z">
            <text:p/>
          </draw:path>
          <draw:path draw:style-name="gr23" draw:text-style-name="P2" draw:layer="layout" svg:width="0.316cm" svg:height="0.27cm" svg:x="15.414cm" svg:y="7.102cm" svg:viewBox="0 0 317 271" svg:d="M14 271l303-175c-1-2-3-5-4-7-7-14-11-29-10-44 0-16 5-31 13-44l1-1-303 175c-1 2-2 3-2 4-8 14-12 29-12 44 0 16 4 31 12 44 0 1 1 3 2 4z">
            <text:p/>
          </draw:path>
        </draw:g>
        <draw:g>
          <draw:polygon draw:style-name="gr71" draw:text-style-name="P43" draw:layer="layout" svg:width="0.522cm" svg:height="0.302cm" svg:x="15.208cm" svg:y="6.975cm" svg:viewBox="0 0 523 303" draw:points="219,303 523,128 303,0 0,175">
            <text:p/>
          </draw:polygon>
          <draw:polygon draw:style-name="gr23" draw:text-style-name="P2" draw:layer="layout" svg:width="0.522cm" svg:height="0.302cm" svg:x="15.208cm" svg:y="6.975cm" svg:viewBox="0 0 523 303" draw:points="219,303 523,128 303,0 0,175">
            <text:p/>
          </draw:polygon>
        </draw:g>
        <draw:g>
          <draw:path draw:style-name="gr72" draw:text-style-name="P44" draw:layer="layout" svg:width="0.228cm" svg:height="0.222cm" svg:x="15.201cm" svg:y="7.15cm" svg:viewBox="0 0 229 223" svg:d="M7 95l222 128c-1-1-2-3-2-4-8-13-12-28-12-44 0-15 4-30 12-43 0-2 1-3 2-4l-222-128c-5 15-7 32-7 48s2 32 7 47z">
            <text:p/>
          </draw:path>
          <draw:path draw:style-name="gr23" draw:text-style-name="P2" draw:layer="layout" svg:width="0.228cm" svg:height="0.222cm" svg:x="15.201cm" svg:y="7.15cm" svg:viewBox="0 0 229 223" svg:d="M7 95l222 128c-1-1-2-3-2-4-8-13-12-28-12-44 0-15 4-30 12-43 0-2 1-3 2-4l-222-128c-5 15-7 32-7 48s2 32 7 47z">
            <text:p/>
          </draw:path>
        </draw:g>
        <draw:path draw:style-name="gr25" draw:text-style-name="P2" draw:layer="layout" svg:width="0.318cm" svg:height="0.183cm" svg:x="15.323cm" svg:y="7.04cm" svg:viewBox="0 0 319 184" svg:d="M138 184l-138-80M45 77l138 81M91 51l137 81M136 25l138 81M181 0l138 79">
          <text:p/>
        </draw:path>
        <draw:g>
          <draw:path draw:style-name="gr73" draw:text-style-name="P45" draw:layer="layout" svg:width="0.548cm" svg:height="0.24cm" svg:x="15.208cm" svg:y="6.91cm" svg:viewBox="0 0 549 241" svg:d="M246 175l303-175c-76 40-160 62-246 65l-303 176c86-3 170-26 246-66z">
            <text:p/>
          </draw:path>
          <draw:path draw:style-name="gr23" draw:text-style-name="P2" draw:layer="layout" svg:width="0.548cm" svg:height="0.24cm" svg:x="15.208cm" svg:y="6.91cm" svg:viewBox="0 0 549 241" svg:d="M246 175l303-175c-76 40-160 62-246 65l-303 176c86-3 170-26 246-66z">
            <text:p/>
          </draw:path>
        </draw:g>
        <draw:path draw:style-name="gr25" draw:text-style-name="P2" draw:layer="layout" svg:width="0.168cm" svg:height="0.129cm" svg:x="15.529cm" svg:y="7.154cm" svg:viewBox="0 0 169 130" svg:d="M47 103l-47 27M61 78l47-27M121 26l48-26">
          <text:p/>
        </draw:path>
        <draw:path draw:style-name="gr35" draw:text-style-name="P2" draw:layer="layout" svg:width="0.556cm" svg:height="0.463cm" svg:x="15.201cm" svg:y="6.91cm" svg:viewBox="0 0 557 464" svg:d="M7 336l221 128 304-176c-1-1-2-2-3-4-7-13-11-28-11-43 0-16 4-31 11-44 1-2 2-3 3-4l-155-90 180-103c-76 40-160 62-246 65l-304 176c-5 16-7 32-7 48s2 32 7 47z">
          <text:p/>
        </draw:path>
        <draw:frame draw:style-name="gr61" draw:text-style-name="P2" draw:layer="layout" svg:width="0.801cm" svg:height="0.296cm" svg:x="14.789cm" svg:y="7.383cm">
          <draw:text-box>
            <text:p text:style-name="P3"><text:span text:style-name="T6">Root DCs</text:span></text:p>
          </draw:text-box>
        </draw:frame>
        <draw:path draw:style-name="gr32" draw:text-style-name="P20" draw:layer="layout" svg:width="0.632cm" svg:height="0.412cm" svg:x="14.054cm" svg:y="6.165cm" svg:viewBox="0 0 633 413" svg:d="M191 413c17 1 34 0 52 0 95-5 188-33 269-80 27-16 52-34 76-54 7-8 14-17 20-26 16-26 25-56 25-86s-9-60-25-86c-17-26-41-48-70-63-16-8-32-14-49-18l-489 413z">
          <text:p/>
        </draw:path>
        <draw:g>
          <draw:path draw:style-name="gr62" draw:text-style-name="P36" draw:layer="layout" svg:width="0.889cm" svg:height="0.497cm" svg:x="13.716cm" svg:y="5.309cm" svg:viewBox="0 0 890 498" svg:d="M338 498l552-310-342-188-548 307c44 50 98 93 157 126 56 31 117 53 181 65z">
            <text:p/>
          </draw:path>
          <draw:path draw:style-name="gr58" draw:text-style-name="P2" draw:layer="layout" svg:width="0.889cm" svg:height="0.497cm" svg:x="13.716cm" svg:y="5.309cm" svg:viewBox="0 0 890 498" svg:d="M338 498l552-310-342-188-548 307c44 50 98 93 157 126 56 31 117 53 181 65z">
            <text:p/>
          </draw:path>
        </draw:g>
        <draw:g>
          <draw:path draw:style-name="gr63" draw:text-style-name="P37" draw:layer="layout" svg:width="0.337cm" svg:height="0.964cm" svg:x="13.716cm" svg:y="5.614cm" svg:viewBox="0 0 338 965" svg:d="M338 191c-64-12-125-34-181-65-60-33-113-76-157-126v789c41 43 88 80 140 109 61 34 128 56 198 67z">
            <text:p/>
          </draw:path>
          <draw:path draw:style-name="gr58" draw:text-style-name="P2" draw:layer="layout" svg:width="0.337cm" svg:height="0.964cm" svg:x="13.716cm" svg:y="5.614cm" svg:viewBox="0 0 338 965" svg:d="M338 191c-64-12-125-34-181-65-60-33-113-76-157-126v789c41 43 88 80 140 109 61 34 128 56 198 67z">
            <text:p/>
          </draw:path>
        </draw:g>
        <draw:g>
          <draw:polygon draw:style-name="gr64" draw:text-style-name="P38" draw:layer="layout" svg:width="0.552cm" svg:height="1.081cm" svg:x="14.053cm" svg:y="5.497cm" svg:viewBox="0 0 553 1082" draw:points="0,309 0,1082 553,776 553,0">
            <text:p/>
          </draw:polygon>
          <draw:polygon draw:style-name="gr58" draw:text-style-name="P2" draw:layer="layout" svg:width="0.552cm" svg:height="1.081cm" svg:x="14.053cm" svg:y="5.497cm" svg:viewBox="0 0 553 1082" draw:points="0,309 0,1082 553,776 553,0">
            <text:p/>
          </draw:polygon>
        </draw:g>
        <draw:path draw:style-name="gr35" draw:text-style-name="P2" draw:layer="layout" svg:width="0.889cm" svg:height="1.27cm" svg:x="13.716cm" svg:y="5.309cm" svg:viewBox="0 0 890 1271" svg:d="M890 188l-342-188-548 306v789c41 43 88 80 140 109 61 34 128 56 198 67l552-306z">
          <text:p/>
        </draw:path>
        <draw:g>
          <draw:path draw:style-name="gr65" draw:text-style-name="P39" draw:layer="layout" svg:width="0.054cm" svg:height="0.07cm" svg:x="13.844cm" svg:y="6.092cm" svg:viewBox="0 0 55 71" svg:d="M52 27c2 6 3 12 3 18s-1 11-4 16c-2 4-6 7-10 9s-9 2-14 0-10-5-14-9c-4-5-7-10-10-16-2-6-3-12-3-18s1-12 4-16c2-4 6-7 10-9 4-3 9-3 14 0 5 1 10 5 14 9s7 10 10 16z">
            <text:p/>
          </draw:path>
          <draw:path draw:style-name="gr57" draw:text-style-name="P2" draw:layer="layout" svg:width="0.054cm" svg:height="0.07cm" svg:x="13.844cm" svg:y="6.092cm" svg:viewBox="0 0 55 71" svg:d="M52 27c2 6 3 12 3 18s-1 11-4 16c-2 4-6 7-10 9s-9 2-14 0-10-5-14-9c-4-5-7-10-10-16-2-6-3-12-3-18s1-12 4-16c2-4 6-7 10-9 4-3 9-3 14 0 5 1 10 5 14 9s7 10 10 16z">
            <text:p/>
          </draw:path>
        </draw:g>
        <draw:path draw:style-name="gr66" draw:text-style-name="P2" draw:layer="layout" svg:width="0.228cm" svg:height="0.215cm" svg:x="13.771cm" svg:y="6.252cm" svg:viewBox="0 0 229 216" svg:d="M0 0c34 28 70 53 108 73 39 21 79 37 121 48M0 47c34 29 70 53 108 74 39 20 79 36 121 48M0 95c34 28 70 53 108 73 39 21 79 37 121 48">
          <text:p/>
        </draw:path>
        <draw:g>
          <draw:path draw:style-name="gr31" draw:text-style-name="P19" draw:layer="layout" svg:width="0.248cm" svg:height="0.143cm" svg:x="13.761cm" svg:y="5.764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13.761cm" svg:y="5.764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13.834cm" svg:y="5.832cm" svg:viewBox="0 0 72 47" svg:d="M72 46c0-1 0-1-1-2-4-13-11-25-19-33-9-7-18-11-27-11-8 0-16 3-23 9-2 3-2 6-2 9 0 5 2 10 7 14 5 5 12 9 21 11 9 3 18 4 28 4 6 0 11 0 16-1z">
            <text:p/>
          </draw:path>
          <draw:path draw:style-name="gr68" draw:text-style-name="P2" draw:layer="layout" svg:width="0.071cm" svg:height="0.046cm" svg:x="13.834cm" svg:y="5.832cm" svg:viewBox="0 0 72 47" svg:d="M72 46c0-1 0-1-1-2-4-13-11-25-19-33-9-7-18-11-27-11-8 0-16 3-23 9-2 3-2 6-2 9 0 5 2 10 7 14 5 5 12 9 21 11 9 3 18 4 28 4 6 0 11 0 16-1z">
            <text:p/>
          </draw:path>
        </draw:g>
        <draw:path draw:style-name="gr74" draw:text-style-name="P46" draw:layer="layout" svg:width="0.228cm" svg:height="0.182cm" svg:x="13.771cm" svg:y="5.848cm" svg:viewBox="0 0 229 183" svg:d="M0 0v62c30 25 62 47 97 66 41 23 86 42 132 55v-62c-46-13-91-32-133-55-34-19-66-41-96-66z">
          <text:p/>
        </draw:path>
        <draw:path draw:style-name="gr31" draw:text-style-name="P19" draw:layer="layout" svg:width="0.228cm" svg:height="0.136cm" svg:x="13.771cm" svg:y="5.86cm" svg:viewBox="0 0 229 137" svg:d="M0 15c30 26 62 49 97 69 41 23 86 41 132 53v-15c-46-14-91-32-132-56-35-19-67-41-97-66z">
          <text:p/>
        </draw:path>
        <draw:path draw:style-name="gr58" draw:text-style-name="P2" draw:layer="layout" svg:width="0.228cm" svg:height="0.182cm" svg:x="13.771cm" svg:y="5.847cm" svg:viewBox="0 0 229 183" svg:d="M0 0v62c30 25 62 47 97 66 41 23 86 42 132 55">
          <text:p/>
        </draw:path>
        <draw:path draw:style-name="gr57" draw:text-style-name="P2" draw:layer="layout" svg:width="0.228cm" svg:height="0.182cm" svg:x="13.771cm" svg:y="5.849cm" svg:viewBox="0 0 229 183" svg:d="M229 183v-62c-46-13-91-32-133-55-34-19-66-41-96-66">
          <text:p/>
        </draw:path>
        <draw:path draw:style-name="gr32" draw:text-style-name="P20" draw:layer="layout" svg:width="0.301cm" svg:height="0.091cm" svg:x="14.304cm" svg:y="6.521cm" svg:viewBox="0 0 302 92" svg:d="M302 46c0 8-7 16-20 23s-33 13-55 17c-23 4-49 6-76 6s-53-2-75-6c-23-4-43-10-56-17s-20-15-20-23 7-16 20-23 33-13 55-17c23-4 49-6 76-6 27 0 53 2 75 6 23 4 43 10 56 17s20 15 20 23z">
          <text:p/>
        </draw:path>
        <draw:g>
          <draw:path draw:style-name="gr86" draw:text-style-name="P53" draw:layer="layout" svg:width="0.346cm" svg:height="0.346cm" svg:x="14.258cm" svg:y="6.231cm" svg:viewBox="0 0 347 347" svg:d="M347 173c0 31-8 61-23 87-15 27-37 49-64 64-26 15-56 23-86 23-31 0-61-8-87-23-27-15-49-37-64-64-15-26-23-56-23-87 0-30 8-60 23-86 15-27 37-49 64-64 26-15 55-23 85-23 1 0 1 0 2 0 30 0 60 8 86 23 27 15 49 37 64 64 15 26 23 56 23 86z">
            <text:p/>
          </draw:path>
          <draw:path draw:style-name="gr87" draw:text-style-name="P2" draw:layer="layout" svg:width="0.346cm" svg:height="0.346cm" svg:x="14.258cm" svg:y="6.231cm" svg:viewBox="0 0 347 347" svg:d="M347 173c0 31-8 61-23 87-15 27-37 49-64 64-26 15-56 23-86 23-31 0-61-8-87-23-27-15-49-37-64-64-15-26-23-56-23-87 0-30 8-60 23-86 15-27 37-49 64-64 26-15 55-23 85-23 1 0 1 0 2 0 30 0 60 8 86 23 27 15 49 37 64 64 15 26 23 56 23 86z">
            <text:p/>
          </draw:path>
        </draw:g>
        <draw:path draw:style-name="gr87" draw:text-style-name="P2" draw:layer="layout" svg:width="0.324cm" svg:height="0.346cm" svg:x="14.273cm" svg:y="6.23cm" svg:viewBox="0 0 325 347" svg:d="M118 343c-11-12-20-25-25-40-20-47-8-107 34-172 17-27 40-56 68-84 3 7 6 14 10 21 34 79 38 149 9 203-17 31-44 57-82 76M15 268c-10-21-15-44-15-67 0-28 8-55 22-79s34-44 58-58 51-21 79-21c12 0 25 1 37 4 15 4 29 9 42 17 25 14 45 34 58 58 14 24 22 52 22 79 0 28-8 55-22 80 0 1-1 2-2 4M253 24c-1 0-2 0-2 0-15 0-28 3-39 8-7 4-13 9-17 15-14-16-31-31-50-41-3-2-6-4-9-5M153 42c1 0 1 0 1 0 1-6 5-11 9-15 5-4 11-7 18-8 6-1 13-1 20 1h1c6 2 11 5 16 10 5 4 9 10 10 15 2 6 2 13 1 18-2 6-5 11-10 15s-11 7-17 8c-7 2-14 1-20-1-7-2-13-5-18-9-5-5-8-10-10-16s-2-12-1-18zM154 155c-14-6-27-15-37-26-9-11-16-24-19-37-2-13-1-26 4-37 0-1 0-1 0-2 5-11 14-20 25-27s25-11 39-12c15-1 30 2 44 8s27 15 37 26c9 11 16 24 19 37 2 13 1 26-4 38-5 11-13 21-25 28-11 8-25 12-39 12-15 1-30-2-44-8zM142 259c-25-6-50-17-70-33s-36-36-45-58c-9-23-11-46-7-68 1-2 1-3 1-4 5-21 17-40 33-56 18-17 40-29 65-35 26-6 53-7 80-1 26 6 51 17 71 33 21 16 37 36 46 59 9 22 11 45 7 68-5 22-17 43-34 59-18 17-40 29-66 35-25 6-52 7-79 1 0 0-1 0-2 0z">
          <text:p/>
        </draw:path>
        <draw:path draw:style-name="gr35" draw:text-style-name="P2" draw:layer="layout" svg:width="0.346cm" svg:height="0.346cm" svg:x="14.258cm" svg:y="6.231cm" svg:viewBox="0 0 347 347" svg:d="M347 173c0 31-8 61-23 87-15 27-37 49-64 64-26 15-56 23-86 23-31 0-61-8-87-23-27-15-49-37-64-64-15-26-23-56-23-87 0-30 8-60 23-86 15-27 37-49 64-64 26-15 55-23 85-23 1 0 1 0 2 0 30 0 60 8 86 23 27 15 49 37 64 64 15 26 23 56 23 86z">
          <text:p/>
        </draw:path>
        <draw:frame draw:style-name="gr88" draw:text-style-name="P2" draw:layer="layout" svg:width="1.08cm" svg:height="0.591cm" svg:x="13.716cm" svg:y="6.627cm">
          <draw:text-box>
            <text:p text:style-name="P3"><text:span text:style-name="T6">Internal</text:span></text:p>
            <text:p text:style-name="P3"><text:span text:style-name="T6">WINS</text:span></text:p>
          </draw:text-box>
        </draw:frame>
        <draw:path draw:style-name="gr32" draw:text-style-name="P20" draw:layer="layout" svg:width="0.632cm" svg:height="0.412cm" svg:x="11.966cm" svg:y="4.972cm" svg:viewBox="0 0 633 413" svg:d="M191 413c17 1 34 0 52 0 95-5 188-33 269-80 27-16 52-34 76-54 7-8 14-17 20-26 16-26 25-56 25-86s-9-60-25-86c-17-26-41-48-70-63-16-8-32-14-49-18l-489 413z">
          <text:p/>
        </draw:path>
        <draw:g>
          <draw:path draw:style-name="gr62" draw:text-style-name="P36" draw:layer="layout" svg:width="0.889cm" svg:height="0.497cm" svg:x="11.628cm" svg:y="4.115cm" svg:viewBox="0 0 890 498" svg:d="M338 498l552-310-342-188-548 307c44 50 98 93 157 126 56 31 117 53 181 65z">
            <text:p/>
          </draw:path>
          <draw:path draw:style-name="gr58" draw:text-style-name="P2" draw:layer="layout" svg:width="0.889cm" svg:height="0.497cm" svg:x="11.628cm" svg:y="4.115cm" svg:viewBox="0 0 890 498" svg:d="M338 498l552-310-342-188-548 307c44 50 98 93 157 126 56 31 117 53 181 65z">
            <text:p/>
          </draw:path>
        </draw:g>
        <draw:g>
          <draw:path draw:style-name="gr63" draw:text-style-name="P37" draw:layer="layout" svg:width="0.337cm" svg:height="0.964cm" svg:x="11.628cm" svg:y="4.42cm" svg:viewBox="0 0 338 965" svg:d="M338 191c-64-12-125-34-181-65-60-33-113-76-157-126v789c41 43 88 80 140 109 61 34 128 56 198 67z">
            <text:p/>
          </draw:path>
          <draw:path draw:style-name="gr58" draw:text-style-name="P2" draw:layer="layout" svg:width="0.337cm" svg:height="0.964cm" svg:x="11.628cm" svg:y="4.42cm" svg:viewBox="0 0 338 965" svg:d="M338 191c-64-12-125-34-181-65-60-33-113-76-157-126v789c41 43 88 80 140 109 61 34 128 56 198 67z">
            <text:p/>
          </draw:path>
        </draw:g>
        <draw:g>
          <draw:polygon draw:style-name="gr64" draw:text-style-name="P38" draw:layer="layout" svg:width="0.552cm" svg:height="1.081cm" svg:x="11.965cm" svg:y="4.303cm" svg:viewBox="0 0 553 1082" draw:points="0,309 0,1082 553,776 553,0">
            <text:p/>
          </draw:polygon>
          <draw:polygon draw:style-name="gr58" draw:text-style-name="P2" draw:layer="layout" svg:width="0.552cm" svg:height="1.081cm" svg:x="11.965cm" svg:y="4.303cm" svg:viewBox="0 0 553 1082" draw:points="0,309 0,1082 553,776 553,0">
            <text:p/>
          </draw:polygon>
        </draw:g>
        <draw:path draw:style-name="gr35" draw:text-style-name="P2" draw:layer="layout" svg:width="0.889cm" svg:height="1.27cm" svg:x="11.628cm" svg:y="4.115cm" svg:viewBox="0 0 890 1271" svg:d="M890 188l-342-188-548 306v789c41 43 88 80 140 109 61 34 128 56 198 67l552-306z">
          <text:p/>
        </draw:path>
        <draw:g>
          <draw:path draw:style-name="gr65" draw:text-style-name="P39" draw:layer="layout" svg:width="0.054cm" svg:height="0.07cm" svg:x="11.756cm" svg:y="4.898cm" svg:viewBox="0 0 55 71" svg:d="M52 27c2 6 3 12 3 18s-1 11-4 16c-2 4-6 7-10 9s-9 2-14 0-10-5-14-9c-4-5-7-10-10-16-2-6-3-12-3-18s1-12 4-16c2-4 6-7 10-9 4-3 9-3 14 0 5 1 10 5 14 9s7 10 10 16z">
            <text:p/>
          </draw:path>
          <draw:path draw:style-name="gr57" draw:text-style-name="P2" draw:layer="layout" svg:width="0.054cm" svg:height="0.07cm" svg:x="11.756cm" svg:y="4.898cm" svg:viewBox="0 0 55 71" svg:d="M52 27c2 6 3 12 3 18s-1 11-4 16c-2 4-6 7-10 9s-9 2-14 0-10-5-14-9c-4-5-7-10-10-16-2-6-3-12-3-18s1-12 4-16c2-4 6-7 10-9 4-3 9-3 14 0 5 1 10 5 14 9s7 10 10 16z">
            <text:p/>
          </draw:path>
        </draw:g>
        <draw:path draw:style-name="gr66" draw:text-style-name="P2" draw:layer="layout" svg:width="0.228cm" svg:height="0.215cm" svg:x="11.683cm" svg:y="5.058cm" svg:viewBox="0 0 229 216" svg:d="M0 0c34 28 70 53 108 73 39 21 79 37 121 48M0 47c34 29 70 53 108 74 39 20 79 36 121 48M0 95c34 28 70 53 108 73 39 21 79 37 121 48">
          <text:p/>
        </draw:path>
        <draw:g>
          <draw:path draw:style-name="gr31" draw:text-style-name="P19" draw:layer="layout" svg:width="0.248cm" svg:height="0.143cm" svg:x="11.674cm" svg:y="4.57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11.674cm" svg:y="4.57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11.746cm" svg:y="4.638cm" svg:viewBox="0 0 72 47" svg:d="M72 46c0-1 0-1-1-2-4-13-11-25-19-33-9-7-18-11-27-11-8 0-16 3-23 9-2 3-2 6-2 9 0 5 2 10 7 14 5 5 12 9 21 11 9 3 18 4 28 4 6 0 11 0 16-1z">
            <text:p/>
          </draw:path>
          <draw:path draw:style-name="gr68" draw:text-style-name="P2" draw:layer="layout" svg:width="0.071cm" svg:height="0.046cm" svg:x="11.746cm" svg:y="4.638cm" svg:viewBox="0 0 72 47" svg:d="M72 46c0-1 0-1-1-2-4-13-11-25-19-33-9-7-18-11-27-11-8 0-16 3-23 9-2 3-2 6-2 9 0 5 2 10 7 14 5 5 12 9 21 11 9 3 18 4 28 4 6 0 11 0 16-1z">
            <text:p/>
          </draw:path>
        </draw:g>
        <draw:path draw:style-name="gr74" draw:text-style-name="P46" draw:layer="layout" svg:width="0.228cm" svg:height="0.182cm" svg:x="11.683cm" svg:y="4.655cm" svg:viewBox="0 0 229 183" svg:d="M0 0v62c30 25 62 47 97 66 41 23 86 42 132 55v-62c-46-13-91-32-133-55-34-19-66-41-96-66z">
          <text:p/>
        </draw:path>
        <draw:path draw:style-name="gr31" draw:text-style-name="P19" draw:layer="layout" svg:width="0.228cm" svg:height="0.136cm" svg:x="11.683cm" svg:y="4.666cm" svg:viewBox="0 0 229 137" svg:d="M0 15c30 26 62 49 97 69 41 23 86 41 132 53v-15c-46-14-91-32-132-56-35-19-67-41-97-66z">
          <text:p/>
        </draw:path>
        <draw:path draw:style-name="gr58" draw:text-style-name="P2" draw:layer="layout" svg:width="0.228cm" svg:height="0.182cm" svg:x="11.683cm" svg:y="4.654cm" svg:viewBox="0 0 229 183" svg:d="M0 0v62c30 25 62 47 97 66 41 23 86 42 132 55">
          <text:p/>
        </draw:path>
        <draw:path draw:style-name="gr57" draw:text-style-name="P2" draw:layer="layout" svg:width="0.228cm" svg:height="0.182cm" svg:x="11.683cm" svg:y="4.656cm" svg:viewBox="0 0 229 183" svg:d="M229 183v-62c-46-13-91-32-133-55-34-19-66-41-96-66">
          <text:p/>
        </draw:path>
        <draw:path draw:style-name="gr32" draw:text-style-name="P20" draw:layer="layout" svg:width="0.301cm" svg:height="0.091cm" svg:x="12.216cm" svg:y="5.327cm" svg:viewBox="0 0 302 92" svg:d="M302 46c0 8-7 16-20 23s-33 13-55 17c-23 4-49 6-76 6s-53-2-75-6c-23-4-43-10-56-17s-20-15-20-23 7-16 20-23 33-13 55-17c23-4 49-6 76-6 27 0 53 2 75 6 23 4 43 10 56 17s20 15 20 23z">
          <text:p/>
        </draw:path>
        <draw:g>
          <draw:path draw:style-name="gr86" draw:text-style-name="P53" draw:layer="layout" svg:width="0.346cm" svg:height="0.346cm" svg:x="12.17cm" svg:y="5.038cm" svg:viewBox="0 0 347 347" svg:d="M347 173c0 31-8 61-23 87-15 27-37 49-64 64-26 15-56 23-86 23-31 0-61-8-87-23-27-15-49-37-64-64-15-26-23-56-23-87 0-30 8-60 23-86 15-27 37-49 64-64 26-15 55-23 85-23 1 0 1 0 2 0 30 0 60 8 86 23 27 15 49 37 64 64 15 26 23 56 23 86z">
            <text:p/>
          </draw:path>
          <draw:path draw:style-name="gr87" draw:text-style-name="P2" draw:layer="layout" svg:width="0.346cm" svg:height="0.346cm" svg:x="12.17cm" svg:y="5.038cm" svg:viewBox="0 0 347 347" svg:d="M347 173c0 31-8 61-23 87-15 27-37 49-64 64-26 15-56 23-86 23-31 0-61-8-87-23-27-15-49-37-64-64-15-26-23-56-23-87 0-30 8-60 23-86 15-27 37-49 64-64 26-15 55-23 85-23 1 0 1 0 2 0 30 0 60 8 86 23 27 15 49 37 64 64 15 26 23 56 23 86z">
            <text:p/>
          </draw:path>
        </draw:g>
        <draw:path draw:style-name="gr87" draw:text-style-name="P2" draw:layer="layout" svg:width="0.324cm" svg:height="0.346cm" svg:x="12.185cm" svg:y="5.036cm" svg:viewBox="0 0 325 347" svg:d="M118 343c-11-12-20-25-25-40-20-47-8-107 34-172 17-27 40-56 68-84 3 7 6 14 10 21 34 79 38 149 9 203-17 31-44 57-82 76M15 268c-10-21-15-44-15-67 0-28 8-55 22-79s34-44 58-58 51-21 79-21c12 0 25 1 37 4 15 4 29 9 42 17 25 14 45 34 58 58 14 24 22 52 22 79 0 28-8 55-22 80 0 1-1 2-2 4M253 24c-1 0-2 0-2 0-15 0-28 3-39 8-7 4-13 9-17 15-14-16-31-31-50-41-3-2-6-4-9-5M153 42c1 0 1 0 1 0 1-6 5-11 9-15 5-4 11-7 18-8 6-1 13-1 20 1h1c6 2 11 5 16 10 5 4 9 10 10 15 2 6 2 13 1 18-2 6-5 11-10 15s-11 7-17 8c-7 2-14 1-20-1-7-2-13-5-18-9-5-5-8-10-10-16s-2-12-1-18zM154 155c-14-6-27-15-37-26-9-11-16-24-19-37-2-13-1-26 4-37 0-1 0-1 0-2 5-11 14-20 25-27s25-11 39-12c15-1 30 2 44 8s27 15 37 26c9 11 16 24 19 37 2 13 1 26-4 38-5 11-13 21-25 28-11 8-25 12-39 12-15 1-30-2-44-8zM142 259c-25-6-50-17-70-33s-36-36-45-58c-9-23-11-46-7-68 1-2 1-3 1-4 5-21 17-40 33-56 18-17 40-29 65-35 26-6 53-7 80-1 26 6 51 17 71 33 21 16 37 36 46 59 9 22 11 45 7 68-5 22-17 43-34 59-18 17-40 29-66 35-25 6-52 7-79 1 0 0-1 0-2 0z">
          <text:p/>
        </draw:path>
        <draw:path draw:style-name="gr35" draw:text-style-name="P2" draw:layer="layout" svg:width="0.346cm" svg:height="0.346cm" svg:x="12.17cm" svg:y="5.038cm" svg:viewBox="0 0 347 347" svg:d="M347 173c0 31-8 61-23 87-15 27-37 49-64 64-26 15-56 23-86 23-31 0-61-8-87-23-27-15-49-37-64-64-15-26-23-56-23-87 0-30 8-60 23-86 15-27 37-49 64-64 26-15 55-23 85-23 1 0 1 0 2 0 30 0 60 8 86 23 27 15 49 37 64 64 15 26 23 56 23 86z">
          <text:p/>
        </draw:path>
        <draw:frame draw:style-name="gr89" draw:text-style-name="P2" draw:layer="layout" svg:width="1.166cm" svg:height="0.591cm" svg:x="11.501cm" svg:y="5.431cm">
          <draw:text-box>
            <text:p text:style-name="P3"><text:span text:style-name="T6">Network</text:span></text:p>
            <text:p text:style-name="P3"><text:span text:style-name="T6">Services</text:span></text:p>
          </draw:text-box>
        </draw:frame>
        <draw:path draw:style-name="gr32" draw:text-style-name="P20" draw:layer="layout" svg:width="0.632cm" svg:height="0.412cm" svg:x="12.936cm" svg:y="3.117cm" svg:viewBox="0 0 633 413" svg:d="M191 413c17 1 34 0 52 0 95-5 188-33 269-80 27-16 52-34 76-54 7-8 14-17 20-26 16-26 25-56 25-86s-9-60-25-86c-17-26-41-48-70-63-16-8-32-14-49-18l-489 413z">
          <text:p/>
        </draw:path>
        <draw:g>
          <draw:path draw:style-name="gr62" draw:text-style-name="P36" draw:layer="layout" svg:width="0.889cm" svg:height="0.497cm" svg:x="12.598cm" svg:y="2.261cm" svg:viewBox="0 0 890 498" svg:d="M338 498l552-310-342-188-548 307c44 50 98 93 157 126 56 31 117 53 181 65z">
            <text:p/>
          </draw:path>
          <draw:path draw:style-name="gr58" draw:text-style-name="P2" draw:layer="layout" svg:width="0.889cm" svg:height="0.497cm" svg:x="12.598cm" svg:y="2.261cm" svg:viewBox="0 0 890 498" svg:d="M338 498l552-310-342-188-548 307c44 50 98 93 157 126 56 31 117 53 181 65z">
            <text:p/>
          </draw:path>
        </draw:g>
        <draw:g>
          <draw:path draw:style-name="gr63" draw:text-style-name="P37" draw:layer="layout" svg:width="0.337cm" svg:height="0.964cm" svg:x="12.599cm" svg:y="2.566cm" svg:viewBox="0 0 338 965" svg:d="M338 191c-64-12-125-34-181-65-60-33-113-76-157-126v789c41 43 88 80 140 109 61 34 128 56 198 67z">
            <text:p/>
          </draw:path>
          <draw:path draw:style-name="gr58" draw:text-style-name="P2" draw:layer="layout" svg:width="0.337cm" svg:height="0.964cm" svg:x="12.599cm" svg:y="2.566cm" svg:viewBox="0 0 338 965" svg:d="M338 191c-64-12-125-34-181-65-60-33-113-76-157-126v789c41 43 88 80 140 109 61 34 128 56 198 67z">
            <text:p/>
          </draw:path>
        </draw:g>
        <draw:g>
          <draw:polygon draw:style-name="gr64" draw:text-style-name="P38" draw:layer="layout" svg:width="0.552cm" svg:height="1.081cm" svg:x="12.936cm" svg:y="2.449cm" svg:viewBox="0 0 553 1082" draw:points="0,309 0,1082 553,776 553,0">
            <text:p/>
          </draw:polygon>
          <draw:polygon draw:style-name="gr58" draw:text-style-name="P2" draw:layer="layout" svg:width="0.552cm" svg:height="1.081cm" svg:x="12.936cm" svg:y="2.449cm" svg:viewBox="0 0 553 1082" draw:points="0,309 0,1082 553,776 553,0">
            <text:p/>
          </draw:polygon>
        </draw:g>
        <draw:path draw:style-name="gr35" draw:text-style-name="P2" draw:layer="layout" svg:width="0.889cm" svg:height="1.27cm" svg:x="12.598cm" svg:y="2.261cm" svg:viewBox="0 0 890 1271" svg:d="M890 188l-342-188-548 306v789c41 43 88 80 140 109 61 34 128 56 198 67l552-306z">
          <text:p/>
        </draw:path>
        <draw:g>
          <draw:path draw:style-name="gr65" draw:text-style-name="P39" draw:layer="layout" svg:width="0.054cm" svg:height="0.07cm" svg:x="12.726cm" svg:y="3.044cm" svg:viewBox="0 0 55 71" svg:d="M52 27c2 6 3 12 3 18s-1 11-4 16c-2 4-6 7-10 9s-9 2-14 0-10-5-14-9c-4-5-7-10-10-16-2-6-3-12-3-18s1-12 4-16c2-4 6-7 10-9 4-3 9-3 14 0 5 1 10 5 14 9s7 10 10 16z">
            <text:p/>
          </draw:path>
          <draw:path draw:style-name="gr57" draw:text-style-name="P2" draw:layer="layout" svg:width="0.054cm" svg:height="0.07cm" svg:x="12.726cm" svg:y="3.044cm" svg:viewBox="0 0 55 71" svg:d="M52 27c2 6 3 12 3 18s-1 11-4 16c-2 4-6 7-10 9s-9 2-14 0-10-5-14-9c-4-5-7-10-10-16-2-6-3-12-3-18s1-12 4-16c2-4 6-7 10-9 4-3 9-3 14 0 5 1 10 5 14 9s7 10 10 16z">
            <text:p/>
          </draw:path>
        </draw:g>
        <draw:path draw:style-name="gr66" draw:text-style-name="P2" draw:layer="layout" svg:width="0.228cm" svg:height="0.215cm" svg:x="12.653cm" svg:y="3.204cm" svg:viewBox="0 0 229 216" svg:d="M0 0c34 28 70 53 108 73 39 21 79 37 121 48M0 47c34 29 70 53 108 74 39 20 79 36 121 48M0 95c34 28 70 53 108 73 39 21 79 37 121 48">
          <text:p/>
        </draw:path>
        <draw:g>
          <draw:path draw:style-name="gr31" draw:text-style-name="P19" draw:layer="layout" svg:width="0.248cm" svg:height="0.143cm" svg:x="12.644cm" svg:y="2.716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12.644cm" svg:y="2.716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12.717cm" svg:y="2.784cm" svg:viewBox="0 0 72 47" svg:d="M72 46c0-1 0-1-1-2-4-13-11-25-19-33-9-7-18-11-27-11-8 0-16 3-23 9-2 3-2 6-2 9 0 5 2 10 7 14 5 5 12 9 21 11 9 3 18 4 28 4 6 0 11 0 16-1z">
            <text:p/>
          </draw:path>
          <draw:path draw:style-name="gr68" draw:text-style-name="P2" draw:layer="layout" svg:width="0.071cm" svg:height="0.046cm" svg:x="12.717cm" svg:y="2.784cm" svg:viewBox="0 0 72 47" svg:d="M72 46c0-1 0-1-1-2-4-13-11-25-19-33-9-7-18-11-27-11-8 0-16 3-23 9-2 3-2 6-2 9 0 5 2 10 7 14 5 5 12 9 21 11 9 3 18 4 28 4 6 0 11 0 16-1z">
            <text:p/>
          </draw:path>
        </draw:g>
        <draw:path draw:style-name="gr74" draw:text-style-name="P46" draw:layer="layout" svg:width="0.228cm" svg:height="0.182cm" svg:x="12.653cm" svg:y="2.8cm" svg:viewBox="0 0 229 183" svg:d="M0 0v62c30 25 62 47 97 66 41 23 86 42 132 55v-62c-46-13-91-32-133-55-34-19-66-41-96-66z">
          <text:p/>
        </draw:path>
        <draw:path draw:style-name="gr31" draw:text-style-name="P19" draw:layer="layout" svg:width="0.228cm" svg:height="0.136cm" svg:x="12.653cm" svg:y="2.812cm" svg:viewBox="0 0 229 137" svg:d="M0 15c30 26 62 49 97 69 41 23 86 41 132 53v-15c-46-14-91-32-132-56-35-19-67-41-97-66z">
          <text:p/>
        </draw:path>
        <draw:path draw:style-name="gr58" draw:text-style-name="P2" draw:layer="layout" svg:width="0.228cm" svg:height="0.182cm" svg:x="12.653cm" svg:y="2.799cm" svg:viewBox="0 0 229 183" svg:d="M0 0v62c30 25 62 47 97 66 41 23 86 42 132 55">
          <text:p/>
        </draw:path>
        <draw:path draw:style-name="gr57" draw:text-style-name="P2" draw:layer="layout" svg:width="0.228cm" svg:height="0.182cm" svg:x="12.653cm" svg:y="2.801cm" svg:viewBox="0 0 229 183" svg:d="M229 183v-62c-46-13-91-32-133-55-34-19-66-41-96-66">
          <text:p/>
        </draw:path>
        <draw:path draw:style-name="gr32" draw:text-style-name="P20" draw:layer="layout" svg:width="0.074cm" svg:height="0.175cm" svg:x="13.415cm" svg:y="3.533cm" svg:viewBox="0 0 75 176" svg:d="M7 174c21 4 38 1 49-8 8-6 13-15 16-26 2-7 3-16 3-26 0-8-1-18-2-29 0-2 0-6 0-9-1-4-2-8-4-12-1-4-3-8-4-11-2-3-4-6-6-8-1-1-1-1-2-2l-57-43z">
          <text:p/>
        </draw:path>
        <draw:polygon draw:style-name="gr35" draw:text-style-name="P2" draw:layer="layout" svg:width="0.381cm" svg:height="0.476cm" svg:x="13.043cm" svg:y="3.229cm" svg:viewBox="0 0 382 477" draw:points="0,245 382,477 381,235 0,0">
          <text:p/>
        </draw:polygon>
        <draw:g>
          <draw:path draw:style-name="gr16" draw:text-style-name="P11" draw:layer="layout" svg:width="0.148cm" svg:height="0.297cm" svg:x="13.258cm" svg:y="3.394cm" svg:viewBox="0 0 149 298" svg:d="M6 161c-5-26-7-52-5-75 2-24 7-44 14-59 8-15 19-24 31-27 1 0 2 0 3 0 11-1 23 3 35 14 13 11 25 28 36 49 10 21 18 46 24 72 5 26 6 53 5 76-2 24-7 44-15 59s-18 25-30 27-25-2-38-13-26-28-36-50c-11-21-19-46-24-72z">
            <text:p/>
          </draw:path>
          <draw:path draw:style-name="gr23" draw:text-style-name="P2" draw:layer="layout" svg:width="0.148cm" svg:height="0.297cm" svg:x="13.258cm" svg:y="3.394cm" svg:viewBox="0 0 149 298" svg:d="M6 161c-5-26-7-52-5-75 2-24 7-44 14-59 8-15 19-24 31-27 1 0 2 0 3 0 11-1 23 3 35 14 13 11 25 28 36 49 10 21 18 46 24 72 5 26 6 53 5 76-2 24-7 44-15 59s-18 25-30 27-25-2-38-13-26-28-36-50c-11-21-19-46-24-72z">
            <text:p/>
          </draw:path>
        </draw:g>
        <draw:g>
          <draw:path draw:style-name="gr16" draw:text-style-name="P11" draw:layer="layout" svg:width="0.362cm" svg:height="0.37cm" svg:x="13.043cm" svg:y="3.324cm" svg:viewBox="0 0 363 371" svg:d="M0 0v41l23 47 90 53 30 62 81 45c7 31 18 60 33 86 1 1 1 1 1 1 8 11 18 21 30 29 1 1 2 2 3 2 6 3 12 5 18 5s12-2 17-5c6-3 10-7 13-13l1-1c15-27 23-58 23-89-2-38-10-77-23-113-4-11-8-21-14-30-10-18-23-33-38-46-6-3-12-4-18-4-7 0-13 2-19 5s-11 8-14 14c-2 3-3 5-5 7-5 10-9 21-11 32z">
            <text:p/>
          </draw:path>
          <draw:path draw:style-name="gr23" draw:text-style-name="P2" draw:layer="layout" svg:width="0.362cm" svg:height="0.37cm" svg:x="13.043cm" svg:y="3.324cm" svg:viewBox="0 0 363 371" svg:d="M0 0v41l23 47 90 53 30 62 81 45c7 31 18 60 33 86 1 1 1 1 1 1 8 11 18 21 30 29 1 1 2 2 3 2 6 3 12 5 18 5s12-2 17-5c6-3 10-7 13-13l1-1c15-27 23-58 23-89-2-38-10-77-23-113-4-11-8-21-14-30-10-18-23-33-38-46-6-3-12-4-18-4-7 0-13 2-19 5s-11 8-14 14c-2 3-3 5-5 7-5 10-9 21-11 32z">
            <text:p/>
          </draw:path>
        </draw:g>
        <draw:g>
          <draw:path draw:style-name="gr16" draw:text-style-name="P11" draw:layer="layout" svg:width="0.044cm" svg:height="0.084cm" svg:x="13.336cm" svg:y="3.515cm" svg:viewBox="0 0 45 85" svg:d="M1 46c-1-7-2-15-1-21 1-7 3-13 5-17 3-5 6-7 10-8 4 0 8 1 11 4 4 3 8 8 11 14s5 13 6 21c2 7 2 15 1 21-1 7-2 13-5 17-2 5-6 7-9 8-4 0-8-1-12-4s-7-8-10-14-6-13-7-21z">
            <text:p/>
          </draw:path>
          <draw:path draw:style-name="gr23" draw:text-style-name="P2" draw:layer="layout" svg:width="0.044cm" svg:height="0.084cm" svg:x="13.336cm" svg:y="3.515cm" svg:viewBox="0 0 45 85" svg:d="M1 46c-1-7-2-15-1-21 1-7 3-13 5-17 3-5 6-7 10-8 4 0 8 1 11 4 4 3 8 8 11 14s5 13 6 21c2 7 2 15 1 21-1 7-2 13-5 17-2 5-6 7-9 8-4 0-8-1-12-4s-7-8-10-14-6-13-7-21z">
            <text:p/>
          </draw:path>
        </draw:g>
        <draw:g>
          <draw:polygon draw:style-name="gr90" draw:text-style-name="P54" draw:layer="layout" svg:width="0.23cm" svg:height="0.144cm" svg:x="13.043cm" svg:y="3.307cm" svg:viewBox="0 0 231 145" draw:points="231,119 222,145 0,16 28,0">
            <text:p/>
          </draw:polygon>
          <draw:polygon draw:style-name="gr23" draw:text-style-name="P2" draw:layer="layout" svg:width="0.23cm" svg:height="0.144cm" svg:x="13.043cm" svg:y="3.307cm" svg:viewBox="0 0 231 145" draw:points="231,119 222,145 0,16 28,0">
            <text:p/>
          </draw:polygon>
        </draw:g>
        <draw:g>
          <draw:path draw:style-name="gr90" draw:text-style-name="P54" draw:layer="layout" svg:width="0.137cm" svg:height="0.311cm" svg:x="13.297cm" svg:y="3.378cm" svg:viewBox="0 0 138 312" svg:d="M73 312c7-8 13-17 18-26 12-22 18-47 18-72 0-1 0-3 0-5-1-39-9-77-22-113-5-14-12-26-20-38-9-14-20-26-33-37-3-2-7-3-10-4-7-2-13-1-20 1-1 0-3 0-4 1l15-9c1-1 2-2 3-2 8-5 16-7 24-8 7 0 14 1 20 4 15 11 28 25 37 41 4 7 7 14 10 21 18 40 28 83 29 127 0 32-8 63-24 91-2 3-4 5-5 8z">
            <text:p/>
          </draw:path>
          <draw:path draw:style-name="gr23" draw:text-style-name="P2" draw:layer="layout" svg:width="0.137cm" svg:height="0.311cm" svg:x="13.297cm" svg:y="3.378cm" svg:viewBox="0 0 138 312" svg:d="M73 312c7-8 13-17 18-26 12-22 18-47 18-72 0-1 0-3 0-5-1-39-9-77-22-113-5-14-12-26-20-38-9-14-20-26-33-37-3-2-7-3-10-4-7-2-13-1-20 1-1 0-3 0-4 1l15-9c1-1 2-2 3-2 8-5 16-7 24-8 7 0 14 1 20 4 15 11 28 25 37 41 4 7 7 14 10 21 18 40 28 83 29 127 0 32-8 63-24 91-2 3-4 5-5 8z">
            <text:p/>
          </draw:path>
        </draw:g>
        <draw:g>
          <draw:path draw:style-name="gr90" draw:text-style-name="P54" draw:layer="layout" svg:width="0.041cm" svg:height="0.085cm" svg:x="13.336cm" svg:y="3.515cm" svg:viewBox="0 0 42 86" svg:d="M25 23c0 0 0 1 0 2 0 14 3 28 10 40 2 3 5 7 7 10 0 1-1 3-2 4-1 2-2 4-4 5-3 1-5 2-7 2s-5-1-7-2c0 0-1-1-2-1-4-3-8-8-11-13-2-3-3-6-4-10-3-9-5-19-5-29 0-4 0-9 1-14 0-3 1-5 3-8 1-3 4-5 7-7 1-1 3-2 4-2 4 0 7 1 10 3 2 0 3 1 4 2-2 6-4 12-4 18z">
            <text:p/>
          </draw:path>
          <draw:path draw:style-name="gr23" draw:text-style-name="P2" draw:layer="layout" svg:width="0.041cm" svg:height="0.085cm" svg:x="13.336cm" svg:y="3.515cm" svg:viewBox="0 0 42 86" svg:d="M25 23c0 0 0 1 0 2 0 14 3 28 10 40 2 3 5 7 7 10 0 1-1 3-2 4-1 2-2 4-4 5-3 1-5 2-7 2s-5-1-7-2c0 0-1-1-2-1-4-3-8-8-11-13-2-3-3-6-4-10-3-9-5-19-5-29 0-4 0-9 1-14 0-3 1-5 3-8 1-3 4-5 7-7 1-1 3-2 4-2 4 0 7 1 10 3 2 0 3 1 4 2-2 6-4 12-4 18z">
            <text:p/>
          </draw:path>
        </draw:g>
        <draw:frame draw:style-name="gr7" draw:text-style-name="P2" draw:layer="layout" svg:width="1.101cm" svg:height="0.591cm" svg:x="12.429cm" svg:y="3.617cm">
          <draw:text-box>
            <text:p text:style-name="P3"><text:span text:style-name="T6">Issuing/Inter. CAs</text:span></text:p>
          </draw:text-box>
        </draw:frame>
        <draw:path draw:style-name="gr32" draw:text-style-name="P20" draw:layer="layout" svg:width="0.632cm" svg:height="0.412cm" svg:x="13.927cm" svg:y="3.676cm" svg:viewBox="0 0 633 413" svg:d="M191 413c17 1 34 0 52 0 95-5 188-33 269-80 27-16 52-34 76-54 7-8 14-17 20-26 16-26 25-56 25-86s-9-60-25-86c-17-26-41-48-70-63-16-8-32-14-49-18l-489 413z">
          <text:p/>
        </draw:path>
        <draw:g>
          <draw:path draw:style-name="gr62" draw:text-style-name="P36" draw:layer="layout" svg:width="0.889cm" svg:height="0.497cm" svg:x="13.589cm" svg:y="2.819cm" svg:viewBox="0 0 890 498" svg:d="M338 498l552-310-342-188-548 307c44 50 98 93 157 126 56 31 117 53 181 65z">
            <text:p/>
          </draw:path>
          <draw:path draw:style-name="gr91" draw:text-style-name="P2" draw:layer="layout" svg:width="0.889cm" svg:height="0.497cm" svg:x="13.589cm" svg:y="2.819cm" svg:viewBox="0 0 890 498" svg:d="M338 498l552-310-342-188-548 307c44 50 98 93 157 126 56 31 117 53 181 65z">
            <text:p/>
          </draw:path>
        </draw:g>
        <draw:g>
          <draw:path draw:style-name="gr63" draw:text-style-name="P37" draw:layer="layout" svg:width="0.337cm" svg:height="0.964cm" svg:x="13.589cm" svg:y="3.125cm" svg:viewBox="0 0 338 965" svg:d="M338 191c-64-12-125-34-181-65-60-33-113-76-157-126v789c41 43 88 80 140 109 61 34 128 56 198 67z">
            <text:p/>
          </draw:path>
          <draw:path draw:style-name="gr91" draw:text-style-name="P2" draw:layer="layout" svg:width="0.337cm" svg:height="0.964cm" svg:x="13.589cm" svg:y="3.125cm" svg:viewBox="0 0 338 965" svg:d="M338 191c-64-12-125-34-181-65-60-33-113-76-157-126v789c41 43 88 80 140 109 61 34 128 56 198 67z">
            <text:p/>
          </draw:path>
        </draw:g>
        <draw:g>
          <draw:polygon draw:style-name="gr64" draw:text-style-name="P38" draw:layer="layout" svg:width="0.552cm" svg:height="1.081cm" svg:x="13.926cm" svg:y="3.008cm" svg:viewBox="0 0 553 1082" draw:points="0,309 0,1082 553,776 553,0">
            <text:p/>
          </draw:polygon>
          <draw:polygon draw:style-name="gr91" draw:text-style-name="P2" draw:layer="layout" svg:width="0.552cm" svg:height="1.081cm" svg:x="13.926cm" svg:y="3.008cm" svg:viewBox="0 0 553 1082" draw:points="0,309 0,1082 553,776 553,0">
            <text:p/>
          </draw:polygon>
        </draw:g>
        <draw:path draw:style-name="gr92" draw:text-style-name="P2" draw:layer="layout" svg:width="0.889cm" svg:height="1.27cm" svg:x="13.589cm" svg:y="2.819cm" svg:viewBox="0 0 890 1271" svg:d="M890 188l-342-188-548 306v789c41 43 88 80 140 109 61 34 128 56 198 67l552-306z">
          <text:p/>
        </draw:path>
        <draw:g>
          <draw:path draw:style-name="gr65" draw:text-style-name="P39" draw:layer="layout" svg:width="0.054cm" svg:height="0.07cm" svg:x="13.717cm" svg:y="3.603cm" svg:viewBox="0 0 55 71" svg:d="M52 27c2 6 3 12 3 18s-1 11-4 16c-2 4-6 7-10 9s-9 2-14 0-10-5-14-9c-4-5-7-10-10-16-2-6-3-12-3-18s1-12 4-16c2-4 6-7 10-9 4-3 9-3 14 0 5 1 10 5 14 9s7 10 10 16z">
            <text:p/>
          </draw:path>
          <draw:path draw:style-name="gr91" draw:text-style-name="P2" draw:layer="layout" svg:width="0.054cm" svg:height="0.07cm" svg:x="13.717cm" svg:y="3.603cm" svg:viewBox="0 0 55 71" svg:d="M52 27c2 6 3 12 3 18s-1 11-4 16c-2 4-6 7-10 9s-9 2-14 0-10-5-14-9c-4-5-7-10-10-16-2-6-3-12-3-18s1-12 4-16c2-4 6-7 10-9 4-3 9-3 14 0 5 1 10 5 14 9s7 10 10 16z">
            <text:p/>
          </draw:path>
        </draw:g>
        <draw:path draw:style-name="gr93" draw:text-style-name="P2" draw:layer="layout" svg:width="0.228cm" svg:height="0.215cm" svg:x="13.644cm" svg:y="3.763cm" svg:viewBox="0 0 229 216" svg:d="M0 0c34 28 70 53 108 73 39 21 79 37 121 48M0 47c34 29 70 53 108 74 39 20 79 36 121 48M0 95c34 28 70 53 108 73 39 21 79 37 121 48">
          <text:p/>
        </draw:path>
        <draw:g>
          <draw:path draw:style-name="gr31" draw:text-style-name="P19" draw:layer="layout" svg:width="0.248cm" svg:height="0.143cm" svg:x="13.634cm" svg:y="3.275cm" svg:viewBox="0 0 249 144" svg:d="M9 22c30 26 62 48 96 68 42 23 86 41 133 54 2 0 4-1 5-1 2-1 4-3 5-5 0-1 1-3 1-5s-1-4-1-6c-1-1-3-3-5-4-1-1-3-1-5-1-46-13-91-31-132-54-33-18-64-40-93-65-1-1-1-1-2-2-1 0-2-1-4-1-1 0-2 1-3 1-1 1-2 2-3 3 0 1-1 2-1 3s1 2 1 3c0 2 1 5 2 7 2 2 4 4 6 5z">
            <text:p/>
          </draw:path>
          <draw:path draw:style-name="gr91" draw:text-style-name="P2" draw:layer="layout" svg:width="0.248cm" svg:height="0.143cm" svg:x="13.634cm" svg:y="3.275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13.707cm" svg:y="3.343cm" svg:viewBox="0 0 72 47" svg:d="M72 46c0-1 0-1-1-2-4-13-11-25-19-33-9-7-18-11-27-11-8 0-16 3-23 9-2 3-2 6-2 9 0 5 2 10 7 14 5 5 12 9 21 11 9 3 18 4 28 4 6 0 11 0 16-1z">
            <text:p/>
          </draw:path>
          <draw:path draw:style-name="gr94" draw:text-style-name="P2" draw:layer="layout" svg:width="0.071cm" svg:height="0.046cm" svg:x="13.707cm" svg:y="3.343cm" svg:viewBox="0 0 72 47" svg:d="M72 46c0-1 0-1-1-2-4-13-11-25-19-33-9-7-18-11-27-11-8 0-16 3-23 9-2 3-2 6-2 9 0 5 2 10 7 14 5 5 12 9 21 11 9 3 18 4 28 4 6 0 11 0 16-1z">
            <text:p/>
          </draw:path>
        </draw:g>
        <draw:path draw:style-name="gr74" draw:text-style-name="P46" draw:layer="layout" svg:width="0.228cm" svg:height="0.182cm" svg:x="13.644cm" svg:y="3.359cm" svg:viewBox="0 0 229 183" svg:d="M0 0v62c30 25 62 47 97 66 41 23 86 42 132 55v-62c-46-13-91-32-133-55-34-19-66-41-96-66z">
          <text:p/>
        </draw:path>
        <draw:path draw:style-name="gr31" draw:text-style-name="P19" draw:layer="layout" svg:width="0.228cm" svg:height="0.136cm" svg:x="13.644cm" svg:y="3.371cm" svg:viewBox="0 0 229 137" svg:d="M0 15c30 26 62 49 97 69 41 23 86 41 132 53v-15c-46-14-91-32-132-56-35-19-67-41-97-66z">
          <text:p/>
        </draw:path>
        <draw:path draw:style-name="gr91" draw:text-style-name="P2" draw:layer="layout" svg:width="0.228cm" svg:height="0.182cm" svg:x="13.644cm" svg:y="3.358cm" svg:viewBox="0 0 229 183" svg:d="M0 0v62c30 25 62 47 97 66 41 23 86 42 132 55">
          <text:p/>
        </draw:path>
        <draw:path draw:style-name="gr91" draw:text-style-name="P2" draw:layer="layout" svg:width="0.228cm" svg:height="0.182cm" svg:x="13.644cm" svg:y="3.36cm" svg:viewBox="0 0 229 183" svg:d="M229 183v-62c-46-13-91-32-133-55-34-19-66-41-96-66">
          <text:p/>
        </draw:path>
        <draw:path draw:style-name="gr32" draw:text-style-name="P20" draw:layer="layout" svg:width="0.074cm" svg:height="0.175cm" svg:x="14.406cm" svg:y="4.091cm" svg:viewBox="0 0 75 176" svg:d="M7 174c21 4 38 1 49-8 8-6 13-15 16-26 2-7 3-16 3-26 0-8-1-18-2-29 0-2 0-6 0-9-1-4-2-8-4-12-1-4-3-8-4-11-2-3-4-6-6-8-1-1-1-1-2-2l-57-43z">
          <text:p/>
        </draw:path>
        <draw:polygon draw:style-name="gr92" draw:text-style-name="P2" draw:layer="layout" svg:width="0.381cm" svg:height="0.476cm" svg:x="14.033cm" svg:y="3.788cm" svg:viewBox="0 0 382 477" draw:points="0,245 382,477 381,235 0,0">
          <text:p/>
        </draw:polygon>
        <draw:g>
          <draw:path draw:style-name="gr16" draw:text-style-name="P11" draw:layer="layout" svg:width="0.148cm" svg:height="0.297cm" svg:x="14.249cm" svg:y="3.953cm" svg:viewBox="0 0 149 298" svg:d="M6 161c-5-26-7-52-5-75 2-24 7-44 14-59 8-15 19-24 31-27 1 0 2 0 3 0 11-1 23 3 35 14 13 11 25 28 36 49 10 21 18 46 24 72 5 26 6 53 5 76-2 24-7 44-15 59s-18 25-30 27-25-2-38-13-26-28-36-50c-11-21-19-46-24-72z">
            <text:p/>
          </draw:path>
          <draw:path draw:style-name="gr95" draw:text-style-name="P2" draw:layer="layout" svg:width="0.148cm" svg:height="0.297cm" svg:x="14.249cm" svg:y="3.953cm" svg:viewBox="0 0 149 298" svg:d="M6 161c-5-26-7-52-5-75 2-24 7-44 14-59 8-15 19-24 31-27 1 0 2 0 3 0 11-1 23 3 35 14 13 11 25 28 36 49 10 21 18 46 24 72 5 26 6 53 5 76-2 24-7 44-15 59s-18 25-30 27-25-2-38-13-26-28-36-50c-11-21-19-46-24-72z">
            <text:p/>
          </draw:path>
        </draw:g>
        <draw:g>
          <draw:path draw:style-name="gr16" draw:text-style-name="P11" draw:layer="layout" svg:width="0.362cm" svg:height="0.37cm" svg:x="14.033cm" svg:y="3.882cm" svg:viewBox="0 0 363 371" svg:d="M0 0v41l23 47 90 53 30 62 81 45c7 31 18 60 33 86 1 1 1 1 1 1 8 11 18 21 30 29 1 1 2 2 3 2 6 3 12 5 18 5s12-2 17-5c6-3 10-7 13-13l1-1c15-27 23-58 23-89-2-38-10-77-23-113-4-11-8-21-14-30-10-18-23-33-38-46-6-3-12-4-18-4-7 0-13 2-19 5s-11 8-14 14c-2 3-3 5-5 7-5 10-9 21-11 32z">
            <text:p/>
          </draw:path>
          <draw:path draw:style-name="gr95" draw:text-style-name="P2" draw:layer="layout" svg:width="0.362cm" svg:height="0.37cm" svg:x="14.033cm" svg:y="3.882cm" svg:viewBox="0 0 363 371" svg:d="M0 0v41l23 47 90 53 30 62 81 45c7 31 18 60 33 86 1 1 1 1 1 1 8 11 18 21 30 29 1 1 2 2 3 2 6 3 12 5 18 5s12-2 17-5c6-3 10-7 13-13l1-1c15-27 23-58 23-89-2-38-10-77-23-113-4-11-8-21-14-30-10-18-23-33-38-46-6-3-12-4-18-4-7 0-13 2-19 5s-11 8-14 14c-2 3-3 5-5 7-5 10-9 21-11 32z">
            <text:p/>
          </draw:path>
        </draw:g>
        <draw:g>
          <draw:path draw:style-name="gr16" draw:text-style-name="P11" draw:layer="layout" svg:width="0.044cm" svg:height="0.084cm" svg:x="14.326cm" svg:y="4.074cm" svg:viewBox="0 0 45 85" svg:d="M1 46c-1-7-2-15-1-21 1-7 3-13 5-17 3-5 6-7 10-8 4 0 8 1 11 4 4 3 8 8 11 14s5 13 6 21c2 7 2 15 1 21-1 7-2 13-5 17-2 5-6 7-9 8-4 0-8-1-12-4s-7-8-10-14-6-13-7-21z">
            <text:p/>
          </draw:path>
          <draw:path draw:style-name="gr95" draw:text-style-name="P2" draw:layer="layout" svg:width="0.044cm" svg:height="0.084cm" svg:x="14.326cm" svg:y="4.074cm" svg:viewBox="0 0 45 85" svg:d="M1 46c-1-7-2-15-1-21 1-7 3-13 5-17 3-5 6-7 10-8 4 0 8 1 11 4 4 3 8 8 11 14s5 13 6 21c2 7 2 15 1 21-1 7-2 13-5 17-2 5-6 7-9 8-4 0-8-1-12-4s-7-8-10-14-6-13-7-21z">
            <text:p/>
          </draw:path>
        </draw:g>
        <draw:g>
          <draw:polygon draw:style-name="gr90" draw:text-style-name="P54" draw:layer="layout" svg:width="0.23cm" svg:height="0.144cm" svg:x="14.033cm" svg:y="3.866cm" svg:viewBox="0 0 231 145" draw:points="231,119 222,145 0,16 28,0">
            <text:p/>
          </draw:polygon>
          <draw:polygon draw:style-name="gr95" draw:text-style-name="P2" draw:layer="layout" svg:width="0.23cm" svg:height="0.144cm" svg:x="14.033cm" svg:y="3.866cm" svg:viewBox="0 0 231 145" draw:points="231,119 222,145 0,16 28,0">
            <text:p/>
          </draw:polygon>
        </draw:g>
        <draw:g>
          <draw:path draw:style-name="gr90" draw:text-style-name="P54" draw:layer="layout" svg:width="0.137cm" svg:height="0.311cm" svg:x="14.287cm" svg:y="3.937cm" svg:viewBox="0 0 138 312" svg:d="M73 312c7-8 13-17 18-26 12-22 18-47 18-72 0-1 0-3 0-5-1-39-9-77-22-113-5-14-12-26-20-38-9-14-20-26-33-37-3-2-7-3-10-4-7-2-13-1-20 1-1 0-3 0-4 1l15-9c1-1 2-2 3-2 8-5 16-7 24-8 7 0 14 1 20 4 15 11 28 25 37 41 4 7 7 14 10 21 18 40 28 83 29 127 0 32-8 63-24 91-2 3-4 5-5 8z">
            <text:p/>
          </draw:path>
          <draw:path draw:style-name="gr95" draw:text-style-name="P2" draw:layer="layout" svg:width="0.137cm" svg:height="0.311cm" svg:x="14.287cm" svg:y="3.937cm" svg:viewBox="0 0 138 312" svg:d="M73 312c7-8 13-17 18-26 12-22 18-47 18-72 0-1 0-3 0-5-1-39-9-77-22-113-5-14-12-26-20-38-9-14-20-26-33-37-3-2-7-3-10-4-7-2-13-1-20 1-1 0-3 0-4 1l15-9c1-1 2-2 3-2 8-5 16-7 24-8 7 0 14 1 20 4 15 11 28 25 37 41 4 7 7 14 10 21 18 40 28 83 29 127 0 32-8 63-24 91-2 3-4 5-5 8z">
            <text:p/>
          </draw:path>
        </draw:g>
        <draw:g>
          <draw:path draw:style-name="gr90" draw:text-style-name="P54" draw:layer="layout" svg:width="0.041cm" svg:height="0.085cm" svg:x="14.327cm" svg:y="4.074cm" svg:viewBox="0 0 42 86" svg:d="M25 23c0 0 0 1 0 2 0 14 3 28 10 40 2 3 5 7 7 10 0 1-1 3-2 4-1 2-2 4-4 5-3 1-5 2-7 2s-5-1-7-2c0 0-1-1-2-1-4-3-8-8-11-13-2-3-3-6-4-10-3-9-5-19-5-29 0-4 0-9 1-14 0-3 1-5 3-8 1-3 4-5 7-7 1-1 3-2 4-2 4 0 7 1 10 3 2 0 3 1 4 2-2 6-4 12-4 18z">
            <text:p/>
          </draw:path>
          <draw:path draw:style-name="gr95" draw:text-style-name="P2" draw:layer="layout" svg:width="0.041cm" svg:height="0.085cm" svg:x="14.327cm" svg:y="4.074cm" svg:viewBox="0 0 42 86" svg:d="M25 23c0 0 0 1 0 2 0 14 3 28 10 40 2 3 5 7 7 10 0 1-1 3-2 4-1 2-2 4-4 5-3 1-5 2-7 2s-5-1-7-2c0 0-1-1-2-1-4-3-8-8-11-13-2-3-3-6-4-10-3-9-5-19-5-29 0-4 0-9 1-14 0-3 1-5 3-8 1-3 4-5 7-7 1-1 3-2 4-2 4 0 7 1 10 3 2 0 3 1 4 2-2 6-4 12-4 18z">
            <text:p/>
          </draw:path>
        </draw:g>
        <draw:frame draw:style-name="gr96" draw:text-style-name="P2" draw:layer="layout" svg:width="1.478cm" svg:height="0.886cm" svg:x="13.335cm" svg:y="4.06cm">
          <draw:text-box>
            <text:p text:style-name="P3"><text:span text:style-name="T7">Root /</text:span></text:p>
            <text:p text:style-name="P3"><text:span text:style-name="T7">Intermediate</text:span></text:p>
            <text:p text:style-name="P3"><text:span text:style-name="T7">CAs</text:span></text:p>
          </draw:text-box>
        </draw:frame>
        <draw:g>
          <draw:path draw:style-name="gr20" draw:text-style-name="P13" draw:layer="layout" svg:width="0.508cm" svg:height="0.305cm" svg:x="16.358cm" svg:y="11.887cm" svg:viewBox="0 0 509 306" svg:d="M509 153c0 27-12 53-34 76-22 24-55 43-93 57-39 13-83 20-127 20-45 0-89-7-128-20-38-14-71-33-93-56-22-24-34-50-34-77s12-53 34-76c22-24 55-43 93-57 39-13 83-20 127-20 45 0 89 7 128 20 38 14 71 33 93 56 22 24 34 50 34 77z">
            <text:p/>
          </draw:path>
          <draw:path draw:style-name="gr21" draw:text-style-name="P2" draw:layer="layout" svg:width="0.508cm" svg:height="0.305cm" svg:x="16.358cm" svg:y="11.887cm" svg:viewBox="0 0 509 306" svg:d="M509 153c0 27-12 53-34 76-22 24-55 43-93 57-39 13-83 20-127 20-45 0-89-7-128-20-38-14-71-33-93-56-22-24-34-50-34-77s12-53 34-76c22-24 55-43 93-57 39-13 83-20 127-20 45 0 89 7 128 20 38 14 71 33 93 56 22 24 34 50 34 77z">
            <text:p/>
          </draw:path>
        </draw:g>
        <draw:g>
          <draw:polygon draw:style-name="gr22" draw:text-style-name="P14" draw:layer="layout" svg:width="0.174cm" svg:height="0.1cm" svg:x="16.612cm" svg:y="11.939cm" svg:viewBox="0 0 175 101" draw:points="175,72 175,0 51,0 102,29 0,88 21,101 124,41">
            <text:p/>
          </draw:polygon>
          <draw:polygon draw:style-name="gr23" draw:text-style-name="P2" draw:layer="layout" svg:width="0.174cm" svg:height="0.1cm" svg:x="16.612cm" svg:y="11.939cm" svg:viewBox="0 0 175 101" draw:points="175,72 175,0 51,0 102,29 0,88 21,101 124,41">
            <text:p/>
          </draw:polygon>
        </draw:g>
        <draw:g>
          <draw:polygon draw:style-name="gr22" draw:text-style-name="P14" draw:layer="layout" svg:width="0.185cm" svg:height="0.107cm" svg:x="16.427cm" svg:y="11.933cm" svg:viewBox="0 0 186 108" draw:points="186,36 175,102 62,108 113,78 0,12 21,0 135,65">
            <text:p/>
          </draw:polygon>
          <draw:polygon draw:style-name="gr23" draw:text-style-name="P2" draw:layer="layout" svg:width="0.185cm" svg:height="0.107cm" svg:x="16.427cm" svg:y="11.933cm" svg:viewBox="0 0 186 108" draw:points="186,36 175,102 62,108 113,78 0,12 21,0 135,65">
            <text:p/>
          </draw:polygon>
        </draw:g>
        <draw:g>
          <draw:polygon draw:style-name="gr22" draw:text-style-name="P14" draw:layer="layout" svg:width="0.185cm" svg:height="0.107cm" svg:x="16.612cm" svg:y="12.04cm" svg:viewBox="0 0 186 108" draw:points="0,72 10,6 124,0 73,30 186,95 164,108 51,42">
            <text:p/>
          </draw:polygon>
          <draw:polygon draw:style-name="gr23" draw:text-style-name="P2" draw:layer="layout" svg:width="0.185cm" svg:height="0.107cm" svg:x="16.612cm" svg:y="12.04cm" svg:viewBox="0 0 186 108" draw:points="0,72 10,6 124,0 73,30 186,95 164,108 51,42">
            <text:p/>
          </draw:polygon>
        </draw:g>
        <draw:g>
          <draw:polygon draw:style-name="gr22" draw:text-style-name="P14" draw:layer="layout" svg:width="0.174cm" svg:height="0.1cm" svg:x="16.438cm" svg:y="12.04cm" svg:viewBox="0 0 175 101" draw:points="0,29 0,101 124,101 73,72 175,12 153,0 51,59">
            <text:p/>
          </draw:polygon>
          <draw:polygon draw:style-name="gr23" draw:text-style-name="P2" draw:layer="layout" svg:width="0.174cm" svg:height="0.1cm" svg:x="16.438cm" svg:y="12.04cm" svg:viewBox="0 0 175 101" draw:points="0,29 0,101 124,101 73,72 175,12 153,0 51,59">
            <text:p/>
          </draw:polygon>
        </draw:g>
        <draw:g>
          <draw:path draw:style-name="gr24" draw:text-style-name="P15" draw:layer="layout" svg:width="0.508cm" svg:height="0.356cm" svg:x="16.358cm" svg:y="12.04cm" svg:viewBox="0 0 509 357" svg:d="M0 0v204c0 27 12 53 34 77 22 23 55 42 93 56 39 13 83 20 128 20 44 0 88-7 127-20 38-14 71-33 93-56 22-24 34-50 34-77v-204c0 27-12 53-34 76-22 24-55 43-93 56-39 14-83 21-127 21-45 0-89-7-128-21-38-13-71-32-93-56-22-23-34-49-34-76z">
            <text:p/>
          </draw:path>
          <draw:path draw:style-name="gr25" draw:text-style-name="P2" draw:layer="layout" svg:width="0.508cm" svg:height="0.356cm" svg:x="16.358cm" svg:y="12.04cm" svg:viewBox="0 0 509 357" svg:d="M0 0v204c0 27 12 53 34 77 22 23 55 42 93 56 39 13 83 20 128 20 44 0 88-7 127-20 38-14 71-33 93-56 22-24 34-50 34-77v-204c0 27-12 53-34 76-22 24-55 43-93 56-39 14-83 21-127 21-45 0-89-7-128-21-38-13-71-32-93-56-22-23-34-49-34-76z">
            <text:p/>
          </draw:path>
        </draw:g>
        <draw:path draw:style-name="gr26" draw:text-style-name="P2" draw:layer="layout" svg:width="0.508cm" svg:height="0.508cm" svg:x="16.358cm" svg:y="11.887cm" svg:viewBox="0 0 509 509" svg:d="M509 152c0-26-12-53-34-76s-55-42-93-56c-39-13-83-20-128-20-44 0-88 7-127 20-38 14-71 33-93 56s-34 50-34 76v204c0 27 12 53 34 76s55 43 93 56c39 14 83 21 128 21 44 0 88-7 127-21 38-13 71-33 93-56s34-49 34-76z">
          <text:p/>
        </draw:path>
        <draw:path draw:style-name="gr32" draw:text-style-name="P20" draw:layer="layout" svg:width="0.243cm" svg:height="0.196cm" svg:x="17.981cm" svg:y="11.45cm" svg:viewBox="0 0 244 197" svg:d="M0 183c17 9 37 14 56 14 14 0 28-2 41-7 23-8 45-18 67-30 22-13 43-27 63-44 5-3 9-7 12-12s5-10 5-16-2-11-5-16-7-9-12-12c-2-1-3-2-5-2l-91-58z">
          <text:p/>
        </draw:path>
        <draw:polygon draw:style-name="gr33" draw:text-style-name="P21" draw:layer="layout" svg:width="0.508cm" svg:height="0.711cm" svg:x="17.592cm" svg:y="10.922cm" svg:viewBox="0 0 509 712" draw:points="0,494 388,712 509,643 509,212 130,0 0,74">
          <text:p/>
        </draw:polygon>
        <draw:path draw:style-name="gr34" draw:text-style-name="P2" draw:layer="layout" svg:width="0.449cm" svg:height="0.59cm" svg:x="17.622cm" svg:y="11.014cm" svg:viewBox="0 0 450 591" svg:d="M0 0l359 201 91-51M359 201v390M0 63l359 201M0 130l359 202M0 198l359 201M0 266l359 202M0 333l359 202M184 442v47M53 368v45M119 339v46M184 310v46M53 236v46M119 207v46M53 103v47">
          <text:p/>
        </draw:path>
        <draw:polygon draw:style-name="gr35" draw:text-style-name="P2" draw:layer="layout" svg:width="0.508cm" svg:height="0.711cm" svg:x="17.592cm" svg:y="10.922cm" svg:viewBox="0 0 509 712" draw:points="0,494 388,712 509,643 509,212 130,0 0,74">
          <text:p/>
        </draw:polygon>
        <draw:g>
          <draw:path draw:style-name="gr20" draw:text-style-name="P13" draw:layer="layout" svg:width="0.508cm" svg:height="0.305cm" svg:x="18.948cm" svg:y="13.386cm" svg:viewBox="0 0 509 306" svg:d="M509 153c0 27-12 53-34 76-22 24-55 43-93 57-39 13-83 20-127 20-45 0-89-7-128-20-38-14-71-33-93-56-22-24-34-50-34-77s12-53 34-76c22-24 55-43 93-57 39-13 83-20 127-20 45 0 89 7 128 20 38 14 71 33 93 56 22 24 34 50 34 77z">
            <text:p/>
          </draw:path>
          <draw:path draw:style-name="gr21" draw:text-style-name="P2" draw:layer="layout" svg:width="0.508cm" svg:height="0.305cm" svg:x="18.948cm" svg:y="13.386cm" svg:viewBox="0 0 509 306" svg:d="M509 153c0 27-12 53-34 76-22 24-55 43-93 57-39 13-83 20-127 20-45 0-89-7-128-20-38-14-71-33-93-56-22-24-34-50-34-77s12-53 34-76c22-24 55-43 93-57 39-13 83-20 127-20 45 0 89 7 128 20 38 14 71 33 93 56 22 24 34 50 34 77z">
            <text:p/>
          </draw:path>
        </draw:g>
        <draw:g>
          <draw:polygon draw:style-name="gr22" draw:text-style-name="P14" draw:layer="layout" svg:width="0.174cm" svg:height="0.1cm" svg:x="19.202cm" svg:y="13.438cm" svg:viewBox="0 0 175 101" draw:points="175,72 175,0 51,0 102,29 0,88 21,101 124,41">
            <text:p/>
          </draw:polygon>
          <draw:polygon draw:style-name="gr23" draw:text-style-name="P2" draw:layer="layout" svg:width="0.174cm" svg:height="0.1cm" svg:x="19.202cm" svg:y="13.438cm" svg:viewBox="0 0 175 101" draw:points="175,72 175,0 51,0 102,29 0,88 21,101 124,41">
            <text:p/>
          </draw:polygon>
        </draw:g>
        <draw:g>
          <draw:polygon draw:style-name="gr22" draw:text-style-name="P14" draw:layer="layout" svg:width="0.185cm" svg:height="0.107cm" svg:x="19.018cm" svg:y="13.432cm" svg:viewBox="0 0 186 108" draw:points="186,36 175,102 62,108 113,78 0,12 21,0 135,65">
            <text:p/>
          </draw:polygon>
          <draw:polygon draw:style-name="gr23" draw:text-style-name="P2" draw:layer="layout" svg:width="0.185cm" svg:height="0.107cm" svg:x="19.018cm" svg:y="13.432cm" svg:viewBox="0 0 186 108" draw:points="186,36 175,102 62,108 113,78 0,12 21,0 135,65">
            <text:p/>
          </draw:polygon>
        </draw:g>
        <draw:g>
          <draw:polygon draw:style-name="gr22" draw:text-style-name="P14" draw:layer="layout" svg:width="0.185cm" svg:height="0.107cm" svg:x="19.202cm" svg:y="13.538cm" svg:viewBox="0 0 186 108" draw:points="0,72 10,6 124,0 73,30 186,95 164,108 51,42">
            <text:p/>
          </draw:polygon>
          <draw:polygon draw:style-name="gr23" draw:text-style-name="P2" draw:layer="layout" svg:width="0.185cm" svg:height="0.107cm" svg:x="19.202cm" svg:y="13.538cm" svg:viewBox="0 0 186 108" draw:points="0,72 10,6 124,0 73,30 186,95 164,108 51,42">
            <text:p/>
          </draw:polygon>
        </draw:g>
        <draw:g>
          <draw:polygon draw:style-name="gr22" draw:text-style-name="P14" draw:layer="layout" svg:width="0.174cm" svg:height="0.1cm" svg:x="19.029cm" svg:y="13.538cm" svg:viewBox="0 0 175 101" draw:points="0,29 0,101 124,101 73,72 175,12 153,0 51,59">
            <text:p/>
          </draw:polygon>
          <draw:polygon draw:style-name="gr23" draw:text-style-name="P2" draw:layer="layout" svg:width="0.174cm" svg:height="0.1cm" svg:x="19.029cm" svg:y="13.538cm" svg:viewBox="0 0 175 101" draw:points="0,29 0,101 124,101 73,72 175,12 153,0 51,59">
            <text:p/>
          </draw:polygon>
        </draw:g>
        <draw:g>
          <draw:path draw:style-name="gr24" draw:text-style-name="P15" draw:layer="layout" svg:width="0.508cm" svg:height="0.357cm" svg:x="18.948cm" svg:y="13.538cm" svg:viewBox="0 0 509 358" svg:d="M0 0v204c0 27 12 54 34 77s55 43 93 56c39 14 83 21 128 21 44 0 88-7 127-21 38-13 71-33 93-56s34-50 34-77v-204c0 27-12 53-34 76-22 24-55 43-93 56-39 14-83 21-127 21-45 0-89-7-128-21-38-13-71-32-93-56-22-23-34-49-34-76z">
            <text:p/>
          </draw:path>
          <draw:path draw:style-name="gr25" draw:text-style-name="P2" draw:layer="layout" svg:width="0.508cm" svg:height="0.357cm" svg:x="18.948cm" svg:y="13.538cm" svg:viewBox="0 0 509 358" svg:d="M0 0v204c0 27 12 54 34 77s55 43 93 56c39 14 83 21 128 21 44 0 88-7 127-21 38-13 71-33 93-56s34-50 34-77v-204c0 27-12 53-34 76-22 24-55 43-93 56-39 14-83 21-127 21-45 0-89-7-128-21-38-13-71-32-93-56-22-23-34-49-34-76z">
            <text:p/>
          </draw:path>
        </draw:g>
        <draw:path draw:style-name="gr26" draw:text-style-name="P2" draw:layer="layout" svg:width="0.508cm" svg:height="0.509cm" svg:x="18.948cm" svg:y="13.386cm" svg:viewBox="0 0 509 510" svg:d="M509 154c0-27-12-54-34-77s-55-43-93-56c-39-14-83-21-128-21-44 0-88 7-127 21-38 13-71 33-93 56s-34 50-34 77v203c0 27 12 54 34 77s55 42 93 56c39 13 83 20 128 20 44 0 88-7 127-20 38-14 71-33 93-56s34-50 34-77z">
          <text:p/>
        </draw:path>
        <draw:g>
          <draw:path draw:style-name="gr20" draw:text-style-name="P13" draw:layer="layout" svg:width="0.508cm" svg:height="0.305cm" svg:x="19.863cm" svg:y="13.957cm" svg:viewBox="0 0 509 306" svg:d="M509 153c0 27-12 53-34 76-22 24-55 43-93 57-39 13-83 20-127 20-45 0-89-7-128-20-38-14-71-33-93-56-22-24-34-50-34-77s12-53 34-76c22-24 55-43 93-57 39-13 83-20 127-20 45 0 89 7 128 20 38 14 71 33 93 56 22 24 34 50 34 77z">
            <text:p/>
          </draw:path>
          <draw:path draw:style-name="gr21" draw:text-style-name="P2" draw:layer="layout" svg:width="0.508cm" svg:height="0.305cm" svg:x="19.863cm" svg:y="13.957cm" svg:viewBox="0 0 509 306" svg:d="M509 153c0 27-12 53-34 76-22 24-55 43-93 57-39 13-83 20-127 20-45 0-89-7-128-20-38-14-71-33-93-56-22-24-34-50-34-77s12-53 34-76c22-24 55-43 93-57 39-13 83-20 127-20 45 0 89 7 128 20 38 14 71 33 93 56 22 24 34 50 34 77z">
            <text:p/>
          </draw:path>
        </draw:g>
        <draw:g>
          <draw:polygon draw:style-name="gr22" draw:text-style-name="P14" draw:layer="layout" svg:width="0.174cm" svg:height="0.1cm" svg:x="20.117cm" svg:y="14.009cm" svg:viewBox="0 0 175 101" draw:points="175,72 175,0 51,0 102,29 0,88 21,101 124,41">
            <text:p/>
          </draw:polygon>
          <draw:polygon draw:style-name="gr23" draw:text-style-name="P2" draw:layer="layout" svg:width="0.174cm" svg:height="0.1cm" svg:x="20.117cm" svg:y="14.009cm" svg:viewBox="0 0 175 101" draw:points="175,72 175,0 51,0 102,29 0,88 21,101 124,41">
            <text:p/>
          </draw:polygon>
        </draw:g>
        <draw:g>
          <draw:polygon draw:style-name="gr22" draw:text-style-name="P14" draw:layer="layout" svg:width="0.185cm" svg:height="0.107cm" svg:x="19.932cm" svg:y="14.003cm" svg:viewBox="0 0 186 108" draw:points="186,36 175,102 62,108 113,78 0,12 21,0 135,65">
            <text:p/>
          </draw:polygon>
          <draw:polygon draw:style-name="gr23" draw:text-style-name="P2" draw:layer="layout" svg:width="0.185cm" svg:height="0.107cm" svg:x="19.932cm" svg:y="14.003cm" svg:viewBox="0 0 186 108" draw:points="186,36 175,102 62,108 113,78 0,12 21,0 135,65">
            <text:p/>
          </draw:polygon>
        </draw:g>
        <draw:g>
          <draw:polygon draw:style-name="gr22" draw:text-style-name="P14" draw:layer="layout" svg:width="0.185cm" svg:height="0.107cm" svg:x="20.117cm" svg:y="14.11cm" svg:viewBox="0 0 186 108" draw:points="0,72 10,6 124,0 73,30 186,95 164,108 51,42">
            <text:p/>
          </draw:polygon>
          <draw:polygon draw:style-name="gr23" draw:text-style-name="P2" draw:layer="layout" svg:width="0.185cm" svg:height="0.107cm" svg:x="20.117cm" svg:y="14.11cm" svg:viewBox="0 0 186 108" draw:points="0,72 10,6 124,0 73,30 186,95 164,108 51,42">
            <text:p/>
          </draw:polygon>
        </draw:g>
        <draw:g>
          <draw:polygon draw:style-name="gr22" draw:text-style-name="P14" draw:layer="layout" svg:width="0.174cm" svg:height="0.1cm" svg:x="19.943cm" svg:y="14.11cm" svg:viewBox="0 0 175 101" draw:points="0,29 0,101 124,101 73,72 175,12 153,0 51,59">
            <text:p/>
          </draw:polygon>
          <draw:polygon draw:style-name="gr23" draw:text-style-name="P2" draw:layer="layout" svg:width="0.174cm" svg:height="0.1cm" svg:x="19.943cm" svg:y="14.11cm" svg:viewBox="0 0 175 101" draw:points="0,29 0,101 124,101 73,72 175,12 153,0 51,59">
            <text:p/>
          </draw:polygon>
        </draw:g>
        <draw:g>
          <draw:path draw:style-name="gr24" draw:text-style-name="P15" draw:layer="layout" svg:width="0.508cm" svg:height="0.357cm" svg:x="19.863cm" svg:y="14.11cm" svg:viewBox="0 0 509 358" svg:d="M0 0v204c0 27 12 54 34 77s55 43 93 56c39 14 83 21 128 21 44 0 88-7 127-21 38-13 71-33 93-56s34-50 34-77v-204c0 27-12 53-34 77-22 23-55 42-93 56-39 13-83 20-127 20-45 0-89-7-128-20-38-14-71-33-93-56-22-24-34-50-34-77z">
            <text:p/>
          </draw:path>
          <draw:path draw:style-name="gr25" draw:text-style-name="P2" draw:layer="layout" svg:width="0.508cm" svg:height="0.357cm" svg:x="19.863cm" svg:y="14.11cm" svg:viewBox="0 0 509 358" svg:d="M0 0v204c0 27 12 54 34 77s55 43 93 56c39 14 83 21 128 21 44 0 88-7 127-21 38-13 71-33 93-56s34-50 34-77v-204c0 27-12 53-34 77-22 23-55 42-93 56-39 13-83 20-127 20-45 0-89-7-128-20-38-14-71-33-93-56-22-24-34-50-34-77z">
            <text:p/>
          </draw:path>
        </draw:g>
        <draw:path draw:style-name="gr26" draw:text-style-name="P2" draw:layer="layout" svg:width="0.508cm" svg:height="0.509cm" svg:x="19.863cm" svg:y="13.957cm" svg:viewBox="0 0 509 510" svg:d="M509 153c0-27-12-53-34-76s-55-43-93-56c-39-14-83-21-128-21-44 0-88 7-127 21-38 13-71 33-93 56s-34 49-34 76v204c0 27 12 53 34 76s55 43 93 56c39 14 83 21 128 21 44 0 88-7 127-21 38-13 71-33 93-56s34-49 34-76z">
          <text:p/>
        </draw:path>
        <draw:g>
          <draw:polygon draw:style-name="gr27" draw:text-style-name="P16" draw:layer="layout" svg:width="0.458cm" svg:height="0.216cm" svg:x="19.66cm" svg:y="13.119cm" svg:viewBox="0 0 459 217" draw:points="459,217 0,217 0,0 459,0">
            <text:p/>
          </draw:polygon>
          <draw:polygon draw:style-name="gr28" draw:text-style-name="P2" draw:layer="layout" svg:width="0.458cm" svg:height="0.216cm" svg:x="19.66cm" svg:y="13.119cm" svg:viewBox="0 0 459 217" draw:points="459,217 0,217 0,0 459,0">
            <text:p/>
          </draw:polygon>
        </draw:g>
        <draw:polygon draw:style-name="gr29" draw:text-style-name="P17" draw:layer="layout" svg:width="0.05cm" svg:height="0.254cm" svg:x="20.118cm" svg:y="13.081cm" svg:viewBox="0 0 51 255" draw:points="0,255 51,220 51,0 0,38">
          <text:p/>
        </draw:polygon>
        <draw:g>
          <draw:polygon draw:style-name="gr27" draw:text-style-name="P16" draw:layer="layout" svg:width="0.05cm" svg:height="0.254cm" svg:x="20.118cm" svg:y="13.081cm" svg:viewBox="0 0 51 255" draw:points="0,255 51,220 51,0 0,38">
            <text:p/>
          </draw:polygon>
          <draw:polygon draw:style-name="gr28" draw:text-style-name="P2" draw:layer="layout" svg:width="0.05cm" svg:height="0.254cm" svg:x="20.118cm" svg:y="13.081cm" svg:viewBox="0 0 51 255" draw:points="0,255 51,220 51,0 0,38">
            <text:p/>
          </draw:polygon>
        </draw:g>
        <draw:polygon draw:style-name="gr30" draw:text-style-name="P18" draw:layer="layout" svg:width="0.508cm" svg:height="0.038cm" svg:x="19.66cm" svg:y="13.081cm" svg:viewBox="0 0 509 39" draw:points="460,39 509,0 49,0 0,39">
          <text:p/>
        </draw:polygon>
        <draw:g>
          <draw:polygon draw:style-name="gr16" draw:text-style-name="P11" draw:layer="layout" svg:width="0.508cm" svg:height="0.038cm" svg:x="19.66cm" svg:y="13.081cm" svg:viewBox="0 0 509 39" draw:points="460,39 509,0 49,0 0,39">
            <text:p/>
          </draw:polygon>
          <draw:polygon draw:style-name="gr28" draw:text-style-name="P2" draw:layer="layout" svg:width="0.508cm" svg:height="0.038cm" svg:x="19.66cm" svg:y="13.081cm" svg:viewBox="0 0 509 39" draw:points="460,39 509,0 49,0 0,39">
            <text:p/>
          </draw:polygon>
        </draw:g>
        <draw:polygon draw:style-name="gr31" draw:text-style-name="P19" draw:layer="layout" svg:width="0.175cm" svg:height="0.038cm" svg:x="19.903cm" svg:y="13.21cm" svg:viewBox="0 0 176 39" draw:points="0,10 0,28 152,28 152,39 176,18 152,0 152,10">
          <text:p/>
        </draw:polygon>
        <draw:polygon draw:style-name="gr31" draw:text-style-name="P19" draw:layer="layout" svg:width="0.175cm" svg:height="0.038cm" svg:x="19.903cm" svg:y="13.21cm" svg:viewBox="0 0 176 39" draw:points="0,10 0,28 152,28 152,39 176,18 152,0 152,10">
          <text:p/>
        </draw:polygon>
        <draw:polygon draw:style-name="gr16" draw:text-style-name="P11" draw:layer="layout" svg:width="0.175cm" svg:height="0.038cm" svg:x="19.907cm" svg:y="13.212cm" svg:viewBox="0 0 176 39" draw:points="0,11 0,28 152,28 152,39 176,20 152,0 152,11">
          <text:p/>
        </draw:polygon>
        <draw:polygon draw:style-name="gr22" draw:text-style-name="P14" draw:layer="layout" svg:width="0.175cm" svg:height="0.038cm" svg:x="19.907cm" svg:y="13.212cm" svg:viewBox="0 0 176 39" draw:points="0,11 0,28 152,28 152,39 176,20 152,0 152,11">
          <text:p/>
        </draw:polygon>
        <draw:polygon draw:style-name="gr31" draw:text-style-name="P19" draw:layer="layout" svg:width="0.172cm" svg:height="0.038cm" svg:x="19.702cm" svg:y="13.21cm" svg:viewBox="0 0 173 39" draw:points="0,10 0,28 147,28 147,39 173,18 147,0 147,10">
          <text:p/>
        </draw:polygon>
        <draw:polygon draw:style-name="gr31" draw:text-style-name="P19" draw:layer="layout" svg:width="0.172cm" svg:height="0.038cm" svg:x="19.702cm" svg:y="13.21cm" svg:viewBox="0 0 173 39" draw:points="0,10 0,28 147,28 147,39 173,18 147,0 147,10">
          <text:p/>
        </draw:polygon>
        <draw:polygon draw:style-name="gr16" draw:text-style-name="P11" draw:layer="layout" svg:width="0.172cm" svg:height="0.038cm" svg:x="19.706cm" svg:y="13.212cm" svg:viewBox="0 0 173 39" draw:points="0,11 0,28 147,28 147,39 173,20 147,0 147,11">
          <text:p/>
        </draw:polygon>
        <draw:polygon draw:style-name="gr22" draw:text-style-name="P14" draw:layer="layout" svg:width="0.172cm" svg:height="0.038cm" svg:x="19.706cm" svg:y="13.212cm" svg:viewBox="0 0 173 39" draw:points="0,11 0,28 147,28 147,39 173,20 147,0 147,11">
          <text:p/>
        </draw:polygon>
        <draw:polygon draw:style-name="gr31" draw:text-style-name="P19" draw:layer="layout" svg:width="0.172cm" svg:height="0.038cm" svg:x="19.903cm" svg:y="13.152cm" svg:viewBox="0 0 173 39" draw:points="0,10 0,28 147,28 147,39 173,18 147,0 147,10">
          <text:p/>
        </draw:polygon>
        <draw:polygon draw:style-name="gr31" draw:text-style-name="P19" draw:layer="layout" svg:width="0.172cm" svg:height="0.038cm" svg:x="19.903cm" svg:y="13.152cm" svg:viewBox="0 0 173 39" draw:points="0,10 0,28 147,28 147,39 173,18 147,0 147,10">
          <text:p/>
        </draw:polygon>
        <draw:polygon draw:style-name="gr16" draw:text-style-name="P11" draw:layer="layout" svg:width="0.172cm" svg:height="0.038cm" svg:x="19.907cm" svg:y="13.154cm" svg:viewBox="0 0 173 39" draw:points="0,11 0,28 147,28 147,39 173,20 147,0 147,11">
          <text:p/>
        </draw:polygon>
        <draw:polygon draw:style-name="gr22" draw:text-style-name="P14" draw:layer="layout" svg:width="0.172cm" svg:height="0.038cm" svg:x="19.907cm" svg:y="13.154cm" svg:viewBox="0 0 173 39" draw:points="0,11 0,28 147,28 147,39 173,20 147,0 147,11">
          <text:p/>
        </draw:polygon>
        <draw:polygon draw:style-name="gr31" draw:text-style-name="P19" draw:layer="layout" svg:width="0.172cm" svg:height="0.038cm" svg:x="19.903cm" svg:y="13.267cm" svg:viewBox="0 0 173 39" draw:points="0,10 0,28 147,28 147,39 173,18 147,0 147,10">
          <text:p/>
        </draw:polygon>
        <draw:polygon draw:style-name="gr31" draw:text-style-name="P19" draw:layer="layout" svg:width="0.172cm" svg:height="0.038cm" svg:x="19.903cm" svg:y="13.267cm" svg:viewBox="0 0 173 39" draw:points="0,10 0,28 147,28 147,39 173,18 147,0 147,10">
          <text:p/>
        </draw:polygon>
        <draw:polygon draw:style-name="gr16" draw:text-style-name="P11" draw:layer="layout" svg:width="0.172cm" svg:height="0.038cm" svg:x="19.907cm" svg:y="13.269cm" svg:viewBox="0 0 173 39" draw:points="0,11 0,28 147,28 147,39 173,20 147,0 147,11">
          <text:p/>
        </draw:polygon>
        <draw:polygon draw:style-name="gr22" draw:text-style-name="P14" draw:layer="layout" svg:width="0.172cm" svg:height="0.038cm" svg:x="19.907cm" svg:y="13.269cm" svg:viewBox="0 0 173 39" draw:points="0,11 0,28 147,28 147,39 173,20 147,0 147,11">
          <text:p/>
        </draw:polygon>
        <draw:g>
          <draw:polygon draw:style-name="gr27" draw:text-style-name="P16" draw:layer="layout" svg:width="0.458cm" svg:height="0.216cm" svg:x="20.574cm" svg:y="13.729cm" svg:viewBox="0 0 459 217" draw:points="459,217 0,217 0,0 459,0">
            <text:p/>
          </draw:polygon>
          <draw:polygon draw:style-name="gr28" draw:text-style-name="P2" draw:layer="layout" svg:width="0.458cm" svg:height="0.216cm" svg:x="20.574cm" svg:y="13.729cm" svg:viewBox="0 0 459 217" draw:points="459,217 0,217 0,0 459,0">
            <text:p/>
          </draw:polygon>
        </draw:g>
        <draw:polygon draw:style-name="gr29" draw:text-style-name="P17" draw:layer="layout" svg:width="0.05cm" svg:height="0.254cm" svg:x="21.032cm" svg:y="13.691cm" svg:viewBox="0 0 51 255" draw:points="0,255 51,220 51,0 0,38">
          <text:p/>
        </draw:polygon>
        <draw:g>
          <draw:polygon draw:style-name="gr27" draw:text-style-name="P16" draw:layer="layout" svg:width="0.05cm" svg:height="0.254cm" svg:x="21.032cm" svg:y="13.691cm" svg:viewBox="0 0 51 255" draw:points="0,255 51,220 51,0 0,38">
            <text:p/>
          </draw:polygon>
          <draw:polygon draw:style-name="gr28" draw:text-style-name="P2" draw:layer="layout" svg:width="0.05cm" svg:height="0.254cm" svg:x="21.032cm" svg:y="13.691cm" svg:viewBox="0 0 51 255" draw:points="0,255 51,220 51,0 0,38">
            <text:p/>
          </draw:polygon>
        </draw:g>
        <draw:polygon draw:style-name="gr30" draw:text-style-name="P18" draw:layer="layout" svg:width="0.508cm" svg:height="0.038cm" svg:x="20.574cm" svg:y="13.691cm" svg:viewBox="0 0 509 39" draw:points="460,39 509,0 49,0 0,39">
          <text:p/>
        </draw:polygon>
        <draw:g>
          <draw:polygon draw:style-name="gr16" draw:text-style-name="P11" draw:layer="layout" svg:width="0.508cm" svg:height="0.038cm" svg:x="20.574cm" svg:y="13.691cm" svg:viewBox="0 0 509 39" draw:points="460,39 509,0 49,0 0,39">
            <text:p/>
          </draw:polygon>
          <draw:polygon draw:style-name="gr28" draw:text-style-name="P2" draw:layer="layout" svg:width="0.508cm" svg:height="0.038cm" svg:x="20.574cm" svg:y="13.691cm" svg:viewBox="0 0 509 39" draw:points="460,39 509,0 49,0 0,39">
            <text:p/>
          </draw:polygon>
        </draw:g>
        <draw:polygon draw:style-name="gr31" draw:text-style-name="P19" draw:layer="layout" svg:width="0.175cm" svg:height="0.038cm" svg:x="20.818cm" svg:y="13.819cm" svg:viewBox="0 0 176 39" draw:points="0,10 0,28 152,28 152,39 176,18 152,0 152,10">
          <text:p/>
        </draw:polygon>
        <draw:polygon draw:style-name="gr31" draw:text-style-name="P19" draw:layer="layout" svg:width="0.175cm" svg:height="0.038cm" svg:x="20.818cm" svg:y="13.819cm" svg:viewBox="0 0 176 39" draw:points="0,10 0,28 152,28 152,39 176,18 152,0 152,10">
          <text:p/>
        </draw:polygon>
        <draw:polygon draw:style-name="gr16" draw:text-style-name="P11" draw:layer="layout" svg:width="0.175cm" svg:height="0.038cm" svg:x="20.821cm" svg:y="13.821cm" svg:viewBox="0 0 176 39" draw:points="0,11 0,28 152,28 152,39 176,20 152,0 152,11">
          <text:p/>
        </draw:polygon>
        <draw:polygon draw:style-name="gr22" draw:text-style-name="P14" draw:layer="layout" svg:width="0.175cm" svg:height="0.038cm" svg:x="20.821cm" svg:y="13.821cm" svg:viewBox="0 0 176 39" draw:points="0,11 0,28 152,28 152,39 176,20 152,0 152,11">
          <text:p/>
        </draw:polygon>
        <draw:polygon draw:style-name="gr31" draw:text-style-name="P19" draw:layer="layout" svg:width="0.172cm" svg:height="0.038cm" svg:x="20.617cm" svg:y="13.819cm" svg:viewBox="0 0 173 39" draw:points="0,10 0,28 147,28 147,39 173,18 147,0 147,10">
          <text:p/>
        </draw:polygon>
        <draw:polygon draw:style-name="gr31" draw:text-style-name="P19" draw:layer="layout" svg:width="0.172cm" svg:height="0.038cm" svg:x="20.617cm" svg:y="13.819cm" svg:viewBox="0 0 173 39" draw:points="0,10 0,28 147,28 147,39 173,18 147,0 147,10">
          <text:p/>
        </draw:polygon>
        <draw:polygon draw:style-name="gr16" draw:text-style-name="P11" draw:layer="layout" svg:width="0.172cm" svg:height="0.038cm" svg:x="20.62cm" svg:y="13.821cm" svg:viewBox="0 0 173 39" draw:points="0,11 0,28 147,28 147,39 173,20 147,0 147,11">
          <text:p/>
        </draw:polygon>
        <draw:polygon draw:style-name="gr22" draw:text-style-name="P14" draw:layer="layout" svg:width="0.172cm" svg:height="0.038cm" svg:x="20.62cm" svg:y="13.821cm" svg:viewBox="0 0 173 39" draw:points="0,11 0,28 147,28 147,39 173,20 147,0 147,11">
          <text:p/>
        </draw:polygon>
        <draw:polygon draw:style-name="gr31" draw:text-style-name="P19" draw:layer="layout" svg:width="0.172cm" svg:height="0.038cm" svg:x="20.818cm" svg:y="13.761cm" svg:viewBox="0 0 173 39" draw:points="0,10 0,28 147,28 147,39 173,18 147,0 147,10">
          <text:p/>
        </draw:polygon>
        <draw:polygon draw:style-name="gr31" draw:text-style-name="P19" draw:layer="layout" svg:width="0.172cm" svg:height="0.038cm" svg:x="20.818cm" svg:y="13.761cm" svg:viewBox="0 0 173 39" draw:points="0,10 0,28 147,28 147,39 173,18 147,0 147,10">
          <text:p/>
        </draw:polygon>
        <draw:polygon draw:style-name="gr16" draw:text-style-name="P11" draw:layer="layout" svg:width="0.172cm" svg:height="0.038cm" svg:x="20.821cm" svg:y="13.763cm" svg:viewBox="0 0 173 39" draw:points="0,11 0,28 147,28 147,39 173,20 147,0 147,11">
          <text:p/>
        </draw:polygon>
        <draw:polygon draw:style-name="gr22" draw:text-style-name="P14" draw:layer="layout" svg:width="0.172cm" svg:height="0.038cm" svg:x="20.821cm" svg:y="13.763cm" svg:viewBox="0 0 173 39" draw:points="0,11 0,28 147,28 147,39 173,20 147,0 147,11">
          <text:p/>
        </draw:polygon>
        <draw:polygon draw:style-name="gr31" draw:text-style-name="P19" draw:layer="layout" svg:width="0.172cm" svg:height="0.038cm" svg:x="20.818cm" svg:y="13.877cm" svg:viewBox="0 0 173 39" draw:points="0,10 0,28 147,28 147,39 173,18 147,0 147,10">
          <text:p/>
        </draw:polygon>
        <draw:polygon draw:style-name="gr31" draw:text-style-name="P19" draw:layer="layout" svg:width="0.172cm" svg:height="0.038cm" svg:x="20.818cm" svg:y="13.877cm" svg:viewBox="0 0 173 39" draw:points="0,10 0,28 147,28 147,39 173,18 147,0 147,10">
          <text:p/>
        </draw:polygon>
        <draw:polygon draw:style-name="gr16" draw:text-style-name="P11" draw:layer="layout" svg:width="0.172cm" svg:height="0.038cm" svg:x="20.821cm" svg:y="13.879cm" svg:viewBox="0 0 173 39" draw:points="0,11 0,28 147,28 147,39 173,20 147,0 147,11">
          <text:p/>
        </draw:polygon>
        <draw:polygon draw:style-name="gr22" draw:text-style-name="P14" draw:layer="layout" svg:width="0.172cm" svg:height="0.038cm" svg:x="20.821cm" svg:y="13.879cm" svg:viewBox="0 0 173 39" draw:points="0,11 0,28 147,28 147,39 173,20 147,0 147,11">
          <text:p/>
        </draw:polygon>
        <draw:path draw:style-name="gr32" draw:text-style-name="P20" draw:layer="layout" svg:width="0.243cm" svg:height="0.196cm" svg:x="21.572cm" svg:y="13.482cm" svg:viewBox="0 0 244 197" svg:d="M0 183c17 9 37 14 56 14 14 0 28-2 41-7 23-8 45-18 67-30 22-13 43-27 63-44 5-3 9-7 12-12s5-10 5-16-2-11-5-16-7-9-12-12c-2-1-3-2-5-2l-91-58z">
          <text:p/>
        </draw:path>
        <draw:polygon draw:style-name="gr33" draw:text-style-name="P21" draw:layer="layout" svg:width="0.508cm" svg:height="0.711cm" svg:x="21.184cm" svg:y="12.954cm" svg:viewBox="0 0 509 712" draw:points="0,494 388,712 509,643 509,212 130,0 0,74">
          <text:p/>
        </draw:polygon>
        <draw:path draw:style-name="gr34" draw:text-style-name="P2" draw:layer="layout" svg:width="0.449cm" svg:height="0.59cm" svg:x="21.213cm" svg:y="13.046cm" svg:viewBox="0 0 450 591" svg:d="M0 0l359 201 91-51M359 201v390M0 63l359 201M0 130l359 202M0 198l359 201M0 266l359 202M0 333l359 202M184 442v47M53 368v45M119 339v46M184 310v46M53 236v46M119 207v46M53 103v47">
          <text:p/>
        </draw:path>
        <draw:polygon draw:style-name="gr35" draw:text-style-name="P2" draw:layer="layout" svg:width="0.508cm" svg:height="0.711cm" svg:x="21.184cm" svg:y="12.954cm" svg:viewBox="0 0 509 712" draw:points="0,494 388,712 509,643 509,212 130,0 0,74">
          <text:p/>
        </draw:polygon>
        <draw:path draw:style-name="gr32" draw:text-style-name="P20" draw:layer="layout" svg:width="0.632cm" svg:height="0.412cm" svg:x="23.003cm" svg:y="12.338cm" svg:viewBox="0 0 633 413" svg:d="M191 413c17 1 34 0 52 0 95-5 188-33 269-80 27-16 52-34 76-54 7-8 14-17 20-26 16-26 25-56 25-86s-9-60-25-86c-17-26-41-48-70-63-16-8-32-14-49-18l-489 413z">
          <text:p/>
        </draw:path>
        <draw:g>
          <draw:path draw:style-name="gr62" draw:text-style-name="P36" draw:layer="layout" svg:width="0.889cm" svg:height="0.497cm" svg:x="22.67cm" svg:y="11.481cm" svg:viewBox="0 0 890 498" svg:d="M337 498l553-310-342-188-548 307c44 50 97 93 157 126 56 31 117 53 180 65z">
            <text:p/>
          </draw:path>
          <draw:path draw:style-name="gr58" draw:text-style-name="P2" draw:layer="layout" svg:width="0.889cm" svg:height="0.497cm" svg:x="22.67cm" svg:y="11.481cm" svg:viewBox="0 0 890 498" svg:d="M337 498l553-310-342-188-548 307c44 50 97 93 157 126 56 31 117 53 180 65z">
            <text:p/>
          </draw:path>
        </draw:g>
        <draw:g>
          <draw:path draw:style-name="gr63" draw:text-style-name="P37" draw:layer="layout" svg:width="0.337cm" svg:height="0.964cm" svg:x="22.67cm" svg:y="11.786cm" svg:viewBox="0 0 338 965" svg:d="M338 191c-64-12-125-34-181-65-60-33-113-76-157-126v789c41 43 88 80 140 109 61 34 128 56 198 67z">
            <text:p/>
          </draw:path>
          <draw:path draw:style-name="gr58" draw:text-style-name="P2" draw:layer="layout" svg:width="0.337cm" svg:height="0.964cm" svg:x="22.67cm" svg:y="11.786cm" svg:viewBox="0 0 338 965" svg:d="M338 191c-64-12-125-34-181-65-60-33-113-76-157-126v789c41 43 88 80 140 109 61 34 128 56 198 67z">
            <text:p/>
          </draw:path>
        </draw:g>
        <draw:g>
          <draw:polygon draw:style-name="gr64" draw:text-style-name="P38" draw:layer="layout" svg:width="0.552cm" svg:height="1.081cm" svg:x="23.007cm" svg:y="11.669cm" svg:viewBox="0 0 553 1082" draw:points="0,309 0,1082 553,776 553,0">
            <text:p/>
          </draw:polygon>
          <draw:polygon draw:style-name="gr58" draw:text-style-name="P2" draw:layer="layout" svg:width="0.552cm" svg:height="1.081cm" svg:x="23.007cm" svg:y="11.669cm" svg:viewBox="0 0 553 1082" draw:points="0,309 0,1082 553,776 553,0">
            <text:p/>
          </draw:polygon>
        </draw:g>
        <draw:path draw:style-name="gr35" draw:text-style-name="P2" draw:layer="layout" svg:width="0.889cm" svg:height="1.27cm" svg:x="22.67cm" svg:y="11.481cm" svg:viewBox="0 0 890 1271" svg:d="M890 188l-342-188-548 306v789c40 43 88 80 140 109 61 34 128 56 197 67l552-306v-777z">
          <text:p/>
        </draw:path>
        <draw:g>
          <draw:path draw:style-name="gr65" draw:text-style-name="P39" draw:layer="layout" svg:width="0.054cm" svg:height="0.07cm" svg:x="22.798cm" svg:y="12.264cm" svg:viewBox="0 0 55 71" svg:d="M52 27c2 6 3 12 3 18s-1 11-4 16c-2 4-6 7-10 9s-9 2-14 0-10-5-14-9c-4-5-7-10-10-16-2-6-3-12-3-18s1-12 4-16c2-4 6-7 10-9 4-3 9-3 14 0 5 1 10 5 14 9s7 10 10 16z">
            <text:p/>
          </draw:path>
          <draw:path draw:style-name="gr57" draw:text-style-name="P2" draw:layer="layout" svg:width="0.054cm" svg:height="0.07cm" svg:x="22.798cm" svg:y="12.264cm" svg:viewBox="0 0 55 71" svg:d="M52 27c2 6 3 12 3 18s-1 11-4 16c-2 4-6 7-10 9s-9 2-14 0-10-5-14-9c-4-5-7-10-10-16-2-6-3-12-3-18s1-12 4-16c2-4 6-7 10-9 4-3 9-3 14 0 5 1 10 5 14 9s7 10 10 16z">
            <text:p/>
          </draw:path>
        </draw:g>
        <draw:path draw:style-name="gr66" draw:text-style-name="P2" draw:layer="layout" svg:width="0.228cm" svg:height="0.215cm" svg:x="22.724cm" svg:y="12.424cm" svg:viewBox="0 0 229 216" svg:d="M0 0c34 28 70 53 108 73 39 21 79 37 121 48M0 47c34 29 70 53 108 74 39 20 79 36 121 48M0 95c34 28 70 53 108 73 39 21 79 37 121 48">
          <text:p/>
        </draw:path>
        <draw:g>
          <draw:path draw:style-name="gr31" draw:text-style-name="P19" draw:layer="layout" svg:width="0.248cm" svg:height="0.143cm" svg:x="22.715cm" svg:y="11.936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22.715cm" svg:y="11.936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22.788cm" svg:y="12.004cm" svg:viewBox="0 0 72 47" svg:d="M72 46c0-1 0-1-1-2-4-13-11-25-19-33-9-7-18-11-27-11-8 0-16 3-23 9-2 3-2 6-2 9 0 5 2 10 7 14 5 5 12 9 21 11 9 3 18 4 28 4 6 0 11 0 16-1z">
            <text:p/>
          </draw:path>
          <draw:path draw:style-name="gr68" draw:text-style-name="P2" draw:layer="layout" svg:width="0.071cm" svg:height="0.046cm" svg:x="22.788cm" svg:y="12.004cm" svg:viewBox="0 0 72 47" svg:d="M72 46c0-1 0-1-1-2-4-13-11-25-19-33-9-7-18-11-27-11-8 0-16 3-23 9-2 3-2 6-2 9 0 5 2 10 7 14 5 5 12 9 21 11 9 3 18 4 28 4 6 0 11 0 16-1z">
            <text:p/>
          </draw:path>
        </draw:g>
        <draw:path draw:style-name="gr74" draw:text-style-name="P46" draw:layer="layout" svg:width="0.228cm" svg:height="0.182cm" svg:x="22.724cm" svg:y="12.021cm" svg:viewBox="0 0 229 183" svg:d="M0 0v62c30 25 62 47 97 66 41 23 86 42 132 55v-62c-46-13-91-32-133-55-34-19-66-41-96-66z">
          <text:p/>
        </draw:path>
        <draw:path draw:style-name="gr31" draw:text-style-name="P19" draw:layer="layout" svg:width="0.228cm" svg:height="0.136cm" svg:x="22.724cm" svg:y="12.032cm" svg:viewBox="0 0 229 137" svg:d="M0 15c30 26 62 49 97 69 41 23 86 41 132 53v-15c-46-14-91-32-132-56-35-19-67-41-97-66z">
          <text:p/>
        </draw:path>
        <draw:path draw:style-name="gr58" draw:text-style-name="P2" draw:layer="layout" svg:width="0.228cm" svg:height="0.182cm" svg:x="22.724cm" svg:y="12.02cm" svg:viewBox="0 0 229 183" svg:d="M0 0v62c30 25 62 47 97 66 41 23 86 42 132 55">
          <text:p/>
        </draw:path>
        <draw:path draw:style-name="gr57" draw:text-style-name="P2" draw:layer="layout" svg:width="0.228cm" svg:height="0.182cm" svg:x="22.724cm" svg:y="12.022cm" svg:viewBox="0 0 229 183" svg:d="M229 183v-62c-46-13-91-32-133-55-34-19-66-41-96-66">
          <text:p/>
        </draw:path>
        <draw:path draw:style-name="gr97" draw:text-style-name="P55" draw:layer="layout" svg:width="0.346cm" svg:height="0.346cm" svg:x="23.114cm" svg:y="12.374cm" svg:viewBox="0 0 347 347" svg:d="M347 173c0 31-8 61-23 87-15 27-37 49-64 64-26 15-56 23-86 23-31 0-61-8-87-23-27-15-49-37-64-64-15-26-23-56-23-87 0-30 8-60 23-86 15-27 37-49 64-64 26-15 55-23 85-23 1 0 1 0 2 0 30 0 60 8 86 23 27 15 49 37 64 64 15 26 23 56 23 86z">
          <text:p/>
        </draw:path>
        <draw:path draw:style-name="gr98" draw:text-style-name="P56" draw:layer="layout" svg:width="0.333cm" svg:height="0.338cm" svg:x="23.129cm" svg:y="12.379cm" svg:viewBox="0 0 334 339" svg:d="M138 339l20-53c12-10 22-22 28-36 2-6 4-13 5-19-1-5-2-10-5-14-4-7-9-12-16-15-3-2-7-4-11-4-6 0-12 2-18 5-6 4-11 9-15 15l-8-13c2-1 4-2 6-3 5-3 10-8 13-13 2-3 3-7 4-11-2-1-5-2-7-4-7-4-14-10-19-17l29-23 7-32-21-14 13-16-25-18 7-20 40 11-2 33 16 5 22-10 17 14 20 47-6 27-15 10 7 18c1 2 2 5 4 7 2 5 6 8 10 11 5 2 10 3 15 3s10-1 14-3h1c0 0 1 0 2 1 5 3 9 7 12 12s5 10 5 16c0 0 0 1 0 2l8 40c8-10 15-20 20-31 14-26 21-54 19-83v-1c0-18-4-37-13-53-2-3-4-7-6-10-2-5-5-11-8-16-6-10-14-19-22-27-3 1-6 2-9 4-5 2-9 6-12 11-2 3-3 5-3 8l7 23c-1 1-1 1-2 1-3 2-7 3-11 3s-7-1-11-3c-1 0-2-1-3-2l-4 34c-4-15-10-30-18-45l22-9-8-13-15-3v-11l7-40-37-11-19 11-12-13-22-2-47 26 21 13-16 25c3 0 6 1 10 3 3 2 6 5 8 8 2 4 3 7 3 11 0 2 0 3 0 4 0 1 0 1 0 1 1 1 1 3 1 4 0 2 0 3-1 4 0 2-1 3-3 3-1 1-2 2-4 2-1 0-3-1-4-2-1 0-2-1-2-2-2 1-4 1-6 1s-4 0-6-1-4-3-5-5-2-4-2-7c0-1 0-2 0-3l7-27-9-27-33 6 1 16-8 7-16-1c-6 7-11 14-15 21-3 6-6 13-9 19l18 8c3 3 5 6 7 9 5 10 8 21 8 32 0 1 0 3 0 4 1 1 1 2 1 2 5 9 13 17 22 22s20 8 30 8c2 0 3 0 5 0 3 0 5 2 8 3 7 4 12 9 16 16 4 6 6 13 6 20-2 1-4 3-5 5-2 4-3 7-3 11s1 8 3 11c0 1 0 1 1 2l21 11c0 1 0 1 0 2 0 5-1 9-4 13-2 4-5 7-8 9-1 4-1 7-1 11 0 13 3 25 10 36 1 2 2 3 3 5z">
          <text:p/>
        </draw:path>
        <draw:path draw:style-name="gr35" draw:text-style-name="P2" draw:layer="layout" svg:width="0.346cm" svg:height="0.347cm" svg:x="23.114cm" svg:y="12.374cm" svg:viewBox="0 0 347 348" svg:d="M347 174c0 31-8 61-23 87s-37 48-64 64c-26 15-56 23-86 23-31 0-61-8-87-23-27-16-49-38-64-64s-23-56-23-87 8-61 23-87 37-48 64-64c26-15 55-23 85-23 1 0 1 0 2 0 30 0 60 8 86 23 27 16 49 38 64 64s23 56 23 87z">
          <text:p/>
        </draw:path>
        <draw:frame draw:style-name="gr61" draw:text-style-name="P2" draw:layer="layout" svg:width="1.119cm" svg:height="0.296cm" svg:x="22.694cm" svg:y="12.806cm">
          <draw:text-box>
            <text:p text:style-name="P3"><text:span text:style-name="T6">Web Services</text:span></text:p>
          </draw:text-box>
        </draw:frame>
        <draw:g>
          <draw:path draw:style-name="gr62" draw:text-style-name="P36" draw:layer="layout" svg:width="0.622cm" svg:height="0.271cm" svg:x="21.527cm" svg:y="11.384cm" svg:viewBox="0 0 623 272" svg:d="M236 272l387-170-240-102-383 168c31 27 68 50 109 68 40 17 83 29 127 36z">
            <text:p/>
          </draw:path>
          <draw:path draw:style-name="gr58" draw:text-style-name="P2" draw:layer="layout" svg:width="0.622cm" svg:height="0.271cm" svg:x="21.527cm" svg:y="11.384cm" svg:viewBox="0 0 623 272" svg:d="M236 272l387-170-240-102-383 168c31 27 68 50 109 68 40 17 83 29 127 36z">
            <text:p/>
          </draw:path>
        </draw:g>
        <draw:g>
          <draw:path draw:style-name="gr63" draw:text-style-name="P37" draw:layer="layout" svg:width="0.236cm" svg:height="0.526cm" svg:x="21.527cm" svg:y="11.551cm" svg:viewBox="0 0 237 527" svg:d="M237 104c-45-6-88-18-127-35-42-18-79-41-110-69v431c28 23 62 43 98 59 43 19 90 31 139 37z">
            <text:p/>
          </draw:path>
          <draw:path draw:style-name="gr58" draw:text-style-name="P2" draw:layer="layout" svg:width="0.236cm" svg:height="0.526cm" svg:x="21.527cm" svg:y="11.551cm" svg:viewBox="0 0 237 527" svg:d="M237 104c-45-6-88-18-127-35-42-18-79-41-110-69v431c28 23 62 43 98 59 43 19 90 31 139 37z">
            <text:p/>
          </draw:path>
        </draw:g>
        <draw:g>
          <draw:polygon draw:style-name="gr64" draw:text-style-name="P38" draw:layer="layout" svg:width="0.386cm" svg:height="0.59cm" svg:x="21.763cm" svg:y="11.487cm" svg:viewBox="0 0 387 591" draw:points="0,169 0,591 387,423 387,0">
            <text:p/>
          </draw:polygon>
          <draw:polygon draw:style-name="gr58" draw:text-style-name="P2" draw:layer="layout" svg:width="0.386cm" svg:height="0.59cm" svg:x="21.763cm" svg:y="11.487cm" svg:viewBox="0 0 387 591" draw:points="0,169 0,591 387,423 387,0">
            <text:p/>
          </draw:polygon>
        </draw:g>
        <draw:path draw:style-name="gr35" draw:text-style-name="P2" draw:layer="layout" svg:width="0.622cm" svg:height="0.693cm" svg:x="21.527cm" svg:y="11.384cm" svg:viewBox="0 0 623 694" svg:d="M623 102l-240-102-383 167v431c28 23 61 43 98 59 43 19 90 31 138 37l387-167z">
          <text:p/>
        </draw:path>
        <draw:g>
          <draw:path draw:style-name="gr65" draw:text-style-name="P39" draw:layer="layout" svg:width="0.036cm" svg:height="0.039cm" svg:x="21.617cm" svg:y="11.81cm" svg:viewBox="0 0 37 40" svg:d="M35 14c1 4 2 7 1 10 0 4-1 7-3 10-2 2-4 4-7 5s-7 2-10 1-6-2-9-5c-2-2-4-5-6-9-1-3-2-6-1-10 0-3 1-7 3-9 2-3 5-5 7-6 1 0 1 0 1 0 3-1 6-1 9 0 3 0 6 2 9 4 2 3 4 6 6 9z">
            <text:p/>
          </draw:path>
          <draw:path draw:style-name="gr57" draw:text-style-name="P2" draw:layer="layout" svg:width="0.036cm" svg:height="0.039cm" svg:x="21.617cm" svg:y="11.81cm" svg:viewBox="0 0 37 40" svg:d="M35 14c1 4 2 7 1 10 0 4-1 7-3 10-2 2-4 4-7 5s-7 2-10 1-6-2-9-5c-2-2-4-5-6-9-1-3-2-6-1-10 0-3 1-7 3-9 2-3 5-5 7-6 1 0 1 0 1 0 3-1 6-1 9 0 3 0 6 2 9 4 2 3 4 6 6 9z">
            <text:p/>
          </draw:path>
        </draw:g>
        <draw:path draw:style-name="gr66" draw:text-style-name="P2" draw:layer="layout" svg:width="0.16cm" svg:height="0.117cm" svg:x="21.565cm" svg:y="11.899cm" svg:viewBox="0 0 161 118" svg:d="M0 0c5 3 11 7 16 10 44 26 93 45 145 56M0 25c6 4 12 8 18 12 44 25 92 44 143 55M0 51c6 4 12 8 18 12 44 26 92 44 143 55">
          <text:p/>
        </draw:path>
        <draw:g>
          <draw:path draw:style-name="gr31" draw:text-style-name="P19" draw:layer="layout" svg:width="0.174cm" svg:height="0.077cm" svg:x="21.559cm" svg:y="11.632cm" svg:viewBox="0 0 175 78" svg:d="M5 11c21 14 43 26 67 37 30 13 62 23 95 30 1 0 3 0 4-1 1 0 2-1 3-2s1-2 1-3 0-2-1-3-2-2-3-2c-1-1-3-1-4-1-33-7-66-17-95-30-23-10-44-22-64-35h-1c0-1-1-1-2-1s-2 0-3 1c0 0-1 0-1 1-1 0-1 1-1 1 0 1 0 1 0 1 0 2 1 3 1 5 1 1 3 2 4 2z">
            <text:p/>
          </draw:path>
          <draw:path draw:style-name="gr57" draw:text-style-name="P2" draw:layer="layout" svg:width="0.174cm" svg:height="0.077cm" svg:x="21.559cm" svg:y="11.632cm" svg:viewBox="0 0 175 78" svg:d="M5 11c21 14 43 26 67 37 30 13 62 23 95 30 1 0 3 0 4-1 1 0 2-1 3-2s1-2 1-3 0-2-1-3-2-2-3-2c-1-1-3-1-4-1-33-7-66-17-95-30-23-10-44-22-64-35h-1c0-1-1-1-2-1s-2 0-3 1c0 0-1 0-1 1-1 0-1 1-1 1 0 1 0 1 0 1 0 2 1 3 1 5 1 1 3 2 4 2z">
            <text:p/>
          </draw:path>
        </draw:g>
        <draw:g>
          <draw:path draw:style-name="gr67" draw:text-style-name="P40" draw:layer="layout" svg:width="0.051cm" svg:height="0.027cm" svg:x="21.609cm" svg:y="11.669cm" svg:viewBox="0 0 52 28" svg:d="M52 27c0-1-1-2-1-3-4-7-8-14-14-18s-12-6-19-6c-5 0-10 2-15 5-2 2-3 4-3 7 0 2 2 5 5 8 4 2 9 4 15 6 6 1 13 2 20 2 4 0 8 0 12-1z">
            <text:p/>
          </draw:path>
          <draw:path draw:style-name="gr68" draw:text-style-name="P2" draw:layer="layout" svg:width="0.051cm" svg:height="0.027cm" svg:x="21.609cm" svg:y="11.669cm" svg:viewBox="0 0 52 28" svg:d="M52 27c0-1-1-2-1-3-4-7-8-14-14-18s-12-6-19-6c-5 0-10 2-15 5-2 2-3 4-3 7 0 2 2 5 5 8 4 2 9 4 15 6 6 1 13 2 20 2 4 0 8 0 12-1z">
            <text:p/>
          </draw:path>
        </draw:g>
        <draw:path draw:style-name="gr74" draw:text-style-name="P46" draw:layer="layout" svg:width="0.16cm" svg:height="0.099cm" svg:x="21.565cm" svg:y="11.678cm" svg:viewBox="0 0 161 100" svg:d="M0 0v33c21 14 44 27 69 37 29 13 60 23 92 30v-34c-33-8-64-18-94-31-24-10-46-22-67-35z">
          <text:p/>
        </draw:path>
        <draw:path draw:style-name="gr31" draw:text-style-name="P19" draw:layer="layout" svg:width="0.16cm" svg:height="0.074cm" svg:x="21.565cm" svg:y="11.685cm" svg:viewBox="0 0 161 75" svg:d="M0 8c21 15 44 27 69 38 29 13 60 22 92 29v-9c-33-7-64-18-94-30-24-11-46-23-67-36z">
          <text:p/>
        </draw:path>
        <draw:path draw:style-name="gr58" draw:text-style-name="P2" draw:layer="layout" svg:width="0.16cm" svg:height="0.099cm" svg:x="21.565cm" svg:y="11.678cm" svg:viewBox="0 0 161 100" svg:d="M0 0v33c21 14 44 27 69 37 29 13 60 23 92 30">
          <text:p/>
        </draw:path>
        <draw:path draw:style-name="gr57" draw:text-style-name="P2" draw:layer="layout" svg:width="0.16cm" svg:height="0.099cm" svg:x="21.565cm" svg:y="11.679cm" svg:viewBox="0 0 161 100" svg:d="M161 100v-34c-33-8-64-18-94-31-24-10-46-22-67-35">
          <text:p/>
        </draw:path>
        <draw:g>
          <draw:path draw:style-name="gr62" draw:text-style-name="P36" draw:layer="layout" svg:width="0.622cm" svg:height="0.271cm" svg:x="21.527cm" svg:y="10.922cm" svg:viewBox="0 0 623 272" svg:d="M236 272l387-170-240-102-383 168c31 27 68 50 109 68 40 17 83 29 127 36z">
            <text:p/>
          </draw:path>
          <draw:path draw:style-name="gr58" draw:text-style-name="P2" draw:layer="layout" svg:width="0.622cm" svg:height="0.271cm" svg:x="21.527cm" svg:y="10.922cm" svg:viewBox="0 0 623 272" svg:d="M236 272l387-170-240-102-383 168c31 27 68 50 109 68 40 17 83 29 127 36z">
            <text:p/>
          </draw:path>
        </draw:g>
        <draw:g>
          <draw:path draw:style-name="gr63" draw:text-style-name="P37" draw:layer="layout" svg:width="0.236cm" svg:height="0.526cm" svg:x="21.527cm" svg:y="11.089cm" svg:viewBox="0 0 237 527" svg:d="M237 104c-45-6-88-18-127-35-42-18-79-41-110-69v431c28 23 62 43 98 59 43 19 90 31 139 37z">
            <text:p/>
          </draw:path>
          <draw:path draw:style-name="gr58" draw:text-style-name="P2" draw:layer="layout" svg:width="0.236cm" svg:height="0.526cm" svg:x="21.527cm" svg:y="11.089cm" svg:viewBox="0 0 237 527" svg:d="M237 104c-45-6-88-18-127-35-42-18-79-41-110-69v431c28 23 62 43 98 59 43 19 90 31 139 37z">
            <text:p/>
          </draw:path>
        </draw:g>
        <draw:g>
          <draw:polygon draw:style-name="gr64" draw:text-style-name="P38" draw:layer="layout" svg:width="0.386cm" svg:height="0.59cm" svg:x="21.763cm" svg:y="11.025cm" svg:viewBox="0 0 387 591" draw:points="0,169 0,591 387,423 387,0">
            <text:p/>
          </draw:polygon>
          <draw:polygon draw:style-name="gr58" draw:text-style-name="P2" draw:layer="layout" svg:width="0.386cm" svg:height="0.59cm" svg:x="21.763cm" svg:y="11.025cm" svg:viewBox="0 0 387 591" draw:points="0,169 0,591 387,423 387,0">
            <text:p/>
          </draw:polygon>
        </draw:g>
        <draw:path draw:style-name="gr35" draw:text-style-name="P2" draw:layer="layout" svg:width="0.622cm" svg:height="0.693cm" svg:x="21.527cm" svg:y="10.922cm" svg:viewBox="0 0 623 694" svg:d="M623 102l-240-102-383 167v431c28 23 61 43 98 59 43 19 90 31 138 37l387-167z">
          <text:p/>
        </draw:path>
        <draw:g>
          <draw:path draw:style-name="gr65" draw:text-style-name="P39" draw:layer="layout" svg:width="0.036cm" svg:height="0.039cm" svg:x="21.617cm" svg:y="11.348cm" svg:viewBox="0 0 37 40" svg:d="M35 14c1 4 2 7 1 10 0 4-1 7-3 10-2 2-4 4-7 5s-7 2-10 1-6-2-9-5c-2-2-4-5-6-9-1-3-2-6-1-10 0-3 1-7 3-9 2-3 5-5 7-6 1 0 1 0 1 0 3-1 6-1 9 0 3 0 6 2 9 4 2 3 4 6 6 9z">
            <text:p/>
          </draw:path>
          <draw:path draw:style-name="gr57" draw:text-style-name="P2" draw:layer="layout" svg:width="0.036cm" svg:height="0.039cm" svg:x="21.617cm" svg:y="11.348cm" svg:viewBox="0 0 37 40" svg:d="M35 14c1 4 2 7 1 10 0 4-1 7-3 10-2 2-4 4-7 5s-7 2-10 1-6-2-9-5c-2-2-4-5-6-9-1-3-2-6-1-10 0-3 1-7 3-9 2-3 5-5 7-6 1 0 1 0 1 0 3-1 6-1 9 0 3 0 6 2 9 4 2 3 4 6 6 9z">
            <text:p/>
          </draw:path>
        </draw:g>
        <draw:path draw:style-name="gr66" draw:text-style-name="P2" draw:layer="layout" svg:width="0.16cm" svg:height="0.117cm" svg:x="21.565cm" svg:y="11.437cm" svg:viewBox="0 0 161 118" svg:d="M0 0c5 3 11 7 16 10 44 26 93 45 145 56M0 25c6 4 12 8 18 12 44 25 92 44 143 55M0 51c6 4 12 8 18 12 44 26 92 44 143 55">
          <text:p/>
        </draw:path>
        <draw:g>
          <draw:path draw:style-name="gr31" draw:text-style-name="P19" draw:layer="layout" svg:width="0.174cm" svg:height="0.077cm" svg:x="21.559cm" svg:y="11.17cm" svg:viewBox="0 0 175 78" svg:d="M5 11c21 14 43 26 67 37 30 13 62 23 95 30 1 0 3 0 4-1 1 0 2-1 3-2s1-2 1-3 0-2-1-3-2-2-3-2c-1-1-3-1-4-1-33-7-66-17-95-30-23-10-44-22-64-35h-1c0-1-1-1-2-1s-2 0-3 1c0 0-1 0-1 1-1 0-1 1-1 1 0 1 0 1 0 1 0 2 1 3 1 5 1 1 3 2 4 2z">
            <text:p/>
          </draw:path>
          <draw:path draw:style-name="gr57" draw:text-style-name="P2" draw:layer="layout" svg:width="0.174cm" svg:height="0.077cm" svg:x="21.559cm" svg:y="11.17cm" svg:viewBox="0 0 175 78" svg:d="M5 11c21 14 43 26 67 37 30 13 62 23 95 30 1 0 3 0 4-1 1 0 2-1 3-2s1-2 1-3 0-2-1-3-2-2-3-2c-1-1-3-1-4-1-33-7-66-17-95-30-23-10-44-22-64-35h-1c0-1-1-1-2-1s-2 0-3 1c0 0-1 0-1 1-1 0-1 1-1 1 0 1 0 1 0 1 0 2 1 3 1 5 1 1 3 2 4 2z">
            <text:p/>
          </draw:path>
        </draw:g>
        <draw:g>
          <draw:path draw:style-name="gr67" draw:text-style-name="P40" draw:layer="layout" svg:width="0.051cm" svg:height="0.027cm" svg:x="21.609cm" svg:y="11.207cm" svg:viewBox="0 0 52 28" svg:d="M52 27c0-1-1-2-1-3-4-7-8-14-14-18s-12-6-19-6c-5 0-10 2-15 5-2 2-3 4-3 7 0 2 2 5 5 8 4 2 9 4 15 6 6 1 13 2 20 2 4 0 8 0 12-1z">
            <text:p/>
          </draw:path>
          <draw:path draw:style-name="gr68" draw:text-style-name="P2" draw:layer="layout" svg:width="0.051cm" svg:height="0.027cm" svg:x="21.609cm" svg:y="11.207cm" svg:viewBox="0 0 52 28" svg:d="M52 27c0-1-1-2-1-3-4-7-8-14-14-18s-12-6-19-6c-5 0-10 2-15 5-2 2-3 4-3 7 0 2 2 5 5 8 4 2 9 4 15 6 6 1 13 2 20 2 4 0 8 0 12-1z">
            <text:p/>
          </draw:path>
        </draw:g>
        <draw:path draw:style-name="gr74" draw:text-style-name="P46" draw:layer="layout" svg:width="0.16cm" svg:height="0.099cm" svg:x="21.565cm" svg:y="11.216cm" svg:viewBox="0 0 161 100" svg:d="M0 0v33c21 14 44 27 69 37 29 13 60 23 92 30v-34c-33-8-64-18-94-31-24-10-46-22-67-35z">
          <text:p/>
        </draw:path>
        <draw:path draw:style-name="gr31" draw:text-style-name="P19" draw:layer="layout" svg:width="0.16cm" svg:height="0.074cm" svg:x="21.565cm" svg:y="11.223cm" svg:viewBox="0 0 161 75" svg:d="M0 8c21 15 44 27 69 38 29 13 60 22 92 29v-9c-33-7-64-18-94-30-24-11-46-23-67-36z">
          <text:p/>
        </draw:path>
        <draw:path draw:style-name="gr58" draw:text-style-name="P2" draw:layer="layout" svg:width="0.16cm" svg:height="0.099cm" svg:x="21.565cm" svg:y="11.216cm" svg:viewBox="0 0 161 100" svg:d="M0 0v33c21 14 44 27 69 37 29 13 60 23 92 30">
          <text:p/>
        </draw:path>
        <draw:path draw:style-name="gr57" draw:text-style-name="P2" draw:layer="layout" svg:width="0.16cm" svg:height="0.099cm" svg:x="21.565cm" svg:y="11.217cm" svg:viewBox="0 0 161 100" svg:d="M161 100v-34c-33-8-64-18-94-31-24-10-46-22-67-35">
          <text:p/>
        </draw:path>
        <draw:g>
          <draw:path draw:style-name="gr62" draw:text-style-name="P36" draw:layer="layout" svg:width="0.622cm" svg:height="0.271cm" svg:x="21.793cm" svg:y="11.499cm" svg:viewBox="0 0 623 272" svg:d="M236 272l387-170-240-102-383 168c31 27 68 50 109 68 40 17 83 29 127 36z">
            <text:p/>
          </draw:path>
          <draw:path draw:style-name="gr58" draw:text-style-name="P2" draw:layer="layout" svg:width="0.622cm" svg:height="0.271cm" svg:x="21.793cm" svg:y="11.499cm" svg:viewBox="0 0 623 272" svg:d="M236 272l387-170-240-102-383 168c31 27 68 50 109 68 40 17 83 29 127 36z">
            <text:p/>
          </draw:path>
        </draw:g>
        <draw:g>
          <draw:path draw:style-name="gr63" draw:text-style-name="P37" draw:layer="layout" svg:width="0.236cm" svg:height="0.526cm" svg:x="21.793cm" svg:y="11.666cm" svg:viewBox="0 0 237 527" svg:d="M237 104c-45-6-88-18-127-35-42-18-79-41-110-69v431c28 23 62 43 98 59 43 19 90 31 139 37z">
            <text:p/>
          </draw:path>
          <draw:path draw:style-name="gr58" draw:text-style-name="P2" draw:layer="layout" svg:width="0.236cm" svg:height="0.526cm" svg:x="21.793cm" svg:y="11.666cm" svg:viewBox="0 0 237 527" svg:d="M237 104c-45-6-88-18-127-35-42-18-79-41-110-69v431c28 23 62 43 98 59 43 19 90 31 139 37z">
            <text:p/>
          </draw:path>
        </draw:g>
        <draw:g>
          <draw:polygon draw:style-name="gr64" draw:text-style-name="P38" draw:layer="layout" svg:width="0.386cm" svg:height="0.59cm" svg:x="22.029cm" svg:y="11.602cm" svg:viewBox="0 0 387 591" draw:points="0,169 0,591 387,423 387,0">
            <text:p/>
          </draw:polygon>
          <draw:polygon draw:style-name="gr58" draw:text-style-name="P2" draw:layer="layout" svg:width="0.386cm" svg:height="0.59cm" svg:x="22.029cm" svg:y="11.602cm" svg:viewBox="0 0 387 591" draw:points="0,169 0,591 387,423 387,0">
            <text:p/>
          </draw:polygon>
        </draw:g>
        <draw:path draw:style-name="gr35" draw:text-style-name="P2" draw:layer="layout" svg:width="0.622cm" svg:height="0.693cm" svg:x="21.793cm" svg:y="11.499cm" svg:viewBox="0 0 623 694" svg:d="M623 102l-240-102-383 167v431c28 23 61 43 98 59 43 19 90 31 138 37l387-167z">
          <text:p/>
        </draw:path>
        <draw:g>
          <draw:path draw:style-name="gr65" draw:text-style-name="P39" draw:layer="layout" svg:width="0.036cm" svg:height="0.039cm" svg:x="21.884cm" svg:y="11.926cm" svg:viewBox="0 0 37 40" svg:d="M35 14c1 4 2 7 1 10 0 4-1 7-3 10-2 2-4 4-7 5s-7 2-10 1-6-2-9-5c-2-2-4-5-6-9-1-3-2-6-1-10 0-3 1-7 3-9 2-3 5-5 7-6 1 0 1 0 1 0 3-1 6-1 9 0 3 0 6 2 9 4 2 3 4 6 6 9z">
            <text:p/>
          </draw:path>
          <draw:path draw:style-name="gr57" draw:text-style-name="P2" draw:layer="layout" svg:width="0.036cm" svg:height="0.039cm" svg:x="21.884cm" svg:y="11.926cm" svg:viewBox="0 0 37 40" svg:d="M35 14c1 4 2 7 1 10 0 4-1 7-3 10-2 2-4 4-7 5s-7 2-10 1-6-2-9-5c-2-2-4-5-6-9-1-3-2-6-1-10 0-3 1-7 3-9 2-3 5-5 7-6 1 0 1 0 1 0 3-1 6-1 9 0 3 0 6 2 9 4 2 3 4 6 6 9z">
            <text:p/>
          </draw:path>
        </draw:g>
        <draw:path draw:style-name="gr66" draw:text-style-name="P2" draw:layer="layout" svg:width="0.16cm" svg:height="0.117cm" svg:x="21.832cm" svg:y="12.014cm" svg:viewBox="0 0 161 118" svg:d="M0 0c5 3 11 7 16 10 44 26 93 45 145 56M0 25c6 4 12 8 18 12 44 25 92 44 143 55M0 51c6 4 12 8 18 12 44 26 92 44 143 55">
          <text:p/>
        </draw:path>
        <draw:g>
          <draw:path draw:style-name="gr31" draw:text-style-name="P19" draw:layer="layout" svg:width="0.174cm" svg:height="0.077cm" svg:x="21.825cm" svg:y="11.747cm" svg:viewBox="0 0 175 78" svg:d="M5 11c21 14 43 26 67 37 30 13 62 23 95 30 1 0 3 0 4-1 1 0 2-1 3-2s1-2 1-3 0-2-1-3-2-2-3-2c-1-1-3-1-4-1-33-7-66-17-95-30-23-10-44-22-64-35h-1c0-1-1-1-2-1s-2 0-3 1c0 0-1 0-1 1-1 0-1 1-1 1 0 1 0 1 0 1 0 2 1 3 1 5 1 1 3 2 4 2z">
            <text:p/>
          </draw:path>
          <draw:path draw:style-name="gr57" draw:text-style-name="P2" draw:layer="layout" svg:width="0.174cm" svg:height="0.077cm" svg:x="21.825cm" svg:y="11.747cm" svg:viewBox="0 0 175 78" svg:d="M5 11c21 14 43 26 67 37 30 13 62 23 95 30 1 0 3 0 4-1 1 0 2-1 3-2s1-2 1-3 0-2-1-3-2-2-3-2c-1-1-3-1-4-1-33-7-66-17-95-30-23-10-44-22-64-35h-1c0-1-1-1-2-1s-2 0-3 1c0 0-1 0-1 1-1 0-1 1-1 1 0 1 0 1 0 1 0 2 1 3 1 5 1 1 3 2 4 2z">
            <text:p/>
          </draw:path>
        </draw:g>
        <draw:g>
          <draw:path draw:style-name="gr67" draw:text-style-name="P40" draw:layer="layout" svg:width="0.051cm" svg:height="0.027cm" svg:x="21.876cm" svg:y="11.785cm" svg:viewBox="0 0 52 28" svg:d="M52 27c0-1-1-2-1-3-4-7-8-14-14-18s-12-6-19-6c-5 0-10 2-15 5-2 2-3 4-3 7 0 2 2 5 5 8 4 2 9 4 15 6 6 1 13 2 20 2 4 0 8 0 12-1z">
            <text:p/>
          </draw:path>
          <draw:path draw:style-name="gr68" draw:text-style-name="P2" draw:layer="layout" svg:width="0.051cm" svg:height="0.027cm" svg:x="21.876cm" svg:y="11.785cm" svg:viewBox="0 0 52 28" svg:d="M52 27c0-1-1-2-1-3-4-7-8-14-14-18s-12-6-19-6c-5 0-10 2-15 5-2 2-3 4-3 7 0 2 2 5 5 8 4 2 9 4 15 6 6 1 13 2 20 2 4 0 8 0 12-1z">
            <text:p/>
          </draw:path>
        </draw:g>
        <draw:path draw:style-name="gr74" draw:text-style-name="P46" draw:layer="layout" svg:width="0.16cm" svg:height="0.099cm" svg:x="21.832cm" svg:y="11.794cm" svg:viewBox="0 0 161 100" svg:d="M0 0v33c21 14 44 27 69 37 29 13 60 23 92 30v-34c-33-8-64-18-94-31-24-10-46-22-67-35z">
          <text:p/>
        </draw:path>
        <draw:path draw:style-name="gr31" draw:text-style-name="P19" draw:layer="layout" svg:width="0.16cm" svg:height="0.074cm" svg:x="21.832cm" svg:y="11.8cm" svg:viewBox="0 0 161 75" svg:d="M0 8c21 15 44 27 69 38 29 13 60 22 92 29v-9c-33-7-64-18-94-30-24-11-46-23-67-36z">
          <text:p/>
        </draw:path>
        <draw:path draw:style-name="gr58" draw:text-style-name="P2" draw:layer="layout" svg:width="0.16cm" svg:height="0.099cm" svg:x="21.832cm" svg:y="11.793cm" svg:viewBox="0 0 161 100" svg:d="M0 0v33c21 14 44 27 69 37 29 13 60 23 92 30">
          <text:p/>
        </draw:path>
        <draw:path draw:style-name="gr57" draw:text-style-name="P2" draw:layer="layout" svg:width="0.16cm" svg:height="0.099cm" svg:x="21.832cm" svg:y="11.794cm" svg:viewBox="0 0 161 100" svg:d="M161 100v-34c-33-8-64-18-94-31-24-10-46-22-67-35">
          <text:p/>
        </draw:path>
        <draw:g>
          <draw:path draw:style-name="gr62" draw:text-style-name="P36" draw:layer="layout" svg:width="0.622cm" svg:height="0.271cm" svg:x="21.793cm" svg:y="11.038cm" svg:viewBox="0 0 623 272" svg:d="M236 272l387-170-240-102-383 168c31 27 68 50 109 68 40 17 83 29 127 36z">
            <text:p/>
          </draw:path>
          <draw:path draw:style-name="gr58" draw:text-style-name="P2" draw:layer="layout" svg:width="0.622cm" svg:height="0.271cm" svg:x="21.793cm" svg:y="11.038cm" svg:viewBox="0 0 623 272" svg:d="M236 272l387-170-240-102-383 168c31 27 68 50 109 68 40 17 83 29 127 36z">
            <text:p/>
          </draw:path>
        </draw:g>
        <draw:g>
          <draw:path draw:style-name="gr63" draw:text-style-name="P37" draw:layer="layout" svg:width="0.236cm" svg:height="0.526cm" svg:x="21.793cm" svg:y="11.204cm" svg:viewBox="0 0 237 527" svg:d="M237 104c-45-6-88-18-127-35-42-18-79-41-110-69v431c28 23 62 43 98 59 43 19 90 31 139 37z">
            <text:p/>
          </draw:path>
          <draw:path draw:style-name="gr58" draw:text-style-name="P2" draw:layer="layout" svg:width="0.236cm" svg:height="0.526cm" svg:x="21.793cm" svg:y="11.204cm" svg:viewBox="0 0 237 527" svg:d="M237 104c-45-6-88-18-127-35-42-18-79-41-110-69v431c28 23 62 43 98 59 43 19 90 31 139 37z">
            <text:p/>
          </draw:path>
        </draw:g>
        <draw:g>
          <draw:polygon draw:style-name="gr64" draw:text-style-name="P38" draw:layer="layout" svg:width="0.386cm" svg:height="0.59cm" svg:x="22.029cm" svg:y="11.14cm" svg:viewBox="0 0 387 591" draw:points="0,169 0,591 387,423 387,0">
            <text:p/>
          </draw:polygon>
          <draw:polygon draw:style-name="gr58" draw:text-style-name="P2" draw:layer="layout" svg:width="0.386cm" svg:height="0.59cm" svg:x="22.029cm" svg:y="11.14cm" svg:viewBox="0 0 387 591" draw:points="0,169 0,591 387,423 387,0">
            <text:p/>
          </draw:polygon>
        </draw:g>
        <draw:path draw:style-name="gr35" draw:text-style-name="P2" draw:layer="layout" svg:width="0.622cm" svg:height="0.693cm" svg:x="21.793cm" svg:y="11.038cm" svg:viewBox="0 0 623 694" svg:d="M623 102l-240-102-383 167v431c28 23 61 43 98 59 43 19 90 31 138 37l387-167z">
          <text:p/>
        </draw:path>
        <draw:g>
          <draw:path draw:style-name="gr65" draw:text-style-name="P39" draw:layer="layout" svg:width="0.036cm" svg:height="0.039cm" svg:x="21.884cm" svg:y="11.464cm" svg:viewBox="0 0 37 40" svg:d="M35 14c1 4 2 7 1 10 0 4-1 7-3 10-2 2-4 4-7 5s-7 2-10 1-6-2-9-5c-2-2-4-5-6-9-1-3-2-6-1-10 0-3 1-7 3-9 2-3 5-5 7-6 1 0 1 0 1 0 3-1 6-1 9 0 3 0 6 2 9 4 2 3 4 6 6 9z">
            <text:p/>
          </draw:path>
          <draw:path draw:style-name="gr57" draw:text-style-name="P2" draw:layer="layout" svg:width="0.036cm" svg:height="0.039cm" svg:x="21.884cm" svg:y="11.464cm" svg:viewBox="0 0 37 40" svg:d="M35 14c1 4 2 7 1 10 0 4-1 7-3 10-2 2-4 4-7 5s-7 2-10 1-6-2-9-5c-2-2-4-5-6-9-1-3-2-6-1-10 0-3 1-7 3-9 2-3 5-5 7-6 1 0 1 0 1 0 3-1 6-1 9 0 3 0 6 2 9 4 2 3 4 6 6 9z">
            <text:p/>
          </draw:path>
        </draw:g>
        <draw:path draw:style-name="gr66" draw:text-style-name="P2" draw:layer="layout" svg:width="0.16cm" svg:height="0.117cm" svg:x="21.832cm" svg:y="11.552cm" svg:viewBox="0 0 161 118" svg:d="M0 0c5 3 11 7 16 10 44 26 93 45 145 56M0 25c6 4 12 8 18 12 44 25 92 44 143 55M0 51c6 4 12 8 18 12 44 26 92 44 143 55">
          <text:p/>
        </draw:path>
        <draw:g>
          <draw:path draw:style-name="gr31" draw:text-style-name="P19" draw:layer="layout" svg:width="0.174cm" svg:height="0.077cm" svg:x="21.825cm" svg:y="11.286cm" svg:viewBox="0 0 175 78" svg:d="M5 11c21 14 43 26 67 37 30 13 62 23 95 30 1 0 3 0 4-1 1 0 2-1 3-2s1-2 1-3 0-2-1-3-2-2-3-2c-1-1-3-1-4-1-33-7-66-17-95-30-23-10-44-22-64-35h-1c0-1-1-1-2-1s-2 0-3 1c0 0-1 0-1 1-1 0-1 1-1 1 0 1 0 1 0 1 0 2 1 3 1 5 1 1 3 2 4 2z">
            <text:p/>
          </draw:path>
          <draw:path draw:style-name="gr57" draw:text-style-name="P2" draw:layer="layout" svg:width="0.174cm" svg:height="0.077cm" svg:x="21.825cm" svg:y="11.286cm" svg:viewBox="0 0 175 78" svg:d="M5 11c21 14 43 26 67 37 30 13 62 23 95 30 1 0 3 0 4-1 1 0 2-1 3-2s1-2 1-3 0-2-1-3-2-2-3-2c-1-1-3-1-4-1-33-7-66-17-95-30-23-10-44-22-64-35h-1c0-1-1-1-2-1s-2 0-3 1c0 0-1 0-1 1-1 0-1 1-1 1 0 1 0 1 0 1 0 2 1 3 1 5 1 1 3 2 4 2z">
            <text:p/>
          </draw:path>
        </draw:g>
        <draw:g>
          <draw:path draw:style-name="gr67" draw:text-style-name="P40" draw:layer="layout" svg:width="0.051cm" svg:height="0.027cm" svg:x="21.876cm" svg:y="11.323cm" svg:viewBox="0 0 52 28" svg:d="M52 27c0-1-1-2-1-3-4-7-8-14-14-18s-12-6-19-6c-5 0-10 2-15 5-2 2-3 4-3 7 0 2 2 5 5 8 4 2 9 4 15 6 6 1 13 2 20 2 4 0 8 0 12-1z">
            <text:p/>
          </draw:path>
          <draw:path draw:style-name="gr68" draw:text-style-name="P2" draw:layer="layout" svg:width="0.051cm" svg:height="0.027cm" svg:x="21.876cm" svg:y="11.323cm" svg:viewBox="0 0 52 28" svg:d="M52 27c0-1-1-2-1-3-4-7-8-14-14-18s-12-6-19-6c-5 0-10 2-15 5-2 2-3 4-3 7 0 2 2 5 5 8 4 2 9 4 15 6 6 1 13 2 20 2 4 0 8 0 12-1z">
            <text:p/>
          </draw:path>
        </draw:g>
        <draw:path draw:style-name="gr74" draw:text-style-name="P46" draw:layer="layout" svg:width="0.16cm" svg:height="0.099cm" svg:x="21.832cm" svg:y="11.332cm" svg:viewBox="0 0 161 100" svg:d="M0 0v33c21 14 44 27 69 37 29 13 60 23 92 30v-34c-33-8-64-18-94-31-24-10-46-22-67-35z">
          <text:p/>
        </draw:path>
        <draw:path draw:style-name="gr31" draw:text-style-name="P19" draw:layer="layout" svg:width="0.16cm" svg:height="0.074cm" svg:x="21.832cm" svg:y="11.339cm" svg:viewBox="0 0 161 75" svg:d="M0 8c21 15 44 27 69 38 29 13 60 22 92 29v-9c-33-7-64-18-94-30-24-11-46-23-67-36z">
          <text:p/>
        </draw:path>
        <draw:path draw:style-name="gr58" draw:text-style-name="P2" draw:layer="layout" svg:width="0.16cm" svg:height="0.099cm" svg:x="21.832cm" svg:y="11.331cm" svg:viewBox="0 0 161 100" svg:d="M0 0v33c21 14 44 27 69 37 29 13 60 23 92 30">
          <text:p/>
        </draw:path>
        <draw:path draw:style-name="gr57" draw:text-style-name="P2" draw:layer="layout" svg:width="0.16cm" svg:height="0.099cm" svg:x="21.832cm" svg:y="11.332cm" svg:viewBox="0 0 161 100" svg:d="M161 100v-34c-33-8-64-18-94-31-24-10-46-22-67-35">
          <text:p/>
        </draw:path>
        <draw:frame draw:style-name="gr61" draw:text-style-name="P2" draw:layer="layout" svg:width="0.936cm" svg:height="0.296cm" svg:x="21.566cm" svg:y="12.298cm">
          <draw:text-box>
            <text:p text:style-name="P3"><text:span text:style-name="T6">Middleware</text:span></text:p>
          </draw:text-box>
        </draw:frame>
        <draw:path draw:style-name="gr32" draw:text-style-name="P20" draw:layer="layout" svg:width="0.243cm" svg:height="0.196cm" svg:x="22.588cm" svg:y="14.075cm" svg:viewBox="0 0 244 197" svg:d="M0 183c17 9 37 14 56 14 14 0 28-2 41-7 23-8 45-18 67-30 22-13 43-27 63-44 5-3 9-7 12-12s5-10 5-16-2-11-5-16-7-9-12-12c-2-1-3-2-5-2l-91-58z">
          <text:p/>
        </draw:path>
        <draw:polygon draw:style-name="gr33" draw:text-style-name="P21" draw:layer="layout" svg:width="0.508cm" svg:height="0.711cm" svg:x="22.2cm" svg:y="13.547cm" svg:viewBox="0 0 509 712" draw:points="0,494 388,712 509,643 509,212 130,0 0,74">
          <text:p/>
        </draw:polygon>
        <draw:path draw:style-name="gr34" draw:text-style-name="P2" draw:layer="layout" svg:width="0.449cm" svg:height="0.59cm" svg:x="22.229cm" svg:y="13.639cm" svg:viewBox="0 0 450 591" svg:d="M0 0l359 201 91-51M359 201v390M0 63l359 201M0 130l359 202M0 198l359 201M0 266l359 202M0 333l359 202M184 442v47M53 368v45M119 339v46M184 310v46M53 236v46M119 207v46M53 103v47">
          <text:p/>
        </draw:path>
        <draw:polygon draw:style-name="gr35" draw:text-style-name="P2" draw:layer="layout" svg:width="0.508cm" svg:height="0.711cm" svg:x="22.2cm" svg:y="13.547cm" svg:viewBox="0 0 509 712" draw:points="0,494 388,712 509,643 509,212 130,0 0,74">
          <text:p/>
        </draw:polygon>
        <draw:g>
          <draw:path draw:style-name="gr20" draw:text-style-name="P13" draw:layer="layout" svg:width="0.508cm" svg:height="0.305cm" svg:x="20.828cm" svg:y="14.529cm" svg:viewBox="0 0 509 306" svg:d="M509 153c0 27-12 53-34 76-22 24-55 43-93 57-39 13-83 20-127 20-45 0-89-7-128-20-38-14-71-33-93-56-22-24-34-50-34-77s12-53 34-76c22-24 55-43 93-57 39-13 83-20 127-20 45 0 89 7 128 20 38 14 71 33 93 56 22 24 34 50 34 77z">
            <text:p/>
          </draw:path>
          <draw:path draw:style-name="gr21" draw:text-style-name="P2" draw:layer="layout" svg:width="0.508cm" svg:height="0.305cm" svg:x="20.828cm" svg:y="14.529cm" svg:viewBox="0 0 509 306" svg:d="M509 153c0 27-12 53-34 76-22 24-55 43-93 57-39 13-83 20-127 20-45 0-89-7-128-20-38-14-71-33-93-56-22-24-34-50-34-77s12-53 34-76c22-24 55-43 93-57 39-13 83-20 127-20 45 0 89 7 128 20 38 14 71 33 93 56 22 24 34 50 34 77z">
            <text:p/>
          </draw:path>
        </draw:g>
        <draw:g>
          <draw:polygon draw:style-name="gr22" draw:text-style-name="P14" draw:layer="layout" svg:width="0.174cm" svg:height="0.1cm" svg:x="21.082cm" svg:y="14.581cm" svg:viewBox="0 0 175 101" draw:points="175,72 175,0 51,0 102,29 0,88 21,101 124,41">
            <text:p/>
          </draw:polygon>
          <draw:polygon draw:style-name="gr23" draw:text-style-name="P2" draw:layer="layout" svg:width="0.174cm" svg:height="0.1cm" svg:x="21.082cm" svg:y="14.581cm" svg:viewBox="0 0 175 101" draw:points="175,72 175,0 51,0 102,29 0,88 21,101 124,41">
            <text:p/>
          </draw:polygon>
        </draw:g>
        <draw:g>
          <draw:polygon draw:style-name="gr22" draw:text-style-name="P14" draw:layer="layout" svg:width="0.185cm" svg:height="0.107cm" svg:x="20.897cm" svg:y="14.575cm" svg:viewBox="0 0 186 108" draw:points="186,36 175,102 62,108 113,78 0,12 21,0 135,65">
            <text:p/>
          </draw:polygon>
          <draw:polygon draw:style-name="gr23" draw:text-style-name="P2" draw:layer="layout" svg:width="0.185cm" svg:height="0.107cm" svg:x="20.897cm" svg:y="14.575cm" svg:viewBox="0 0 186 108" draw:points="186,36 175,102 62,108 113,78 0,12 21,0 135,65">
            <text:p/>
          </draw:polygon>
        </draw:g>
        <draw:g>
          <draw:polygon draw:style-name="gr22" draw:text-style-name="P14" draw:layer="layout" svg:width="0.185cm" svg:height="0.107cm" svg:x="21.082cm" svg:y="14.681cm" svg:viewBox="0 0 186 108" draw:points="0,72 10,6 124,0 73,30 186,95 164,108 51,42">
            <text:p/>
          </draw:polygon>
          <draw:polygon draw:style-name="gr23" draw:text-style-name="P2" draw:layer="layout" svg:width="0.185cm" svg:height="0.107cm" svg:x="21.082cm" svg:y="14.681cm" svg:viewBox="0 0 186 108" draw:points="0,72 10,6 124,0 73,30 186,95 164,108 51,42">
            <text:p/>
          </draw:polygon>
        </draw:g>
        <draw:g>
          <draw:polygon draw:style-name="gr22" draw:text-style-name="P14" draw:layer="layout" svg:width="0.174cm" svg:height="0.1cm" svg:x="20.908cm" svg:y="14.681cm" svg:viewBox="0 0 175 101" draw:points="0,29 0,101 124,101 73,72 175,12 153,0 51,59">
            <text:p/>
          </draw:polygon>
          <draw:polygon draw:style-name="gr23" draw:text-style-name="P2" draw:layer="layout" svg:width="0.174cm" svg:height="0.1cm" svg:x="20.908cm" svg:y="14.681cm" svg:viewBox="0 0 175 101" draw:points="0,29 0,101 124,101 73,72 175,12 153,0 51,59">
            <text:p/>
          </draw:polygon>
        </draw:g>
        <draw:g>
          <draw:path draw:style-name="gr24" draw:text-style-name="P15" draw:layer="layout" svg:width="0.508cm" svg:height="0.356cm" svg:x="20.828cm" svg:y="14.681cm" svg:viewBox="0 0 509 357" svg:d="M0 0v204c0 27 12 53 34 77 22 23 55 42 93 56 39 13 83 20 128 20 44 0 88-7 127-20 38-14 71-33 93-56 22-24 34-50 34-77v-204c0 27-12 53-34 77-22 23-55 42-93 56-39 13-83 20-127 20-45 0-89-7-128-20-38-14-71-33-93-56-22-24-34-50-34-77z">
            <text:p/>
          </draw:path>
          <draw:path draw:style-name="gr25" draw:text-style-name="P2" draw:layer="layout" svg:width="0.508cm" svg:height="0.356cm" svg:x="20.828cm" svg:y="14.681cm" svg:viewBox="0 0 509 357" svg:d="M0 0v204c0 27 12 53 34 77 22 23 55 42 93 56 39 13 83 20 128 20 44 0 88-7 127-20 38-14 71-33 93-56 22-24 34-50 34-77v-204c0 27-12 53-34 77-22 23-55 42-93 56-39 13-83 20-127 20-45 0-89-7-128-20-38-14-71-33-93-56-22-24-34-50-34-77z">
            <text:p/>
          </draw:path>
        </draw:g>
        <draw:path draw:style-name="gr26" draw:text-style-name="P2" draw:layer="layout" svg:width="0.508cm" svg:height="0.508cm" svg:x="20.828cm" svg:y="14.529cm" svg:viewBox="0 0 509 509" svg:d="M509 152c0-26-12-53-34-76s-55-42-93-56c-39-13-83-20-128-20-44 0-88 7-127 20-38 14-71 33-93 56s-34 50-34 76v204c0 27 12 53 34 76s55 43 93 56c39 14 83 21 128 21 44 0 88-7 127-21 38-13 71-33 93-56s34-49 34-76z">
          <text:p/>
        </draw:path>
        <draw:g>
          <draw:polygon draw:style-name="gr20" draw:text-style-name="P13" draw:layer="layout" svg:width="0.508cm" svg:height="0.335cm" svg:x="15.773cm" svg:y="11.582cm" svg:viewBox="0 0 509 336" draw:points="254,336 509,167 254,0 0,167">
            <text:p/>
          </draw:polygon>
          <draw:polygon draw:style-name="gr21" draw:text-style-name="P2" draw:layer="layout" svg:width="0.508cm" svg:height="0.335cm" svg:x="15.773cm" svg:y="11.582cm" svg:viewBox="0 0 509 336" draw:points="254,336 509,167 254,0 0,167">
            <text:p/>
          </draw:polygon>
        </draw:g>
        <draw:g>
          <draw:polygon draw:style-name="gr36" draw:text-style-name="P22" draw:layer="layout" svg:width="0.254cm" svg:height="0.34cm" svg:x="16.027cm" svg:y="11.75cm" svg:viewBox="0 0 255 341" draw:points="0,341 255,173 255,0 0,167">
            <text:p/>
          </draw:polygon>
          <draw:polygon draw:style-name="gr21" draw:text-style-name="P2" draw:layer="layout" svg:width="0.254cm" svg:height="0.34cm" svg:x="16.027cm" svg:y="11.75cm" svg:viewBox="0 0 255 341" draw:points="0,341 255,173 255,0 0,167">
            <text:p/>
          </draw:polygon>
        </draw:g>
        <draw:g>
          <draw:polygon draw:style-name="gr37" draw:text-style-name="P23" draw:layer="layout" svg:width="0.254cm" svg:height="0.34cm" svg:x="15.773cm" svg:y="11.75cm" svg:viewBox="0 0 255 341" draw:points="0,173 255,341 255,167 0,0">
            <text:p/>
          </draw:polygon>
          <draw:polygon draw:style-name="gr25" draw:text-style-name="P2" draw:layer="layout" svg:width="0.254cm" svg:height="0.34cm" svg:x="15.773cm" svg:y="11.75cm" svg:viewBox="0 0 255 341" draw:points="0,173 255,341 255,167 0,0">
            <text:p/>
          </draw:polygon>
        </draw:g>
        <draw:polygon draw:style-name="gr26" draw:text-style-name="P2" draw:layer="layout" svg:width="0.508cm" svg:height="0.508cm" svg:x="15.773cm" svg:y="11.582cm" svg:viewBox="0 0 509 509" draw:points="0,168 0,341 254,509 509,341 509,168 254,0">
          <text:p/>
        </draw:polygon>
        <draw:g>
          <draw:polygon draw:style-name="gr22" draw:text-style-name="P14" draw:layer="layout" svg:width="0.123cm" svg:height="0.081cm" svg:x="16.044cm" svg:y="11.729cm" svg:viewBox="0 0 124 82" draw:points="124,27 116,77 41,82 75,60 0,9 14,0 90,50">
            <text:p/>
          </draw:polygon>
          <draw:polygon draw:style-name="gr23" draw:text-style-name="P2" draw:layer="layout" svg:width="0.123cm" svg:height="0.081cm" svg:x="16.044cm" svg:y="11.729cm" svg:viewBox="0 0 124 82" draw:points="124,27 116,77 41,82 75,60 0,9 14,0 90,50">
            <text:p/>
          </draw:polygon>
        </draw:g>
        <draw:g>
          <draw:polygon draw:style-name="gr22" draw:text-style-name="P14" draw:layer="layout" svg:width="0.123cm" svg:height="0.081cm" svg:x="15.989cm" svg:y="11.623cm" svg:viewBox="0 0 124 82" draw:points="0,55 7,4 83,0 48,22 124,72 109,82 33,31">
            <text:p/>
          </draw:polygon>
          <draw:polygon draw:style-name="gr23" draw:text-style-name="P2" draw:layer="layout" svg:width="0.123cm" svg:height="0.081cm" svg:x="15.989cm" svg:y="11.623cm" svg:viewBox="0 0 124 82" draw:points="0,55 7,4 83,0 48,22 124,72 109,82 33,31">
            <text:p/>
          </draw:polygon>
        </draw:g>
        <draw:g>
          <draw:polygon draw:style-name="gr22" draw:text-style-name="P14" draw:layer="layout" svg:width="0.123cm" svg:height="0.081cm" svg:x="15.943cm" svg:y="11.796cm" svg:viewBox="0 0 124 82" draw:points="124,27 116,77 41,82 75,60 0,9 14,0 90,50">
            <text:p/>
          </draw:polygon>
          <draw:polygon draw:style-name="gr23" draw:text-style-name="P2" draw:layer="layout" svg:width="0.123cm" svg:height="0.081cm" svg:x="15.943cm" svg:y="11.796cm" svg:viewBox="0 0 124 82" draw:points="124,27 116,77 41,82 75,60 0,9 14,0 90,50">
            <text:p/>
          </draw:polygon>
        </draw:g>
        <draw:g>
          <draw:polygon draw:style-name="gr22" draw:text-style-name="P14" draw:layer="layout" svg:width="0.123cm" svg:height="0.081cm" svg:x="15.887cm" svg:y="11.69cm" svg:viewBox="0 0 124 82" draw:points="0,55 7,4 83,0 48,22 124,72 109,82 33,31">
            <text:p/>
          </draw:polygon>
          <draw:polygon draw:style-name="gr23" draw:text-style-name="P2" draw:layer="layout" svg:width="0.123cm" svg:height="0.081cm" svg:x="15.887cm" svg:y="11.69cm" svg:viewBox="0 0 124 82" draw:points="0,55 7,4 83,0 48,22 124,72 109,82 33,31">
            <text:p/>
          </draw:polygon>
        </draw:g>
        <draw:line draw:style-name="gr38" draw:text-style-name="P2" draw:layer="layout" svg:x1="22.938cm" svg:y1="4.007cm" svg:x2="22.938cm" svg:y2="3.078cm">
          <text:p/>
        </draw:line>
        <draw:polygon draw:style-name="gr39" draw:text-style-name="P24" draw:layer="layout" svg:width="0.466cm" svg:height="0.449cm" svg:x="22.662cm" svg:y="3.739cm" svg:viewBox="0 0 467 450" draw:points="467,330 0,0 0,122 467,450">
          <text:p/>
        </draw:polygon>
        <draw:polygon draw:style-name="gr40" draw:text-style-name="P25" draw:layer="layout" svg:width="0.494cm" svg:height="0.468cm" svg:x="23.128cm" svg:y="3.721cm" svg:viewBox="0 0 495 469" draw:points="495,0 0,349 0,469 495,122">
          <text:p/>
        </draw:polygon>
        <draw:polygon draw:style-name="gr41" draw:text-style-name="P26" draw:layer="layout" svg:width="0.96cm" svg:height="0.677cm" svg:x="22.662cm" svg:y="3.391cm" svg:viewBox="0 0 961 678" draw:points="466,678 0,349 494,0 961,329">
          <text:p/>
        </draw:polygon>
        <draw:polygon draw:style-name="gr42" draw:text-style-name="P27" draw:layer="layout" svg:width="0.491cm" svg:height="0.517cm" svg:x="22.89cm" svg:y="3.382cm" svg:viewBox="0 0 492 518" draw:points="492,0 0,349 0,518 492,169">
          <text:p/>
        </draw:polygon>
        <draw:polygon draw:style-name="gr39" draw:text-style-name="P24" draw:layer="layout" svg:width="0.284cm" svg:height="0.372cm" svg:x="22.606cm" svg:y="3.528cm" svg:viewBox="0 0 285 373" draw:points="285,203 0,0 0,172 285,373">
          <text:p/>
        </draw:polygon>
        <draw:polygon draw:style-name="gr41" draw:text-style-name="P26" draw:layer="layout" svg:width="0.776cm" svg:height="0.55cm" svg:x="22.606cm" svg:y="3.18cm" svg:viewBox="0 0 777 551" draw:points="284,551 0,349 492,0 777,202">
          <text:p/>
        </draw:polygon>
        <draw:polygon draw:style-name="gr42" draw:text-style-name="P27" draw:layer="layout" svg:width="0.491cm" svg:height="0.517cm" svg:x="22.89cm" svg:y="3.168cm" svg:viewBox="0 0 492 518" draw:points="492,0 0,349 0,518 492,171">
          <text:p/>
        </draw:polygon>
        <draw:polygon draw:style-name="gr39" draw:text-style-name="P24" draw:layer="layout" svg:width="0.284cm" svg:height="0.372cm" svg:x="22.606cm" svg:y="3.314cm" svg:viewBox="0 0 285 373" draw:points="285,203 0,0 0,172 285,373">
          <text:p/>
        </draw:polygon>
        <draw:polygon draw:style-name="gr41" draw:text-style-name="P26" draw:layer="layout" svg:width="0.776cm" svg:height="0.55cm" svg:x="22.606cm" svg:y="2.966cm" svg:viewBox="0 0 777 551" draw:points="284,551 0,349 492,0 777,202">
          <text:p/>
        </draw:polygon>
        <draw:polygon draw:style-name="gr42" draw:text-style-name="P27" draw:layer="layout" svg:width="0.491cm" svg:height="0.52cm" svg:x="22.89cm" svg:y="2.954cm" svg:viewBox="0 0 492 521" draw:points="492,0 0,349 0,521 492,172">
          <text:p/>
        </draw:polygon>
        <draw:polygon draw:style-name="gr39" draw:text-style-name="P24" draw:layer="layout" svg:width="0.284cm" svg:height="0.372cm" svg:x="22.606cm" svg:y="3.102cm" svg:viewBox="0 0 285 373" draw:points="285,200 0,0 0,170 285,373">
          <text:p/>
        </draw:polygon>
        <draw:polygon draw:style-name="gr41" draw:text-style-name="P26" draw:layer="layout" svg:width="0.776cm" svg:height="0.548cm" svg:x="22.606cm" svg:y="2.754cm" svg:viewBox="0 0 777 549" draw:points="284,549 0,349 492,0 777,199">
          <text:p/>
        </draw:polygon>
        <draw:polygon draw:style-name="gr42" draw:text-style-name="P27" draw:layer="layout" svg:width="0.491cm" svg:height="0.52cm" svg:x="22.89cm" svg:y="2.74cm" svg:viewBox="0 0 492 521" draw:points="492,0 0,349 0,521 492,172">
          <text:p/>
        </draw:polygon>
        <draw:polygon draw:style-name="gr39" draw:text-style-name="P24" draw:layer="layout" svg:width="0.284cm" svg:height="0.372cm" svg:x="22.606cm" svg:y="2.888cm" svg:viewBox="0 0 285 373" draw:points="285,200 0,0 0,170 285,373">
          <text:p/>
        </draw:polygon>
        <draw:polygon draw:style-name="gr42" draw:text-style-name="P27" draw:layer="layout" svg:width="0.24cm" svg:height="0.981cm" svg:x="23.316cm" svg:y="2.787cm" svg:viewBox="0 0 241 982" draw:points="0,0 241,169 241,982 0,815">
          <text:p/>
        </draw:polygon>
        <draw:polygon draw:style-name="gr40" draw:text-style-name="P25" draw:layer="layout" svg:width="0.066cm" svg:height="0.859cm" svg:x="23.556cm" svg:y="2.909cm" svg:viewBox="0 0 67 860" draw:points="0,47 67,0 67,813 0,860">
          <text:p/>
        </draw:polygon>
        <draw:polygon draw:style-name="gr41" draw:text-style-name="P26" draw:layer="layout" svg:width="1.016cm" svg:height="0.55cm" svg:x="22.606cm" svg:y="2.54cm" svg:viewBox="0 0 1017 551" draw:points="1017,370 492,0 0,349 285,551 711,246 952,417">
          <text:p/>
        </draw:polygon>
        <draw:polygon draw:style-name="gr39" draw:text-style-name="P24" draw:layer="layout" svg:width="0.47cm" svg:height="0.355cm" svg:x="22.935cm" svg:y="3.598cm" svg:viewBox="0 0 471 356" draw:points="471,0 0,134 0,304 124,356 264,356 389,304 433,264 459,219 469,169 471,169">
          <text:p/>
        </draw:polygon>
        <draw:polygon draw:style-name="gr41" draw:text-style-name="P26" draw:layer="layout" svg:width="0.461cm" svg:height="0.325cm" svg:x="22.935cm" svg:y="3.457cm" svg:viewBox="0 0 462 326" draw:points="390,0 0,277 125,326 264,326 390,277 462,186 462,88">
          <text:p/>
        </draw:polygon>
        <draw:polygon draw:style-name="gr39" draw:text-style-name="P24" draw:layer="layout" svg:width="0.47cm" svg:height="0.355cm" svg:x="22.935cm" svg:y="3.384cm" svg:viewBox="0 0 471 356" draw:points="471,0 0,134 0,304 124,356 264,356 389,304 433,264 459,219 469,169 471,169">
          <text:p/>
        </draw:polygon>
        <draw:polygon draw:style-name="gr41" draw:text-style-name="P26" draw:layer="layout" svg:width="0.461cm" svg:height="0.325cm" svg:x="22.935cm" svg:y="3.243cm" svg:viewBox="0 0 462 326" draw:points="390,0 0,277 125,326 264,326 390,277 462,189 462,90">
          <text:p/>
        </draw:polygon>
        <draw:polygon draw:style-name="gr39" draw:text-style-name="P24" draw:layer="layout" svg:width="0.47cm" svg:height="0.355cm" svg:x="22.935cm" svg:y="3.17cm" svg:viewBox="0 0 471 356" draw:points="471,0 0,134 0,306 124,356 264,356 389,306 433,264 459,219 469,169 471,169">
          <text:p/>
        </draw:polygon>
        <draw:polygon draw:style-name="gr41" draw:text-style-name="P26" draw:layer="layout" svg:width="0.461cm" svg:height="0.327cm" svg:x="22.935cm" svg:y="3.029cm" svg:viewBox="0 0 462 328" draw:points="390,0 0,277 125,328 264,328 390,277 462,189 462,90">
          <text:p/>
        </draw:polygon>
        <draw:polygon draw:style-name="gr39" draw:text-style-name="P24" draw:layer="layout" svg:width="0.47cm" svg:height="0.355cm" svg:x="22.935cm" svg:y="2.956cm" svg:viewBox="0 0 471 356" draw:points="471,0 0,134 0,306 124,356 264,356 389,306 433,264 459,219 469,171 471,171">
          <text:p/>
        </draw:polygon>
        <draw:polygon draw:style-name="gr41" draw:text-style-name="P26" draw:layer="layout" svg:width="0.461cm" svg:height="0.325cm" svg:x="22.935cm" svg:y="2.818cm" svg:viewBox="0 0 462 326" draw:points="390,0 0,274 125,326 264,326 390,274 462,186 462,88">
          <text:p/>
        </draw:polygon>
        <draw:line draw:style-name="gr38" draw:text-style-name="P2" draw:layer="layout" svg:x1="25.097cm" svg:y1="5.28cm" svg:x2="25.097cm" svg:y2="4.351cm">
          <text:p/>
        </draw:line>
        <draw:polygon draw:style-name="gr39" draw:text-style-name="P24" draw:layer="layout" svg:width="0.466cm" svg:height="0.449cm" svg:x="24.821cm" svg:y="5.012cm" svg:viewBox="0 0 467 450" draw:points="467,330 0,0 0,122 467,450">
          <text:p/>
        </draw:polygon>
        <draw:polygon draw:style-name="gr40" draw:text-style-name="P25" draw:layer="layout" svg:width="0.494cm" svg:height="0.468cm" svg:x="25.287cm" svg:y="4.993cm" svg:viewBox="0 0 495 469" draw:points="495,0 0,349 0,469 495,122">
          <text:p/>
        </draw:polygon>
        <draw:polygon draw:style-name="gr41" draw:text-style-name="P26" draw:layer="layout" svg:width="0.96cm" svg:height="0.677cm" svg:x="24.821cm" svg:y="4.664cm" svg:viewBox="0 0 961 678" draw:points="466,678 0,349 494,0 961,329">
          <text:p/>
        </draw:polygon>
        <draw:polygon draw:style-name="gr42" draw:text-style-name="P27" draw:layer="layout" svg:width="0.491cm" svg:height="0.517cm" svg:x="25.049cm" svg:y="4.654cm" svg:viewBox="0 0 492 518" draw:points="492,0 0,349 0,518 492,169">
          <text:p/>
        </draw:polygon>
        <draw:polygon draw:style-name="gr39" draw:text-style-name="P24" draw:layer="layout" svg:width="0.284cm" svg:height="0.372cm" svg:x="24.765cm" svg:y="4.8cm" svg:viewBox="0 0 285 373" draw:points="285,203 0,0 0,172 285,373">
          <text:p/>
        </draw:polygon>
        <draw:polygon draw:style-name="gr41" draw:text-style-name="P26" draw:layer="layout" svg:width="0.776cm" svg:height="0.55cm" svg:x="24.765cm" svg:y="4.452cm" svg:viewBox="0 0 777 551" draw:points="284,551 0,349 492,0 777,202">
          <text:p/>
        </draw:polygon>
        <draw:polygon draw:style-name="gr42" draw:text-style-name="P27" draw:layer="layout" svg:width="0.491cm" svg:height="0.517cm" svg:x="25.049cm" svg:y="4.44cm" svg:viewBox="0 0 492 518" draw:points="492,0 0,349 0,518 492,171">
          <text:p/>
        </draw:polygon>
        <draw:polygon draw:style-name="gr39" draw:text-style-name="P24" draw:layer="layout" svg:width="0.284cm" svg:height="0.372cm" svg:x="24.765cm" svg:y="4.586cm" svg:viewBox="0 0 285 373" draw:points="285,203 0,0 0,172 285,373">
          <text:p/>
        </draw:polygon>
        <draw:polygon draw:style-name="gr41" draw:text-style-name="P26" draw:layer="layout" svg:width="0.776cm" svg:height="0.55cm" svg:x="24.765cm" svg:y="4.238cm" svg:viewBox="0 0 777 551" draw:points="284,551 0,349 492,0 777,202">
          <text:p/>
        </draw:polygon>
        <draw:polygon draw:style-name="gr42" draw:text-style-name="P27" draw:layer="layout" svg:width="0.491cm" svg:height="0.52cm" svg:x="25.049cm" svg:y="4.226cm" svg:viewBox="0 0 492 521" draw:points="492,0 0,349 0,521 492,172">
          <text:p/>
        </draw:polygon>
        <draw:polygon draw:style-name="gr39" draw:text-style-name="P24" draw:layer="layout" svg:width="0.284cm" svg:height="0.372cm" svg:x="24.765cm" svg:y="4.374cm" svg:viewBox="0 0 285 373" draw:points="285,200 0,0 0,170 285,373">
          <text:p/>
        </draw:polygon>
        <draw:polygon draw:style-name="gr41" draw:text-style-name="P26" draw:layer="layout" svg:width="0.776cm" svg:height="0.548cm" svg:x="24.765cm" svg:y="4.026cm" svg:viewBox="0 0 777 549" draw:points="284,549 0,349 492,0 777,199">
          <text:p/>
        </draw:polygon>
        <draw:polygon draw:style-name="gr42" draw:text-style-name="P27" draw:layer="layout" svg:width="0.491cm" svg:height="0.52cm" svg:x="25.049cm" svg:y="4.012cm" svg:viewBox="0 0 492 521" draw:points="492,0 0,349 0,521 492,172">
          <text:p/>
        </draw:polygon>
        <draw:polygon draw:style-name="gr39" draw:text-style-name="P24" draw:layer="layout" svg:width="0.284cm" svg:height="0.372cm" svg:x="24.765cm" svg:y="4.16cm" svg:viewBox="0 0 285 373" draw:points="285,200 0,0 0,170 285,373">
          <text:p/>
        </draw:polygon>
        <draw:polygon draw:style-name="gr42" draw:text-style-name="P27" draw:layer="layout" svg:width="0.24cm" svg:height="0.981cm" svg:x="25.475cm" svg:y="4.059cm" svg:viewBox="0 0 241 982" draw:points="0,0 241,169 241,982 0,815">
          <text:p/>
        </draw:polygon>
        <draw:polygon draw:style-name="gr40" draw:text-style-name="P25" draw:layer="layout" svg:width="0.066cm" svg:height="0.859cm" svg:x="25.715cm" svg:y="4.182cm" svg:viewBox="0 0 67 860" draw:points="0,47 67,0 67,813 0,860">
          <text:p/>
        </draw:polygon>
        <draw:polygon draw:style-name="gr41" draw:text-style-name="P26" draw:layer="layout" svg:width="1.016cm" svg:height="0.55cm" svg:x="24.765cm" svg:y="3.812cm" svg:viewBox="0 0 1017 551" draw:points="1017,370 492,0 0,349 285,551 711,246 952,417">
          <text:p/>
        </draw:polygon>
        <draw:polygon draw:style-name="gr39" draw:text-style-name="P24" draw:layer="layout" svg:width="0.47cm" svg:height="0.355cm" svg:x="25.094cm" svg:y="4.871cm" svg:viewBox="0 0 471 356" draw:points="471,0 0,134 0,304 124,356 264,356 389,304 433,264 459,219 469,169 471,169">
          <text:p/>
        </draw:polygon>
        <draw:polygon draw:style-name="gr41" draw:text-style-name="P26" draw:layer="layout" svg:width="0.461cm" svg:height="0.325cm" svg:x="25.094cm" svg:y="4.729cm" svg:viewBox="0 0 462 326" draw:points="390,0 0,277 125,326 264,326 390,277 462,186 462,88">
          <text:p/>
        </draw:polygon>
        <draw:polygon draw:style-name="gr39" draw:text-style-name="P24" draw:layer="layout" svg:width="0.47cm" svg:height="0.355cm" svg:x="25.094cm" svg:y="4.657cm" svg:viewBox="0 0 471 356" draw:points="471,0 0,134 0,304 124,356 264,356 389,304 433,264 459,219 469,169 471,169">
          <text:p/>
        </draw:polygon>
        <draw:polygon draw:style-name="gr41" draw:text-style-name="P26" draw:layer="layout" svg:width="0.461cm" svg:height="0.325cm" svg:x="25.094cm" svg:y="4.516cm" svg:viewBox="0 0 462 326" draw:points="390,0 0,277 125,326 264,326 390,277 462,189 462,90">
          <text:p/>
        </draw:polygon>
        <draw:polygon draw:style-name="gr39" draw:text-style-name="P24" draw:layer="layout" svg:width="0.47cm" svg:height="0.355cm" svg:x="25.094cm" svg:y="4.443cm" svg:viewBox="0 0 471 356" draw:points="471,0 0,134 0,306 124,356 264,356 389,306 433,264 459,219 469,169 471,169">
          <text:p/>
        </draw:polygon>
        <draw:polygon draw:style-name="gr41" draw:text-style-name="P26" draw:layer="layout" svg:width="0.461cm" svg:height="0.327cm" svg:x="25.094cm" svg:y="4.301cm" svg:viewBox="0 0 462 328" draw:points="390,0 0,277 125,328 264,328 390,277 462,189 462,90">
          <text:p/>
        </draw:polygon>
        <draw:polygon draw:style-name="gr39" draw:text-style-name="P24" draw:layer="layout" svg:width="0.47cm" svg:height="0.355cm" svg:x="25.094cm" svg:y="4.229cm" svg:viewBox="0 0 471 356" draw:points="471,0 0,134 0,306 124,356 264,356 389,306 433,264 459,219 469,171 471,171">
          <text:p/>
        </draw:polygon>
        <draw:polygon draw:style-name="gr41" draw:text-style-name="P26" draw:layer="layout" svg:width="0.461cm" svg:height="0.325cm" svg:x="25.094cm" svg:y="4.09cm" svg:viewBox="0 0 462 326" draw:points="390,0 0,274 125,326 264,326 390,274 462,186 462,88">
          <text:p/>
        </draw:polygon>
        <draw:polygon draw:style-name="gr99" draw:text-style-name="P57" draw:layer="layout" svg:width="0.762cm" svg:height="0.537cm" svg:x="21.336cm" svg:y="2.285cm" svg:viewBox="0 0 763 538" draw:points="0,270 380,538 763,268 381,0">
          <text:p/>
        </draw:polygon>
        <draw:polygon draw:style-name="gr42" draw:text-style-name="P27" draw:layer="layout" svg:width="0.38cm" svg:height="0.748cm" svg:x="21.336cm" svg:y="2.554cm" svg:viewBox="0 0 381 749" draw:points="381,749 0,480 0,0 381,268">
          <text:p/>
        </draw:polygon>
        <draw:polygon draw:style-name="gr99" draw:text-style-name="P57" draw:layer="layout" svg:width="0.143cm" svg:height="0.142cm" svg:x="21.371cm" svg:y="2.644cm" svg:viewBox="0 0 144 143" draw:points="144,143 0,41 0,0 144,101">
          <text:p/>
        </draw:polygon>
        <draw:polygon draw:style-name="gr99" draw:text-style-name="P57" draw:layer="layout" svg:width="0.116cm" svg:height="0.161cm" svg:x="21.566cm" svg:y="2.781cm" svg:viewBox="0 0 117 162" draw:points="117,162 0,81 0,0 117,82">
          <text:p/>
        </draw:polygon>
        <draw:polygon draw:style-name="gr31" draw:text-style-name="P19" draw:layer="layout" svg:width="0.104cm" svg:height="0.088cm" svg:x="21.389cm" svg:y="2.67cm" svg:viewBox="0 0 105 89" draw:points="0,16 105,89 105,75 0,0">
          <text:p/>
        </draw:polygon>
        <draw:polygon draw:style-name="gr100" draw:text-style-name="P58" draw:layer="layout" svg:width="0.016cm" svg:height="0.312cm" svg:x="21.433cm" svg:y="2.752cm" svg:viewBox="0 0 17 313" draw:points="0,0 0,301 17,313 17,10">
          <text:p/>
        </draw:polygon>
        <draw:polyline draw:style-name="gr101" draw:text-style-name="P2" draw:layer="layout" svg:width="0.013cm" svg:height="0.007cm" svg:x="21.598cm" svg:y="2.854cm" svg:viewBox="0 0 14 8" draw:points="14,0 12,6 8,8 0,5">
          <text:p/>
        </draw:polyline>
        <draw:polyline draw:style-name="gr101" draw:text-style-name="P2" draw:layer="layout" svg:width="0.015cm" svg:height="0.023cm" svg:x="21.583cm" svg:y="2.835cm" svg:viewBox="0 0 16 24" draw:points="16,24 8,17 1,7 0,0">
          <text:p/>
        </draw:polyline>
        <draw:polyline draw:style-name="gr101" draw:text-style-name="P2" draw:layer="layout" svg:width="0.015cm" svg:height="0.007cm" svg:x="21.583cm" svg:y="2.828cm" svg:viewBox="0 0 16 8" draw:points="0,8 1,1 8,0 16,2">
          <text:p/>
        </draw:polyline>
        <draw:polyline draw:style-name="gr101" draw:text-style-name="P2" draw:layer="layout" svg:width="0.013cm" svg:height="0.023cm" svg:x="21.598cm" svg:y="2.831cm" svg:viewBox="0 0 14 24" draw:points="0,0 8,7 12,15 14,24">
          <text:p/>
        </draw:polyline>
        <draw:polyline draw:style-name="gr101" draw:text-style-name="P2" draw:layer="layout" svg:width="0.013cm" svg:height="0.007cm" svg:x="21.649cm" svg:y="2.891cm" svg:viewBox="0 0 14 8" draw:points="14,0 12,6 8,8 0,5">
          <text:p/>
        </draw:polyline>
        <draw:polyline draw:style-name="gr101" draw:text-style-name="P2" draw:layer="layout" svg:width="0.015cm" svg:height="0.023cm" svg:x="21.634cm" svg:y="2.872cm" svg:viewBox="0 0 16 24" draw:points="16,24 8,17 2,7 0,0">
          <text:p/>
        </draw:polyline>
        <draw:polyline draw:style-name="gr101" draw:text-style-name="P2" draw:layer="layout" svg:width="0.015cm" svg:height="0.007cm" svg:x="21.634cm" svg:y="2.865cm" svg:viewBox="0 0 16 8" draw:points="0,8 2,1 8,0 16,2">
          <text:p/>
        </draw:polyline>
        <draw:polyline draw:style-name="gr101" draw:text-style-name="P2" draw:layer="layout" svg:width="0.013cm" svg:height="0.023cm" svg:x="21.649cm" svg:y="2.868cm" svg:viewBox="0 0 14 24" draw:points="0,0 8,5 12,15 14,24">
          <text:p/>
        </draw:polyline>
        <draw:polygon draw:style-name="gr99" draw:text-style-name="P57" draw:layer="layout" svg:width="0.116cm" svg:height="0.161cm" svg:x="21.566cm" svg:y="2.909cm" svg:viewBox="0 0 117 162" draw:points="117,162 0,79 0,0 117,81">
          <text:p/>
        </draw:polygon>
        <draw:polyline draw:style-name="gr101" draw:text-style-name="P2" draw:layer="layout" svg:width="0.013cm" svg:height="0.007cm" svg:x="21.598cm" svg:y="2.98cm" svg:viewBox="0 0 14 8" draw:points="14,0 12,6 8,8 0,5">
          <text:p/>
        </draw:polyline>
        <draw:polyline draw:style-name="gr101" draw:text-style-name="P2" draw:layer="layout" svg:width="0.015cm" svg:height="0.023cm" svg:x="21.583cm" svg:y="2.961cm" svg:viewBox="0 0 16 24" draw:points="16,24 8,18 1,8 0,0">
          <text:p/>
        </draw:polyline>
        <draw:polyline draw:style-name="gr101" draw:text-style-name="P2" draw:layer="layout" svg:width="0.015cm" svg:height="0.007cm" svg:x="21.583cm" svg:y="2.954cm" svg:viewBox="0 0 16 8" draw:points="0,8 1,1 8,0 16,2">
          <text:p/>
        </draw:polyline>
        <draw:polyline draw:style-name="gr101" draw:text-style-name="P2" draw:layer="layout" svg:width="0.013cm" svg:height="0.023cm" svg:x="21.598cm" svg:y="2.957cm" svg:viewBox="0 0 14 24" draw:points="0,0 8,7 12,17 14,24">
          <text:p/>
        </draw:polyline>
        <draw:polyline draw:style-name="gr101" draw:text-style-name="P2" draw:layer="layout" svg:width="0.013cm" svg:height="0.007cm" svg:x="21.649cm" svg:y="3.017cm" svg:viewBox="0 0 14 8" draw:points="14,0 12,6 8,8 0,5">
          <text:p/>
        </draw:polyline>
        <draw:polyline draw:style-name="gr101" draw:text-style-name="P2" draw:layer="layout" svg:width="0.015cm" svg:height="0.023cm" svg:x="21.634cm" svg:y="2.998cm" svg:viewBox="0 0 16 24" draw:points="16,24 8,17 2,8 0,0">
          <text:p/>
        </draw:polyline>
        <draw:polyline draw:style-name="gr101" draw:text-style-name="P2" draw:layer="layout" svg:width="0.015cm" svg:height="0.007cm" svg:x="21.634cm" svg:y="2.99cm" svg:viewBox="0 0 16 8" draw:points="0,8 2,1 8,0 16,2">
          <text:p/>
        </draw:polyline>
        <draw:polyline draw:style-name="gr101" draw:text-style-name="P2" draw:layer="layout" svg:width="0.013cm" svg:height="0.023cm" svg:x="21.649cm" svg:y="2.993cm" svg:viewBox="0 0 14 24" draw:points="0,0 8,7 12,17 14,24">
          <text:p/>
        </draw:polyline>
        <draw:polygon draw:style-name="gr99" draw:text-style-name="P57" draw:layer="layout" svg:width="0.116cm" svg:height="0.161cm" svg:x="21.566cm" svg:y="3.034cm" svg:viewBox="0 0 117 162" draw:points="117,162 0,79 0,0 117,81">
          <text:p/>
        </draw:polygon>
        <draw:polyline draw:style-name="gr101" draw:text-style-name="P2" draw:layer="layout" svg:width="0.013cm" svg:height="0.007cm" svg:x="21.598cm" svg:y="3.107cm" svg:viewBox="0 0 14 8" draw:points="14,0 12,6 8,8 0,5">
          <text:p/>
        </draw:polyline>
        <draw:polyline draw:style-name="gr101" draw:text-style-name="P2" draw:layer="layout" svg:width="0.015cm" svg:height="0.025cm" svg:x="21.583cm" svg:y="3.087cm" svg:viewBox="0 0 16 26" draw:points="16,26 8,18 1,9 0,0">
          <text:p/>
        </draw:polyline>
        <draw:polyline draw:style-name="gr101" draw:text-style-name="P2" draw:layer="layout" svg:width="0.015cm" svg:height="0.007cm" svg:x="21.583cm" svg:y="3.08cm" svg:viewBox="0 0 16 8" draw:points="0,8 1,1 8,0 16,2">
          <text:p/>
        </draw:polyline>
        <draw:polyline draw:style-name="gr101" draw:text-style-name="P2" draw:layer="layout" svg:width="0.013cm" svg:height="0.025cm" svg:x="21.598cm" svg:y="3.083cm" svg:viewBox="0 0 14 26" draw:points="0,0 8,8 12,17 14,26">
          <text:p/>
        </draw:polyline>
        <draw:polyline draw:style-name="gr101" draw:text-style-name="P2" draw:layer="layout" svg:width="0.013cm" svg:height="0.006cm" svg:x="21.649cm" svg:y="3.144cm" svg:viewBox="0 0 14 7" draw:points="14,0 12,6 8,7 0,3">
          <text:p/>
        </draw:polyline>
        <draw:polyline draw:style-name="gr101" draw:text-style-name="P2" draw:layer="layout" svg:width="0.015cm" svg:height="0.023cm" svg:x="21.634cm" svg:y="3.123cm" svg:viewBox="0 0 16 24" draw:points="16,24 8,18 2,8 0,0">
          <text:p/>
        </draw:polyline>
        <draw:polyline draw:style-name="gr101" draw:text-style-name="P2" draw:layer="layout" svg:width="0.015cm" svg:height="0.007cm" svg:x="21.634cm" svg:y="3.116cm" svg:viewBox="0 0 16 8" draw:points="0,8 2,1 8,0 16,2">
          <text:p/>
        </draw:polyline>
        <draw:polyline draw:style-name="gr101" draw:text-style-name="P2" draw:layer="layout" svg:width="0.013cm" svg:height="0.025cm" svg:x="21.649cm" svg:y="3.119cm" svg:viewBox="0 0 14 26" draw:points="0,0 8,8 12,17 14,26">
          <text:p/>
        </draw:polyline>
        <draw:polygon draw:style-name="gr99" draw:text-style-name="P57" draw:layer="layout" svg:width="0.06cm" svg:height="0.082cm" svg:x="21.412cm" svg:y="2.781cm" svg:viewBox="0 0 61 83" draw:points="61,83 0,40 0,0 61,41">
          <text:p/>
        </draw:polygon>
        <draw:polygon draw:style-name="gr100" draw:text-style-name="P58" draw:layer="layout" svg:width="0.382cm" svg:height="0.749cm" svg:x="21.708cm" svg:y="2.537cm" svg:viewBox="0 0 383 750" draw:points="0,270 0,750 383,480 383,0">
          <text:p/>
        </draw:polygon>
        <draw:frame draw:style-name="gr7" draw:text-style-name="P2" draw:layer="layout" svg:width="1.538cm" svg:height="0.508cm" svg:x="21.068cm" svg:y="3.302cm">
          <draw:text-box>
            <text:p text:style-name="P3"><text:span text:style-name="T6">Tape Library</text:span></text:p>
          </draw:text-box>
        </draw:frame>
        <draw:g>
          <draw:g>
            <draw:polygon draw:style-name="gr16" draw:text-style-name="P11" draw:layer="layout" svg:width="0.646cm" svg:height="0.359cm" svg:x="14.263cm" svg:y="7.163cm" svg:viewBox="0 0 647 360" draw:points="647,0 0,360">
              <text:p/>
            </draw:polygon>
            <draw:path draw:style-name="gr25" draw:text-style-name="P2" draw:layer="layout" svg:width="8.389cm" svg:height="3.941cm" svg:x="10.121cm" svg:y="4.759cm" svg:viewBox="0 0 8390 3942" svg:d="M50 400l5854 3380M4840 2404l-673 373-1189-686M5881 2988l-687 382-2216-1279M8390 2718l-2206 1224-3206-1851M668 0l-668 371 2978 1720M2721 1180l-673 373 930 538M4789 2404l-646 359zM3710 1737l-685 381-47-27M1637 553l-674 374 2015 1164">
              <text:p/>
            </draw:path>
          </draw:g>
          <draw:frame draw:style-name="gr44" draw:text-style-name="P2" draw:layer="layout" svg:width="6.758cm" svg:height="0.194cm" draw:transform="rotate (-0.523598775598299) translate (10.22cm 5.077cm)">
            <draw:text-box>
              <text:p text:style-name="P3"><text:span text:style-name="T4">Internal Infrastructure</text:span></text:p>
            </draw:text-box>
          </draw:frame>
        </draw:g>
        <draw:g>
          <draw:path draw:style-name="gr25" draw:text-style-name="P2" draw:layer="layout" svg:width="6.342cm" svg:height="3.971cm" svg:x="12.168cm" svg:y="3.505cm" svg:viewBox="0 0 6343 3972" svg:d="M34 329l6309 3643M5851 2995l-611 340-2051-1184M4782 2379l-611 339-982-567M3784 1650l-745 415 150 86M2589 1168l-562 312 1162 671M557 0l-557 309 3189 1842">
            <text:p/>
          </draw:path>
          <draw:frame draw:style-name="gr44" draw:text-style-name="P2" draw:layer="layout" svg:width="7.284cm" svg:height="0.194cm" draw:transform="rotate (-0.523598775598299) translate (12.25cm 3.751cm)">
            <draw:text-box>
              <text:p text:style-name="P3"><text:span text:style-name="T4">Internal Infrastructure</text:span></text:p>
            </draw:text-box>
          </draw:frame>
        </draw:g>
        <draw:g>
          <draw:g>
            <draw:polygon draw:style-name="gr16" draw:text-style-name="P11" draw:layer="layout" svg:width="0.85cm" svg:height="0.472cm" svg:x="21.9cm" svg:y="9.204cm" svg:viewBox="0 0 851 473" draw:points="851,0 0,473">
              <text:p/>
            </draw:polygon>
            <draw:path draw:style-name="gr25" draw:text-style-name="P2" draw:layer="layout" svg:width="3.655cm" svg:height="2.087cm" svg:x="20.974cm" svg:y="8.687cm" svg:viewBox="0 0 3656 2088" svg:d="M1002 1032l1797 1038M3656 1628l-827 460-929-536M1785 507l-863 479 978 566M2736 1077l-846 469 10 6M387 330l-308 170 1821 1052M1776 517l-850 472zM818 0l-818 454 1900 1098">
              <text:p/>
            </draw:path>
          </draw:g>
          <draw:frame draw:style-name="gr102" draw:text-style-name="P2" draw:layer="layout" svg:width="2.073cm" svg:height="0.405cm" draw:transform="rotate (-0.523598775598299) translate (22.053cm 9.586cm)">
            <draw:text-box>
              <text:p text:style-name="P3"><text:span text:style-name="T4">Internal Data Frontend</text:span></text:p>
            </draw:text-box>
          </draw:frame>
        </draw:g>
        <draw:path draw:style-name="gr52" draw:text-style-name="P30" draw:layer="layout" svg:width="0.24cm" svg:height="0.136cm" svg:x="4.402cm" svg:y="11.853cm" svg:viewBox="0 0 241 137" svg:d="M110 136c30-1 59-9 85-24 14-8 27-18 38-29 3-6 5-12 7-18 1-9 1-19-2-28-4-9-9-17-16-23s-16-11-26-13c-5-1-12-1-18 0l-178 136z">
          <text:p/>
        </draw:path>
        <draw:g>
          <draw:polygon draw:style-name="gr36" draw:text-style-name="P22" draw:layer="layout" svg:width="0.181cm" svg:height="0.165cm" svg:x="4.401cm" svg:y="11.823cm" svg:viewBox="0 0 182 166" draw:points="0,166 0,120 182,0 182,59">
            <text:p/>
          </draw:polygon>
          <draw:polygon draw:style-name="gr21" draw:text-style-name="P2" draw:layer="layout" svg:width="0.181cm" svg:height="0.165cm" svg:x="4.401cm" svg:y="11.823cm" svg:viewBox="0 0 182 166" draw:points="0,166 0,120 182,0 182,59">
            <text:p/>
          </draw:polygon>
        </draw:g>
        <draw:g>
          <draw:polygon draw:style-name="gr20" draw:text-style-name="P13" draw:layer="layout" svg:width="0.569cm" svg:height="0.348cm" svg:x="4.013cm" svg:y="11.595cm" svg:viewBox="0 0 570 349" draw:points="0,123 175,0 570,229 388,349">
            <text:p/>
          </draw:polygon>
          <draw:polygon draw:style-name="gr21" draw:text-style-name="P2" draw:layer="layout" svg:width="0.569cm" svg:height="0.348cm" svg:x="4.013cm" svg:y="11.595cm" svg:viewBox="0 0 570 349" draw:points="0,123 175,0 570,229 388,349">
            <text:p/>
          </draw:polygon>
        </draw:g>
        <draw:g>
          <draw:path draw:style-name="gr52" draw:text-style-name="P30" draw:layer="layout" svg:width="0.459cm" svg:height="0.315cm" svg:x="4.671cm" svg:y="11.492cm" svg:viewBox="0 0 460 316" svg:d="M132 315c10 1 20 1 31 1 71 0 140-19 202-54 22-13 44-29 64-46 5-6 10-13 14-20 11-20 17-43 17-67 0-23-6-46-17-66-12-21-29-38-49-49-10-6-22-11-33-14l-361 295z">
            <text:p/>
          </draw:path>
          <draw:frame draw:style-name="gr53" draw:text-style-name="P2" draw:layer="layout" svg:width="0.459cm" svg:height="0.315cm" svg:x="4.671cm" svg:y="11.492cm">
            <draw:text-box>
              <text:p text:style-name="P3"><text:span text:style-name="T6">`</text:span></text:p>
            </draw:text-box>
          </draw:frame>
        </draw:g>
        <draw:g>
          <draw:path draw:style-name="gr20" draw:text-style-name="P13" draw:layer="layout" svg:width="0.741cm" svg:height="0.433cm" svg:x="4.288cm" svg:y="11.195cm" svg:viewBox="0 0 742 434" svg:d="M384 434l358-208-386-226-356 211c53 53 113 98 178 135 64 38 134 67 206 88z">
            <text:p/>
          </draw:path>
          <draw:path draw:style-name="gr21" draw:text-style-name="P2" draw:layer="layout" svg:width="0.741cm" svg:height="0.433cm" svg:x="4.288cm" svg:y="11.195cm" svg:viewBox="0 0 742 434" svg:d="M384 434l358-208-386-226-356 211c53 53 113 98 178 135 64 38 134 67 206 88z">
            <text:p/>
          </draw:path>
        </draw:g>
        <draw:g>
          <draw:polygon draw:style-name="gr36" draw:text-style-name="P22" draw:layer="layout" svg:width="0.075cm" svg:height="0.415cm" svg:x="4.697cm" svg:y="11.15cm" svg:viewBox="0 0 76 416" draw:points="0,416 0,44 76,0 73,353">
            <text:p/>
          </draw:polygon>
          <draw:polygon draw:style-name="gr21" draw:text-style-name="P2" draw:layer="layout" svg:width="0.075cm" svg:height="0.415cm" svg:x="4.697cm" svg:y="11.15cm" svg:viewBox="0 0 76 416" draw:points="0,416 0,44 76,0 73,353">
            <text:p/>
          </draw:polygon>
        </draw:g>
        <draw:g>
          <draw:polygon draw:style-name="gr36" draw:text-style-name="P22" draw:layer="layout" svg:width="0.141cm" svg:height="0.334cm" svg:x="4.769cm" svg:y="11.132cm" svg:viewBox="0 0 142 335" draw:points="2,53 142,0 142,219 0,335">
            <text:p/>
          </draw:polygon>
          <draw:polygon draw:style-name="gr21" draw:text-style-name="P2" draw:layer="layout" svg:width="0.141cm" svg:height="0.334cm" svg:x="4.769cm" svg:y="11.132cm" svg:viewBox="0 0 142 335" draw:points="2,53 142,0 142,219 0,335">
            <text:p/>
          </draw:polygon>
        </draw:g>
        <draw:g>
          <draw:polygon draw:style-name="gr20" draw:text-style-name="P13" draw:layer="layout" svg:width="0.365cm" svg:height="0.199cm" svg:x="4.546cm" svg:y="10.986cm" svg:viewBox="0 0 366 200" draw:points="227,200 227,165 0,33 116,0 366,146">
            <text:p/>
          </draw:polygon>
          <draw:polygon draw:style-name="gr21" draw:text-style-name="P2" draw:layer="layout" svg:width="0.365cm" svg:height="0.199cm" svg:x="4.546cm" svg:y="10.986cm" svg:viewBox="0 0 366 200" draw:points="227,200 227,165 0,33 116,0 366,146">
            <text:p/>
          </draw:polygon>
        </draw:g>
        <draw:g>
          <draw:polygon draw:style-name="gr36" draw:text-style-name="P22" draw:layer="layout" svg:width="0.358cm" svg:height="0.367cm" svg:x="4.671cm" svg:y="11.42cm" svg:viewBox="0 0 359 368" draw:points="0,209 359,0 359,158 0,368">
            <text:p/>
          </draw:polygon>
          <draw:polygon draw:style-name="gr21" draw:text-style-name="P2" draw:layer="layout" svg:width="0.358cm" svg:height="0.367cm" svg:x="4.671cm" svg:y="11.42cm" svg:viewBox="0 0 359 368" draw:points="0,209 359,0 359,158 0,368">
            <text:p/>
          </draw:polygon>
        </draw:g>
        <draw:g>
          <draw:path draw:style-name="gr20" draw:text-style-name="P13" draw:layer="layout" svg:width="0.398cm" svg:height="0.222cm" svg:x="4.375cm" svg:y="10.973cm" svg:viewBox="0 0 399 223" svg:d="M0 36l92-36 80 46 227 133-75 44c-61-20-120-46-176-79-53-30-102-67-148-108z">
            <text:p/>
          </draw:path>
          <draw:path draw:style-name="gr21" draw:text-style-name="P2" draw:layer="layout" svg:width="0.398cm" svg:height="0.222cm" svg:x="4.375cm" svg:y="10.973cm" svg:viewBox="0 0 399 223" svg:d="M0 36l92-36 80 46 227 133-75 44c-61-20-120-46-176-79-53-30-102-67-148-108z">
            <text:p/>
          </draw:path>
        </draw:g>
        <draw:g>
          <draw:polygon draw:style-name="gr37" draw:text-style-name="P23" draw:layer="layout" svg:width="0.388cm" svg:height="0.271cm" svg:x="4.013cm" svg:y="11.718cm" svg:viewBox="0 0 389 272" draw:points="0,0 389,226 389,272 0,46">
            <text:p/>
          </draw:polygon>
          <draw:polygon draw:style-name="gr25" draw:text-style-name="P2" draw:layer="layout" svg:width="0.388cm" svg:height="0.271cm" svg:x="4.013cm" svg:y="11.718cm" svg:viewBox="0 0 389 272" draw:points="0,0 389,226 389,272 0,46">
            <text:p/>
          </draw:polygon>
        </draw:g>
        <draw:path draw:style-name="gr16" draw:text-style-name="P11" draw:layer="layout" svg:width="0.475cm" svg:height="0.295cm" svg:x="4.055cm" svg:y="11.618cm" svg:viewBox="0 0 476 296" svg:d="M0 87l28 17 24-15-29-18zM35 63l28 17 24-16-29-17zM70 39l28 17 25-16-29-17zM105 15l30 17 23-16-28-16zM159 47l28 17 24-16-28-17zM212 80l28 17 24-16-28-18zM265 112l28 17 24-16-29-17zM371 175l29 17 23-15-28-17zM424 207l29 18 23-17-28-16zM389 232l28 17 24-16-28-18zM335 199l30 17 23-16-28-17zM317 143l29 17 25-15-30-17zM282 167l29 17 23-16-28-16zM229 135l29 17 24-15-29-17zM177 103l28 17 24-15-29-17zM124 71l28 18 24-17-29-17zM88 95l28 17 25-15-30-17zM141 127l29 17 24-15-29-17zM194 159l29 17 23-16-28-17zM247 191l28 17 24-16-28-17zM300 224l28 17 24-16-28-18zM353 256l29 16 24-15-29-17zM317 279l29 17 25-15-30-17zM265 247l28 17 24-15-29-17zM105 151l135 81 24-16-134-81zM52 119l29 17 23-16-28-17z">
          <text:p/>
        </draw:path>
        <draw:path draw:style-name="gr54" draw:text-style-name="P31" draw:layer="layout" svg:width="0.475cm" svg:height="0.286cm" svg:x="4.055cm" svg:y="11.633cm" svg:viewBox="0 0 476 287" svg:d="M105 6l30 17v-7l-30-16zM159 38l28 17v-7l-28-17zM212 70l28 18v-7l-28-18zM265 103l28 17v-7l-28-17zM317 135l29 17v-7l-29-17zM371 166l29 17v-6l-29-17zM135 16v7l23-15v-7zM187 48v7l24-16v-6zM240 81v7l24-17v-6zM293 113v7l24-16v-7zM346 145v7l25-16v-7zM400 177v6l23-15v-7zM424 198l29 18v-8l-29-16zM453 208v8l23-16v-7zM70 30l28 17v-7l-28-17zM124 62l28 18v-7l-28-18zM177 95l28 17v-7l-28-17zM229 126l29 17v-6l-29-17zM282 158l29 17v-7l-29-16zM335 190l30 17v-7l-30-17zM98 40v7l25-16v-6zM152 73v7l24-17v-7zM205 105v7l24-16v-7zM258 137v6l24-15v-7zM311 168v7l23-15v-7zM365 200v7l23-15v-7zM389 223l28 17v-7l-28-17zM417 233v7l24-16v-6zM35 54l28 17v-7l-28-17zM88 87l28 16v-6l-28-17zM141 118l29 17v-6l-29-17zM194 150l29 17v-7l-29-17zM247 182l28 17v-7l-28-17zM300 214l28 18v-7l-28-18zM63 64v7l24-16v-7zM116 97v6l25-15v-7zM170 129v6l24-15v-7zM223 160v7l23-15v-7zM275 192v7l24-16v-6zM328 225v7l24-16v-8zM353 247l29 17v-7l-29-17zM382 257v7l24-16v-7zM0 78l28 17v-6l-28-18zM52 110l29 17v-7l-29-17zM105 142l135 82v-7l-135-82zM265 239l28 17v-7l-28-17zM28 89v6l24-15v-7zM81 120v7l23-15v-7zM240 217v7l24-17v-7zM293 249v7l24-16v-7zM317 270l29 17v-6l-29-17zM346 281v6l25-15v-7z">
          <text:p/>
        </draw:path>
        <draw:path draw:style-name="gr55" draw:text-style-name="P32" draw:layer="layout" svg:width="0.045cm" svg:height="0.111cm" svg:x="4.945cm" svg:y="11.47cm" svg:viewBox="0 0 46 112" svg:d="M22 13l24-13v86l-24 13zM0 26l15-9v86l-15 9z">
          <text:p/>
        </draw:path>
        <draw:g>
          <draw:path draw:style-name="gr37" draw:text-style-name="P23" draw:layer="layout" svg:width="0.409cm" svg:height="0.778cm" svg:x="4.288cm" svg:y="11.009cm" svg:viewBox="0 0 410 779" svg:d="M410 556c-63-16-124-41-181-74-51-30-99-66-142-108v-374c46 41 95 77 148 108 55 32 114 58 175 77zM0 556c53 53 113 98 177 136 65 38 135 67 207 87v-159c-73-21-143-50-208-88-64-37-123-82-176-134z">
            <text:p/>
          </draw:path>
          <draw:path draw:style-name="gr25" draw:text-style-name="P2" draw:layer="layout" svg:width="0.547cm" svg:height="0.778cm" svg:x="4.288cm" svg:y="11.009cm" svg:viewBox="0 0 548 779" svg:d="M410 556c-63-16-124-41-181-74-51-30-99-66-142-108v-374c46 41 95 77 148 108 55 32 114 58 175 77zM27 464c26 26 55 49 86 69M27 487c26 26 55 49 86 69M27 510c26 27 55 50 86 70M27 533c26 27 55 50 86 71M338 37l151 88M357 32l152 88M377 26l151 88M397 21l151 88M0 556c53 53 113 98 177 136 65 38 134 67 207 87v-159c-73-21-143-50-208-88-64-37-123-82-176-134z">
            <text:p/>
          </draw:path>
        </draw:g>
        <draw:path draw:style-name="gr21" draw:text-style-name="P2" draw:layer="layout" svg:width="0.233cm" svg:height="0.406cm" svg:x="4.414cm" svg:y="11.092cm" svg:viewBox="0 0 234 407" svg:d="M0 0v269c39 34 82 64 128 89 34 19 69 35 106 49">
          <text:p/>
        </draw:path>
        <draw:path draw:style-name="gr26" draw:text-style-name="P2" draw:layer="layout" svg:width="1.016cm" svg:height="1.016cm" svg:x="4.013cm" svg:y="10.973cm" svg:viewBox="0 0 1017 1017" svg:d="M658 815l359-209v-160l-119-69v-219l-250-145-115 33-80-46-92 36v347l-87 50v160c54 52 113 97 177 134 65 38 135 67 207 88zM0 745l174-122 395 228v60l-182 106-387-226z">
          <text:p/>
        </draw:path>
        <draw:path draw:style-name="gr31" draw:text-style-name="P19" draw:layer="layout" svg:width="0.133cm" svg:height="0.07cm" svg:x="4.522cm" svg:y="11.661cm" svg:viewBox="0 0 134 71" svg:d="M13 0l113 45c0 1 1 1 2 1 1 1 3 3 4 5s2 4 2 7c0 2-1 4-2 6s-3 4-4 5c-2 1-3 2-5 2l-110-44c-2 0-4-1-6-2s-4-3-5-5-2-4-2-7c0-2 1-4 2-6s3-4 5-5 4-2 6-2z">
          <text:p/>
        </draw:path>
        <draw:g>
          <draw:polygon draw:style-name="gr56" draw:text-style-name="P33" draw:layer="layout" svg:width="0.161cm" svg:height="0.099cm" svg:x="4.49cm" svg:y="11.585cm" svg:viewBox="0 0 162 100" draw:points="0,0 162,67 162,100">
            <text:p/>
          </draw:polygon>
          <draw:path draw:style-name="gr57" draw:text-style-name="P2" draw:layer="layout" svg:width="0.161cm" svg:height="0.099cm" svg:x="4.49cm" svg:y="11.585cm" svg:viewBox="0 0 162 100" svg:d="M0 0l162 67v33M0 13l162 67">
            <text:p/>
          </draw:path>
        </draw:g>
        <draw:polyline draw:style-name="gr58" draw:text-style-name="P2" draw:layer="layout" svg:width="0.161cm" svg:height="0.099cm" svg:x="4.49cm" svg:y="11.585cm" svg:viewBox="0 0 162 100" draw:points="0,0 0,36 162,100">
          <text:p/>
        </draw:polyline>
        <draw:g>
          <draw:path draw:style-name="gr59" draw:text-style-name="P34" draw:layer="layout" svg:width="0.024cm" svg:height="0.027cm" svg:x="4.603cm" svg:y="11.501cm" svg:viewBox="0 0 25 28" svg:d="M23 9c1 2 2 4 2 6 0 3 0 5-1 7s-2 4-4 5-4 1-6 1-4-1-6-2c-2-2-4-4-5-6s-2-5-3-7c0-3 0-5 1-7s2-4 4-5c2-1 4-1 6-1s4 1 6 2c2 2 4 4 5 6 1 0 1 0 1 1z">
            <text:p/>
          </draw:path>
          <draw:path draw:style-name="gr28" draw:text-style-name="P2" draw:layer="layout" svg:width="0.024cm" svg:height="0.027cm" svg:x="4.603cm" svg:y="11.501cm" svg:viewBox="0 0 25 28" svg:d="M23 9c1 2 2 4 2 6 0 3 0 5-1 7s-2 4-4 5-4 1-6 1-4-1-6-2c-2-2-4-4-5-6s-2-5-3-7c0-3 0-5 1-7s2-4 4-5c2-1 4-1 6-1s4 1 6 2c2 2 4 4 5 6 1 0 1 0 1 1z">
            <text:p/>
          </draw:path>
        </draw:g>
        <draw:g>
          <draw:path draw:style-name="gr60" draw:text-style-name="P35" draw:layer="layout" svg:width="0.233cm" svg:height="0.406cm" svg:x="4.414cm" svg:y="11.092cm" svg:viewBox="0 0 234 407" svg:d="M9 262v-253l-9-9c36 35 77 66 121 91 36 20 74 36 113 47v269-12c-43-16-84-36-123-59-36-22-70-47-102-74z">
            <text:p/>
          </draw:path>
          <draw:path draw:style-name="gr25" draw:text-style-name="P2" draw:layer="layout" svg:width="0.233cm" svg:height="0.406cm" svg:x="4.414cm" svg:y="11.092cm" svg:viewBox="0 0 234 407" svg:d="M9 262v-253l-9-9c36 35 77 66 121 91 36 20 74 36 113 47v269-12c-43-16-84-36-123-59-36-22-70-47-102-74z">
            <text:p/>
          </draw:path>
        </draw:g>
        <draw:frame draw:style-name="gr61" draw:text-style-name="P2" draw:layer="layout" svg:width="0.579cm" svg:height="0.296cm" svg:x="4.04cm" svg:y="10.647cm">
          <draw:text-box>
            <text:p text:style-name="P3"><text:span text:style-name="T6">Clients</text:span></text:p>
          </draw:text-box>
        </draw:frame>
        <draw:path draw:style-name="gr32" draw:text-style-name="P20" draw:layer="layout" svg:width="0.459cm" svg:height="0.296cm" svg:x="5.49cm" svg:y="11.123cm" svg:viewBox="0 0 460 297" svg:d="M0 269c30 11 61 19 92 23 77 11 154 2 226-26 15-6 31-13 46-21 11-4 22-9 32-16 21-14 38-33 49-55 11-23 16-48 15-72-2-25-11-49-25-69 0-1 0-1 0-1l-62-32z">
          <text:p/>
        </draw:path>
        <draw:g>
          <draw:polygon draw:style-name="gr75" draw:text-style-name="P47" draw:layer="layout" svg:width="0.353cm" svg:height="0.256cm" svg:x="5.49cm" svg:y="11.136cm" svg:viewBox="0 0 354 257" draw:points="0,204 0,257 354,53 354,0">
            <text:p/>
          </draw:polygon>
          <draw:polygon draw:style-name="gr76" draw:text-style-name="P2" draw:layer="layout" svg:width="0.353cm" svg:height="0.256cm" svg:x="5.49cm" svg:y="11.136cm" svg:viewBox="0 0 354 257" draw:points="0,204 0,257 354,53 354,0">
            <text:p/>
          </draw:polygon>
        </draw:g>
        <draw:g>
          <draw:path draw:style-name="gr37" draw:text-style-name="P23" draw:layer="layout" svg:width="0.315cm" svg:height="0.174cm" svg:x="5.176cm" svg:y="11.218cm" svg:viewBox="0 0 316 175" svg:d="M316 121c-70-21-137-50-201-86-19-11-38-23-57-35l-58 19c38 32 79 60 123 84 61 33 126 58 193 72z">
            <text:p/>
          </draw:path>
          <draw:path draw:style-name="gr23" draw:text-style-name="P2" draw:layer="layout" svg:width="0.315cm" svg:height="0.174cm" svg:x="5.176cm" svg:y="11.218cm" svg:viewBox="0 0 316 175" svg:d="M316 121c-70-21-137-50-201-86-19-11-38-23-57-35l-58 19c38 32 79 60 123 84 61 33 126 58 193 72z">
            <text:p/>
          </draw:path>
        </draw:g>
        <draw:g>
          <draw:polygon draw:style-name="gr75" draw:text-style-name="P47" draw:layer="layout" svg:width="0.373cm" svg:height="0.576cm" svg:x="5.49cm" svg:y="10.763cm" svg:viewBox="0 0 374 577" draw:points="0,218 0,577 374,361 374,0">
            <text:p/>
          </draw:polygon>
          <draw:polygon draw:style-name="gr76" draw:text-style-name="P2" draw:layer="layout" svg:width="0.373cm" svg:height="0.576cm" svg:x="5.49cm" svg:y="10.763cm" svg:viewBox="0 0 374 577" draw:points="0,218 0,577 374,361 374,0">
            <text:p/>
          </draw:polygon>
        </draw:g>
        <draw:g>
          <draw:path draw:style-name="gr77" draw:text-style-name="P48" draw:layer="layout" svg:width="0.711cm" svg:height="0.411cm" svg:x="5.151cm" svg:y="10.569cm" svg:viewBox="0 0 712 412" svg:d="M338 412l374-219-334-193-378 218c41 44 90 84 147 117 58 34 123 60 191 77z">
            <text:p/>
          </draw:path>
          <draw:path draw:style-name="gr76" draw:text-style-name="P2" draw:layer="layout" svg:width="0.711cm" svg:height="0.411cm" svg:x="5.151cm" svg:y="10.569cm" svg:viewBox="0 0 712 412" svg:d="M338 412l374-219-334-193-378 218c41 44 90 84 147 117 58 34 123 60 191 77z">
            <text:p/>
          </draw:path>
        </draw:g>
        <draw:g>
          <draw:path draw:style-name="gr37" draw:text-style-name="P23" draw:layer="layout" svg:width="0.339cm" svg:height="0.551cm" svg:x="5.151cm" svg:y="10.787cm" svg:viewBox="0 0 340 552" svg:d="M340 193c-70-16-136-42-195-76-56-33-105-72-145-117l2 362c35 37 77 71 123 100 64 41 137 71 215 90z">
            <text:p/>
          </draw:path>
          <draw:path draw:style-name="gr23" draw:text-style-name="P2" draw:layer="layout" svg:width="0.339cm" svg:height="0.551cm" svg:x="5.151cm" svg:y="10.787cm" svg:viewBox="0 0 340 552" svg:d="M340 193c-70-16-136-42-195-76-56-33-105-72-145-117l2 362c35 37 77 71 123 100 64 41 137 71 215 90z">
            <text:p/>
          </draw:path>
        </draw:g>
        <draw:g>
          <draw:path draw:style-name="gr103" draw:text-style-name="P59" draw:layer="layout" svg:width="0.083cm" svg:height="0.049cm" svg:x="5.407cm" svg:y="10.896cm" svg:viewBox="0 0 84 50" svg:d="M0 16v-1c1-4 4-7 8-10 5-3 11-4 17-5 7 0 14 0 22 2h1c7 2 13 5 19 8s10 8 13 12 4 9 3 13-4 8-8 10c-5 3-11 5-17 5-7 1-15 0-22-1-7-2-14-5-20-9-6-3-10-7-13-12-3-4-4-8-3-12z">
            <text:p/>
          </draw:path>
          <draw:path draw:style-name="gr28" draw:text-style-name="P2" draw:layer="layout" svg:width="0.083cm" svg:height="0.049cm" svg:x="5.407cm" svg:y="10.896cm" svg:viewBox="0 0 84 50" svg:d="M0 16v-1c1-4 4-7 8-10 5-3 11-4 17-5 7 0 14 0 22 2h1c7 2 13 5 19 8s10 8 13 12 4 9 3 13-4 8-8 10c-5 3-11 5-17 5-7 1-15 0-22-1-7-2-14-5-20-9-6-3-10-7-13-12-3-4-4-8-3-12z">
            <text:p/>
          </draw:path>
        </draw:g>
        <draw:g>
          <draw:polygon draw:style-name="gr104" draw:text-style-name="P60" draw:layer="layout" svg:width="0.436cm" svg:height="0.276cm" svg:x="5.36cm" svg:y="10.589cm" svg:viewBox="0 0 437 277" draw:points="403,165 437,184 276,277 0,117 204,0 165,78 117,107 335,234 384,204">
            <text:p/>
          </draw:polygon>
          <draw:polygon draw:style-name="gr23" draw:text-style-name="P2" draw:layer="layout" svg:width="0.436cm" svg:height="0.276cm" svg:x="5.36cm" svg:y="10.589cm" svg:viewBox="0 0 437 277" draw:points="403,165 437,184 276,277 0,117 204,0 165,78 117,107 335,234 384,204">
            <text:p/>
          </draw:polygon>
        </draw:g>
        <draw:g>
          <draw:path draw:style-name="gr16" draw:text-style-name="P11" draw:layer="layout" svg:width="0.374cm" svg:height="0.368cm" svg:x="5.524cm" svg:y="10.425cm" svg:viewBox="0 0 375 369" svg:d="M218 369c35-81 88-159 157-228-77-45-152-92-225-141-32 34-60 70-83 107-28 44-50 89-67 135 12 8 24 16 37 23 60 37 120 72 181 104z">
            <text:p/>
          </draw:path>
          <draw:path draw:style-name="gr23" draw:text-style-name="P2" draw:layer="layout" svg:width="0.374cm" svg:height="0.368cm" svg:x="5.524cm" svg:y="10.425cm" svg:viewBox="0 0 375 369" svg:d="M218 369c35-81 88-159 157-228-77-45-152-92-225-141-32 34-60 70-83 107-28 44-50 89-67 135 12 8 24 16 37 23 60 37 120 72 181 104z">
            <text:p/>
          </draw:path>
        </draw:g>
        <draw:g>
          <draw:path draw:style-name="gr37" draw:text-style-name="P23" draw:layer="layout" svg:width="0.099cm" svg:height="0.121cm" svg:x="5.176cm" svg:y="10.845cm" svg:viewBox="0 0 100 122" svg:d="M99 122c1-16 1-33 0-49-11-6-21-13-31-19-25-17-48-35-68-54 0 15 0 32 0 49 25 25 58 50 99 73z">
            <text:p/>
          </draw:path>
          <draw:path draw:style-name="gr23" draw:text-style-name="P2" draw:layer="layout" svg:width="0.099cm" svg:height="0.121cm" svg:x="5.176cm" svg:y="10.845cm" svg:viewBox="0 0 100 122" svg:d="M99 122c1-16 1-33 0-49-11-6-21-13-31-19-25-17-48-35-68-54 0 15 0 32 0 49 25 25 58 50 99 73z">
            <text:p/>
          </draw:path>
        </draw:g>
        <draw:g>
          <draw:path draw:style-name="gr37" draw:text-style-name="P23" draw:layer="layout" svg:width="0.416cm" svg:height="0.281cm" svg:x="5.03cm" svg:y="10.942cm" svg:viewBox="0 0 417 282" svg:d="M417 136l-145 83v63h145zM0 129v-51l135-78v48c-23 18-47 34-73 49-20 11-41 22-62 32zM272 282v-29l-32 12z">
            <text:p/>
          </draw:path>
          <draw:path draw:style-name="gr23" draw:text-style-name="P2" draw:layer="layout" svg:width="0.416cm" svg:height="0.281cm" svg:x="5.03cm" svg:y="10.942cm" svg:viewBox="0 0 417 282" svg:d="M417 136l-145 83v63h145zM0 129v-51l135-78v48c-23 18-47 34-73 49-20 11-41 22-62 32zM272 282v-29l-32 12z">
            <text:p/>
          </draw:path>
        </draw:g>
        <draw:g>
          <draw:path draw:style-name="gr16" draw:text-style-name="P11" draw:layer="layout" svg:width="0.484cm" svg:height="0.27cm" svg:x="4.934cm" svg:y="10.972cm" svg:viewBox="0 0 485 271" svg:d="M0 140l227 131c47-16 94-32 141-48v-35l117-65-222-123c-15 12-30 23-45 33-67 47-141 83-218 107z">
            <text:p/>
          </draw:path>
          <draw:path draw:style-name="gr23" draw:text-style-name="P2" draw:layer="layout" svg:width="0.484cm" svg:height="0.27cm" svg:x="4.934cm" svg:y="10.972cm" svg:viewBox="0 0 485 271" svg:d="M0 140l227 131c47-16 94-32 141-48v-35l117-65-222-123c-15 12-30 23-45 33-67 47-141 83-218 107z">
            <text:p/>
          </draw:path>
        </draw:g>
        <draw:path draw:style-name="gr35" draw:text-style-name="P2" draw:layer="layout" svg:width="0.967cm" svg:height="0.967cm" svg:x="4.934cm" svg:y="10.424cm" svg:viewBox="0 0 968 968" svg:d="M930 338l-76-46c4-8 8-16 12-24 25-49 60-92 102-126l-230-142c-48 45-88 99-118 159l-24-14-379 217v166l-121 68v50c-31 15-63 28-96 41l227 131 15-5c37 32 78 61 124 85 59 31 123 55 191 70l353-203v-53l20-12z">
          <text:p/>
        </draw:path>
        <draw:g>
          <draw:g>
            <draw:polygon draw:style-name="gr105" draw:text-style-name="P61" draw:layer="layout" svg:width="0.264cm" svg:height="3.355cm" svg:x="1.811cm" svg:y="7.516cm" svg:viewBox="0 0 265 3356" draw:points="173,3356 0,1552 183,1645 92,0 265,1804 82,1711">
              <text:p/>
            </draw:polygon>
            <draw:polygon draw:style-name="gr23" draw:text-style-name="P2" draw:layer="layout" svg:width="0.264cm" svg:height="3.355cm" svg:x="1.811cm" svg:y="7.516cm" svg:viewBox="0 0 265 3356" draw:points="173,3356 0,1552 183,1645 92,0 265,1804 82,1711">
              <text:p/>
            </draw:polygon>
          </draw:g>
          <draw:frame draw:style-name="gr106" draw:text-style-name="P2" draw:layer="layout" svg:width="3.356cm" svg:height="0.194cm" draw:transform="rotate (1.59470733754722) translate (2.1cm 10.868cm)">
            <draw:text-box>
              <text:p text:style-name="P3"><text:span text:style-name="T8">Site-To-Site VPN</text:span></text:p>
            </draw:text-box>
          </draw:frame>
        </draw:g>
        <draw:g>
          <draw:g>
            <draw:polygon draw:style-name="gr105" draw:text-style-name="P61" draw:layer="layout" svg:width="3.041cm" svg:height="1.468cm" svg:x="2.547cm" svg:y="7.295cm" svg:viewBox="0 0 3042 1469" draw:points="3042,1469 1349,794 1514,674 0,0 1693,674 1527,795">
              <text:p/>
            </draw:polygon>
            <draw:polygon draw:style-name="gr23" draw:text-style-name="P2" draw:layer="layout" svg:width="3.041cm" svg:height="1.468cm" svg:x="2.547cm" svg:y="7.295cm" svg:viewBox="0 0 3042 1469" draw:points="3042,1469 1349,794 1514,674 0,0 1693,674 1527,795">
              <text:p/>
            </draw:polygon>
          </draw:g>
          <draw:frame draw:style-name="gr106" draw:text-style-name="P2" draw:layer="layout" svg:width="3.376cm" svg:height="0.194cm" draw:transform="rotate (-0.449771348238938) translate (2.682cm 7.016cm)">
            <draw:text-box>
              <text:p text:style-name="P3"><text:span text:style-name="T8">Client VPN</text:span></text:p>
            </draw:text-box>
          </draw:frame>
        </draw:g>
        <draw:g>
          <draw:line draw:style-name="gr107" draw:text-style-name="P2" draw:layer="layout" svg:x1="2.032cm" svg:y1="18.059cm" svg:x2="4.014cm" svg:y2="19.232cm">
            <text:p/>
          </draw:line>
          <draw:frame draw:style-name="gr44" draw:text-style-name="P2" draw:layer="layout" svg:width="2.302cm" svg:height="0.296cm" draw:transform="rotate (-0.534245284035465) translate (2.107cm 17.932cm)">
            <draw:text-box>
              <text:p text:style-name="P3"><text:span text:style-name="T9">Border Router</text:span></text:p>
            </draw:text-box>
          </draw:frame>
        </draw:g>
        <draw:line draw:style-name="gr108" draw:text-style-name="P2" draw:layer="layout" svg:x1="3.073cm" svg:y1="17.424cm" svg:x2="4.978cm" svg:y2="18.505cm">
          <text:p/>
        </draw:line>
        <draw:g>
          <draw:path draw:style-name="gr107" draw:text-style-name="P2" draw:layer="layout" svg:width="3.996cm" svg:height="3.861cm" svg:x="1.742cm" svg:y="15.113cm" svg:viewBox="0 0 3997 3862" svg:d="M2067 1940l1930 1115M2539 3862l1457-808-964-557M607 2655l1376-763 1049 605M1345 0l-1345 746 3032 1751">
            <text:p/>
          </draw:path>
          <draw:frame draw:style-name="gr44" draw:text-style-name="P2" draw:layer="layout" svg:width="2.228cm" svg:height="0.194cm" draw:transform="rotate (-0.523598775598299) translate (3.856cm 16.969cm)">
            <draw:text-box>
              <text:p text:style-name="P3"><text:span text:style-name="T10">Perimeter Front Inbound</text:span></text:p>
            </draw:text-box>
          </draw:frame>
        </draw:g>
        <draw:path draw:style-name="gr32" draw:text-style-name="P20" draw:layer="layout" svg:width="0.632cm" svg:height="0.412cm" svg:x="8.779cm" svg:y="12.541cm" svg:viewBox="0 0 633 413" svg:d="M191 413c17 1 34 0 52 0 95-5 188-33 269-80 27-16 52-34 76-54 7-8 14-17 20-26 16-26 25-56 25-86s-9-60-25-86c-17-26-41-48-70-63-16-8-32-14-49-18l-489 413z">
          <text:p/>
        </draw:path>
        <draw:g>
          <draw:path draw:style-name="gr62" draw:text-style-name="P36" draw:layer="layout" svg:width="0.889cm" svg:height="0.497cm" svg:x="8.446cm" svg:y="11.684cm" svg:viewBox="0 0 890 498" svg:d="M338 498l552-310-342-188-548 307c44 50 98 93 157 126 56 31 117 53 181 65z">
            <text:p/>
          </draw:path>
          <draw:path draw:style-name="gr58" draw:text-style-name="P2" draw:layer="layout" svg:width="0.889cm" svg:height="0.497cm" svg:x="8.446cm" svg:y="11.684cm" svg:viewBox="0 0 890 498" svg:d="M338 498l552-310-342-188-548 307c44 50 98 93 157 126 56 31 117 53 181 65z">
            <text:p/>
          </draw:path>
        </draw:g>
        <draw:g>
          <draw:path draw:style-name="gr63" draw:text-style-name="P37" draw:layer="layout" svg:width="0.337cm" svg:height="0.964cm" svg:x="8.446cm" svg:y="11.99cm" svg:viewBox="0 0 338 965" svg:d="M338 191c-64-12-125-34-181-65-60-33-113-76-157-126v789c41 43 88 80 140 109 61 34 128 56 198 67z">
            <text:p/>
          </draw:path>
          <draw:path draw:style-name="gr58" draw:text-style-name="P2" draw:layer="layout" svg:width="0.337cm" svg:height="0.964cm" svg:x="8.446cm" svg:y="11.99cm" svg:viewBox="0 0 338 965" svg:d="M338 191c-64-12-125-34-181-65-60-33-113-76-157-126v789c41 43 88 80 140 109 61 34 128 56 198 67z">
            <text:p/>
          </draw:path>
        </draw:g>
        <draw:g>
          <draw:polygon draw:style-name="gr64" draw:text-style-name="P38" draw:layer="layout" svg:width="0.552cm" svg:height="1.081cm" svg:x="8.783cm" svg:y="11.872cm" svg:viewBox="0 0 553 1082" draw:points="0,309 0,1082 553,776 553,0">
            <text:p/>
          </draw:polygon>
          <draw:polygon draw:style-name="gr58" draw:text-style-name="P2" draw:layer="layout" svg:width="0.552cm" svg:height="1.081cm" svg:x="8.783cm" svg:y="11.872cm" svg:viewBox="0 0 553 1082" draw:points="0,309 0,1082 553,776 553,0">
            <text:p/>
          </draw:polygon>
        </draw:g>
        <draw:path draw:style-name="gr35" draw:text-style-name="P2" draw:layer="layout" svg:width="0.889cm" svg:height="1.27cm" svg:x="8.446cm" svg:y="11.684cm" svg:viewBox="0 0 890 1271" svg:d="M890 188l-342-188-548 306v789c41 43 88 80 140 109 61 34 128 56 198 67l552-306z">
          <text:p/>
        </draw:path>
        <draw:g>
          <draw:path draw:style-name="gr65" draw:text-style-name="P39" draw:layer="layout" svg:width="0.054cm" svg:height="0.07cm" svg:x="8.574cm" svg:y="12.468cm" svg:viewBox="0 0 55 71" svg:d="M52 27c2 6 3 12 3 18s-1 11-4 16c-2 4-6 7-10 9s-9 2-14 0-10-5-14-9c-4-5-7-10-10-16-2-6-3-12-3-18s1-12 4-16c2-4 6-7 10-9 4-3 9-3 14 0 5 1 10 5 14 9s7 10 10 16z">
            <text:p/>
          </draw:path>
          <draw:path draw:style-name="gr57" draw:text-style-name="P2" draw:layer="layout" svg:width="0.054cm" svg:height="0.07cm" svg:x="8.574cm" svg:y="12.468cm" svg:viewBox="0 0 55 71" svg:d="M52 27c2 6 3 12 3 18s-1 11-4 16c-2 4-6 7-10 9s-9 2-14 0-10-5-14-9c-4-5-7-10-10-16-2-6-3-12-3-18s1-12 4-16c2-4 6-7 10-9 4-3 9-3 14 0 5 1 10 5 14 9s7 10 10 16z">
            <text:p/>
          </draw:path>
        </draw:g>
        <draw:path draw:style-name="gr66" draw:text-style-name="P2" draw:layer="layout" svg:width="0.228cm" svg:height="0.215cm" svg:x="8.5cm" svg:y="12.628cm" svg:viewBox="0 0 229 216" svg:d="M0 0c34 28 70 53 108 73 39 21 79 37 121 48M0 47c34 29 70 53 108 74 39 20 79 36 121 48M0 95c34 28 70 53 108 73 39 21 79 37 121 48">
          <text:p/>
        </draw:path>
        <draw:g>
          <draw:path draw:style-name="gr31" draw:text-style-name="P19" draw:layer="layout" svg:width="0.248cm" svg:height="0.143cm" svg:x="8.491cm" svg:y="12.139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8.491cm" svg:y="12.139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8.564cm" svg:y="12.207cm" svg:viewBox="0 0 72 47" svg:d="M72 46c0-1 0-1-1-2-4-13-11-25-19-33-9-7-18-11-27-11-8 0-16 3-23 9-2 3-2 6-2 9 0 5 2 10 7 14 5 5 12 9 21 11 9 3 18 4 28 4 6 0 11 0 16-1z">
            <text:p/>
          </draw:path>
          <draw:path draw:style-name="gr68" draw:text-style-name="P2" draw:layer="layout" svg:width="0.071cm" svg:height="0.046cm" svg:x="8.564cm" svg:y="12.207cm" svg:viewBox="0 0 72 47" svg:d="M72 46c0-1 0-1-1-2-4-13-11-25-19-33-9-7-18-11-27-11-8 0-16 3-23 9-2 3-2 6-2 9 0 5 2 10 7 14 5 5 12 9 21 11 9 3 18 4 28 4 6 0 11 0 16-1z">
            <text:p/>
          </draw:path>
        </draw:g>
        <draw:path draw:style-name="gr74" draw:text-style-name="P46" draw:layer="layout" svg:width="0.228cm" svg:height="0.182cm" svg:x="8.5cm" svg:y="12.224cm" svg:viewBox="0 0 229 183" svg:d="M0 0v62c30 25 62 47 97 66 41 23 86 42 132 55v-62c-46-13-91-32-133-55-34-19-66-41-96-66z">
          <text:p/>
        </draw:path>
        <draw:path draw:style-name="gr31" draw:text-style-name="P19" draw:layer="layout" svg:width="0.228cm" svg:height="0.136cm" svg:x="8.5cm" svg:y="12.236cm" svg:viewBox="0 0 229 137" svg:d="M0 15c30 26 62 49 97 69 41 23 86 41 132 53v-15c-46-14-91-32-132-56-35-19-67-41-97-66z">
          <text:p/>
        </draw:path>
        <draw:path draw:style-name="gr58" draw:text-style-name="P2" draw:layer="layout" svg:width="0.228cm" svg:height="0.182cm" svg:x="8.5cm" svg:y="12.223cm" svg:viewBox="0 0 229 183" svg:d="M0 0v62c30 25 62 47 97 66 41 23 86 42 132 55">
          <text:p/>
        </draw:path>
        <draw:path draw:style-name="gr57" draw:text-style-name="P2" draw:layer="layout" svg:width="0.228cm" svg:height="0.182cm" svg:x="8.5cm" svg:y="12.225cm" svg:viewBox="0 0 229 183" svg:d="M229 183v-62c-46-13-91-32-133-55-34-19-66-41-96-66">
          <text:p/>
        </draw:path>
        <draw:path draw:style-name="gr97" draw:text-style-name="P55" draw:layer="layout" svg:width="0.346cm" svg:height="0.346cm" svg:x="8.89cm" svg:y="12.577cm" svg:viewBox="0 0 347 347" svg:d="M347 173c0 31-8 61-23 87-15 27-37 49-64 64-26 15-56 23-86 23-31 0-61-8-87-23-27-15-49-37-64-64-15-26-23-56-23-87 0-30 8-60 23-86 15-27 37-49 64-64 26-15 55-23 85-23 1 0 1 0 2 0 30 0 60 8 86 23 27 15 49 37 64 64 15 26 23 56 23 86z">
          <text:p/>
        </draw:path>
        <draw:path draw:style-name="gr98" draw:text-style-name="P56" draw:layer="layout" svg:width="0.333cm" svg:height="0.338cm" svg:x="8.905cm" svg:y="12.582cm" svg:viewBox="0 0 334 339" svg:d="M138 339l20-53c12-10 22-22 28-36 2-6 4-13 5-19-1-5-2-10-5-14-4-7-9-12-16-15-3-2-7-4-11-4-6 0-12 2-18 5-6 4-11 9-15 15l-8-13c2-1 4-2 6-3 5-3 10-8 13-13 2-3 3-7 4-11-2-1-5-2-7-4-7-4-14-10-19-17l29-23 7-32-21-14 13-16-25-18 7-20 40 11-2 33 16 5 22-10 17 14 20 47-6 27-15 10 7 18c1 2 2 5 4 7 2 5 6 8 10 11 5 2 10 3 15 3s10-1 14-3h1c0 0 1 0 2 1 5 3 9 7 12 12s5 10 5 16c0 0 0 1 0 2l8 40c8-10 15-20 20-31 14-26 21-54 19-83v-1c0-18-4-37-13-53-2-3-4-7-6-10-2-5-5-11-8-16-6-10-14-19-22-27-3 1-6 2-9 4-5 2-9 6-12 11-2 3-3 5-3 8l7 23c-1 1-1 1-2 1-3 2-7 3-11 3s-7-1-11-3c-1 0-2-1-3-2l-4 34c-4-15-10-30-18-45l22-9-8-13-15-3v-11l7-40-37-11-19 11-12-13-22-2-47 26 21 13-16 25c3 0 6 1 10 3 3 2 6 5 8 8 2 4 3 7 3 11 0 2 0 3 0 4 0 1 0 1 0 1 1 1 1 3 1 4 0 2 0 3-1 4 0 2-1 3-3 3-1 1-2 2-4 2-1 0-3-1-4-2-1 0-2-1-2-2-2 1-4 1-6 1s-4 0-6-1-4-3-5-5-2-4-2-7c0-1 0-2 0-3l7-27-9-27-33 6 1 16-8 7-16-1c-6 7-11 14-15 21-3 6-6 13-9 19l18 8c3 3 5 6 7 9 5 10 8 21 8 32 0 1 0 3 0 4 1 1 1 2 1 2 5 9 13 17 22 22s20 8 30 8c2 0 3 0 5 0 3 0 5 2 8 3 7 4 12 9 16 16 4 6 6 13 6 20-2 1-4 3-5 5-2 4-3 7-3 11s1 8 3 11c0 1 0 1 1 2l21 11c0 1 0 1 0 2 0 5-1 9-4 13-2 4-5 7-8 9-1 4-1 7-1 11 0 13 3 25 10 36 1 2 2 3 3 5z">
          <text:p/>
        </draw:path>
        <draw:path draw:style-name="gr35" draw:text-style-name="P2" draw:layer="layout" svg:width="0.346cm" svg:height="0.347cm" svg:x="8.89cm" svg:y="12.578cm" svg:viewBox="0 0 347 348" svg:d="M347 174c0 31-8 61-23 87s-37 48-64 64c-26 15-56 23-86 23-31 0-61-8-87-23-27-16-49-38-64-64s-23-56-23-87 8-61 23-87 37-48 64-64c26-15 55-23 85-23 1 0 1 0 2 0 30 0 60 8 86 23 27 16 49 38 64 64s23 56 23 87z">
          <text:p/>
        </draw:path>
        <draw:frame draw:style-name="gr7" draw:text-style-name="P2" draw:layer="layout" svg:width="0.714cm" svg:height="0.591cm" svg:x="8.561cm" svg:y="12.964cm">
          <draw:text-box>
            <text:p text:style-name="P3"><text:span text:style-name="T6">Web</text:span></text:p>
            <text:p text:style-name="P3"><text:span text:style-name="T6">Services</text:span></text:p>
          </draw:text-box>
        </draw:frame>
        <draw:path draw:style-name="gr32" draw:text-style-name="P20" draw:layer="layout" svg:width="0.583cm" svg:height="0.412cm" svg:x="9.896cm" svg:y="13.176cm" svg:viewBox="0 0 584 413" svg:d="M176 413c36 1 72-1 107-7 87-16 169-53 236-109 8-6 15-12 22-18 7-9 14-17 19-27 16-26 24-55 24-85 0-31-8-60-24-86-15-26-37-48-64-63-15-8-30-14-46-18l-450 413z">
          <text:p/>
        </draw:path>
        <draw:g>
          <draw:path draw:style-name="gr62" draw:text-style-name="P36" draw:layer="layout" svg:width="0.819cm" svg:height="0.497cm" svg:x="9.589cm" svg:y="12.319cm" svg:viewBox="0 0 820 498" svg:d="M311 498l509-309-316-189-504 307c41 50 89 93 144 125 52 32 108 54 167 66z">
            <text:p/>
          </draw:path>
          <draw:path draw:style-name="gr58" draw:text-style-name="P2" draw:layer="layout" svg:width="0.819cm" svg:height="0.497cm" svg:x="9.589cm" svg:y="12.319cm" svg:viewBox="0 0 820 498" svg:d="M311 498l509-309-316-189-504 307c41 50 89 93 144 125 52 32 108 54 167 66z">
            <text:p/>
          </draw:path>
        </draw:g>
        <draw:g>
          <draw:path draw:style-name="gr63" draw:text-style-name="P37" draw:layer="layout" svg:width="0.311cm" svg:height="0.964cm" svg:x="9.589cm" svg:y="12.625cm" svg:viewBox="0 0 312 965" svg:d="M312 191c-59-12-115-34-167-65-55-33-104-75-145-126v789c38 43 81 80 130 109 56 34 118 56 182 67z">
            <text:p/>
          </draw:path>
          <draw:path draw:style-name="gr58" draw:text-style-name="P2" draw:layer="layout" svg:width="0.311cm" svg:height="0.964cm" svg:x="9.589cm" svg:y="12.625cm" svg:viewBox="0 0 312 965" svg:d="M312 191c-59-12-115-34-167-65-55-33-104-75-145-126v789c38 43 81 80 130 109 56 34 118 56 182 67z">
            <text:p/>
          </draw:path>
        </draw:g>
        <draw:g>
          <draw:polygon draw:style-name="gr64" draw:text-style-name="P38" draw:layer="layout" svg:width="0.508cm" svg:height="1.081cm" svg:x="9.899cm" svg:y="12.507cm" svg:viewBox="0 0 509 1082" draw:points="0,309 0,1082 509,775 509,0">
            <text:p/>
          </draw:polygon>
          <draw:polygon draw:style-name="gr58" draw:text-style-name="P2" draw:layer="layout" svg:width="0.508cm" svg:height="1.081cm" svg:x="9.899cm" svg:y="12.507cm" svg:viewBox="0 0 509 1082" draw:points="0,309 0,1082 509,775 509,0">
            <text:p/>
          </draw:polygon>
        </draw:g>
        <draw:path draw:style-name="gr35" draw:text-style-name="P2" draw:layer="layout" svg:width="0.819cm" svg:height="1.269cm" svg:x="9.589cm" svg:y="12.319cm" svg:viewBox="0 0 820 1270" svg:d="M820 188l-316-188-504 306v788c37 43 81 80 130 109 55 34 117 56 181 67l509-306z">
          <text:p/>
        </draw:path>
        <draw:g>
          <draw:path draw:style-name="gr65" draw:text-style-name="P39" draw:layer="layout" svg:width="0.053cm" svg:height="0.067cm" svg:x="9.706cm" svg:y="13.103cm" svg:viewBox="0 0 54 68" svg:d="M51 27c2 6 3 11 3 16 0 6-2 11-4 16-3 4-6 7-10 9-4 1-9 1-13-1-5-1-10-4-14-9-4-4-7-9-9-15-3-6-4-12-4-18 0-5 2-11 4-15s6-7 10-9h1c3-1 8-1 12 0 5 2 10 5 14 9 4 5 7 10 9 16z">
            <text:p/>
          </draw:path>
          <draw:path draw:style-name="gr57" draw:text-style-name="P2" draw:layer="layout" svg:width="0.053cm" svg:height="0.067cm" svg:x="9.706cm" svg:y="13.103cm" svg:viewBox="0 0 54 68" svg:d="M51 27c2 6 3 11 3 16 0 6-2 11-4 16-3 4-6 7-10 9-4 1-9 1-13-1-5-1-10-4-14-9-4-4-7-9-9-15-3-6-4-12-4-18 0-5 2-11 4-15s6-7 10-9h1c3-1 8-1 12 0 5 2 10 5 14 9 4 5 7 10 9 16z">
            <text:p/>
          </draw:path>
        </draw:g>
        <draw:path draw:style-name="gr66" draw:text-style-name="P2" draw:layer="layout" svg:width="0.21cm" svg:height="0.214cm" svg:x="9.639cm" svg:y="13.262cm" svg:viewBox="0 0 211 215" svg:d="M0 0c26 23 53 44 82 62 41 26 84 46 129 59M0 47c26 24 53 45 82 62 41 26 84 46 129 59M0 94c26 24 53 45 82 63 41 25 84 45 129 58">
          <text:p/>
        </draw:path>
        <draw:g>
          <draw:path draw:style-name="gr31" draw:text-style-name="P19" draw:layer="layout" svg:width="0.229cm" svg:height="0.144cm" svg:x="9.63cm" svg:y="12.774cm" svg:viewBox="0 0 230 145" svg:d="M8 23c27 26 57 48 89 68 39 23 80 41 123 54 2 0 3-1 5-1 2-1 3-3 4-5 1-1 1-3 1-5s0-4-1-6c-1-1-2-3-4-4s-3-1-5-1c-43-13-84-31-122-54-31-18-59-40-86-65-1-1-1-2-2-3s-2-1-4-1c-1 0-2 1-3 1-1 1-1 2-2 3s-1 2-1 4c0 1 1 2 1 3 0 3 1 5 2 7s3 4 5 5z">
            <text:p/>
          </draw:path>
          <draw:path draw:style-name="gr57" draw:text-style-name="P2" draw:layer="layout" svg:width="0.229cm" svg:height="0.144cm" svg:x="9.63cm" svg:y="12.774cm" svg:viewBox="0 0 230 145" svg:d="M8 23c27 26 57 48 89 68 39 23 80 41 123 54 2 0 3-1 5-1 2-1 3-3 4-5 1-1 1-3 1-5s0-4-1-6c-1-1-2-3-4-4s-3-1-5-1c-43-13-84-31-122-54-31-18-59-40-86-65-1-1-1-2-2-3s-2-1-4-1c-1 0-2 1-3 1-1 1-1 2-2 3s-1 2-1 4c0 1 1 2 1 3 0 3 1 5 2 7s3 4 5 5z">
            <text:p/>
          </draw:path>
        </draw:g>
        <draw:g>
          <draw:path draw:style-name="gr67" draw:text-style-name="P40" draw:layer="layout" svg:width="0.066cm" svg:height="0.047cm" svg:x="9.697cm" svg:y="12.842cm" svg:viewBox="0 0 67 48" svg:d="M67 47c0-1 0-1-1-2-4-14-10-25-18-33-7-8-16-12-24-12s-15 4-22 10c-1 3-2 6-2 9 0 5 2 10 7 15 4 4 11 8 19 10 8 3 17 4 26 4 5 0 10 0 15-1z">
            <text:p/>
          </draw:path>
          <draw:path draw:style-name="gr68" draw:text-style-name="P2" draw:layer="layout" svg:width="0.066cm" svg:height="0.047cm" svg:x="9.697cm" svg:y="12.842cm" svg:viewBox="0 0 67 48" svg:d="M67 47c0-1 0-1-1-2-4-14-10-25-18-33-7-8-16-12-24-12s-15 4-22 10c-1 3-2 6-2 9 0 5 2 10 7 15 4 4 11 8 19 10 8 3 17 4 26 4 5 0 10 0 15-1z">
            <text:p/>
          </draw:path>
        </draw:g>
        <draw:path draw:style-name="gr74" draw:text-style-name="P46" draw:layer="layout" svg:width="0.21cm" svg:height="0.182cm" svg:x="9.639cm" svg:y="12.858cm" svg:viewBox="0 0 211 183" svg:d="M0 0v62c28 25 58 47 89 66 39 23 80 42 122 55v-62c-42-13-83-32-122-55-31-19-61-41-89-66z">
          <text:p/>
        </draw:path>
        <draw:path draw:style-name="gr31" draw:text-style-name="P19" draw:layer="layout" svg:width="0.21cm" svg:height="0.136cm" svg:x="9.639cm" svg:y="12.871cm" svg:viewBox="0 0 211 137" svg:d="M0 15c27 26 57 49 90 69 38 23 79 41 121 53v-15c-43-14-84-32-122-56-32-19-61-41-89-66z">
          <text:p/>
        </draw:path>
        <draw:path draw:style-name="gr58" draw:text-style-name="P2" draw:layer="layout" svg:width="0.21cm" svg:height="0.182cm" svg:x="9.639cm" svg:y="12.857cm" svg:viewBox="0 0 211 183" svg:d="M0 0v62c28 25 58 47 89 66 39 23 80 42 122 55">
          <text:p/>
        </draw:path>
        <draw:path draw:style-name="gr57" draw:text-style-name="P2" draw:layer="layout" svg:width="0.21cm" svg:height="0.182cm" svg:x="9.639cm" svg:y="12.86cm" svg:viewBox="0 0 211 183" svg:d="M211 183v-62c-42-13-83-32-122-55-31-19-61-41-89-66">
          <text:p/>
        </draw:path>
        <draw:path draw:style-name="gr97" draw:text-style-name="P55" draw:layer="layout" svg:width="0.319cm" svg:height="0.347cm" svg:x="9.998cm" svg:y="13.212cm" svg:viewBox="0 0 320 348" svg:d="M320 174c0 31-7 61-21 87s-35 48-59 64c-24 15-52 23-80 23s-56-8-80-23c-24-16-45-38-59-64s-21-56-21-87 7-61 21-87 35-48 59-64c24-15 51-23 79-23h1c28 0 56 8 80 23 24 16 45 38 59 64s21 56 21 87z">
          <text:p/>
        </draw:path>
        <draw:path draw:style-name="gr98" draw:text-style-name="P56" draw:layer="layout" svg:width="0.306cm" svg:height="0.338cm" svg:x="10.011cm" svg:y="13.217cm" svg:viewBox="0 0 307 339" svg:d="M126 339l19-54c7-6 13-13 18-21 6-10 11-21 13-33-1-5-3-10-5-14-3-6-8-11-14-15-4-2-7-4-12-4-5 0-11 2-16 5-5 4-10 9-14 15l-7-13c2-1 4-2 6-3 5-3 9-8 12-13 2-3 3-7 3-11-2-1-4-3-6-4-7-4-13-10-18-17l27-23 7-32-20-14 12-16-23-18 6-20 37 11-2 33 16 5 20-10 15 14 19 47-5 27-14 10 6 18c0 3 1 6 3 8 2 5 5 8 9 11 4 2 9 3 13 3 5 0 9-1 13-3 1-1 1-1 2-1 1 0 2 1 3 1 4 3 8 7 11 12s4 10 4 16c0 1 0 1 0 2l7 40c5-7 10-13 14-21 14-24 22-53 22-82 0-4 0-8 0-12 0-1 0-3 0-5-1-19-6-38-16-54-1-1-1-3-2-4-2-6-5-11-8-17-5-9-12-18-19-26-3 1-6 2-9 4-5 3-9 7-11 12-2 2-3 5-3 7l7 23c-1 1-1 1-2 1-3 2-6 3-10 3-3 0-7-1-10-3-1 0-1-1-2-2l-4 34c-4-15-10-30-16-45l20-9-8-13-14-3 1-11 7-40-35-11-17 11-13-13-20-2-43 26 20 13-15 25c3 0 6 1 9 3s6 5 8 8c2 4 3 7 3 11 0 2 0 3-1 4 1 1 1 2 1 3s-1 2-1 4c-1 1-2 2-3 2-2 1-3 2-4 2-2 0-3-1-4-2h-1c-1 1-3 2-5 2s-4-1-6-2-3-3-4-5-2-4-2-6c0-1 0-2 0-3l6-27-7-27-31 6 1 16-7 7-15-1c-5 7-10 14-14 21-3 6-6 13-8 19l17 8c2 3 4 6 5 9 6 9 8 20 8 31 0 2 0 4 0 5 0 1 1 2 1 3 5 8 12 16 20 21 9 5 18 8 28 8 1 0 3 0 4 0 3 0 6 2 9 3 6 4 11 9 14 16 3 6 5 13 5 20-2 1-3 3-4 6-2 3-3 7-3 11 0 3 1 7 3 11v1l19 11c0 1 1 1 1 2 0 5-2 9-4 13s-4 7-8 9c0 4 0 7 0 11 0 13 3 25 9 36 1 2 1 3 2 5z">
          <text:p/>
        </draw:path>
        <draw:path draw:style-name="gr35" draw:text-style-name="P2" draw:layer="layout" svg:width="0.319cm" svg:height="0.347cm" svg:x="9.998cm" svg:y="13.212cm" svg:viewBox="0 0 320 348" svg:d="M320 174c0 31-7 61-21 87s-35 48-59 64c-24 15-52 23-80 23s-56-8-80-23c-24-16-45-38-59-64s-21-56-21-87 7-61 21-87 35-48 59-64c24-15 51-23 79-23h1c28 0 56 8 80 23 24 16 45 38 59 64s21 56 21 87z">
          <text:p/>
        </draw:path>
        <draw:path draw:style-name="gr32" draw:text-style-name="P20" draw:layer="layout" svg:width="0.107cm" svg:height="0.082cm" svg:x="10.243cm" svg:y="13.484cm" svg:viewBox="0 0 108 83" svg:d="M0 72c13 7 28 11 42 11 12 0 24-3 34-7 3-1 5-2 7-3 8-5 14-12 19-20 2-4 4-9 5-14 0-2 1-4 1-6 0-5-2-11-5-16s-7-10-12-13c-5-2-10-4-16-4-1 0-1 0-2 0z">
          <text:p/>
        </draw:path>
        <draw:g>
          <draw:path draw:style-name="gr81" draw:text-style-name="P51" draw:layer="layout" svg:width="0.141cm" svg:height="0.071cm" svg:x="10.175cm" svg:y="13.344cm" svg:viewBox="0 0 142 72" svg:d="M142 36c0 6-3 13-10 18-6 5-15 10-25 13-11 3-24 5-36 5s-25-2-35-5c-11-3-20-8-26-13-7-5-10-12-10-18s3-13 10-18c6-5 15-10 25-13 11-3 24-5 36-5 12 0 25 2 35 5 11 3 20 8 26 13 7 5 10 12 10 18z">
            <text:p/>
          </draw:path>
          <draw:path draw:style-name="gr82" draw:text-style-name="P2" draw:layer="layout" svg:width="0.141cm" svg:height="0.071cm" svg:x="10.175cm" svg:y="13.344cm" svg:viewBox="0 0 142 72" svg:d="M142 36c0 6-3 13-10 18-6 5-15 10-25 13-11 3-24 5-36 5s-25-2-35-5c-11-3-20-8-26-13-7-5-10-12-10-18s3-13 10-18c6-5 15-10 25-13 11-3 24-5 36-5 12 0 25 2 35 5 11 3 20 8 26 13 7 5 10 12 10 18z">
            <text:p/>
          </draw:path>
        </draw:g>
        <draw:g>
          <draw:path draw:style-name="gr83" draw:text-style-name="P52" draw:layer="layout" svg:width="0.141cm" svg:height="0.177cm" svg:x="10.175cm" svg:y="13.38cm" svg:viewBox="0 0 142 178" svg:d="M0 0v141c0 6 3 13 10 18 6 6 15 10 25 14 11 3 24 5 36 5s25-2 36-5c10-4 19-8 25-14 7-5 10-11 10-17v-142c0 6-3 13-10 18-6 6-15 10-25 14-11 3-24 4-36 4s-25-1-35-4c-11-4-20-8-26-14-7-5-10-12-10-18z">
            <text:p/>
          </draw:path>
          <draw:path draw:style-name="gr84" draw:text-style-name="P2" draw:layer="layout" svg:width="0.141cm" svg:height="0.177cm" svg:x="10.175cm" svg:y="13.38cm" svg:viewBox="0 0 142 178" svg:d="M0 0v141c0 6 3 13 10 18 6 6 15 10 25 14 11 3 24 5 36 5s25-2 36-5c10-4 19-8 25-14 7-5 10-11 10-17v-142c0 6-3 13-10 18-6 6-15 10-25 14-11 3-24 4-36 4s-25-1-35-4c-11-4-20-8-26-14-7-5-10-12-10-18z">
            <text:p/>
          </draw:path>
        </draw:g>
        <draw:path draw:style-name="gr35" draw:text-style-name="P2" draw:layer="layout" svg:width="0.139cm" svg:height="0.213cm" svg:x="10.176cm" svg:y="13.344cm" svg:viewBox="0 0 140 214" svg:d="M140 35c0-6-3-12-9-17-7-5-15-10-26-13s-23-5-35-5-24 2-35 5-19 8-26 13c-6 5-9 12-9 18v141c0 7 3 13 9 18 7 6 15 11 26 14s23 5 35 5 24-2 35-5 19-8 26-14c6-5 9-11 9-17z">
          <text:p/>
        </draw:path>
        <draw:frame draw:style-name="gr109" draw:text-style-name="P2" draw:layer="layout" svg:width="1.578cm" svg:height="0.591cm" svg:x="9.371cm" svg:y="13.574cm">
          <draw:text-box>
            <text:p text:style-name="P3"><text:span text:style-name="T6">Public</text:span></text:p>
            <text:p text:style-name="P3"><text:span text:style-name="T6">DNS</text:span></text:p>
          </draw:text-box>
        </draw:frame>
        <draw:g>
          <draw:path draw:style-name="gr62" draw:text-style-name="P36" draw:layer="layout" svg:width="0.622cm" svg:height="0.271cm" svg:x="7.417cm" svg:y="11.612cm" svg:viewBox="0 0 623 272" svg:d="M236 272l387-170-240-102-383 168c31 27 68 50 109 68 40 17 83 29 127 36z">
            <text:p/>
          </draw:path>
          <draw:path draw:style-name="gr58" draw:text-style-name="P2" draw:layer="layout" svg:width="0.622cm" svg:height="0.271cm" svg:x="7.417cm" svg:y="11.612cm" svg:viewBox="0 0 623 272" svg:d="M236 272l387-170-240-102-383 168c31 27 68 50 109 68 40 17 83 29 127 36z">
            <text:p/>
          </draw:path>
        </draw:g>
        <draw:g>
          <draw:path draw:style-name="gr63" draw:text-style-name="P37" draw:layer="layout" svg:width="0.236cm" svg:height="0.526cm" svg:x="7.417cm" svg:y="11.779cm" svg:viewBox="0 0 237 527" svg:d="M237 104c-45-6-88-18-127-35-42-18-79-41-110-69v431c28 23 62 43 98 59 43 19 90 31 139 37z">
            <text:p/>
          </draw:path>
          <draw:path draw:style-name="gr58" draw:text-style-name="P2" draw:layer="layout" svg:width="0.236cm" svg:height="0.526cm" svg:x="7.417cm" svg:y="11.779cm" svg:viewBox="0 0 237 527" svg:d="M237 104c-45-6-88-18-127-35-42-18-79-41-110-69v431c28 23 62 43 98 59 43 19 90 31 139 37z">
            <text:p/>
          </draw:path>
        </draw:g>
        <draw:g>
          <draw:polygon draw:style-name="gr64" draw:text-style-name="P38" draw:layer="layout" svg:width="0.386cm" svg:height="0.59cm" svg:x="7.653cm" svg:y="11.715cm" svg:viewBox="0 0 387 591" draw:points="0,169 0,591 387,423 387,0">
            <text:p/>
          </draw:polygon>
          <draw:polygon draw:style-name="gr58" draw:text-style-name="P2" draw:layer="layout" svg:width="0.386cm" svg:height="0.59cm" svg:x="7.653cm" svg:y="11.715cm" svg:viewBox="0 0 387 591" draw:points="0,169 0,591 387,423 387,0">
            <text:p/>
          </draw:polygon>
        </draw:g>
        <draw:path draw:style-name="gr35" draw:text-style-name="P2" draw:layer="layout" svg:width="0.622cm" svg:height="0.693cm" svg:x="7.417cm" svg:y="11.612cm" svg:viewBox="0 0 623 694" svg:d="M623 102l-240-102-383 167v431c28 23 61 43 98 59 43 19 90 31 138 37l387-167z">
          <text:p/>
        </draw:path>
        <draw:g>
          <draw:path draw:style-name="gr65" draw:text-style-name="P39" draw:layer="layout" svg:width="0.036cm" svg:height="0.039cm" svg:x="7.507cm" svg:y="12.039cm" svg:viewBox="0 0 37 40" svg:d="M35 14c1 4 2 7 1 10 0 4-1 7-3 10-2 2-4 4-7 5s-7 2-10 1-6-2-9-5c-2-2-4-5-6-9-1-3-2-6-1-10 0-3 1-7 3-9 2-3 5-5 7-6 1 0 1 0 1 0 3-1 6-1 9 0 3 0 6 2 9 4 2 3 4 6 6 9z">
            <text:p/>
          </draw:path>
          <draw:path draw:style-name="gr57" draw:text-style-name="P2" draw:layer="layout" svg:width="0.036cm" svg:height="0.039cm" svg:x="7.507cm" svg:y="12.039cm" svg:viewBox="0 0 37 40" svg:d="M35 14c1 4 2 7 1 10 0 4-1 7-3 10-2 2-4 4-7 5s-7 2-10 1-6-2-9-5c-2-2-4-5-6-9-1-3-2-6-1-10 0-3 1-7 3-9 2-3 5-5 7-6 1 0 1 0 1 0 3-1 6-1 9 0 3 0 6 2 9 4 2 3 4 6 6 9z">
            <text:p/>
          </draw:path>
        </draw:g>
        <draw:path draw:style-name="gr66" draw:text-style-name="P2" draw:layer="layout" svg:width="0.16cm" svg:height="0.117cm" svg:x="7.455cm" svg:y="12.127cm" svg:viewBox="0 0 161 118" svg:d="M0 0c5 3 11 7 16 10 44 26 93 45 145 56M0 25c6 4 12 8 18 12 44 25 92 44 143 55M0 51c6 4 12 8 18 12 44 26 92 44 143 55">
          <text:p/>
        </draw:path>
        <draw:g>
          <draw:path draw:style-name="gr31" draw:text-style-name="P19" draw:layer="layout" svg:width="0.174cm" svg:height="0.077cm" svg:x="7.449cm" svg:y="11.861cm" svg:viewBox="0 0 175 78" svg:d="M5 11c21 14 43 26 67 37 30 13 62 23 95 30 1 0 3 0 4-1 1 0 2-1 3-2s1-2 1-3 0-2-1-3-2-2-3-2c-1-1-3-1-4-1-33-7-66-17-95-30-23-10-44-22-64-35h-1c0-1-1-1-2-1s-2 0-3 1c0 0-1 0-1 1-1 0-1 1-1 1 0 1 0 1 0 1 0 2 1 3 1 5 1 1 3 2 4 2z">
            <text:p/>
          </draw:path>
          <draw:path draw:style-name="gr57" draw:text-style-name="P2" draw:layer="layout" svg:width="0.174cm" svg:height="0.077cm" svg:x="7.449cm" svg:y="11.861cm" svg:viewBox="0 0 175 78" svg:d="M5 11c21 14 43 26 67 37 30 13 62 23 95 30 1 0 3 0 4-1 1 0 2-1 3-2s1-2 1-3 0-2-1-3-2-2-3-2c-1-1-3-1-4-1-33-7-66-17-95-30-23-10-44-22-64-35h-1c0-1-1-1-2-1s-2 0-3 1c0 0-1 0-1 1-1 0-1 1-1 1 0 1 0 1 0 1 0 2 1 3 1 5 1 1 3 2 4 2z">
            <text:p/>
          </draw:path>
        </draw:g>
        <draw:g>
          <draw:path draw:style-name="gr67" draw:text-style-name="P40" draw:layer="layout" svg:width="0.051cm" svg:height="0.027cm" svg:x="7.499cm" svg:y="11.898cm" svg:viewBox="0 0 52 28" svg:d="M52 27c0-1-1-2-1-3-4-7-8-14-14-18s-12-6-19-6c-5 0-10 2-15 5-2 2-3 4-3 7 0 2 2 5 5 8 4 2 9 4 15 6 6 1 13 2 20 2 4 0 8 0 12-1z">
            <text:p/>
          </draw:path>
          <draw:path draw:style-name="gr68" draw:text-style-name="P2" draw:layer="layout" svg:width="0.051cm" svg:height="0.027cm" svg:x="7.499cm" svg:y="11.898cm" svg:viewBox="0 0 52 28" svg:d="M52 27c0-1-1-2-1-3-4-7-8-14-14-18s-12-6-19-6c-5 0-10 2-15 5-2 2-3 4-3 7 0 2 2 5 5 8 4 2 9 4 15 6 6 1 13 2 20 2 4 0 8 0 12-1z">
            <text:p/>
          </draw:path>
        </draw:g>
        <draw:path draw:style-name="gr74" draw:text-style-name="P46" draw:layer="layout" svg:width="0.16cm" svg:height="0.099cm" svg:x="7.455cm" svg:y="11.907cm" svg:viewBox="0 0 161 100" svg:d="M0 0v33c21 14 44 27 69 37 29 13 60 23 92 30v-34c-33-8-64-18-94-31-24-10-46-22-67-35z">
          <text:p/>
        </draw:path>
        <draw:path draw:style-name="gr31" draw:text-style-name="P19" draw:layer="layout" svg:width="0.16cm" svg:height="0.074cm" svg:x="7.455cm" svg:y="11.913cm" svg:viewBox="0 0 161 75" svg:d="M0 8c21 15 44 27 69 38 29 13 60 22 92 29v-9c-33-7-64-18-94-30-24-11-46-23-67-36z">
          <text:p/>
        </draw:path>
        <draw:path draw:style-name="gr58" draw:text-style-name="P2" draw:layer="layout" svg:width="0.16cm" svg:height="0.099cm" svg:x="7.455cm" svg:y="11.906cm" svg:viewBox="0 0 161 100" svg:d="M0 0v33c21 14 44 27 69 37 29 13 60 23 92 30">
          <text:p/>
        </draw:path>
        <draw:path draw:style-name="gr57" draw:text-style-name="P2" draw:layer="layout" svg:width="0.16cm" svg:height="0.099cm" svg:x="7.455cm" svg:y="11.908cm" svg:viewBox="0 0 161 100" svg:d="M161 100v-34c-33-8-64-18-94-31-24-10-46-22-67-35">
          <text:p/>
        </draw:path>
        <draw:g>
          <draw:path draw:style-name="gr62" draw:text-style-name="P36" draw:layer="layout" svg:width="0.622cm" svg:height="0.271cm" svg:x="7.417cm" svg:y="11.151cm" svg:viewBox="0 0 623 272" svg:d="M236 272l387-170-240-102-383 168c31 27 68 50 109 68 40 17 83 29 127 36z">
            <text:p/>
          </draw:path>
          <draw:path draw:style-name="gr58" draw:text-style-name="P2" draw:layer="layout" svg:width="0.622cm" svg:height="0.271cm" svg:x="7.417cm" svg:y="11.151cm" svg:viewBox="0 0 623 272" svg:d="M236 272l387-170-240-102-383 168c31 27 68 50 109 68 40 17 83 29 127 36z">
            <text:p/>
          </draw:path>
        </draw:g>
        <draw:g>
          <draw:path draw:style-name="gr63" draw:text-style-name="P37" draw:layer="layout" svg:width="0.236cm" svg:height="0.526cm" svg:x="7.417cm" svg:y="11.317cm" svg:viewBox="0 0 237 527" svg:d="M237 104c-45-6-88-18-127-35-42-18-79-41-110-69v431c28 23 62 43 98 59 43 19 90 31 139 37z">
            <text:p/>
          </draw:path>
          <draw:path draw:style-name="gr58" draw:text-style-name="P2" draw:layer="layout" svg:width="0.236cm" svg:height="0.526cm" svg:x="7.417cm" svg:y="11.317cm" svg:viewBox="0 0 237 527" svg:d="M237 104c-45-6-88-18-127-35-42-18-79-41-110-69v431c28 23 62 43 98 59 43 19 90 31 139 37z">
            <text:p/>
          </draw:path>
        </draw:g>
        <draw:g>
          <draw:polygon draw:style-name="gr64" draw:text-style-name="P38" draw:layer="layout" svg:width="0.386cm" svg:height="0.59cm" svg:x="7.653cm" svg:y="11.253cm" svg:viewBox="0 0 387 591" draw:points="0,169 0,591 387,423 387,0">
            <text:p/>
          </draw:polygon>
          <draw:polygon draw:style-name="gr58" draw:text-style-name="P2" draw:layer="layout" svg:width="0.386cm" svg:height="0.59cm" svg:x="7.653cm" svg:y="11.253cm" svg:viewBox="0 0 387 591" draw:points="0,169 0,591 387,423 387,0">
            <text:p/>
          </draw:polygon>
        </draw:g>
        <draw:path draw:style-name="gr35" draw:text-style-name="P2" draw:layer="layout" svg:width="0.622cm" svg:height="0.693cm" svg:x="7.417cm" svg:y="11.151cm" svg:viewBox="0 0 623 694" svg:d="M623 102l-240-102-383 167v431c28 23 61 43 98 59 43 19 90 31 138 37l387-167z">
          <text:p/>
        </draw:path>
        <draw:g>
          <draw:path draw:style-name="gr65" draw:text-style-name="P39" draw:layer="layout" svg:width="0.036cm" svg:height="0.039cm" svg:x="7.507cm" svg:y="11.577cm" svg:viewBox="0 0 37 40" svg:d="M35 14c1 4 2 7 1 10 0 4-1 7-3 10-2 2-4 4-7 5s-7 2-10 1-6-2-9-5c-2-2-4-5-6-9-1-3-2-6-1-10 0-3 1-7 3-9 2-3 5-5 7-6 1 0 1 0 1 0 3-1 6-1 9 0 3 0 6 2 9 4 2 3 4 6 6 9z">
            <text:p/>
          </draw:path>
          <draw:path draw:style-name="gr57" draw:text-style-name="P2" draw:layer="layout" svg:width="0.036cm" svg:height="0.039cm" svg:x="7.507cm" svg:y="11.577cm" svg:viewBox="0 0 37 40" svg:d="M35 14c1 4 2 7 1 10 0 4-1 7-3 10-2 2-4 4-7 5s-7 2-10 1-6-2-9-5c-2-2-4-5-6-9-1-3-2-6-1-10 0-3 1-7 3-9 2-3 5-5 7-6 1 0 1 0 1 0 3-1 6-1 9 0 3 0 6 2 9 4 2 3 4 6 6 9z">
            <text:p/>
          </draw:path>
        </draw:g>
        <draw:path draw:style-name="gr66" draw:text-style-name="P2" draw:layer="layout" svg:width="0.16cm" svg:height="0.117cm" svg:x="7.455cm" svg:y="11.665cm" svg:viewBox="0 0 161 118" svg:d="M0 0c5 3 11 7 16 10 44 26 93 45 145 56M0 25c6 4 12 8 18 12 44 25 92 44 143 55M0 51c6 4 12 8 18 12 44 26 92 44 143 55">
          <text:p/>
        </draw:path>
        <draw:g>
          <draw:path draw:style-name="gr31" draw:text-style-name="P19" draw:layer="layout" svg:width="0.174cm" svg:height="0.077cm" svg:x="7.449cm" svg:y="11.399cm" svg:viewBox="0 0 175 78" svg:d="M5 11c21 14 43 26 67 37 30 13 62 23 95 30 1 0 3 0 4-1 1 0 2-1 3-2s1-2 1-3 0-2-1-3-2-2-3-2c-1-1-3-1-4-1-33-7-66-17-95-30-23-10-44-22-64-35h-1c0-1-1-1-2-1s-2 0-3 1c0 0-1 0-1 1-1 0-1 1-1 1 0 1 0 1 0 1 0 2 1 3 1 5 1 1 3 2 4 2z">
            <text:p/>
          </draw:path>
          <draw:path draw:style-name="gr57" draw:text-style-name="P2" draw:layer="layout" svg:width="0.174cm" svg:height="0.077cm" svg:x="7.449cm" svg:y="11.399cm" svg:viewBox="0 0 175 78" svg:d="M5 11c21 14 43 26 67 37 30 13 62 23 95 30 1 0 3 0 4-1 1 0 2-1 3-2s1-2 1-3 0-2-1-3-2-2-3-2c-1-1-3-1-4-1-33-7-66-17-95-30-23-10-44-22-64-35h-1c0-1-1-1-2-1s-2 0-3 1c0 0-1 0-1 1-1 0-1 1-1 1 0 1 0 1 0 1 0 2 1 3 1 5 1 1 3 2 4 2z">
            <text:p/>
          </draw:path>
        </draw:g>
        <draw:g>
          <draw:path draw:style-name="gr67" draw:text-style-name="P40" draw:layer="layout" svg:width="0.051cm" svg:height="0.027cm" svg:x="7.499cm" svg:y="11.436cm" svg:viewBox="0 0 52 28" svg:d="M52 27c0-1-1-2-1-3-4-7-8-14-14-18s-12-6-19-6c-5 0-10 2-15 5-2 2-3 4-3 7 0 2 2 5 5 8 4 2 9 4 15 6 6 1 13 2 20 2 4 0 8 0 12-1z">
            <text:p/>
          </draw:path>
          <draw:path draw:style-name="gr68" draw:text-style-name="P2" draw:layer="layout" svg:width="0.051cm" svg:height="0.027cm" svg:x="7.499cm" svg:y="11.436cm" svg:viewBox="0 0 52 28" svg:d="M52 27c0-1-1-2-1-3-4-7-8-14-14-18s-12-6-19-6c-5 0-10 2-15 5-2 2-3 4-3 7 0 2 2 5 5 8 4 2 9 4 15 6 6 1 13 2 20 2 4 0 8 0 12-1z">
            <text:p/>
          </draw:path>
        </draw:g>
        <draw:path draw:style-name="gr74" draw:text-style-name="P46" draw:layer="layout" svg:width="0.16cm" svg:height="0.099cm" svg:x="7.455cm" svg:y="11.445cm" svg:viewBox="0 0 161 100" svg:d="M0 0v33c21 14 44 27 69 37 29 13 60 23 92 30v-34c-33-8-64-18-94-31-24-10-46-22-67-35z">
          <text:p/>
        </draw:path>
        <draw:path draw:style-name="gr31" draw:text-style-name="P19" draw:layer="layout" svg:width="0.16cm" svg:height="0.074cm" svg:x="7.455cm" svg:y="11.452cm" svg:viewBox="0 0 161 75" svg:d="M0 8c21 15 44 27 69 38 29 13 60 22 92 29v-9c-33-7-64-18-94-30-24-11-46-23-67-36z">
          <text:p/>
        </draw:path>
        <draw:path draw:style-name="gr58" draw:text-style-name="P2" draw:layer="layout" svg:width="0.16cm" svg:height="0.099cm" svg:x="7.455cm" svg:y="11.444cm" svg:viewBox="0 0 161 100" svg:d="M0 0v33c21 14 44 27 69 37 29 13 60 23 92 30">
          <text:p/>
        </draw:path>
        <draw:path draw:style-name="gr57" draw:text-style-name="P2" draw:layer="layout" svg:width="0.16cm" svg:height="0.099cm" svg:x="7.455cm" svg:y="11.445cm" svg:viewBox="0 0 161 100" svg:d="M161 100v-34c-33-8-64-18-94-31-24-10-46-22-67-35">
          <text:p/>
        </draw:path>
        <draw:g>
          <draw:path draw:style-name="gr62" draw:text-style-name="P36" draw:layer="layout" svg:width="0.622cm" svg:height="0.271cm" svg:x="7.684cm" svg:y="11.728cm" svg:viewBox="0 0 623 272" svg:d="M236 272l387-170-240-102-383 168c31 27 68 50 109 68 40 17 83 29 127 36z">
            <text:p/>
          </draw:path>
          <draw:path draw:style-name="gr58" draw:text-style-name="P2" draw:layer="layout" svg:width="0.622cm" svg:height="0.271cm" svg:x="7.684cm" svg:y="11.728cm" svg:viewBox="0 0 623 272" svg:d="M236 272l387-170-240-102-383 168c31 27 68 50 109 68 40 17 83 29 127 36z">
            <text:p/>
          </draw:path>
        </draw:g>
        <draw:g>
          <draw:path draw:style-name="gr63" draw:text-style-name="P37" draw:layer="layout" svg:width="0.236cm" svg:height="0.526cm" svg:x="7.684cm" svg:y="11.895cm" svg:viewBox="0 0 237 527" svg:d="M237 104c-45-6-88-18-127-35-42-18-79-41-110-69v431c28 23 62 43 98 59 43 19 90 31 139 37z">
            <text:p/>
          </draw:path>
          <draw:path draw:style-name="gr58" draw:text-style-name="P2" draw:layer="layout" svg:width="0.236cm" svg:height="0.526cm" svg:x="7.684cm" svg:y="11.895cm" svg:viewBox="0 0 237 527" svg:d="M237 104c-45-6-88-18-127-35-42-18-79-41-110-69v431c28 23 62 43 98 59 43 19 90 31 139 37z">
            <text:p/>
          </draw:path>
        </draw:g>
        <draw:g>
          <draw:polygon draw:style-name="gr64" draw:text-style-name="P38" draw:layer="layout" svg:width="0.386cm" svg:height="0.59cm" svg:x="7.92cm" svg:y="11.831cm" svg:viewBox="0 0 387 591" draw:points="0,169 0,591 387,423 387,0">
            <text:p/>
          </draw:polygon>
          <draw:polygon draw:style-name="gr58" draw:text-style-name="P2" draw:layer="layout" svg:width="0.386cm" svg:height="0.59cm" svg:x="7.92cm" svg:y="11.831cm" svg:viewBox="0 0 387 591" draw:points="0,169 0,591 387,423 387,0">
            <text:p/>
          </draw:polygon>
        </draw:g>
        <draw:path draw:style-name="gr35" draw:text-style-name="P2" draw:layer="layout" svg:width="0.622cm" svg:height="0.693cm" svg:x="7.684cm" svg:y="11.728cm" svg:viewBox="0 0 623 694" svg:d="M623 102l-240-102-383 167v431c28 23 61 43 98 59 43 19 90 31 138 37l387-167z">
          <text:p/>
        </draw:path>
        <draw:g>
          <draw:path draw:style-name="gr65" draw:text-style-name="P39" draw:layer="layout" svg:width="0.036cm" svg:height="0.039cm" svg:x="7.774cm" svg:y="12.154cm" svg:viewBox="0 0 37 40" svg:d="M35 14c1 4 2 7 1 10 0 4-1 7-3 10-2 2-4 4-7 5s-7 2-10 1-6-2-9-5c-2-2-4-5-6-9-1-3-2-6-1-10 0-3 1-7 3-9 2-3 5-5 7-6 1 0 1 0 1 0 3-1 6-1 9 0 3 0 6 2 9 4 2 3 4 6 6 9z">
            <text:p/>
          </draw:path>
          <draw:path draw:style-name="gr57" draw:text-style-name="P2" draw:layer="layout" svg:width="0.036cm" svg:height="0.039cm" svg:x="7.774cm" svg:y="12.154cm" svg:viewBox="0 0 37 40" svg:d="M35 14c1 4 2 7 1 10 0 4-1 7-3 10-2 2-4 4-7 5s-7 2-10 1-6-2-9-5c-2-2-4-5-6-9-1-3-2-6-1-10 0-3 1-7 3-9 2-3 5-5 7-6 1 0 1 0 1 0 3-1 6-1 9 0 3 0 6 2 9 4 2 3 4 6 6 9z">
            <text:p/>
          </draw:path>
        </draw:g>
        <draw:path draw:style-name="gr66" draw:text-style-name="P2" draw:layer="layout" svg:width="0.16cm" svg:height="0.117cm" svg:x="7.722cm" svg:y="12.243cm" svg:viewBox="0 0 161 118" svg:d="M0 0c5 3 11 7 16 10 44 26 93 45 145 56M0 25c6 4 12 8 18 12 44 25 92 44 143 55M0 51c6 4 12 8 18 12 44 26 92 44 143 55">
          <text:p/>
        </draw:path>
        <draw:g>
          <draw:path draw:style-name="gr31" draw:text-style-name="P19" draw:layer="layout" svg:width="0.174cm" svg:height="0.077cm" svg:x="7.716cm" svg:y="11.976cm" svg:viewBox="0 0 175 78" svg:d="M5 11c21 14 43 26 67 37 30 13 62 23 95 30 1 0 3 0 4-1 1 0 2-1 3-2s1-2 1-3 0-2-1-3-2-2-3-2c-1-1-3-1-4-1-33-7-66-17-95-30-23-10-44-22-64-35h-1c0-1-1-1-2-1s-2 0-3 1c0 0-1 0-1 1-1 0-1 1-1 1 0 1 0 1 0 1 0 2 1 3 1 5 1 1 3 2 4 2z">
            <text:p/>
          </draw:path>
          <draw:path draw:style-name="gr57" draw:text-style-name="P2" draw:layer="layout" svg:width="0.174cm" svg:height="0.077cm" svg:x="7.716cm" svg:y="11.976cm" svg:viewBox="0 0 175 78" svg:d="M5 11c21 14 43 26 67 37 30 13 62 23 95 30 1 0 3 0 4-1 1 0 2-1 3-2s1-2 1-3 0-2-1-3-2-2-3-2c-1-1-3-1-4-1-33-7-66-17-95-30-23-10-44-22-64-35h-1c0-1-1-1-2-1s-2 0-3 1c0 0-1 0-1 1-1 0-1 1-1 1 0 1 0 1 0 1 0 2 1 3 1 5 1 1 3 2 4 2z">
            <text:p/>
          </draw:path>
        </draw:g>
        <draw:g>
          <draw:path draw:style-name="gr67" draw:text-style-name="P40" draw:layer="layout" svg:width="0.051cm" svg:height="0.027cm" svg:x="7.766cm" svg:y="12.013cm" svg:viewBox="0 0 52 28" svg:d="M52 27c0-1-1-2-1-3-4-7-8-14-14-18s-12-6-19-6c-5 0-10 2-15 5-2 2-3 4-3 7 0 2 2 5 5 8 4 2 9 4 15 6 6 1 13 2 20 2 4 0 8 0 12-1z">
            <text:p/>
          </draw:path>
          <draw:path draw:style-name="gr68" draw:text-style-name="P2" draw:layer="layout" svg:width="0.051cm" svg:height="0.027cm" svg:x="7.766cm" svg:y="12.013cm" svg:viewBox="0 0 52 28" svg:d="M52 27c0-1-1-2-1-3-4-7-8-14-14-18s-12-6-19-6c-5 0-10 2-15 5-2 2-3 4-3 7 0 2 2 5 5 8 4 2 9 4 15 6 6 1 13 2 20 2 4 0 8 0 12-1z">
            <text:p/>
          </draw:path>
        </draw:g>
        <draw:path draw:style-name="gr74" draw:text-style-name="P46" draw:layer="layout" svg:width="0.16cm" svg:height="0.099cm" svg:x="7.722cm" svg:y="12.022cm" svg:viewBox="0 0 161 100" svg:d="M0 0v33c21 14 44 27 69 37 29 13 60 23 92 30v-34c-33-8-64-18-94-31-24-10-46-22-67-35z">
          <text:p/>
        </draw:path>
        <draw:path draw:style-name="gr31" draw:text-style-name="P19" draw:layer="layout" svg:width="0.16cm" svg:height="0.074cm" svg:x="7.722cm" svg:y="12.029cm" svg:viewBox="0 0 161 75" svg:d="M0 8c21 15 44 27 69 38 29 13 60 22 92 29v-9c-33-7-64-18-94-30-24-11-46-23-67-36z">
          <text:p/>
        </draw:path>
        <draw:path draw:style-name="gr58" draw:text-style-name="P2" draw:layer="layout" svg:width="0.16cm" svg:height="0.099cm" svg:x="7.722cm" svg:y="12.022cm" svg:viewBox="0 0 161 100" svg:d="M0 0v33c21 14 44 27 69 37 29 13 60 23 92 30">
          <text:p/>
        </draw:path>
        <draw:path draw:style-name="gr57" draw:text-style-name="P2" draw:layer="layout" svg:width="0.16cm" svg:height="0.099cm" svg:x="7.722cm" svg:y="12.023cm" svg:viewBox="0 0 161 100" svg:d="M161 100v-34c-33-8-64-18-94-31-24-10-46-22-67-35">
          <text:p/>
        </draw:path>
        <draw:g>
          <draw:path draw:style-name="gr62" draw:text-style-name="P36" draw:layer="layout" svg:width="0.622cm" svg:height="0.271cm" svg:x="7.684cm" svg:y="11.266cm" svg:viewBox="0 0 623 272" svg:d="M236 272l387-170-240-102-383 168c31 27 68 50 109 68 40 17 83 29 127 36z">
            <text:p/>
          </draw:path>
          <draw:path draw:style-name="gr58" draw:text-style-name="P2" draw:layer="layout" svg:width="0.622cm" svg:height="0.271cm" svg:x="7.684cm" svg:y="11.266cm" svg:viewBox="0 0 623 272" svg:d="M236 272l387-170-240-102-383 168c31 27 68 50 109 68 40 17 83 29 127 36z">
            <text:p/>
          </draw:path>
        </draw:g>
        <draw:g>
          <draw:path draw:style-name="gr63" draw:text-style-name="P37" draw:layer="layout" svg:width="0.236cm" svg:height="0.526cm" svg:x="7.684cm" svg:y="11.433cm" svg:viewBox="0 0 237 527" svg:d="M237 104c-45-6-88-18-127-35-42-18-79-41-110-69v431c28 23 62 43 98 59 43 19 90 31 139 37z">
            <text:p/>
          </draw:path>
          <draw:path draw:style-name="gr58" draw:text-style-name="P2" draw:layer="layout" svg:width="0.236cm" svg:height="0.526cm" svg:x="7.684cm" svg:y="11.433cm" svg:viewBox="0 0 237 527" svg:d="M237 104c-45-6-88-18-127-35-42-18-79-41-110-69v431c28 23 62 43 98 59 43 19 90 31 139 37z">
            <text:p/>
          </draw:path>
        </draw:g>
        <draw:g>
          <draw:polygon draw:style-name="gr64" draw:text-style-name="P38" draw:layer="layout" svg:width="0.386cm" svg:height="0.59cm" svg:x="7.92cm" svg:y="11.369cm" svg:viewBox="0 0 387 591" draw:points="0,169 0,591 387,423 387,0">
            <text:p/>
          </draw:polygon>
          <draw:polygon draw:style-name="gr58" draw:text-style-name="P2" draw:layer="layout" svg:width="0.386cm" svg:height="0.59cm" svg:x="7.92cm" svg:y="11.369cm" svg:viewBox="0 0 387 591" draw:points="0,169 0,591 387,423 387,0">
            <text:p/>
          </draw:polygon>
        </draw:g>
        <draw:path draw:style-name="gr35" draw:text-style-name="P2" draw:layer="layout" svg:width="0.622cm" svg:height="0.693cm" svg:x="7.684cm" svg:y="11.266cm" svg:viewBox="0 0 623 694" svg:d="M623 102l-240-102-383 167v431c28 23 61 43 98 59 43 19 90 31 138 37l387-167z">
          <text:p/>
        </draw:path>
        <draw:g>
          <draw:path draw:style-name="gr65" draw:text-style-name="P39" draw:layer="layout" svg:width="0.036cm" svg:height="0.039cm" svg:x="7.774cm" svg:y="11.693cm" svg:viewBox="0 0 37 40" svg:d="M35 14c1 4 2 7 1 10 0 4-1 7-3 10-2 2-4 4-7 5s-7 2-10 1-6-2-9-5c-2-2-4-5-6-9-1-3-2-6-1-10 0-3 1-7 3-9 2-3 5-5 7-6 1 0 1 0 1 0 3-1 6-1 9 0 3 0 6 2 9 4 2 3 4 6 6 9z">
            <text:p/>
          </draw:path>
          <draw:path draw:style-name="gr57" draw:text-style-name="P2" draw:layer="layout" svg:width="0.036cm" svg:height="0.039cm" svg:x="7.774cm" svg:y="11.693cm" svg:viewBox="0 0 37 40" svg:d="M35 14c1 4 2 7 1 10 0 4-1 7-3 10-2 2-4 4-7 5s-7 2-10 1-6-2-9-5c-2-2-4-5-6-9-1-3-2-6-1-10 0-3 1-7 3-9 2-3 5-5 7-6 1 0 1 0 1 0 3-1 6-1 9 0 3 0 6 2 9 4 2 3 4 6 6 9z">
            <text:p/>
          </draw:path>
        </draw:g>
        <draw:path draw:style-name="gr66" draw:text-style-name="P2" draw:layer="layout" svg:width="0.16cm" svg:height="0.117cm" svg:x="7.722cm" svg:y="11.781cm" svg:viewBox="0 0 161 118" svg:d="M0 0c5 3 11 7 16 10 44 26 93 45 145 56M0 25c6 4 12 8 18 12 44 25 92 44 143 55M0 51c6 4 12 8 18 12 44 26 92 44 143 55">
          <text:p/>
        </draw:path>
        <draw:g>
          <draw:path draw:style-name="gr31" draw:text-style-name="P19" draw:layer="layout" svg:width="0.174cm" svg:height="0.077cm" svg:x="7.716cm" svg:y="11.514cm" svg:viewBox="0 0 175 78" svg:d="M5 11c21 14 43 26 67 37 30 13 62 23 95 30 1 0 3 0 4-1 1 0 2-1 3-2s1-2 1-3 0-2-1-3-2-2-3-2c-1-1-3-1-4-1-33-7-66-17-95-30-23-10-44-22-64-35h-1c0-1-1-1-2-1s-2 0-3 1c0 0-1 0-1 1-1 0-1 1-1 1 0 1 0 1 0 1 0 2 1 3 1 5 1 1 3 2 4 2z">
            <text:p/>
          </draw:path>
          <draw:path draw:style-name="gr57" draw:text-style-name="P2" draw:layer="layout" svg:width="0.174cm" svg:height="0.077cm" svg:x="7.716cm" svg:y="11.514cm" svg:viewBox="0 0 175 78" svg:d="M5 11c21 14 43 26 67 37 30 13 62 23 95 30 1 0 3 0 4-1 1 0 2-1 3-2s1-2 1-3 0-2-1-3-2-2-3-2c-1-1-3-1-4-1-33-7-66-17-95-30-23-10-44-22-64-35h-1c0-1-1-1-2-1s-2 0-3 1c0 0-1 0-1 1-1 0-1 1-1 1 0 1 0 1 0 1 0 2 1 3 1 5 1 1 3 2 4 2z">
            <text:p/>
          </draw:path>
        </draw:g>
        <draw:g>
          <draw:path draw:style-name="gr67" draw:text-style-name="P40" draw:layer="layout" svg:width="0.051cm" svg:height="0.027cm" svg:x="7.766cm" svg:y="11.551cm" svg:viewBox="0 0 52 28" svg:d="M52 27c0-1-1-2-1-3-4-7-8-14-14-18s-12-6-19-6c-5 0-10 2-15 5-2 2-3 4-3 7 0 2 2 5 5 8 4 2 9 4 15 6 6 1 13 2 20 2 4 0 8 0 12-1z">
            <text:p/>
          </draw:path>
          <draw:path draw:style-name="gr68" draw:text-style-name="P2" draw:layer="layout" svg:width="0.051cm" svg:height="0.027cm" svg:x="7.766cm" svg:y="11.551cm" svg:viewBox="0 0 52 28" svg:d="M52 27c0-1-1-2-1-3-4-7-8-14-14-18s-12-6-19-6c-5 0-10 2-15 5-2 2-3 4-3 7 0 2 2 5 5 8 4 2 9 4 15 6 6 1 13 2 20 2 4 0 8 0 12-1z">
            <text:p/>
          </draw:path>
        </draw:g>
        <draw:path draw:style-name="gr74" draw:text-style-name="P46" draw:layer="layout" svg:width="0.16cm" svg:height="0.099cm" svg:x="7.722cm" svg:y="11.561cm" svg:viewBox="0 0 161 100" svg:d="M0 0v33c21 14 44 27 69 37 29 13 60 23 92 30v-34c-33-8-64-18-94-31-24-10-46-22-67-35z">
          <text:p/>
        </draw:path>
        <draw:path draw:style-name="gr31" draw:text-style-name="P19" draw:layer="layout" svg:width="0.16cm" svg:height="0.074cm" svg:x="7.722cm" svg:y="11.567cm" svg:viewBox="0 0 161 75" svg:d="M0 8c21 15 44 27 69 38 29 13 60 22 92 29v-9c-33-7-64-18-94-30-24-11-46-23-67-36z">
          <text:p/>
        </draw:path>
        <draw:path draw:style-name="gr58" draw:text-style-name="P2" draw:layer="layout" svg:width="0.16cm" svg:height="0.099cm" svg:x="7.722cm" svg:y="11.56cm" svg:viewBox="0 0 161 100" svg:d="M0 0v33c21 14 44 27 69 37 29 13 60 23 92 30">
          <text:p/>
        </draw:path>
        <draw:path draw:style-name="gr57" draw:text-style-name="P2" draw:layer="layout" svg:width="0.16cm" svg:height="0.099cm" svg:x="7.722cm" svg:y="11.561cm" svg:viewBox="0 0 161 100" svg:d="M161 100v-34c-33-8-64-18-94-31-24-10-46-22-67-35">
          <text:p/>
        </draw:path>
        <draw:frame draw:style-name="gr110" draw:text-style-name="P2" draw:layer="layout" svg:width="0.936cm" svg:height="0.318cm" svg:x="7.406cm" svg:y="12.573cm">
          <draw:text-box>
            <text:p text:style-name="P3"><text:span text:style-name="T6">Middleware</text:span></text:p>
          </draw:text-box>
        </draw:frame>
        <draw:path draw:style-name="gr25" draw:text-style-name="P2" draw:layer="layout" svg:width="5.996cm" svg:height="1.937cm" svg:x="11.053cm" svg:y="15.124cm" svg:viewBox="0 0 5997 1938" svg:d="M454 1185l2050-1185M5997 1938l-3491-1938-1027 592M0 920l464 259 1015-587">
          <text:p/>
        </draw:path>
        <draw:path draw:style-name="gr25" draw:text-style-name="P2" draw:layer="layout" svg:width="3.691cm" svg:height="2.1cm" svg:x="14.864cm" svg:y="16.572cm" svg:viewBox="0 0 3692 2101" svg:d="M106 1689l2892-1669M629 2101l-629-350 1552-897M3692 365l-659-365-1481 854">
          <text:p/>
        </draw:path>
        <draw:g>
          <draw:polygon draw:style-name="gr27" draw:text-style-name="P16" draw:layer="layout" svg:width="0.458cm" svg:height="0.216cm" svg:x="20.955cm" svg:y="8.928cm" svg:viewBox="0 0 459 217" draw:points="459,217 0,217 0,0 459,0">
            <text:p/>
          </draw:polygon>
          <draw:polygon draw:style-name="gr28" draw:text-style-name="P2" draw:layer="layout" svg:width="0.458cm" svg:height="0.216cm" svg:x="20.955cm" svg:y="8.928cm" svg:viewBox="0 0 459 217" draw:points="459,217 0,217 0,0 459,0">
            <text:p/>
          </draw:polygon>
        </draw:g>
        <draw:polygon draw:style-name="gr29" draw:text-style-name="P17" draw:layer="layout" svg:width="0.05cm" svg:height="0.254cm" svg:x="21.413cm" svg:y="8.89cm" svg:viewBox="0 0 51 255" draw:points="0,255 51,220 51,0 0,38">
          <text:p/>
        </draw:polygon>
        <draw:g>
          <draw:polygon draw:style-name="gr27" draw:text-style-name="P16" draw:layer="layout" svg:width="0.05cm" svg:height="0.254cm" svg:x="21.413cm" svg:y="8.89cm" svg:viewBox="0 0 51 255" draw:points="0,255 51,220 51,0 0,38">
            <text:p/>
          </draw:polygon>
          <draw:polygon draw:style-name="gr28" draw:text-style-name="P2" draw:layer="layout" svg:width="0.05cm" svg:height="0.254cm" svg:x="21.413cm" svg:y="8.89cm" svg:viewBox="0 0 51 255" draw:points="0,255 51,220 51,0 0,38">
            <text:p/>
          </draw:polygon>
        </draw:g>
        <draw:polygon draw:style-name="gr30" draw:text-style-name="P18" draw:layer="layout" svg:width="0.508cm" svg:height="0.038cm" svg:x="20.955cm" svg:y="8.89cm" svg:viewBox="0 0 509 39" draw:points="460,39 509,0 49,0 0,39">
          <text:p/>
        </draw:polygon>
        <draw:g>
          <draw:polygon draw:style-name="gr16" draw:text-style-name="P11" draw:layer="layout" svg:width="0.508cm" svg:height="0.038cm" svg:x="20.955cm" svg:y="8.89cm" svg:viewBox="0 0 509 39" draw:points="460,39 509,0 49,0 0,39">
            <text:p/>
          </draw:polygon>
          <draw:polygon draw:style-name="gr28" draw:text-style-name="P2" draw:layer="layout" svg:width="0.508cm" svg:height="0.038cm" svg:x="20.955cm" svg:y="8.89cm" svg:viewBox="0 0 509 39" draw:points="460,39 509,0 49,0 0,39">
            <text:p/>
          </draw:polygon>
        </draw:g>
        <draw:polygon draw:style-name="gr31" draw:text-style-name="P19" draw:layer="layout" svg:width="0.175cm" svg:height="0.038cm" svg:x="21.199cm" svg:y="9.019cm" svg:viewBox="0 0 176 39" draw:points="0,10 0,28 152,28 152,39 176,18 152,0 152,10">
          <text:p/>
        </draw:polygon>
        <draw:polygon draw:style-name="gr31" draw:text-style-name="P19" draw:layer="layout" svg:width="0.175cm" svg:height="0.038cm" svg:x="21.199cm" svg:y="9.019cm" svg:viewBox="0 0 176 39" draw:points="0,10 0,28 152,28 152,39 176,18 152,0 152,10">
          <text:p/>
        </draw:polygon>
        <draw:polygon draw:style-name="gr16" draw:text-style-name="P11" draw:layer="layout" svg:width="0.175cm" svg:height="0.038cm" svg:x="21.202cm" svg:y="9.021cm" svg:viewBox="0 0 176 39" draw:points="0,11 0,28 152,28 152,39 176,20 152,0 152,11">
          <text:p/>
        </draw:polygon>
        <draw:polygon draw:style-name="gr22" draw:text-style-name="P14" draw:layer="layout" svg:width="0.175cm" svg:height="0.038cm" svg:x="21.202cm" svg:y="9.021cm" svg:viewBox="0 0 176 39" draw:points="0,11 0,28 152,28 152,39 176,20 152,0 152,11">
          <text:p/>
        </draw:polygon>
        <draw:polygon draw:style-name="gr31" draw:text-style-name="P19" draw:layer="layout" svg:width="0.172cm" svg:height="0.038cm" svg:x="20.998cm" svg:y="9.019cm" svg:viewBox="0 0 173 39" draw:points="0,10 0,28 147,28 147,39 173,18 147,0 147,10">
          <text:p/>
        </draw:polygon>
        <draw:polygon draw:style-name="gr31" draw:text-style-name="P19" draw:layer="layout" svg:width="0.172cm" svg:height="0.038cm" svg:x="20.998cm" svg:y="9.019cm" svg:viewBox="0 0 173 39" draw:points="0,10 0,28 147,28 147,39 173,18 147,0 147,10">
          <text:p/>
        </draw:polygon>
        <draw:polygon draw:style-name="gr16" draw:text-style-name="P11" draw:layer="layout" svg:width="0.172cm" svg:height="0.038cm" svg:x="21.001cm" svg:y="9.021cm" svg:viewBox="0 0 173 39" draw:points="0,11 0,28 147,28 147,39 173,20 147,0 147,11">
          <text:p/>
        </draw:polygon>
        <draw:polygon draw:style-name="gr22" draw:text-style-name="P14" draw:layer="layout" svg:width="0.172cm" svg:height="0.038cm" svg:x="21.001cm" svg:y="9.021cm" svg:viewBox="0 0 173 39" draw:points="0,11 0,28 147,28 147,39 173,20 147,0 147,11">
          <text:p/>
        </draw:polygon>
        <draw:polygon draw:style-name="gr31" draw:text-style-name="P19" draw:layer="layout" svg:width="0.172cm" svg:height="0.038cm" svg:x="21.199cm" svg:y="8.961cm" svg:viewBox="0 0 173 39" draw:points="0,10 0,28 147,28 147,39 173,18 147,0 147,10">
          <text:p/>
        </draw:polygon>
        <draw:polygon draw:style-name="gr31" draw:text-style-name="P19" draw:layer="layout" svg:width="0.172cm" svg:height="0.038cm" svg:x="21.199cm" svg:y="8.961cm" svg:viewBox="0 0 173 39" draw:points="0,10 0,28 147,28 147,39 173,18 147,0 147,10">
          <text:p/>
        </draw:polygon>
        <draw:polygon draw:style-name="gr16" draw:text-style-name="P11" draw:layer="layout" svg:width="0.172cm" svg:height="0.038cm" svg:x="21.202cm" svg:y="8.963cm" svg:viewBox="0 0 173 39" draw:points="0,11 0,28 147,28 147,39 173,20 147,0 147,11">
          <text:p/>
        </draw:polygon>
        <draw:polygon draw:style-name="gr22" draw:text-style-name="P14" draw:layer="layout" svg:width="0.172cm" svg:height="0.038cm" svg:x="21.202cm" svg:y="8.963cm" svg:viewBox="0 0 173 39" draw:points="0,11 0,28 147,28 147,39 173,20 147,0 147,11">
          <text:p/>
        </draw:polygon>
        <draw:polygon draw:style-name="gr31" draw:text-style-name="P19" draw:layer="layout" svg:width="0.172cm" svg:height="0.038cm" svg:x="21.199cm" svg:y="9.076cm" svg:viewBox="0 0 173 39" draw:points="0,10 0,28 147,28 147,39 173,18 147,0 147,10">
          <text:p/>
        </draw:polygon>
        <draw:polygon draw:style-name="gr31" draw:text-style-name="P19" draw:layer="layout" svg:width="0.172cm" svg:height="0.038cm" svg:x="21.199cm" svg:y="9.076cm" svg:viewBox="0 0 173 39" draw:points="0,10 0,28 147,28 147,39 173,18 147,0 147,10">
          <text:p/>
        </draw:polygon>
        <draw:polygon draw:style-name="gr16" draw:text-style-name="P11" draw:layer="layout" svg:width="0.172cm" svg:height="0.038cm" svg:x="21.202cm" svg:y="9.078cm" svg:viewBox="0 0 173 39" draw:points="0,11 0,28 147,28 147,39 173,20 147,0 147,11">
          <text:p/>
        </draw:polygon>
        <draw:polygon draw:style-name="gr22" draw:text-style-name="P14" draw:layer="layout" svg:width="0.172cm" svg:height="0.038cm" svg:x="21.202cm" svg:y="9.078cm" svg:viewBox="0 0 173 39" draw:points="0,11 0,28 147,28 147,39 173,20 147,0 147,11">
          <text:p/>
        </draw:polygon>
        <draw:g>
          <draw:polygon draw:style-name="gr16" draw:text-style-name="P11" draw:layer="layout" svg:width="0.332cm" svg:height="0.184cm" svg:x="21.964cm" svg:y="5.531cm" svg:viewBox="0 0 333 185" draw:points="0,185 333,0">
            <text:p/>
          </draw:polygon>
          <draw:path draw:style-name="gr111" draw:text-style-name="P2" draw:layer="layout" svg:width="4.404cm" svg:height="2.547cm" svg:x="19.793cm" svg:y="3.683cm" svg:viewBox="0 0 4405 2548" svg:d="M400 634l3173 1832M4405 2165l-690 383-1728-998M1890 702l-699 388 796 460M2172 2033l331-185zM725 0l-725 402 1987 1148">
            <text:p/>
          </draw:path>
        </draw:g>
        <draw:path draw:style-name="gr111" draw:text-style-name="P2" draw:layer="layout" svg:width="4.666cm" svg:height="3.149cm" svg:x="21.074cm" svg:y="6.604cm" svg:viewBox="0 0 4667 3150" svg:d="M0 0l4394 2536M3846 3150l821-456-2470-1427M2930 2646l844-468-1577-911M1977 2087l835-463-615-357M1330 1574l713-395 154 88">
          <text:p/>
        </draw:path>
        <draw:path draw:style-name="gr111" draw:text-style-name="P2" draw:layer="layout" svg:width="3.887cm" svg:height="1.68cm" svg:x="12.065cm" svg:y="7.001cm" svg:viewBox="0 0 3888 1681" svg:d="M999 13l2889 1668M0 542l976-542 1468 847">
          <text:p/>
        </draw:path>
        <draw:path draw:style-name="gr32" draw:text-style-name="P20" draw:layer="layout" svg:width="0.576cm" svg:height="0.378cm" svg:x="10.922cm" svg:y="7.116cm" svg:viewBox="0 0 577 379" svg:d="M173 379c16 1 32 0 47 0 88-5 172-30 246-74 25-15 48-31 70-50 7-7 13-15 18-23 15-24 23-51 23-79s-8-55-23-79-37-44-64-58c-14-7-29-12-44-16l-446 379z">
          <text:p/>
        </draw:path>
        <draw:g>
          <draw:path draw:style-name="gr62" draw:text-style-name="P36" draw:layer="layout" svg:width="0.813cm" svg:height="0.454cm" svg:x="10.617cm" svg:y="6.332cm" svg:viewBox="0 0 814 455" svg:d="M309 455l505-283-313-172-501 281c40 45 89 84 143 114 51 29 107 49 166 60z">
            <text:p/>
          </draw:path>
          <draw:path draw:style-name="gr58" draw:text-style-name="P2" draw:layer="layout" svg:width="0.813cm" svg:height="0.454cm" svg:x="10.617cm" svg:y="6.332cm" svg:viewBox="0 0 814 455" svg:d="M309 455l505-283-313-172-501 281c40 45 89 84 143 114 51 29 107 49 166 60z">
            <text:p/>
          </draw:path>
        </draw:g>
        <draw:g>
          <draw:path draw:style-name="gr63" draw:text-style-name="P37" draw:layer="layout" svg:width="0.308cm" svg:height="0.882cm" svg:x="10.617cm" svg:y="6.611cm" svg:viewBox="0 0 309 883" svg:d="M309 174c-58-11-114-31-166-59-54-30-103-69-143-115v722c37 39 80 73 129 100 55 30 116 51 180 61z">
            <text:p/>
          </draw:path>
          <draw:path draw:style-name="gr58" draw:text-style-name="P2" draw:layer="layout" svg:width="0.308cm" svg:height="0.882cm" svg:x="10.617cm" svg:y="6.611cm" svg:viewBox="0 0 309 883" svg:d="M309 174c-58-11-114-31-166-59-54-30-103-69-143-115v722c37 39 80 73 129 100 55 30 116 51 180 61z">
            <text:p/>
          </draw:path>
        </draw:g>
        <draw:g>
          <draw:polygon draw:style-name="gr64" draw:text-style-name="P38" draw:layer="layout" svg:width="0.504cm" svg:height="0.988cm" svg:x="10.926cm" svg:y="6.504cm" svg:viewBox="0 0 505 989" draw:points="0,282 0,989 505,709 505,0">
            <text:p/>
          </draw:polygon>
          <draw:polygon draw:style-name="gr58" draw:text-style-name="P2" draw:layer="layout" svg:width="0.504cm" svg:height="0.988cm" svg:x="10.926cm" svg:y="6.504cm" svg:viewBox="0 0 505 989" draw:points="0,282 0,989 505,709 505,0">
            <text:p/>
          </draw:polygon>
        </draw:g>
        <draw:path draw:style-name="gr35" draw:text-style-name="P2" draw:layer="layout" svg:width="0.813cm" svg:height="1.161cm" svg:x="10.617cm" svg:y="6.332cm" svg:viewBox="0 0 814 1162" svg:d="M814 172l-313-172-501 280v721c37 39 80 73 128 100 56 30 117 51 181 61l505-281z">
          <text:p/>
        </draw:path>
        <draw:g>
          <draw:path draw:style-name="gr65" draw:text-style-name="P39" draw:layer="layout" svg:width="0.05cm" svg:height="0.062cm" svg:x="10.734cm" svg:y="7.048cm" svg:viewBox="0 0 51 63" svg:d="M48 24c2 5 3 11 3 16-1 5-2 10-4 14-3 4-6 7-10 8-4 2-8 2-13 0-4-1-8-4-12-8-4-3-7-8-9-14-2-5-3-11-3-16s1-10 4-14c2-4 5-6 9-8 4-3 9-3 13 0 5 1 9 4 13 8 3 3 7 8 9 14z">
            <text:p/>
          </draw:path>
          <draw:path draw:style-name="gr57" draw:text-style-name="P2" draw:layer="layout" svg:width="0.05cm" svg:height="0.062cm" svg:x="10.734cm" svg:y="7.048cm" svg:viewBox="0 0 51 63" svg:d="M48 24c2 5 3 11 3 16-1 5-2 10-4 14-3 4-6 7-10 8-4 2-8 2-13 0-4-1-8-4-12-8-4-3-7-8-9-14-2-5-3-11-3-16s1-10 4-14c2-4 5-6 9-8 4-3 9-3 13 0 5 1 9 4 13 8 3 3 7 8 9 14z">
            <text:p/>
          </draw:path>
        </draw:g>
        <draw:path draw:style-name="gr66" draw:text-style-name="P2" draw:layer="layout" svg:width="0.209cm" svg:height="0.196cm" svg:x="10.667cm" svg:y="7.195cm" svg:viewBox="0 0 210 197" svg:d="M0 0c31 26 64 48 99 67 36 19 73 33 111 44M0 43c31 26 64 49 99 67 36 19 73 34 111 44M0 86c31 26 64 49 99 67 36 19 73 34 111 44">
          <text:p/>
        </draw:path>
        <draw:g>
          <draw:path draw:style-name="gr31" draw:text-style-name="P19" draw:layer="layout" svg:width="0.226cm" svg:height="0.131cm" svg:x="10.659cm" svg:y="6.748cm" svg:viewBox="0 0 227 132" svg:d="M8 20c27 24 57 45 89 63 38 21 78 37 120 49 2 0 3 0 5-1s3-3 4-4c1-2 1-3 1-5s0-4-1-5c-1-2-2-3-4-4s-3-1-5-1c-42-12-82-28-120-49-30-17-59-37-85-60-1-1-1-2-2-2-1-1-2-1-3-1-2 0-3 0-4 1-1 0-1 1-2 2 0 1-1 2-1 3s0 2 1 3c0 2 1 4 2 6s3 4 5 5z">
            <text:p/>
          </draw:path>
          <draw:path draw:style-name="gr57" draw:text-style-name="P2" draw:layer="layout" svg:width="0.226cm" svg:height="0.131cm" svg:x="10.659cm" svg:y="6.748cm" svg:viewBox="0 0 227 132" svg:d="M8 20c27 24 57 45 89 63 38 21 78 37 120 49 2 0 3 0 5-1s3-3 4-4c1-2 1-3 1-5s0-4-1-5c-1-2-2-3-4-4s-3-1-5-1c-42-12-82-28-120-49-30-17-59-37-85-60-1-1-1-2-2-2-1-1-2-1-3-1-2 0-3 0-4 1-1 0-1 1-2 2 0 1-1 2-1 3s0 2 1 3c0 2 1 4 2 6s3 4 5 5z">
            <text:p/>
          </draw:path>
        </draw:g>
        <draw:g>
          <draw:path draw:style-name="gr67" draw:text-style-name="P40" draw:layer="layout" svg:width="0.065cm" svg:height="0.042cm" svg:x="10.725cm" svg:y="6.81cm" svg:viewBox="0 0 66 43" svg:d="M66 42c0-1 0-1-1-2-4-12-10-22-18-29-7-7-15-11-24-11-7 0-14 3-21 9-1 3-2 5-2 7 0 5 3 10 7 14 5 4 11 7 19 9 8 3 17 4 26 4 5 0 9 0 14-1z">
            <text:p/>
          </draw:path>
          <draw:path draw:style-name="gr68" draw:text-style-name="P2" draw:layer="layout" svg:width="0.065cm" svg:height="0.042cm" svg:x="10.725cm" svg:y="6.81cm" svg:viewBox="0 0 66 43" svg:d="M66 42c0-1 0-1-1-2-4-12-10-22-18-29-7-7-15-11-24-11-7 0-14 3-21 9-1 3-2 5-2 7 0 5 3 10 7 14 5 4 11 7 19 9 8 3 17 4 26 4 5 0 9 0 14-1z">
            <text:p/>
          </draw:path>
        </draw:g>
        <draw:path draw:style-name="gr74" draw:text-style-name="P46" draw:layer="layout" svg:width="0.209cm" svg:height="0.166cm" svg:x="10.667cm" svg:y="6.825cm" svg:viewBox="0 0 210 167" svg:d="M0 0v56c27 23 57 43 89 61 38 21 79 38 121 50v-56c-42-13-83-30-121-51-32-17-61-37-89-60z">
          <text:p/>
        </draw:path>
        <draw:path draw:style-name="gr31" draw:text-style-name="P19" draw:layer="layout" svg:width="0.209cm" svg:height="0.124cm" svg:x="10.667cm" svg:y="6.836cm" svg:viewBox="0 0 210 125" svg:d="M0 14c27 24 57 45 89 62 38 22 79 38 121 49v-14c-42-12-83-29-121-50-32-18-62-38-89-61z">
          <text:p/>
        </draw:path>
        <draw:path draw:style-name="gr58" draw:text-style-name="P2" draw:layer="layout" svg:width="0.209cm" svg:height="0.166cm" svg:x="10.667cm" svg:y="6.824cm" svg:viewBox="0 0 210 167" svg:d="M0 0v56c27 23 57 43 89 61 38 21 79 38 121 50">
          <text:p/>
        </draw:path>
        <draw:path draw:style-name="gr57" draw:text-style-name="P2" draw:layer="layout" svg:width="0.209cm" svg:height="0.166cm" svg:x="10.667cm" svg:y="6.826cm" svg:viewBox="0 0 210 167" svg:d="M210 167v-56c-42-13-83-30-121-51-32-17-61-37-89-60">
          <text:p/>
        </draw:path>
        <draw:path draw:style-name="gr32" draw:text-style-name="P20" draw:layer="layout" svg:width="0.109cm" svg:height="0.057cm" svg:x="11.109cm" svg:y="7.552cm" svg:viewBox="0 0 110 58" svg:d="M0 49c8 3 16 6 25 7 21 4 42 2 61-5 5-2 9-3 13-5 2-1 3-2 5-4s4-5 5-8 1-6 1-9c-1-4-2-7-5-9l-23-16z">
          <text:p/>
        </draw:path>
        <draw:path draw:style-name="gr32" draw:text-style-name="P20" draw:layer="layout" svg:width="0.199cm" svg:height="0.109cm" svg:x="11.231cm" svg:y="7.416cm" svg:viewBox="0 0 200 110" svg:d="M0 94c14 6 28 10 43 12 35 7 70 4 103-8 7-2 13-5 20-8 4-1 8-3 11-5 7-4 13-9 17-16s6-15 6-23-2-16-6-23l-33-23z">
          <text:p/>
        </draw:path>
        <draw:g>
          <draw:polygon draw:style-name="gr75" draw:text-style-name="P47" draw:layer="layout" svg:width="0.081cm" svg:height="0.074cm" svg:x="11.109cm" svg:y="7.526cm" svg:viewBox="0 0 82 75" draw:points="0,75 0,54 82,0 82,26">
            <text:p/>
          </draw:polygon>
          <draw:polygon draw:style-name="gr76" draw:text-style-name="P2" draw:layer="layout" svg:width="0.081cm" svg:height="0.074cm" svg:x="11.109cm" svg:y="7.526cm" svg:viewBox="0 0 82 75" draw:points="0,75 0,54 82,0 82,26">
            <text:p/>
          </draw:polygon>
        </draw:g>
        <draw:g>
          <draw:polygon draw:style-name="gr77" draw:text-style-name="P48" draw:layer="layout" svg:width="0.256cm" svg:height="0.156cm" svg:x="10.935cm" svg:y="7.423cm" svg:viewBox="0 0 257 157" draw:points="0,54 79,0 257,103 175,157">
            <text:p/>
          </draw:polygon>
          <draw:polygon draw:style-name="gr76" draw:text-style-name="P2" draw:layer="layout" svg:width="0.256cm" svg:height="0.156cm" svg:x="10.935cm" svg:y="7.423cm" svg:viewBox="0 0 257 157" draw:points="0,54 79,0 257,103 175,157">
            <text:p/>
          </draw:polygon>
        </draw:g>
        <draw:g>
          <draw:path draw:style-name="gr77" draw:text-style-name="P48" draw:layer="layout" svg:width="0.333cm" svg:height="0.195cm" svg:x="11.059cm" svg:y="7.243cm" svg:viewBox="0 0 334 196" svg:d="M173 196l161-94-174-102-160 96c24 23 50 43 79 60s61 31 94 40z">
            <text:p/>
          </draw:path>
          <draw:path draw:style-name="gr76" draw:text-style-name="P2" draw:layer="layout" svg:width="0.333cm" svg:height="0.195cm" svg:x="11.059cm" svg:y="7.243cm" svg:viewBox="0 0 334 196" svg:d="M173 196l161-94-174-102-160 96c24 23 50 43 79 60s61 31 94 40z">
            <text:p/>
          </draw:path>
        </draw:g>
        <draw:g>
          <draw:polygon draw:style-name="gr75" draw:text-style-name="P47" draw:layer="layout" svg:width="0.034cm" svg:height="0.186cm" svg:x="11.242cm" svg:y="7.224cm" svg:viewBox="0 0 35 187" draw:points="0,187 0,19 35,0 34,159">
            <text:p/>
          </draw:polygon>
          <draw:polygon draw:style-name="gr76" draw:text-style-name="P2" draw:layer="layout" svg:width="0.034cm" svg:height="0.186cm" svg:x="11.242cm" svg:y="7.224cm" svg:viewBox="0 0 35 187" draw:points="0,187 0,19 35,0 34,159">
            <text:p/>
          </draw:polygon>
        </draw:g>
        <draw:g>
          <draw:polygon draw:style-name="gr75" draw:text-style-name="P47" draw:layer="layout" svg:width="0.064cm" svg:height="0.15cm" svg:x="11.275cm" svg:y="7.215cm" svg:viewBox="0 0 65 151" draw:points="1,24 65,0 65,99 0,151">
            <text:p/>
          </draw:polygon>
          <draw:polygon draw:style-name="gr76" draw:text-style-name="P2" draw:layer="layout" svg:width="0.064cm" svg:height="0.15cm" svg:x="11.275cm" svg:y="7.215cm" svg:viewBox="0 0 65 151" draw:points="1,24 65,0 65,99 0,151">
            <text:p/>
          </draw:polygon>
        </draw:g>
        <draw:g>
          <draw:polygon draw:style-name="gr77" draw:text-style-name="P48" draw:layer="layout" svg:width="0.164cm" svg:height="0.089cm" svg:x="11.174cm" svg:y="7.15cm" svg:viewBox="0 0 165 90" draw:points="102,90 102,74 0,14 52,0 165,66">
            <text:p/>
          </draw:polygon>
          <draw:polygon draw:style-name="gr76" draw:text-style-name="P2" draw:layer="layout" svg:width="0.164cm" svg:height="0.089cm" svg:x="11.174cm" svg:y="7.15cm" svg:viewBox="0 0 165 90" draw:points="102,90 102,74 0,14 52,0 165,66">
            <text:p/>
          </draw:polygon>
        </draw:g>
        <draw:g>
          <draw:polygon draw:style-name="gr75" draw:text-style-name="P47" draw:layer="layout" svg:width="0.161cm" svg:height="0.165cm" svg:x="11.231cm" svg:y="7.344cm" svg:viewBox="0 0 162 166" draw:points="0,94 162,0 162,72 0,166">
            <text:p/>
          </draw:polygon>
          <draw:polygon draw:style-name="gr76" draw:text-style-name="P2" draw:layer="layout" svg:width="0.161cm" svg:height="0.165cm" svg:x="11.231cm" svg:y="7.344cm" svg:viewBox="0 0 162 166" draw:points="0,94 162,0 162,72 0,166">
            <text:p/>
          </draw:polygon>
        </draw:g>
        <draw:g>
          <draw:path draw:style-name="gr77" draw:text-style-name="P48" draw:layer="layout" svg:width="0.179cm" svg:height="0.1cm" svg:x="11.098cm" svg:y="7.144cm" svg:viewBox="0 0 180 101" svg:d="M0 16l41-16 36 20 103 61-34 20c-28-9-54-21-79-35-24-14-46-31-67-50z">
            <text:p/>
          </draw:path>
          <draw:path draw:style-name="gr76" draw:text-style-name="P2" draw:layer="layout" svg:width="0.179cm" svg:height="0.1cm" svg:x="11.098cm" svg:y="7.144cm" svg:viewBox="0 0 180 101" svg:d="M0 16l41-16 36 20 103 61-34 20c-28-9-54-21-79-35-24-14-46-31-67-50z">
            <text:p/>
          </draw:path>
        </draw:g>
        <draw:g>
          <draw:polygon draw:style-name="gr37" draw:text-style-name="P23" draw:layer="layout" svg:width="0.174cm" svg:height="0.122cm" svg:x="10.935cm" svg:y="7.478cm" svg:viewBox="0 0 175 123" draw:points="0,0 175,103 175,123 0,20">
            <text:p/>
          </draw:polygon>
          <draw:polygon draw:style-name="gr23" draw:text-style-name="P2" draw:layer="layout" svg:width="0.174cm" svg:height="0.122cm" svg:x="10.935cm" svg:y="7.478cm" svg:viewBox="0 0 175 123" draw:points="0,0 175,103 175,123 0,20">
            <text:p/>
          </draw:polygon>
        </draw:g>
        <draw:path draw:style-name="gr16" draw:text-style-name="P11" draw:layer="layout" svg:width="0.213cm" svg:height="0.132cm" svg:x="10.954cm" svg:y="7.434cm" svg:viewBox="0 0 214 133" svg:d="M0 38l12 8 11-7-13-8zM15 28l13 7 11-7-13-7zM31 17l13 8 11-7-13-8zM47 6l13 8 10-7-12-7zM71 21l12 7 11-7-13-7zM94 35l14 8 11-7-14-8zM119 49l13 8 11-7-13-8zM167 79l12 8 11-7-13-8zM190 93l13 8 11-7-13-8zM175 104l12 8 11-7-13-8zM151 90l13 7 10-7-13-7zM143 64l13 8 10-8-12-7zM127 75l13 8 10-7-12-8zM102 60l14 9 11-8-13-8zM79 46l12 7 11-7-13-7zM55 31l13 8 10-7-12-8zM39 42l13 8 10-7-12-8zM63 56l13 8 10-7-13-8zM87 72l12 7 12-7-14-8zM111 86l13 8 11-7-13-8zM135 100l13 8 10-7-12-8zM159 115l12 7 11-7-13-7zM143 125l13 8 10-7-12-8zM119 111l13 8 11-7-13-8zM47 68l61 36 11-7-61-37zM23 53l13 7 11-7-13-7z">
          <text:p/>
        </draw:path>
        <draw:path draw:style-name="gr54" draw:text-style-name="P31" draw:layer="layout" svg:width="0.213cm" svg:height="0.128cm" svg:x="10.954cm" svg:y="7.44cm" svg:viewBox="0 0 214 129" svg:d="M47 3l13 7v-3l-13-7zM71 17l12 7v-3l-12-7zM94 31l14 8v-3l-14-8zM119 45l13 8v-3l-13-8zM143 60l13 8v-3l-13-8zM167 75l12 8v-3l-12-8zM60 7v3l10-7v-3zM83 21v3l11-7v-3zM108 36v3l11-7v-3zM132 50v3l11-7v-3zM156 65v3l10-8v-3zM179 80v3l11-7v-3zM190 89l13 8v-3l-13-8zM203 94v3l11-7v-3zM31 13l13 8v-3l-13-8zM55 27l13 8v-3l-13-8zM79 42l12 7v-3l-12-7zM102 56l14 9v-4l-14-8zM127 71l13 8v-3l-13-8zM151 86l13 7v-3l-13-7zM44 18v3l11-7v-3zM68 32v3l10-7v-3zM91 46v3l11-7v-3zM116 61v4l11-8v-3zM140 76v3l10-7v-3zM164 90v3l10-7v-3zM175 100l12 8v-3l-12-8zM187 105v3l11-7v-3zM15 24l13 7v-3l-13-7zM39 38l13 8v-3l-13-8zM63 52l13 8v-3l-13-8zM87 68l12 7v-3l-12-7zM111 82l13 8v-3l-13-8zM135 96l13 8v-3l-13-8zM28 28v3l11-7v-3zM52 43v3l10-7v-3zM76 57v3l10-7v-3zM99 72v3l12-7v-3zM124 87v3l11-7v-3zM148 101v3l10-7v-3zM159 111l12 7v-3l-12-7zM171 115v3l11-7v-3zM0 34l12 8v-3l-12-8zM23 49l13 7v-3l-13-7zM47 63l61 37v-3l-61-37zM119 107l13 8v-3l-13-8zM12 39v3l11-7v-3zM36 53v3l11-7v-3zM108 97v3l11-7v-3zM132 112v3l11-7v-3zM143 121l13 8v-3l-13-8zM156 126v3l10-7v-3z">
          <text:p/>
        </draw:path>
        <draw:path draw:style-name="gr55" draw:text-style-name="P32" draw:layer="layout" svg:width="0.02cm" svg:height="0.05cm" svg:x="11.354cm" svg:y="7.367cm" svg:viewBox="0 0 21 51" svg:d="M11 5l10-5v39l-10 6zM0 11l6-4v40l-6 4z">
          <text:p/>
        </draw:path>
        <draw:g>
          <draw:path draw:style-name="gr37" draw:text-style-name="P23" draw:layer="layout" svg:width="0.184cm" svg:height="0.349cm" svg:x="11.059cm" svg:y="7.16cm" svg:viewBox="0 0 185 350" svg:d="M185 250c-28-8-56-19-81-34-23-13-45-30-65-49v-167c21 18 43 35 67 48 25 15 52 26 79 35zM0 250c24 23 51 44 81 61 29 17 60 30 93 39v-72c-33-9-65-23-95-40-29-16-55-36-79-59z">
            <text:p/>
          </draw:path>
          <draw:path draw:style-name="gr23" draw:text-style-name="P2" draw:layer="layout" svg:width="0.246cm" svg:height="0.349cm" svg:x="11.059cm" svg:y="7.16cm" svg:viewBox="0 0 247 350" svg:d="M184 250c-28-8-55-19-80-34-24-13-45-30-65-49v-167c21 18 43 35 67 48 25 15 51 26 78 35zM12 209c12 11 25 22 38 31M12 219c12 11 25 22 38 31M12 229c12 12 25 22 38 32M12 240c12 11 25 22 38 31M152 17l69 39M161 14l69 40M170 12l69 39M178 9l69 40M0 250c24 23 51 44 81 61 29 17 60 30 92 39v-72c-33-9-64-23-94-40-29-16-55-36-79-59z">
            <text:p/>
          </draw:path>
        </draw:g>
        <draw:path draw:style-name="gr76" draw:text-style-name="P2" draw:layer="layout" svg:width="0.105cm" svg:height="0.183cm" svg:x="11.115cm" svg:y="7.197cm" svg:viewBox="0 0 106 184" svg:d="M0 0v121c18 16 38 30 59 41 15 9 31 16 47 22">
          <text:p/>
        </draw:path>
        <draw:path draw:style-name="gr35" draw:text-style-name="P2" draw:layer="layout" svg:width="0.456cm" svg:height="0.456cm" svg:x="10.935cm" svg:y="7.144cm" svg:viewBox="0 0 457 457" svg:d="M296 366l161-93v-73l-53-31v-98l-113-66-51 15-37-20-41 16v156l-39 22v73c24 23 50 43 79 59 29 17 61 31 94 40zM0 335l78-55 178 103v26l-82 48-174-101z">
          <text:p/>
        </draw:path>
        <draw:path draw:style-name="gr31" draw:text-style-name="P19" draw:layer="layout" svg:width="0.061cm" svg:height="0.031cm" svg:x="11.164cm" svg:y="7.453cm" svg:viewBox="0 0 62 32" svg:d="M4 0l53 21c1 0 1 0 2 0 1 1 1 2 2 2 0 1 1 2 1 3s-1 2-1 3c-1 1-1 2-2 2-1 1-2 1-3 1h-1l-51-21c-1-1-2-1-3-2 0-1-1-2-1-3s1-2 1-3c1-1 2-2 3-3z">
          <text:p/>
        </draw:path>
        <draw:g>
          <draw:polygon draw:style-name="gr56" draw:text-style-name="P33" draw:layer="layout" svg:width="0.072cm" svg:height="0.045cm" svg:x="11.149cm" svg:y="7.419cm" svg:viewBox="0 0 73 46" draw:points="0,0 73,30 73,46">
            <text:p/>
          </draw:polygon>
          <draw:path draw:style-name="gr23" draw:text-style-name="P2" draw:layer="layout" svg:width="0.072cm" svg:height="0.045cm" svg:x="11.149cm" svg:y="7.419cm" svg:viewBox="0 0 73 46" svg:d="M0 0l73 30v16M0 5l73 32">
            <text:p/>
          </draw:path>
        </draw:g>
        <draw:polyline draw:style-name="gr76" draw:text-style-name="P2" draw:layer="layout" svg:width="0.072cm" svg:height="0.045cm" svg:x="11.149cm" svg:y="7.419cm" svg:viewBox="0 0 73 46" draw:points="0,0 0,17 73,46">
          <text:p/>
        </draw:polyline>
        <draw:g>
          <draw:path draw:style-name="gr59" draw:text-style-name="P34" draw:layer="layout" svg:width="0.01cm" svg:height="0.011cm" svg:x="11.2cm" svg:y="7.381cm" svg:viewBox="0 0 11 12" svg:d="M10 4c0 1 1 2 1 3s0 2 0 3-1 1-2 2c0 0-1 0-2 0s-2 0-3-1-2-2-3-2c0-1-1-3-1-4s0-2 0-2c1-1 1-2 1-2 1 0 1 0 1 0 1-1 1-1 2-1s2 1 3 2c1 0 2 1 3 2z">
            <text:p/>
          </draw:path>
          <draw:path draw:style-name="gr28" draw:text-style-name="P2" draw:layer="layout" svg:width="0.01cm" svg:height="0.011cm" svg:x="11.2cm" svg:y="7.381cm" svg:viewBox="0 0 11 12" svg:d="M10 4c0 1 1 2 1 3s0 2 0 3-1 1-2 2c0 0-1 0-2 0s-2 0-3-1-2-2-3-2c0-1-1-3-1-4s0-2 0-2c1-1 1-2 1-2 1 0 1 0 1 0 1-1 1-1 2-1s2 1 3 2c1 0 2 1 3 2z">
            <text:p/>
          </draw:path>
        </draw:g>
        <draw:g>
          <draw:path draw:style-name="gr60" draw:text-style-name="P35" draw:layer="layout" svg:width="0.105cm" svg:height="0.183cm" svg:x="11.115cm" svg:y="7.197cm" svg:viewBox="0 0 106 184" svg:d="M4 118v-114l-4-4c17 16 35 30 55 41 17 9 33 16 51 22v121-5c-19-7-37-16-55-26-16-10-32-22-47-35z">
            <text:p/>
          </draw:path>
          <draw:path draw:style-name="gr23" draw:text-style-name="P2" draw:layer="layout" svg:width="0.105cm" svg:height="0.183cm" svg:x="11.115cm" svg:y="7.197cm" svg:viewBox="0 0 106 184" svg:d="M4 118v-114l-4-4c17 16 35 30 55 41 17 9 33 16 51 22v121-5c-19-7-37-16-55-26-16-10-32-22-47-35z">
            <text:p/>
          </draw:path>
        </draw:g>
        <draw:frame draw:style-name="gr61" draw:text-style-name="P2" draw:layer="layout" svg:width="1.672cm" svg:height="0.296cm" svg:x="10.16cm" svg:y="7.599cm">
          <draw:text-box>
            <text:p text:style-name="P3"><text:span text:style-name="T6">Management</text:span></text:p>
          </draw:text-box>
        </draw:frame>
        <draw:path draw:style-name="gr32" draw:text-style-name="P20" draw:layer="layout" svg:width="0.576cm" svg:height="0.378cm" svg:x="11.964cm" svg:y="7.696cm" svg:viewBox="0 0 577 379" svg:d="M173 379c16 1 32 0 47 0 88-5 172-30 246-74 25-15 48-31 70-50 7-7 13-15 18-23 15-24 23-51 23-79s-8-55-23-79-37-44-64-58c-14-7-29-12-44-16l-446 379z">
          <text:p/>
        </draw:path>
        <draw:g>
          <draw:path draw:style-name="gr62" draw:text-style-name="P36" draw:layer="layout" svg:width="0.813cm" svg:height="0.454cm" svg:x="11.659cm" svg:y="6.912cm" svg:viewBox="0 0 814 455" svg:d="M309 455l505-283-313-172-501 281c40 45 89 84 143 114 51 29 107 49 166 60z">
            <text:p/>
          </draw:path>
          <draw:path draw:style-name="gr58" draw:text-style-name="P2" draw:layer="layout" svg:width="0.813cm" svg:height="0.454cm" svg:x="11.659cm" svg:y="6.912cm" svg:viewBox="0 0 814 455" svg:d="M309 455l505-283-313-172-501 281c40 45 89 84 143 114 51 29 107 49 166 60z">
            <text:p/>
          </draw:path>
        </draw:g>
        <draw:g>
          <draw:path draw:style-name="gr63" draw:text-style-name="P37" draw:layer="layout" svg:width="0.308cm" svg:height="0.882cm" svg:x="11.659cm" svg:y="7.192cm" svg:viewBox="0 0 309 883" svg:d="M309 174c-58-11-114-31-166-59-54-30-103-69-143-115v722c37 39 80 73 129 100 55 30 116 51 180 61z">
            <text:p/>
          </draw:path>
          <draw:path draw:style-name="gr58" draw:text-style-name="P2" draw:layer="layout" svg:width="0.308cm" svg:height="0.882cm" svg:x="11.659cm" svg:y="7.192cm" svg:viewBox="0 0 309 883" svg:d="M309 174c-58-11-114-31-166-59-54-30-103-69-143-115v722c37 39 80 73 129 100 55 30 116 51 180 61z">
            <text:p/>
          </draw:path>
        </draw:g>
        <draw:g>
          <draw:polygon draw:style-name="gr64" draw:text-style-name="P38" draw:layer="layout" svg:width="0.504cm" svg:height="0.988cm" svg:x="11.967cm" svg:y="7.085cm" svg:viewBox="0 0 505 989" draw:points="0,282 0,989 505,709 505,0">
            <text:p/>
          </draw:polygon>
          <draw:polygon draw:style-name="gr58" draw:text-style-name="P2" draw:layer="layout" svg:width="0.504cm" svg:height="0.988cm" svg:x="11.967cm" svg:y="7.085cm" svg:viewBox="0 0 505 989" draw:points="0,282 0,989 505,709 505,0">
            <text:p/>
          </draw:polygon>
        </draw:g>
        <draw:path draw:style-name="gr35" draw:text-style-name="P2" draw:layer="layout" svg:width="0.813cm" svg:height="1.161cm" svg:x="11.659cm" svg:y="6.912cm" svg:viewBox="0 0 814 1162" svg:d="M814 172l-313-172-501 280v721c37 39 80 73 128 100 56 30 117 51 181 61l505-281z">
          <text:p/>
        </draw:path>
        <draw:g>
          <draw:path draw:style-name="gr65" draw:text-style-name="P39" draw:layer="layout" svg:width="0.05cm" svg:height="0.062cm" svg:x="11.776cm" svg:y="7.629cm" svg:viewBox="0 0 51 63" svg:d="M48 24c2 5 3 11 3 16-1 5-2 10-4 14-3 4-6 7-10 8-4 2-8 2-13 0-4-1-8-4-12-8-4-3-7-8-9-14-2-5-3-11-3-16s1-10 4-14c2-4 5-6 9-8 4-3 9-3 13 0 5 1 9 4 13 8 3 3 7 8 9 14z">
            <text:p/>
          </draw:path>
          <draw:path draw:style-name="gr57" draw:text-style-name="P2" draw:layer="layout" svg:width="0.05cm" svg:height="0.062cm" svg:x="11.776cm" svg:y="7.629cm" svg:viewBox="0 0 51 63" svg:d="M48 24c2 5 3 11 3 16-1 5-2 10-4 14-3 4-6 7-10 8-4 2-8 2-13 0-4-1-8-4-12-8-4-3-7-8-9-14-2-5-3-11-3-16s1-10 4-14c2-4 5-6 9-8 4-3 9-3 13 0 5 1 9 4 13 8 3 3 7 8 9 14z">
            <text:p/>
          </draw:path>
        </draw:g>
        <draw:path draw:style-name="gr66" draw:text-style-name="P2" draw:layer="layout" svg:width="0.209cm" svg:height="0.196cm" svg:x="11.709cm" svg:y="7.775cm" svg:viewBox="0 0 210 197" svg:d="M0 0c31 26 64 48 99 67 36 19 73 33 111 44M0 43c31 26 64 49 99 67 36 19 73 34 111 44M0 86c31 26 64 49 99 67 36 19 73 34 111 44">
          <text:p/>
        </draw:path>
        <draw:g>
          <draw:path draw:style-name="gr31" draw:text-style-name="P19" draw:layer="layout" svg:width="0.226cm" svg:height="0.131cm" svg:x="11.7cm" svg:y="7.329cm" svg:viewBox="0 0 227 132" svg:d="M8 20c27 24 57 45 89 63 38 21 78 37 120 49 2 0 3 0 5-1s3-3 4-4c1-2 1-3 1-5s0-4-1-5c-1-2-2-3-4-4s-3-1-5-1c-42-12-82-28-120-49-30-17-59-37-85-60-1-1-1-2-2-2-1-1-2-1-3-1-2 0-3 0-4 1-1 0-1 1-2 2 0 1-1 2-1 3s0 2 1 3c0 2 1 4 2 6s3 4 5 5z">
            <text:p/>
          </draw:path>
          <draw:path draw:style-name="gr57" draw:text-style-name="P2" draw:layer="layout" svg:width="0.226cm" svg:height="0.131cm" svg:x="11.7cm" svg:y="7.329cm" svg:viewBox="0 0 227 132" svg:d="M8 20c27 24 57 45 89 63 38 21 78 37 120 49 2 0 3 0 5-1s3-3 4-4c1-2 1-3 1-5s0-4-1-5c-1-2-2-3-4-4s-3-1-5-1c-42-12-82-28-120-49-30-17-59-37-85-60-1-1-1-2-2-2-1-1-2-1-3-1-2 0-3 0-4 1-1 0-1 1-2 2 0 1-1 2-1 3s0 2 1 3c0 2 1 4 2 6s3 4 5 5z">
            <text:p/>
          </draw:path>
        </draw:g>
        <draw:g>
          <draw:path draw:style-name="gr67" draw:text-style-name="P40" draw:layer="layout" svg:width="0.065cm" svg:height="0.042cm" svg:x="11.767cm" svg:y="7.391cm" svg:viewBox="0 0 66 43" svg:d="M66 42c0-1 0-1-1-2-4-12-10-22-18-29-7-7-15-11-24-11-7 0-14 3-21 9-1 3-2 5-2 7 0 5 3 10 7 14 5 4 11 7 19 9 8 3 17 4 26 4 5 0 9 0 14-1z">
            <text:p/>
          </draw:path>
          <draw:path draw:style-name="gr68" draw:text-style-name="P2" draw:layer="layout" svg:width="0.065cm" svg:height="0.042cm" svg:x="11.767cm" svg:y="7.391cm" svg:viewBox="0 0 66 43" svg:d="M66 42c0-1 0-1-1-2-4-12-10-22-18-29-7-7-15-11-24-11-7 0-14 3-21 9-1 3-2 5-2 7 0 5 3 10 7 14 5 4 11 7 19 9 8 3 17 4 26 4 5 0 9 0 14-1z">
            <text:p/>
          </draw:path>
        </draw:g>
        <draw:path draw:style-name="gr74" draw:text-style-name="P46" draw:layer="layout" svg:width="0.209cm" svg:height="0.166cm" svg:x="11.709cm" svg:y="7.406cm" svg:viewBox="0 0 210 167" svg:d="M0 0v56c27 23 57 43 89 61 38 21 79 38 121 50v-56c-42-13-83-30-121-51-32-17-61-37-89-60z">
          <text:p/>
        </draw:path>
        <draw:path draw:style-name="gr31" draw:text-style-name="P19" draw:layer="layout" svg:width="0.209cm" svg:height="0.124cm" svg:x="11.709cm" svg:y="7.417cm" svg:viewBox="0 0 210 125" svg:d="M0 14c27 24 57 45 89 62 38 22 79 38 121 49v-14c-42-12-83-29-121-50-32-18-62-38-89-61z">
          <text:p/>
        </draw:path>
        <draw:path draw:style-name="gr58" draw:text-style-name="P2" draw:layer="layout" svg:width="0.209cm" svg:height="0.166cm" svg:x="11.709cm" svg:y="7.405cm" svg:viewBox="0 0 210 167" svg:d="M0 0v56c27 23 57 43 89 61 38 21 79 38 121 50">
          <text:p/>
        </draw:path>
        <draw:path draw:style-name="gr57" draw:text-style-name="P2" draw:layer="layout" svg:width="0.209cm" svg:height="0.166cm" svg:x="11.709cm" svg:y="7.407cm" svg:viewBox="0 0 210 167" svg:d="M210 167v-56c-42-13-83-30-121-51-32-17-61-37-89-60">
          <text:p/>
        </draw:path>
        <draw:path draw:style-name="gr32" draw:text-style-name="P20" draw:layer="layout" svg:width="0.109cm" svg:height="0.057cm" svg:x="12.151cm" svg:y="8.133cm" svg:viewBox="0 0 110 58" svg:d="M0 49c8 3 16 6 25 7 21 4 42 2 61-5 5-2 9-3 13-5 2-1 3-2 5-4s4-5 5-8 1-6 1-9c-1-4-2-7-5-9l-23-16z">
          <text:p/>
        </draw:path>
        <draw:path draw:style-name="gr32" draw:text-style-name="P20" draw:layer="layout" svg:width="0.199cm" svg:height="0.109cm" svg:x="12.272cm" svg:y="7.996cm" svg:viewBox="0 0 200 110" svg:d="M0 94c14 6 28 10 43 12 35 7 70 4 103-8 7-2 13-5 20-8 4-1 8-3 11-5 7-4 13-9 17-16s6-15 6-23-2-16-6-23l-33-23z">
          <text:p/>
        </draw:path>
        <draw:g>
          <draw:polygon draw:style-name="gr75" draw:text-style-name="P47" draw:layer="layout" svg:width="0.081cm" svg:height="0.074cm" svg:x="12.151cm" svg:y="8.106cm" svg:viewBox="0 0 82 75" draw:points="0,75 0,54 82,0 82,26">
            <text:p/>
          </draw:polygon>
          <draw:polygon draw:style-name="gr76" draw:text-style-name="P2" draw:layer="layout" svg:width="0.081cm" svg:height="0.074cm" svg:x="12.151cm" svg:y="8.106cm" svg:viewBox="0 0 82 75" draw:points="0,75 0,54 82,0 82,26">
            <text:p/>
          </draw:polygon>
        </draw:g>
        <draw:g>
          <draw:polygon draw:style-name="gr77" draw:text-style-name="P48" draw:layer="layout" svg:width="0.256cm" svg:height="0.156cm" svg:x="11.977cm" svg:y="8.004cm" svg:viewBox="0 0 257 157" draw:points="0,54 79,0 257,103 175,157">
            <text:p/>
          </draw:polygon>
          <draw:polygon draw:style-name="gr76" draw:text-style-name="P2" draw:layer="layout" svg:width="0.256cm" svg:height="0.156cm" svg:x="11.977cm" svg:y="8.004cm" svg:viewBox="0 0 257 157" draw:points="0,54 79,0 257,103 175,157">
            <text:p/>
          </draw:polygon>
        </draw:g>
        <draw:g>
          <draw:path draw:style-name="gr77" draw:text-style-name="P48" draw:layer="layout" svg:width="0.333cm" svg:height="0.195cm" svg:x="12.1cm" svg:y="7.824cm" svg:viewBox="0 0 334 196" svg:d="M173 196l161-94-174-102-160 96c24 23 50 43 79 60s61 31 94 40z">
            <text:p/>
          </draw:path>
          <draw:path draw:style-name="gr76" draw:text-style-name="P2" draw:layer="layout" svg:width="0.333cm" svg:height="0.195cm" svg:x="12.1cm" svg:y="7.824cm" svg:viewBox="0 0 334 196" svg:d="M173 196l161-94-174-102-160 96c24 23 50 43 79 60s61 31 94 40z">
            <text:p/>
          </draw:path>
        </draw:g>
        <draw:g>
          <draw:polygon draw:style-name="gr75" draw:text-style-name="P47" draw:layer="layout" svg:width="0.034cm" svg:height="0.186cm" svg:x="12.284cm" svg:y="7.804cm" svg:viewBox="0 0 35 187" draw:points="0,187 0,19 35,0 34,159">
            <text:p/>
          </draw:polygon>
          <draw:polygon draw:style-name="gr76" draw:text-style-name="P2" draw:layer="layout" svg:width="0.034cm" svg:height="0.186cm" svg:x="12.284cm" svg:y="7.804cm" svg:viewBox="0 0 35 187" draw:points="0,187 0,19 35,0 34,159">
            <text:p/>
          </draw:polygon>
        </draw:g>
        <draw:g>
          <draw:polygon draw:style-name="gr75" draw:text-style-name="P47" draw:layer="layout" svg:width="0.064cm" svg:height="0.15cm" svg:x="12.316cm" svg:y="7.796cm" svg:viewBox="0 0 65 151" draw:points="1,24 65,0 65,99 0,151">
            <text:p/>
          </draw:polygon>
          <draw:polygon draw:style-name="gr76" draw:text-style-name="P2" draw:layer="layout" svg:width="0.064cm" svg:height="0.15cm" svg:x="12.316cm" svg:y="7.796cm" svg:viewBox="0 0 65 151" draw:points="1,24 65,0 65,99 0,151">
            <text:p/>
          </draw:polygon>
        </draw:g>
        <draw:g>
          <draw:polygon draw:style-name="gr77" draw:text-style-name="P48" draw:layer="layout" svg:width="0.164cm" svg:height="0.089cm" svg:x="12.216cm" svg:y="7.73cm" svg:viewBox="0 0 165 90" draw:points="102,90 102,74 0,14 52,0 165,66">
            <text:p/>
          </draw:polygon>
          <draw:polygon draw:style-name="gr76" draw:text-style-name="P2" draw:layer="layout" svg:width="0.164cm" svg:height="0.089cm" svg:x="12.216cm" svg:y="7.73cm" svg:viewBox="0 0 165 90" draw:points="102,90 102,74 0,14 52,0 165,66">
            <text:p/>
          </draw:polygon>
        </draw:g>
        <draw:g>
          <draw:polygon draw:style-name="gr75" draw:text-style-name="P47" draw:layer="layout" svg:width="0.161cm" svg:height="0.165cm" svg:x="12.272cm" svg:y="7.925cm" svg:viewBox="0 0 162 166" draw:points="0,94 162,0 162,72 0,166">
            <text:p/>
          </draw:polygon>
          <draw:polygon draw:style-name="gr76" draw:text-style-name="P2" draw:layer="layout" svg:width="0.161cm" svg:height="0.165cm" svg:x="12.272cm" svg:y="7.925cm" svg:viewBox="0 0 162 166" draw:points="0,94 162,0 162,72 0,166">
            <text:p/>
          </draw:polygon>
        </draw:g>
        <draw:g>
          <draw:path draw:style-name="gr77" draw:text-style-name="P48" draw:layer="layout" svg:width="0.179cm" svg:height="0.1cm" svg:x="12.139cm" svg:y="7.724cm" svg:viewBox="0 0 180 101" svg:d="M0 16l41-16 36 20 103 61-34 20c-28-9-54-21-79-35-24-14-46-31-67-50z">
            <text:p/>
          </draw:path>
          <draw:path draw:style-name="gr76" draw:text-style-name="P2" draw:layer="layout" svg:width="0.179cm" svg:height="0.1cm" svg:x="12.139cm" svg:y="7.724cm" svg:viewBox="0 0 180 101" svg:d="M0 16l41-16 36 20 103 61-34 20c-28-9-54-21-79-35-24-14-46-31-67-50z">
            <text:p/>
          </draw:path>
        </draw:g>
        <draw:g>
          <draw:polygon draw:style-name="gr37" draw:text-style-name="P23" draw:layer="layout" svg:width="0.174cm" svg:height="0.122cm" svg:x="11.977cm" svg:y="8.059cm" svg:viewBox="0 0 175 123" draw:points="0,0 175,103 175,123 0,20">
            <text:p/>
          </draw:polygon>
          <draw:polygon draw:style-name="gr23" draw:text-style-name="P2" draw:layer="layout" svg:width="0.174cm" svg:height="0.122cm" svg:x="11.977cm" svg:y="8.059cm" svg:viewBox="0 0 175 123" draw:points="0,0 175,103 175,123 0,20">
            <text:p/>
          </draw:polygon>
        </draw:g>
        <draw:path draw:style-name="gr16" draw:text-style-name="P11" draw:layer="layout" svg:width="0.213cm" svg:height="0.132cm" svg:x="11.996cm" svg:y="8.014cm" svg:viewBox="0 0 214 133" svg:d="M0 38l12 8 11-7-13-8zM15 28l13 7 11-7-13-7zM31 17l13 8 11-7-13-8zM47 6l13 8 10-7-12-7zM71 21l12 7 11-7-13-7zM94 35l14 8 11-7-14-8zM119 49l13 8 11-7-13-8zM167 79l12 8 11-7-13-8zM190 93l13 8 11-7-13-8zM175 104l12 8 11-7-13-8zM151 90l13 7 10-7-13-7zM143 64l13 8 10-8-12-7zM127 75l13 8 10-7-12-8zM102 60l14 9 11-8-13-8zM79 46l12 7 11-7-13-7zM55 31l13 8 10-7-12-8zM39 42l13 8 10-7-12-8zM63 56l13 8 10-7-13-8zM87 72l12 7 12-7-14-8zM111 86l13 8 11-7-13-8zM135 100l13 8 10-7-12-8zM159 115l12 7 11-7-13-7zM143 125l13 8 10-7-12-8zM119 111l13 8 11-7-13-8zM47 68l61 36 11-7-61-37zM23 53l13 7 11-7-13-7z">
          <text:p/>
        </draw:path>
        <draw:path draw:style-name="gr54" draw:text-style-name="P31" draw:layer="layout" svg:width="0.213cm" svg:height="0.128cm" svg:x="11.996cm" svg:y="8.021cm" svg:viewBox="0 0 214 129" svg:d="M47 3l13 7v-3l-13-7zM71 17l12 7v-3l-12-7zM94 31l14 8v-3l-14-8zM119 45l13 8v-3l-13-8zM143 60l13 8v-3l-13-8zM167 75l12 8v-3l-12-8zM60 7v3l10-7v-3zM83 21v3l11-7v-3zM108 36v3l11-7v-3zM132 50v3l11-7v-3zM156 65v3l10-8v-3zM179 80v3l11-7v-3zM190 89l13 8v-3l-13-8zM203 94v3l11-7v-3zM31 13l13 8v-3l-13-8zM55 27l13 8v-3l-13-8zM79 42l12 7v-3l-12-7zM102 56l14 9v-4l-14-8zM127 71l13 8v-3l-13-8zM151 86l13 7v-3l-13-7zM44 18v3l11-7v-3zM68 32v3l10-7v-3zM91 46v3l11-7v-3zM116 61v4l11-8v-3zM140 76v3l10-7v-3zM164 90v3l10-7v-3zM175 100l12 8v-3l-12-8zM187 105v3l11-7v-3zM15 24l13 7v-3l-13-7zM39 38l13 8v-3l-13-8zM63 52l13 8v-3l-13-8zM87 68l12 7v-3l-12-7zM111 82l13 8v-3l-13-8zM135 96l13 8v-3l-13-8zM28 28v3l11-7v-3zM52 43v3l10-7v-3zM76 57v3l10-7v-3zM99 72v3l12-7v-3zM124 87v3l11-7v-3zM148 101v3l10-7v-3zM159 111l12 7v-3l-12-7zM171 115v3l11-7v-3zM0 34l12 8v-3l-12-8zM23 49l13 7v-3l-13-7zM47 63l61 37v-3l-61-37zM119 107l13 8v-3l-13-8zM12 39v3l11-7v-3zM36 53v3l11-7v-3zM108 97v3l11-7v-3zM132 112v3l11-7v-3zM143 121l13 8v-3l-13-8zM156 126v3l10-7v-3z">
          <text:p/>
        </draw:path>
        <draw:path draw:style-name="gr55" draw:text-style-name="P32" draw:layer="layout" svg:width="0.02cm" svg:height="0.05cm" svg:x="12.395cm" svg:y="7.947cm" svg:viewBox="0 0 21 51" svg:d="M11 5l10-5v39l-10 6zM0 11l6-4v40l-6 4z">
          <text:p/>
        </draw:path>
        <draw:g>
          <draw:path draw:style-name="gr37" draw:text-style-name="P23" draw:layer="layout" svg:width="0.184cm" svg:height="0.349cm" svg:x="12.1cm" svg:y="7.741cm" svg:viewBox="0 0 185 350" svg:d="M185 250c-28-8-56-19-81-34-23-13-45-30-65-49v-167c21 18 43 35 67 48 25 15 52 26 79 35zM0 250c24 23 51 44 81 61 29 17 60 30 93 39v-72c-33-9-65-23-95-40-29-16-55-36-79-59z">
            <text:p/>
          </draw:path>
          <draw:path draw:style-name="gr23" draw:text-style-name="P2" draw:layer="layout" svg:width="0.246cm" svg:height="0.349cm" svg:x="12.1cm" svg:y="7.741cm" svg:viewBox="0 0 247 350" svg:d="M184 250c-28-8-55-19-80-34-24-13-45-30-65-49v-167c21 18 43 35 67 48 25 15 51 26 78 35zM12 209c12 11 25 22 38 31M12 219c12 11 25 22 38 31M12 229c12 12 25 22 38 32M12 240c12 11 25 22 38 31M152 17l69 39M161 14l69 40M170 12l69 39M178 9l69 40M0 250c24 23 51 44 81 61 29 17 60 30 92 39v-72c-33-9-64-23-94-40-29-16-55-36-79-59z">
            <text:p/>
          </draw:path>
        </draw:g>
        <draw:path draw:style-name="gr76" draw:text-style-name="P2" draw:layer="layout" svg:width="0.105cm" svg:height="0.183cm" svg:x="12.157cm" svg:y="7.778cm" svg:viewBox="0 0 106 184" svg:d="M0 0v121c18 16 38 30 59 41 15 9 31 16 47 22">
          <text:p/>
        </draw:path>
        <draw:path draw:style-name="gr35" draw:text-style-name="P2" draw:layer="layout" svg:width="0.456cm" svg:height="0.456cm" svg:x="11.977cm" svg:y="7.724cm" svg:viewBox="0 0 457 457" svg:d="M296 366l161-93v-73l-53-31v-98l-113-66-51 15-37-20-41 16v156l-39 22v73c24 23 50 43 79 59 29 17 61 31 94 40zM0 335l78-55 178 103v26l-82 48-174-101z">
          <text:p/>
        </draw:path>
        <draw:path draw:style-name="gr31" draw:text-style-name="P19" draw:layer="layout" svg:width="0.061cm" svg:height="0.031cm" svg:x="12.205cm" svg:y="8.034cm" svg:viewBox="0 0 62 32" svg:d="M4 0l53 21c1 0 1 0 2 0 1 1 1 2 2 2 0 1 1 2 1 3s-1 2-1 3c-1 1-1 2-2 2-1 1-2 1-3 1h-1l-51-21c-1-1-2-1-3-2 0-1-1-2-1-3s1-2 1-3c1-1 2-2 3-3z">
          <text:p/>
        </draw:path>
        <draw:g>
          <draw:polygon draw:style-name="gr56" draw:text-style-name="P33" draw:layer="layout" svg:width="0.072cm" svg:height="0.045cm" svg:x="12.191cm" svg:y="7.999cm" svg:viewBox="0 0 73 46" draw:points="0,0 73,30 73,46">
            <text:p/>
          </draw:polygon>
          <draw:path draw:style-name="gr23" draw:text-style-name="P2" draw:layer="layout" svg:width="0.072cm" svg:height="0.045cm" svg:x="12.191cm" svg:y="7.999cm" svg:viewBox="0 0 73 46" svg:d="M0 0l73 30v16M0 5l73 32">
            <text:p/>
          </draw:path>
        </draw:g>
        <draw:polyline draw:style-name="gr76" draw:text-style-name="P2" draw:layer="layout" svg:width="0.072cm" svg:height="0.045cm" svg:x="12.191cm" svg:y="7.999cm" svg:viewBox="0 0 73 46" draw:points="0,0 0,17 73,46">
          <text:p/>
        </draw:polyline>
        <draw:g>
          <draw:path draw:style-name="gr59" draw:text-style-name="P34" draw:layer="layout" svg:width="0.01cm" svg:height="0.011cm" svg:x="12.242cm" svg:y="7.962cm" svg:viewBox="0 0 11 12" svg:d="M10 4c0 1 1 2 1 3s0 2 0 3-1 1-2 2c0 0-1 0-2 0s-2 0-3-1-2-2-3-2c0-1-1-3-1-4s0-2 0-2c1-1 1-2 1-2 1 0 1 0 1 0 1-1 1-1 2-1s2 1 3 2c1 0 2 1 3 2z">
            <text:p/>
          </draw:path>
          <draw:path draw:style-name="gr28" draw:text-style-name="P2" draw:layer="layout" svg:width="0.01cm" svg:height="0.011cm" svg:x="12.242cm" svg:y="7.962cm" svg:viewBox="0 0 11 12" svg:d="M10 4c0 1 1 2 1 3s0 2 0 3-1 1-2 2c0 0-1 0-2 0s-2 0-3-1-2-2-3-2c0-1-1-3-1-4s0-2 0-2c1-1 1-2 1-2 1 0 1 0 1 0 1-1 1-1 2-1s2 1 3 2c1 0 2 1 3 2z">
            <text:p/>
          </draw:path>
        </draw:g>
        <draw:g>
          <draw:path draw:style-name="gr60" draw:text-style-name="P35" draw:layer="layout" svg:width="0.105cm" svg:height="0.183cm" svg:x="12.157cm" svg:y="7.778cm" svg:viewBox="0 0 106 184" svg:d="M4 118v-114l-4-4c17 16 35 30 55 41 17 9 33 16 51 22v121-5c-19-7-37-16-55-26-16-10-32-22-47-35z">
            <text:p/>
          </draw:path>
          <draw:path draw:style-name="gr23" draw:text-style-name="P2" draw:layer="layout" svg:width="0.105cm" svg:height="0.183cm" svg:x="12.157cm" svg:y="7.778cm" svg:viewBox="0 0 106 184" svg:d="M4 118v-114l-4-4c17 16 35 30 55 41 17 9 33 16 51 22v121-5c-19-7-37-16-55-26-16-10-32-22-47-35z">
            <text:p/>
          </draw:path>
        </draw:g>
        <draw:frame draw:style-name="gr7" draw:text-style-name="P2" draw:layer="layout" svg:width="1.061cm" svg:height="0.591cm" svg:x="11.534cm" svg:y="8.119cm">
          <draw:text-box>
            <text:p text:style-name="P3"><text:span text:style-name="T6">Storage</text:span></text:p>
            <text:p text:style-name="P3"><text:span text:style-name="T6">Management</text:span></text:p>
          </draw:text-box>
        </draw:frame>
        <draw:path draw:style-name="gr111" draw:text-style-name="P2" draw:layer="layout" svg:width="3.065cm" svg:height="1.231cm" svg:x="15.993cm" svg:y="4.223cm" svg:viewBox="0 0 3066 1232" svg:d="M1138 118l1928 1114M1304 1222l891-493-92-54M0 517l933-517 1170 675">
          <text:p/>
        </draw:path>
        <draw:g>
          <draw:path draw:style-name="gr111" draw:text-style-name="P2" draw:layer="layout" svg:width="6.012cm" svg:height="3.479cm" svg:x="15.952cm" svg:y="5.454cm" svg:viewBox="0 0 6013 3480" svg:d="M792 3276l5221-3016M3106 0l1684 968-1388 800M5123 1150l-325-187-1396 805M0 3229l437 251 2965-1712">
            <text:p/>
          </draw:path>
          <draw:frame draw:style-name="gr44" draw:text-style-name="P2" draw:layer="layout" svg:width="6.027cm" svg:height="0.296cm" draw:transform="rotate (0.523598775598299) translate (16.671cm 8.602cm)">
            <draw:text-box>
              <text:p text:style-name="P3"><text:span text:style-name="T3">Storage Area Network</text:span></text:p>
            </draw:text-box>
          </draw:frame>
        </draw:g>
        <draw:path draw:style-name="gr32" draw:text-style-name="P20" draw:layer="layout" svg:width="0.632cm" svg:height="0.412cm" svg:x="21.992cm" svg:y="8.35cm" svg:viewBox="0 0 633 413" svg:d="M191 413c17 1 34 0 52 0 95-5 188-33 269-80 27-16 52-34 76-54 7-8 14-17 20-26 16-26 25-56 25-86s-9-60-25-86c-17-26-41-48-70-63-16-8-32-14-49-18l-489 413z">
          <text:p/>
        </draw:path>
        <draw:g>
          <draw:path draw:style-name="gr62" draw:text-style-name="P36" draw:layer="layout" svg:width="0.889cm" svg:height="0.497cm" svg:x="21.654cm" svg:y="7.493cm" svg:viewBox="0 0 890 498" svg:d="M337 498l553-310-342-188-548 307c44 50 97 93 157 126 56 31 117 53 180 65z">
            <text:p/>
          </draw:path>
          <draw:path draw:style-name="gr58" draw:text-style-name="P2" draw:layer="layout" svg:width="0.889cm" svg:height="0.497cm" svg:x="21.654cm" svg:y="7.493cm" svg:viewBox="0 0 890 498" svg:d="M337 498l553-310-342-188-548 307c44 50 97 93 157 126 56 31 117 53 180 65z">
            <text:p/>
          </draw:path>
        </draw:g>
        <draw:g>
          <draw:path draw:style-name="gr63" draw:text-style-name="P37" draw:layer="layout" svg:width="0.337cm" svg:height="0.964cm" svg:x="21.654cm" svg:y="7.799cm" svg:viewBox="0 0 338 965" svg:d="M338 191c-64-12-125-34-181-65-60-33-113-76-157-126v789c41 43 88 80 140 109 61 34 128 56 198 67z">
            <text:p/>
          </draw:path>
          <draw:path draw:style-name="gr58" draw:text-style-name="P2" draw:layer="layout" svg:width="0.337cm" svg:height="0.964cm" svg:x="21.654cm" svg:y="7.799cm" svg:viewBox="0 0 338 965" svg:d="M338 191c-64-12-125-34-181-65-60-33-113-76-157-126v789c41 43 88 80 140 109 61 34 128 56 198 67z">
            <text:p/>
          </draw:path>
        </draw:g>
        <draw:g>
          <draw:polygon draw:style-name="gr64" draw:text-style-name="P38" draw:layer="layout" svg:width="0.552cm" svg:height="1.081cm" svg:x="21.991cm" svg:y="7.681cm" svg:viewBox="0 0 553 1082" draw:points="0,309 0,1082 553,776 553,0">
            <text:p/>
          </draw:polygon>
          <draw:polygon draw:style-name="gr58" draw:text-style-name="P2" draw:layer="layout" svg:width="0.552cm" svg:height="1.081cm" svg:x="21.991cm" svg:y="7.681cm" svg:viewBox="0 0 553 1082" draw:points="0,309 0,1082 553,776 553,0">
            <text:p/>
          </draw:polygon>
        </draw:g>
        <draw:path draw:style-name="gr35" draw:text-style-name="P2" draw:layer="layout" svg:width="0.889cm" svg:height="1.27cm" svg:x="21.654cm" svg:y="7.493cm" svg:viewBox="0 0 890 1271" svg:d="M890 188l-342-188-548 306v789c40 43 88 80 140 109 61 34 128 56 197 67l552-306v-777z">
          <text:p/>
        </draw:path>
        <draw:g>
          <draw:path draw:style-name="gr65" draw:text-style-name="P39" draw:layer="layout" svg:width="0.054cm" svg:height="0.07cm" svg:x="21.782cm" svg:y="8.277cm" svg:viewBox="0 0 55 71" svg:d="M52 27c2 6 3 12 3 18s-1 11-4 16c-2 4-6 7-10 9s-9 2-14 0-10-5-14-9c-4-5-7-10-10-16-2-6-3-12-3-18s1-12 4-16c2-4 6-7 10-9 4-3 9-3 14 0 5 1 10 5 14 9s7 10 10 16z">
            <text:p/>
          </draw:path>
          <draw:path draw:style-name="gr57" draw:text-style-name="P2" draw:layer="layout" svg:width="0.054cm" svg:height="0.07cm" svg:x="21.782cm" svg:y="8.277cm" svg:viewBox="0 0 55 71" svg:d="M52 27c2 6 3 12 3 18s-1 11-4 16c-2 4-6 7-10 9s-9 2-14 0-10-5-14-9c-4-5-7-10-10-16-2-6-3-12-3-18s1-12 4-16c2-4 6-7 10-9 4-3 9-3 14 0 5 1 10 5 14 9s7 10 10 16z">
            <text:p/>
          </draw:path>
        </draw:g>
        <draw:path draw:style-name="gr66" draw:text-style-name="P2" draw:layer="layout" svg:width="0.228cm" svg:height="0.215cm" svg:x="21.708cm" svg:y="8.437cm" svg:viewBox="0 0 229 216" svg:d="M0 0c34 28 70 53 108 73 39 21 79 37 121 48M0 47c34 29 70 53 108 74 39 20 79 36 121 48M0 95c34 28 70 53 108 73 39 21 79 37 121 48">
          <text:p/>
        </draw:path>
        <draw:g>
          <draw:path draw:style-name="gr31" draw:text-style-name="P19" draw:layer="layout" svg:width="0.248cm" svg:height="0.143cm" svg:x="21.699cm" svg:y="7.948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21.699cm" svg:y="7.948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21.772cm" svg:y="8.016cm" svg:viewBox="0 0 72 47" svg:d="M72 46c0-1 0-1-1-2-4-13-11-25-19-33-9-7-18-11-27-11-8 0-16 3-23 9-2 3-2 6-2 9 0 5 2 10 7 14 5 5 12 9 21 11 9 3 18 4 28 4 6 0 11 0 16-1z">
            <text:p/>
          </draw:path>
          <draw:path draw:style-name="gr68" draw:text-style-name="P2" draw:layer="layout" svg:width="0.071cm" svg:height="0.046cm" svg:x="21.772cm" svg:y="8.016cm" svg:viewBox="0 0 72 47" svg:d="M72 46c0-1 0-1-1-2-4-13-11-25-19-33-9-7-18-11-27-11-8 0-16 3-23 9-2 3-2 6-2 9 0 5 2 10 7 14 5 5 12 9 21 11 9 3 18 4 28 4 6 0 11 0 16-1z">
            <text:p/>
          </draw:path>
        </draw:g>
        <draw:path draw:style-name="gr74" draw:text-style-name="P46" draw:layer="layout" svg:width="0.228cm" svg:height="0.182cm" svg:x="21.708cm" svg:y="8.033cm" svg:viewBox="0 0 229 183" svg:d="M0 0v62c30 25 62 47 97 66 41 23 86 42 132 55v-62c-46-13-91-32-133-55-34-19-66-41-96-66z">
          <text:p/>
        </draw:path>
        <draw:path draw:style-name="gr31" draw:text-style-name="P19" draw:layer="layout" svg:width="0.228cm" svg:height="0.136cm" svg:x="21.708cm" svg:y="8.045cm" svg:viewBox="0 0 229 137" svg:d="M0 15c30 26 62 49 97 69 41 23 86 41 132 53v-15c-46-14-91-32-132-56-35-19-67-41-97-66z">
          <text:p/>
        </draw:path>
        <draw:path draw:style-name="gr58" draw:text-style-name="P2" draw:layer="layout" svg:width="0.228cm" svg:height="0.182cm" svg:x="21.708cm" svg:y="8.032cm" svg:viewBox="0 0 229 183" svg:d="M0 0v62c30 25 62 47 97 66 41 23 86 42 132 55">
          <text:p/>
        </draw:path>
        <draw:path draw:style-name="gr57" draw:text-style-name="P2" draw:layer="layout" svg:width="0.228cm" svg:height="0.182cm" svg:x="21.708cm" svg:y="8.034cm" svg:viewBox="0 0 229 183" svg:d="M229 183v-62c-46-13-91-32-133-55-34-19-66-41-96-66">
          <text:p/>
        </draw:path>
        <draw:path draw:style-name="gr32" draw:text-style-name="P20" draw:layer="layout" svg:width="0.23cm" svg:height="0.163cm" svg:x="22.252cm" svg:y="8.612cm" svg:viewBox="0 0 231 164" svg:d="M0 143c28 14 60 21 91 21 25 0 50-4 73-13 5-2 9-4 14-6 17-10 31-24 41-41 5-7 8-16 11-25 1-3 1-7 1-11 0-12-3-23-10-34-6-10-15-19-25-25-11-6-23-9-36-9 0 0-1 0-2 0z">
          <text:p/>
        </draw:path>
        <draw:g>
          <draw:path draw:style-name="gr81" draw:text-style-name="P51" draw:layer="layout" svg:width="0.304cm" svg:height="0.143cm" svg:x="22.106cm" svg:y="8.333cm" svg:viewBox="0 0 305 144" svg:d="M305 72c0 13-7 25-20 36-14 11-33 20-56 26-23 7-50 10-76 10-27 0-54-3-77-10-23-6-42-15-56-26-13-11-20-23-20-36s7-25 20-36c14-11 33-20 56-26 23-7 49-10 75-10 1 0 1 0 2 0 26 0 53 3 76 10 23 6 42 15 56 26 13 11 20 23 20 36z">
            <text:p/>
          </draw:path>
          <draw:path draw:style-name="gr82" draw:text-style-name="P2" draw:layer="layout" svg:width="0.304cm" svg:height="0.143cm" svg:x="22.106cm" svg:y="8.333cm" svg:viewBox="0 0 305 144" svg:d="M305 72c0 13-7 25-20 36-14 11-33 20-56 26-23 7-50 10-76 10-27 0-54-3-77-10-23-6-42-15-56-26-13-11-20-23-20-36s7-25 20-36c14-11 33-20 56-26 23-7 49-10 75-10 1 0 1 0 2 0 26 0 53 3 76 10 23 6 42 15 56 26 13 11 20 23 20 36z">
            <text:p/>
          </draw:path>
        </draw:g>
        <draw:g>
          <draw:path draw:style-name="gr83" draw:text-style-name="P52" draw:layer="layout" svg:width="0.305cm" svg:height="0.353cm" svg:x="22.106cm" svg:y="8.405cm" svg:viewBox="0 0 306 354" svg:d="M0 0v281c0 13 7 25 20 36 14 11 33 21 56 27 24 6 50 10 77 10s53-4 77-10c23-6 42-16 56-27 13-10 20-23 20-35v-282c0 13-7 25-20 36-14 11-33 21-56 27-24 6-50 10-77 10s-53-4-76-10c-24-6-43-16-57-27-13-11-20-23-20-36z">
            <text:p/>
          </draw:path>
          <draw:path draw:style-name="gr84" draw:text-style-name="P2" draw:layer="layout" svg:width="0.305cm" svg:height="0.353cm" svg:x="22.106cm" svg:y="8.405cm" svg:viewBox="0 0 306 354" svg:d="M0 0v281c0 13 7 25 20 36 14 11 33 21 56 27 24 6 50 10 77 10s53-4 77-10c23-6 42-16 56-27 13-10 20-23 20-35v-282c0 13-7 25-20 36-14 11-33 21-56 27-24 6-50 10-77 10s-53-4-76-10c-24-6-43-16-57-27-13-11-20-23-20-36z">
            <text:p/>
          </draw:path>
        </draw:g>
        <draw:path draw:style-name="gr35" draw:text-style-name="P2" draw:layer="layout" svg:width="0.303cm" svg:height="0.424cm" svg:x="22.107cm" svg:y="8.332cm" svg:viewBox="0 0 304 425" svg:d="M304 71c0-12-7-24-20-35-14-11-33-20-56-26s-49-10-76-10-53 4-76 10-42 15-56 26c-13 11-20 23-20 36v280c0 13 7 25 20 36 14 11 33 21 56 27s49 10 76 10 53-4 76-10 42-16 56-27c13-10 20-23 20-35z">
          <text:p/>
        </draw:path>
        <draw:frame draw:style-name="gr112" draw:text-style-name="P2" draw:layer="layout" svg:width="1.67cm" svg:height="0.635cm" svg:x="21.19cm" svg:y="8.763cm">
          <draw:text-box>
            <text:p text:style-name="P3"><text:span text:style-name="T6">Read Only</text:span></text:p>
            <text:p text:style-name="P3"><text:span text:style-name="T6">Database</text:span></text:p>
          </draw:text-box>
        </draw:frame>
        <draw:path draw:style-name="gr32" draw:text-style-name="P20" draw:layer="layout" svg:width="0.632cm" svg:height="0.412cm" svg:x="22.944cm" svg:y="8.858cm" svg:viewBox="0 0 633 413" svg:d="M191 413c17 1 34 0 52 0 95-5 188-33 269-80 27-16 52-34 76-54 7-8 14-17 20-26 16-26 25-56 25-86s-9-60-25-86c-17-26-41-48-70-63-16-8-32-14-49-18l-489 413z">
          <text:p/>
        </draw:path>
        <draw:g>
          <draw:path draw:style-name="gr62" draw:text-style-name="P36" draw:layer="layout" svg:width="0.889cm" svg:height="0.497cm" svg:x="22.606cm" svg:y="8.001cm" svg:viewBox="0 0 890 498" svg:d="M337 498l553-310-342-188-548 307c44 50 97 93 157 126 56 31 117 53 180 65z">
            <text:p/>
          </draw:path>
          <draw:path draw:style-name="gr58" draw:text-style-name="P2" draw:layer="layout" svg:width="0.889cm" svg:height="0.497cm" svg:x="22.606cm" svg:y="8.001cm" svg:viewBox="0 0 890 498" svg:d="M337 498l553-310-342-188-548 307c44 50 97 93 157 126 56 31 117 53 180 65z">
            <text:p/>
          </draw:path>
        </draw:g>
        <draw:g>
          <draw:path draw:style-name="gr63" draw:text-style-name="P37" draw:layer="layout" svg:width="0.337cm" svg:height="0.964cm" svg:x="22.606cm" svg:y="8.307cm" svg:viewBox="0 0 338 965" svg:d="M338 191c-64-12-125-34-181-65-60-33-113-76-157-126v789c41 43 88 80 140 109 61 34 128 56 198 67z">
            <text:p/>
          </draw:path>
          <draw:path draw:style-name="gr58" draw:text-style-name="P2" draw:layer="layout" svg:width="0.337cm" svg:height="0.964cm" svg:x="22.606cm" svg:y="8.307cm" svg:viewBox="0 0 338 965" svg:d="M338 191c-64-12-125-34-181-65-60-33-113-76-157-126v789c41 43 88 80 140 109 61 34 128 56 198 67z">
            <text:p/>
          </draw:path>
        </draw:g>
        <draw:g>
          <draw:polygon draw:style-name="gr64" draw:text-style-name="P38" draw:layer="layout" svg:width="0.552cm" svg:height="1.081cm" svg:x="22.943cm" svg:y="8.189cm" svg:viewBox="0 0 553 1082" draw:points="0,309 0,1082 553,776 553,0">
            <text:p/>
          </draw:polygon>
          <draw:polygon draw:style-name="gr58" draw:text-style-name="P2" draw:layer="layout" svg:width="0.552cm" svg:height="1.081cm" svg:x="22.943cm" svg:y="8.189cm" svg:viewBox="0 0 553 1082" draw:points="0,309 0,1082 553,776 553,0">
            <text:p/>
          </draw:polygon>
        </draw:g>
        <draw:path draw:style-name="gr35" draw:text-style-name="P2" draw:layer="layout" svg:width="0.889cm" svg:height="1.27cm" svg:x="22.606cm" svg:y="8.001cm" svg:viewBox="0 0 890 1271" svg:d="M890 188l-342-188-548 306v789c40 43 88 80 140 109 61 34 128 56 197 67l552-306v-777z">
          <text:p/>
        </draw:path>
        <draw:g>
          <draw:path draw:style-name="gr65" draw:text-style-name="P39" draw:layer="layout" svg:width="0.054cm" svg:height="0.07cm" svg:x="22.734cm" svg:y="8.785cm" svg:viewBox="0 0 55 71" svg:d="M52 27c2 6 3 12 3 18s-1 11-4 16c-2 4-6 7-10 9s-9 2-14 0-10-5-14-9c-4-5-7-10-10-16-2-6-3-12-3-18s1-12 4-16c2-4 6-7 10-9 4-3 9-3 14 0 5 1 10 5 14 9s7 10 10 16z">
            <text:p/>
          </draw:path>
          <draw:path draw:style-name="gr57" draw:text-style-name="P2" draw:layer="layout" svg:width="0.054cm" svg:height="0.07cm" svg:x="22.734cm" svg:y="8.785cm" svg:viewBox="0 0 55 71" svg:d="M52 27c2 6 3 12 3 18s-1 11-4 16c-2 4-6 7-10 9s-9 2-14 0-10-5-14-9c-4-5-7-10-10-16-2-6-3-12-3-18s1-12 4-16c2-4 6-7 10-9 4-3 9-3 14 0 5 1 10 5 14 9s7 10 10 16z">
            <text:p/>
          </draw:path>
        </draw:g>
        <draw:path draw:style-name="gr66" draw:text-style-name="P2" draw:layer="layout" svg:width="0.228cm" svg:height="0.215cm" svg:x="22.661cm" svg:y="8.945cm" svg:viewBox="0 0 229 216" svg:d="M0 0c34 28 70 53 108 73 39 21 79 37 121 48M0 47c34 29 70 53 108 74 39 20 79 36 121 48M0 95c34 28 70 53 108 73 39 21 79 37 121 48">
          <text:p/>
        </draw:path>
        <draw:g>
          <draw:path draw:style-name="gr31" draw:text-style-name="P19" draw:layer="layout" svg:width="0.248cm" svg:height="0.143cm" svg:x="22.651cm" svg:y="8.456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22.651cm" svg:y="8.456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22.724cm" svg:y="8.524cm" svg:viewBox="0 0 72 47" svg:d="M72 46c0-1 0-1-1-2-4-13-11-25-19-33-9-7-18-11-27-11-8 0-16 3-23 9-2 3-2 6-2 9 0 5 2 10 7 14 5 5 12 9 21 11 9 3 18 4 28 4 6 0 11 0 16-1z">
            <text:p/>
          </draw:path>
          <draw:path draw:style-name="gr68" draw:text-style-name="P2" draw:layer="layout" svg:width="0.071cm" svg:height="0.046cm" svg:x="22.724cm" svg:y="8.524cm" svg:viewBox="0 0 72 47" svg:d="M72 46c0-1 0-1-1-2-4-13-11-25-19-33-9-7-18-11-27-11-8 0-16 3-23 9-2 3-2 6-2 9 0 5 2 10 7 14 5 5 12 9 21 11 9 3 18 4 28 4 6 0 11 0 16-1z">
            <text:p/>
          </draw:path>
        </draw:g>
        <draw:path draw:style-name="gr74" draw:text-style-name="P46" draw:layer="layout" svg:width="0.228cm" svg:height="0.182cm" svg:x="22.661cm" svg:y="8.541cm" svg:viewBox="0 0 229 183" svg:d="M0 0v62c30 25 62 47 97 66 41 23 86 42 132 55v-62c-46-13-91-32-133-55-34-19-66-41-96-66z">
          <text:p/>
        </draw:path>
        <draw:path draw:style-name="gr31" draw:text-style-name="P19" draw:layer="layout" svg:width="0.228cm" svg:height="0.136cm" svg:x="22.661cm" svg:y="8.553cm" svg:viewBox="0 0 229 137" svg:d="M0 15c30 26 62 49 97 69 41 23 86 41 132 53v-15c-46-14-91-32-132-56-35-19-67-41-97-66z">
          <text:p/>
        </draw:path>
        <draw:path draw:style-name="gr58" draw:text-style-name="P2" draw:layer="layout" svg:width="0.228cm" svg:height="0.182cm" svg:x="22.661cm" svg:y="8.54cm" svg:viewBox="0 0 229 183" svg:d="M0 0v62c30 25 62 47 97 66 41 23 86 42 132 55">
          <text:p/>
        </draw:path>
        <draw:path draw:style-name="gr57" draw:text-style-name="P2" draw:layer="layout" svg:width="0.228cm" svg:height="0.182cm" svg:x="22.661cm" svg:y="8.542cm" svg:viewBox="0 0 229 183" svg:d="M229 183v-62c-46-13-91-32-133-55-34-19-66-41-96-66">
          <text:p/>
        </draw:path>
        <draw:path draw:style-name="gr32" draw:text-style-name="P20" draw:layer="layout" svg:width="0.23cm" svg:height="0.163cm" svg:x="23.205cm" svg:y="9.12cm" svg:viewBox="0 0 231 164" svg:d="M0 143c28 14 60 21 91 21 25 0 50-4 73-13 5-2 9-4 14-6 17-10 31-24 41-41 5-7 8-16 11-25 1-3 1-7 1-11 0-12-3-23-10-34-6-10-15-19-25-25-11-6-23-9-36-9 0 0-1 0-2 0z">
          <text:p/>
        </draw:path>
        <draw:g>
          <draw:path draw:style-name="gr81" draw:text-style-name="P51" draw:layer="layout" svg:width="0.304cm" svg:height="0.143cm" svg:x="23.059cm" svg:y="8.841cm" svg:viewBox="0 0 305 144" svg:d="M305 72c0 13-7 25-20 36-14 11-33 20-56 26-23 7-50 10-76 10-27 0-54-3-77-10-23-6-42-15-56-26-13-11-20-23-20-36s7-25 20-36c14-11 33-20 56-26 23-7 49-10 75-10 1 0 1 0 2 0 26 0 53 3 76 10 23 6 42 15 56 26 13 11 20 23 20 36z">
            <text:p/>
          </draw:path>
          <draw:path draw:style-name="gr82" draw:text-style-name="P2" draw:layer="layout" svg:width="0.304cm" svg:height="0.143cm" svg:x="23.059cm" svg:y="8.841cm" svg:viewBox="0 0 305 144" svg:d="M305 72c0 13-7 25-20 36-14 11-33 20-56 26-23 7-50 10-76 10-27 0-54-3-77-10-23-6-42-15-56-26-13-11-20-23-20-36s7-25 20-36c14-11 33-20 56-26 23-7 49-10 75-10 1 0 1 0 2 0 26 0 53 3 76 10 23 6 42 15 56 26 13 11 20 23 20 36z">
            <text:p/>
          </draw:path>
        </draw:g>
        <draw:g>
          <draw:path draw:style-name="gr83" draw:text-style-name="P52" draw:layer="layout" svg:width="0.305cm" svg:height="0.353cm" svg:x="23.059cm" svg:y="8.913cm" svg:viewBox="0 0 306 354" svg:d="M0 0v281c0 13 7 25 20 36 14 11 33 21 56 27 24 6 50 10 77 10s53-4 77-10c23-6 42-16 56-27 13-10 20-23 20-35v-282c0 13-7 25-20 36-14 11-33 21-56 27-24 6-50 10-77 10s-53-4-76-10c-24-6-43-16-57-27-13-11-20-23-20-36z">
            <text:p/>
          </draw:path>
          <draw:path draw:style-name="gr84" draw:text-style-name="P2" draw:layer="layout" svg:width="0.305cm" svg:height="0.353cm" svg:x="23.059cm" svg:y="8.913cm" svg:viewBox="0 0 306 354" svg:d="M0 0v281c0 13 7 25 20 36 14 11 33 21 56 27 24 6 50 10 77 10s53-4 77-10c23-6 42-16 56-27 13-10 20-23 20-35v-282c0 13-7 25-20 36-14 11-33 21-56 27-24 6-50 10-77 10s-53-4-76-10c-24-6-43-16-57-27-13-11-20-23-20-36z">
            <text:p/>
          </draw:path>
        </draw:g>
        <draw:path draw:style-name="gr35" draw:text-style-name="P2" draw:layer="layout" svg:width="0.303cm" svg:height="0.424cm" svg:x="23.06cm" svg:y="8.84cm" svg:viewBox="0 0 304 425" svg:d="M304 71c0-12-7-24-20-35-14-11-33-20-56-26s-49-10-76-10-53 4-76 10-42 15-56 26c-13 11-20 23-20 36v280c0 13 7 25 20 36 14 11 33 21 56 27s49 10 76 10 53-4 76-10 42-16 56-27c13-10 20-23 20-35z">
          <text:p/>
        </draw:path>
        <draw:frame draw:style-name="gr113" draw:text-style-name="P2" draw:layer="layout" svg:width="1.211cm" svg:height="0.891cm" svg:x="22.284cm" svg:y="9.142cm">
          <draw:text-box>
            <text:p text:style-name="P3"><text:span text:style-name="T6">Public</text:span></text:p>
            <text:p text:style-name="P3"><text:span text:style-name="T6">Database</text:span></text:p>
          </draw:text-box>
        </draw:frame>
        <draw:path draw:style-name="gr32" draw:text-style-name="P20" draw:layer="layout" svg:width="0.632cm" svg:height="0.412cm" svg:x="23.897cm" svg:y="9.417cm" svg:viewBox="0 0 633 413" svg:d="M191 413c17 1 34 0 52 0 95-5 188-33 269-80 27-16 52-34 76-54 7-8 14-17 20-26 16-26 25-56 25-86s-9-60-25-86c-17-26-41-48-70-63-16-8-32-14-49-18l-489 413z">
          <text:p/>
        </draw:path>
        <draw:g>
          <draw:path draw:style-name="gr62" draw:text-style-name="P36" draw:layer="layout" svg:width="0.889cm" svg:height="0.497cm" svg:x="23.559cm" svg:y="8.56cm" svg:viewBox="0 0 890 498" svg:d="M337 498l553-310-342-188-548 307c44 50 97 93 157 126 56 31 117 53 180 65z">
            <text:p/>
          </draw:path>
          <draw:path draw:style-name="gr58" draw:text-style-name="P2" draw:layer="layout" svg:width="0.889cm" svg:height="0.497cm" svg:x="23.559cm" svg:y="8.56cm" svg:viewBox="0 0 890 498" svg:d="M337 498l553-310-342-188-548 307c44 50 97 93 157 126 56 31 117 53 180 65z">
            <text:p/>
          </draw:path>
        </draw:g>
        <draw:g>
          <draw:path draw:style-name="gr63" draw:text-style-name="P37" draw:layer="layout" svg:width="0.337cm" svg:height="0.964cm" svg:x="23.559cm" svg:y="8.865cm" svg:viewBox="0 0 338 965" svg:d="M338 191c-64-12-125-34-181-65-60-33-113-76-157-126v789c41 43 88 80 140 109 61 34 128 56 198 67z">
            <text:p/>
          </draw:path>
          <draw:path draw:style-name="gr58" draw:text-style-name="P2" draw:layer="layout" svg:width="0.337cm" svg:height="0.964cm" svg:x="23.559cm" svg:y="8.865cm" svg:viewBox="0 0 338 965" svg:d="M338 191c-64-12-125-34-181-65-60-33-113-76-157-126v789c41 43 88 80 140 109 61 34 128 56 198 67z">
            <text:p/>
          </draw:path>
        </draw:g>
        <draw:g>
          <draw:polygon draw:style-name="gr64" draw:text-style-name="P38" draw:layer="layout" svg:width="0.552cm" svg:height="1.081cm" svg:x="23.896cm" svg:y="8.748cm" svg:viewBox="0 0 553 1082" draw:points="0,309 0,1082 553,776 553,0">
            <text:p/>
          </draw:polygon>
          <draw:polygon draw:style-name="gr58" draw:text-style-name="P2" draw:layer="layout" svg:width="0.552cm" svg:height="1.081cm" svg:x="23.896cm" svg:y="8.748cm" svg:viewBox="0 0 553 1082" draw:points="0,309 0,1082 553,776 553,0">
            <text:p/>
          </draw:polygon>
        </draw:g>
        <draw:path draw:style-name="gr35" draw:text-style-name="P2" draw:layer="layout" svg:width="0.889cm" svg:height="1.27cm" svg:x="23.559cm" svg:y="8.56cm" svg:viewBox="0 0 890 1271" svg:d="M890 188l-342-188-548 306v789c40 43 88 80 140 109 61 34 128 56 197 67l552-306v-777z">
          <text:p/>
        </draw:path>
        <draw:g>
          <draw:path draw:style-name="gr65" draw:text-style-name="P39" draw:layer="layout" svg:width="0.054cm" svg:height="0.07cm" svg:x="23.687cm" svg:y="9.343cm" svg:viewBox="0 0 55 71" svg:d="M52 27c2 6 3 12 3 18s-1 11-4 16c-2 4-6 7-10 9s-9 2-14 0-10-5-14-9c-4-5-7-10-10-16-2-6-3-12-3-18s1-12 4-16c2-4 6-7 10-9 4-3 9-3 14 0 5 1 10 5 14 9s7 10 10 16z">
            <text:p/>
          </draw:path>
          <draw:path draw:style-name="gr57" draw:text-style-name="P2" draw:layer="layout" svg:width="0.054cm" svg:height="0.07cm" svg:x="23.687cm" svg:y="9.343cm" svg:viewBox="0 0 55 71" svg:d="M52 27c2 6 3 12 3 18s-1 11-4 16c-2 4-6 7-10 9s-9 2-14 0-10-5-14-9c-4-5-7-10-10-16-2-6-3-12-3-18s1-12 4-16c2-4 6-7 10-9 4-3 9-3 14 0 5 1 10 5 14 9s7 10 10 16z">
            <text:p/>
          </draw:path>
        </draw:g>
        <draw:path draw:style-name="gr66" draw:text-style-name="P2" draw:layer="layout" svg:width="0.228cm" svg:height="0.215cm" svg:x="23.613cm" svg:y="9.503cm" svg:viewBox="0 0 229 216" svg:d="M0 0c34 28 70 53 108 73 39 21 79 37 121 48M0 47c34 29 70 53 108 74 39 20 79 36 121 48M0 95c34 28 70 53 108 73 39 21 79 37 121 48">
          <text:p/>
        </draw:path>
        <draw:g>
          <draw:path draw:style-name="gr31" draw:text-style-name="P19" draw:layer="layout" svg:width="0.248cm" svg:height="0.143cm" svg:x="23.604cm" svg:y="9.015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23.604cm" svg:y="9.015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23.677cm" svg:y="9.083cm" svg:viewBox="0 0 72 47" svg:d="M72 46c0-1 0-1-1-2-4-13-11-25-19-33-9-7-18-11-27-11-8 0-16 3-23 9-2 3-2 6-2 9 0 5 2 10 7 14 5 5 12 9 21 11 9 3 18 4 28 4 6 0 11 0 16-1z">
            <text:p/>
          </draw:path>
          <draw:path draw:style-name="gr68" draw:text-style-name="P2" draw:layer="layout" svg:width="0.071cm" svg:height="0.046cm" svg:x="23.677cm" svg:y="9.083cm" svg:viewBox="0 0 72 47" svg:d="M72 46c0-1 0-1-1-2-4-13-11-25-19-33-9-7-18-11-27-11-8 0-16 3-23 9-2 3-2 6-2 9 0 5 2 10 7 14 5 5 12 9 21 11 9 3 18 4 28 4 6 0 11 0 16-1z">
            <text:p/>
          </draw:path>
        </draw:g>
        <draw:path draw:style-name="gr74" draw:text-style-name="P46" draw:layer="layout" svg:width="0.228cm" svg:height="0.182cm" svg:x="23.613cm" svg:y="9.1cm" svg:viewBox="0 0 229 183" svg:d="M0 0v62c30 25 62 47 97 66 41 23 86 42 132 55v-62c-46-13-91-32-133-55-34-19-66-41-96-66z">
          <text:p/>
        </draw:path>
        <draw:path draw:style-name="gr31" draw:text-style-name="P19" draw:layer="layout" svg:width="0.228cm" svg:height="0.136cm" svg:x="23.613cm" svg:y="9.111cm" svg:viewBox="0 0 229 137" svg:d="M0 15c30 26 62 49 97 69 41 23 86 41 132 53v-15c-46-14-91-32-132-56-35-19-67-41-97-66z">
          <text:p/>
        </draw:path>
        <draw:path draw:style-name="gr58" draw:text-style-name="P2" draw:layer="layout" svg:width="0.228cm" svg:height="0.182cm" svg:x="23.613cm" svg:y="9.099cm" svg:viewBox="0 0 229 183" svg:d="M0 0v62c30 25 62 47 97 66 41 23 86 42 132 55">
          <text:p/>
        </draw:path>
        <draw:path draw:style-name="gr57" draw:text-style-name="P2" draw:layer="layout" svg:width="0.228cm" svg:height="0.182cm" svg:x="23.613cm" svg:y="9.101cm" svg:viewBox="0 0 229 183" svg:d="M229 183v-62c-46-13-91-32-133-55-34-19-66-41-96-66">
          <text:p/>
        </draw:path>
        <draw:path draw:style-name="gr32" draw:text-style-name="P20" draw:layer="layout" svg:width="0.23cm" svg:height="0.163cm" svg:x="24.157cm" svg:y="9.679cm" svg:viewBox="0 0 231 164" svg:d="M0 143c28 14 60 21 91 21 25 0 50-4 73-13 5-2 9-4 14-6 17-10 31-24 41-41 5-7 8-16 11-25 1-3 1-7 1-11 0-12-3-23-10-34-6-10-15-19-25-25-11-6-23-9-36-9 0 0-1 0-2 0z">
          <text:p/>
        </draw:path>
        <draw:g>
          <draw:path draw:style-name="gr81" draw:text-style-name="P51" draw:layer="layout" svg:width="0.304cm" svg:height="0.143cm" svg:x="24.011cm" svg:y="9.4cm" svg:viewBox="0 0 305 144" svg:d="M305 72c0 13-7 25-20 36-14 11-33 20-56 26-23 7-50 10-76 10-27 0-54-3-77-10-23-6-42-15-56-26-13-11-20-23-20-36s7-25 20-36c14-11 33-20 56-26 23-7 49-10 75-10 1 0 1 0 2 0 26 0 53 3 76 10 23 6 42 15 56 26 13 11 20 23 20 36z">
            <text:p/>
          </draw:path>
          <draw:path draw:style-name="gr82" draw:text-style-name="P2" draw:layer="layout" svg:width="0.304cm" svg:height="0.143cm" svg:x="24.011cm" svg:y="9.4cm" svg:viewBox="0 0 305 144" svg:d="M305 72c0 13-7 25-20 36-14 11-33 20-56 26-23 7-50 10-76 10-27 0-54-3-77-10-23-6-42-15-56-26-13-11-20-23-20-36s7-25 20-36c14-11 33-20 56-26 23-7 49-10 75-10 1 0 1 0 2 0 26 0 53 3 76 10 23 6 42 15 56 26 13 11 20 23 20 36z">
            <text:p/>
          </draw:path>
        </draw:g>
        <draw:g>
          <draw:path draw:style-name="gr83" draw:text-style-name="P52" draw:layer="layout" svg:width="0.305cm" svg:height="0.353cm" svg:x="24.011cm" svg:y="9.471cm" svg:viewBox="0 0 306 354" svg:d="M0 0v281c0 13 7 25 20 36 14 11 33 21 56 27 24 6 50 10 77 10s53-4 77-10c23-6 42-16 56-27 13-10 20-23 20-35v-282c0 13-7 25-20 36-14 11-33 21-56 27-24 6-50 10-77 10s-53-4-76-10c-24-6-43-16-57-27-13-11-20-23-20-36z">
            <text:p/>
          </draw:path>
          <draw:path draw:style-name="gr84" draw:text-style-name="P2" draw:layer="layout" svg:width="0.305cm" svg:height="0.353cm" svg:x="24.011cm" svg:y="9.471cm" svg:viewBox="0 0 306 354" svg:d="M0 0v281c0 13 7 25 20 36 14 11 33 21 56 27 24 6 50 10 77 10s53-4 77-10c23-6 42-16 56-27 13-10 20-23 20-35v-282c0 13-7 25-20 36-14 11-33 21-56 27-24 6-50 10-77 10s-53-4-76-10c-24-6-43-16-57-27-13-11-20-23-20-36z">
            <text:p/>
          </draw:path>
        </draw:g>
        <draw:path draw:style-name="gr35" draw:text-style-name="P2" draw:layer="layout" svg:width="0.303cm" svg:height="0.424cm" svg:x="24.012cm" svg:y="9.399cm" svg:viewBox="0 0 304 425" svg:d="M304 71c0-12-7-24-20-35-14-11-33-20-56-26s-49-10-76-10-53 4-76 10-42 15-56 26c-13 11-20 23-20 36v280c0 13 7 25 20 36 14 11 33 21 56 27s49 10 76 10 53-4 76-10 42-16 56-27c13-10 20-23 20-35z">
          <text:p/>
        </draw:path>
        <draw:frame draw:style-name="gr114" draw:text-style-name="P2" draw:layer="layout" svg:width="1.402cm" svg:height="0.591cm" svg:x="23.175cm" svg:y="9.855cm">
          <draw:text-box>
            <text:p text:style-name="P3"><text:span text:style-name="T6">Internal </text:span></text:p>
            <text:p text:style-name="P3"><text:span text:style-name="T6">Database</text:span></text:p>
          </draw:text-box>
        </draw:frame>
        <draw:path draw:style-name="gr32" draw:text-style-name="P20" draw:layer="layout" svg:width="0.581cm" svg:height="0.413cm" svg:x="24.821cm" svg:y="9.976cm" svg:viewBox="0 0 582 414" svg:d="M175 413c42 2 83-2 125-11 86-18 165-58 231-116 3-2 5-5 8-7 7-9 14-17 19-27 16-26 24-55 24-85 0-31-8-60-24-86-15-26-37-48-64-63-15-8-30-14-46-18l-448 413z">
          <text:p/>
        </draw:path>
        <draw:g>
          <draw:path draw:style-name="gr62" draw:text-style-name="P36" draw:layer="layout" svg:width="0.815cm" svg:height="0.497cm" svg:x="24.511cm" svg:y="9.119cm" svg:viewBox="0 0 816 498" svg:d="M310 498l506-309-314-189-502 307c40 50 89 92 143 125 52 32 108 54 167 66z">
            <text:p/>
          </draw:path>
          <draw:path draw:style-name="gr58" draw:text-style-name="P2" draw:layer="layout" svg:width="0.815cm" svg:height="0.497cm" svg:x="24.511cm" svg:y="9.119cm" svg:viewBox="0 0 816 498" svg:d="M310 498l506-309-314-189-502 307c40 50 89 92 143 125 52 32 108 54 167 66z">
            <text:p/>
          </draw:path>
        </draw:g>
        <draw:g>
          <draw:path draw:style-name="gr63" draw:text-style-name="P37" draw:layer="layout" svg:width="0.309cm" svg:height="0.964cm" svg:x="24.511cm" svg:y="9.424cm" svg:viewBox="0 0 310 965" svg:d="M310 191c-59-12-115-34-166-65-55-33-104-76-144-126v789c37 43 81 80 129 109 56 34 117 56 181 67z">
            <text:p/>
          </draw:path>
          <draw:path draw:style-name="gr58" draw:text-style-name="P2" draw:layer="layout" svg:width="0.309cm" svg:height="0.964cm" svg:x="24.511cm" svg:y="9.424cm" svg:viewBox="0 0 310 965" svg:d="M310 191c-59-12-115-34-166-65-55-33-104-76-144-126v789c37 43 81 80 129 109 56 34 117 56 181 67z">
            <text:p/>
          </draw:path>
        </draw:g>
        <draw:g>
          <draw:polygon draw:style-name="gr64" draw:text-style-name="P38" draw:layer="layout" svg:width="0.506cm" svg:height="1.081cm" svg:x="24.82cm" svg:y="9.307cm" svg:viewBox="0 0 507 1082" draw:points="0,309 0,1082 507,775 507,0">
            <text:p/>
          </draw:polygon>
          <draw:polygon draw:style-name="gr58" draw:text-style-name="P2" draw:layer="layout" svg:width="0.506cm" svg:height="1.081cm" svg:x="24.82cm" svg:y="9.307cm" svg:viewBox="0 0 507 1082" draw:points="0,309 0,1082 507,775 507,0">
            <text:p/>
          </draw:polygon>
        </draw:g>
        <draw:path draw:style-name="gr35" draw:text-style-name="P2" draw:layer="layout" svg:width="0.815cm" svg:height="1.269cm" svg:x="24.511cm" svg:y="9.119cm" svg:viewBox="0 0 816 1270" svg:d="M816 188l-314-188-502 306v788c37 43 81 80 129 109 56 34 117 56 181 67l506-306z">
          <text:p/>
        </draw:path>
        <draw:g>
          <draw:path draw:style-name="gr65" draw:text-style-name="P39" draw:layer="layout" svg:width="0.05cm" svg:height="0.068cm" svg:x="24.628cm" svg:y="9.902cm" svg:viewBox="0 0 51 69" svg:d="M48 28c2 6 3 11 3 16 0 6-1 11-4 16-2 4-5 7-9 8-4 2-8 2-12 0-5-2-9-5-13-9s-7-10-9-16c-3-5-4-12-4-17 0-6 1-11 3-16 3-4 6-6 9-8h1c3-3 8-3 12 0 5 2 9 5 13 9s7 10 9 16c1 0 1 1 1 1z">
            <text:p/>
          </draw:path>
          <draw:path draw:style-name="gr57" draw:text-style-name="P2" draw:layer="layout" svg:width="0.05cm" svg:height="0.068cm" svg:x="24.628cm" svg:y="9.902cm" svg:viewBox="0 0 51 69" svg:d="M48 28c2 6 3 11 3 16 0 6-1 11-4 16-2 4-5 7-9 8-4 2-8 2-12 0-5-2-9-5-13-9s-7-10-9-16c-3-5-4-12-4-17 0-6 1-11 3-16 3-4 6-6 9-8h1c3-3 8-3 12 0 5 2 9 5 13 9s7 10 9 16c1 0 1 1 1 1z">
            <text:p/>
          </draw:path>
        </draw:g>
        <draw:path draw:style-name="gr66" draw:text-style-name="P2" draw:layer="layout" svg:width="0.209cm" svg:height="0.214cm" svg:x="24.561cm" svg:y="10.062cm" svg:viewBox="0 0 210 215" svg:d="M0 0c26 24 53 44 81 62 41 26 84 46 129 59M0 47c26 24 53 45 81 63 41 25 84 45 129 58M0 94c26 24 53 45 81 63 41 25 84 45 129 58">
          <text:p/>
        </draw:path>
        <draw:g>
          <draw:path draw:style-name="gr31" draw:text-style-name="P19" draw:layer="layout" svg:width="0.228cm" svg:height="0.144cm" svg:x="24.553cm" svg:y="9.574cm" svg:viewBox="0 0 229 145" svg:d="M8 23c27 26 57 49 89 68 38 23 79 41 122 54 2 0 3-1 5-1 2-1 3-3 4-5 1-1 1-3 1-5s0-4-1-6c-1-1-2-3-4-4s-3-1-5-1c-42-13-83-31-121-54-31-18-60-40-86-65-1-1-1-2-2-3s-2-1-4-1c-1 0-2 1-3 1-1 1-1 2-2 3s-1 2-1 4c0 1 1 2 1 3 0 3 1 5 2 7s3 4 5 5z">
            <text:p/>
          </draw:path>
          <draw:path draw:style-name="gr57" draw:text-style-name="P2" draw:layer="layout" svg:width="0.228cm" svg:height="0.144cm" svg:x="24.553cm" svg:y="9.574cm" svg:viewBox="0 0 229 145" svg:d="M8 23c27 26 57 49 89 68 38 23 79 41 122 54 2 0 3-1 5-1 2-1 3-3 4-5 1-1 1-3 1-5s0-4-1-6c-1-1-2-3-4-4s-3-1-5-1c-42-13-83-31-121-54-31-18-60-40-86-65-1-1-1-2-2-3s-2-1-4-1c-1 0-2 1-3 1-1 1-1 2-2 3s-1 2-1 4c0 1 1 2 1 3 0 3 1 5 2 7s3 4 5 5z">
            <text:p/>
          </draw:path>
        </draw:g>
        <draw:g>
          <draw:path draw:style-name="gr67" draw:text-style-name="P40" draw:layer="layout" svg:width="0.065cm" svg:height="0.047cm" svg:x="24.619cm" svg:y="9.642cm" svg:viewBox="0 0 66 48" svg:d="M66 47c0-1 0-1-1-2-4-14-10-25-18-33-7-8-15-12-24-12-7 0-14 4-21 10-1 3-2 6-2 9 0 5 2 10 7 15 4 4 11 8 19 10 8 3 17 4 26 4 4 0 9 0 14-1z">
            <text:p/>
          </draw:path>
          <draw:path draw:style-name="gr68" draw:text-style-name="P2" draw:layer="layout" svg:width="0.065cm" svg:height="0.047cm" svg:x="24.619cm" svg:y="9.642cm" svg:viewBox="0 0 66 48" svg:d="M66 47c0-1 0-1-1-2-4-14-10-25-18-33-7-8-15-12-24-12-7 0-14 4-21 10-1 3-2 6-2 9 0 5 2 10 7 15 4 4 11 8 19 10 8 3 17 4 26 4 4 0 9 0 14-1z">
            <text:p/>
          </draw:path>
        </draw:g>
        <draw:path draw:style-name="gr74" draw:text-style-name="P46" draw:layer="layout" svg:width="0.209cm" svg:height="0.182cm" svg:x="24.561cm" svg:y="9.658cm" svg:viewBox="0 0 210 183" svg:d="M0 0v62c28 25 57 47 89 66 38 23 79 42 121 55v-62c-42-13-83-32-121-55-32-19-61-41-89-66z">
          <text:p/>
        </draw:path>
        <draw:path draw:style-name="gr31" draw:text-style-name="P19" draw:layer="layout" svg:width="0.209cm" svg:height="0.136cm" svg:x="24.561cm" svg:y="9.67cm" svg:viewBox="0 0 210 137" svg:d="M0 15c27 26 57 49 89 69 38 23 79 41 121 53v-15c-42-14-83-32-121-55-32-20-61-42-89-67z">
          <text:p/>
        </draw:path>
        <draw:path draw:style-name="gr58" draw:text-style-name="P2" draw:layer="layout" svg:width="0.209cm" svg:height="0.182cm" svg:x="24.561cm" svg:y="9.657cm" svg:viewBox="0 0 210 183" svg:d="M0 0v62c28 25 57 47 89 66 38 23 79 42 121 55">
          <text:p/>
        </draw:path>
        <draw:path draw:style-name="gr57" draw:text-style-name="P2" draw:layer="layout" svg:width="0.209cm" svg:height="0.182cm" svg:x="24.561cm" svg:y="9.659cm" svg:viewBox="0 0 210 183" svg:d="M210 183v-62c-42-13-83-32-121-55-32-19-61-41-89-66">
          <text:p/>
        </draw:path>
        <draw:path draw:style-name="gr32" draw:text-style-name="P20" draw:layer="layout" svg:width="0.211cm" svg:height="0.163cm" svg:x="25.06cm" svg:y="10.237cm" svg:viewBox="0 0 212 164" svg:d="M0 143c26 14 55 21 84 21 22 0 45-4 66-13 5-2 9-4 13-7 16-9 29-23 38-40 4-8 8-16 10-25 1-4 1-8 1-12 0-12-3-23-9-33-5-11-13-19-23-25s-21-9-33-9c-1 0-2 0-3 0z">
          <text:p/>
        </draw:path>
        <draw:g>
          <draw:path draw:style-name="gr81" draw:text-style-name="P51" draw:layer="layout" svg:width="0.279cm" svg:height="0.142cm" svg:x="24.926cm" svg:y="9.958cm" svg:viewBox="0 0 280 143" svg:d="M280 71c0 13-6 25-19 36-12 11-30 20-51 26-21 7-45 10-70 10s-49-3-70-10c-21-6-39-15-51-26-13-11-19-23-19-36 0-12 6-24 19-35 12-11 30-20 51-26 21-7 45-10 69-10h1c25 0 49 3 70 10 21 6 39 15 51 26 13 11 19 23 19 35z">
            <text:p/>
          </draw:path>
          <draw:path draw:style-name="gr82" draw:text-style-name="P2" draw:layer="layout" svg:width="0.279cm" svg:height="0.142cm" svg:x="24.926cm" svg:y="9.958cm" svg:viewBox="0 0 280 143" svg:d="M280 71c0 13-6 25-19 36-12 11-30 20-51 26-21 7-45 10-70 10s-49-3-70-10c-21-6-39-15-51-26-13-11-19-23-19-36 0-12 6-24 19-35 12-11 30-20 51-26 21-7 45-10 69-10h1c25 0 49 3 70 10 21 6 39 15 51 26 13 11 19 23 19 35z">
            <text:p/>
          </draw:path>
        </draw:g>
        <draw:g>
          <draw:path draw:style-name="gr83" draw:text-style-name="P52" draw:layer="layout" svg:width="0.28cm" svg:height="0.346cm" svg:x="24.926cm" svg:y="10.03cm" svg:viewBox="0 0 281 347" svg:d="M0 0v281c2 10 8 21 18 30 13 11 31 20 52 27 22 6 46 9 71 9 24 0 49-3 70-9 22-7 39-16 52-27 10-9 16-19 18-29v-282c0 13-6 25-19 36-12 11-30 21-51 27-22 6-46 10-70 10-25 0-49-4-71-10-21-6-39-16-51-27-13-11-19-23-19-36z">
            <text:p/>
          </draw:path>
          <draw:path draw:style-name="gr84" draw:text-style-name="P2" draw:layer="layout" svg:width="0.28cm" svg:height="0.346cm" svg:x="24.926cm" svg:y="10.03cm" svg:viewBox="0 0 281 347" svg:d="M0 0v281c2 10 8 21 18 30 13 11 31 20 52 27 22 6 46 9 71 9 24 0 49-3 70-9 22-7 39-16 52-27 10-9 16-19 18-29v-282c0 13-6 25-19 36-12 11-30 21-51 27-22 6-46 10-70 10-25 0-49-4-71-10-21-6-39-16-51-27-13-11-19-23-19-36z">
            <text:p/>
          </draw:path>
        </draw:g>
        <draw:path draw:style-name="gr35" draw:text-style-name="P2" draw:layer="layout" svg:width="0.278cm" svg:height="0.424cm" svg:x="24.927cm" svg:y="9.957cm" svg:viewBox="0 0 279 425" svg:d="M279 71c0-12-7-24-19-35s-30-20-51-26-45-10-70-10c-24 0-48 4-69 10s-39 15-51 26c-13 11-19 23-19 36v280c0 13 6 26 19 37 12 11 30 20 51 26s45 10 70 10c24 0 48-4 69-10s39-15 51-26 19-24 19-36z">
          <text:p/>
        </draw:path>
        <draw:path draw:style-name="gr32" draw:text-style-name="P20" draw:layer="layout" svg:width="0.046cm" svg:height="0.026cm" svg:x="25.077cm" svg:y="10.361cm" svg:viewBox="0 0 47 27" svg:d="M0 23c7 3 15 5 22 4 7 0 14-2 20-5l1-1c1 0 2-1 3-3 0-1 1-2 1-4 0-1 0-3-1-4s-1-2-2-3l-9-7z">
          <text:p/>
        </draw:path>
        <draw:path draw:style-name="gr32" draw:text-style-name="P20" draw:layer="layout" svg:width="0.082cm" svg:height="0.051cm" svg:x="25.127cm" svg:y="10.296cm" svg:viewBox="0 0 83 52" svg:d="M0 45c12 5 24 8 36 7 12 0 23-4 33-9 1-1 3-1 4-2 3-2 5-5 7-8s3-7 3-11-1-7-3-10c0-1 0-1 0-1l-13-11z">
          <text:p/>
        </draw:path>
        <draw:g>
          <draw:polygon draw:style-name="gr75" draw:text-style-name="P47" draw:layer="layout" svg:width="0.034cm" svg:height="0.036cm" svg:x="25.077cm" svg:y="10.348cm" svg:viewBox="0 0 35 37" draw:points="0,37 0,26 35,0 35,13">
            <text:p/>
          </draw:polygon>
          <draw:polygon draw:style-name="gr76" draw:text-style-name="P2" draw:layer="layout" svg:width="0.034cm" svg:height="0.036cm" svg:x="25.077cm" svg:y="10.348cm" svg:viewBox="0 0 35 37" draw:points="0,37 0,26 35,0 35,13">
            <text:p/>
          </draw:polygon>
        </draw:g>
        <draw:g>
          <draw:polygon draw:style-name="gr77" draw:text-style-name="P48" draw:layer="layout" svg:width="0.105cm" svg:height="0.075cm" svg:x="25.006cm" svg:y="10.299cm" svg:viewBox="0 0 106 76" draw:points="0,27 32,0 106,49 72,76">
            <text:p/>
          </draw:polygon>
          <draw:polygon draw:style-name="gr76" draw:text-style-name="P2" draw:layer="layout" svg:width="0.105cm" svg:height="0.075cm" svg:x="25.006cm" svg:y="10.299cm" svg:viewBox="0 0 106 76" draw:points="0,27 32,0 106,49 72,76">
            <text:p/>
          </draw:polygon>
        </draw:g>
        <draw:g>
          <draw:path draw:style-name="gr77" draw:text-style-name="P48" draw:layer="layout" svg:width="0.137cm" svg:height="0.093cm" svg:x="25.057cm" svg:y="10.214cm" svg:viewBox="0 0 138 94" svg:d="M71 94l67-45-73-49-65 46c10 11 21 21 33 29 11 8 24 15 38 19z">
            <text:p/>
          </draw:path>
          <draw:path draw:style-name="gr76" draw:text-style-name="P2" draw:layer="layout" svg:width="0.137cm" svg:height="0.093cm" svg:x="25.057cm" svg:y="10.214cm" svg:viewBox="0 0 138 94" svg:d="M71 94l67-45-73-49-65 46c10 11 21 21 33 29 11 8 24 15 38 19z">
            <text:p/>
          </draw:path>
        </draw:g>
        <draw:g>
          <draw:polygon draw:style-name="gr75" draw:text-style-name="P47" draw:layer="layout" svg:width="0.014cm" svg:height="0.089cm" svg:x="25.132cm" svg:y="10.204cm" svg:viewBox="0 0 15 90" draw:points="0,90 0,9 15,0 15,77">
            <text:p/>
          </draw:polygon>
          <draw:polygon draw:style-name="gr76" draw:text-style-name="P2" draw:layer="layout" svg:width="0.014cm" svg:height="0.089cm" svg:x="25.132cm" svg:y="10.204cm" svg:viewBox="0 0 15 90" draw:points="0,90 0,9 15,0 15,77">
            <text:p/>
          </draw:polygon>
        </draw:g>
        <draw:g>
          <draw:polygon draw:style-name="gr75" draw:text-style-name="P47" draw:layer="layout" svg:width="0.026cm" svg:height="0.072cm" svg:x="25.146cm" svg:y="10.2cm" svg:viewBox="0 0 27 73" draw:points="0,11 27,0 27,47 0,73">
            <text:p/>
          </draw:polygon>
          <draw:polygon draw:style-name="gr76" draw:text-style-name="P2" draw:layer="layout" svg:width="0.026cm" svg:height="0.072cm" svg:x="25.146cm" svg:y="10.2cm" svg:viewBox="0 0 27 73" draw:points="0,11 27,0 27,47 0,73">
            <text:p/>
          </draw:polygon>
        </draw:g>
        <draw:g>
          <draw:polygon draw:style-name="gr77" draw:text-style-name="P48" draw:layer="layout" svg:width="0.068cm" svg:height="0.043cm" svg:x="25.104cm" svg:y="10.169cm" svg:viewBox="0 0 69 44" draw:points="42,44 42,37 0,7 22,0 69,32">
            <text:p/>
          </draw:polygon>
          <draw:polygon draw:style-name="gr76" draw:text-style-name="P2" draw:layer="layout" svg:width="0.068cm" svg:height="0.043cm" svg:x="25.104cm" svg:y="10.169cm" svg:viewBox="0 0 69 44" draw:points="42,44 42,37 0,7 22,0 69,32">
            <text:p/>
          </draw:polygon>
        </draw:g>
        <draw:g>
          <draw:polygon draw:style-name="gr75" draw:text-style-name="P47" draw:layer="layout" svg:width="0.066cm" svg:height="0.079cm" svg:x="25.127cm" svg:y="10.262cm" svg:viewBox="0 0 67 80" draw:points="0,45 67,0 67,35 0,80">
            <text:p/>
          </draw:polygon>
          <draw:polygon draw:style-name="gr76" draw:text-style-name="P2" draw:layer="layout" svg:width="0.066cm" svg:height="0.079cm" svg:x="25.127cm" svg:y="10.262cm" svg:viewBox="0 0 67 80" draw:points="0,45 67,0 67,35 0,80">
            <text:p/>
          </draw:polygon>
        </draw:g>
        <draw:g>
          <draw:path draw:style-name="gr77" draw:text-style-name="P48" draw:layer="layout" svg:width="0.073cm" svg:height="0.047cm" svg:x="25.073cm" svg:y="10.166cm" svg:viewBox="0 0 74 48" svg:d="M0 7l17-7 14 9 43 30-14 9c-11-4-22-10-32-17-10-6-19-15-28-24z">
            <text:p/>
          </draw:path>
          <draw:path draw:style-name="gr76" draw:text-style-name="P2" draw:layer="layout" svg:width="0.073cm" svg:height="0.047cm" svg:x="25.073cm" svg:y="10.166cm" svg:viewBox="0 0 74 48" svg:d="M0 7l17-7 14 9 43 30-14 9c-11-4-22-10-32-17-10-6-19-15-28-24z">
            <text:p/>
          </draw:path>
        </draw:g>
        <draw:g>
          <draw:polygon draw:style-name="gr37" draw:text-style-name="P23" draw:layer="layout" svg:width="0.072cm" svg:height="0.058cm" svg:x="25.006cm" svg:y="10.326cm" svg:viewBox="0 0 73 59" draw:points="0,0 73,49 73,59 0,9">
            <text:p/>
          </draw:polygon>
          <draw:polygon draw:style-name="gr23" draw:text-style-name="P2" draw:layer="layout" svg:width="0.072cm" svg:height="0.058cm" svg:x="25.006cm" svg:y="10.326cm" svg:viewBox="0 0 73 59" draw:points="0,0 73,49 73,59 0,9">
            <text:p/>
          </draw:polygon>
        </draw:g>
        <draw:path draw:style-name="gr16" draw:text-style-name="P11" draw:layer="layout" svg:width="0.088cm" svg:height="0.063cm" svg:x="25.014cm" svg:y="10.304cm" svg:viewBox="0 0 89 64" svg:d="M0 18l5 4 4-4-5-3zM6 13l5 4 5-4-6-3zM13 8l5 4 5-4-6-3zM19 3l6 3 5-3-6-3zM30 10l5 3 4-3-5-4zM40 16l5 4 4-3-5-4zM49 23l6 4 4-3-5-4zM70 38l5 4 5-4-6-3zM80 45l5 3 4-3-5-4zM73 50l5 4 5-4-5-3zM62 43l7 4 4-4-5-3zM59 30l5 5 6-5-6-3zM53 36l5 4 4-3-5-4zM43 28l5 5 4-4-5-4zM33 22l5 3 5-3-6-4zM23 15l6 3 4-3-5-4zM16 20l5 3 5-3-6-4zM27 27l5 3 4-3-5-4zM36 34l6 4 4-3-5-5zM46 41l5 4 5-3-6-4zM56 48l5 4 5-4-6-3zM66 55l6 4 4-4-5-3zM59 60l5 4 6-4-6-3zM49 53l6 4 4-3-5-4zM19 33l26 17 4-3-25-19zM9 25l6 4 4-4-5-3z">
          <text:p/>
        </draw:path>
        <draw:path draw:style-name="gr54" draw:text-style-name="P31" draw:layer="layout" svg:width="0.088cm" svg:height="0.061cm" svg:x="25.014cm" svg:y="10.308cm" svg:viewBox="0 0 89 62" svg:d="M19 1l6 4v-2l-6-3zM30 8l5 3v-1l-5-4zM40 15l5 3v-1l-5-4zM49 21l6 4v-1l-6-4zM59 28l5 5v-3l-5-3zM70 36l5 4v-2l-5-3zM25 3v2l5-4v-1zM35 10v1l4-3v-1zM45 17v1l4-3v-2zM55 24v1l4-3v-2zM64 30v3l6-4v-2zM75 38v2l5-4v-1zM80 43l5 4v-2l-5-4zM85 45v2l4-4v-1zM13 6l5 4v-2l-5-3zM23 13l6 3v-1l-6-4zM33 20l5 3v-1l-5-4zM43 27l5 3v-1l-5-4zM53 34l5 4v-1l-5-4zM62 41l7 4v-2l-7-3zM18 8v2l5-4v-1zM29 15v1l4-3v-1zM38 22v1l5-3v-1zM48 29v1l4-3v-2zM58 37v1l4-3v-2zM69 43v2l4-4v-1zM73 48l5 4v-2l-5-3zM78 50v2l5-4v-1zM6 11l5 4v-2l-5-3zM16 18l5 4v-2l-5-4zM27 25l5 3v-1l-5-4zM36 33l6 3v-1l-6-5zM46 39l5 4v-1l-5-4zM56 46l5 4v-2l-5-3zM11 13v2l5-4v-1zM21 20v2l5-4v-1zM32 27v1l4-3v-1zM42 35v1l4-3v-3zM51 42v1l5-3v-2zM61 48v2l5-3v-2zM66 53l6 4v-2l-6-3zM72 55v2l4-4v-1zM0 16l5 4v-2l-5-3zM9 23l6 4v-2l-6-3zM19 30l26 18v-1l-26-19zM49 51l6 4v-1l-6-4zM5 18v2l4-4v-1zM15 25v2l4-4v-1zM45 47v1l4-3v-2zM55 54v1l4-3v-2zM59 58l5 4v-2l-5-3zM64 60v2l6-4v-1z">
          <text:p/>
        </draw:path>
        <draw:path draw:style-name="gr55" draw:text-style-name="P32" draw:layer="layout" svg:width="0.008cm" svg:height="0.024cm" svg:x="25.178cm" svg:y="10.273cm" svg:viewBox="0 0 9 25" svg:d="M5 2l4-2v20l-4 2zM0 5l2-2v20l-2 2z">
          <text:p/>
        </draw:path>
        <draw:g>
          <draw:path draw:style-name="gr37" draw:text-style-name="P23" draw:layer="layout" svg:width="0.076cm" svg:height="0.167cm" svg:x="25.057cm" svg:y="10.174cm" svg:viewBox="0 0 77 168" svg:d="M77 120c-12-3-23-9-34-16-9-6-18-14-27-23v-81c9 9 18 16 28 23s21 12 33 16zM0 120c10 12 21 21 33 29s25 15 39 19v-34c-14-5-27-11-39-19s-23-18-33-29z">
            <text:p/>
          </draw:path>
          <draw:path draw:style-name="gr23" draw:text-style-name="P2" draw:layer="layout" svg:width="0.101cm" svg:height="0.167cm" svg:x="25.057cm" svg:y="10.174cm" svg:viewBox="0 0 102 168" svg:d="M76 120c-12-3-23-9-33-16-10-6-19-14-27-23v-81c8 9 18 16 27 23 10 7 21 12 33 16zM5 100c5 6 10 11 15 15M5 105c5 6 10 11 15 15M5 110c5 6 10 11 15 15M5 115c5 6 10 11 15 16M63 8l28 18M66 6l28 19M70 5l28 19M74 4l28 19M0 120c10 12 21 21 33 29s24 15 38 19v-34c-14-5-26-11-38-19s-23-18-33-29z">
            <text:p/>
          </draw:path>
        </draw:g>
        <draw:path draw:style-name="gr76" draw:text-style-name="P2" draw:layer="layout" svg:width="0.043cm" svg:height="0.087cm" svg:x="25.08cm" svg:y="10.191cm" svg:viewBox="0 0 44 88" svg:d="M0 0v58c8 7 16 14 25 20 6 4 12 7 19 10">
          <text:p/>
        </draw:path>
        <draw:path draw:style-name="gr35" draw:text-style-name="P2" draw:layer="layout" svg:width="0.188cm" svg:height="0.218cm" svg:x="25.006cm" svg:y="10.166cm" svg:viewBox="0 0 189 219" svg:d="M122 176l67-46v-34l-21-15v-47l-48-32-21 7-15-9-17 7v76l-16 10v35c9 11 20 20 32 28 12 9 25 15 39 20zM0 160l32-26 74 50v13l-34 22-72-48z">
          <text:p/>
        </draw:path>
        <draw:path draw:style-name="gr31" draw:text-style-name="P19" draw:layer="layout" svg:width="0.026cm" svg:height="0.015cm" svg:x="25.1cm" svg:y="10.314cm" svg:viewBox="0 0 27 16" svg:d="M3 0l21 10c0 0 1 0 1 1 1 0 1 0 1 1l1 1c0 1-1 1-1 2l-1 1h-1l-21-10c0 0-1 0-1-1-1 0-1 0-1-1l-1-1c0-1 1-1 1-2l1-1z">
          <text:p/>
        </draw:path>
        <draw:g>
          <draw:polygon draw:style-name="gr56" draw:text-style-name="P33" draw:layer="layout" svg:width="0.03cm" svg:height="0.021cm" svg:x="25.094cm" svg:y="10.297cm" svg:viewBox="0 0 31 22" draw:points="0,0 31,15 31,22">
            <text:p/>
          </draw:polygon>
          <draw:path draw:style-name="gr23" draw:text-style-name="P2" draw:layer="layout" svg:width="0.03cm" svg:height="0.021cm" svg:x="25.094cm" svg:y="10.297cm" svg:viewBox="0 0 31 22" svg:d="M0 0l31 15v7M0 2l31 16">
            <text:p/>
          </draw:path>
        </draw:g>
        <draw:polyline draw:style-name="gr76" draw:text-style-name="P2" draw:layer="layout" svg:width="0.03cm" svg:height="0.021cm" svg:x="25.094cm" svg:y="10.297cm" svg:viewBox="0 0 31 22" draw:points="0,0 0,7 31,22">
          <text:p/>
        </draw:polyline>
        <draw:g>
          <draw:path draw:style-name="gr59" draw:text-style-name="P34" draw:layer="layout" svg:width="0.006cm" svg:height="0.006cm" svg:x="25.115cm" svg:y="10.279cm" svg:viewBox="0 0 7 7" svg:d="M6 2c0 1 1 2 1 2 0 1 0 1 0 2-1 0-1 1-1 1-1 0-1 0-2 0s-1 0-2 0c0-1-1-1-1-2-1-1-1-1-1-2s0-1 0-2l1-1c0 0 1 0 2 0h1c1 1 1 1 2 2z">
            <text:p/>
          </draw:path>
          <draw:path draw:style-name="gr28" draw:text-style-name="P2" draw:layer="layout" svg:width="0.006cm" svg:height="0.006cm" svg:x="25.115cm" svg:y="10.279cm" svg:viewBox="0 0 7 7" svg:d="M6 2c0 1 1 2 1 2 0 1 0 1 0 2-1 0-1 1-1 1-1 0-1 0-2 0s-1 0-2 0c0-1-1-1-1-2-1-1-1-1-1-2s0-1 0-2l1-1c0 0 1 0 2 0h1c1 1 1 1 2 2z">
            <text:p/>
          </draw:path>
        </draw:g>
        <draw:g>
          <draw:path draw:style-name="gr60" draw:text-style-name="P35" draw:layer="layout" svg:width="0.043cm" svg:height="0.087cm" svg:x="25.08cm" svg:y="10.191cm" svg:viewBox="0 0 44 88" svg:d="M1 57v-55l-1-2c7 7 14 14 22 19 7 4 14 8 22 10v59-3c-8-3-16-7-23-12s-14-10-20-16z">
            <text:p/>
          </draw:path>
          <draw:path draw:style-name="gr23" draw:text-style-name="P2" draw:layer="layout" svg:width="0.043cm" svg:height="0.087cm" svg:x="25.08cm" svg:y="10.191cm" svg:viewBox="0 0 44 88" svg:d="M1 57v-55l-1-2c7 7 14 14 22 19 7 4 14 8 22 10v59-3c-8-3-16-7-23-12s-14-10-20-16z">
            <text:p/>
          </draw:path>
        </draw:g>
        <draw:frame draw:style-name="gr7" draw:text-style-name="P2" draw:layer="layout" svg:width="1.531cm" svg:height="0.591cm" svg:x="24.003cm" svg:y="10.417cm">
          <draw:text-box>
            <text:p text:style-name="P3"><text:span text:style-name="T6">Database</text:span></text:p>
            <text:p text:style-name="P3"><text:span text:style-name="T6">Management</text:span></text:p>
          </draw:text-box>
        </draw:frame>
        <draw:path draw:style-name="gr32" draw:text-style-name="P20" draw:layer="layout" svg:width="0.243cm" svg:height="0.196cm" svg:x="13.597cm" svg:y="8.854cm" svg:viewBox="0 0 244 197" svg:d="M0 183c17 9 37 14 56 14 14 0 28-2 41-7 23-8 45-18 67-30 22-13 43-27 63-44 5-3 9-7 12-12s5-10 5-16-2-11-5-16-7-9-12-12c-2-1-3-2-5-2l-91-58z">
          <text:p/>
        </draw:path>
        <draw:polygon draw:style-name="gr33" draw:text-style-name="P21" draw:layer="layout" svg:width="0.508cm" svg:height="0.711cm" svg:x="13.208cm" svg:y="8.326cm" svg:viewBox="0 0 509 712" draw:points="0,494 388,712 509,643 509,212 130,0 0,74">
          <text:p/>
        </draw:polygon>
        <draw:path draw:style-name="gr34" draw:text-style-name="P2" draw:layer="layout" svg:width="0.449cm" svg:height="0.59cm" svg:x="13.237cm" svg:y="8.418cm" svg:viewBox="0 0 450 591" svg:d="M0 0l359 201 91-51M359 201v390M0 63l359 201M0 130l359 202M0 198l359 201M0 266l359 202M0 333l359 202M184 442v47M53 368v45M119 339v46M184 310v46M53 236v46M119 207v46M53 103v47">
          <text:p/>
        </draw:path>
        <draw:polygon draw:style-name="gr35" draw:text-style-name="P2" draw:layer="layout" svg:width="0.508cm" svg:height="0.711cm" svg:x="13.208cm" svg:y="8.326cm" svg:viewBox="0 0 509 712" draw:points="0,494 388,712 509,643 509,212 130,0 0,74">
          <text:p/>
        </draw:polygon>
        <draw:g>
          <draw:polygon draw:style-name="gr20" draw:text-style-name="P13" draw:layer="layout" svg:width="0.889cm" svg:height="0.503cm" svg:x="10.147cm" svg:y="15.265cm" svg:viewBox="0 0 890 504" draw:points="445,504 890,252 445,0 0,252">
            <text:p/>
          </draw:polygon>
          <draw:polygon draw:style-name="gr21" draw:text-style-name="P2" draw:layer="layout" svg:width="0.889cm" svg:height="0.503cm" svg:x="10.147cm" svg:y="15.265cm" svg:viewBox="0 0 890 504" draw:points="445,504 890,252 445,0 0,252">
            <text:p/>
          </draw:polygon>
        </draw:g>
        <draw:g>
          <draw:polygon draw:style-name="gr36" draw:text-style-name="P22" draw:layer="layout" svg:width="0.445cm" svg:height="0.765cm" svg:x="10.592cm" svg:y="15.517cm" svg:viewBox="0 0 446 766" draw:points="0,766 446,514 446,0 0,252">
            <text:p/>
          </draw:polygon>
          <draw:polygon draw:style-name="gr21" draw:text-style-name="P2" draw:layer="layout" svg:width="0.445cm" svg:height="0.765cm" svg:x="10.592cm" svg:y="15.517cm" svg:viewBox="0 0 446 766" draw:points="0,766 446,514 446,0 0,252">
            <text:p/>
          </draw:polygon>
        </draw:g>
        <draw:g>
          <draw:polygon draw:style-name="gr37" draw:text-style-name="P23" draw:layer="layout" svg:width="0.445cm" svg:height="0.765cm" svg:x="10.147cm" svg:y="15.517cm" svg:viewBox="0 0 446 766" draw:points="0,514 446,766 446,252 0,0">
            <text:p/>
          </draw:polygon>
          <draw:polygon draw:style-name="gr25" draw:text-style-name="P2" draw:layer="layout" svg:width="0.445cm" svg:height="0.765cm" svg:x="10.147cm" svg:y="15.517cm" svg:viewBox="0 0 446 766" draw:points="0,514 446,766 446,252 0,0">
            <text:p/>
          </draw:polygon>
        </draw:g>
        <draw:g>
          <draw:path draw:style-name="gr22" draw:text-style-name="P14" draw:layer="layout" svg:width="0.381cm" svg:height="0.543cm" svg:x="10.179cm" svg:y="15.628cm" svg:viewBox="0 0 382 544" svg:d="M63 0l-63 35 63 108v-58l49 27 63 151-63 78-49-27v-57l-63 35 63 108v-57c15 9 30 18 45 27 6 3 13 6 19 9l64-79 63 151 65 36v57l63-35-63-108v58l-49-27-63-151 63-78 49 27v57l63-36-63-107v57l-65-36c-22 25-43 51-63 78l-64-151-64-35z">
            <text:p/>
          </draw:path>
          <draw:path draw:style-name="gr23" draw:text-style-name="P2" draw:layer="layout" svg:width="0.381cm" svg:height="0.543cm" svg:x="10.179cm" svg:y="15.628cm" svg:viewBox="0 0 382 544" svg:d="M63 0l-63 35 63 108v-58l49 27 63 151-63 78-49-27v-57l-63 35 63 108v-57c15 9 30 18 45 27 6 3 13 6 19 9l64-79 63 151 65 36v57l63-35-63-108v58l-49-27-63-151 63-78 49 27v57l63-36-63-107v57l-65-36c-22 25-43 51-63 78l-64-151-64-35z">
            <text:p/>
          </draw:path>
        </draw:g>
        <draw:polygon draw:style-name="gr26" draw:text-style-name="P2" draw:layer="layout" svg:width="0.889cm" svg:height="1.016cm" svg:x="10.147cm" svg:y="15.265cm" svg:viewBox="0 0 890 1017" draw:points="0,251 0,765 445,1017 890,765 890,251 445,0">
          <text:p/>
        </draw:polygon>
        <draw:g>
          <draw:polygon draw:style-name="gr22" draw:text-style-name="P14" draw:layer="layout" svg:width="0.216cm" svg:height="0.122cm" svg:x="10.62cm" svg:y="15.486cm" svg:viewBox="0 0 217 123" draw:points="217,41 204,116 72,123 131,89 0,14 25,0 157,75">
            <text:p/>
          </draw:polygon>
          <draw:polygon draw:style-name="gr23" draw:text-style-name="P2" draw:layer="layout" svg:width="0.216cm" svg:height="0.122cm" svg:x="10.62cm" svg:y="15.486cm" svg:viewBox="0 0 217 123" draw:points="217,41 204,116 72,123 131,89 0,14 25,0 157,75">
            <text:p/>
          </draw:polygon>
        </draw:g>
        <draw:g>
          <draw:polygon draw:style-name="gr22" draw:text-style-name="P14" draw:layer="layout" svg:width="0.216cm" svg:height="0.122cm" svg:x="10.524cm" svg:y="15.326cm" svg:viewBox="0 0 217 123" draw:points="0,82 12,7 144,0 85,34 217,109 191,123 60,48">
            <text:p/>
          </draw:polygon>
          <draw:polygon draw:style-name="gr23" draw:text-style-name="P2" draw:layer="layout" svg:width="0.216cm" svg:height="0.122cm" svg:x="10.524cm" svg:y="15.326cm" svg:viewBox="0 0 217 123" draw:points="0,82 12,7 144,0 85,34 217,109 191,123 60,48">
            <text:p/>
          </draw:polygon>
        </draw:g>
        <draw:g>
          <draw:polygon draw:style-name="gr22" draw:text-style-name="P14" draw:layer="layout" svg:width="0.216cm" svg:height="0.122cm" svg:x="10.444cm" svg:y="15.586cm" svg:viewBox="0 0 217 123" draw:points="217,41 204,116 72,123 131,89 0,14 25,0 157,75">
            <text:p/>
          </draw:polygon>
          <draw:polygon draw:style-name="gr23" draw:text-style-name="P2" draw:layer="layout" svg:width="0.216cm" svg:height="0.122cm" svg:x="10.444cm" svg:y="15.586cm" svg:viewBox="0 0 217 123" draw:points="217,41 204,116 72,123 131,89 0,14 25,0 157,75">
            <text:p/>
          </draw:polygon>
        </draw:g>
        <draw:g>
          <draw:polygon draw:style-name="gr22" draw:text-style-name="P14" draw:layer="layout" svg:width="0.216cm" svg:height="0.122cm" svg:x="10.346cm" svg:y="15.427cm" svg:viewBox="0 0 217 123" draw:points="0,82 12,7 144,0 85,34 217,109 191,123 60,48">
            <text:p/>
          </draw:polygon>
          <draw:polygon draw:style-name="gr23" draw:text-style-name="P2" draw:layer="layout" svg:width="0.216cm" svg:height="0.122cm" svg:x="10.346cm" svg:y="15.427cm" svg:viewBox="0 0 217 123" draw:points="0,82 12,7 144,0 85,34 217,109 191,123 60,48">
            <text:p/>
          </draw:polygon>
        </draw:g>
        <draw:frame draw:style-name="gr115" draw:text-style-name="P2" draw:layer="layout" svg:width="1.312cm" svg:height="0.392cm" svg:x="9.964cm" svg:y="14.847cm">
          <draw:text-box>
            <text:p text:style-name="P3"><text:span text:style-name="T11">Core Switch</text:span></text:p>
          </draw:text-box>
        </draw:frame>
        <draw:path draw:style-name="gr32" draw:text-style-name="P20" draw:layer="layout" svg:width="0.632cm" svg:height="0.412cm" svg:x="6.765cm" svg:y="16.772cm" svg:viewBox="0 0 633 413" svg:d="M191 413c17 1 34 0 52 0 95-5 188-33 269-80 27-16 52-34 76-54 7-8 14-17 20-26 16-26 25-56 25-86s-9-60-25-86c-17-26-41-48-70-63-16-8-32-14-49-18l-489 413z">
          <text:p/>
        </draw:path>
        <draw:g>
          <draw:path draw:style-name="gr62" draw:text-style-name="P36" draw:layer="layout" svg:width="0.889cm" svg:height="0.497cm" svg:x="6.426cm" svg:y="15.915cm" svg:viewBox="0 0 890 498" svg:d="M337 498l553-310-342-188-548 307c44 50 97 93 157 126 56 31 117 53 180 65z">
            <text:p/>
          </draw:path>
          <draw:path draw:style-name="gr58" draw:text-style-name="P2" draw:layer="layout" svg:width="0.889cm" svg:height="0.497cm" svg:x="6.426cm" svg:y="15.915cm" svg:viewBox="0 0 890 498" svg:d="M337 498l553-310-342-188-548 307c44 50 97 93 157 126 56 31 117 53 180 65z">
            <text:p/>
          </draw:path>
        </draw:g>
        <draw:g>
          <draw:path draw:style-name="gr63" draw:text-style-name="P37" draw:layer="layout" svg:width="0.337cm" svg:height="0.964cm" svg:x="6.426cm" svg:y="16.221cm" svg:viewBox="0 0 338 965" svg:d="M338 191c-64-12-125-34-181-65-60-33-113-76-157-126v789c41 43 88 80 140 109 61 34 128 56 198 67z">
            <text:p/>
          </draw:path>
          <draw:path draw:style-name="gr58" draw:text-style-name="P2" draw:layer="layout" svg:width="0.337cm" svg:height="0.964cm" svg:x="6.426cm" svg:y="16.221cm" svg:viewBox="0 0 338 965" svg:d="M338 191c-64-12-125-34-181-65-60-33-113-76-157-126v789c41 43 88 80 140 109 61 34 128 56 198 67z">
            <text:p/>
          </draw:path>
        </draw:g>
        <draw:g>
          <draw:polygon draw:style-name="gr64" draw:text-style-name="P38" draw:layer="layout" svg:width="0.552cm" svg:height="1.081cm" svg:x="6.764cm" svg:y="16.104cm" svg:viewBox="0 0 553 1082" draw:points="0,309 0,1082 553,776 553,0">
            <text:p/>
          </draw:polygon>
          <draw:polygon draw:style-name="gr58" draw:text-style-name="P2" draw:layer="layout" svg:width="0.552cm" svg:height="1.081cm" svg:x="6.764cm" svg:y="16.104cm" svg:viewBox="0 0 553 1082" draw:points="0,309 0,1082 553,776 553,0">
            <text:p/>
          </draw:polygon>
        </draw:g>
        <draw:path draw:style-name="gr35" draw:text-style-name="P2" draw:layer="layout" svg:width="0.889cm" svg:height="1.27cm" svg:x="6.426cm" svg:y="15.915cm" svg:viewBox="0 0 890 1271" svg:d="M890 188l-342-188-548 306v789c40 43 88 80 140 109 61 34 128 56 197 67l552-306v-777z">
          <text:p/>
        </draw:path>
        <draw:g>
          <draw:path draw:style-name="gr65" draw:text-style-name="P39" draw:layer="layout" svg:width="0.054cm" svg:height="0.07cm" svg:x="6.554cm" svg:y="16.699cm" svg:viewBox="0 0 55 71" svg:d="M52 27c2 6 3 12 3 18s-1 11-4 16c-2 4-6 7-10 9s-9 2-14 0-10-5-14-9c-4-5-7-10-10-16-2-6-3-12-3-18s1-12 4-16c2-4 6-7 10-9 4-3 9-3 14 0 5 1 10 5 14 9s7 10 10 16z">
            <text:p/>
          </draw:path>
          <draw:path draw:style-name="gr57" draw:text-style-name="P2" draw:layer="layout" svg:width="0.054cm" svg:height="0.07cm" svg:x="6.554cm" svg:y="16.699cm" svg:viewBox="0 0 55 71" svg:d="M52 27c2 6 3 12 3 18s-1 11-4 16c-2 4-6 7-10 9s-9 2-14 0-10-5-14-9c-4-5-7-10-10-16-2-6-3-12-3-18s1-12 4-16c2-4 6-7 10-9 4-3 9-3 14 0 5 1 10 5 14 9s7 10 10 16z">
            <text:p/>
          </draw:path>
        </draw:g>
        <draw:path draw:style-name="gr66" draw:text-style-name="P2" draw:layer="layout" svg:width="0.228cm" svg:height="0.215cm" svg:x="6.481cm" svg:y="16.859cm" svg:viewBox="0 0 229 216" svg:d="M0 0c34 28 70 53 108 73 39 21 79 37 121 48M0 47c34 29 70 53 108 74 39 20 79 36 121 48M0 95c34 28 70 53 108 73 39 21 79 37 121 48">
          <text:p/>
        </draw:path>
        <draw:g>
          <draw:path draw:style-name="gr31" draw:text-style-name="P19" draw:layer="layout" svg:width="0.248cm" svg:height="0.143cm" svg:x="6.472cm" svg:y="16.37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6.472cm" svg:y="16.37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6.544cm" svg:y="16.439cm" svg:viewBox="0 0 72 47" svg:d="M72 46c0-1 0-1-1-2-4-13-11-25-19-33-9-7-18-11-27-11-8 0-16 3-23 9-2 3-2 6-2 9 0 5 2 10 7 14 5 5 12 9 21 11 9 3 18 4 28 4 6 0 11 0 16-1z">
            <text:p/>
          </draw:path>
          <draw:path draw:style-name="gr68" draw:text-style-name="P2" draw:layer="layout" svg:width="0.071cm" svg:height="0.046cm" svg:x="6.544cm" svg:y="16.439cm" svg:viewBox="0 0 72 47" svg:d="M72 46c0-1 0-1-1-2-4-13-11-25-19-33-9-7-18-11-27-11-8 0-16 3-23 9-2 3-2 6-2 9 0 5 2 10 7 14 5 5 12 9 21 11 9 3 18 4 28 4 6 0 11 0 16-1z">
            <text:p/>
          </draw:path>
        </draw:g>
        <draw:path draw:style-name="gr74" draw:text-style-name="P46" draw:layer="layout" svg:width="0.228cm" svg:height="0.182cm" svg:x="6.481cm" svg:y="16.455cm" svg:viewBox="0 0 229 183" svg:d="M0 0v62c30 25 62 47 97 66 41 23 86 42 132 55v-62c-46-13-91-32-133-55-34-19-66-41-96-66z">
          <text:p/>
        </draw:path>
        <draw:path draw:style-name="gr31" draw:text-style-name="P19" draw:layer="layout" svg:width="0.228cm" svg:height="0.136cm" svg:x="6.481cm" svg:y="16.467cm" svg:viewBox="0 0 229 137" svg:d="M0 15c30 26 62 49 97 69 41 23 86 41 132 53v-15c-46-14-91-32-132-56-35-19-67-41-97-66z">
          <text:p/>
        </draw:path>
        <draw:path draw:style-name="gr58" draw:text-style-name="P2" draw:layer="layout" svg:width="0.228cm" svg:height="0.182cm" svg:x="6.481cm" svg:y="16.454cm" svg:viewBox="0 0 229 183" svg:d="M0 0v62c30 25 62 47 97 66 41 23 86 42 132 55">
          <text:p/>
        </draw:path>
        <draw:path draw:style-name="gr57" draw:text-style-name="P2" draw:layer="layout" svg:width="0.228cm" svg:height="0.182cm" svg:x="6.481cm" svg:y="16.456cm" svg:viewBox="0 0 229 183" svg:d="M229 183v-62c-46-13-91-32-133-55-34-19-66-41-96-66">
          <text:p/>
        </draw:path>
        <draw:path draw:style-name="gr97" draw:text-style-name="P55" draw:layer="layout" svg:width="0.346cm" svg:height="0.346cm" svg:x="6.968cm" svg:y="16.838cm" svg:viewBox="0 0 347 347" svg:d="M347 173c0 31-8 61-23 87-15 27-37 49-64 64-26 15-56 23-86 23-31 0-61-8-87-23-27-15-49-37-64-64-15-26-23-56-23-87 0-30 8-60 23-86 15-27 37-49 64-64 26-15 55-23 85-23 1 0 1 0 2 0 30 0 60 8 86 23 27 15 49 37 64 64 15 26 23 56 23 86z">
          <text:p/>
        </draw:path>
        <draw:path draw:style-name="gr98" draw:text-style-name="P56" draw:layer="layout" svg:width="0.333cm" svg:height="0.338cm" svg:x="6.982cm" svg:y="16.843cm" svg:viewBox="0 0 334 339" svg:d="M138 339l20-53c12-10 22-22 28-36 2-6 4-13 5-19-1-5-2-10-5-14-4-7-9-12-16-15-3-2-7-4-11-4-6 0-12 2-18 5-6 4-11 9-15 15l-8-13c2-1 4-2 6-3 5-3 10-8 13-13 2-3 3-7 4-11-2-1-5-2-7-4-7-4-14-10-19-17l29-23 7-32-21-14 13-16-25-18 7-20 40 11-2 33 16 5 22-10 17 14 20 47-6 27-15 10 7 18c1 2 2 5 4 7 2 5 6 8 10 11 5 2 10 3 15 3s10-1 14-3h1c0 0 1 0 2 1 5 3 9 7 12 12s5 10 5 16c0 0 0 1 0 2l8 40c8-10 15-20 20-31 14-26 21-54 19-83v-1c0-18-4-37-13-53-2-3-4-7-6-10-2-5-5-11-8-16-6-10-14-19-22-27-3 1-6 2-9 4-5 2-9 6-12 11-2 3-3 5-3 8l7 23c-1 1-1 1-2 1-3 2-7 3-11 3s-7-1-11-3c-1 0-2-1-3-2l-4 34c-4-15-10-30-18-45l22-9-8-13-15-3v-11l7-40-37-11-19 11-12-13-22-2-47 26 21 13-16 25c3 0 6 1 10 3 3 2 6 5 8 8 2 4 3 7 3 11 0 2 0 3 0 4 0 1 0 1 0 1 1 1 1 3 1 4 0 2 0 3-1 4 0 2-1 3-3 3-1 1-2 2-4 2-1 0-3-1-4-2-1 0-2-1-2-2-2 1-4 1-6 1s-4 0-6-1-4-3-5-5-2-4-2-7c0-1 0-2 0-3l7-27-9-27-33 6 1 16-8 7-16-1c-6 7-11 14-15 21-3 6-6 13-9 19l18 8c3 3 5 6 7 9 5 10 8 21 8 32 0 1 0 3 0 4 1 1 1 2 1 2 5 9 13 17 22 22s20 8 30 8c2 0 3 0 5 0 3 0 5 2 8 3 7 4 12 9 16 16 4 6 6 13 6 20-2 1-4 3-5 5-2 4-3 7-3 11s1 8 3 11c0 1 0 1 1 2l21 11c0 1 0 1 0 2 0 5-1 9-4 13-2 4-5 7-8 9-1 4-1 7-1 11 0 13 3 25 10 36 1 2 2 3 3 5z">
          <text:p/>
        </draw:path>
        <draw:path draw:style-name="gr35" draw:text-style-name="P2" draw:layer="layout" svg:width="0.346cm" svg:height="0.347cm" svg:x="6.968cm" svg:y="16.838cm" svg:viewBox="0 0 347 348" svg:d="M347 174c0 31-8 61-23 87s-37 48-64 64c-26 15-56 23-86 23-31 0-61-8-87-23-27-16-49-38-64-64s-23-56-23-87 8-61 23-87 37-48 64-64c26-15 55-23 85-23 1 0 1 0 2 0 30 0 60 8 86 23 27 16 49 38 64 64s23 56 23 87z">
          <text:p/>
        </draw:path>
        <draw:path draw:style-name="gr32" draw:text-style-name="P20" draw:layer="layout" svg:width="0.075cm" svg:height="0.061cm" svg:x="7.278cm" svg:y="17.128cm" svg:viewBox="0 0 76 62" svg:d="M0 57c6 3 12 5 19 5 4 0 8-1 11-2 7-2 13-5 18-8 9-5 16-10 23-16 1-1 3-3 3-4 1-2 2-3 2-5s-1-4-2-5c0-2-2-3-3-4-1 0-1-1-2-1l-28-17z">
          <text:p/>
        </draw:path>
        <draw:polygon draw:style-name="gr33" draw:text-style-name="P21" draw:layer="layout" svg:width="0.159cm" svg:height="0.222cm" svg:x="7.156cm" svg:y="16.963cm" svg:viewBox="0 0 160 223" draw:points="0,155 122,223 160,201 160,66 41,0 0,23">
          <text:p/>
        </draw:polygon>
        <draw:path draw:style-name="gr34" draw:text-style-name="P2" draw:layer="layout" svg:width="0.14cm" svg:height="0.184cm" svg:x="7.166cm" svg:y="16.992cm" svg:viewBox="0 0 141 185" svg:d="M0 0l112 62 29-16M112 62v123M0 19l112 63M0 40l112 64M0 61l112 64M0 82l112 64M0 104l112 63M57 139v14M16 115v15M36 106v15M57 97v15M16 73v14M36 64v14M16 32v14">
          <text:p/>
        </draw:path>
        <draw:polygon draw:style-name="gr23" draw:text-style-name="P2" draw:layer="layout" svg:width="0.159cm" svg:height="0.222cm" svg:x="7.156cm" svg:y="16.963cm" svg:viewBox="0 0 160 223" draw:points="0,155 122,223 160,201 160,66 41,0 0,23">
          <text:p/>
        </draw:polygon>
        <draw:frame draw:style-name="gr116" draw:text-style-name="P2" draw:layer="layout" svg:width="1.755cm" svg:height="0.344cm" svg:x="6.234cm" svg:y="17.272cm">
          <draw:text-box>
            <text:p text:style-name="P3"><text:span text:style-name="T6">Proxy Service</text:span></text:p>
          </draw:text-box>
        </draw:frame>
        <draw:g>
          <draw:polygon draw:style-name="gr27" draw:text-style-name="P16" draw:layer="layout" svg:width="0.458cm" svg:height="0.216cm" svg:x="7.747cm" svg:y="16.223cm" svg:viewBox="0 0 459 217" draw:points="459,217 0,217 0,0 459,0">
            <text:p/>
          </draw:polygon>
          <draw:polygon draw:style-name="gr28" draw:text-style-name="P2" draw:layer="layout" svg:width="0.458cm" svg:height="0.216cm" svg:x="7.747cm" svg:y="16.223cm" svg:viewBox="0 0 459 217" draw:points="459,217 0,217 0,0 459,0">
            <text:p/>
          </draw:polygon>
        </draw:g>
        <draw:polygon draw:style-name="gr29" draw:text-style-name="P17" draw:layer="layout" svg:width="0.05cm" svg:height="0.254cm" svg:x="8.205cm" svg:y="16.185cm" svg:viewBox="0 0 51 255" draw:points="0,255 51,220 51,0 0,38">
          <text:p/>
        </draw:polygon>
        <draw:g>
          <draw:polygon draw:style-name="gr27" draw:text-style-name="P16" draw:layer="layout" svg:width="0.05cm" svg:height="0.254cm" svg:x="8.205cm" svg:y="16.185cm" svg:viewBox="0 0 51 255" draw:points="0,255 51,220 51,0 0,38">
            <text:p/>
          </draw:polygon>
          <draw:polygon draw:style-name="gr28" draw:text-style-name="P2" draw:layer="layout" svg:width="0.05cm" svg:height="0.254cm" svg:x="8.205cm" svg:y="16.185cm" svg:viewBox="0 0 51 255" draw:points="0,255 51,220 51,0 0,38">
            <text:p/>
          </draw:polygon>
        </draw:g>
        <draw:polygon draw:style-name="gr30" draw:text-style-name="P18" draw:layer="layout" svg:width="0.508cm" svg:height="0.038cm" svg:x="7.747cm" svg:y="16.185cm" svg:viewBox="0 0 509 39" draw:points="459,39 509,0 49,0 0,39">
          <text:p/>
        </draw:polygon>
        <draw:g>
          <draw:polygon draw:style-name="gr16" draw:text-style-name="P11" draw:layer="layout" svg:width="0.508cm" svg:height="0.038cm" svg:x="7.747cm" svg:y="16.185cm" svg:viewBox="0 0 509 39" draw:points="459,39 509,0 49,0 0,39">
            <text:p/>
          </draw:polygon>
          <draw:polygon draw:style-name="gr28" draw:text-style-name="P2" draw:layer="layout" svg:width="0.508cm" svg:height="0.038cm" svg:x="7.747cm" svg:y="16.185cm" svg:viewBox="0 0 509 39" draw:points="459,39 509,0 49,0 0,39">
            <text:p/>
          </draw:polygon>
        </draw:g>
        <draw:polygon draw:style-name="gr31" draw:text-style-name="P19" draw:layer="layout" svg:width="0.175cm" svg:height="0.038cm" svg:x="7.991cm" svg:y="16.313cm" svg:viewBox="0 0 176 39" draw:points="0,10 0,28 152,28 152,39 176,18 152,0 152,10">
          <text:p/>
        </draw:polygon>
        <draw:polygon draw:style-name="gr31" draw:text-style-name="P19" draw:layer="layout" svg:width="0.175cm" svg:height="0.038cm" svg:x="7.991cm" svg:y="16.313cm" svg:viewBox="0 0 176 39" draw:points="0,10 0,28 152,28 152,39 176,18 152,0 152,10">
          <text:p/>
        </draw:polygon>
        <draw:polygon draw:style-name="gr16" draw:text-style-name="P11" draw:layer="layout" svg:width="0.175cm" svg:height="0.038cm" svg:x="7.994cm" svg:y="16.315cm" svg:viewBox="0 0 176 39" draw:points="0,11 0,28 152,28 152,39 176,20 152,0 152,11">
          <text:p/>
        </draw:polygon>
        <draw:polygon draw:style-name="gr22" draw:text-style-name="P14" draw:layer="layout" svg:width="0.175cm" svg:height="0.038cm" svg:x="7.994cm" svg:y="16.315cm" svg:viewBox="0 0 176 39" draw:points="0,11 0,28 152,28 152,39 176,20 152,0 152,11">
          <text:p/>
        </draw:polygon>
        <draw:polygon draw:style-name="gr31" draw:text-style-name="P19" draw:layer="layout" svg:width="0.172cm" svg:height="0.038cm" svg:x="7.79cm" svg:y="16.313cm" svg:viewBox="0 0 173 39" draw:points="0,10 0,28 147,28 147,39 173,18 147,0 147,10">
          <text:p/>
        </draw:polygon>
        <draw:polygon draw:style-name="gr31" draw:text-style-name="P19" draw:layer="layout" svg:width="0.172cm" svg:height="0.038cm" svg:x="7.79cm" svg:y="16.313cm" svg:viewBox="0 0 173 39" draw:points="0,10 0,28 147,28 147,39 173,18 147,0 147,10">
          <text:p/>
        </draw:polygon>
        <draw:polygon draw:style-name="gr16" draw:text-style-name="P11" draw:layer="layout" svg:width="0.172cm" svg:height="0.038cm" svg:x="7.793cm" svg:y="16.315cm" svg:viewBox="0 0 173 39" draw:points="0,11 0,28 147,28 147,39 173,20 147,0 147,11">
          <text:p/>
        </draw:polygon>
        <draw:polygon draw:style-name="gr22" draw:text-style-name="P14" draw:layer="layout" svg:width="0.172cm" svg:height="0.038cm" svg:x="7.793cm" svg:y="16.315cm" svg:viewBox="0 0 173 39" draw:points="0,11 0,28 147,28 147,39 173,20 147,0 147,11">
          <text:p/>
        </draw:polygon>
        <draw:polygon draw:style-name="gr31" draw:text-style-name="P19" draw:layer="layout" svg:width="0.172cm" svg:height="0.038cm" svg:x="7.991cm" svg:y="16.255cm" svg:viewBox="0 0 173 39" draw:points="0,10 0,28 147,28 147,39 173,18 147,0 147,10">
          <text:p/>
        </draw:polygon>
        <draw:polygon draw:style-name="gr31" draw:text-style-name="P19" draw:layer="layout" svg:width="0.172cm" svg:height="0.038cm" svg:x="7.991cm" svg:y="16.255cm" svg:viewBox="0 0 173 39" draw:points="0,10 0,28 147,28 147,39 173,18 147,0 147,10">
          <text:p/>
        </draw:polygon>
        <draw:polygon draw:style-name="gr16" draw:text-style-name="P11" draw:layer="layout" svg:width="0.172cm" svg:height="0.038cm" svg:x="7.994cm" svg:y="16.257cm" svg:viewBox="0 0 173 39" draw:points="0,11 0,28 147,28 147,39 173,20 147,0 147,11">
          <text:p/>
        </draw:polygon>
        <draw:polygon draw:style-name="gr22" draw:text-style-name="P14" draw:layer="layout" svg:width="0.172cm" svg:height="0.038cm" svg:x="7.994cm" svg:y="16.257cm" svg:viewBox="0 0 173 39" draw:points="0,11 0,28 147,28 147,39 173,20 147,0 147,11">
          <text:p/>
        </draw:polygon>
        <draw:polygon draw:style-name="gr31" draw:text-style-name="P19" draw:layer="layout" svg:width="0.172cm" svg:height="0.038cm" svg:x="7.991cm" svg:y="16.371cm" svg:viewBox="0 0 173 39" draw:points="0,10 0,28 147,28 147,39 173,18 147,0 147,10">
          <text:p/>
        </draw:polygon>
        <draw:polygon draw:style-name="gr31" draw:text-style-name="P19" draw:layer="layout" svg:width="0.172cm" svg:height="0.038cm" svg:x="7.991cm" svg:y="16.371cm" svg:viewBox="0 0 173 39" draw:points="0,10 0,28 147,28 147,39 173,18 147,0 147,10">
          <text:p/>
        </draw:polygon>
        <draw:polygon draw:style-name="gr16" draw:text-style-name="P11" draw:layer="layout" svg:width="0.172cm" svg:height="0.038cm" svg:x="7.994cm" svg:y="16.373cm" svg:viewBox="0 0 173 39" draw:points="0,11 0,28 147,28 147,39 173,20 147,0 147,11">
          <text:p/>
        </draw:polygon>
        <draw:polygon draw:style-name="gr22" draw:text-style-name="P14" draw:layer="layout" svg:width="0.172cm" svg:height="0.038cm" svg:x="7.994cm" svg:y="16.373cm" svg:viewBox="0 0 173 39" draw:points="0,11 0,28 147,28 147,39 173,20 147,0 147,11">
          <text:p/>
        </draw:polygon>
        <draw:g>
          <draw:polygon draw:style-name="gr27" draw:text-style-name="P16" draw:layer="layout" svg:width="0.458cm" svg:height="0.216cm" svg:x="7.72cm" svg:y="18.199cm" svg:viewBox="0 0 459 217" draw:points="459,217 0,217 0,0 459,0">
            <text:p/>
          </draw:polygon>
          <draw:polygon draw:style-name="gr28" draw:text-style-name="P2" draw:layer="layout" svg:width="0.458cm" svg:height="0.216cm" svg:x="7.72cm" svg:y="18.199cm" svg:viewBox="0 0 459 217" draw:points="459,217 0,217 0,0 459,0">
            <text:p/>
          </draw:polygon>
        </draw:g>
        <draw:polygon draw:style-name="gr29" draw:text-style-name="P17" draw:layer="layout" svg:width="0.05cm" svg:height="0.254cm" svg:x="8.193cm" svg:y="18.161cm" svg:viewBox="0 0 51 255" draw:points="0,255 51,220 51,0 0,38">
          <text:p/>
        </draw:polygon>
        <draw:g>
          <draw:polygon draw:style-name="gr27" draw:text-style-name="P16" draw:layer="layout" svg:width="0.05cm" svg:height="0.254cm" svg:x="8.193cm" svg:y="18.161cm" svg:viewBox="0 0 51 255" draw:points="0,255 51,220 51,0 0,38">
            <text:p/>
          </draw:polygon>
          <draw:polygon draw:style-name="gr28" draw:text-style-name="P2" draw:layer="layout" svg:width="0.05cm" svg:height="0.254cm" svg:x="8.193cm" svg:y="18.161cm" svg:viewBox="0 0 51 255" draw:points="0,255 51,220 51,0 0,38">
            <text:p/>
          </draw:polygon>
        </draw:g>
        <draw:polygon draw:style-name="gr30" draw:text-style-name="P18" draw:layer="layout" svg:width="0.508cm" svg:height="0.038cm" svg:x="7.734cm" svg:y="18.161cm" svg:viewBox="0 0 509 39" draw:points="459,39 509,0 49,0 0,39">
          <text:p/>
        </draw:polygon>
        <draw:g>
          <draw:polygon draw:style-name="gr16" draw:text-style-name="P11" draw:layer="layout" svg:width="0.508cm" svg:height="0.038cm" svg:x="7.734cm" svg:y="18.161cm" svg:viewBox="0 0 509 39" draw:points="459,39 509,0 49,0 0,39">
            <text:p/>
          </draw:polygon>
          <draw:polygon draw:style-name="gr28" draw:text-style-name="P2" draw:layer="layout" svg:width="0.508cm" svg:height="0.038cm" svg:x="7.734cm" svg:y="18.161cm" svg:viewBox="0 0 509 39" draw:points="459,39 509,0 49,0 0,39">
            <text:p/>
          </draw:polygon>
        </draw:g>
        <draw:polygon draw:style-name="gr31" draw:text-style-name="P19" draw:layer="layout" svg:width="0.175cm" svg:height="0.038cm" svg:x="7.978cm" svg:y="18.29cm" svg:viewBox="0 0 176 39" draw:points="0,10 0,28 152,28 152,39 176,18 152,0 152,10">
          <text:p/>
        </draw:polygon>
        <draw:polygon draw:style-name="gr31" draw:text-style-name="P19" draw:layer="layout" svg:width="0.175cm" svg:height="0.038cm" svg:x="7.978cm" svg:y="18.29cm" svg:viewBox="0 0 176 39" draw:points="0,10 0,28 152,28 152,39 176,18 152,0 152,10">
          <text:p/>
        </draw:polygon>
        <draw:polygon draw:style-name="gr16" draw:text-style-name="P11" draw:layer="layout" svg:width="0.175cm" svg:height="0.038cm" svg:x="7.981cm" svg:y="18.292cm" svg:viewBox="0 0 176 39" draw:points="0,11 0,28 152,28 152,39 176,20 152,0 152,11">
          <text:p/>
        </draw:polygon>
        <draw:polygon draw:style-name="gr22" draw:text-style-name="P14" draw:layer="layout" svg:width="0.175cm" svg:height="0.038cm" svg:x="7.981cm" svg:y="18.292cm" svg:viewBox="0 0 176 39" draw:points="0,11 0,28 152,28 152,39 176,20 152,0 152,11">
          <text:p/>
        </draw:polygon>
        <draw:polygon draw:style-name="gr31" draw:text-style-name="P19" draw:layer="layout" svg:width="0.172cm" svg:height="0.038cm" svg:x="7.777cm" svg:y="18.29cm" svg:viewBox="0 0 173 39" draw:points="0,10 0,28 147,28 147,39 173,18 147,0 147,10">
          <text:p/>
        </draw:polygon>
        <draw:polygon draw:style-name="gr31" draw:text-style-name="P19" draw:layer="layout" svg:width="0.172cm" svg:height="0.038cm" svg:x="7.777cm" svg:y="18.29cm" svg:viewBox="0 0 173 39" draw:points="0,10 0,28 147,28 147,39 173,18 147,0 147,10">
          <text:p/>
        </draw:polygon>
        <draw:polygon draw:style-name="gr16" draw:text-style-name="P11" draw:layer="layout" svg:width="0.172cm" svg:height="0.038cm" svg:x="7.781cm" svg:y="18.292cm" svg:viewBox="0 0 173 39" draw:points="0,11 0,28 147,28 147,39 173,20 147,0 147,11">
          <text:p/>
        </draw:polygon>
        <draw:polygon draw:style-name="gr22" draw:text-style-name="P14" draw:layer="layout" svg:width="0.172cm" svg:height="0.038cm" svg:x="7.781cm" svg:y="18.292cm" svg:viewBox="0 0 173 39" draw:points="0,11 0,28 147,28 147,39 173,20 147,0 147,11">
          <text:p/>
        </draw:polygon>
        <draw:polygon draw:style-name="gr31" draw:text-style-name="P19" draw:layer="layout" svg:width="0.172cm" svg:height="0.038cm" svg:x="7.978cm" svg:y="18.232cm" svg:viewBox="0 0 173 39" draw:points="0,10 0,28 147,28 147,39 173,18 147,0 147,10">
          <text:p/>
        </draw:polygon>
        <draw:polygon draw:style-name="gr31" draw:text-style-name="P19" draw:layer="layout" svg:width="0.172cm" svg:height="0.038cm" svg:x="7.978cm" svg:y="18.232cm" svg:viewBox="0 0 173 39" draw:points="0,10 0,28 147,28 147,39 173,18 147,0 147,10">
          <text:p/>
        </draw:polygon>
        <draw:polygon draw:style-name="gr16" draw:text-style-name="P11" draw:layer="layout" svg:width="0.172cm" svg:height="0.038cm" svg:x="7.981cm" svg:y="18.234cm" svg:viewBox="0 0 173 39" draw:points="0,11 0,28 147,28 147,39 173,20 147,0 147,11">
          <text:p/>
        </draw:polygon>
        <draw:polygon draw:style-name="gr22" draw:text-style-name="P14" draw:layer="layout" svg:width="0.172cm" svg:height="0.038cm" svg:x="7.981cm" svg:y="18.234cm" svg:viewBox="0 0 173 39" draw:points="0,11 0,28 147,28 147,39 173,20 147,0 147,11">
          <text:p/>
        </draw:polygon>
        <draw:polygon draw:style-name="gr31" draw:text-style-name="P19" draw:layer="layout" svg:width="0.172cm" svg:height="0.038cm" svg:x="7.978cm" svg:y="18.347cm" svg:viewBox="0 0 173 39" draw:points="0,10 0,28 147,28 147,39 173,18 147,0 147,10">
          <text:p/>
        </draw:polygon>
        <draw:polygon draw:style-name="gr31" draw:text-style-name="P19" draw:layer="layout" svg:width="0.172cm" svg:height="0.038cm" svg:x="7.978cm" svg:y="18.347cm" svg:viewBox="0 0 173 39" draw:points="0,10 0,28 147,28 147,39 173,18 147,0 147,10">
          <text:p/>
        </draw:polygon>
        <draw:polygon draw:style-name="gr16" draw:text-style-name="P11" draw:layer="layout" svg:width="0.172cm" svg:height="0.038cm" svg:x="7.981cm" svg:y="18.349cm" svg:viewBox="0 0 173 39" draw:points="0,11 0,28 147,28 147,39 173,20 147,0 147,11">
          <text:p/>
        </draw:polygon>
        <draw:polygon draw:style-name="gr22" draw:text-style-name="P14" draw:layer="layout" svg:width="0.172cm" svg:height="0.038cm" svg:x="7.981cm" svg:y="18.349cm" svg:viewBox="0 0 173 39" draw:points="0,11 0,28 147,28 147,39 173,20 147,0 147,11">
          <text:p/>
        </draw:polygon>
        <draw:g>
          <draw:polygon draw:style-name="gr27" draw:text-style-name="P16" draw:layer="layout" svg:width="0.458cm" svg:height="0.216cm" svg:x="2.461cm" svg:y="15.151cm" svg:viewBox="0 0 459 217" draw:points="459,217 0,217 0,0 459,0">
            <text:p/>
          </draw:polygon>
          <draw:polygon draw:style-name="gr28" draw:text-style-name="P2" draw:layer="layout" svg:width="0.458cm" svg:height="0.216cm" svg:x="2.461cm" svg:y="15.151cm" svg:viewBox="0 0 459 217" draw:points="459,217 0,217 0,0 459,0">
            <text:p/>
          </draw:polygon>
        </draw:g>
        <draw:polygon draw:style-name="gr29" draw:text-style-name="P17" draw:layer="layout" svg:width="0.05cm" svg:height="0.254cm" svg:x="2.934cm" svg:y="15.113cm" svg:viewBox="0 0 51 255" draw:points="0,255 51,220 51,0 0,38">
          <text:p/>
        </draw:polygon>
        <draw:g>
          <draw:polygon draw:style-name="gr27" draw:text-style-name="P16" draw:layer="layout" svg:width="0.05cm" svg:height="0.254cm" svg:x="2.934cm" svg:y="15.113cm" svg:viewBox="0 0 51 255" draw:points="0,255 51,220 51,0 0,38">
            <text:p/>
          </draw:polygon>
          <draw:polygon draw:style-name="gr28" draw:text-style-name="P2" draw:layer="layout" svg:width="0.05cm" svg:height="0.254cm" svg:x="2.934cm" svg:y="15.113cm" svg:viewBox="0 0 51 255" draw:points="0,255 51,220 51,0 0,38">
            <text:p/>
          </draw:polygon>
        </draw:g>
        <draw:polygon draw:style-name="gr30" draw:text-style-name="P18" draw:layer="layout" svg:width="0.508cm" svg:height="0.038cm" svg:x="2.476cm" svg:y="15.113cm" svg:viewBox="0 0 509 39" draw:points="459,39 509,0 49,0 0,39">
          <text:p/>
        </draw:polygon>
        <draw:g>
          <draw:polygon draw:style-name="gr16" draw:text-style-name="P11" draw:layer="layout" svg:width="0.508cm" svg:height="0.038cm" svg:x="2.476cm" svg:y="15.113cm" svg:viewBox="0 0 509 39" draw:points="459,39 509,0 49,0 0,39">
            <text:p/>
          </draw:polygon>
          <draw:polygon draw:style-name="gr28" draw:text-style-name="P2" draw:layer="layout" svg:width="0.508cm" svg:height="0.038cm" svg:x="2.476cm" svg:y="15.113cm" svg:viewBox="0 0 509 39" draw:points="459,39 509,0 49,0 0,39">
            <text:p/>
          </draw:polygon>
        </draw:g>
        <draw:polygon draw:style-name="gr31" draw:text-style-name="P19" draw:layer="layout" svg:width="0.175cm" svg:height="0.038cm" svg:x="2.719cm" svg:y="15.242cm" svg:viewBox="0 0 176 39" draw:points="0,10 0,28 152,28 152,39 176,18 152,0 152,10">
          <text:p/>
        </draw:polygon>
        <draw:polygon draw:style-name="gr31" draw:text-style-name="P19" draw:layer="layout" svg:width="0.175cm" svg:height="0.038cm" svg:x="2.719cm" svg:y="15.242cm" svg:viewBox="0 0 176 39" draw:points="0,10 0,28 152,28 152,39 176,18 152,0 152,10">
          <text:p/>
        </draw:polygon>
        <draw:polygon draw:style-name="gr16" draw:text-style-name="P11" draw:layer="layout" svg:width="0.175cm" svg:height="0.038cm" svg:x="2.723cm" svg:y="15.244cm" svg:viewBox="0 0 176 39" draw:points="0,11 0,28 152,28 152,39 176,20 152,0 152,11">
          <text:p/>
        </draw:polygon>
        <draw:polygon draw:style-name="gr22" draw:text-style-name="P14" draw:layer="layout" svg:width="0.175cm" svg:height="0.038cm" svg:x="2.723cm" svg:y="15.244cm" svg:viewBox="0 0 176 39" draw:points="0,11 0,28 152,28 152,39 176,20 152,0 152,11">
          <text:p/>
        </draw:polygon>
        <draw:polygon draw:style-name="gr31" draw:text-style-name="P19" draw:layer="layout" svg:width="0.172cm" svg:height="0.038cm" svg:x="2.518cm" svg:y="15.242cm" svg:viewBox="0 0 173 39" draw:points="0,10 0,28 147,28 147,39 173,18 147,0 147,10">
          <text:p/>
        </draw:polygon>
        <draw:polygon draw:style-name="gr31" draw:text-style-name="P19" draw:layer="layout" svg:width="0.172cm" svg:height="0.038cm" svg:x="2.518cm" svg:y="15.242cm" svg:viewBox="0 0 173 39" draw:points="0,10 0,28 147,28 147,39 173,18 147,0 147,10">
          <text:p/>
        </draw:polygon>
        <draw:polygon draw:style-name="gr16" draw:text-style-name="P11" draw:layer="layout" svg:width="0.172cm" svg:height="0.038cm" svg:x="2.522cm" svg:y="15.244cm" svg:viewBox="0 0 173 39" draw:points="0,11 0,28 147,28 147,39 173,20 147,0 147,11">
          <text:p/>
        </draw:polygon>
        <draw:polygon draw:style-name="gr22" draw:text-style-name="P14" draw:layer="layout" svg:width="0.172cm" svg:height="0.038cm" svg:x="2.522cm" svg:y="15.244cm" svg:viewBox="0 0 173 39" draw:points="0,11 0,28 147,28 147,39 173,20 147,0 147,11">
          <text:p/>
        </draw:polygon>
        <draw:polygon draw:style-name="gr31" draw:text-style-name="P19" draw:layer="layout" svg:width="0.172cm" svg:height="0.038cm" svg:x="2.719cm" svg:y="15.184cm" svg:viewBox="0 0 173 39" draw:points="0,10 0,28 147,28 147,39 173,18 147,0 147,10">
          <text:p/>
        </draw:polygon>
        <draw:polygon draw:style-name="gr31" draw:text-style-name="P19" draw:layer="layout" svg:width="0.172cm" svg:height="0.038cm" svg:x="2.719cm" svg:y="15.184cm" svg:viewBox="0 0 173 39" draw:points="0,10 0,28 147,28 147,39 173,18 147,0 147,10">
          <text:p/>
        </draw:polygon>
        <draw:polygon draw:style-name="gr16" draw:text-style-name="P11" draw:layer="layout" svg:width="0.172cm" svg:height="0.038cm" svg:x="2.723cm" svg:y="15.186cm" svg:viewBox="0 0 173 39" draw:points="0,11 0,28 147,28 147,39 173,20 147,0 147,11">
          <text:p/>
        </draw:polygon>
        <draw:polygon draw:style-name="gr22" draw:text-style-name="P14" draw:layer="layout" svg:width="0.172cm" svg:height="0.038cm" svg:x="2.723cm" svg:y="15.186cm" svg:viewBox="0 0 173 39" draw:points="0,11 0,28 147,28 147,39 173,20 147,0 147,11">
          <text:p/>
        </draw:polygon>
        <draw:polygon draw:style-name="gr31" draw:text-style-name="P19" draw:layer="layout" svg:width="0.172cm" svg:height="0.038cm" svg:x="2.719cm" svg:y="15.299cm" svg:viewBox="0 0 173 39" draw:points="0,10 0,28 147,28 147,39 173,18 147,0 147,10">
          <text:p/>
        </draw:polygon>
        <draw:polygon draw:style-name="gr31" draw:text-style-name="P19" draw:layer="layout" svg:width="0.172cm" svg:height="0.038cm" svg:x="2.719cm" svg:y="15.299cm" svg:viewBox="0 0 173 39" draw:points="0,10 0,28 147,28 147,39 173,18 147,0 147,10">
          <text:p/>
        </draw:polygon>
        <draw:polygon draw:style-name="gr16" draw:text-style-name="P11" draw:layer="layout" svg:width="0.172cm" svg:height="0.038cm" svg:x="2.723cm" svg:y="15.301cm" svg:viewBox="0 0 173 39" draw:points="0,11 0,28 147,28 147,39 173,20 147,0 147,11">
          <text:p/>
        </draw:polygon>
        <draw:polygon draw:style-name="gr22" draw:text-style-name="P14" draw:layer="layout" svg:width="0.172cm" svg:height="0.038cm" svg:x="2.723cm" svg:y="15.301cm" svg:viewBox="0 0 173 39" draw:points="0,11 0,28 147,28 147,39 173,20 147,0 147,11">
          <text:p/>
        </draw:polygon>
        <draw:line draw:style-name="gr25" draw:text-style-name="P2" draw:layer="layout" svg:x1="6.196cm" svg:y1="13.723cm" svg:x2="7.796cm" svg:y2="14.647cm">
          <text:p/>
        </draw:line>
        <draw:g>
          <draw:path draw:style-name="gr20" draw:text-style-name="P13" draw:layer="layout" svg:width="0.508cm" svg:height="0.305cm" svg:x="8.636cm" svg:y="13.716cm" svg:viewBox="0 0 509 306" svg:d="M509 153c0 27-12 53-34 76-22 24-55 43-93 57-39 13-83 20-127 20-45 0-89-7-128-20-38-14-71-33-93-56-22-24-34-50-34-77s12-53 34-76c22-24 55-43 93-57 39-13 83-20 127-20 45 0 89 7 128 20 38 14 71 33 93 56 22 24 34 50 34 77z">
            <text:p/>
          </draw:path>
          <draw:path draw:style-name="gr21" draw:text-style-name="P2" draw:layer="layout" svg:width="0.508cm" svg:height="0.305cm" svg:x="8.636cm" svg:y="13.716cm" svg:viewBox="0 0 509 306" svg:d="M509 153c0 27-12 53-34 76-22 24-55 43-93 57-39 13-83 20-127 20-45 0-89-7-128-20-38-14-71-33-93-56-22-24-34-50-34-77s12-53 34-76c22-24 55-43 93-57 39-13 83-20 127-20 45 0 89 7 128 20 38 14 71 33 93 56 22 24 34 50 34 77z">
            <text:p/>
          </draw:path>
        </draw:g>
        <draw:g>
          <draw:polygon draw:style-name="gr22" draw:text-style-name="P14" draw:layer="layout" svg:width="0.174cm" svg:height="0.1cm" svg:x="8.89cm" svg:y="13.768cm" svg:viewBox="0 0 175 101" draw:points="175,72 175,0 51,0 102,29 0,88 21,101 124,41">
            <text:p/>
          </draw:polygon>
          <draw:polygon draw:style-name="gr23" draw:text-style-name="P2" draw:layer="layout" svg:width="0.174cm" svg:height="0.1cm" svg:x="8.89cm" svg:y="13.768cm" svg:viewBox="0 0 175 101" draw:points="175,72 175,0 51,0 102,29 0,88 21,101 124,41">
            <text:p/>
          </draw:polygon>
        </draw:g>
        <draw:g>
          <draw:polygon draw:style-name="gr22" draw:text-style-name="P14" draw:layer="layout" svg:width="0.185cm" svg:height="0.107cm" svg:x="8.705cm" svg:y="13.762cm" svg:viewBox="0 0 186 108" draw:points="186,36 175,102 62,108 113,78 0,12 21,0 135,65">
            <text:p/>
          </draw:polygon>
          <draw:polygon draw:style-name="gr23" draw:text-style-name="P2" draw:layer="layout" svg:width="0.185cm" svg:height="0.107cm" svg:x="8.705cm" svg:y="13.762cm" svg:viewBox="0 0 186 108" draw:points="186,36 175,102 62,108 113,78 0,12 21,0 135,65">
            <text:p/>
          </draw:polygon>
        </draw:g>
        <draw:g>
          <draw:polygon draw:style-name="gr22" draw:text-style-name="P14" draw:layer="layout" svg:width="0.185cm" svg:height="0.107cm" svg:x="8.89cm" svg:y="13.868cm" svg:viewBox="0 0 186 108" draw:points="0,72 10,6 124,0 73,30 186,95 164,108 51,42">
            <text:p/>
          </draw:polygon>
          <draw:polygon draw:style-name="gr23" draw:text-style-name="P2" draw:layer="layout" svg:width="0.185cm" svg:height="0.107cm" svg:x="8.89cm" svg:y="13.868cm" svg:viewBox="0 0 186 108" draw:points="0,72 10,6 124,0 73,30 186,95 164,108 51,42">
            <text:p/>
          </draw:polygon>
        </draw:g>
        <draw:g>
          <draw:polygon draw:style-name="gr22" draw:text-style-name="P14" draw:layer="layout" svg:width="0.174cm" svg:height="0.1cm" svg:x="8.716cm" svg:y="13.868cm" svg:viewBox="0 0 175 101" draw:points="0,29 0,101 124,101 73,72 175,12 153,0 51,59">
            <text:p/>
          </draw:polygon>
          <draw:polygon draw:style-name="gr23" draw:text-style-name="P2" draw:layer="layout" svg:width="0.174cm" svg:height="0.1cm" svg:x="8.716cm" svg:y="13.868cm" svg:viewBox="0 0 175 101" draw:points="0,29 0,101 124,101 73,72 175,12 153,0 51,59">
            <text:p/>
          </draw:polygon>
        </draw:g>
        <draw:g>
          <draw:path draw:style-name="gr24" draw:text-style-name="P15" draw:layer="layout" svg:width="0.508cm" svg:height="0.356cm" svg:x="8.636cm" svg:y="13.868cm" svg:viewBox="0 0 509 357" svg:d="M0 0v204c0 27 12 53 34 77 22 23 55 42 93 56 39 13 83 20 128 20 44 0 88-7 127-20 38-14 71-33 93-56 22-24 34-50 34-77v-204c0 27-12 53-34 76-22 24-55 43-93 56-39 14-83 21-127 21-45 0-89-7-128-21-38-13-71-32-93-56-22-23-34-49-34-76z">
            <text:p/>
          </draw:path>
          <draw:path draw:style-name="gr25" draw:text-style-name="P2" draw:layer="layout" svg:width="0.508cm" svg:height="0.356cm" svg:x="8.636cm" svg:y="13.868cm" svg:viewBox="0 0 509 357" svg:d="M0 0v204c0 27 12 53 34 77 22 23 55 42 93 56 39 13 83 20 128 20 44 0 88-7 127-20 38-14 71-33 93-56 22-24 34-50 34-77v-204c0 27-12 53-34 76-22 24-55 43-93 56-39 14-83 21-127 21-45 0-89-7-128-21-38-13-71-32-93-56-22-23-34-49-34-76z">
            <text:p/>
          </draw:path>
        </draw:g>
        <draw:path draw:style-name="gr26" draw:text-style-name="P2" draw:layer="layout" svg:width="0.508cm" svg:height="0.507cm" svg:x="8.636cm" svg:y="13.716cm" svg:viewBox="0 0 509 508" svg:d="M509 152c0-26-12-53-34-76s-55-42-93-56c-39-13-83-20-128-20-44 0-88 7-127 20-38 14-71 33-93 56s-34 50-34 76v204c0 26 12 53 34 76s55 42 93 56c39 13 83 20 128 20 44 0 88-7 127-20 38-14 71-33 93-56s34-50 34-76z">
          <text:p/>
        </draw:path>
        <draw:g>
          <draw:path draw:style-name="gr20" draw:text-style-name="P13" draw:layer="layout" svg:width="0.508cm" svg:height="0.305cm" svg:x="6.528cm" svg:y="12.471cm" svg:viewBox="0 0 509 306" svg:d="M509 153c0 27-12 53-34 76-22 24-55 43-93 57-39 13-83 20-127 20-45 0-89-7-128-20-38-14-71-33-93-56-22-24-34-50-34-77s12-53 34-76c22-24 55-43 93-57 39-13 83-20 127-20 45 0 89 7 128 20 38 14 71 33 93 56 22 24 34 50 34 77z">
            <text:p/>
          </draw:path>
          <draw:path draw:style-name="gr21" draw:text-style-name="P2" draw:layer="layout" svg:width="0.508cm" svg:height="0.305cm" svg:x="6.528cm" svg:y="12.471cm" svg:viewBox="0 0 509 306" svg:d="M509 153c0 27-12 53-34 76-22 24-55 43-93 57-39 13-83 20-127 20-45 0-89-7-128-20-38-14-71-33-93-56-22-24-34-50-34-77s12-53 34-76c22-24 55-43 93-57 39-13 83-20 127-20 45 0 89 7 128 20 38 14 71 33 93 56 22 24 34 50 34 77z">
            <text:p/>
          </draw:path>
        </draw:g>
        <draw:g>
          <draw:polygon draw:style-name="gr22" draw:text-style-name="P14" draw:layer="layout" svg:width="0.174cm" svg:height="0.1cm" svg:x="6.782cm" svg:y="12.523cm" svg:viewBox="0 0 175 101" draw:points="175,72 175,0 51,0 102,29 0,88 21,101 124,41">
            <text:p/>
          </draw:polygon>
          <draw:polygon draw:style-name="gr23" draw:text-style-name="P2" draw:layer="layout" svg:width="0.174cm" svg:height="0.1cm" svg:x="6.782cm" svg:y="12.523cm" svg:viewBox="0 0 175 101" draw:points="175,72 175,0 51,0 102,29 0,88 21,101 124,41">
            <text:p/>
          </draw:polygon>
        </draw:g>
        <draw:g>
          <draw:polygon draw:style-name="gr22" draw:text-style-name="P14" draw:layer="layout" svg:width="0.185cm" svg:height="0.107cm" svg:x="6.597cm" svg:y="12.517cm" svg:viewBox="0 0 186 108" draw:points="186,36 175,102 62,108 113,78 0,12 21,0 135,65">
            <text:p/>
          </draw:polygon>
          <draw:polygon draw:style-name="gr23" draw:text-style-name="P2" draw:layer="layout" svg:width="0.185cm" svg:height="0.107cm" svg:x="6.597cm" svg:y="12.517cm" svg:viewBox="0 0 186 108" draw:points="186,36 175,102 62,108 113,78 0,12 21,0 135,65">
            <text:p/>
          </draw:polygon>
        </draw:g>
        <draw:g>
          <draw:polygon draw:style-name="gr22" draw:text-style-name="P14" draw:layer="layout" svg:width="0.185cm" svg:height="0.107cm" svg:x="6.782cm" svg:y="12.624cm" svg:viewBox="0 0 186 108" draw:points="0,72 10,6 124,0 73,30 186,95 164,108 51,42">
            <text:p/>
          </draw:polygon>
          <draw:polygon draw:style-name="gr23" draw:text-style-name="P2" draw:layer="layout" svg:width="0.185cm" svg:height="0.107cm" svg:x="6.782cm" svg:y="12.624cm" svg:viewBox="0 0 186 108" draw:points="0,72 10,6 124,0 73,30 186,95 164,108 51,42">
            <text:p/>
          </draw:polygon>
        </draw:g>
        <draw:g>
          <draw:polygon draw:style-name="gr22" draw:text-style-name="P14" draw:layer="layout" svg:width="0.174cm" svg:height="0.1cm" svg:x="6.608cm" svg:y="12.624cm" svg:viewBox="0 0 175 101" draw:points="0,29 0,101 124,101 73,72 175,12 153,0 51,59">
            <text:p/>
          </draw:polygon>
          <draw:polygon draw:style-name="gr23" draw:text-style-name="P2" draw:layer="layout" svg:width="0.174cm" svg:height="0.1cm" svg:x="6.608cm" svg:y="12.624cm" svg:viewBox="0 0 175 101" draw:points="0,29 0,101 124,101 73,72 175,12 153,0 51,59">
            <text:p/>
          </draw:polygon>
        </draw:g>
        <draw:g>
          <draw:path draw:style-name="gr24" draw:text-style-name="P15" draw:layer="layout" svg:width="0.508cm" svg:height="0.356cm" svg:x="6.528cm" svg:y="12.624cm" svg:viewBox="0 0 509 357" svg:d="M0 0v204c0 27 12 53 34 77 22 23 55 42 93 56 39 13 83 20 128 20 44 0 88-7 127-20 38-14 71-33 93-56 22-24 34-50 34-77v-204c0 27-12 53-34 76-22 24-55 43-93 56-39 14-83 21-127 21-45 0-89-7-128-21-38-13-71-32-93-56-22-23-34-49-34-76z">
            <text:p/>
          </draw:path>
          <draw:path draw:style-name="gr25" draw:text-style-name="P2" draw:layer="layout" svg:width="0.508cm" svg:height="0.356cm" svg:x="6.528cm" svg:y="12.624cm" svg:viewBox="0 0 509 357" svg:d="M0 0v204c0 27 12 53 34 77 22 23 55 42 93 56 39 13 83 20 128 20 44 0 88-7 127-20 38-14 71-33 93-56 22-24 34-50 34-77v-204c0 27-12 53-34 76-22 24-55 43-93 56-39 14-83 21-127 21-45 0-89-7-128-21-38-13-71-32-93-56-22-23-34-49-34-76z">
            <text:p/>
          </draw:path>
        </draw:g>
        <draw:path draw:style-name="gr26" draw:text-style-name="P2" draw:layer="layout" svg:width="0.508cm" svg:height="0.507cm" svg:x="6.528cm" svg:y="12.471cm" svg:viewBox="0 0 509 508" svg:d="M509 152c0-26-12-53-34-76s-55-42-93-56c-39-13-83-20-128-20-44 0-88 7-127 20-38 14-71 33-93 56s-34 50-34 76v204c0 26 12 53 34 76s55 42 93 56c39 13 83 20 128 20 44 0 88-7 127-20 38-14 71-33 93-56s34-50 34-76z">
          <text:p/>
        </draw:path>
        <draw:g>
          <draw:path draw:style-name="gr20" draw:text-style-name="P13" draw:layer="layout" svg:width="0.508cm" svg:height="0.305cm" svg:x="7.493cm" svg:y="13.081cm" svg:viewBox="0 0 509 306" svg:d="M509 153c0 27-12 53-34 76-22 24-55 43-93 57-39 13-83 20-127 20-45 0-89-7-128-20-38-14-71-33-93-56-22-24-34-50-34-77s12-53 34-76c22-24 55-43 93-57 39-13 83-20 127-20 45 0 89 7 128 20 38 14 71 33 93 56 22 24 34 50 34 77z">
            <text:p/>
          </draw:path>
          <draw:path draw:style-name="gr21" draw:text-style-name="P2" draw:layer="layout" svg:width="0.508cm" svg:height="0.305cm" svg:x="7.493cm" svg:y="13.081cm" svg:viewBox="0 0 509 306" svg:d="M509 153c0 27-12 53-34 76-22 24-55 43-93 57-39 13-83 20-127 20-45 0-89-7-128-20-38-14-71-33-93-56-22-24-34-50-34-77s12-53 34-76c22-24 55-43 93-57 39-13 83-20 127-20 45 0 89 7 128 20 38 14 71 33 93 56 22 24 34 50 34 77z">
            <text:p/>
          </draw:path>
        </draw:g>
        <draw:g>
          <draw:polygon draw:style-name="gr22" draw:text-style-name="P14" draw:layer="layout" svg:width="0.174cm" svg:height="0.1cm" svg:x="7.747cm" svg:y="13.133cm" svg:viewBox="0 0 175 101" draw:points="175,72 175,0 51,0 102,29 0,88 21,101 124,41">
            <text:p/>
          </draw:polygon>
          <draw:polygon draw:style-name="gr23" draw:text-style-name="P2" draw:layer="layout" svg:width="0.174cm" svg:height="0.1cm" svg:x="7.747cm" svg:y="13.133cm" svg:viewBox="0 0 175 101" draw:points="175,72 175,0 51,0 102,29 0,88 21,101 124,41">
            <text:p/>
          </draw:polygon>
        </draw:g>
        <draw:g>
          <draw:polygon draw:style-name="gr22" draw:text-style-name="P14" draw:layer="layout" svg:width="0.185cm" svg:height="0.107cm" svg:x="7.562cm" svg:y="13.127cm" svg:viewBox="0 0 186 108" draw:points="186,36 175,102 62,108 113,78 0,12 21,0 135,65">
            <text:p/>
          </draw:polygon>
          <draw:polygon draw:style-name="gr23" draw:text-style-name="P2" draw:layer="layout" svg:width="0.185cm" svg:height="0.107cm" svg:x="7.562cm" svg:y="13.127cm" svg:viewBox="0 0 186 108" draw:points="186,36 175,102 62,108 113,78 0,12 21,0 135,65">
            <text:p/>
          </draw:polygon>
        </draw:g>
        <draw:g>
          <draw:polygon draw:style-name="gr22" draw:text-style-name="P14" draw:layer="layout" svg:width="0.185cm" svg:height="0.107cm" svg:x="7.747cm" svg:y="13.233cm" svg:viewBox="0 0 186 108" draw:points="0,72 10,6 124,0 73,30 186,95 164,108 51,42">
            <text:p/>
          </draw:polygon>
          <draw:polygon draw:style-name="gr23" draw:text-style-name="P2" draw:layer="layout" svg:width="0.185cm" svg:height="0.107cm" svg:x="7.747cm" svg:y="13.233cm" svg:viewBox="0 0 186 108" draw:points="0,72 10,6 124,0 73,30 186,95 164,108 51,42">
            <text:p/>
          </draw:polygon>
        </draw:g>
        <draw:g>
          <draw:polygon draw:style-name="gr22" draw:text-style-name="P14" draw:layer="layout" svg:width="0.174cm" svg:height="0.1cm" svg:x="7.573cm" svg:y="13.233cm" svg:viewBox="0 0 175 101" draw:points="0,29 0,101 124,101 73,72 175,12 153,0 51,59">
            <text:p/>
          </draw:polygon>
          <draw:polygon draw:style-name="gr23" draw:text-style-name="P2" draw:layer="layout" svg:width="0.174cm" svg:height="0.1cm" svg:x="7.573cm" svg:y="13.233cm" svg:viewBox="0 0 175 101" draw:points="0,29 0,101 124,101 73,72 175,12 153,0 51,59">
            <text:p/>
          </draw:polygon>
        </draw:g>
        <draw:g>
          <draw:path draw:style-name="gr24" draw:text-style-name="P15" draw:layer="layout" svg:width="0.508cm" svg:height="0.356cm" svg:x="7.493cm" svg:y="13.233cm" svg:viewBox="0 0 509 357" svg:d="M0 0v204c0 27 12 53 34 77 22 23 55 42 93 56 39 13 83 20 128 20 44 0 88-7 127-20 38-14 71-33 93-56 22-24 34-50 34-77v-204c0 27-12 53-34 76-22 24-55 43-93 56-39 14-83 21-127 21-45 0-89-7-128-21-38-13-71-32-93-56-22-23-34-49-34-76z">
            <text:p/>
          </draw:path>
          <draw:path draw:style-name="gr25" draw:text-style-name="P2" draw:layer="layout" svg:width="0.508cm" svg:height="0.356cm" svg:x="7.493cm" svg:y="13.233cm" svg:viewBox="0 0 509 357" svg:d="M0 0v204c0 27 12 53 34 77 22 23 55 42 93 56 39 13 83 20 128 20 44 0 88-7 127-20 38-14 71-33 93-56 22-24 34-50 34-77v-204c0 27-12 53-34 76-22 24-55 43-93 56-39 14-83 21-127 21-45 0-89-7-128-21-38-13-71-32-93-56-22-23-34-49-34-76z">
            <text:p/>
          </draw:path>
        </draw:g>
        <draw:path draw:style-name="gr26" draw:text-style-name="P2" draw:layer="layout" svg:width="0.508cm" svg:height="0.507cm" svg:x="7.493cm" svg:y="13.081cm" svg:viewBox="0 0 509 508" svg:d="M509 152c0-26-12-53-34-76s-55-42-93-56c-39-13-83-20-128-20-44 0-88 7-127 20-38 14-71 33-93 56s-34 50-34 76v204c0 26 12 53 34 76s55 42 93 56c39 13 83 20 128 20 44 0 88-7 127-20 38-14 71-33 93-56s34-50 34-76z">
          <text:p/>
        </draw:path>
        <draw:g>
          <draw:path draw:style-name="gr20" draw:text-style-name="P13" draw:layer="layout" svg:width="0.508cm" svg:height="0.305cm" svg:x="10.414cm" svg:y="16.59cm" svg:viewBox="0 0 509 306" svg:d="M509 153c0 27-12 53-34 76-22 24-55 43-93 57-39 13-83 20-127 20-45 0-89-7-128-20-38-14-71-33-93-56-22-24-34-50-34-77s12-53 34-76c22-24 55-43 93-57 39-13 83-20 127-20 45 0 89 7 128 20 38 14 71 33 93 56 22 24 34 50 34 77z">
            <text:p/>
          </draw:path>
          <draw:path draw:style-name="gr21" draw:text-style-name="P2" draw:layer="layout" svg:width="0.508cm" svg:height="0.305cm" svg:x="10.414cm" svg:y="16.59cm" svg:viewBox="0 0 509 306" svg:d="M509 153c0 27-12 53-34 76-22 24-55 43-93 57-39 13-83 20-127 20-45 0-89-7-128-20-38-14-71-33-93-56-22-24-34-50-34-77s12-53 34-76c22-24 55-43 93-57 39-13 83-20 127-20 45 0 89 7 128 20 38 14 71 33 93 56 22 24 34 50 34 77z">
            <text:p/>
          </draw:path>
        </draw:g>
        <draw:g>
          <draw:polygon draw:style-name="gr22" draw:text-style-name="P14" draw:layer="layout" svg:width="0.174cm" svg:height="0.1cm" svg:x="10.668cm" svg:y="16.642cm" svg:viewBox="0 0 175 101" draw:points="175,72 175,0 51,0 102,29 0,88 21,101 124,41">
            <text:p/>
          </draw:polygon>
          <draw:polygon draw:style-name="gr23" draw:text-style-name="P2" draw:layer="layout" svg:width="0.174cm" svg:height="0.1cm" svg:x="10.668cm" svg:y="16.642cm" svg:viewBox="0 0 175 101" draw:points="175,72 175,0 51,0 102,29 0,88 21,101 124,41">
            <text:p/>
          </draw:polygon>
        </draw:g>
        <draw:g>
          <draw:polygon draw:style-name="gr22" draw:text-style-name="P14" draw:layer="layout" svg:width="0.185cm" svg:height="0.107cm" svg:x="10.483cm" svg:y="16.635cm" svg:viewBox="0 0 186 108" draw:points="186,36 175,102 62,108 113,78 0,12 21,0 135,65">
            <text:p/>
          </draw:polygon>
          <draw:polygon draw:style-name="gr23" draw:text-style-name="P2" draw:layer="layout" svg:width="0.185cm" svg:height="0.107cm" svg:x="10.483cm" svg:y="16.635cm" svg:viewBox="0 0 186 108" draw:points="186,36 175,102 62,108 113,78 0,12 21,0 135,65">
            <text:p/>
          </draw:polygon>
        </draw:g>
        <draw:g>
          <draw:polygon draw:style-name="gr22" draw:text-style-name="P14" draw:layer="layout" svg:width="0.185cm" svg:height="0.107cm" svg:x="10.668cm" svg:y="16.742cm" svg:viewBox="0 0 186 108" draw:points="0,72 10,6 124,0 73,30 186,95 164,108 51,42">
            <text:p/>
          </draw:polygon>
          <draw:polygon draw:style-name="gr23" draw:text-style-name="P2" draw:layer="layout" svg:width="0.185cm" svg:height="0.107cm" svg:x="10.668cm" svg:y="16.742cm" svg:viewBox="0 0 186 108" draw:points="0,72 10,6 124,0 73,30 186,95 164,108 51,42">
            <text:p/>
          </draw:polygon>
        </draw:g>
        <draw:g>
          <draw:polygon draw:style-name="gr22" draw:text-style-name="P14" draw:layer="layout" svg:width="0.174cm" svg:height="0.1cm" svg:x="10.494cm" svg:y="16.742cm" svg:viewBox="0 0 175 101" draw:points="0,29 0,101 124,101 73,72 175,12 153,0 51,59">
            <text:p/>
          </draw:polygon>
          <draw:polygon draw:style-name="gr23" draw:text-style-name="P2" draw:layer="layout" svg:width="0.174cm" svg:height="0.1cm" svg:x="10.494cm" svg:y="16.742cm" svg:viewBox="0 0 175 101" draw:points="0,29 0,101 124,101 73,72 175,12 153,0 51,59">
            <text:p/>
          </draw:polygon>
        </draw:g>
        <draw:g>
          <draw:path draw:style-name="gr24" draw:text-style-name="P15" draw:layer="layout" svg:width="0.508cm" svg:height="0.356cm" svg:x="10.414cm" svg:y="16.742cm" svg:viewBox="0 0 509 357" svg:d="M0 0v204c0 27 12 53 34 77 22 23 55 42 93 56 39 13 83 20 128 20 44 0 88-7 127-20 38-14 71-33 93-56 22-24 34-50 34-77v-204c0 27-12 53-34 77-22 23-55 42-93 56-39 13-83 20-127 20-45 0-89-7-128-20-38-14-71-33-93-56-22-24-34-50-34-77z">
            <text:p/>
          </draw:path>
          <draw:path draw:style-name="gr25" draw:text-style-name="P2" draw:layer="layout" svg:width="0.508cm" svg:height="0.356cm" svg:x="10.414cm" svg:y="16.742cm" svg:viewBox="0 0 509 357" svg:d="M0 0v204c0 27 12 53 34 77 22 23 55 42 93 56 39 13 83 20 128 20 44 0 88-7 127-20 38-14 71-33 93-56 22-24 34-50 34-77v-204c0 27-12 53-34 77-22 23-55 42-93 56-39 13-83 20-127 20-45 0-89-7-128-20-38-14-71-33-93-56-22-24-34-50-34-77z">
            <text:p/>
          </draw:path>
        </draw:g>
        <draw:path draw:style-name="gr26" draw:text-style-name="P2" draw:layer="layout" svg:width="0.508cm" svg:height="0.507cm" svg:x="10.414cm" svg:y="16.59cm" svg:viewBox="0 0 509 508" svg:d="M509 152c0-26-12-53-34-76s-55-42-93-56c-39-13-83-20-128-20-44 0-88 7-127 20-38 14-71 33-93 56s-34 50-34 76v204c0 26 12 53 34 76s55 42 93 56c39 13 83 20 128 20 44 0 88-7 127-20 38-14 71-33 93-56s34-50 34-76z">
          <text:p/>
        </draw:path>
        <draw:g>
          <draw:path draw:style-name="gr20" draw:text-style-name="P13" draw:layer="layout" svg:width="0.508cm" svg:height="0.305cm" svg:x="8.687cm" svg:y="15.596cm" svg:viewBox="0 0 509 306" svg:d="M509 153c0 27-12 53-34 76-22 24-55 43-93 57-39 13-83 20-127 20-45 0-89-7-128-20-38-14-71-33-93-56-22-24-34-50-34-77s12-53 34-76c22-24 55-43 93-57 39-13 83-20 127-20 45 0 89 7 128 20 38 14 71 33 93 56 22 24 34 50 34 77z">
            <text:p/>
          </draw:path>
          <draw:path draw:style-name="gr21" draw:text-style-name="P2" draw:layer="layout" svg:width="0.508cm" svg:height="0.305cm" svg:x="8.687cm" svg:y="15.596cm" svg:viewBox="0 0 509 306" svg:d="M509 153c0 27-12 53-34 76-22 24-55 43-93 57-39 13-83 20-127 20-45 0-89-7-128-20-38-14-71-33-93-56-22-24-34-50-34-77s12-53 34-76c22-24 55-43 93-57 39-13 83-20 127-20 45 0 89 7 128 20 38 14 71 33 93 56 22 24 34 50 34 77z">
            <text:p/>
          </draw:path>
        </draw:g>
        <draw:g>
          <draw:polygon draw:style-name="gr22" draw:text-style-name="P14" draw:layer="layout" svg:width="0.174cm" svg:height="0.1cm" svg:x="8.941cm" svg:y="15.648cm" svg:viewBox="0 0 175 101" draw:points="175,72 175,0 51,0 102,29 0,88 21,101 124,41">
            <text:p/>
          </draw:polygon>
          <draw:polygon draw:style-name="gr23" draw:text-style-name="P2" draw:layer="layout" svg:width="0.174cm" svg:height="0.1cm" svg:x="8.941cm" svg:y="15.648cm" svg:viewBox="0 0 175 101" draw:points="175,72 175,0 51,0 102,29 0,88 21,101 124,41">
            <text:p/>
          </draw:polygon>
        </draw:g>
        <draw:g>
          <draw:polygon draw:style-name="gr22" draw:text-style-name="P14" draw:layer="layout" svg:width="0.185cm" svg:height="0.107cm" svg:x="8.756cm" svg:y="15.641cm" svg:viewBox="0 0 186 108" draw:points="186,36 175,102 62,108 113,78 0,12 21,0 135,65">
            <text:p/>
          </draw:polygon>
          <draw:polygon draw:style-name="gr23" draw:text-style-name="P2" draw:layer="layout" svg:width="0.185cm" svg:height="0.107cm" svg:x="8.756cm" svg:y="15.641cm" svg:viewBox="0 0 186 108" draw:points="186,36 175,102 62,108 113,78 0,12 21,0 135,65">
            <text:p/>
          </draw:polygon>
        </draw:g>
        <draw:g>
          <draw:polygon draw:style-name="gr22" draw:text-style-name="P14" draw:layer="layout" svg:width="0.185cm" svg:height="0.107cm" svg:x="8.941cm" svg:y="15.748cm" svg:viewBox="0 0 186 108" draw:points="0,72 10,6 124,0 73,30 186,95 164,108 51,42">
            <text:p/>
          </draw:polygon>
          <draw:polygon draw:style-name="gr23" draw:text-style-name="P2" draw:layer="layout" svg:width="0.185cm" svg:height="0.107cm" svg:x="8.941cm" svg:y="15.748cm" svg:viewBox="0 0 186 108" draw:points="0,72 10,6 124,0 73,30 186,95 164,108 51,42">
            <text:p/>
          </draw:polygon>
        </draw:g>
        <draw:g>
          <draw:polygon draw:style-name="gr22" draw:text-style-name="P14" draw:layer="layout" svg:width="0.174cm" svg:height="0.1cm" svg:x="8.767cm" svg:y="15.748cm" svg:viewBox="0 0 175 101" draw:points="0,29 0,101 124,101 73,72 175,12 153,0 51,59">
            <text:p/>
          </draw:polygon>
          <draw:polygon draw:style-name="gr23" draw:text-style-name="P2" draw:layer="layout" svg:width="0.174cm" svg:height="0.1cm" svg:x="8.767cm" svg:y="15.748cm" svg:viewBox="0 0 175 101" draw:points="0,29 0,101 124,101 73,72 175,12 153,0 51,59">
            <text:p/>
          </draw:polygon>
        </draw:g>
        <draw:g>
          <draw:path draw:style-name="gr24" draw:text-style-name="P15" draw:layer="layout" svg:width="0.508cm" svg:height="0.356cm" svg:x="8.687cm" svg:y="15.748cm" svg:viewBox="0 0 509 357" svg:d="M0 0v204c0 27 12 53 34 77 22 23 55 42 93 56 39 13 83 20 128 20 44 0 88-7 127-20 38-14 71-33 93-56 22-24 34-50 34-77v-204c0 27-12 53-34 76-22 24-55 43-93 56-39 14-83 21-127 21-45 0-89-7-128-21-38-13-71-32-93-56-22-23-34-49-34-76z">
            <text:p/>
          </draw:path>
          <draw:path draw:style-name="gr25" draw:text-style-name="P2" draw:layer="layout" svg:width="0.508cm" svg:height="0.356cm" svg:x="8.687cm" svg:y="15.748cm" svg:viewBox="0 0 509 357" svg:d="M0 0v204c0 27 12 53 34 77 22 23 55 42 93 56 39 13 83 20 128 20 44 0 88-7 127-20 38-14 71-33 93-56 22-24 34-50 34-77v-204c0 27-12 53-34 76-22 24-55 43-93 56-39 14-83 21-127 21-45 0-89-7-128-21-38-13-71-32-93-56-22-23-34-49-34-76z">
            <text:p/>
          </draw:path>
        </draw:g>
        <draw:path draw:style-name="gr26" draw:text-style-name="P2" draw:layer="layout" svg:width="0.508cm" svg:height="0.507cm" svg:x="8.687cm" svg:y="15.596cm" svg:viewBox="0 0 509 508" svg:d="M509 152c0-26-12-53-34-76s-55-42-93-56c-39-13-83-20-128-20-44 0-88 7-127 20-38 14-71 33-93 56s-34 50-34 76v204c0 26 12 53 34 76s55 42 93 56c39 13 83 20 128 20 44 0 88-7 127-20 38-14 71-33 93-56s34-50 34-76z">
          <text:p/>
        </draw:path>
        <draw:path draw:style-name="gr32" draw:text-style-name="P20" draw:layer="layout" svg:width="0.243cm" svg:height="0.196cm" svg:x="20.607cm" svg:y="12.897cm" svg:viewBox="0 0 244 197" svg:d="M0 183c17 9 37 14 56 14 14 0 28-2 41-7 23-8 45-18 67-30 22-13 43-27 63-44 5-3 9-7 12-12s5-10 5-16-2-11-5-16-7-9-12-12c-2-1-3-2-5-2l-91-58z">
          <text:p/>
        </draw:path>
        <draw:polygon draw:style-name="gr33" draw:text-style-name="P21" draw:layer="layout" svg:width="0.508cm" svg:height="0.711cm" svg:x="20.218cm" svg:y="12.37cm" svg:viewBox="0 0 509 712" draw:points="0,494 388,712 509,643 509,212 130,0 0,74">
          <text:p/>
        </draw:polygon>
        <draw:path draw:style-name="gr34" draw:text-style-name="P2" draw:layer="layout" svg:width="0.449cm" svg:height="0.59cm" svg:x="20.248cm" svg:y="12.461cm" svg:viewBox="0 0 450 591" svg:d="M0 0l359 201 91-51M359 201v390M0 63l359 201M0 130l359 202M0 198l359 201M0 266l359 202M0 333l359 202M184 442v47M53 368v45M119 339v46M184 310v46M53 236v46M119 207v46M53 103v47">
          <text:p/>
        </draw:path>
        <draw:polygon draw:style-name="gr35" draw:text-style-name="P2" draw:layer="layout" svg:width="0.508cm" svg:height="0.711cm" svg:x="20.218cm" svg:y="12.37cm" svg:viewBox="0 0 509 712" draw:points="0,494 388,712 509,643 509,212 130,0 0,74">
          <text:p/>
        </draw:polygon>
        <draw:polygon draw:style-name="gr25" draw:text-style-name="P2" draw:layer="layout" svg:width="0.375cm" svg:height="0.265cm" svg:x="23.984cm" svg:y="5.726cm" svg:viewBox="0 0 376 266" draw:points="0,266 376,104 376,0">
          <text:p/>
        </draw:polygon>
        <draw:polygon draw:style-name="gr25" draw:text-style-name="P2" draw:layer="layout" svg:width="0.387cm" svg:height="0.38cm" svg:x="23.597cm" svg:y="5.716cm" svg:viewBox="0 0 388 381" draw:points="388,381 0,104 0,0 388,276">
          <text:p/>
        </draw:polygon>
        <draw:polygon draw:style-name="gr25" draw:text-style-name="P2" draw:layer="layout" svg:width="0.028cm" svg:height="0.035cm" svg:x="23.631cm" svg:y="5.78cm" svg:viewBox="0 0 29 36" draw:points="29,28 28,35 21,36 14,33 6,25 1,16 0,6 1,1 6,0 14,1 21,11 28,20">
          <text:p/>
        </draw:polygon>
        <draw:polygon draw:style-name="gr25" draw:text-style-name="P2" draw:layer="layout" svg:width="0.028cm" svg:height="0.035cm" svg:x="23.684cm" svg:y="5.817cm" svg:viewBox="0 0 29 36" draw:points="29,29 28,35 21,36 14,33 6,25 1,16 0,6 1,1 6,0 14,3 21,11 28,20">
          <text:p/>
        </draw:polygon>
        <draw:polygon draw:style-name="gr25" draw:text-style-name="P2" draw:layer="layout" svg:width="0.028cm" svg:height="0.035cm" svg:x="23.736cm" svg:y="5.854cm" svg:viewBox="0 0 29 36" draw:points="29,29 28,35 21,36 14,33 6,25 1,16 0,6 1,1 6,0 14,3 21,11 28,20">
          <text:p/>
        </draw:polygon>
        <draw:polygon draw:style-name="gr25" draw:text-style-name="P2" draw:layer="layout" svg:width="0.028cm" svg:height="0.035cm" svg:x="23.788cm" svg:y="5.89cm" svg:viewBox="0 0 29 36" draw:points="29,29 28,35 21,36 14,35 6,28 1,18 0,8 1,1 6,0 14,3 21,11 28,20">
          <text:p/>
        </draw:polygon>
        <draw:polygon draw:style-name="gr25" draw:text-style-name="P2" draw:layer="layout" svg:width="0.03cm" svg:height="0.035cm" svg:x="23.626cm" svg:y="5.786cm" svg:viewBox="0 0 31 36" draw:points="31,29 28,35 24,36 14,33 6,25 1,16 0,6 1,1 6,0 14,3 24,11 28,20">
          <text:p/>
        </draw:polygon>
        <draw:polygon draw:style-name="gr25" draw:text-style-name="P2" draw:layer="layout" svg:width="0.03cm" svg:height="0.035cm" svg:x="23.679cm" svg:y="5.822cm" svg:viewBox="0 0 31 36" draw:points="31,29 29,35 24,36 14,33 6,25 1,16 0,6 1,1 6,0 14,3 24,11 29,20">
          <text:p/>
        </draw:polygon>
        <draw:polygon draw:style-name="gr25" draw:text-style-name="P2" draw:layer="layout" svg:width="0.03cm" svg:height="0.035cm" svg:x="23.731cm" svg:y="5.859cm" svg:viewBox="0 0 31 36" draw:points="31,29 29,36 24,36 16,35 6,28 1,18 0,8 1,1 6,0 16,3 24,11 29,20">
          <text:p/>
        </draw:polygon>
        <draw:polygon draw:style-name="gr25" draw:text-style-name="P2" draw:layer="layout" svg:width="0.03cm" svg:height="0.035cm" svg:x="23.783cm" svg:y="5.897cm" svg:viewBox="0 0 31 36" draw:points="31,28 29,35 24,36 16,33 6,25 3,16 0,6 3,1 6,0 16,1 24,11 29,20">
          <text:p/>
        </draw:polygon>
        <draw:polygon draw:style-name="gr25" draw:text-style-name="P2" draw:layer="layout" svg:width="0.762cm" svg:height="0.541cm" svg:x="23.597cm" svg:y="5.451cm" svg:viewBox="0 0 763 542" draw:points="0,266 388,542 763,276 375,0">
          <text:p/>
        </draw:polygon>
        <draw:polygon draw:style-name="gr25" draw:text-style-name="P2" draw:layer="layout" svg:width="0.375cm" svg:height="0.265cm" svg:x="24.288cm" svg:y="5.719cm" svg:viewBox="0 0 376 266" draw:points="0,266 376,104 376,0">
          <text:p/>
        </draw:polygon>
        <draw:polygon draw:style-name="gr25" draw:text-style-name="P2" draw:layer="layout" svg:width="0.387cm" svg:height="0.38cm" svg:x="23.901cm" svg:y="5.708cm" svg:viewBox="0 0 388 381" draw:points="388,381 0,104 0,0 388,276">
          <text:p/>
        </draw:polygon>
        <draw:polygon draw:style-name="gr25" draw:text-style-name="P2" draw:layer="layout" svg:width="0.028cm" svg:height="0.035cm" svg:x="23.936cm" svg:y="5.773cm" svg:viewBox="0 0 29 36" draw:points="29,28 28,35 21,36 14,33 6,25 1,16 0,6 1,1 6,0 14,1 21,11 28,20">
          <text:p/>
        </draw:polygon>
        <draw:polygon draw:style-name="gr25" draw:text-style-name="P2" draw:layer="layout" svg:width="0.028cm" svg:height="0.035cm" svg:x="23.989cm" svg:y="5.809cm" svg:viewBox="0 0 29 36" draw:points="29,29 28,35 21,36 14,33 6,25 1,16 0,6 1,1 6,0 14,3 21,11 28,20">
          <text:p/>
        </draw:polygon>
        <draw:polygon draw:style-name="gr25" draw:text-style-name="P2" draw:layer="layout" svg:width="0.028cm" svg:height="0.035cm" svg:x="24.041cm" svg:y="5.846cm" svg:viewBox="0 0 29 36" draw:points="29,29 28,35 21,36 14,33 6,25 1,16 0,6 1,1 6,0 14,3 21,11 28,20">
          <text:p/>
        </draw:polygon>
        <draw:polygon draw:style-name="gr25" draw:text-style-name="P2" draw:layer="layout" svg:width="0.028cm" svg:height="0.035cm" svg:x="24.093cm" svg:y="5.883cm" svg:viewBox="0 0 29 36" draw:points="29,29 28,35 21,36 14,35 6,28 1,18 0,8 1,1 6,0 14,3 21,11 28,20">
          <text:p/>
        </draw:polygon>
        <draw:polygon draw:style-name="gr25" draw:text-style-name="P2" draw:layer="layout" svg:width="0.03cm" svg:height="0.035cm" svg:x="23.931cm" svg:y="5.778cm" svg:viewBox="0 0 31 36" draw:points="31,29 28,35 24,36 14,33 6,25 1,16 0,6 1,1 6,0 14,3 24,11 28,20">
          <text:p/>
        </draw:polygon>
        <draw:polygon draw:style-name="gr25" draw:text-style-name="P2" draw:layer="layout" svg:width="0.03cm" svg:height="0.035cm" svg:x="23.983cm" svg:y="5.815cm" svg:viewBox="0 0 31 36" draw:points="31,29 29,35 24,36 14,33 6,25 1,16 0,6 1,1 6,0 14,3 24,11 29,20">
          <text:p/>
        </draw:polygon>
        <draw:polygon draw:style-name="gr25" draw:text-style-name="P2" draw:layer="layout" svg:width="0.03cm" svg:height="0.035cm" svg:x="24.036cm" svg:y="5.851cm" svg:viewBox="0 0 31 36" draw:points="31,29 29,36 24,36 16,35 6,28 1,18 0,8 1,1 6,0 16,3 24,11 29,20">
          <text:p/>
        </draw:polygon>
        <draw:polygon draw:style-name="gr25" draw:text-style-name="P2" draw:layer="layout" svg:width="0.03cm" svg:height="0.035cm" svg:x="24.088cm" svg:y="5.889cm" svg:viewBox="0 0 31 36" draw:points="31,28 29,35 24,36 16,33 6,25 3,16 0,6 3,1 6,0 16,1 24,11 29,20">
          <text:p/>
        </draw:polygon>
        <draw:polygon draw:style-name="gr25" draw:text-style-name="P2" draw:layer="layout" svg:width="0.762cm" svg:height="0.541cm" svg:x="23.901cm" svg:y="5.443cm" svg:viewBox="0 0 763 542" draw:points="0,266 388,542 763,276 375,0">
          <text:p/>
        </draw:polygon>
        <draw:polygon draw:style-name="gr25" draw:text-style-name="P2" draw:layer="layout" svg:width="0.375cm" svg:height="0.265cm" svg:x="21.596cm" svg:y="4.44cm" svg:viewBox="0 0 376 266" draw:points="0,266 376,104 376,0">
          <text:p/>
        </draw:polygon>
        <draw:polygon draw:style-name="gr25" draw:text-style-name="P2" draw:layer="layout" svg:width="0.387cm" svg:height="0.38cm" svg:x="21.209cm" svg:y="4.43cm" svg:viewBox="0 0 388 381" draw:points="388,381 0,104 0,0 388,276">
          <text:p/>
        </draw:polygon>
        <draw:polygon draw:style-name="gr25" draw:text-style-name="P2" draw:layer="layout" svg:width="0.028cm" svg:height="0.035cm" svg:x="21.244cm" svg:y="4.494cm" svg:viewBox="0 0 29 36" draw:points="29,28 28,35 21,36 14,33 6,25 1,16 0,6 1,1 6,0 14,1 21,11 28,20">
          <text:p/>
        </draw:polygon>
        <draw:polygon draw:style-name="gr25" draw:text-style-name="P2" draw:layer="layout" svg:width="0.028cm" svg:height="0.035cm" svg:x="21.296cm" svg:y="4.531cm" svg:viewBox="0 0 29 36" draw:points="29,29 28,35 21,36 14,33 6,25 1,16 0,6 1,1 6,0 14,3 21,11 28,20">
          <text:p/>
        </draw:polygon>
        <draw:polygon draw:style-name="gr25" draw:text-style-name="P2" draw:layer="layout" svg:width="0.028cm" svg:height="0.035cm" svg:x="21.348cm" svg:y="4.567cm" svg:viewBox="0 0 29 36" draw:points="29,29 28,35 21,36 14,33 6,25 1,16 0,6 1,1 6,0 14,3 21,11 28,20">
          <text:p/>
        </draw:polygon>
        <draw:polygon draw:style-name="gr25" draw:text-style-name="P2" draw:layer="layout" svg:width="0.028cm" svg:height="0.035cm" svg:x="21.401cm" svg:y="4.604cm" svg:viewBox="0 0 29 36" draw:points="29,29 28,35 21,36 14,35 6,28 1,18 0,8 1,1 6,0 14,3 21,11 28,20">
          <text:p/>
        </draw:polygon>
        <draw:polygon draw:style-name="gr25" draw:text-style-name="P2" draw:layer="layout" svg:width="0.03cm" svg:height="0.035cm" svg:x="21.239cm" svg:y="4.499cm" svg:viewBox="0 0 31 36" draw:points="31,29 28,35 24,36 14,33 6,25 1,16 0,6 1,1 6,0 14,3 24,11 28,20">
          <text:p/>
        </draw:polygon>
        <draw:polygon draw:style-name="gr25" draw:text-style-name="P2" draw:layer="layout" svg:width="0.03cm" svg:height="0.035cm" svg:x="21.291cm" svg:y="4.536cm" svg:viewBox="0 0 31 36" draw:points="31,29 29,35 24,36 14,33 6,25 1,16 0,6 1,1 6,0 14,3 24,11 29,20">
          <text:p/>
        </draw:polygon>
        <draw:polygon draw:style-name="gr25" draw:text-style-name="P2" draw:layer="layout" svg:width="0.03cm" svg:height="0.035cm" svg:x="21.343cm" svg:y="4.573cm" svg:viewBox="0 0 31 36" draw:points="31,29 29,36 24,36 16,35 6,28 1,18 0,8 1,1 6,0 16,3 24,11 29,20">
          <text:p/>
        </draw:polygon>
        <draw:polygon draw:style-name="gr25" draw:text-style-name="P2" draw:layer="layout" svg:width="0.03cm" svg:height="0.035cm" svg:x="21.396cm" svg:y="4.611cm" svg:viewBox="0 0 31 36" draw:points="31,28 29,35 24,36 16,33 6,25 3,16 0,6 3,1 6,0 16,1 24,11 29,20">
          <text:p/>
        </draw:polygon>
        <draw:polygon draw:style-name="gr25" draw:text-style-name="P2" draw:layer="layout" svg:width="0.762cm" svg:height="0.541cm" svg:x="21.209cm" svg:y="4.165cm" svg:viewBox="0 0 763 542" draw:points="0,266 388,542 763,276 375,0">
          <text:p/>
        </draw:polygon>
        <draw:polygon draw:style-name="gr25" draw:text-style-name="P2" draw:layer="layout" svg:width="0.375cm" svg:height="0.265cm" svg:x="21.901cm" svg:y="4.456cm" svg:viewBox="0 0 376 266" draw:points="0,266 376,104 376,0">
          <text:p/>
        </draw:polygon>
        <draw:polygon draw:style-name="gr25" draw:text-style-name="P2" draw:layer="layout" svg:width="0.387cm" svg:height="0.38cm" svg:x="21.514cm" svg:y="4.446cm" svg:viewBox="0 0 388 381" draw:points="388,381 0,104 0,0 388,276">
          <text:p/>
        </draw:polygon>
        <draw:polygon draw:style-name="gr25" draw:text-style-name="P2" draw:layer="layout" svg:width="0.028cm" svg:height="0.035cm" svg:x="21.549cm" svg:y="4.51cm" svg:viewBox="0 0 29 36" draw:points="29,28 28,35 21,36 14,33 6,25 1,16 0,6 1,1 6,0 14,1 21,11 28,20">
          <text:p/>
        </draw:polygon>
        <draw:polygon draw:style-name="gr25" draw:text-style-name="P2" draw:layer="layout" svg:width="0.028cm" svg:height="0.035cm" svg:x="21.601cm" svg:y="4.547cm" svg:viewBox="0 0 29 36" draw:points="29,29 28,35 21,36 14,33 6,25 1,16 0,6 1,1 6,0 14,3 21,11 28,20">
          <text:p/>
        </draw:polygon>
        <draw:polygon draw:style-name="gr25" draw:text-style-name="P2" draw:layer="layout" svg:width="0.028cm" svg:height="0.035cm" svg:x="21.653cm" svg:y="4.584cm" svg:viewBox="0 0 29 36" draw:points="29,29 28,35 21,36 14,33 6,25 1,16 0,6 1,1 6,0 14,3 21,11 28,20">
          <text:p/>
        </draw:polygon>
        <draw:polygon draw:style-name="gr25" draw:text-style-name="P2" draw:layer="layout" svg:width="0.028cm" svg:height="0.035cm" svg:x="21.706cm" svg:y="4.62cm" svg:viewBox="0 0 29 36" draw:points="29,29 28,35 21,36 14,35 6,28 1,18 0,8 1,1 6,0 14,3 21,11 28,20">
          <text:p/>
        </draw:polygon>
        <draw:polygon draw:style-name="gr25" draw:text-style-name="P2" draw:layer="layout" svg:width="0.03cm" svg:height="0.035cm" svg:x="21.544cm" svg:y="4.516cm" svg:viewBox="0 0 31 36" draw:points="31,29 28,35 24,36 14,33 6,25 1,16 0,6 1,1 6,0 14,3 24,11 28,20">
          <text:p/>
        </draw:polygon>
        <draw:polygon draw:style-name="gr25" draw:text-style-name="P2" draw:layer="layout" svg:width="0.03cm" svg:height="0.035cm" svg:x="21.596cm" svg:y="4.552cm" svg:viewBox="0 0 31 36" draw:points="31,29 29,35 24,36 14,33 6,25 1,16 0,6 1,1 6,0 14,3 24,11 29,20">
          <text:p/>
        </draw:polygon>
        <draw:polygon draw:style-name="gr25" draw:text-style-name="P2" draw:layer="layout" svg:width="0.03cm" svg:height="0.035cm" svg:x="21.648cm" svg:y="4.589cm" svg:viewBox="0 0 31 36" draw:points="31,29 29,36 24,36 16,35 6,28 1,18 0,8 1,1 6,0 16,3 24,11 29,20">
          <text:p/>
        </draw:polygon>
        <draw:polygon draw:style-name="gr25" draw:text-style-name="P2" draw:layer="layout" svg:width="0.03cm" svg:height="0.035cm" svg:x="21.7cm" svg:y="4.627cm" svg:viewBox="0 0 31 36" draw:points="31,28 29,35 24,36 16,33 6,25 3,16 0,6 3,1 6,0 16,1 24,11 29,20">
          <text:p/>
        </draw:polygon>
        <draw:polygon draw:style-name="gr25" draw:text-style-name="P2" draw:layer="layout" svg:width="0.762cm" svg:height="0.541cm" svg:x="21.514cm" svg:y="4.181cm" svg:viewBox="0 0 763 542" draw:points="0,266 388,542 763,276 375,0">
          <text:p/>
        </draw:polygon>
        <draw:polygon draw:style-name="gr117" draw:text-style-name="P62" draw:layer="layout" svg:width="0.375cm" svg:height="0.37cm" svg:x="20.453cm" svg:y="3.763cm" svg:viewBox="0 0 376 371" draw:points="0,266 0,371 376,105 376,0">
          <text:p/>
        </draw:polygon>
        <draw:polygon draw:style-name="gr118" draw:text-style-name="P63" draw:layer="layout" svg:width="0.387cm" svg:height="0.38cm" svg:x="20.066cm" svg:y="3.752cm" svg:viewBox="0 0 388 381" draw:points="388,381 0,104 0,0 388,276">
          <text:p/>
        </draw:polygon>
        <draw:polygon draw:style-name="gr119" draw:text-style-name="P64" draw:layer="layout" svg:width="0.028cm" svg:height="0.035cm" svg:x="20.101cm" svg:y="3.817cm" svg:viewBox="0 0 29 36" draw:points="29,28 28,35 21,36 14,33 6,25 1,16 0,6 1,1 6,0 14,1 21,11 28,20">
          <text:p/>
        </draw:polygon>
        <draw:polygon draw:style-name="gr119" draw:text-style-name="P64" draw:layer="layout" svg:width="0.028cm" svg:height="0.035cm" svg:x="20.153cm" svg:y="3.854cm" svg:viewBox="0 0 29 36" draw:points="29,29 28,35 21,36 14,33 6,25 1,16 0,6 1,1 6,0 14,3 21,11 28,20">
          <text:p/>
        </draw:polygon>
        <draw:polygon draw:style-name="gr119" draw:text-style-name="P64" draw:layer="layout" svg:width="0.028cm" svg:height="0.035cm" svg:x="20.205cm" svg:y="3.89cm" svg:viewBox="0 0 29 36" draw:points="29,29 28,35 21,36 14,33 6,25 1,16 0,6 1,1 6,0 14,3 21,11 28,20">
          <text:p/>
        </draw:polygon>
        <draw:polygon draw:style-name="gr119" draw:text-style-name="P64" draw:layer="layout" svg:width="0.028cm" svg:height="0.035cm" svg:x="20.258cm" svg:y="3.927cm" svg:viewBox="0 0 29 36" draw:points="29,29 28,35 21,36 14,35 6,28 1,18 0,8 1,1 6,0 14,3 21,11 28,20">
          <text:p/>
        </draw:polygon>
        <draw:polygon draw:style-name="gr117" draw:text-style-name="P62" draw:layer="layout" svg:width="0.03cm" svg:height="0.035cm" svg:x="20.096cm" svg:y="3.822cm" svg:viewBox="0 0 31 36" draw:points="31,29 28,35 24,36 14,33 6,25 1,16 0,6 1,1 6,0 14,3 24,11 28,20">
          <text:p/>
        </draw:polygon>
        <draw:polygon draw:style-name="gr117" draw:text-style-name="P62" draw:layer="layout" svg:width="0.03cm" svg:height="0.035cm" svg:x="20.148cm" svg:y="3.859cm" svg:viewBox="0 0 31 36" draw:points="31,29 29,35 24,36 14,33 6,25 1,16 0,6 1,1 6,0 14,3 24,11 29,20">
          <text:p/>
        </draw:polygon>
        <draw:polygon draw:style-name="gr117" draw:text-style-name="P62" draw:layer="layout" svg:width="0.03cm" svg:height="0.035cm" svg:x="20.2cm" svg:y="3.895cm" svg:viewBox="0 0 31 36" draw:points="31,29 29,36 24,36 16,35 6,28 1,18 0,8 1,1 6,0 16,3 24,11 29,20">
          <text:p/>
        </draw:polygon>
        <draw:polygon draw:style-name="gr117" draw:text-style-name="P62" draw:layer="layout" svg:width="0.03cm" svg:height="0.035cm" svg:x="20.253cm" svg:y="3.934cm" svg:viewBox="0 0 31 36" draw:points="31,28 29,35 24,36 16,33 6,25 3,16 0,6 3,1 6,0 16,1 24,11 29,20">
          <text:p/>
        </draw:polygon>
        <draw:polygon draw:style-name="gr119" draw:text-style-name="P64" draw:layer="layout" svg:width="0.762cm" svg:height="0.541cm" svg:x="20.066cm" svg:y="3.487cm" svg:viewBox="0 0 763 542" draw:points="0,266 388,542 763,276 375,0">
          <text:p/>
        </draw:polygon>
        <draw:frame draw:style-name="gr120" draw:text-style-name="P2" draw:layer="layout" svg:width="1.994cm" svg:height="0.538cm" svg:x="19.215cm" svg:y="3.048cm">
          <draw:text-box>
            <text:p text:style-name="P3"><text:span text:style-name="T6">SCSI/FC Bridge</text:span></text:p>
          </draw:text-box>
        </draw:frame>
        <draw:path draw:style-name="gr52" draw:text-style-name="P30" draw:layer="layout" svg:width="0.24cm" svg:height="0.136cm" svg:x="15.375cm" svg:y="19.045cm" svg:viewBox="0 0 241 137" svg:d="M110 136c30-1 59-9 85-24 14-8 27-18 38-29 3-6 5-12 7-18 1-9 1-19-2-28-4-9-9-17-16-23s-16-11-26-13c-5-1-12-1-18 0l-178 136z">
          <text:p/>
        </draw:path>
        <draw:g>
          <draw:polygon draw:style-name="gr36" draw:text-style-name="P22" draw:layer="layout" svg:width="0.181cm" svg:height="0.165cm" svg:x="15.374cm" svg:y="19.015cm" svg:viewBox="0 0 182 166" draw:points="0,166 0,120 182,0 182,59">
            <text:p/>
          </draw:polygon>
          <draw:polygon draw:style-name="gr21" draw:text-style-name="P2" draw:layer="layout" svg:width="0.181cm" svg:height="0.165cm" svg:x="15.374cm" svg:y="19.015cm" svg:viewBox="0 0 182 166" draw:points="0,166 0,120 182,0 182,59">
            <text:p/>
          </draw:polygon>
        </draw:g>
        <draw:g>
          <draw:polygon draw:style-name="gr20" draw:text-style-name="P13" draw:layer="layout" svg:width="0.569cm" svg:height="0.348cm" svg:x="14.986cm" svg:y="18.787cm" svg:viewBox="0 0 570 349" draw:points="0,123 175,0 570,229 388,349">
            <text:p/>
          </draw:polygon>
          <draw:polygon draw:style-name="gr21" draw:text-style-name="P2" draw:layer="layout" svg:width="0.569cm" svg:height="0.348cm" svg:x="14.986cm" svg:y="18.787cm" svg:viewBox="0 0 570 349" draw:points="0,123 175,0 570,229 388,349">
            <text:p/>
          </draw:polygon>
        </draw:g>
        <draw:g>
          <draw:path draw:style-name="gr52" draw:text-style-name="P30" draw:layer="layout" svg:width="0.459cm" svg:height="0.315cm" svg:x="15.644cm" svg:y="18.684cm" svg:viewBox="0 0 460 316" svg:d="M132 315c10 1 20 1 31 1 71 0 140-19 202-54 22-13 44-29 64-46 5-6 10-13 14-20 11-20 17-43 17-67 0-23-6-46-17-66-12-21-29-38-49-49-10-6-22-11-33-14l-361 295z">
            <text:p/>
          </draw:path>
          <draw:frame draw:style-name="gr53" draw:text-style-name="P2" draw:layer="layout" svg:width="0.459cm" svg:height="0.315cm" svg:x="15.644cm" svg:y="18.684cm">
            <draw:text-box>
              <text:p text:style-name="P3"><text:span text:style-name="T6">`</text:span></text:p>
            </draw:text-box>
          </draw:frame>
        </draw:g>
        <draw:g>
          <draw:path draw:style-name="gr20" draw:text-style-name="P13" draw:layer="layout" svg:width="0.741cm" svg:height="0.433cm" svg:x="15.261cm" svg:y="18.386cm" svg:viewBox="0 0 742 434" svg:d="M384 434l358-208-386-226-356 211c53 53 113 98 178 135 64 38 134 67 206 88z">
            <text:p/>
          </draw:path>
          <draw:path draw:style-name="gr21" draw:text-style-name="P2" draw:layer="layout" svg:width="0.741cm" svg:height="0.433cm" svg:x="15.261cm" svg:y="18.386cm" svg:viewBox="0 0 742 434" svg:d="M384 434l358-208-386-226-356 211c53 53 113 98 178 135 64 38 134 67 206 88z">
            <text:p/>
          </draw:path>
        </draw:g>
        <draw:g>
          <draw:polygon draw:style-name="gr36" draw:text-style-name="P22" draw:layer="layout" svg:width="0.075cm" svg:height="0.415cm" svg:x="15.67cm" svg:y="18.342cm" svg:viewBox="0 0 76 416" draw:points="0,416 0,44 76,0 73,353">
            <text:p/>
          </draw:polygon>
          <draw:polygon draw:style-name="gr21" draw:text-style-name="P2" draw:layer="layout" svg:width="0.075cm" svg:height="0.415cm" svg:x="15.67cm" svg:y="18.342cm" svg:viewBox="0 0 76 416" draw:points="0,416 0,44 76,0 73,353">
            <text:p/>
          </draw:polygon>
        </draw:g>
        <draw:g>
          <draw:polygon draw:style-name="gr36" draw:text-style-name="P22" draw:layer="layout" svg:width="0.141cm" svg:height="0.334cm" svg:x="15.742cm" svg:y="18.323cm" svg:viewBox="0 0 142 335" draw:points="2,53 142,0 142,219 0,335">
            <text:p/>
          </draw:polygon>
          <draw:polygon draw:style-name="gr21" draw:text-style-name="P2" draw:layer="layout" svg:width="0.141cm" svg:height="0.334cm" svg:x="15.742cm" svg:y="18.323cm" svg:viewBox="0 0 142 335" draw:points="2,53 142,0 142,219 0,335">
            <text:p/>
          </draw:polygon>
        </draw:g>
        <draw:g>
          <draw:polygon draw:style-name="gr20" draw:text-style-name="P13" draw:layer="layout" svg:width="0.365cm" svg:height="0.199cm" svg:x="15.519cm" svg:y="18.178cm" svg:viewBox="0 0 366 200" draw:points="227,200 227,165 0,33 116,0 366,146">
            <text:p/>
          </draw:polygon>
          <draw:polygon draw:style-name="gr21" draw:text-style-name="P2" draw:layer="layout" svg:width="0.365cm" svg:height="0.199cm" svg:x="15.519cm" svg:y="18.178cm" svg:viewBox="0 0 366 200" draw:points="227,200 227,165 0,33 116,0 366,146">
            <text:p/>
          </draw:polygon>
        </draw:g>
        <draw:g>
          <draw:polygon draw:style-name="gr36" draw:text-style-name="P22" draw:layer="layout" svg:width="0.358cm" svg:height="0.367cm" svg:x="15.644cm" svg:y="18.611cm" svg:viewBox="0 0 359 368" draw:points="0,209 359,0 359,158 0,368">
            <text:p/>
          </draw:polygon>
          <draw:polygon draw:style-name="gr21" draw:text-style-name="P2" draw:layer="layout" svg:width="0.358cm" svg:height="0.367cm" svg:x="15.644cm" svg:y="18.611cm" svg:viewBox="0 0 359 368" draw:points="0,209 359,0 359,158 0,368">
            <text:p/>
          </draw:polygon>
        </draw:g>
        <draw:g>
          <draw:path draw:style-name="gr20" draw:text-style-name="P13" draw:layer="layout" svg:width="0.398cm" svg:height="0.222cm" svg:x="15.348cm" svg:y="18.165cm" svg:viewBox="0 0 399 223" svg:d="M0 36l92-36 80 46 227 133-75 44c-61-20-120-46-176-79-53-30-102-67-148-108z">
            <text:p/>
          </draw:path>
          <draw:path draw:style-name="gr21" draw:text-style-name="P2" draw:layer="layout" svg:width="0.398cm" svg:height="0.222cm" svg:x="15.348cm" svg:y="18.165cm" svg:viewBox="0 0 399 223" svg:d="M0 36l92-36 80 46 227 133-75 44c-61-20-120-46-176-79-53-30-102-67-148-108z">
            <text:p/>
          </draw:path>
        </draw:g>
        <draw:g>
          <draw:polygon draw:style-name="gr37" draw:text-style-name="P23" draw:layer="layout" svg:width="0.388cm" svg:height="0.271cm" svg:x="14.986cm" svg:y="18.909cm" svg:viewBox="0 0 389 272" draw:points="0,0 389,226 389,272 0,46">
            <text:p/>
          </draw:polygon>
          <draw:polygon draw:style-name="gr25" draw:text-style-name="P2" draw:layer="layout" svg:width="0.388cm" svg:height="0.271cm" svg:x="14.986cm" svg:y="18.909cm" svg:viewBox="0 0 389 272" draw:points="0,0 389,226 389,272 0,46">
            <text:p/>
          </draw:polygon>
        </draw:g>
        <draw:path draw:style-name="gr16" draw:text-style-name="P11" draw:layer="layout" svg:width="0.475cm" svg:height="0.295cm" svg:x="15.028cm" svg:y="18.81cm" svg:viewBox="0 0 476 296" svg:d="M0 87l28 17 24-15-29-18zM35 63l28 17 24-16-29-17zM70 39l28 17 25-16-29-17zM105 15l30 17 23-16-28-16zM159 47l28 17 24-16-28-17zM212 80l28 17 24-16-28-18zM265 112l28 17 24-16-29-17zM371 175l29 17 23-15-28-17zM424 207l29 18 23-17-28-16zM389 232l28 17 24-16-28-18zM335 199l30 17 23-16-28-17zM317 143l29 17 25-15-30-17zM282 167l29 17 23-16-28-16zM229 135l29 17 24-15-29-17zM177 103l28 17 24-15-29-17zM124 71l28 18 24-17-29-17zM88 95l28 17 25-15-30-17zM141 127l29 17 24-15-29-17zM194 159l29 17 23-16-28-17zM247 191l28 17 24-16-28-17zM300 224l28 17 24-16-28-18zM353 256l29 16 24-15-29-17zM317 279l29 17 25-15-30-17zM265 247l28 17 24-15-29-17zM105 151l135 81 24-16-134-81zM52 119l29 17 23-16-28-17z">
          <text:p/>
        </draw:path>
        <draw:path draw:style-name="gr54" draw:text-style-name="P31" draw:layer="layout" svg:width="0.475cm" svg:height="0.286cm" svg:x="15.028cm" svg:y="18.825cm" svg:viewBox="0 0 476 287" svg:d="M105 6l30 17v-7l-30-16zM159 38l28 17v-7l-28-17zM212 70l28 18v-7l-28-18zM265 103l28 17v-7l-28-17zM317 135l29 17v-7l-29-17zM371 166l29 17v-6l-29-17zM135 16v7l23-15v-7zM187 48v7l24-16v-6zM240 81v7l24-17v-6zM293 113v7l24-16v-7zM346 145v7l25-16v-7zM400 177v6l23-15v-7zM424 198l29 18v-8l-29-16zM453 208v8l23-16v-7zM70 30l28 17v-7l-28-17zM124 62l28 18v-7l-28-18zM177 95l28 17v-7l-28-17zM229 126l29 17v-6l-29-17zM282 158l29 17v-7l-29-16zM335 190l30 17v-7l-30-17zM98 40v7l25-16v-6zM152 73v7l24-17v-7zM205 105v7l24-16v-7zM258 137v6l24-15v-7zM311 168v7l23-15v-7zM365 200v7l23-15v-7zM389 223l28 17v-7l-28-17zM417 233v7l24-16v-6zM35 54l28 17v-7l-28-17zM88 87l28 16v-6l-28-17zM141 118l29 17v-6l-29-17zM194 150l29 17v-7l-29-17zM247 182l28 17v-7l-28-17zM300 214l28 18v-7l-28-18zM63 64v7l24-16v-7zM116 97v6l25-15v-7zM170 129v6l24-15v-7zM223 160v7l23-15v-7zM275 192v7l24-16v-6zM328 225v7l24-16v-8zM353 247l29 17v-7l-29-17zM382 257v7l24-16v-7zM0 78l28 17v-6l-28-18zM52 110l29 17v-7l-29-17zM105 142l135 82v-7l-135-82zM265 239l28 17v-7l-28-17zM28 89v6l24-15v-7zM81 120v7l23-15v-7zM240 217v7l24-17v-7zM293 249v7l24-16v-7zM317 270l29 17v-6l-29-17zM346 281v6l25-15v-7z">
          <text:p/>
        </draw:path>
        <draw:path draw:style-name="gr55" draw:text-style-name="P32" draw:layer="layout" svg:width="0.045cm" svg:height="0.111cm" svg:x="15.918cm" svg:y="18.661cm" svg:viewBox="0 0 46 112" svg:d="M22 13l24-13v86l-24 13zM0 26l15-9v86l-15 9z">
          <text:p/>
        </draw:path>
        <draw:g>
          <draw:path draw:style-name="gr37" draw:text-style-name="P23" draw:layer="layout" svg:width="0.409cm" svg:height="0.778cm" svg:x="15.261cm" svg:y="18.201cm" svg:viewBox="0 0 410 779" svg:d="M410 556c-63-16-124-41-181-74-51-30-99-66-142-108v-374c46 41 95 77 148 108 55 32 114 58 175 77zM0 556c53 53 113 98 177 136 65 38 135 67 207 87v-159c-73-21-143-50-208-88-64-37-123-82-176-134z">
            <text:p/>
          </draw:path>
          <draw:path draw:style-name="gr25" draw:text-style-name="P2" draw:layer="layout" svg:width="0.547cm" svg:height="0.778cm" svg:x="15.261cm" svg:y="18.201cm" svg:viewBox="0 0 548 779" svg:d="M410 556c-63-16-124-41-181-74-51-30-99-66-142-108v-374c46 41 95 77 148 108 55 32 114 58 175 77zM27 464c26 26 55 49 86 69M27 487c26 26 55 49 86 69M27 510c26 27 55 50 86 70M27 533c26 27 55 50 86 71M338 37l151 88M357 32l152 88M377 26l151 88M397 21l151 88M0 556c53 53 113 98 177 136 65 38 134 67 207 87v-159c-73-21-143-50-208-88-64-37-123-82-176-134z">
            <text:p/>
          </draw:path>
        </draw:g>
        <draw:path draw:style-name="gr21" draw:text-style-name="P2" draw:layer="layout" svg:width="0.233cm" svg:height="0.406cm" svg:x="15.387cm" svg:y="18.284cm" svg:viewBox="0 0 234 407" svg:d="M0 0v269c39 34 82 64 128 89 34 19 69 35 106 49">
          <text:p/>
        </draw:path>
        <draw:path draw:style-name="gr26" draw:text-style-name="P2" draw:layer="layout" svg:width="1.016cm" svg:height="1.016cm" svg:x="14.986cm" svg:y="18.165cm" svg:viewBox="0 0 1017 1017" svg:d="M658 815l359-209v-160l-119-69v-219l-250-145-115 33-80-46-92 36v347l-87 50v160c54 52 113 97 177 134 65 38 135 67 207 88zM0 745l174-122 395 228v60l-182 106-387-226z">
          <text:p/>
        </draw:path>
        <draw:path draw:style-name="gr31" draw:text-style-name="P19" draw:layer="layout" svg:width="0.133cm" svg:height="0.07cm" svg:x="15.495cm" svg:y="18.853cm" svg:viewBox="0 0 134 71" svg:d="M13 0l113 45c0 1 1 1 2 1 1 1 3 3 4 5s2 4 2 7c0 2-1 4-2 6s-3 4-4 5c-2 1-3 2-5 2l-110-44c-2 0-4-1-6-2s-4-3-5-5-2-4-2-7c0-2 1-4 2-6s3-4 5-5 4-2 6-2z">
          <text:p/>
        </draw:path>
        <draw:g>
          <draw:polygon draw:style-name="gr56" draw:text-style-name="P33" draw:layer="layout" svg:width="0.161cm" svg:height="0.099cm" svg:x="15.463cm" svg:y="18.777cm" svg:viewBox="0 0 162 100" draw:points="0,0 162,67 162,100">
            <text:p/>
          </draw:polygon>
          <draw:path draw:style-name="gr57" draw:text-style-name="P2" draw:layer="layout" svg:width="0.161cm" svg:height="0.099cm" svg:x="15.463cm" svg:y="18.777cm" svg:viewBox="0 0 162 100" svg:d="M0 0l162 67v33M0 13l162 67">
            <text:p/>
          </draw:path>
        </draw:g>
        <draw:polyline draw:style-name="gr58" draw:text-style-name="P2" draw:layer="layout" svg:width="0.161cm" svg:height="0.099cm" svg:x="15.463cm" svg:y="18.777cm" svg:viewBox="0 0 162 100" draw:points="0,0 0,36 162,100">
          <text:p/>
        </draw:polyline>
        <draw:g>
          <draw:path draw:style-name="gr59" draw:text-style-name="P34" draw:layer="layout" svg:width="0.024cm" svg:height="0.027cm" svg:x="15.576cm" svg:y="18.693cm" svg:viewBox="0 0 25 28" svg:d="M23 9c1 2 2 4 2 6 0 3 0 5-1 7s-2 4-4 5-4 1-6 1-4-1-6-2c-2-2-4-4-5-6s-2-5-3-7c0-3 0-5 1-7s2-4 4-5c2-1 4-1 6-1s4 1 6 2c2 2 4 4 5 6 1 0 1 0 1 1z">
            <text:p/>
          </draw:path>
          <draw:path draw:style-name="gr28" draw:text-style-name="P2" draw:layer="layout" svg:width="0.024cm" svg:height="0.027cm" svg:x="15.576cm" svg:y="18.693cm" svg:viewBox="0 0 25 28" svg:d="M23 9c1 2 2 4 2 6 0 3 0 5-1 7s-2 4-4 5-4 1-6 1-4-1-6-2c-2-2-4-4-5-6s-2-5-3-7c0-3 0-5 1-7s2-4 4-5c2-1 4-1 6-1s4 1 6 2c2 2 4 4 5 6 1 0 1 0 1 1z">
            <text:p/>
          </draw:path>
        </draw:g>
        <draw:g>
          <draw:path draw:style-name="gr60" draw:text-style-name="P35" draw:layer="layout" svg:width="0.233cm" svg:height="0.406cm" svg:x="15.387cm" svg:y="18.284cm" svg:viewBox="0 0 234 407" svg:d="M9 262v-253l-9-9c36 35 77 66 121 91 36 20 74 36 113 47v269-12c-43-16-84-36-123-59-36-22-70-47-102-74z">
            <text:p/>
          </draw:path>
          <draw:path draw:style-name="gr25" draw:text-style-name="P2" draw:layer="layout" svg:width="0.233cm" svg:height="0.406cm" svg:x="15.387cm" svg:y="18.284cm" svg:viewBox="0 0 234 407" svg:d="M9 262v-253l-9-9c36 35 77 66 121 91 36 20 74 36 113 47v269-12c-43-16-84-36-123-59-36-22-70-47-102-74z">
            <text:p/>
          </draw:path>
        </draw:g>
        <draw:frame draw:style-name="gr7" draw:text-style-name="P2" draw:layer="layout" svg:width="0.676cm" svg:height="0.591cm" svg:x="14.257cm" svg:y="18.501cm">
          <draw:text-box>
            <text:p text:style-name="P3"><text:span text:style-name="T6">Internal </text:span></text:p>
            <text:p text:style-name="P3"><text:span text:style-name="T6">Clients</text:span></text:p>
          </draw:text-box>
        </draw:frame>
        <draw:path draw:style-name="gr32" draw:text-style-name="P20" draw:layer="layout" svg:width="0.459cm" svg:height="0.296cm" svg:x="18.542cm" svg:y="17.103cm" svg:viewBox="0 0 460 297" svg:d="M0 269c30 11 61 19 92 23 77 11 154 2 226-26 15-6 31-13 46-21 11-4 22-9 32-16 21-14 38-33 49-55 11-23 16-48 15-72-2-25-11-49-25-69 0-1 0-1 0-1l-62-32z">
          <text:p/>
        </draw:path>
        <draw:g>
          <draw:polygon draw:style-name="gr75" draw:text-style-name="P47" draw:layer="layout" svg:width="0.353cm" svg:height="0.256cm" svg:x="18.542cm" svg:y="17.115cm" svg:viewBox="0 0 354 257" draw:points="0,204 0,257 354,53 354,0">
            <text:p/>
          </draw:polygon>
          <draw:polygon draw:style-name="gr76" draw:text-style-name="P2" draw:layer="layout" svg:width="0.353cm" svg:height="0.256cm" svg:x="18.542cm" svg:y="17.115cm" svg:viewBox="0 0 354 257" draw:points="0,204 0,257 354,53 354,0">
            <text:p/>
          </draw:polygon>
        </draw:g>
        <draw:g>
          <draw:path draw:style-name="gr37" draw:text-style-name="P23" draw:layer="layout" svg:width="0.315cm" svg:height="0.174cm" svg:x="18.228cm" svg:y="17.197cm" svg:viewBox="0 0 316 175" svg:d="M316 121c-70-21-137-50-201-86-19-11-38-23-57-35l-58 19c38 32 79 60 123 84 61 33 126 58 193 72z">
            <text:p/>
          </draw:path>
          <draw:path draw:style-name="gr23" draw:text-style-name="P2" draw:layer="layout" svg:width="0.315cm" svg:height="0.174cm" svg:x="18.228cm" svg:y="17.197cm" svg:viewBox="0 0 316 175" svg:d="M316 121c-70-21-137-50-201-86-19-11-38-23-57-35l-58 19c38 32 79 60 123 84 61 33 126 58 193 72z">
            <text:p/>
          </draw:path>
        </draw:g>
        <draw:g>
          <draw:polygon draw:style-name="gr75" draw:text-style-name="P47" draw:layer="layout" svg:width="0.373cm" svg:height="0.576cm" svg:x="18.542cm" svg:y="16.742cm" svg:viewBox="0 0 374 577" draw:points="0,218 0,577 374,361 374,0">
            <text:p/>
          </draw:polygon>
          <draw:polygon draw:style-name="gr76" draw:text-style-name="P2" draw:layer="layout" svg:width="0.373cm" svg:height="0.576cm" svg:x="18.542cm" svg:y="16.742cm" svg:viewBox="0 0 374 577" draw:points="0,218 0,577 374,361 374,0">
            <text:p/>
          </draw:polygon>
        </draw:g>
        <draw:g>
          <draw:path draw:style-name="gr77" draw:text-style-name="P48" draw:layer="layout" svg:width="0.711cm" svg:height="0.411cm" svg:x="18.203cm" svg:y="16.549cm" svg:viewBox="0 0 712 412" svg:d="M338 412l374-219-334-193-378 218c41 44 90 84 147 117 58 34 123 60 191 77z">
            <text:p/>
          </draw:path>
          <draw:path draw:style-name="gr76" draw:text-style-name="P2" draw:layer="layout" svg:width="0.711cm" svg:height="0.411cm" svg:x="18.203cm" svg:y="16.549cm" svg:viewBox="0 0 712 412" svg:d="M338 412l374-219-334-193-378 218c41 44 90 84 147 117 58 34 123 60 191 77z">
            <text:p/>
          </draw:path>
        </draw:g>
        <draw:g>
          <draw:path draw:style-name="gr37" draw:text-style-name="P23" draw:layer="layout" svg:width="0.339cm" svg:height="0.551cm" svg:x="18.203cm" svg:y="16.767cm" svg:viewBox="0 0 340 552" svg:d="M340 193c-70-16-136-42-195-76-56-33-105-72-145-117l2 362c35 37 77 71 123 100 64 41 137 71 215 90z">
            <text:p/>
          </draw:path>
          <draw:path draw:style-name="gr23" draw:text-style-name="P2" draw:layer="layout" svg:width="0.339cm" svg:height="0.551cm" svg:x="18.203cm" svg:y="16.767cm" svg:viewBox="0 0 340 552" svg:d="M340 193c-70-16-136-42-195-76-56-33-105-72-145-117l2 362c35 37 77 71 123 100 64 41 137 71 215 90z">
            <text:p/>
          </draw:path>
        </draw:g>
        <draw:g>
          <draw:path draw:style-name="gr103" draw:text-style-name="P59" draw:layer="layout" svg:width="0.083cm" svg:height="0.049cm" svg:x="18.459cm" svg:y="16.875cm" svg:viewBox="0 0 84 50" svg:d="M0 16v-1c1-4 4-7 8-10 5-3 11-4 17-5 7 0 14 0 22 2h1c7 2 13 5 19 8s10 8 13 12 4 9 3 13-4 8-8 10c-5 3-11 5-17 5-7 1-15 0-22-1-7-2-14-5-20-9-6-3-10-7-13-12-3-4-4-8-3-12z">
            <text:p/>
          </draw:path>
          <draw:path draw:style-name="gr28" draw:text-style-name="P2" draw:layer="layout" svg:width="0.083cm" svg:height="0.049cm" svg:x="18.459cm" svg:y="16.875cm" svg:viewBox="0 0 84 50" svg:d="M0 16v-1c1-4 4-7 8-10 5-3 11-4 17-5 7 0 14 0 22 2h1c7 2 13 5 19 8s10 8 13 12 4 9 3 13-4 8-8 10c-5 3-11 5-17 5-7 1-15 0-22-1-7-2-14-5-20-9-6-3-10-7-13-12-3-4-4-8-3-12z">
            <text:p/>
          </draw:path>
        </draw:g>
        <draw:g>
          <draw:polygon draw:style-name="gr104" draw:text-style-name="P60" draw:layer="layout" svg:width="0.436cm" svg:height="0.276cm" svg:x="18.411cm" svg:y="16.568cm" svg:viewBox="0 0 437 277" draw:points="403,165 437,184 276,277 0,117 204,0 165,78 117,107 335,234 384,204">
            <text:p/>
          </draw:polygon>
          <draw:polygon draw:style-name="gr23" draw:text-style-name="P2" draw:layer="layout" svg:width="0.436cm" svg:height="0.276cm" svg:x="18.411cm" svg:y="16.568cm" svg:viewBox="0 0 437 277" draw:points="403,165 437,184 276,277 0,117 204,0 165,78 117,107 335,234 384,204">
            <text:p/>
          </draw:polygon>
        </draw:g>
        <draw:g>
          <draw:path draw:style-name="gr16" draw:text-style-name="P11" draw:layer="layout" svg:width="0.374cm" svg:height="0.368cm" svg:x="18.576cm" svg:y="16.404cm" svg:viewBox="0 0 375 369" svg:d="M218 369c35-81 88-159 157-228-77-45-152-92-225-141-32 34-60 70-83 107-28 44-50 89-67 135 12 8 24 16 37 23 60 37 120 72 181 104z">
            <text:p/>
          </draw:path>
          <draw:path draw:style-name="gr23" draw:text-style-name="P2" draw:layer="layout" svg:width="0.374cm" svg:height="0.368cm" svg:x="18.576cm" svg:y="16.404cm" svg:viewBox="0 0 375 369" svg:d="M218 369c35-81 88-159 157-228-77-45-152-92-225-141-32 34-60 70-83 107-28 44-50 89-67 135 12 8 24 16 37 23 60 37 120 72 181 104z">
            <text:p/>
          </draw:path>
        </draw:g>
        <draw:g>
          <draw:path draw:style-name="gr37" draw:text-style-name="P23" draw:layer="layout" svg:width="0.099cm" svg:height="0.121cm" svg:x="18.227cm" svg:y="16.825cm" svg:viewBox="0 0 100 122" svg:d="M99 122c1-16 1-33 0-49-11-6-21-13-31-19-25-17-48-35-68-54 0 15 0 32 0 49 25 25 58 50 99 73z">
            <text:p/>
          </draw:path>
          <draw:path draw:style-name="gr23" draw:text-style-name="P2" draw:layer="layout" svg:width="0.099cm" svg:height="0.121cm" svg:x="18.227cm" svg:y="16.825cm" svg:viewBox="0 0 100 122" svg:d="M99 122c1-16 1-33 0-49-11-6-21-13-31-19-25-17-48-35-68-54 0 15 0 32 0 49 25 25 58 50 99 73z">
            <text:p/>
          </draw:path>
        </draw:g>
        <draw:g>
          <draw:path draw:style-name="gr37" draw:text-style-name="P23" draw:layer="layout" svg:width="0.416cm" svg:height="0.281cm" svg:x="18.082cm" svg:y="16.921cm" svg:viewBox="0 0 417 282" svg:d="M417 136l-145 83v63h145zM0 129v-51l135-78v48c-23 18-47 34-73 49-20 11-41 22-62 32zM272 282v-29l-32 12z">
            <text:p/>
          </draw:path>
          <draw:path draw:style-name="gr23" draw:text-style-name="P2" draw:layer="layout" svg:width="0.416cm" svg:height="0.281cm" svg:x="18.082cm" svg:y="16.921cm" svg:viewBox="0 0 417 282" svg:d="M417 136l-145 83v63h145zM0 129v-51l135-78v48c-23 18-47 34-73 49-20 11-41 22-62 32zM272 282v-29l-32 12z">
            <text:p/>
          </draw:path>
        </draw:g>
        <draw:g>
          <draw:path draw:style-name="gr16" draw:text-style-name="P11" draw:layer="layout" svg:width="0.484cm" svg:height="0.27cm" svg:x="17.985cm" svg:y="16.952cm" svg:viewBox="0 0 485 271" svg:d="M0 140l227 131c47-16 94-32 141-48v-35l117-65-222-123c-15 12-30 23-45 33-67 47-141 83-218 107z">
            <text:p/>
          </draw:path>
          <draw:path draw:style-name="gr23" draw:text-style-name="P2" draw:layer="layout" svg:width="0.484cm" svg:height="0.27cm" svg:x="17.985cm" svg:y="16.952cm" svg:viewBox="0 0 485 271" svg:d="M0 140l227 131c47-16 94-32 141-48v-35l117-65-222-123c-15 12-30 23-45 33-67 47-141 83-218 107z">
            <text:p/>
          </draw:path>
        </draw:g>
        <draw:path draw:style-name="gr35" draw:text-style-name="P2" draw:layer="layout" svg:width="0.967cm" svg:height="0.967cm" svg:x="17.985cm" svg:y="16.404cm" svg:viewBox="0 0 968 968" svg:d="M930 338l-76-46c4-8 8-16 12-24 25-49 60-92 102-126l-230-142c-48 45-88 99-118 159l-24-14-379 217v166l-121 68v50c-31 15-63 28-96 41l227 131 15-5c37 32 78 61 124 85 59 31 123 55 191 70l353-203v-53l20-12z">
          <text:p/>
        </draw:path>
        <draw:path draw:style-name="gr25" draw:text-style-name="P2" draw:layer="layout" svg:width="0.823cm" svg:height="0.493cm" svg:x="1.572cm" svg:y="10.46cm" svg:viewBox="0 0 824 494" svg:d="M824 247c0 43-19 86-55 123-36 38-88 69-151 91s-134 33-206 33-143-11-206-33-115-53-151-91c-36-37-55-80-55-123s19-86 55-124c36-37 88-68 151-90s134-33 206-33c72 0 143 11 206 33s115 53 151 90c36 38 55 81 55 124z">
          <text:p/>
        </draw:path>
        <draw:polygon draw:style-name="gr25" draw:text-style-name="P2" draw:layer="layout" svg:width="0.281cm" svg:height="0.163cm" svg:x="1.983cm" svg:y="10.544cm" svg:viewBox="0 0 282 164" draw:points="0,116 0,0 200,0 117,48 282,143 246,164 81,68">
          <text:p/>
        </draw:polygon>
        <draw:polygon draw:style-name="gr25" draw:text-style-name="P2" draw:layer="layout" svg:width="0.299cm" svg:height="0.173cm" svg:x="1.684cm" svg:y="10.534cm" svg:viewBox="0 0 300 174" draw:points="300,58 282,164 99,174 182,126 0,20 35,0 218,105">
          <text:p/>
        </draw:polygon>
        <draw:polygon draw:style-name="gr25" draw:text-style-name="P2" draw:layer="layout" svg:width="0.299cm" svg:height="0.173cm" svg:x="1.983cm" svg:y="10.707cm" svg:viewBox="0 0 300 174" draw:points="0,116 17,10 200,0 117,48 300,154 264,174 81,68">
          <text:p/>
        </draw:polygon>
        <draw:polygon draw:style-name="gr25" draw:text-style-name="P2" draw:layer="layout" svg:width="0.281cm" svg:height="0.163cm" svg:x="1.702cm" svg:y="10.707cm" svg:viewBox="0 0 282 164" draw:points="0,116 0,0 200,0 117,48 282,143 246,164 81,68">
          <text:p/>
        </draw:polygon>
        <draw:path draw:style-name="gr25" draw:text-style-name="P2" draw:layer="layout" svg:width="0.823cm" svg:height="0.575cm" svg:x="1.572cm" svg:y="10.707cm" svg:viewBox="0 0 824 576" svg:d="M0 0v330c2 4 5 9 7 13 41 71 100 130 171 171s152 62 234 62 163-21 234-62 130-100 171-171c2-4 5-9 7-13v-330c-2 5-5 9-7 13-41 71-100 130-171 171s-152 63-234 63-163-22-234-63-130-100-171-171c-2-4-5-8-7-13z">
          <text:p/>
        </draw:path>
        <draw:path draw:style-name="gr25" draw:text-style-name="P2" draw:layer="layout" svg:width="0.823cm" svg:height="0.823cm" svg:x="1.572cm" svg:y="10.46cm" svg:viewBox="0 0 824 824" svg:d="M824 247c-2-5-5-9-7-14-41-71-100-130-171-171s-152-62-234-62-163 21-234 62-130 100-171 171c-2 5-5 9-7 14v330c2 5 5 9 7 14 41 71 100 130 171 171s152 62 234 62 163-21 234-62 130-100 171-171c2-5 5-9 7-14z">
          <text:p/>
        </draw:path>
        <draw:frame draw:style-name="gr7" draw:text-style-name="P2" draw:layer="layout" svg:width="0.646cm" svg:height="0.591cm" svg:x="2.344cm" svg:y="9.992cm">
          <draw:text-box>
            <text:p text:style-name="P3"><text:span text:style-name="T6">Router/</text:span></text:p>
            <text:p text:style-name="P3"><text:span text:style-name="T6">Firewall</text:span></text:p>
          </draw:text-box>
        </draw:frame>
        <draw:path draw:style-name="gr25" draw:text-style-name="P2" draw:layer="layout" svg:width="0.205cm" svg:height="0.164cm" svg:x="2.295cm" svg:y="11.322cm" svg:viewBox="0 0 206 165" svg:d="M0 153c14 8 31 12 47 12 11 0 23-2 33-6 21-7 41-16 60-27 18-10 34-22 50-35 1-1 2-1 3-2 3-2 7-5 9-9s4-9 4-13c0-5-2-9-4-13s-6-8-9-10c-3-1-5-2-7-3l-76-47z">
          <text:p/>
        </draw:path>
        <draw:polygon draw:style-name="gr25" draw:text-style-name="P2" draw:layer="layout" svg:width="0.427cm" svg:height="0.597cm" svg:x="1.968cm" svg:y="10.878cm" svg:viewBox="0 0 428 598" draw:points="0,415 326,598 428,540 428,178 110,0 0,62">
          <text:p/>
        </draw:polygon>
        <draw:path draw:style-name="gr25" draw:text-style-name="P2" draw:layer="layout" svg:width="0.377cm" svg:height="0.495cm" svg:x="1.993cm" svg:y="10.956cm" svg:viewBox="0 0 378 496" svg:d="M0 0l301 168 77-43M301 168v328M0 52l301 169M0 109l301 170M0 166l301 169M0 222l301 170M0 280l301 169M153 371v39M44 309v38M99 285v38M153 261v38M44 197v39M99 173v38M44 86v39">
          <text:p/>
        </draw:path>
        <draw:polygon draw:style-name="gr25" draw:text-style-name="P2" draw:layer="layout" svg:width="0.427cm" svg:height="0.597cm" svg:x="1.968cm" svg:y="10.878cm" svg:viewBox="0 0 428 598" draw:points="0,415 326,598 428,540 428,178 110,0 0,62">
          <text:p/>
        </draw:polygon>
        <draw:line draw:style-name="gr25" draw:text-style-name="P2" draw:layer="layout" svg:x1="1.983cm" svg:y1="12.955cm" svg:x2="3.557cm" svg:y2="12.027cm">
          <text:p/>
        </draw:line>
        <draw:g>
          <draw:polygon draw:style-name="gr20" draw:text-style-name="P13" draw:layer="layout" svg:width="1.016cm" svg:height="0.586cm" svg:x="1.475cm" svg:y="12.51cm" svg:viewBox="0 0 1017 587" draw:points="508,587 1017,294 508,0 0,294">
            <text:p/>
          </draw:polygon>
          <draw:polygon draw:style-name="gr21" draw:text-style-name="P2" draw:layer="layout" svg:width="1.016cm" svg:height="0.586cm" svg:x="1.475cm" svg:y="12.51cm" svg:viewBox="0 0 1017 587" draw:points="508,587 1017,294 508,0 0,294">
            <text:p/>
          </draw:polygon>
        </draw:g>
        <draw:g>
          <draw:polygon draw:style-name="gr36" draw:text-style-name="P22" draw:layer="layout" svg:width="0.508cm" svg:height="0.596cm" svg:x="1.983cm" svg:y="12.803cm" svg:viewBox="0 0 509 597" draw:points="0,597 509,303 509,0 0,294">
            <text:p/>
          </draw:polygon>
          <draw:polygon draw:style-name="gr21" draw:text-style-name="P2" draw:layer="layout" svg:width="0.508cm" svg:height="0.596cm" svg:x="1.983cm" svg:y="12.803cm" svg:viewBox="0 0 509 597" draw:points="0,597 509,303 509,0 0,294">
            <text:p/>
          </draw:polygon>
        </draw:g>
        <draw:g>
          <draw:polygon draw:style-name="gr37" draw:text-style-name="P23" draw:layer="layout" svg:width="0.508cm" svg:height="0.596cm" svg:x="1.475cm" svg:y="12.803cm" svg:viewBox="0 0 509 597" draw:points="0,303 509,597 509,294 0,0">
            <text:p/>
          </draw:polygon>
          <draw:polygon draw:style-name="gr25" draw:text-style-name="P2" draw:layer="layout" svg:width="0.508cm" svg:height="0.596cm" svg:x="1.475cm" svg:y="12.803cm" svg:viewBox="0 0 509 597" draw:points="0,303 509,597 509,294 0,0">
            <text:p/>
          </draw:polygon>
        </draw:g>
        <draw:polygon draw:style-name="gr26" draw:text-style-name="P2" draw:layer="layout" svg:width="1.016cm" svg:height="0.889cm" svg:x="1.475cm" svg:y="12.51cm" svg:viewBox="0 0 1017 890" draw:points="0,294 0,596 508,890 1017,596 1017,294 508,0">
          <text:p/>
        </draw:polygon>
        <draw:g>
          <draw:polygon draw:style-name="gr22" draw:text-style-name="P14" draw:layer="layout" svg:width="0.246cm" svg:height="0.142cm" svg:x="2.016cm" svg:y="12.767cm" svg:viewBox="0 0 247 143" draw:points="247,47 232,134 82,143 150,104 0,16 29,0 179,87">
            <text:p/>
          </draw:polygon>
          <draw:polygon draw:style-name="gr23" draw:text-style-name="P2" draw:layer="layout" svg:width="0.246cm" svg:height="0.142cm" svg:x="2.016cm" svg:y="12.767cm" svg:viewBox="0 0 247 143" draw:points="247,47 232,134 82,143 150,104 0,16 29,0 179,87">
            <text:p/>
          </draw:polygon>
        </draw:g>
        <draw:g>
          <draw:polygon draw:style-name="gr22" draw:text-style-name="P14" draw:layer="layout" svg:width="0.246cm" svg:height="0.142cm" svg:x="1.906cm" svg:y="12.58cm" svg:viewBox="0 0 247 143" draw:points="0,95 14,8 165,0 96,38 247,126 218,143 67,55">
            <text:p/>
          </draw:polygon>
          <draw:polygon draw:style-name="gr23" draw:text-style-name="P2" draw:layer="layout" svg:width="0.246cm" svg:height="0.142cm" svg:x="1.906cm" svg:y="12.58cm" svg:viewBox="0 0 247 143" draw:points="0,95 14,8 165,0 96,38 247,126 218,143 67,55">
            <text:p/>
          </draw:polygon>
        </draw:g>
        <draw:g>
          <draw:polygon draw:style-name="gr22" draw:text-style-name="P14" draw:layer="layout" svg:width="0.246cm" svg:height="0.142cm" svg:x="1.815cm" svg:y="12.883cm" svg:viewBox="0 0 247 143" draw:points="247,47 232,134 82,143 150,104 0,16 29,0 179,87">
            <text:p/>
          </draw:polygon>
          <draw:polygon draw:style-name="gr23" draw:text-style-name="P2" draw:layer="layout" svg:width="0.246cm" svg:height="0.142cm" svg:x="1.815cm" svg:y="12.883cm" svg:viewBox="0 0 247 143" draw:points="247,47 232,134 82,143 150,104 0,16 29,0 179,87">
            <text:p/>
          </draw:polygon>
        </draw:g>
        <draw:g>
          <draw:polygon draw:style-name="gr22" draw:text-style-name="P14" draw:layer="layout" svg:width="0.246cm" svg:height="0.142cm" svg:x="1.702cm" svg:y="12.698cm" svg:viewBox="0 0 247 143" draw:points="0,95 14,8 165,0 96,38 247,126 218,143 67,55">
            <text:p/>
          </draw:polygon>
          <draw:polygon draw:style-name="gr23" draw:text-style-name="P2" draw:layer="layout" svg:width="0.246cm" svg:height="0.142cm" svg:x="1.702cm" svg:y="12.698cm" svg:viewBox="0 0 247 143" draw:points="0,95 14,8 165,0 96,38 247,126 218,143 67,55">
            <text:p/>
          </draw:polygon>
        </draw:g>
        <draw:frame draw:style-name="gr7" draw:text-style-name="P2" draw:layer="layout" svg:width="0.862cm" svg:height="0.591cm" svg:x="2.109cm" svg:y="11.821cm">
          <draw:text-box>
            <text:p text:style-name="P3"><text:span text:style-name="T6">Access</text:span></text:p>
            <text:p text:style-name="P3"><text:span text:style-name="T6">Switching</text:span></text:p>
          </draw:text-box>
        </draw:frame>
        <draw:g>
          <draw:g>
            <draw:polygon draw:style-name="gr105" draw:text-style-name="P61" draw:layer="layout" svg:width="0.473cm" svg:height="1.103cm" svg:x="1.559cm" svg:y="18.466cm" svg:viewBox="0 0 474 1104" draw:points="0,1104 169,383 297,543 474,0 305,721 176,561">
              <text:p/>
            </draw:polygon>
            <draw:polygon draw:style-name="gr23" draw:text-style-name="P2" draw:layer="layout" svg:width="0.473cm" svg:height="1.103cm" svg:x="1.559cm" svg:y="18.466cm" svg:viewBox="0 0 474 1104" draw:points="0,1104 169,383 297,543 474,0 305,721 176,561">
              <text:p/>
            </draw:polygon>
          </draw:g>
          <draw:frame draw:style-name="gr106" draw:text-style-name="P2" draw:layer="layout" svg:width="1.2cm" svg:height="0.194cm" draw:transform="rotate (1.16535634155661) translate (1.666cm 19.614cm)">
            <draw:text-box>
              <text:p text:style-name="P3"><text:span text:style-name="T8">ISP1</text:span></text:p>
            </draw:text-box>
          </draw:frame>
        </draw:g>
        <draw:g>
          <draw:g>
            <draw:polygon draw:style-name="gr105" draw:text-style-name="P61" draw:layer="layout" svg:width="1.067cm" svg:height="0.582cm" svg:x="2.539cm" svg:y="19.231cm" svg:viewBox="0 0 1068 583" draw:points="0,583 586,116 587,321 1068,0 482,466 480,261">
              <text:p/>
            </draw:polygon>
            <draw:polygon draw:style-name="gr23" draw:text-style-name="P2" draw:layer="layout" svg:width="1.067cm" svg:height="0.582cm" svg:x="2.539cm" svg:y="19.231cm" svg:viewBox="0 0 1068 583" draw:points="0,583 586,116 587,321 1068,0 482,466 480,261">
              <text:p/>
            </draw:polygon>
          </draw:g>
          <draw:frame draw:style-name="gr106" draw:text-style-name="P2" draw:layer="layout" svg:width="1.216cm" svg:height="0.194cm" draw:transform="rotate (0.499338698995578) translate (2.595cm 19.916cm)">
            <draw:text-box>
              <text:p text:style-name="P3"><text:span text:style-name="T8">ISP2</text:span></text:p>
            </draw:text-box>
          </draw:frame>
        </draw:g>
        <draw:g>
          <draw:polygon draw:style-name="gr27" draw:text-style-name="P16" draw:layer="layout" svg:width="0.458cm" svg:height="0.216cm" svg:x="10.146cm" svg:y="4.89cm" svg:viewBox="0 0 459 217" draw:points="459,217 0,217 0,0 459,0">
            <text:p/>
          </draw:polygon>
          <draw:polygon draw:style-name="gr28" draw:text-style-name="P2" draw:layer="layout" svg:width="0.458cm" svg:height="0.216cm" svg:x="10.146cm" svg:y="4.89cm" svg:viewBox="0 0 459 217" draw:points="459,217 0,217 0,0 459,0">
            <text:p/>
          </draw:polygon>
        </draw:g>
        <draw:polygon draw:style-name="gr29" draw:text-style-name="P17" draw:layer="layout" svg:width="0.05cm" svg:height="0.254cm" svg:x="10.618cm" svg:y="4.851cm" svg:viewBox="0 0 51 255" draw:points="0,255 51,220 51,0 0,38">
          <text:p/>
        </draw:polygon>
        <draw:g>
          <draw:polygon draw:style-name="gr27" draw:text-style-name="P16" draw:layer="layout" svg:width="0.05cm" svg:height="0.254cm" svg:x="10.618cm" svg:y="4.851cm" svg:viewBox="0 0 51 255" draw:points="0,255 51,220 51,0 0,38">
            <text:p/>
          </draw:polygon>
          <draw:polygon draw:style-name="gr28" draw:text-style-name="P2" draw:layer="layout" svg:width="0.05cm" svg:height="0.254cm" svg:x="10.618cm" svg:y="4.851cm" svg:viewBox="0 0 51 255" draw:points="0,255 51,220 51,0 0,38">
            <text:p/>
          </draw:polygon>
        </draw:g>
        <draw:polygon draw:style-name="gr30" draw:text-style-name="P18" draw:layer="layout" svg:width="0.508cm" svg:height="0.038cm" svg:x="10.16cm" svg:y="4.851cm" svg:viewBox="0 0 509 39" draw:points="460,39 509,0 49,0 0,39">
          <text:p/>
        </draw:polygon>
        <draw:g>
          <draw:polygon draw:style-name="gr16" draw:text-style-name="P11" draw:layer="layout" svg:width="0.508cm" svg:height="0.038cm" svg:x="10.16cm" svg:y="4.851cm" svg:viewBox="0 0 509 39" draw:points="460,39 509,0 49,0 0,39">
            <text:p/>
          </draw:polygon>
          <draw:polygon draw:style-name="gr28" draw:text-style-name="P2" draw:layer="layout" svg:width="0.508cm" svg:height="0.038cm" svg:x="10.16cm" svg:y="4.851cm" svg:viewBox="0 0 509 39" draw:points="460,39 509,0 49,0 0,39">
            <text:p/>
          </draw:polygon>
        </draw:g>
        <draw:polygon draw:style-name="gr31" draw:text-style-name="P19" draw:layer="layout" svg:width="0.175cm" svg:height="0.038cm" svg:x="10.404cm" svg:y="4.98cm" svg:viewBox="0 0 176 39" draw:points="0,10 0,28 152,28 152,39 176,18 152,0 152,10">
          <text:p/>
        </draw:polygon>
        <draw:polygon draw:style-name="gr31" draw:text-style-name="P19" draw:layer="layout" svg:width="0.175cm" svg:height="0.038cm" svg:x="10.404cm" svg:y="4.98cm" svg:viewBox="0 0 176 39" draw:points="0,10 0,28 152,28 152,39 176,18 152,0 152,10">
          <text:p/>
        </draw:polygon>
        <draw:polygon draw:style-name="gr16" draw:text-style-name="P11" draw:layer="layout" svg:width="0.175cm" svg:height="0.038cm" svg:x="10.407cm" svg:y="4.982cm" svg:viewBox="0 0 176 39" draw:points="0,11 0,28 152,28 152,39 176,20 152,0 152,11">
          <text:p/>
        </draw:polygon>
        <draw:polygon draw:style-name="gr22" draw:text-style-name="P14" draw:layer="layout" svg:width="0.175cm" svg:height="0.038cm" svg:x="10.407cm" svg:y="4.982cm" svg:viewBox="0 0 176 39" draw:points="0,11 0,28 152,28 152,39 176,20 152,0 152,11">
          <text:p/>
        </draw:polygon>
        <draw:polygon draw:style-name="gr31" draw:text-style-name="P19" draw:layer="layout" svg:width="0.172cm" svg:height="0.038cm" svg:x="10.203cm" svg:y="4.98cm" svg:viewBox="0 0 173 39" draw:points="0,10 0,28 147,28 147,39 173,18 147,0 147,10">
          <text:p/>
        </draw:polygon>
        <draw:polygon draw:style-name="gr31" draw:text-style-name="P19" draw:layer="layout" svg:width="0.172cm" svg:height="0.038cm" svg:x="10.203cm" svg:y="4.98cm" svg:viewBox="0 0 173 39" draw:points="0,10 0,28 147,28 147,39 173,18 147,0 147,10">
          <text:p/>
        </draw:polygon>
        <draw:polygon draw:style-name="gr16" draw:text-style-name="P11" draw:layer="layout" svg:width="0.172cm" svg:height="0.038cm" svg:x="10.206cm" svg:y="4.982cm" svg:viewBox="0 0 173 39" draw:points="0,11 0,28 147,28 147,39 173,20 147,0 147,11">
          <text:p/>
        </draw:polygon>
        <draw:polygon draw:style-name="gr22" draw:text-style-name="P14" draw:layer="layout" svg:width="0.172cm" svg:height="0.038cm" svg:x="10.206cm" svg:y="4.982cm" svg:viewBox="0 0 173 39" draw:points="0,11 0,28 147,28 147,39 173,20 147,0 147,11">
          <text:p/>
        </draw:polygon>
        <draw:polygon draw:style-name="gr31" draw:text-style-name="P19" draw:layer="layout" svg:width="0.172cm" svg:height="0.038cm" svg:x="10.404cm" svg:y="4.922cm" svg:viewBox="0 0 173 39" draw:points="0,10 0,28 147,28 147,39 173,18 147,0 147,10">
          <text:p/>
        </draw:polygon>
        <draw:polygon draw:style-name="gr31" draw:text-style-name="P19" draw:layer="layout" svg:width="0.172cm" svg:height="0.038cm" svg:x="10.404cm" svg:y="4.922cm" svg:viewBox="0 0 173 39" draw:points="0,10 0,28 147,28 147,39 173,18 147,0 147,10">
          <text:p/>
        </draw:polygon>
        <draw:polygon draw:style-name="gr16" draw:text-style-name="P11" draw:layer="layout" svg:width="0.172cm" svg:height="0.038cm" svg:x="10.407cm" svg:y="4.924cm" svg:viewBox="0 0 173 39" draw:points="0,11 0,28 147,28 147,39 173,20 147,0 147,11">
          <text:p/>
        </draw:polygon>
        <draw:polygon draw:style-name="gr22" draw:text-style-name="P14" draw:layer="layout" svg:width="0.172cm" svg:height="0.038cm" svg:x="10.407cm" svg:y="4.924cm" svg:viewBox="0 0 173 39" draw:points="0,11 0,28 147,28 147,39 173,20 147,0 147,11">
          <text:p/>
        </draw:polygon>
        <draw:polygon draw:style-name="gr31" draw:text-style-name="P19" draw:layer="layout" svg:width="0.172cm" svg:height="0.038cm" svg:x="10.404cm" svg:y="5.038cm" svg:viewBox="0 0 173 39" draw:points="0,10 0,28 147,28 147,39 173,18 147,0 147,10">
          <text:p/>
        </draw:polygon>
        <draw:polygon draw:style-name="gr31" draw:text-style-name="P19" draw:layer="layout" svg:width="0.172cm" svg:height="0.038cm" svg:x="10.404cm" svg:y="5.038cm" svg:viewBox="0 0 173 39" draw:points="0,10 0,28 147,28 147,39 173,18 147,0 147,10">
          <text:p/>
        </draw:polygon>
        <draw:polygon draw:style-name="gr16" draw:text-style-name="P11" draw:layer="layout" svg:width="0.172cm" svg:height="0.038cm" svg:x="10.407cm" svg:y="5.04cm" svg:viewBox="0 0 173 39" draw:points="0,11 0,28 147,28 147,39 173,20 147,0 147,11">
          <text:p/>
        </draw:polygon>
        <draw:polygon draw:style-name="gr22" draw:text-style-name="P14" draw:layer="layout" svg:width="0.172cm" svg:height="0.038cm" svg:x="10.407cm" svg:y="5.04cm" svg:viewBox="0 0 173 39" draw:points="0,11 0,28 147,28 147,39 173,20 147,0 147,11">
          <text:p/>
        </draw:polygon>
        <draw:path draw:style-name="gr32" draw:text-style-name="P20" draw:layer="layout" svg:width="0.58cm" svg:height="0.412cm" svg:x="8.434cm" svg:y="17.748cm" svg:viewBox="0 0 581 413" svg:d="M175 413c39 1 78-2 117-9 86-17 167-56 233-112 5-5 10-9 15-13 7-8 13-17 18-26 15-26 23-55 23-86 0-30-8-60-23-86s-38-48-64-63c-14-8-30-14-45-18l-449 413z">
          <text:p/>
        </draw:path>
        <draw:g>
          <draw:path draw:style-name="gr62" draw:text-style-name="P36" draw:layer="layout" svg:width="0.816cm" svg:height="0.497cm" svg:x="8.125cm" svg:y="16.891cm" svg:viewBox="0 0 817 498" svg:d="M309 498l508-310-314-188-503 307c41 50 89 93 144 126 51 31 107 53 165 65z">
            <text:p/>
          </draw:path>
          <draw:path draw:style-name="gr58" draw:text-style-name="P2" draw:layer="layout" svg:width="0.816cm" svg:height="0.497cm" svg:x="8.125cm" svg:y="16.891cm" svg:viewBox="0 0 817 498" svg:d="M309 498l508-310-314-188-503 307c41 50 89 93 144 126 51 31 107 53 165 65z">
            <text:p/>
          </draw:path>
        </draw:g>
        <draw:g>
          <draw:path draw:style-name="gr63" draw:text-style-name="P37" draw:layer="layout" svg:width="0.31cm" svg:height="0.964cm" svg:x="8.125cm" svg:y="17.197cm" svg:viewBox="0 0 311 965" svg:d="M311 191c-59-12-115-34-167-65-54-33-103-75-144-126v789c37 43 81 80 130 109 56 34 117 56 181 67z">
            <text:p/>
          </draw:path>
          <draw:path draw:style-name="gr58" draw:text-style-name="P2" draw:layer="layout" svg:width="0.31cm" svg:height="0.964cm" svg:x="8.125cm" svg:y="17.197cm" svg:viewBox="0 0 311 965" svg:d="M311 191c-59-12-115-34-167-65-54-33-103-75-144-126v789c37 43 81 80 130 109 56 34 117 56 181 67z">
            <text:p/>
          </draw:path>
        </draw:g>
        <draw:g>
          <draw:polygon draw:style-name="gr64" draw:text-style-name="P38" draw:layer="layout" svg:width="0.506cm" svg:height="1.081cm" svg:x="8.435cm" svg:y="17.079cm" svg:viewBox="0 0 507 1082" draw:points="0,309 0,1082 507,776 507,0">
            <text:p/>
          </draw:polygon>
          <draw:polygon draw:style-name="gr58" draw:text-style-name="P2" draw:layer="layout" svg:width="0.506cm" svg:height="1.081cm" svg:x="8.435cm" svg:y="17.079cm" svg:viewBox="0 0 507 1082" draw:points="0,309 0,1082 507,776 507,0">
            <text:p/>
          </draw:polygon>
        </draw:g>
        <draw:path draw:style-name="gr35" draw:text-style-name="P2" draw:layer="layout" svg:width="0.816cm" svg:height="1.27cm" svg:x="8.125cm" svg:y="16.891cm" svg:viewBox="0 0 817 1271" svg:d="M817 188l-314-188-503 306v789c37 43 81 80 129 109 56 34 117 56 180 67l508-306z">
          <text:p/>
        </draw:path>
        <draw:g>
          <draw:path draw:style-name="gr65" draw:text-style-name="P39" draw:layer="layout" svg:width="0.052cm" svg:height="0.067cm" svg:x="8.242cm" svg:y="17.675cm" svg:viewBox="0 0 53 68" svg:d="M50 27c2 6 3 11 3 16 0 6-2 11-4 16-2 4-6 7-10 9-4 1-8 1-13-1-4-1-9-4-13-9-4-4-7-9-9-15-3-6-4-12-4-18 0-5 2-11 4-15s6-7 10-9c4-1 8-1 13 0 4 2 9 5 13 9 4 5 7 10 9 16 1 0 1 1 1 1z">
            <text:p/>
          </draw:path>
          <draw:path draw:style-name="gr57" draw:text-style-name="P2" draw:layer="layout" svg:width="0.052cm" svg:height="0.067cm" svg:x="8.242cm" svg:y="17.675cm" svg:viewBox="0 0 53 68" svg:d="M50 27c2 6 3 11 3 16 0 6-2 11-4 16-2 4-6 7-10 9-4 1-8 1-13-1-4-1-9-4-13-9-4-4-7-9-9-15-3-6-4-12-4-18 0-5 2-11 4-15s6-7 10-9c4-1 8-1 13 0 4 2 9 5 13 9 4 5 7 10 9 16 1 0 1 1 1 1z">
            <text:p/>
          </draw:path>
        </draw:g>
        <draw:path draw:style-name="gr66" draw:text-style-name="P2" draw:layer="layout" svg:width="0.209cm" svg:height="0.215cm" svg:x="8.175cm" svg:y="17.835cm" svg:viewBox="0 0 210 216" svg:d="M0 0c26 24 53 44 81 62 41 26 84 46 129 59M0 47c26 24 53 45 81 63 41 26 84 46 129 59M0 95c26 23 53 44 81 62 41 26 84 46 129 59">
          <text:p/>
        </draw:path>
        <draw:g>
          <draw:path draw:style-name="gr31" draw:text-style-name="P19" draw:layer="layout" svg:width="0.227cm" svg:height="0.144cm" svg:x="8.167cm" svg:y="17.346cm" svg:viewBox="0 0 228 145" svg:d="M8 23c27 26 57 49 88 68 38 23 79 41 122 54 2 0 3-1 5-1 2-1 3-3 4-5 1-1 1-3 1-5s0-4-1-6c-1-1-2-3-4-4s-3-1-5-1c-42-13-83-31-120-54-31-18-60-40-86-65-1-1-1-2-2-3s-2-1-4-1c-1 0-2 1-3 1-1 1-1 2-2 3s-1 2-1 4c0 1 1 2 1 3 0 3 1 5 2 7s3 4 5 5z">
            <text:p/>
          </draw:path>
          <draw:path draw:style-name="gr57" draw:text-style-name="P2" draw:layer="layout" svg:width="0.227cm" svg:height="0.144cm" svg:x="8.167cm" svg:y="17.346cm" svg:viewBox="0 0 228 145" svg:d="M8 23c27 26 57 49 88 68 38 23 79 41 122 54 2 0 3-1 5-1 2-1 3-3 4-5 1-1 1-3 1-5s0-4-1-6c-1-1-2-3-4-4s-3-1-5-1c-42-13-83-31-120-54-31-18-60-40-86-65-1-1-1-2-2-3s-2-1-4-1c-1 0-2 1-3 1-1 1-1 2-2 3s-1 2-1 4c0 1 1 2 1 3 0 3 1 5 2 7s3 4 5 5z">
            <text:p/>
          </draw:path>
        </draw:g>
        <draw:g>
          <draw:path draw:style-name="gr67" draw:text-style-name="P40" draw:layer="layout" svg:width="0.066cm" svg:height="0.047cm" svg:x="8.233cm" svg:y="17.414cm" svg:viewBox="0 0 67 48" svg:d="M67 47c0-1 0-1-1-2-4-14-10-25-18-33-7-8-16-12-24-12s-15 4-22 10c-1 3-2 6-2 9 0 5 2 10 7 15 4 4 11 8 19 10 8 3 17 4 26 4 5 0 10 0 15-1z">
            <text:p/>
          </draw:path>
          <draw:path draw:style-name="gr68" draw:text-style-name="P2" draw:layer="layout" svg:width="0.066cm" svg:height="0.047cm" svg:x="8.233cm" svg:y="17.414cm" svg:viewBox="0 0 67 48" svg:d="M67 47c0-1 0-1-1-2-4-14-10-25-18-33-7-8-16-12-24-12s-15 4-22 10c-1 3-2 6-2 9 0 5 2 10 7 15 4 4 11 8 19 10 8 3 17 4 26 4 5 0 10 0 15-1z">
            <text:p/>
          </draw:path>
        </draw:g>
        <draw:path draw:style-name="gr74" draw:text-style-name="P46" draw:layer="layout" svg:width="0.209cm" svg:height="0.182cm" svg:x="8.175cm" svg:y="17.431cm" svg:viewBox="0 0 210 183" svg:d="M0 0v62c27 25 57 47 88 66 38 23 79 42 122 55v-62c-43-13-83-32-122-56-31-18-61-40-88-65z">
          <text:p/>
        </draw:path>
        <draw:path draw:style-name="gr31" draw:text-style-name="P19" draw:layer="layout" svg:width="0.209cm" svg:height="0.136cm" svg:x="8.175cm" svg:y="17.443cm" svg:viewBox="0 0 210 137" svg:d="M0 15c27 26 57 49 89 69 38 23 79 41 121 53v-15c-43-14-83-32-122-56-31-19-61-41-88-66z">
          <text:p/>
        </draw:path>
        <draw:path draw:style-name="gr58" draw:text-style-name="P2" draw:layer="layout" svg:width="0.209cm" svg:height="0.182cm" svg:x="8.175cm" svg:y="17.43cm" svg:viewBox="0 0 210 183" svg:d="M0 0v62c27 25 57 47 88 66 38 23 79 42 122 55">
          <text:p/>
        </draw:path>
        <draw:path draw:style-name="gr57" draw:text-style-name="P2" draw:layer="layout" svg:width="0.209cm" svg:height="0.182cm" svg:x="8.175cm" svg:y="17.432cm" svg:viewBox="0 0 210 183" svg:d="M210 183v-62c-43-13-83-32-122-56-31-18-61-40-88-65">
          <text:p/>
        </draw:path>
        <draw:path draw:style-name="gr32" draw:text-style-name="P20" draw:layer="layout" svg:width="0.121cm" svg:height="0.123cm" svg:x="8.756cm" svg:y="18.046cm" svg:viewBox="0 0 122 124" svg:d="M0 115c18 6 37 9 57 9 4 0 8 0 12 0 9-1 17-3 25-8s15-13 20-22 8-19 8-30c0-10-3-21-8-30-4-8-10-15-17-20l-22-14z">
          <text:p/>
        </draw:path>
        <draw:g>
          <draw:path draw:style-name="gr121" draw:text-style-name="P65" draw:layer="layout" svg:width="0.291cm" svg:height="0.271cm" svg:x="8.533cm" svg:y="17.89cm" svg:viewBox="0 0 292 272" svg:d="M46 236c45 24 93 36 143 36 2 0 4 0 5 0 17 0 33-5 48-13 1 1 2 2 3 3 3 1 5 2 8 2s5-1 8-2c1-1 2-1 3-2 10-6 19-15 25-26 1-2 2-4 3-6v-100c-1-22-7-43-17-61-11-21-27-38-47-50-5-3-10-6-16-8zM80 0c-5 2-10 5-15 7-20 12-36 30-48 51-10 19-16 40-17 62v56c0 1 0 1 0 1 0 8 2 16 6 23 3 5 7 10 11 14 1 1 3 2 4 3 3 1 6 2 9 2 2 0 4-1 6-1 1 3 2 6 3 9 2 4 4 7 7 9z">
            <text:p/>
          </draw:path>
          <draw:path draw:style-name="gr122" draw:text-style-name="P2" draw:layer="layout" svg:width="0.291cm" svg:height="0.271cm" svg:x="8.533cm" svg:y="17.89cm" svg:viewBox="0 0 292 272" svg:d="M46 236c45 24 93 36 143 36 2 0 4 0 5 0 17 0 33-5 48-13 1 1 2 2 3 3 3 1 5 2 8 2s5-1 8-2c1-1 2-1 3-2 10-6 19-15 25-26 1-2 2-4 3-6v-100c-1-22-7-43-17-61-11-21-27-38-47-50-5-3-10-6-16-8M80 0c-5 2-10 5-15 7-20 12-36 30-48 51-10 19-16 40-17 62v56c0 1 0 1 0 1 0 8 2 16 6 23 3 5 7 10 11 14 1 1 3 2 4 3 3 1 6 2 9 2 2 0 4-1 6-1 1 3 2 6 3 9 2 4 4 7 7 9">
            <text:p/>
          </draw:path>
        </draw:g>
        <draw:g>
          <draw:path draw:style-name="gr121" draw:text-style-name="P65" draw:layer="layout" svg:width="0.172cm" svg:height="0.181cm" svg:x="8.596cm" svg:y="17.745cm" svg:viewBox="0 0 173 182" svg:d="M173 91c0 16-4 32-12 45-7 14-18 26-31 34s-28 12-43 12c-16 0-31-4-44-12s-24-20-31-34c-8-13-12-29-12-45s4-32 12-46c7-13 18-25 31-33s28-12 42-12c1 0 1 0 2 0 15 0 30 4 43 12s24 20 31 33c8 14 12 30 12 46z">
            <text:p/>
          </draw:path>
          <draw:path draw:style-name="gr87" draw:text-style-name="P2" draw:layer="layout" svg:width="0.172cm" svg:height="0.181cm" svg:x="8.596cm" svg:y="17.745cm" svg:viewBox="0 0 173 182" svg:d="M173 91c0 16-4 32-12 45-7 14-18 26-31 34s-28 12-43 12c-16 0-31-4-44-12s-24-20-31-34c-8-13-12-29-12-45s4-32 12-46c7-13 18-25 31-33s28-12 42-12c1 0 1 0 2 0 15 0 30 4 43 12s24 20 31 33c8 14 12 30 12 46z">
            <text:p/>
          </draw:path>
        </draw:g>
        <draw:path draw:style-name="gr35" draw:text-style-name="P2" draw:layer="layout" svg:width="0.291cm" svg:height="0.415cm" svg:x="8.533cm" svg:y="17.745cm" svg:viewBox="0 0 292 416" svg:d="M80 145c-5 2-9 4-13 6-21 13-38 30-49 52-11 18-17 40-18 61v57c0 8 2 16 6 23 3 6 7 10 11 14 1 1 3 2 4 3 3 1 6 2 9 2 2 0 4 0 6-1 1 3 2 7 3 10 2 3 4 6 7 8 45 24 93 36 143 36 2 0 4 0 5 0 17 0 33-5 48-13 1 1 2 2 3 3 3 1 5 2 8 2s5-1 8-2c1-1 2-1 3-2 10-6 19-15 25-26 1-2 2-4 3-6v-91c0-1 0-3 0-4 0-23-6-46-17-66-11-21-27-37-46-49-6-3-11-6-17-8h-1c5-6 10-11 13-18 8-14 12-29 12-45s-4-32-12-45c-7-14-18-25-32-33-13-8-28-13-43-13s-30 5-43 13-24 19-32 33c-7 13-11 29-11 45s4 31 11 45c2 3 4 6 6 9z">
          <text:p/>
        </draw:path>
        <draw:path draw:style-name="gr87" draw:text-style-name="P2" draw:layer="layout" svg:width="0.215cm" svg:height="0.213cm" svg:x="8.567cm" svg:y="17.935cm" svg:viewBox="0 0 216 214" svg:d="M2 173c-4-33-3-65 2-96 5-26 13-52 24-77M208 214c7-33 9-66 6-99-2-29-8-56-18-84">
          <text:p/>
        </draw:path>
        <draw:path draw:style-name="gr32" draw:text-style-name="P20" draw:layer="layout" svg:width="0.069cm" svg:height="0.061cm" svg:x="8.79cm" svg:y="18.104cm" svg:viewBox="0 0 70 62" svg:d="M0 57c5 3 11 5 17 5 3 0 7-1 10-2 6-2 12-5 17-9 8-4 15-9 21-15v-1c1 0 3-2 3-3 1-2 2-4 2-5 0-2-1-4-2-5 0-2-2-3-3-4l-1-1-26-17z">
          <text:p/>
        </draw:path>
        <draw:polygon draw:style-name="gr33" draw:text-style-name="P21" draw:layer="layout" svg:width="0.146cm" svg:height="0.222cm" svg:x="8.679cm" svg:y="17.939cm" svg:viewBox="0 0 147 223" draw:points="0,155 113,223 147,201 147,66 38,0 0,23">
          <text:p/>
        </draw:polygon>
        <draw:path draw:style-name="gr34" draw:text-style-name="P2" draw:layer="layout" svg:width="0.129cm" svg:height="0.184cm" svg:x="8.687cm" svg:y="17.967cm" svg:viewBox="0 0 130 185" svg:d="M0 0l104 62 26-16M104 62v123M0 19l104 63M0 40l104 64M0 61l104 64M0 82l104 64M0 104l104 63M53 139v14M15 115v15M34 106v15M53 97v15M15 73v14M34 64v14M15 32v14">
          <text:p/>
        </draw:path>
        <draw:polygon draw:style-name="gr35" draw:text-style-name="P2" draw:layer="layout" svg:width="0.146cm" svg:height="0.222cm" svg:x="8.679cm" svg:y="17.939cm" svg:viewBox="0 0 147 223" draw:points="0,155 113,223 147,201 147,66 38,0 0,23">
          <text:p/>
        </draw:polygon>
        <draw:frame draw:style-name="gr123" draw:text-style-name="P2" draw:layer="layout" svg:width="1.019cm" svg:height="0.381cm" svg:x="8.633cm" svg:y="18.161cm">
          <draw:text-box>
            <text:p text:style-name="P3"><text:span text:style-name="T6">VPN Server</text:span></text:p>
          </draw:text-box>
        </draw:frame>
        <draw:line draw:style-name="gr25" draw:text-style-name="P2" draw:layer="layout" svg:x1="6.401cm" svg:y1="13.462cm" svg:x2="6.968cm" svg:y2="13.79cm">
          <text:p/>
        </draw:line>
        <draw:line draw:style-name="gr25" draw:text-style-name="P2" draw:layer="layout" svg:x1="15.118cm" svg:y1="11.794cm" svg:x2="15.622cm" svg:y2="12.081cm">
          <text:p/>
        </draw:line>
        <draw:g>
          <draw:polygon draw:style-name="gr20" draw:text-style-name="P13" draw:layer="layout" svg:width="0.889cm" svg:height="0.503cm" svg:x="14.456cm" svg:y="11.07cm" svg:viewBox="0 0 890 504" draw:points="445,504 890,252 445,0 0,252">
            <text:p/>
          </draw:polygon>
          <draw:polygon draw:style-name="gr21" draw:text-style-name="P2" draw:layer="layout" svg:width="0.889cm" svg:height="0.503cm" svg:x="14.456cm" svg:y="11.07cm" svg:viewBox="0 0 890 504" draw:points="445,504 890,252 445,0 0,252">
            <text:p/>
          </draw:polygon>
        </draw:g>
        <draw:g>
          <draw:polygon draw:style-name="gr36" draw:text-style-name="P22" draw:layer="layout" svg:width="0.445cm" svg:height="0.765cm" svg:x="14.9cm" svg:y="11.322cm" svg:viewBox="0 0 446 766" draw:points="0,766 446,514 446,0 0,252">
            <text:p/>
          </draw:polygon>
          <draw:polygon draw:style-name="gr21" draw:text-style-name="P2" draw:layer="layout" svg:width="0.445cm" svg:height="0.765cm" svg:x="14.9cm" svg:y="11.322cm" svg:viewBox="0 0 446 766" draw:points="0,766 446,514 446,0 0,252">
            <text:p/>
          </draw:polygon>
        </draw:g>
        <draw:g>
          <draw:polygon draw:style-name="gr37" draw:text-style-name="P23" draw:layer="layout" svg:width="0.445cm" svg:height="0.765cm" svg:x="14.456cm" svg:y="11.322cm" svg:viewBox="0 0 446 766" draw:points="0,514 446,766 446,252 0,0">
            <text:p/>
          </draw:polygon>
          <draw:polygon draw:style-name="gr25" draw:text-style-name="P2" draw:layer="layout" svg:width="0.445cm" svg:height="0.765cm" svg:x="14.456cm" svg:y="11.322cm" svg:viewBox="0 0 446 766" draw:points="0,514 446,766 446,252 0,0">
            <text:p/>
          </draw:polygon>
        </draw:g>
        <draw:g>
          <draw:path draw:style-name="gr22" draw:text-style-name="P14" draw:layer="layout" svg:width="0.381cm" svg:height="0.543cm" svg:x="14.487cm" svg:y="11.433cm" svg:viewBox="0 0 382 544" svg:d="M63 0l-63 35 63 108v-58l49 27 63 151-63 78-49-27v-57l-63 35 63 108v-57c15 9 30 18 45 27 6 3 13 6 19 9l64-79 63 151 65 36v57l63-35-63-108v58l-49-27-63-151 63-78 49 27v57l63-36-63-107v57l-65-36c-22 25-43 51-63 78l-64-151-64-35z">
            <text:p/>
          </draw:path>
          <draw:path draw:style-name="gr23" draw:text-style-name="P2" draw:layer="layout" svg:width="0.381cm" svg:height="0.543cm" svg:x="14.487cm" svg:y="11.433cm" svg:viewBox="0 0 382 544" svg:d="M63 0l-63 35 63 108v-58l49 27 63 151-63 78-49-27v-57l-63 35 63 108v-57c15 9 30 18 45 27 6 3 13 6 19 9l64-79 63 151 65 36v57l63-35-63-108v58l-49-27-63-151 63-78 49 27v57l63-36-63-107v57l-65-36c-22 25-43 51-63 78l-64-151-64-35z">
            <text:p/>
          </draw:path>
        </draw:g>
        <draw:polygon draw:style-name="gr26" draw:text-style-name="P2" draw:layer="layout" svg:width="0.889cm" svg:height="1.016cm" svg:x="14.456cm" svg:y="11.07cm" svg:viewBox="0 0 890 1017" draw:points="0,251 0,765 445,1017 890,765 890,251 445,0">
          <text:p/>
        </draw:polygon>
        <draw:g>
          <draw:polygon draw:style-name="gr22" draw:text-style-name="P14" draw:layer="layout" svg:width="0.216cm" svg:height="0.122cm" svg:x="14.929cm" svg:y="11.291cm" svg:viewBox="0 0 217 123" draw:points="217,41 204,116 72,123 131,89 0,14 25,0 157,75">
            <text:p/>
          </draw:polygon>
          <draw:polygon draw:style-name="gr23" draw:text-style-name="P2" draw:layer="layout" svg:width="0.216cm" svg:height="0.122cm" svg:x="14.929cm" svg:y="11.291cm" svg:viewBox="0 0 217 123" draw:points="217,41 204,116 72,123 131,89 0,14 25,0 157,75">
            <text:p/>
          </draw:polygon>
        </draw:g>
        <draw:g>
          <draw:polygon draw:style-name="gr22" draw:text-style-name="P14" draw:layer="layout" svg:width="0.216cm" svg:height="0.122cm" svg:x="14.833cm" svg:y="11.131cm" svg:viewBox="0 0 217 123" draw:points="0,82 12,7 144,0 85,34 217,109 191,123 60,48">
            <text:p/>
          </draw:polygon>
          <draw:polygon draw:style-name="gr23" draw:text-style-name="P2" draw:layer="layout" svg:width="0.216cm" svg:height="0.122cm" svg:x="14.833cm" svg:y="11.131cm" svg:viewBox="0 0 217 123" draw:points="0,82 12,7 144,0 85,34 217,109 191,123 60,48">
            <text:p/>
          </draw:polygon>
        </draw:g>
        <draw:g>
          <draw:polygon draw:style-name="gr22" draw:text-style-name="P14" draw:layer="layout" svg:width="0.216cm" svg:height="0.122cm" svg:x="14.753cm" svg:y="11.391cm" svg:viewBox="0 0 217 123" draw:points="217,41 204,116 72,123 131,89 0,14 25,0 157,75">
            <text:p/>
          </draw:polygon>
          <draw:polygon draw:style-name="gr23" draw:text-style-name="P2" draw:layer="layout" svg:width="0.216cm" svg:height="0.122cm" svg:x="14.753cm" svg:y="11.391cm" svg:viewBox="0 0 217 123" draw:points="217,41 204,116 72,123 131,89 0,14 25,0 157,75">
            <text:p/>
          </draw:polygon>
        </draw:g>
        <draw:g>
          <draw:polygon draw:style-name="gr22" draw:text-style-name="P14" draw:layer="layout" svg:width="0.216cm" svg:height="0.122cm" svg:x="14.654cm" svg:y="11.232cm" svg:viewBox="0 0 217 123" draw:points="0,82 12,7 144,0 85,34 217,109 191,123 60,48">
            <text:p/>
          </draw:polygon>
          <draw:polygon draw:style-name="gr23" draw:text-style-name="P2" draw:layer="layout" svg:width="0.216cm" svg:height="0.122cm" svg:x="14.654cm" svg:y="11.232cm" svg:viewBox="0 0 217 123" draw:points="0,82 12,7 144,0 85,34 217,109 191,123 60,48">
            <text:p/>
          </draw:polygon>
        </draw:g>
        <draw:frame draw:style-name="gr124" draw:text-style-name="P2" draw:layer="layout" svg:width="1.313cm" svg:height="1.174cm" svg:x="14.283cm" svg:y="9.887cm">
          <draw:text-box>
            <text:p text:style-name="P3"><text:span text:style-name="T11">Internal</text:span></text:p>
            <text:p text:style-name="P3"><text:span text:style-name="T11">Aggregation</text:span></text:p>
            <text:p text:style-name="P3"><text:span text:style-name="T11">Switch</text:span></text:p>
          </draw:text-box>
        </draw:frame>
        <draw:line draw:style-name="gr25" draw:text-style-name="P2" draw:layer="layout" svg:x1="5.97cm" svg:y1="13.589cm" svg:x2="2.965cm" svg:y2="15.017cm">
          <text:p/>
        </draw:line>
        <draw:g>
          <draw:polygon draw:style-name="gr27" draw:text-style-name="P16" draw:layer="layout" svg:width="0.458cm" svg:height="0.216cm" svg:x="4.318cm" svg:y="14.135cm" svg:viewBox="0 0 459 217" draw:points="459,217 0,217 0,0 459,0">
            <text:p/>
          </draw:polygon>
          <draw:polygon draw:style-name="gr28" draw:text-style-name="P2" draw:layer="layout" svg:width="0.458cm" svg:height="0.216cm" svg:x="4.318cm" svg:y="14.135cm" svg:viewBox="0 0 459 217" draw:points="459,217 0,217 0,0 459,0">
            <text:p/>
          </draw:polygon>
        </draw:g>
        <draw:polygon draw:style-name="gr29" draw:text-style-name="P17" draw:layer="layout" svg:width="0.05cm" svg:height="0.254cm" svg:x="4.776cm" svg:y="14.097cm" svg:viewBox="0 0 51 255" draw:points="0,255 51,220 51,0 0,38">
          <text:p/>
        </draw:polygon>
        <draw:g>
          <draw:polygon draw:style-name="gr27" draw:text-style-name="P16" draw:layer="layout" svg:width="0.05cm" svg:height="0.254cm" svg:x="4.776cm" svg:y="14.097cm" svg:viewBox="0 0 51 255" draw:points="0,255 51,220 51,0 0,38">
            <text:p/>
          </draw:polygon>
          <draw:polygon draw:style-name="gr28" draw:text-style-name="P2" draw:layer="layout" svg:width="0.05cm" svg:height="0.254cm" svg:x="4.776cm" svg:y="14.097cm" svg:viewBox="0 0 51 255" draw:points="0,255 51,220 51,0 0,38">
            <text:p/>
          </draw:polygon>
        </draw:g>
        <draw:polygon draw:style-name="gr30" draw:text-style-name="P18" draw:layer="layout" svg:width="0.508cm" svg:height="0.038cm" svg:x="4.318cm" svg:y="14.097cm" svg:viewBox="0 0 509 39" draw:points="459,39 509,0 49,0 0,39">
          <text:p/>
        </draw:polygon>
        <draw:g>
          <draw:polygon draw:style-name="gr16" draw:text-style-name="P11" draw:layer="layout" svg:width="0.508cm" svg:height="0.038cm" svg:x="4.318cm" svg:y="14.097cm" svg:viewBox="0 0 509 39" draw:points="459,39 509,0 49,0 0,39">
            <text:p/>
          </draw:polygon>
          <draw:polygon draw:style-name="gr28" draw:text-style-name="P2" draw:layer="layout" svg:width="0.508cm" svg:height="0.038cm" svg:x="4.318cm" svg:y="14.097cm" svg:viewBox="0 0 509 39" draw:points="459,39 509,0 49,0 0,39">
            <text:p/>
          </draw:polygon>
        </draw:g>
        <draw:polygon draw:style-name="gr31" draw:text-style-name="P19" draw:layer="layout" svg:width="0.175cm" svg:height="0.038cm" svg:x="4.562cm" svg:y="14.226cm" svg:viewBox="0 0 176 39" draw:points="0,10 0,28 152,28 152,39 176,18 152,0 152,10">
          <text:p/>
        </draw:polygon>
        <draw:polygon draw:style-name="gr31" draw:text-style-name="P19" draw:layer="layout" svg:width="0.175cm" svg:height="0.038cm" svg:x="4.562cm" svg:y="14.226cm" svg:viewBox="0 0 176 39" draw:points="0,10 0,28 152,28 152,39 176,18 152,0 152,10">
          <text:p/>
        </draw:polygon>
        <draw:polygon draw:style-name="gr16" draw:text-style-name="P11" draw:layer="layout" svg:width="0.175cm" svg:height="0.038cm" svg:x="4.565cm" svg:y="14.228cm" svg:viewBox="0 0 176 39" draw:points="0,11 0,28 152,28 152,39 176,20 152,0 152,11">
          <text:p/>
        </draw:polygon>
        <draw:polygon draw:style-name="gr22" draw:text-style-name="P14" draw:layer="layout" svg:width="0.175cm" svg:height="0.038cm" svg:x="4.565cm" svg:y="14.228cm" svg:viewBox="0 0 176 39" draw:points="0,11 0,28 152,28 152,39 176,20 152,0 152,11">
          <text:p/>
        </draw:polygon>
        <draw:polygon draw:style-name="gr31" draw:text-style-name="P19" draw:layer="layout" svg:width="0.172cm" svg:height="0.038cm" svg:x="4.361cm" svg:y="14.226cm" svg:viewBox="0 0 173 39" draw:points="0,10 0,28 147,28 147,39 173,18 147,0 147,10">
          <text:p/>
        </draw:polygon>
        <draw:polygon draw:style-name="gr31" draw:text-style-name="P19" draw:layer="layout" svg:width="0.172cm" svg:height="0.038cm" svg:x="4.361cm" svg:y="14.226cm" svg:viewBox="0 0 173 39" draw:points="0,10 0,28 147,28 147,39 173,18 147,0 147,10">
          <text:p/>
        </draw:polygon>
        <draw:polygon draw:style-name="gr16" draw:text-style-name="P11" draw:layer="layout" svg:width="0.172cm" svg:height="0.038cm" svg:x="4.364cm" svg:y="14.228cm" svg:viewBox="0 0 173 39" draw:points="0,11 0,28 147,28 147,39 173,20 147,0 147,11">
          <text:p/>
        </draw:polygon>
        <draw:polygon draw:style-name="gr22" draw:text-style-name="P14" draw:layer="layout" svg:width="0.172cm" svg:height="0.038cm" svg:x="4.364cm" svg:y="14.228cm" svg:viewBox="0 0 173 39" draw:points="0,11 0,28 147,28 147,39 173,20 147,0 147,11">
          <text:p/>
        </draw:polygon>
        <draw:polygon draw:style-name="gr31" draw:text-style-name="P19" draw:layer="layout" svg:width="0.172cm" svg:height="0.038cm" svg:x="4.562cm" svg:y="14.168cm" svg:viewBox="0 0 173 39" draw:points="0,10 0,28 147,28 147,39 173,18 147,0 147,10">
          <text:p/>
        </draw:polygon>
        <draw:polygon draw:style-name="gr31" draw:text-style-name="P19" draw:layer="layout" svg:width="0.172cm" svg:height="0.038cm" svg:x="4.562cm" svg:y="14.168cm" svg:viewBox="0 0 173 39" draw:points="0,10 0,28 147,28 147,39 173,18 147,0 147,10">
          <text:p/>
        </draw:polygon>
        <draw:polygon draw:style-name="gr16" draw:text-style-name="P11" draw:layer="layout" svg:width="0.172cm" svg:height="0.038cm" svg:x="4.565cm" svg:y="14.17cm" svg:viewBox="0 0 173 39" draw:points="0,11 0,28 147,28 147,39 173,20 147,0 147,11">
          <text:p/>
        </draw:polygon>
        <draw:polygon draw:style-name="gr22" draw:text-style-name="P14" draw:layer="layout" svg:width="0.172cm" svg:height="0.038cm" svg:x="4.565cm" svg:y="14.17cm" svg:viewBox="0 0 173 39" draw:points="0,11 0,28 147,28 147,39 173,20 147,0 147,11">
          <text:p/>
        </draw:polygon>
        <draw:polygon draw:style-name="gr31" draw:text-style-name="P19" draw:layer="layout" svg:width="0.172cm" svg:height="0.038cm" svg:x="4.562cm" svg:y="14.283cm" svg:viewBox="0 0 173 39" draw:points="0,10 0,28 147,28 147,39 173,18 147,0 147,10">
          <text:p/>
        </draw:polygon>
        <draw:polygon draw:style-name="gr31" draw:text-style-name="P19" draw:layer="layout" svg:width="0.172cm" svg:height="0.038cm" svg:x="4.562cm" svg:y="14.283cm" svg:viewBox="0 0 173 39" draw:points="0,10 0,28 147,28 147,39 173,18 147,0 147,10">
          <text:p/>
        </draw:polygon>
        <draw:polygon draw:style-name="gr16" draw:text-style-name="P11" draw:layer="layout" svg:width="0.172cm" svg:height="0.038cm" svg:x="4.565cm" svg:y="14.285cm" svg:viewBox="0 0 173 39" draw:points="0,11 0,28 147,28 147,39 173,20 147,0 147,11">
          <text:p/>
        </draw:polygon>
        <draw:polygon draw:style-name="gr22" draw:text-style-name="P14" draw:layer="layout" svg:width="0.172cm" svg:height="0.038cm" svg:x="4.565cm" svg:y="14.285cm" svg:viewBox="0 0 173 39" draw:points="0,11 0,28 147,28 147,39 173,20 147,0 147,11">
          <text:p/>
        </draw:polygon>
        <draw:g>
          <draw:path draw:style-name="gr20" draw:text-style-name="P13" draw:layer="layout" svg:width="0.508cm" svg:height="0.305cm" svg:x="5.248cm" svg:y="13.55cm" svg:viewBox="0 0 509 306" svg:d="M509 153c0 27-12 53-34 76-22 24-55 43-93 57-39 13-83 20-127 20-45 0-89-7-128-20-38-14-71-33-93-56-22-24-34-50-34-77s12-53 34-76c22-24 55-43 93-57 39-13 83-20 127-20 45 0 89 7 128 20 38 14 71 33 93 56 22 24 34 50 34 77z">
            <text:p/>
          </draw:path>
          <draw:path draw:style-name="gr21" draw:text-style-name="P2" draw:layer="layout" svg:width="0.508cm" svg:height="0.305cm" svg:x="5.248cm" svg:y="13.55cm" svg:viewBox="0 0 509 306" svg:d="M509 153c0 27-12 53-34 76-22 24-55 43-93 57-39 13-83 20-127 20-45 0-89-7-128-20-38-14-71-33-93-56-22-24-34-50-34-77s12-53 34-76c22-24 55-43 93-57 39-13 83-20 127-20 45 0 89 7 128 20 38 14 71 33 93 56 22 24 34 50 34 77z">
            <text:p/>
          </draw:path>
        </draw:g>
        <draw:g>
          <draw:polygon draw:style-name="gr22" draw:text-style-name="P14" draw:layer="layout" svg:width="0.174cm" svg:height="0.1cm" svg:x="5.502cm" svg:y="13.602cm" svg:viewBox="0 0 175 101" draw:points="175,72 175,0 51,0 102,29 0,88 21,101 124,41">
            <text:p/>
          </draw:polygon>
          <draw:polygon draw:style-name="gr23" draw:text-style-name="P2" draw:layer="layout" svg:width="0.174cm" svg:height="0.1cm" svg:x="5.502cm" svg:y="13.602cm" svg:viewBox="0 0 175 101" draw:points="175,72 175,0 51,0 102,29 0,88 21,101 124,41">
            <text:p/>
          </draw:polygon>
        </draw:g>
        <draw:g>
          <draw:polygon draw:style-name="gr22" draw:text-style-name="P14" draw:layer="layout" svg:width="0.185cm" svg:height="0.107cm" svg:x="5.317cm" svg:y="13.596cm" svg:viewBox="0 0 186 108" draw:points="186,36 175,102 62,108 113,78 0,12 21,0 135,65">
            <text:p/>
          </draw:polygon>
          <draw:polygon draw:style-name="gr23" draw:text-style-name="P2" draw:layer="layout" svg:width="0.185cm" svg:height="0.107cm" svg:x="5.317cm" svg:y="13.596cm" svg:viewBox="0 0 186 108" draw:points="186,36 175,102 62,108 113,78 0,12 21,0 135,65">
            <text:p/>
          </draw:polygon>
        </draw:g>
        <draw:g>
          <draw:polygon draw:style-name="gr22" draw:text-style-name="P14" draw:layer="layout" svg:width="0.185cm" svg:height="0.107cm" svg:x="5.502cm" svg:y="13.703cm" svg:viewBox="0 0 186 108" draw:points="0,72 10,6 124,0 73,30 186,95 164,108 51,42">
            <text:p/>
          </draw:polygon>
          <draw:polygon draw:style-name="gr23" draw:text-style-name="P2" draw:layer="layout" svg:width="0.185cm" svg:height="0.107cm" svg:x="5.502cm" svg:y="13.703cm" svg:viewBox="0 0 186 108" draw:points="0,72 10,6 124,0 73,30 186,95 164,108 51,42">
            <text:p/>
          </draw:polygon>
        </draw:g>
        <draw:g>
          <draw:polygon draw:style-name="gr22" draw:text-style-name="P14" draw:layer="layout" svg:width="0.174cm" svg:height="0.1cm" svg:x="5.328cm" svg:y="13.703cm" svg:viewBox="0 0 175 101" draw:points="0,29 0,101 124,101 73,72 175,12 153,0 51,59">
            <text:p/>
          </draw:polygon>
          <draw:polygon draw:style-name="gr23" draw:text-style-name="P2" draw:layer="layout" svg:width="0.174cm" svg:height="0.1cm" svg:x="5.328cm" svg:y="13.703cm" svg:viewBox="0 0 175 101" draw:points="0,29 0,101 124,101 73,72 175,12 153,0 51,59">
            <text:p/>
          </draw:polygon>
        </draw:g>
        <draw:g>
          <draw:path draw:style-name="gr24" draw:text-style-name="P15" draw:layer="layout" svg:width="0.508cm" svg:height="0.356cm" svg:x="5.248cm" svg:y="13.703cm" svg:viewBox="0 0 509 357" svg:d="M0 0v204c0 27 12 53 34 77 22 23 55 42 93 56 39 13 83 20 128 20 44 0 88-7 127-20 38-14 71-33 93-56 22-24 34-50 34-77v-204c0 27-12 53-34 76-22 24-55 43-93 56-39 14-83 21-127 21-45 0-89-7-128-21-38-13-71-32-93-56-22-23-34-49-34-76z">
            <text:p/>
          </draw:path>
          <draw:path draw:style-name="gr25" draw:text-style-name="P2" draw:layer="layout" svg:width="0.508cm" svg:height="0.356cm" svg:x="5.248cm" svg:y="13.703cm" svg:viewBox="0 0 509 357" svg:d="M0 0v204c0 27 12 53 34 77 22 23 55 42 93 56 39 13 83 20 128 20 44 0 88-7 127-20 38-14 71-33 93-56 22-24 34-50 34-77v-204c0 27-12 53-34 76-22 24-55 43-93 56-39 14-83 21-127 21-45 0-89-7-128-21-38-13-71-32-93-56-22-23-34-49-34-76z">
            <text:p/>
          </draw:path>
        </draw:g>
        <draw:path draw:style-name="gr26" draw:text-style-name="P2" draw:layer="layout" svg:width="0.508cm" svg:height="0.507cm" svg:x="5.248cm" svg:y="13.55cm" svg:viewBox="0 0 509 508" svg:d="M509 152c0-26-12-53-34-76s-55-42-93-56c-39-13-83-20-128-20-44 0-88 7-127 20-38 14-71 33-93 56s-34 50-34 76v204c0 26 12 53 34 76s55 42 93 56c39 13 83 20 128 20 44 0 88-7 127-20 38-14 71-33 93-56s34-50 34-76z">
          <text:p/>
        </draw:path>
        <draw:path draw:style-name="gr32" draw:text-style-name="P20" draw:layer="layout" svg:width="0.632cm" svg:height="0.412cm" svg:x="3.322cm" svg:y="14.763cm" svg:viewBox="0 0 633 413" svg:d="M191 413c17 1 34 0 52 0 95-5 188-33 269-80 27-16 52-34 76-54 7-8 14-17 20-26 16-26 25-56 25-86s-9-60-25-86c-17-26-41-48-70-63-16-8-32-14-49-18l-489 413z">
          <text:p/>
        </draw:path>
        <draw:g>
          <draw:path draw:style-name="gr62" draw:text-style-name="P36" draw:layer="layout" svg:width="0.889cm" svg:height="0.497cm" svg:x="2.984cm" svg:y="13.906cm" svg:viewBox="0 0 890 498" svg:d="M337 498l553-310-342-188-548 307c44 50 97 93 157 126 56 31 117 53 180 65z">
            <text:p/>
          </draw:path>
          <draw:path draw:style-name="gr58" draw:text-style-name="P2" draw:layer="layout" svg:width="0.889cm" svg:height="0.497cm" svg:x="2.984cm" svg:y="13.906cm" svg:viewBox="0 0 890 498" svg:d="M337 498l553-310-342-188-548 307c44 50 97 93 157 126 56 31 117 53 180 65z">
            <text:p/>
          </draw:path>
        </draw:g>
        <draw:g>
          <draw:path draw:style-name="gr63" draw:text-style-name="P37" draw:layer="layout" svg:width="0.337cm" svg:height="0.964cm" svg:x="2.984cm" svg:y="14.212cm" svg:viewBox="0 0 338 965" svg:d="M338 191c-64-12-125-34-181-65-60-33-113-76-157-126v789c41 43 88 80 140 109 61 34 128 56 198 67z">
            <text:p/>
          </draw:path>
          <draw:path draw:style-name="gr58" draw:text-style-name="P2" draw:layer="layout" svg:width="0.337cm" svg:height="0.964cm" svg:x="2.984cm" svg:y="14.212cm" svg:viewBox="0 0 338 965" svg:d="M338 191c-64-12-125-34-181-65-60-33-113-76-157-126v789c41 43 88 80 140 109 61 34 128 56 198 67z">
            <text:p/>
          </draw:path>
        </draw:g>
        <draw:g>
          <draw:polygon draw:style-name="gr64" draw:text-style-name="P38" draw:layer="layout" svg:width="0.552cm" svg:height="1.081cm" svg:x="3.321cm" svg:y="14.094cm" svg:viewBox="0 0 553 1082" draw:points="0,309 0,1082 553,776 553,0">
            <text:p/>
          </draw:polygon>
          <draw:polygon draw:style-name="gr58" draw:text-style-name="P2" draw:layer="layout" svg:width="0.552cm" svg:height="1.081cm" svg:x="3.321cm" svg:y="14.094cm" svg:viewBox="0 0 553 1082" draw:points="0,309 0,1082 553,776 553,0">
            <text:p/>
          </draw:polygon>
        </draw:g>
        <draw:path draw:style-name="gr35" draw:text-style-name="P2" draw:layer="layout" svg:width="0.889cm" svg:height="1.27cm" svg:x="2.984cm" svg:y="13.906cm" svg:viewBox="0 0 890 1271" svg:d="M890 188l-342-188-548 306v789c40 43 88 80 140 109 61 34 128 56 197 67l552-306v-777z">
          <text:p/>
        </draw:path>
        <draw:g>
          <draw:path draw:style-name="gr65" draw:text-style-name="P39" draw:layer="layout" svg:width="0.054cm" svg:height="0.07cm" svg:x="3.112cm" svg:y="14.69cm" svg:viewBox="0 0 55 71" svg:d="M52 27c2 6 3 12 3 18s-1 11-4 16c-2 4-6 7-10 9s-9 2-14 0-10-5-14-9c-4-5-7-10-10-16-2-6-3-12-3-18s1-12 4-16c2-4 6-7 10-9 4-3 9-3 14 0 5 1 10 5 14 9s7 10 10 16z">
            <text:p/>
          </draw:path>
          <draw:path draw:style-name="gr57" draw:text-style-name="P2" draw:layer="layout" svg:width="0.054cm" svg:height="0.07cm" svg:x="3.112cm" svg:y="14.69cm" svg:viewBox="0 0 55 71" svg:d="M52 27c2 6 3 12 3 18s-1 11-4 16c-2 4-6 7-10 9s-9 2-14 0-10-5-14-9c-4-5-7-10-10-16-2-6-3-12-3-18s1-12 4-16c2-4 6-7 10-9 4-3 9-3 14 0 5 1 10 5 14 9s7 10 10 16z">
            <text:p/>
          </draw:path>
        </draw:g>
        <draw:path draw:style-name="gr66" draw:text-style-name="P2" draw:layer="layout" svg:width="0.228cm" svg:height="0.215cm" svg:x="3.038cm" svg:y="14.85cm" svg:viewBox="0 0 229 216" svg:d="M0 0c34 28 70 53 108 73 39 21 79 37 121 48M0 47c34 29 70 53 108 74 39 20 79 36 121 48M0 95c34 28 70 53 108 73 39 21 79 37 121 48">
          <text:p/>
        </draw:path>
        <draw:g>
          <draw:path draw:style-name="gr31" draw:text-style-name="P19" draw:layer="layout" svg:width="0.248cm" svg:height="0.143cm" svg:x="3.029cm" svg:y="14.361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3.029cm" svg:y="14.361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3.102cm" svg:y="14.429cm" svg:viewBox="0 0 72 47" svg:d="M72 46c0-1 0-1-1-2-4-13-11-25-19-33-9-7-18-11-27-11-8 0-16 3-23 9-2 3-2 6-2 9 0 5 2 10 7 14 5 5 12 9 21 11 9 3 18 4 28 4 6 0 11 0 16-1z">
            <text:p/>
          </draw:path>
          <draw:path draw:style-name="gr68" draw:text-style-name="P2" draw:layer="layout" svg:width="0.071cm" svg:height="0.046cm" svg:x="3.102cm" svg:y="14.429cm" svg:viewBox="0 0 72 47" svg:d="M72 46c0-1 0-1-1-2-4-13-11-25-19-33-9-7-18-11-27-11-8 0-16 3-23 9-2 3-2 6-2 9 0 5 2 10 7 14 5 5 12 9 21 11 9 3 18 4 28 4 6 0 11 0 16-1z">
            <text:p/>
          </draw:path>
        </draw:g>
        <draw:path draw:style-name="gr74" draw:text-style-name="P46" draw:layer="layout" svg:width="0.228cm" svg:height="0.182cm" svg:x="3.038cm" svg:y="14.446cm" svg:viewBox="0 0 229 183" svg:d="M0 0v62c30 25 62 47 97 66 41 23 86 42 132 55v-62c-46-13-91-32-133-55-34-19-66-41-96-66z">
          <text:p/>
        </draw:path>
        <draw:path draw:style-name="gr31" draw:text-style-name="P19" draw:layer="layout" svg:width="0.228cm" svg:height="0.136cm" svg:x="3.038cm" svg:y="14.458cm" svg:viewBox="0 0 229 137" svg:d="M0 15c30 26 62 49 97 69 41 23 86 41 132 53v-15c-46-14-91-32-132-56-35-19-67-41-97-66z">
          <text:p/>
        </draw:path>
        <draw:path draw:style-name="gr58" draw:text-style-name="P2" draw:layer="layout" svg:width="0.228cm" svg:height="0.182cm" svg:x="3.038cm" svg:y="14.444cm" svg:viewBox="0 0 229 183" svg:d="M0 0v62c30 25 62 47 97 66 41 23 86 42 132 55">
          <text:p/>
        </draw:path>
        <draw:path draw:style-name="gr57" draw:text-style-name="P2" draw:layer="layout" svg:width="0.228cm" svg:height="0.182cm" svg:x="3.038cm" svg:y="14.447cm" svg:viewBox="0 0 229 183" svg:d="M229 183v-62c-46-13-91-32-133-55-34-19-66-41-96-66">
          <text:p/>
        </draw:path>
        <draw:path draw:style-name="gr32" draw:text-style-name="P20" draw:layer="layout" svg:width="0.151cm" svg:height="0.122cm" svg:x="3.64cm" svg:y="15.156cm" svg:viewBox="0 0 152 123" svg:d="M0 114c11 6 23 9 36 9 8 0 17-1 24-4 14-5 28-11 40-18 15-8 29-18 42-29 3-2 5-5 7-8s3-6 3-10c0-3-1-7-3-10s-4-5-8-7c-1-1-2-1-3-2l-56-35z">
          <text:p/>
        </draw:path>
        <draw:polygon draw:style-name="gr33" draw:text-style-name="P21" draw:layer="layout" svg:width="0.318cm" svg:height="0.445cm" svg:x="3.396cm" svg:y="14.827cm" svg:viewBox="0 0 319 446" draw:points="0,309 243,446 319,403 319,133 82,0 0,46">
          <text:p/>
        </draw:polygon>
        <draw:path draw:style-name="gr34" draw:text-style-name="P2" draw:layer="layout" svg:width="0.281cm" svg:height="0.369cm" svg:x="3.415cm" svg:y="14.884cm" svg:viewBox="0 0 282 370" svg:d="M0 0l225 126 57-32M225 126v244M0 39l225 126M0 81l225 127M0 124l225 126M0 166l225 127M0 208l225 127M115 278v28M33 230v29M74 212v29M115 194v29M33 147v29M74 130v28M33 64v30">
          <text:p/>
        </draw:path>
        <draw:polygon draw:style-name="gr35" draw:text-style-name="P2" draw:layer="layout" svg:width="0.318cm" svg:height="0.445cm" svg:x="3.396cm" svg:y="14.827cm" svg:viewBox="0 0 319 446" draw:points="0,309 243,446 319,403 319,133 82,0 0,46">
          <text:p/>
        </draw:polygon>
        <draw:frame draw:style-name="gr61" draw:text-style-name="P2" draw:layer="layout" svg:width="1.273cm" svg:height="0.296cm" svg:x="3.173cm" svg:y="15.346cm">
          <draw:text-box>
            <text:p text:style-name="P3"><text:span text:style-name="T6">Firewall Service</text:span></text:p>
          </draw:text-box>
        </draw:frame>
        <draw:g>
          <draw:polygon draw:style-name="gr20" draw:text-style-name="P13" draw:layer="layout" svg:width="0.889cm" svg:height="0.503cm" svg:x="5.716cm" svg:y="12.717cm" svg:viewBox="0 0 890 504" draw:points="445,504 890,252 445,0 0,252">
            <text:p/>
          </draw:polygon>
          <draw:polygon draw:style-name="gr21" draw:text-style-name="P2" draw:layer="layout" svg:width="0.889cm" svg:height="0.503cm" svg:x="5.716cm" svg:y="12.717cm" svg:viewBox="0 0 890 504" draw:points="445,504 890,252 445,0 0,252">
            <text:p/>
          </draw:polygon>
        </draw:g>
        <draw:g>
          <draw:polygon draw:style-name="gr36" draw:text-style-name="P22" draw:layer="layout" svg:width="0.445cm" svg:height="0.765cm" svg:x="6.161cm" svg:y="12.969cm" svg:viewBox="0 0 446 766" draw:points="0,766 446,514 446,0 0,252">
            <text:p/>
          </draw:polygon>
          <draw:polygon draw:style-name="gr21" draw:text-style-name="P2" draw:layer="layout" svg:width="0.445cm" svg:height="0.765cm" svg:x="6.161cm" svg:y="12.969cm" svg:viewBox="0 0 446 766" draw:points="0,766 446,514 446,0 0,252">
            <text:p/>
          </draw:polygon>
        </draw:g>
        <draw:g>
          <draw:polygon draw:style-name="gr37" draw:text-style-name="P23" draw:layer="layout" svg:width="0.445cm" svg:height="0.765cm" svg:x="5.716cm" svg:y="12.969cm" svg:viewBox="0 0 446 766" draw:points="0,514 446,766 446,252 0,0">
            <text:p/>
          </draw:polygon>
          <draw:polygon draw:style-name="gr25" draw:text-style-name="P2" draw:layer="layout" svg:width="0.445cm" svg:height="0.765cm" svg:x="5.716cm" svg:y="12.969cm" svg:viewBox="0 0 446 766" draw:points="0,514 446,766 446,252 0,0">
            <text:p/>
          </draw:polygon>
        </draw:g>
        <draw:g>
          <draw:path draw:style-name="gr22" draw:text-style-name="P14" draw:layer="layout" svg:width="0.381cm" svg:height="0.543cm" svg:x="5.748cm" svg:y="13.08cm" svg:viewBox="0 0 382 544" svg:d="M63 0l-63 35 63 108v-58l49 27 63 151-63 78-49-27v-57l-63 35 63 108v-57c15 9 30 18 45 27 6 3 13 6 19 9l64-79 63 151 65 36v57l63-35-63-108v58l-49-27-63-151 63-78 49 27v57l63-36-63-107v57l-65-36c-22 25-43 51-63 78l-64-151-64-35z">
            <text:p/>
          </draw:path>
          <draw:path draw:style-name="gr23" draw:text-style-name="P2" draw:layer="layout" svg:width="0.381cm" svg:height="0.543cm" svg:x="5.748cm" svg:y="13.08cm" svg:viewBox="0 0 382 544" svg:d="M63 0l-63 35 63 108v-58l49 27 63 151-63 78-49-27v-57l-63 35 63 108v-57c15 9 30 18 45 27 6 3 13 6 19 9l64-79 63 151 65 36v57l63-35-63-108v58l-49-27-63-151 63-78 49 27v57l63-36-63-107v57l-65-36c-22 25-43 51-63 78l-64-151-64-35z">
            <text:p/>
          </draw:path>
        </draw:g>
        <draw:polygon draw:style-name="gr26" draw:text-style-name="P2" draw:layer="layout" svg:width="0.889cm" svg:height="1.016cm" svg:x="5.716cm" svg:y="12.717cm" svg:viewBox="0 0 890 1017" draw:points="0,251 0,765 445,1017 890,765 890,251 445,0">
          <text:p/>
        </draw:polygon>
        <draw:g>
          <draw:polygon draw:style-name="gr22" draw:text-style-name="P14" draw:layer="layout" svg:width="0.216cm" svg:height="0.122cm" svg:x="6.189cm" svg:y="12.938cm" svg:viewBox="0 0 217 123" draw:points="217,41 204,116 72,123 131,89 0,14 25,0 157,75">
            <text:p/>
          </draw:polygon>
          <draw:polygon draw:style-name="gr23" draw:text-style-name="P2" draw:layer="layout" svg:width="0.216cm" svg:height="0.122cm" svg:x="6.189cm" svg:y="12.938cm" svg:viewBox="0 0 217 123" draw:points="217,41 204,116 72,123 131,89 0,14 25,0 157,75">
            <text:p/>
          </draw:polygon>
        </draw:g>
        <draw:g>
          <draw:polygon draw:style-name="gr22" draw:text-style-name="P14" draw:layer="layout" svg:width="0.216cm" svg:height="0.122cm" svg:x="6.093cm" svg:y="12.778cm" svg:viewBox="0 0 217 123" draw:points="0,82 12,7 144,0 85,34 217,109 191,123 60,48">
            <text:p/>
          </draw:polygon>
          <draw:polygon draw:style-name="gr23" draw:text-style-name="P2" draw:layer="layout" svg:width="0.216cm" svg:height="0.122cm" svg:x="6.093cm" svg:y="12.778cm" svg:viewBox="0 0 217 123" draw:points="0,82 12,7 144,0 85,34 217,109 191,123 60,48">
            <text:p/>
          </draw:polygon>
        </draw:g>
        <draw:g>
          <draw:polygon draw:style-name="gr22" draw:text-style-name="P14" draw:layer="layout" svg:width="0.216cm" svg:height="0.122cm" svg:x="6.013cm" svg:y="13.038cm" svg:viewBox="0 0 217 123" draw:points="217,41 204,116 72,123 131,89 0,14 25,0 157,75">
            <text:p/>
          </draw:polygon>
          <draw:polygon draw:style-name="gr23" draw:text-style-name="P2" draw:layer="layout" svg:width="0.216cm" svg:height="0.122cm" svg:x="6.013cm" svg:y="13.038cm" svg:viewBox="0 0 217 123" draw:points="217,41 204,116 72,123 131,89 0,14 25,0 157,75">
            <text:p/>
          </draw:polygon>
        </draw:g>
        <draw:g>
          <draw:polygon draw:style-name="gr22" draw:text-style-name="P14" draw:layer="layout" svg:width="0.216cm" svg:height="0.122cm" svg:x="5.915cm" svg:y="12.879cm" svg:viewBox="0 0 217 123" draw:points="0,82 12,7 144,0 85,34 217,109 191,123 60,48">
            <text:p/>
          </draw:polygon>
          <draw:polygon draw:style-name="gr23" draw:text-style-name="P2" draw:layer="layout" svg:width="0.216cm" svg:height="0.122cm" svg:x="5.915cm" svg:y="12.879cm" svg:viewBox="0 0 217 123" draw:points="0,82 12,7 144,0 85,34 217,109 191,123 60,48">
            <text:p/>
          </draw:polygon>
        </draw:g>
        <draw:frame draw:style-name="gr124" draw:text-style-name="P2" draw:layer="layout" svg:width="1.313cm" svg:height="1.174cm" svg:x="5.694cm" svg:y="14.145cm">
          <draw:text-box>
            <text:p text:style-name="P3"><text:span text:style-name="T11">Perimeter</text:span></text:p>
            <text:p text:style-name="P3"><text:span text:style-name="T11">Aggregation</text:span></text:p>
            <text:p text:style-name="P3"><text:span text:style-name="T11">Switch</text:span></text:p>
          </draw:text-box>
        </draw:frame>
        <draw:g>
          <draw:polygon draw:style-name="gr27" draw:text-style-name="P16" draw:layer="layout" svg:width="0.458cm" svg:height="0.216cm" svg:x="7.061cm" svg:y="12.383cm" svg:viewBox="0 0 459 217" draw:points="459,217 0,217 0,0 459,0">
            <text:p/>
          </draw:polygon>
          <draw:polygon draw:style-name="gr28" draw:text-style-name="P2" draw:layer="layout" svg:width="0.458cm" svg:height="0.216cm" svg:x="7.061cm" svg:y="12.383cm" svg:viewBox="0 0 459 217" draw:points="459,217 0,217 0,0 459,0">
            <text:p/>
          </draw:polygon>
        </draw:g>
        <draw:polygon draw:style-name="gr29" draw:text-style-name="P17" draw:layer="layout" svg:width="0.05cm" svg:height="0.254cm" svg:x="7.519cm" svg:y="12.344cm" svg:viewBox="0 0 51 255" draw:points="0,255 51,220 51,0 0,38">
          <text:p/>
        </draw:polygon>
        <draw:g>
          <draw:polygon draw:style-name="gr27" draw:text-style-name="P16" draw:layer="layout" svg:width="0.05cm" svg:height="0.254cm" svg:x="7.519cm" svg:y="12.344cm" svg:viewBox="0 0 51 255" draw:points="0,255 51,220 51,0 0,38">
            <text:p/>
          </draw:polygon>
          <draw:polygon draw:style-name="gr28" draw:text-style-name="P2" draw:layer="layout" svg:width="0.05cm" svg:height="0.254cm" svg:x="7.519cm" svg:y="12.344cm" svg:viewBox="0 0 51 255" draw:points="0,255 51,220 51,0 0,38">
            <text:p/>
          </draw:polygon>
        </draw:g>
        <draw:polygon draw:style-name="gr30" draw:text-style-name="P18" draw:layer="layout" svg:width="0.508cm" svg:height="0.038cm" svg:x="7.061cm" svg:y="12.344cm" svg:viewBox="0 0 509 39" draw:points="459,39 509,0 49,0 0,39">
          <text:p/>
        </draw:polygon>
        <draw:g>
          <draw:polygon draw:style-name="gr16" draw:text-style-name="P11" draw:layer="layout" svg:width="0.508cm" svg:height="0.038cm" svg:x="7.061cm" svg:y="12.344cm" svg:viewBox="0 0 509 39" draw:points="459,39 509,0 49,0 0,39">
            <text:p/>
          </draw:polygon>
          <draw:polygon draw:style-name="gr28" draw:text-style-name="P2" draw:layer="layout" svg:width="0.508cm" svg:height="0.038cm" svg:x="7.061cm" svg:y="12.344cm" svg:viewBox="0 0 509 39" draw:points="459,39 509,0 49,0 0,39">
            <text:p/>
          </draw:polygon>
        </draw:g>
        <draw:polygon draw:style-name="gr31" draw:text-style-name="P19" draw:layer="layout" svg:width="0.175cm" svg:height="0.038cm" svg:x="7.305cm" svg:y="12.473cm" svg:viewBox="0 0 176 39" draw:points="0,10 0,28 152,28 152,39 176,18 152,0 152,10">
          <text:p/>
        </draw:polygon>
        <draw:polygon draw:style-name="gr31" draw:text-style-name="P19" draw:layer="layout" svg:width="0.175cm" svg:height="0.038cm" svg:x="7.305cm" svg:y="12.473cm" svg:viewBox="0 0 176 39" draw:points="0,10 0,28 152,28 152,39 176,18 152,0 152,10">
          <text:p/>
        </draw:polygon>
        <draw:polygon draw:style-name="gr16" draw:text-style-name="P11" draw:layer="layout" svg:width="0.175cm" svg:height="0.038cm" svg:x="7.308cm" svg:y="12.475cm" svg:viewBox="0 0 176 39" draw:points="0,11 0,28 152,28 152,39 176,20 152,0 152,11">
          <text:p/>
        </draw:polygon>
        <draw:polygon draw:style-name="gr22" draw:text-style-name="P14" draw:layer="layout" svg:width="0.175cm" svg:height="0.038cm" svg:x="7.308cm" svg:y="12.475cm" svg:viewBox="0 0 176 39" draw:points="0,11 0,28 152,28 152,39 176,20 152,0 152,11">
          <text:p/>
        </draw:polygon>
        <draw:polygon draw:style-name="gr31" draw:text-style-name="P19" draw:layer="layout" svg:width="0.172cm" svg:height="0.038cm" svg:x="7.104cm" svg:y="12.473cm" svg:viewBox="0 0 173 39" draw:points="0,10 0,28 147,28 147,39 173,18 147,0 147,10">
          <text:p/>
        </draw:polygon>
        <draw:polygon draw:style-name="gr31" draw:text-style-name="P19" draw:layer="layout" svg:width="0.172cm" svg:height="0.038cm" svg:x="7.104cm" svg:y="12.473cm" svg:viewBox="0 0 173 39" draw:points="0,10 0,28 147,28 147,39 173,18 147,0 147,10">
          <text:p/>
        </draw:polygon>
        <draw:polygon draw:style-name="gr16" draw:text-style-name="P11" draw:layer="layout" svg:width="0.172cm" svg:height="0.038cm" svg:x="7.107cm" svg:y="12.475cm" svg:viewBox="0 0 173 39" draw:points="0,11 0,28 147,28 147,39 173,20 147,0 147,11">
          <text:p/>
        </draw:polygon>
        <draw:polygon draw:style-name="gr22" draw:text-style-name="P14" draw:layer="layout" svg:width="0.172cm" svg:height="0.038cm" svg:x="7.107cm" svg:y="12.475cm" svg:viewBox="0 0 173 39" draw:points="0,11 0,28 147,28 147,39 173,20 147,0 147,11">
          <text:p/>
        </draw:polygon>
        <draw:polygon draw:style-name="gr31" draw:text-style-name="P19" draw:layer="layout" svg:width="0.172cm" svg:height="0.038cm" svg:x="7.305cm" svg:y="12.415cm" svg:viewBox="0 0 173 39" draw:points="0,10 0,28 147,28 147,39 173,18 147,0 147,10">
          <text:p/>
        </draw:polygon>
        <draw:polygon draw:style-name="gr31" draw:text-style-name="P19" draw:layer="layout" svg:width="0.172cm" svg:height="0.038cm" svg:x="7.305cm" svg:y="12.415cm" svg:viewBox="0 0 173 39" draw:points="0,10 0,28 147,28 147,39 173,18 147,0 147,10">
          <text:p/>
        </draw:polygon>
        <draw:polygon draw:style-name="gr16" draw:text-style-name="P11" draw:layer="layout" svg:width="0.172cm" svg:height="0.038cm" svg:x="7.308cm" svg:y="12.417cm" svg:viewBox="0 0 173 39" draw:points="0,11 0,28 147,28 147,39 173,20 147,0 147,11">
          <text:p/>
        </draw:polygon>
        <draw:polygon draw:style-name="gr22" draw:text-style-name="P14" draw:layer="layout" svg:width="0.172cm" svg:height="0.038cm" svg:x="7.308cm" svg:y="12.417cm" svg:viewBox="0 0 173 39" draw:points="0,11 0,28 147,28 147,39 173,20 147,0 147,11">
          <text:p/>
        </draw:polygon>
        <draw:polygon draw:style-name="gr31" draw:text-style-name="P19" draw:layer="layout" svg:width="0.172cm" svg:height="0.038cm" svg:x="7.305cm" svg:y="12.531cm" svg:viewBox="0 0 173 39" draw:points="0,10 0,28 147,28 147,39 173,18 147,0 147,10">
          <text:p/>
        </draw:polygon>
        <draw:polygon draw:style-name="gr31" draw:text-style-name="P19" draw:layer="layout" svg:width="0.172cm" svg:height="0.038cm" svg:x="7.305cm" svg:y="12.531cm" svg:viewBox="0 0 173 39" draw:points="0,10 0,28 147,28 147,39 173,18 147,0 147,10">
          <text:p/>
        </draw:polygon>
        <draw:polygon draw:style-name="gr16" draw:text-style-name="P11" draw:layer="layout" svg:width="0.172cm" svg:height="0.038cm" svg:x="7.308cm" svg:y="12.533cm" svg:viewBox="0 0 173 39" draw:points="0,11 0,28 147,28 147,39 173,20 147,0 147,11">
          <text:p/>
        </draw:polygon>
        <draw:polygon draw:style-name="gr22" draw:text-style-name="P14" draw:layer="layout" svg:width="0.172cm" svg:height="0.038cm" svg:x="7.308cm" svg:y="12.533cm" svg:viewBox="0 0 173 39" draw:points="0,11 0,28 147,28 147,39 173,20 147,0 147,11">
          <text:p/>
        </draw:polygon>
        <draw:line draw:style-name="gr25" draw:text-style-name="P2" draw:layer="layout" svg:x1="11.304cm" svg:y1="16.512cm" svg:x2="10.753cm" svg:y2="16.193cm">
          <text:p/>
        </draw:line>
        <draw:g>
          <draw:path draw:style-name="gr20" draw:text-style-name="P13" draw:layer="layout" svg:width="0.508cm" svg:height="0.305cm" svg:x="11.995cm" svg:y="15.646cm" svg:viewBox="0 0 509 306" svg:d="M509 153c0 27-12 53-34 76-22 24-55 43-93 57-39 13-83 20-127 20-45 0-89-7-128-20-38-14-71-33-93-56-22-24-34-50-34-77s12-53 34-76c22-24 55-43 93-57 39-13 83-20 127-20 45 0 89 7 128 20 38 14 71 33 93 56 22 24 34 50 34 77z">
            <text:p/>
          </draw:path>
          <draw:path draw:style-name="gr21" draw:text-style-name="P2" draw:layer="layout" svg:width="0.508cm" svg:height="0.305cm" svg:x="11.995cm" svg:y="15.646cm" svg:viewBox="0 0 509 306" svg:d="M509 153c0 27-12 53-34 76-22 24-55 43-93 57-39 13-83 20-127 20-45 0-89-7-128-20-38-14-71-33-93-56-22-24-34-50-34-77s12-53 34-76c22-24 55-43 93-57 39-13 83-20 127-20 45 0 89 7 128 20 38 14 71 33 93 56 22 24 34 50 34 77z">
            <text:p/>
          </draw:path>
        </draw:g>
        <draw:g>
          <draw:polygon draw:style-name="gr22" draw:text-style-name="P14" draw:layer="layout" svg:width="0.174cm" svg:height="0.1cm" svg:x="12.249cm" svg:y="15.698cm" svg:viewBox="0 0 175 101" draw:points="175,72 175,0 51,0 102,29 0,88 21,101 124,41">
            <text:p/>
          </draw:polygon>
          <draw:polygon draw:style-name="gr23" draw:text-style-name="P2" draw:layer="layout" svg:width="0.174cm" svg:height="0.1cm" svg:x="12.249cm" svg:y="15.698cm" svg:viewBox="0 0 175 101" draw:points="175,72 175,0 51,0 102,29 0,88 21,101 124,41">
            <text:p/>
          </draw:polygon>
        </draw:g>
        <draw:g>
          <draw:polygon draw:style-name="gr22" draw:text-style-name="P14" draw:layer="layout" svg:width="0.185cm" svg:height="0.107cm" svg:x="12.064cm" svg:y="15.692cm" svg:viewBox="0 0 186 108" draw:points="186,36 175,102 62,108 113,78 0,12 21,0 135,65">
            <text:p/>
          </draw:polygon>
          <draw:polygon draw:style-name="gr23" draw:text-style-name="P2" draw:layer="layout" svg:width="0.185cm" svg:height="0.107cm" svg:x="12.064cm" svg:y="15.692cm" svg:viewBox="0 0 186 108" draw:points="186,36 175,102 62,108 113,78 0,12 21,0 135,65">
            <text:p/>
          </draw:polygon>
        </draw:g>
        <draw:g>
          <draw:polygon draw:style-name="gr22" draw:text-style-name="P14" draw:layer="layout" svg:width="0.185cm" svg:height="0.107cm" svg:x="12.249cm" svg:y="15.799cm" svg:viewBox="0 0 186 108" draw:points="0,72 10,6 124,0 73,30 186,95 164,108 51,42">
            <text:p/>
          </draw:polygon>
          <draw:polygon draw:style-name="gr23" draw:text-style-name="P2" draw:layer="layout" svg:width="0.185cm" svg:height="0.107cm" svg:x="12.249cm" svg:y="15.799cm" svg:viewBox="0 0 186 108" draw:points="0,72 10,6 124,0 73,30 186,95 164,108 51,42">
            <text:p/>
          </draw:polygon>
        </draw:g>
        <draw:g>
          <draw:polygon draw:style-name="gr22" draw:text-style-name="P14" draw:layer="layout" svg:width="0.174cm" svg:height="0.1cm" svg:x="12.075cm" svg:y="15.799cm" svg:viewBox="0 0 175 101" draw:points="0,29 0,101 124,101 73,72 175,12 153,0 51,59">
            <text:p/>
          </draw:polygon>
          <draw:polygon draw:style-name="gr23" draw:text-style-name="P2" draw:layer="layout" svg:width="0.174cm" svg:height="0.1cm" svg:x="12.075cm" svg:y="15.799cm" svg:viewBox="0 0 175 101" draw:points="0,29 0,101 124,101 73,72 175,12 153,0 51,59">
            <text:p/>
          </draw:polygon>
        </draw:g>
        <draw:g>
          <draw:path draw:style-name="gr24" draw:text-style-name="P15" draw:layer="layout" svg:width="0.508cm" svg:height="0.356cm" svg:x="11.995cm" svg:y="15.799cm" svg:viewBox="0 0 509 357" svg:d="M0 0v204c0 27 12 53 34 77 22 23 55 42 93 56 39 13 83 20 128 20 44 0 88-7 127-20 38-14 71-33 93-56 22-24 34-50 34-77v-204c0 27-12 53-34 76-22 24-55 43-93 56-39 14-83 21-127 21-45 0-89-7-128-21-38-13-71-32-93-56-22-23-34-49-34-76z">
            <text:p/>
          </draw:path>
          <draw:path draw:style-name="gr25" draw:text-style-name="P2" draw:layer="layout" svg:width="0.508cm" svg:height="0.356cm" svg:x="11.995cm" svg:y="15.799cm" svg:viewBox="0 0 509 357" svg:d="M0 0v204c0 27 12 53 34 77 22 23 55 42 93 56 39 13 83 20 128 20 44 0 88-7 127-20 38-14 71-33 93-56 22-24 34-50 34-77v-204c0 27-12 53-34 76-22 24-55 43-93 56-39 14-83 21-127 21-45 0-89-7-128-21-38-13-71-32-93-56-22-23-34-49-34-76z">
            <text:p/>
          </draw:path>
        </draw:g>
        <draw:path draw:style-name="gr26" draw:text-style-name="P2" draw:layer="layout" svg:width="0.508cm" svg:height="0.508cm" svg:x="11.995cm" svg:y="15.646cm" svg:viewBox="0 0 509 509" svg:d="M509 152c0-26-12-53-34-76s-55-42-93-56c-39-13-83-20-128-20-44 0-88 7-127 20-38 14-71 33-93 56s-34 50-34 76v204c0 27 12 53 34 76s55 43 93 56c39 14 83 21 128 21 44 0 88-7 127-21 38-13 71-33 93-56s34-49 34-76z">
          <text:p/>
        </draw:path>
        <draw:g>
          <draw:polygon draw:style-name="gr20" draw:text-style-name="P13" draw:layer="layout" svg:width="0.508cm" svg:height="0.335cm" svg:x="16.358cm" svg:y="16.553cm" svg:viewBox="0 0 509 336" draw:points="254,336 509,167 254,0 0,167">
            <text:p/>
          </draw:polygon>
          <draw:polygon draw:style-name="gr21" draw:text-style-name="P2" draw:layer="layout" svg:width="0.508cm" svg:height="0.335cm" svg:x="16.358cm" svg:y="16.553cm" svg:viewBox="0 0 509 336" draw:points="254,336 509,167 254,0 0,167">
            <text:p/>
          </draw:polygon>
        </draw:g>
        <draw:g>
          <draw:polygon draw:style-name="gr36" draw:text-style-name="P22" draw:layer="layout" svg:width="0.254cm" svg:height="0.34cm" svg:x="16.612cm" svg:y="16.721cm" svg:viewBox="0 0 255 341" draw:points="0,341 255,173 255,0 0,167">
            <text:p/>
          </draw:polygon>
          <draw:polygon draw:style-name="gr21" draw:text-style-name="P2" draw:layer="layout" svg:width="0.254cm" svg:height="0.34cm" svg:x="16.612cm" svg:y="16.721cm" svg:viewBox="0 0 255 341" draw:points="0,341 255,173 255,0 0,167">
            <text:p/>
          </draw:polygon>
        </draw:g>
        <draw:g>
          <draw:polygon draw:style-name="gr37" draw:text-style-name="P23" draw:layer="layout" svg:width="0.254cm" svg:height="0.34cm" svg:x="16.358cm" svg:y="16.721cm" svg:viewBox="0 0 255 341" draw:points="0,173 255,341 255,167 0,0">
            <text:p/>
          </draw:polygon>
          <draw:polygon draw:style-name="gr25" draw:text-style-name="P2" draw:layer="layout" svg:width="0.254cm" svg:height="0.34cm" svg:x="16.358cm" svg:y="16.721cm" svg:viewBox="0 0 255 341" draw:points="0,173 255,341 255,167 0,0">
            <text:p/>
          </draw:polygon>
        </draw:g>
        <draw:polygon draw:style-name="gr26" draw:text-style-name="P2" draw:layer="layout" svg:width="0.508cm" svg:height="0.508cm" svg:x="16.358cm" svg:y="16.553cm" svg:viewBox="0 0 509 509" draw:points="0,167 0,341 254,509 509,341 509,167 254,0">
          <text:p/>
        </draw:polygon>
        <draw:g>
          <draw:polygon draw:style-name="gr22" draw:text-style-name="P14" draw:layer="layout" svg:width="0.123cm" svg:height="0.081cm" svg:x="16.628cm" svg:y="16.7cm" svg:viewBox="0 0 124 82" draw:points="124,27 116,77 41,82 75,60 0,9 14,0 90,50">
            <text:p/>
          </draw:polygon>
          <draw:polygon draw:style-name="gr23" draw:text-style-name="P2" draw:layer="layout" svg:width="0.123cm" svg:height="0.081cm" svg:x="16.628cm" svg:y="16.7cm" svg:viewBox="0 0 124 82" draw:points="124,27 116,77 41,82 75,60 0,9 14,0 90,50">
            <text:p/>
          </draw:polygon>
        </draw:g>
        <draw:g>
          <draw:polygon draw:style-name="gr22" draw:text-style-name="P14" draw:layer="layout" svg:width="0.123cm" svg:height="0.081cm" svg:x="16.573cm" svg:y="16.594cm" svg:viewBox="0 0 124 82" draw:points="0,55 7,4 83,0 48,22 124,72 109,82 33,31">
            <text:p/>
          </draw:polygon>
          <draw:polygon draw:style-name="gr23" draw:text-style-name="P2" draw:layer="layout" svg:width="0.123cm" svg:height="0.081cm" svg:x="16.573cm" svg:y="16.594cm" svg:viewBox="0 0 124 82" draw:points="0,55 7,4 83,0 48,22 124,72 109,82 33,31">
            <text:p/>
          </draw:polygon>
        </draw:g>
        <draw:g>
          <draw:polygon draw:style-name="gr22" draw:text-style-name="P14" draw:layer="layout" svg:width="0.123cm" svg:height="0.081cm" svg:x="16.527cm" svg:y="16.767cm" svg:viewBox="0 0 124 82" draw:points="124,27 116,77 41,82 75,60 0,9 14,0 90,50">
            <text:p/>
          </draw:polygon>
          <draw:polygon draw:style-name="gr23" draw:text-style-name="P2" draw:layer="layout" svg:width="0.123cm" svg:height="0.081cm" svg:x="16.527cm" svg:y="16.767cm" svg:viewBox="0 0 124 82" draw:points="124,27 116,77 41,82 75,60 0,9 14,0 90,50">
            <text:p/>
          </draw:polygon>
        </draw:g>
        <draw:g>
          <draw:polygon draw:style-name="gr22" draw:text-style-name="P14" draw:layer="layout" svg:width="0.123cm" svg:height="0.081cm" svg:x="16.471cm" svg:y="16.661cm" svg:viewBox="0 0 124 82" draw:points="0,55 7,4 83,0 48,22 124,72 109,82 33,31">
            <text:p/>
          </draw:polygon>
          <draw:polygon draw:style-name="gr23" draw:text-style-name="P2" draw:layer="layout" svg:width="0.123cm" svg:height="0.081cm" svg:x="16.471cm" svg:y="16.661cm" svg:viewBox="0 0 124 82" draw:points="0,55 7,4 83,0 48,22 124,72 109,82 33,31">
            <text:p/>
          </draw:polygon>
        </draw:g>
        <draw:frame draw:style-name="gr7" draw:text-style-name="P2" draw:layer="layout" svg:width="0.791cm" svg:height="0.591cm" svg:x="15.724cm" svg:y="16.893cm">
          <draw:text-box>
            <text:p text:style-name="P3"><text:span text:style-name="T6">Access</text:span></text:p>
            <text:p text:style-name="P3"><text:span text:style-name="T6">Switching</text:span></text:p>
          </draw:text-box>
        </draw:frame>
        <draw:g>
          <draw:polygon draw:style-name="gr27" draw:text-style-name="P16" draw:layer="layout" svg:width="0.458cm" svg:height="0.216cm" svg:x="8.077cm" svg:y="12.967cm" svg:viewBox="0 0 459 217" draw:points="459,217 0,217 0,0 459,0">
            <text:p/>
          </draw:polygon>
          <draw:polygon draw:style-name="gr28" draw:text-style-name="P2" draw:layer="layout" svg:width="0.458cm" svg:height="0.216cm" svg:x="8.077cm" svg:y="12.967cm" svg:viewBox="0 0 459 217" draw:points="459,217 0,217 0,0 459,0">
            <text:p/>
          </draw:polygon>
        </draw:g>
        <draw:polygon draw:style-name="gr29" draw:text-style-name="P17" draw:layer="layout" svg:width="0.05cm" svg:height="0.254cm" svg:x="8.535cm" svg:y="12.929cm" svg:viewBox="0 0 51 255" draw:points="0,255 51,220 51,0 0,38">
          <text:p/>
        </draw:polygon>
        <draw:g>
          <draw:polygon draw:style-name="gr27" draw:text-style-name="P16" draw:layer="layout" svg:width="0.05cm" svg:height="0.254cm" svg:x="8.535cm" svg:y="12.929cm" svg:viewBox="0 0 51 255" draw:points="0,255 51,220 51,0 0,38">
            <text:p/>
          </draw:polygon>
          <draw:polygon draw:style-name="gr28" draw:text-style-name="P2" draw:layer="layout" svg:width="0.05cm" svg:height="0.254cm" svg:x="8.535cm" svg:y="12.929cm" svg:viewBox="0 0 51 255" draw:points="0,255 51,220 51,0 0,38">
            <text:p/>
          </draw:polygon>
        </draw:g>
        <draw:polygon draw:style-name="gr30" draw:text-style-name="P18" draw:layer="layout" svg:width="0.508cm" svg:height="0.038cm" svg:x="8.077cm" svg:y="12.929cm" svg:viewBox="0 0 509 39" draw:points="459,39 509,0 49,0 0,39">
          <text:p/>
        </draw:polygon>
        <draw:g>
          <draw:polygon draw:style-name="gr16" draw:text-style-name="P11" draw:layer="layout" svg:width="0.508cm" svg:height="0.038cm" svg:x="8.077cm" svg:y="12.929cm" svg:viewBox="0 0 509 39" draw:points="459,39 509,0 49,0 0,39">
            <text:p/>
          </draw:polygon>
          <draw:polygon draw:style-name="gr28" draw:text-style-name="P2" draw:layer="layout" svg:width="0.508cm" svg:height="0.038cm" svg:x="8.077cm" svg:y="12.929cm" svg:viewBox="0 0 509 39" draw:points="459,39 509,0 49,0 0,39">
            <text:p/>
          </draw:polygon>
        </draw:g>
        <draw:polygon draw:style-name="gr31" draw:text-style-name="P19" draw:layer="layout" svg:width="0.175cm" svg:height="0.038cm" svg:x="8.321cm" svg:y="13.057cm" svg:viewBox="0 0 176 39" draw:points="0,10 0,28 152,28 152,39 176,18 152,0 152,10">
          <text:p/>
        </draw:polygon>
        <draw:polygon draw:style-name="gr31" draw:text-style-name="P19" draw:layer="layout" svg:width="0.175cm" svg:height="0.038cm" svg:x="8.321cm" svg:y="13.057cm" svg:viewBox="0 0 176 39" draw:points="0,10 0,28 152,28 152,39 176,18 152,0 152,10">
          <text:p/>
        </draw:polygon>
        <draw:polygon draw:style-name="gr16" draw:text-style-name="P11" draw:layer="layout" svg:width="0.175cm" svg:height="0.038cm" svg:x="8.324cm" svg:y="13.059cm" svg:viewBox="0 0 176 39" draw:points="0,11 0,28 152,28 152,39 176,20 152,0 152,11">
          <text:p/>
        </draw:polygon>
        <draw:polygon draw:style-name="gr22" draw:text-style-name="P14" draw:layer="layout" svg:width="0.175cm" svg:height="0.038cm" svg:x="8.324cm" svg:y="13.059cm" svg:viewBox="0 0 176 39" draw:points="0,11 0,28 152,28 152,39 176,20 152,0 152,11">
          <text:p/>
        </draw:polygon>
        <draw:polygon draw:style-name="gr31" draw:text-style-name="P19" draw:layer="layout" svg:width="0.172cm" svg:height="0.038cm" svg:x="8.12cm" svg:y="13.057cm" svg:viewBox="0 0 173 39" draw:points="0,10 0,28 147,28 147,39 173,18 147,0 147,10">
          <text:p/>
        </draw:polygon>
        <draw:polygon draw:style-name="gr31" draw:text-style-name="P19" draw:layer="layout" svg:width="0.172cm" svg:height="0.038cm" svg:x="8.12cm" svg:y="13.057cm" svg:viewBox="0 0 173 39" draw:points="0,10 0,28 147,28 147,39 173,18 147,0 147,10">
          <text:p/>
        </draw:polygon>
        <draw:polygon draw:style-name="gr16" draw:text-style-name="P11" draw:layer="layout" svg:width="0.172cm" svg:height="0.038cm" svg:x="8.123cm" svg:y="13.059cm" svg:viewBox="0 0 173 39" draw:points="0,11 0,28 147,28 147,39 173,20 147,0 147,11">
          <text:p/>
        </draw:polygon>
        <draw:polygon draw:style-name="gr22" draw:text-style-name="P14" draw:layer="layout" svg:width="0.172cm" svg:height="0.038cm" svg:x="8.123cm" svg:y="13.059cm" svg:viewBox="0 0 173 39" draw:points="0,11 0,28 147,28 147,39 173,20 147,0 147,11">
          <text:p/>
        </draw:polygon>
        <draw:polygon draw:style-name="gr31" draw:text-style-name="P19" draw:layer="layout" svg:width="0.172cm" svg:height="0.038cm" svg:x="8.321cm" svg:y="12.999cm" svg:viewBox="0 0 173 39" draw:points="0,10 0,28 147,28 147,39 173,18 147,0 147,10">
          <text:p/>
        </draw:polygon>
        <draw:polygon draw:style-name="gr31" draw:text-style-name="P19" draw:layer="layout" svg:width="0.172cm" svg:height="0.038cm" svg:x="8.321cm" svg:y="12.999cm" svg:viewBox="0 0 173 39" draw:points="0,10 0,28 147,28 147,39 173,18 147,0 147,10">
          <text:p/>
        </draw:polygon>
        <draw:polygon draw:style-name="gr16" draw:text-style-name="P11" draw:layer="layout" svg:width="0.172cm" svg:height="0.038cm" svg:x="8.324cm" svg:y="13.001cm" svg:viewBox="0 0 173 39" draw:points="0,11 0,28 147,28 147,39 173,20 147,0 147,11">
          <text:p/>
        </draw:polygon>
        <draw:polygon draw:style-name="gr22" draw:text-style-name="P14" draw:layer="layout" svg:width="0.172cm" svg:height="0.038cm" svg:x="8.324cm" svg:y="13.001cm" svg:viewBox="0 0 173 39" draw:points="0,11 0,28 147,28 147,39 173,20 147,0 147,11">
          <text:p/>
        </draw:polygon>
        <draw:polygon draw:style-name="gr31" draw:text-style-name="P19" draw:layer="layout" svg:width="0.172cm" svg:height="0.038cm" svg:x="8.321cm" svg:y="13.115cm" svg:viewBox="0 0 173 39" draw:points="0,10 0,28 147,28 147,39 173,18 147,0 147,10">
          <text:p/>
        </draw:polygon>
        <draw:polygon draw:style-name="gr31" draw:text-style-name="P19" draw:layer="layout" svg:width="0.172cm" svg:height="0.038cm" svg:x="8.321cm" svg:y="13.115cm" svg:viewBox="0 0 173 39" draw:points="0,10 0,28 147,28 147,39 173,18 147,0 147,10">
          <text:p/>
        </draw:polygon>
        <draw:polygon draw:style-name="gr16" draw:text-style-name="P11" draw:layer="layout" svg:width="0.172cm" svg:height="0.038cm" svg:x="8.324cm" svg:y="13.117cm" svg:viewBox="0 0 173 39" draw:points="0,11 0,28 147,28 147,39 173,20 147,0 147,11">
          <text:p/>
        </draw:polygon>
        <draw:polygon draw:style-name="gr22" draw:text-style-name="P14" draw:layer="layout" svg:width="0.172cm" svg:height="0.038cm" svg:x="8.324cm" svg:y="13.117cm" svg:viewBox="0 0 173 39" draw:points="0,11 0,28 147,28 147,39 173,20 147,0 147,11">
          <text:p/>
        </draw:polygon>
        <draw:g>
          <draw:polygon draw:style-name="gr27" draw:text-style-name="P16" draw:layer="layout" svg:width="0.458cm" svg:height="0.216cm" svg:x="9.246cm" svg:y="13.627cm" svg:viewBox="0 0 459 217" draw:points="459,217 0,217 0,0 459,0">
            <text:p/>
          </draw:polygon>
          <draw:polygon draw:style-name="gr28" draw:text-style-name="P2" draw:layer="layout" svg:width="0.458cm" svg:height="0.216cm" svg:x="9.246cm" svg:y="13.627cm" svg:viewBox="0 0 459 217" draw:points="459,217 0,217 0,0 459,0">
            <text:p/>
          </draw:polygon>
        </draw:g>
        <draw:polygon draw:style-name="gr29" draw:text-style-name="P17" draw:layer="layout" svg:width="0.05cm" svg:height="0.254cm" svg:x="9.704cm" svg:y="13.589cm" svg:viewBox="0 0 51 255" draw:points="0,255 51,220 51,0 0,38">
          <text:p/>
        </draw:polygon>
        <draw:g>
          <draw:polygon draw:style-name="gr27" draw:text-style-name="P16" draw:layer="layout" svg:width="0.05cm" svg:height="0.254cm" svg:x="9.704cm" svg:y="13.589cm" svg:viewBox="0 0 51 255" draw:points="0,255 51,220 51,0 0,38">
            <text:p/>
          </draw:polygon>
          <draw:polygon draw:style-name="gr28" draw:text-style-name="P2" draw:layer="layout" svg:width="0.05cm" svg:height="0.254cm" svg:x="9.704cm" svg:y="13.589cm" svg:viewBox="0 0 51 255" draw:points="0,255 51,220 51,0 0,38">
            <text:p/>
          </draw:polygon>
        </draw:g>
        <draw:polygon draw:style-name="gr30" draw:text-style-name="P18" draw:layer="layout" svg:width="0.508cm" svg:height="0.038cm" svg:x="9.246cm" svg:y="13.589cm" svg:viewBox="0 0 509 39" draw:points="459,39 509,0 49,0 0,39">
          <text:p/>
        </draw:polygon>
        <draw:g>
          <draw:polygon draw:style-name="gr16" draw:text-style-name="P11" draw:layer="layout" svg:width="0.508cm" svg:height="0.038cm" svg:x="9.246cm" svg:y="13.589cm" svg:viewBox="0 0 509 39" draw:points="459,39 509,0 49,0 0,39">
            <text:p/>
          </draw:polygon>
          <draw:polygon draw:style-name="gr28" draw:text-style-name="P2" draw:layer="layout" svg:width="0.508cm" svg:height="0.038cm" svg:x="9.246cm" svg:y="13.589cm" svg:viewBox="0 0 509 39" draw:points="459,39 509,0 49,0 0,39">
            <text:p/>
          </draw:polygon>
        </draw:g>
        <draw:polygon draw:style-name="gr31" draw:text-style-name="P19" draw:layer="layout" svg:width="0.175cm" svg:height="0.038cm" svg:x="9.489cm" svg:y="13.718cm" svg:viewBox="0 0 176 39" draw:points="0,10 0,28 152,28 152,39 176,18 152,0 152,10">
          <text:p/>
        </draw:polygon>
        <draw:polygon draw:style-name="gr31" draw:text-style-name="P19" draw:layer="layout" svg:width="0.175cm" svg:height="0.038cm" svg:x="9.489cm" svg:y="13.718cm" svg:viewBox="0 0 176 39" draw:points="0,10 0,28 152,28 152,39 176,18 152,0 152,10">
          <text:p/>
        </draw:polygon>
        <draw:polygon draw:style-name="gr16" draw:text-style-name="P11" draw:layer="layout" svg:width="0.175cm" svg:height="0.038cm" svg:x="9.493cm" svg:y="13.72cm" svg:viewBox="0 0 176 39" draw:points="0,11 0,28 152,28 152,39 176,20 152,0 152,11">
          <text:p/>
        </draw:polygon>
        <draw:polygon draw:style-name="gr22" draw:text-style-name="P14" draw:layer="layout" svg:width="0.175cm" svg:height="0.038cm" svg:x="9.493cm" svg:y="13.72cm" svg:viewBox="0 0 176 39" draw:points="0,11 0,28 152,28 152,39 176,20 152,0 152,11">
          <text:p/>
        </draw:polygon>
        <draw:polygon draw:style-name="gr31" draw:text-style-name="P19" draw:layer="layout" svg:width="0.172cm" svg:height="0.038cm" svg:x="9.288cm" svg:y="13.718cm" svg:viewBox="0 0 173 39" draw:points="0,10 0,28 147,28 147,39 173,18 147,0 147,10">
          <text:p/>
        </draw:polygon>
        <draw:polygon draw:style-name="gr31" draw:text-style-name="P19" draw:layer="layout" svg:width="0.172cm" svg:height="0.038cm" svg:x="9.288cm" svg:y="13.718cm" svg:viewBox="0 0 173 39" draw:points="0,10 0,28 147,28 147,39 173,18 147,0 147,10">
          <text:p/>
        </draw:polygon>
        <draw:polygon draw:style-name="gr16" draw:text-style-name="P11" draw:layer="layout" svg:width="0.172cm" svg:height="0.038cm" svg:x="9.292cm" svg:y="13.72cm" svg:viewBox="0 0 173 39" draw:points="0,11 0,28 147,28 147,39 173,20 147,0 147,11">
          <text:p/>
        </draw:polygon>
        <draw:polygon draw:style-name="gr22" draw:text-style-name="P14" draw:layer="layout" svg:width="0.172cm" svg:height="0.038cm" svg:x="9.292cm" svg:y="13.72cm" svg:viewBox="0 0 173 39" draw:points="0,11 0,28 147,28 147,39 173,20 147,0 147,11">
          <text:p/>
        </draw:polygon>
        <draw:polygon draw:style-name="gr31" draw:text-style-name="P19" draw:layer="layout" svg:width="0.172cm" svg:height="0.038cm" svg:x="9.489cm" svg:y="13.66cm" svg:viewBox="0 0 173 39" draw:points="0,10 0,28 147,28 147,39 173,18 147,0 147,10">
          <text:p/>
        </draw:polygon>
        <draw:polygon draw:style-name="gr31" draw:text-style-name="P19" draw:layer="layout" svg:width="0.172cm" svg:height="0.038cm" svg:x="9.489cm" svg:y="13.66cm" svg:viewBox="0 0 173 39" draw:points="0,10 0,28 147,28 147,39 173,18 147,0 147,10">
          <text:p/>
        </draw:polygon>
        <draw:polygon draw:style-name="gr16" draw:text-style-name="P11" draw:layer="layout" svg:width="0.172cm" svg:height="0.038cm" svg:x="9.493cm" svg:y="13.662cm" svg:viewBox="0 0 173 39" draw:points="0,11 0,28 147,28 147,39 173,20 147,0 147,11">
          <text:p/>
        </draw:polygon>
        <draw:polygon draw:style-name="gr22" draw:text-style-name="P14" draw:layer="layout" svg:width="0.172cm" svg:height="0.038cm" svg:x="9.493cm" svg:y="13.662cm" svg:viewBox="0 0 173 39" draw:points="0,11 0,28 147,28 147,39 173,20 147,0 147,11">
          <text:p/>
        </draw:polygon>
        <draw:polygon draw:style-name="gr31" draw:text-style-name="P19" draw:layer="layout" svg:width="0.172cm" svg:height="0.038cm" svg:x="9.489cm" svg:y="13.775cm" svg:viewBox="0 0 173 39" draw:points="0,10 0,28 147,28 147,39 173,18 147,0 147,10">
          <text:p/>
        </draw:polygon>
        <draw:polygon draw:style-name="gr31" draw:text-style-name="P19" draw:layer="layout" svg:width="0.172cm" svg:height="0.038cm" svg:x="9.489cm" svg:y="13.775cm" svg:viewBox="0 0 173 39" draw:points="0,10 0,28 147,28 147,39 173,18 147,0 147,10">
          <text:p/>
        </draw:polygon>
        <draw:polygon draw:style-name="gr16" draw:text-style-name="P11" draw:layer="layout" svg:width="0.172cm" svg:height="0.038cm" svg:x="9.493cm" svg:y="13.777cm" svg:viewBox="0 0 173 39" draw:points="0,11 0,28 147,28 147,39 173,20 147,0 147,11">
          <text:p/>
        </draw:polygon>
        <draw:polygon draw:style-name="gr22" draw:text-style-name="P14" draw:layer="layout" svg:width="0.172cm" svg:height="0.038cm" svg:x="9.493cm" svg:y="13.777cm" svg:viewBox="0 0 173 39" draw:points="0,11 0,28 147,28 147,39 173,20 147,0 147,11">
          <text:p/>
        </draw:polygon>
        <draw:path draw:style-name="gr32" draw:text-style-name="P20" draw:layer="layout" svg:width="0.583cm" svg:height="0.412cm" svg:x="13.071cm" svg:y="5.607cm" svg:viewBox="0 0 584 413" svg:d="M176 413c36 1 72-1 107-7 87-16 169-53 236-109 8-6 15-12 22-18 7-9 14-17 19-27 16-26 24-55 24-85 0-31-8-60-24-86-15-26-37-48-64-63-15-8-30-14-46-18l-450 413z">
          <text:p/>
        </draw:path>
        <draw:g>
          <draw:path draw:style-name="gr62" draw:text-style-name="P36" draw:layer="layout" svg:width="0.819cm" svg:height="0.497cm" svg:x="12.763cm" svg:y="4.75cm" svg:viewBox="0 0 820 498" svg:d="M311 498l509-309-316-189-504 307c41 50 89 93 144 125 52 32 108 54 167 66z">
            <text:p/>
          </draw:path>
          <draw:path draw:style-name="gr58" draw:text-style-name="P2" draw:layer="layout" svg:width="0.819cm" svg:height="0.497cm" svg:x="12.763cm" svg:y="4.75cm" svg:viewBox="0 0 820 498" svg:d="M311 498l509-309-316-189-504 307c41 50 89 93 144 125 52 32 108 54 167 66z">
            <text:p/>
          </draw:path>
        </draw:g>
        <draw:g>
          <draw:path draw:style-name="gr63" draw:text-style-name="P37" draw:layer="layout" svg:width="0.311cm" svg:height="0.964cm" svg:x="12.764cm" svg:y="5.055cm" svg:viewBox="0 0 312 965" svg:d="M312 191c-59-12-115-34-167-65-55-33-104-75-145-126v789c38 43 81 80 130 109 56 34 118 56 182 67z">
            <text:p/>
          </draw:path>
          <draw:path draw:style-name="gr58" draw:text-style-name="P2" draw:layer="layout" svg:width="0.311cm" svg:height="0.964cm" svg:x="12.764cm" svg:y="5.055cm" svg:viewBox="0 0 312 965" svg:d="M312 191c-59-12-115-34-167-65-55-33-104-75-145-126v789c38 43 81 80 130 109 56 34 118 56 182 67z">
            <text:p/>
          </draw:path>
        </draw:g>
        <draw:g>
          <draw:polygon draw:style-name="gr64" draw:text-style-name="P38" draw:layer="layout" svg:width="0.508cm" svg:height="1.081cm" svg:x="13.074cm" svg:y="4.938cm" svg:viewBox="0 0 509 1082" draw:points="0,309 0,1082 509,775 509,0">
            <text:p/>
          </draw:polygon>
          <draw:polygon draw:style-name="gr58" draw:text-style-name="P2" draw:layer="layout" svg:width="0.508cm" svg:height="1.081cm" svg:x="13.074cm" svg:y="4.938cm" svg:viewBox="0 0 509 1082" draw:points="0,309 0,1082 509,775 509,0">
            <text:p/>
          </draw:polygon>
        </draw:g>
        <draw:path draw:style-name="gr35" draw:text-style-name="P2" draw:layer="layout" svg:width="0.819cm" svg:height="1.269cm" svg:x="12.763cm" svg:y="4.75cm" svg:viewBox="0 0 820 1270" svg:d="M820 188l-316-188-504 306v788c37 43 81 80 130 109 55 34 117 56 181 67l509-306z">
          <text:p/>
        </draw:path>
        <draw:g>
          <draw:path draw:style-name="gr65" draw:text-style-name="P39" draw:layer="layout" svg:width="0.053cm" svg:height="0.067cm" svg:x="12.881cm" svg:y="5.534cm" svg:viewBox="0 0 54 68" svg:d="M51 27c2 6 3 11 3 16 0 6-2 11-4 16-3 4-6 7-10 9-4 1-9 1-13-1-5-1-10-4-14-9-4-4-7-9-9-15-3-6-4-12-4-18 0-5 2-11 4-15s6-7 10-9h1c3-1 8-1 12 0 5 2 10 5 14 9 4 5 7 10 9 16z">
            <text:p/>
          </draw:path>
          <draw:path draw:style-name="gr57" draw:text-style-name="P2" draw:layer="layout" svg:width="0.053cm" svg:height="0.067cm" svg:x="12.881cm" svg:y="5.534cm" svg:viewBox="0 0 54 68" svg:d="M51 27c2 6 3 11 3 16 0 6-2 11-4 16-3 4-6 7-10 9-4 1-9 1-13-1-5-1-10-4-14-9-4-4-7-9-9-15-3-6-4-12-4-18 0-5 2-11 4-15s6-7 10-9h1c3-1 8-1 12 0 5 2 10 5 14 9 4 5 7 10 9 16z">
            <text:p/>
          </draw:path>
        </draw:g>
        <draw:path draw:style-name="gr66" draw:text-style-name="P2" draw:layer="layout" svg:width="0.21cm" svg:height="0.214cm" svg:x="12.814cm" svg:y="5.693cm" svg:viewBox="0 0 211 215" svg:d="M0 0c26 23 53 44 82 62 41 26 84 46 129 59M0 47c26 24 53 45 82 62 41 26 84 46 129 59M0 94c26 24 53 45 82 63 41 25 84 45 129 58">
          <text:p/>
        </draw:path>
        <draw:g>
          <draw:path draw:style-name="gr31" draw:text-style-name="P19" draw:layer="layout" svg:width="0.229cm" svg:height="0.144cm" svg:x="12.805cm" svg:y="5.205cm" svg:viewBox="0 0 230 145" svg:d="M8 23c27 26 57 48 89 68 39 23 80 41 123 54 2 0 3-1 5-1 2-1 3-3 4-5 1-1 1-3 1-5s0-4-1-6c-1-1-2-3-4-4s-3-1-5-1c-43-13-84-31-122-54-31-18-59-40-86-65-1-1-1-2-2-3s-2-1-4-1c-1 0-2 1-3 1-1 1-1 2-2 3s-1 2-1 4c0 1 1 2 1 3 0 3 1 5 2 7s3 4 5 5z">
            <text:p/>
          </draw:path>
          <draw:path draw:style-name="gr57" draw:text-style-name="P2" draw:layer="layout" svg:width="0.229cm" svg:height="0.144cm" svg:x="12.805cm" svg:y="5.205cm" svg:viewBox="0 0 230 145" svg:d="M8 23c27 26 57 48 89 68 39 23 80 41 123 54 2 0 3-1 5-1 2-1 3-3 4-5 1-1 1-3 1-5s0-4-1-6c-1-1-2-3-4-4s-3-1-5-1c-43-13-84-31-122-54-31-18-59-40-86-65-1-1-1-2-2-3s-2-1-4-1c-1 0-2 1-3 1-1 1-1 2-2 3s-1 2-1 4c0 1 1 2 1 3 0 3 1 5 2 7s3 4 5 5z">
            <text:p/>
          </draw:path>
        </draw:g>
        <draw:g>
          <draw:path draw:style-name="gr67" draw:text-style-name="P40" draw:layer="layout" svg:width="0.066cm" svg:height="0.047cm" svg:x="12.872cm" svg:y="5.273cm" svg:viewBox="0 0 67 48" svg:d="M67 47c0-1 0-1-1-2-4-14-10-25-18-33-7-8-16-12-24-12s-15 4-22 10c-1 3-2 6-2 9 0 5 2 10 7 15 4 4 11 8 19 10 8 3 17 4 26 4 5 0 10 0 15-1z">
            <text:p/>
          </draw:path>
          <draw:path draw:style-name="gr68" draw:text-style-name="P2" draw:layer="layout" svg:width="0.066cm" svg:height="0.047cm" svg:x="12.872cm" svg:y="5.273cm" svg:viewBox="0 0 67 48" svg:d="M67 47c0-1 0-1-1-2-4-14-10-25-18-33-7-8-16-12-24-12s-15 4-22 10c-1 3-2 6-2 9 0 5 2 10 7 15 4 4 11 8 19 10 8 3 17 4 26 4 5 0 10 0 15-1z">
            <text:p/>
          </draw:path>
        </draw:g>
        <draw:path draw:style-name="gr74" draw:text-style-name="P46" draw:layer="layout" svg:width="0.21cm" svg:height="0.182cm" svg:x="12.814cm" svg:y="5.289cm" svg:viewBox="0 0 211 183" svg:d="M0 0v62c28 25 58 47 89 66 39 23 80 42 122 55v-62c-42-13-83-32-122-55-31-19-61-41-89-66z">
          <text:p/>
        </draw:path>
        <draw:path draw:style-name="gr31" draw:text-style-name="P19" draw:layer="layout" svg:width="0.21cm" svg:height="0.136cm" svg:x="12.814cm" svg:y="5.301cm" svg:viewBox="0 0 211 137" svg:d="M0 15c27 26 57 49 90 69 38 23 79 41 121 53v-15c-43-14-84-32-122-56-32-19-61-41-89-66z">
          <text:p/>
        </draw:path>
        <draw:path draw:style-name="gr58" draw:text-style-name="P2" draw:layer="layout" svg:width="0.21cm" svg:height="0.182cm" svg:x="12.814cm" svg:y="5.288cm" svg:viewBox="0 0 211 183" svg:d="M0 0v62c28 25 58 47 89 66 39 23 80 42 122 55">
          <text:p/>
        </draw:path>
        <draw:path draw:style-name="gr57" draw:text-style-name="P2" draw:layer="layout" svg:width="0.21cm" svg:height="0.182cm" svg:x="12.814cm" svg:y="5.291cm" svg:viewBox="0 0 211 183" svg:d="M211 183v-62c-42-13-83-32-122-55-31-19-61-41-89-66">
          <text:p/>
        </draw:path>
        <draw:path draw:style-name="gr97" draw:text-style-name="P55" draw:layer="layout" svg:width="0.319cm" svg:height="0.347cm" svg:x="13.173cm" svg:y="5.643cm" svg:viewBox="0 0 320 348" svg:d="M320 174c0 31-7 61-21 87s-35 48-59 64c-24 15-52 23-80 23s-56-8-80-23c-24-16-45-38-59-64s-21-56-21-87 7-61 21-87 35-48 59-64c24-15 51-23 79-23h1c28 0 56 8 80 23 24 16 45 38 59 64s21 56 21 87z">
          <text:p/>
        </draw:path>
        <draw:path draw:style-name="gr98" draw:text-style-name="P56" draw:layer="layout" svg:width="0.306cm" svg:height="0.338cm" svg:x="13.186cm" svg:y="5.648cm" svg:viewBox="0 0 307 339" svg:d="M126 339l19-54c7-6 13-13 18-21 6-10 11-21 13-33-1-5-3-10-5-14-3-6-8-11-14-15-4-2-7-4-12-4-5 0-11 2-16 5-5 4-10 9-14 15l-7-13c2-1 4-2 6-3 5-3 9-8 12-13 2-3 3-7 3-11-2-1-4-3-6-4-7-4-13-10-18-17l27-23 7-32-20-14 12-16-23-18 6-20 37 11-2 33 16 5 20-10 15 14 19 47-5 27-14 10 6 18c0 3 1 6 3 8 2 5 5 8 9 11 4 2 9 3 13 3 5 0 9-1 13-3 1-1 1-1 2-1 1 0 2 1 3 1 4 3 8 7 11 12s4 10 4 16c0 1 0 1 0 2l7 40c5-7 10-13 14-21 14-24 22-53 22-82 0-4 0-8 0-12 0-1 0-3 0-5-1-19-6-38-16-54-1-1-1-3-2-4-2-6-5-11-8-17-5-9-12-18-19-26-3 1-6 2-9 4-5 3-9 7-11 12-2 2-3 5-3 7l7 23c-1 1-1 1-2 1-3 2-6 3-10 3-3 0-7-1-10-3-1 0-1-1-2-2l-4 34c-4-15-10-30-16-45l20-9-8-13-14-3 1-11 7-40-35-11-17 11-13-13-20-2-43 26 20 13-15 25c3 0 6 1 9 3s6 5 8 8c2 4 3 7 3 11 0 2 0 3-1 4 1 1 1 2 1 3s-1 2-1 4c-1 1-2 2-3 2-2 1-3 2-4 2-2 0-3-1-4-2h-1c-1 1-3 2-5 2s-4-1-6-2-3-3-4-5-2-4-2-6c0-1 0-2 0-3l6-27-7-27-31 6 1 16-7 7-15-1c-5 7-10 14-14 21-3 6-6 13-8 19l17 8c2 3 4 6 5 9 6 9 8 20 8 31 0 2 0 4 0 5 0 1 1 2 1 3 5 8 12 16 20 21 9 5 18 8 28 8 1 0 3 0 4 0 3 0 6 2 9 3 6 4 11 9 14 16 3 6 5 13 5 20-2 1-3 3-4 6-2 3-3 7-3 11 0 3 1 7 3 11v1l19 11c0 1 1 1 1 2 0 5-2 9-4 13s-4 7-8 9c0 4 0 7 0 11 0 13 3 25 9 36 1 2 1 3 2 5z">
          <text:p/>
        </draw:path>
        <draw:path draw:style-name="gr35" draw:text-style-name="P2" draw:layer="layout" svg:width="0.319cm" svg:height="0.347cm" svg:x="13.173cm" svg:y="5.643cm" svg:viewBox="0 0 320 348" svg:d="M320 174c0 31-7 61-21 87s-35 48-59 64c-24 15-52 23-80 23s-56-8-80-23c-24-16-45-38-59-64s-21-56-21-87 7-61 21-87 35-48 59-64c24-15 51-23 79-23h1c28 0 56 8 80 23 24 16 45 38 59 64s21 56 21 87z">
          <text:p/>
        </draw:path>
        <draw:path draw:style-name="gr32" draw:text-style-name="P20" draw:layer="layout" svg:width="0.107cm" svg:height="0.082cm" svg:x="13.418cm" svg:y="5.914cm" svg:viewBox="0 0 108 83" svg:d="M0 72c13 7 28 11 42 11 12 0 24-3 34-7 3-1 5-2 7-3 8-5 14-12 19-20 2-4 4-9 5-14 0-2 1-4 1-6 0-5-2-11-5-16s-7-10-12-13c-5-2-10-4-16-4-1 0-1 0-2 0z">
          <text:p/>
        </draw:path>
        <draw:g>
          <draw:path draw:style-name="gr81" draw:text-style-name="P51" draw:layer="layout" svg:width="0.141cm" svg:height="0.071cm" svg:x="13.35cm" svg:y="5.775cm" svg:viewBox="0 0 142 72" svg:d="M142 36c0 6-3 13-10 18-6 5-15 10-25 13-11 3-24 5-36 5s-25-2-35-5c-11-3-20-8-26-13-7-5-10-12-10-18s3-13 10-18c6-5 15-10 25-13 11-3 24-5 36-5 12 0 25 2 35 5 11 3 20 8 26 13 7 5 10 12 10 18z">
            <text:p/>
          </draw:path>
          <draw:path draw:style-name="gr82" draw:text-style-name="P2" draw:layer="layout" svg:width="0.141cm" svg:height="0.071cm" svg:x="13.35cm" svg:y="5.775cm" svg:viewBox="0 0 142 72" svg:d="M142 36c0 6-3 13-10 18-6 5-15 10-25 13-11 3-24 5-36 5s-25-2-35-5c-11-3-20-8-26-13-7-5-10-12-10-18s3-13 10-18c6-5 15-10 25-13 11-3 24-5 36-5 12 0 25 2 35 5 11 3 20 8 26 13 7 5 10 12 10 18z">
            <text:p/>
          </draw:path>
        </draw:g>
        <draw:g>
          <draw:path draw:style-name="gr83" draw:text-style-name="P52" draw:layer="layout" svg:width="0.141cm" svg:height="0.177cm" svg:x="13.35cm" svg:y="5.811cm" svg:viewBox="0 0 142 178" svg:d="M0 0v141c0 6 3 13 10 18 6 6 15 10 25 14 11 3 24 5 36 5s25-2 36-5c10-4 19-8 25-14 7-5 10-11 10-17v-142c0 6-3 13-10 18-6 6-15 10-25 14-11 3-24 4-36 4s-25-1-35-4c-11-4-20-8-26-14-7-5-10-12-10-18z">
            <text:p/>
          </draw:path>
          <draw:path draw:style-name="gr84" draw:text-style-name="P2" draw:layer="layout" svg:width="0.141cm" svg:height="0.177cm" svg:x="13.35cm" svg:y="5.811cm" svg:viewBox="0 0 142 178" svg:d="M0 0v141c0 6 3 13 10 18 6 6 15 10 25 14 11 3 24 5 36 5s25-2 36-5c10-4 19-8 25-14 7-5 10-11 10-17v-142c0 6-3 13-10 18-6 6-15 10-25 14-11 3-24 4-36 4s-25-1-35-4c-11-4-20-8-26-14-7-5-10-12-10-18z">
            <text:p/>
          </draw:path>
        </draw:g>
        <draw:path draw:style-name="gr35" draw:text-style-name="P2" draw:layer="layout" svg:width="0.139cm" svg:height="0.213cm" svg:x="13.351cm" svg:y="5.774cm" svg:viewBox="0 0 140 214" svg:d="M140 35c0-6-3-12-9-17-7-5-15-10-26-13s-23-5-35-5-24 2-35 5-19 8-26 13c-6 5-9 12-9 18v141c0 7 3 13 9 18 7 6 15 11 26 14s23 5 35 5 24-2 35-5 19-8 26-14c6-5 9-11 9-17z">
          <text:p/>
        </draw:path>
        <draw:frame draw:style-name="gr125" draw:text-style-name="P2" draw:layer="layout" svg:width="1.546cm" svg:height="0.591cm" svg:x="12.319cm" svg:y="6.002cm">
          <draw:text-box>
            <text:p text:style-name="P3"><text:span text:style-name="T6">Internal</text:span></text:p>
            <text:p text:style-name="P3"><text:span text:style-name="T6">DNS</text:span></text:p>
          </draw:text-box>
        </draw:frame>
        <draw:path draw:style-name="gr32" draw:text-style-name="P20" draw:layer="layout" svg:width="0.632cm" svg:height="0.412cm" svg:x="18.19cm" svg:y="6.217cm" svg:viewBox="0 0 633 413" svg:d="M191 413c17 1 34 0 52 0 95-5 188-33 269-80 27-16 52-34 76-54 7-8 14-17 20-26 16-26 25-56 25-86s-9-60-25-86c-17-26-41-48-70-63-16-8-32-14-49-18l-489 413z">
          <text:p/>
        </draw:path>
        <draw:g>
          <draw:path draw:style-name="gr62" draw:text-style-name="P36" draw:layer="layout" svg:width="0.889cm" svg:height="0.497cm" svg:x="17.856cm" svg:y="5.359cm" svg:viewBox="0 0 890 498" svg:d="M338 498l552-310-342-188-548 307c44 50 98 93 157 126 56 31 117 53 181 65z">
            <text:p/>
          </draw:path>
          <draw:path draw:style-name="gr58" draw:text-style-name="P2" draw:layer="layout" svg:width="0.889cm" svg:height="0.497cm" svg:x="17.856cm" svg:y="5.359cm" svg:viewBox="0 0 890 498" svg:d="M338 498l552-310-342-188-548 307c44 50 98 93 157 126 56 31 117 53 181 65z">
            <text:p/>
          </draw:path>
        </draw:g>
        <draw:g>
          <draw:path draw:style-name="gr63" draw:text-style-name="P37" draw:layer="layout" svg:width="0.337cm" svg:height="0.964cm" svg:x="17.856cm" svg:y="5.665cm" svg:viewBox="0 0 338 965" svg:d="M338 191c-64-12-125-34-181-65-60-33-113-76-157-126v789c41 43 88 80 140 109 61 34 128 56 198 67z">
            <text:p/>
          </draw:path>
          <draw:path draw:style-name="gr58" draw:text-style-name="P2" draw:layer="layout" svg:width="0.337cm" svg:height="0.964cm" svg:x="17.856cm" svg:y="5.665cm" svg:viewBox="0 0 338 965" svg:d="M338 191c-64-12-125-34-181-65-60-33-113-76-157-126v789c41 43 88 80 140 109 61 34 128 56 198 67z">
            <text:p/>
          </draw:path>
        </draw:g>
        <draw:g>
          <draw:polygon draw:style-name="gr64" draw:text-style-name="P38" draw:layer="layout" svg:width="0.552cm" svg:height="1.081cm" svg:x="18.194cm" svg:y="5.548cm" svg:viewBox="0 0 553 1082" draw:points="0,309 0,1082 553,776 553,0">
            <text:p/>
          </draw:polygon>
          <draw:polygon draw:style-name="gr58" draw:text-style-name="P2" draw:layer="layout" svg:width="0.552cm" svg:height="1.081cm" svg:x="18.194cm" svg:y="5.548cm" svg:viewBox="0 0 553 1082" draw:points="0,309 0,1082 553,776 553,0">
            <text:p/>
          </draw:polygon>
        </draw:g>
        <draw:path draw:style-name="gr35" draw:text-style-name="P2" draw:layer="layout" svg:width="0.889cm" svg:height="1.27cm" svg:x="17.856cm" svg:y="5.359cm" svg:viewBox="0 0 890 1271" svg:d="M890 188l-342-188-548 306v789c41 43 88 80 140 109 61 34 128 56 198 67l552-306z">
          <text:p/>
        </draw:path>
        <draw:g>
          <draw:path draw:style-name="gr65" draw:text-style-name="P39" draw:layer="layout" svg:width="0.054cm" svg:height="0.07cm" svg:x="17.984cm" svg:y="6.143cm" svg:viewBox="0 0 55 71" svg:d="M52 27c2 6 3 12 3 18s-1 11-4 16c-2 4-6 7-10 9s-9 2-14 0-10-5-14-9c-4-5-7-10-10-16-2-6-3-12-3-18s1-12 4-16c2-4 6-7 10-9 4-3 9-3 14 0 5 1 10 5 14 9s7 10 10 16z">
            <text:p/>
          </draw:path>
          <draw:path draw:style-name="gr57" draw:text-style-name="P2" draw:layer="layout" svg:width="0.054cm" svg:height="0.07cm" svg:x="17.984cm" svg:y="6.143cm" svg:viewBox="0 0 55 71" svg:d="M52 27c2 6 3 12 3 18s-1 11-4 16c-2 4-6 7-10 9s-9 2-14 0-10-5-14-9c-4-5-7-10-10-16-2-6-3-12-3-18s1-12 4-16c2-4 6-7 10-9 4-3 9-3 14 0 5 1 10 5 14 9s7 10 10 16z">
            <text:p/>
          </draw:path>
        </draw:g>
        <draw:path draw:style-name="gr66" draw:text-style-name="P2" draw:layer="layout" svg:width="0.228cm" svg:height="0.215cm" svg:x="17.911cm" svg:y="6.303cm" svg:viewBox="0 0 229 216" svg:d="M0 0c34 28 70 53 108 73 39 21 79 37 121 48M0 47c34 29 70 53 108 74 39 20 79 36 121 48M0 95c34 28 70 53 108 73 39 21 79 37 121 48">
          <text:p/>
        </draw:path>
        <draw:g>
          <draw:path draw:style-name="gr31" draw:text-style-name="P19" draw:layer="layout" svg:width="0.248cm" svg:height="0.143cm" svg:x="17.902cm" svg:y="5.815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17.902cm" svg:y="5.815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17.974cm" svg:y="5.883cm" svg:viewBox="0 0 72 47" svg:d="M72 46c0-1 0-1-1-2-4-13-11-25-19-33-9-7-18-11-27-11-8 0-16 3-23 9-2 3-2 6-2 9 0 5 2 10 7 14 5 5 12 9 21 11 9 3 18 4 28 4 6 0 11 0 16-1z">
            <text:p/>
          </draw:path>
          <draw:path draw:style-name="gr68" draw:text-style-name="P2" draw:layer="layout" svg:width="0.071cm" svg:height="0.046cm" svg:x="17.974cm" svg:y="5.883cm" svg:viewBox="0 0 72 47" svg:d="M72 46c0-1 0-1-1-2-4-13-11-25-19-33-9-7-18-11-27-11-8 0-16 3-23 9-2 3-2 6-2 9 0 5 2 10 7 14 5 5 12 9 21 11 9 3 18 4 28 4 6 0 11 0 16-1z">
            <text:p/>
          </draw:path>
        </draw:g>
        <draw:path draw:style-name="gr74" draw:text-style-name="P46" draw:layer="layout" svg:width="0.228cm" svg:height="0.182cm" svg:x="17.911cm" svg:y="5.899cm" svg:viewBox="0 0 229 183" svg:d="M0 0v62c30 25 62 47 97 66 41 23 86 42 132 55v-62c-46-13-91-32-133-55-34-19-66-41-96-66z">
          <text:p/>
        </draw:path>
        <draw:path draw:style-name="gr31" draw:text-style-name="P19" draw:layer="layout" svg:width="0.228cm" svg:height="0.136cm" svg:x="17.911cm" svg:y="5.911cm" svg:viewBox="0 0 229 137" svg:d="M0 15c30 26 62 49 97 69 41 23 86 41 132 53v-15c-46-14-91-32-132-56-35-19-67-41-97-66z">
          <text:p/>
        </draw:path>
        <draw:path draw:style-name="gr58" draw:text-style-name="P2" draw:layer="layout" svg:width="0.228cm" svg:height="0.182cm" svg:x="17.911cm" svg:y="5.898cm" svg:viewBox="0 0 229 183" svg:d="M0 0v62c30 25 62 47 97 66 41 23 86 42 132 55">
          <text:p/>
        </draw:path>
        <draw:path draw:style-name="gr57" draw:text-style-name="P2" draw:layer="layout" svg:width="0.228cm" svg:height="0.182cm" svg:x="17.911cm" svg:y="5.9cm" svg:viewBox="0 0 229 183" svg:d="M229 183v-62c-46-13-91-32-133-55-34-19-66-41-96-66">
          <text:p/>
        </draw:path>
        <draw:path draw:style-name="gr32" draw:text-style-name="P20" draw:layer="layout" svg:width="0.097cm" svg:height="0.102cm" svg:x="18.551cm" svg:y="6.619cm" svg:viewBox="0 0 98 103" svg:d="M0 101c5 1 11 2 16 2 13 0 26-4 37-10 3-2 6-3 8-5 4-1 8-3 11-5 8-4 15-11 19-18 5-8 7-16 7-25s-2-18-7-25v-1l-31-14z">
          <text:p/>
        </draw:path>
        <draw:path draw:style-name="gr78" draw:text-style-name="P49" draw:layer="layout" svg:width="0.296cm" svg:height="0.446cm" svg:x="18.301cm" svg:y="6.261cm" svg:viewBox="0 0 297 447" svg:d="M243 182v263c4 1 8 2 13 2 7 0 14-2 21-5 6-4 11-9 15-15 3-6 5-13 5-20 0-2 0-3 0-5v-230l-141-83-7-31-120-58-1 58c-2-2-5-4-7-5-7-4-14-6-21-7z">
          <text:p/>
        </draw:path>
        <draw:polygon draw:style-name="gr79" draw:text-style-name="P50" draw:layer="layout" svg:width="0.242cm" svg:height="0.399cm" svg:x="18.301cm" svg:y="6.307cm" svg:viewBox="0 0 243 400" draw:points="0,262 243,400 243,136 0,0">
          <text:p/>
        </draw:polygon>
        <draw:polyline draw:style-name="gr80" draw:text-style-name="P2" draw:layer="layout" svg:width="0.229cm" svg:height="0.39cm" svg:x="18.323cm" svg:y="6.311cm" svg:viewBox="0 0 230 391" draw:points="0,0 230,129 230,391">
          <text:p/>
        </draw:polyline>
        <draw:polyline draw:style-name="gr58" draw:text-style-name="P2" draw:layer="layout" svg:width="0.242cm" svg:height="0.397cm" svg:x="18.301cm" svg:y="6.308cm" svg:viewBox="0 0 243 398" draw:points="0,0 243,136 243,398">
          <text:p/>
        </draw:polyline>
        <draw:path draw:style-name="gr35" draw:text-style-name="P2" draw:layer="layout" svg:width="0.296cm" svg:height="0.446cm" svg:x="18.301cm" svg:y="6.261cm" svg:viewBox="0 0 297 447" svg:d="M0 309l243 136c4 1 8 2 13 2 7 0 14-2 21-5 6-4 11-9 15-15 3-6 5-13 5-20 0-2 0-3 0-5v-230l-141-83-7-31-120-58-1 59c-2-1-5-3-7-4-7-4-14-7-21-9z">
          <text:p/>
        </draw:path>
        <draw:frame draw:style-name="gr61" draw:text-style-name="P2" draw:layer="layout" svg:width="1.435cm" svg:height="0.296cm" svg:x="17.437cm" svg:y="6.697cm">
          <draw:text-box>
            <text:p text:style-name="P3"><text:span text:style-name="T6">Root DFS</text:span></text:p>
          </draw:text-box>
        </draw:frame>
        <draw:path draw:style-name="gr32" draw:text-style-name="P20" draw:layer="layout" svg:width="0.632cm" svg:height="0.412cm" svg:x="17.186cm" svg:y="5.612cm" svg:viewBox="0 0 633 413" svg:d="M191 413c17 1 34 0 52 0 95-5 188-33 269-80 27-16 52-34 76-54 7-8 14-17 20-26 16-26 25-56 25-86s-9-60-25-86c-17-26-41-48-70-63-16-8-32-14-49-18l-489 413z">
          <text:p/>
        </draw:path>
        <draw:g>
          <draw:path draw:style-name="gr62" draw:text-style-name="P36" draw:layer="layout" svg:width="0.889cm" svg:height="0.497cm" svg:x="16.853cm" svg:y="4.755cm" svg:viewBox="0 0 890 498" svg:d="M338 498l552-310-342-188-548 307c44 50 98 93 157 126 56 31 117 53 181 65z">
            <text:p/>
          </draw:path>
          <draw:path draw:style-name="gr58" draw:text-style-name="P2" draw:layer="layout" svg:width="0.889cm" svg:height="0.497cm" svg:x="16.853cm" svg:y="4.755cm" svg:viewBox="0 0 890 498" svg:d="M338 498l552-310-342-188-548 307c44 50 98 93 157 126 56 31 117 53 181 65z">
            <text:p/>
          </draw:path>
        </draw:g>
        <draw:g>
          <draw:path draw:style-name="gr63" draw:text-style-name="P37" draw:layer="layout" svg:width="0.337cm" svg:height="0.964cm" svg:x="16.853cm" svg:y="5.061cm" svg:viewBox="0 0 338 965" svg:d="M338 191c-64-12-125-34-181-65-60-33-113-76-157-126v789c41 43 88 80 140 109 61 34 128 56 198 67z">
            <text:p/>
          </draw:path>
          <draw:path draw:style-name="gr58" draw:text-style-name="P2" draw:layer="layout" svg:width="0.337cm" svg:height="0.964cm" svg:x="16.853cm" svg:y="5.061cm" svg:viewBox="0 0 338 965" svg:d="M338 191c-64-12-125-34-181-65-60-33-113-76-157-126v789c41 43 88 80 140 109 61 34 128 56 198 67z">
            <text:p/>
          </draw:path>
        </draw:g>
        <draw:g>
          <draw:polygon draw:style-name="gr64" draw:text-style-name="P38" draw:layer="layout" svg:width="0.552cm" svg:height="1.081cm" svg:x="17.19cm" svg:y="4.943cm" svg:viewBox="0 0 553 1082" draw:points="0,309 0,1082 553,776 553,0">
            <text:p/>
          </draw:polygon>
          <draw:polygon draw:style-name="gr58" draw:text-style-name="P2" draw:layer="layout" svg:width="0.552cm" svg:height="1.081cm" svg:x="17.19cm" svg:y="4.943cm" svg:viewBox="0 0 553 1082" draw:points="0,309 0,1082 553,776 553,0">
            <text:p/>
          </draw:polygon>
        </draw:g>
        <draw:path draw:style-name="gr35" draw:text-style-name="P2" draw:layer="layout" svg:width="0.889cm" svg:height="1.27cm" svg:x="16.853cm" svg:y="4.755cm" svg:viewBox="0 0 890 1271" svg:d="M890 188l-342-188-548 306v789c41 43 88 80 140 109 61 34 128 56 198 67l552-306z">
          <text:p/>
        </draw:path>
        <draw:g>
          <draw:path draw:style-name="gr65" draw:text-style-name="P39" draw:layer="layout" svg:width="0.054cm" svg:height="0.07cm" svg:x="16.981cm" svg:y="5.539cm" svg:viewBox="0 0 55 71" svg:d="M52 27c2 6 3 12 3 18s-1 11-4 16c-2 4-6 7-10 9s-9 2-14 0-10-5-14-9c-4-5-7-10-10-16-2-6-3-12-3-18s1-12 4-16c2-4 6-7 10-9 4-3 9-3 14 0 5 1 10 5 14 9s7 10 10 16z">
            <text:p/>
          </draw:path>
          <draw:path draw:style-name="gr57" draw:text-style-name="P2" draw:layer="layout" svg:width="0.054cm" svg:height="0.07cm" svg:x="16.981cm" svg:y="5.539cm" svg:viewBox="0 0 55 71" svg:d="M52 27c2 6 3 12 3 18s-1 11-4 16c-2 4-6 7-10 9s-9 2-14 0-10-5-14-9c-4-5-7-10-10-16-2-6-3-12-3-18s1-12 4-16c2-4 6-7 10-9 4-3 9-3 14 0 5 1 10 5 14 9s7 10 10 16z">
            <text:p/>
          </draw:path>
        </draw:g>
        <draw:path draw:style-name="gr66" draw:text-style-name="P2" draw:layer="layout" svg:width="0.228cm" svg:height="0.215cm" svg:x="16.908cm" svg:y="5.699cm" svg:viewBox="0 0 229 216" svg:d="M0 0c34 28 70 53 108 73 39 21 79 37 121 48M0 47c34 29 70 53 108 74 39 20 79 36 121 48M0 95c34 28 70 53 108 73 39 21 79 37 121 48">
          <text:p/>
        </draw:path>
        <draw:g>
          <draw:path draw:style-name="gr31" draw:text-style-name="P19" draw:layer="layout" svg:width="0.248cm" svg:height="0.143cm" svg:x="16.898cm" svg:y="5.21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16.898cm" svg:y="5.21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16.971cm" svg:y="5.278cm" svg:viewBox="0 0 72 47" svg:d="M72 46c0-1 0-1-1-2-4-13-11-25-19-33-9-7-18-11-27-11-8 0-16 3-23 9-2 3-2 6-2 9 0 5 2 10 7 14 5 5 12 9 21 11 9 3 18 4 28 4 6 0 11 0 16-1z">
            <text:p/>
          </draw:path>
          <draw:path draw:style-name="gr68" draw:text-style-name="P2" draw:layer="layout" svg:width="0.071cm" svg:height="0.046cm" svg:x="16.971cm" svg:y="5.278cm" svg:viewBox="0 0 72 47" svg:d="M72 46c0-1 0-1-1-2-4-13-11-25-19-33-9-7-18-11-27-11-8 0-16 3-23 9-2 3-2 6-2 9 0 5 2 10 7 14 5 5 12 9 21 11 9 3 18 4 28 4 6 0 11 0 16-1z">
            <text:p/>
          </draw:path>
        </draw:g>
        <draw:path draw:style-name="gr74" draw:text-style-name="P46" draw:layer="layout" svg:width="0.228cm" svg:height="0.182cm" svg:x="16.908cm" svg:y="5.295cm" svg:viewBox="0 0 229 183" svg:d="M0 0v62c30 25 62 47 97 66 41 23 86 42 132 55v-62c-46-13-91-32-133-55-34-19-66-41-96-66z">
          <text:p/>
        </draw:path>
        <draw:path draw:style-name="gr31" draw:text-style-name="P19" draw:layer="layout" svg:width="0.228cm" svg:height="0.136cm" svg:x="16.908cm" svg:y="5.307cm" svg:viewBox="0 0 229 137" svg:d="M0 15c30 26 62 49 97 69 41 23 86 41 132 53v-15c-46-14-91-32-132-56-35-19-67-41-97-66z">
          <text:p/>
        </draw:path>
        <draw:path draw:style-name="gr58" draw:text-style-name="P2" draw:layer="layout" svg:width="0.228cm" svg:height="0.182cm" svg:x="16.908cm" svg:y="5.294cm" svg:viewBox="0 0 229 183" svg:d="M0 0v62c30 25 62 47 97 66 41 23 86 42 132 55">
          <text:p/>
        </draw:path>
        <draw:path draw:style-name="gr57" draw:text-style-name="P2" draw:layer="layout" svg:width="0.228cm" svg:height="0.182cm" svg:x="16.908cm" svg:y="5.296cm" svg:viewBox="0 0 229 183" svg:d="M229 183v-62c-46-13-91-32-133-55-34-19-66-41-96-66">
          <text:p/>
        </draw:path>
        <draw:path draw:style-name="gr32" draw:text-style-name="P20" draw:layer="layout" svg:width="0.097cm" svg:height="0.102cm" svg:x="17.548cm" svg:y="6.015cm" svg:viewBox="0 0 98 103" svg:d="M0 101c5 1 11 2 16 2 13 0 26-4 37-10 3-2 6-3 8-5 4-1 8-3 11-5 8-4 15-11 19-18 5-8 7-16 7-25s-2-18-7-25v-1l-31-14z">
          <text:p/>
        </draw:path>
        <draw:path draw:style-name="gr78" draw:text-style-name="P49" draw:layer="layout" svg:width="0.296cm" svg:height="0.446cm" svg:x="17.297cm" svg:y="5.657cm" svg:viewBox="0 0 297 447" svg:d="M243 182v263c4 1 8 2 13 2 7 0 14-2 21-5 6-4 11-9 15-15 3-6 5-13 5-20 0-2 0-3 0-5v-230l-141-83-7-31-120-58-1 58c-2-2-5-4-7-5-7-4-14-6-21-7z">
          <text:p/>
        </draw:path>
        <draw:polygon draw:style-name="gr79" draw:text-style-name="P50" draw:layer="layout" svg:width="0.242cm" svg:height="0.399cm" svg:x="17.297cm" svg:y="5.703cm" svg:viewBox="0 0 243 400" draw:points="0,262 243,400 243,136 0,0">
          <text:p/>
        </draw:polygon>
        <draw:polyline draw:style-name="gr80" draw:text-style-name="P2" draw:layer="layout" svg:width="0.229cm" svg:height="0.39cm" svg:x="17.32cm" svg:y="5.707cm" svg:viewBox="0 0 230 391" draw:points="0,0 230,129 230,391">
          <text:p/>
        </draw:polyline>
        <draw:polyline draw:style-name="gr58" draw:text-style-name="P2" draw:layer="layout" svg:width="0.242cm" svg:height="0.397cm" svg:x="17.297cm" svg:y="5.703cm" svg:viewBox="0 0 243 398" draw:points="0,0 243,136 243,398">
          <text:p/>
        </draw:polyline>
        <draw:path draw:style-name="gr35" draw:text-style-name="P2" draw:layer="layout" svg:width="0.296cm" svg:height="0.446cm" svg:x="17.297cm" svg:y="5.657cm" svg:viewBox="0 0 297 447" svg:d="M0 309l243 136c4 1 8 2 13 2 7 0 14-2 21-5 6-4 11-9 15-15 3-6 5-13 5-20 0-2 0-3 0-5v-230l-141-83-7-31-120-58-1 59c-2-1-5-3-7-4-7-4-14-7-21-9z">
          <text:p/>
        </draw:path>
        <draw:frame draw:style-name="gr61" draw:text-style-name="P2" draw:layer="layout" svg:width="1.571cm" svg:height="0.296cm" svg:x="16.487cm" svg:y="6.132cm">
          <draw:text-box>
            <text:p text:style-name="P3"><text:span text:style-name="T6">Internal DFS</text:span></text:p>
          </draw:text-box>
        </draw:frame>
        <draw:path draw:style-name="gr32" draw:text-style-name="P20" draw:layer="layout" svg:width="0.583cm" svg:height="0.412cm" svg:x="14.963cm" svg:y="4.337cm" svg:viewBox="0 0 584 413" svg:d="M176 413c36 1 72-1 107-7 87-16 169-53 236-109 8-6 15-12 22-18 7-9 14-17 19-27 16-26 24-55 24-85 0-31-8-60-24-86-15-26-37-48-64-63-15-8-30-14-46-18l-450 413z">
          <text:p/>
        </draw:path>
        <draw:g>
          <draw:path draw:style-name="gr62" draw:text-style-name="P36" draw:layer="layout" svg:width="0.819cm" svg:height="0.497cm" svg:x="14.656cm" svg:y="3.48cm" svg:viewBox="0 0 820 498" svg:d="M311 498l509-309-316-189-504 307c41 50 89 93 144 125 52 32 108 54 167 66z">
            <text:p/>
          </draw:path>
          <draw:path draw:style-name="gr58" draw:text-style-name="P2" draw:layer="layout" svg:width="0.819cm" svg:height="0.497cm" svg:x="14.656cm" svg:y="3.48cm" svg:viewBox="0 0 820 498" svg:d="M311 498l509-309-316-189-504 307c41 50 89 93 144 125 52 32 108 54 167 66z">
            <text:p/>
          </draw:path>
        </draw:g>
        <draw:g>
          <draw:path draw:style-name="gr63" draw:text-style-name="P37" draw:layer="layout" svg:width="0.311cm" svg:height="0.964cm" svg:x="14.656cm" svg:y="3.785cm" svg:viewBox="0 0 312 965" svg:d="M312 191c-59-12-115-34-167-65-55-33-104-75-145-126v789c38 43 81 80 130 109 56 34 118 56 182 67z">
            <text:p/>
          </draw:path>
          <draw:path draw:style-name="gr58" draw:text-style-name="P2" draw:layer="layout" svg:width="0.311cm" svg:height="0.964cm" svg:x="14.656cm" svg:y="3.785cm" svg:viewBox="0 0 312 965" svg:d="M312 191c-59-12-115-34-167-65-55-33-104-75-145-126v789c38 43 81 80 130 109 56 34 118 56 182 67z">
            <text:p/>
          </draw:path>
        </draw:g>
        <draw:g>
          <draw:polygon draw:style-name="gr64" draw:text-style-name="P38" draw:layer="layout" svg:width="0.508cm" svg:height="1.081cm" svg:x="14.966cm" svg:y="3.668cm" svg:viewBox="0 0 509 1082" draw:points="0,309 0,1082 509,775 509,0">
            <text:p/>
          </draw:polygon>
          <draw:polygon draw:style-name="gr58" draw:text-style-name="P2" draw:layer="layout" svg:width="0.508cm" svg:height="1.081cm" svg:x="14.966cm" svg:y="3.668cm" svg:viewBox="0 0 509 1082" draw:points="0,309 0,1082 509,775 509,0">
            <text:p/>
          </draw:polygon>
        </draw:g>
        <draw:path draw:style-name="gr35" draw:text-style-name="P2" draw:layer="layout" svg:width="0.819cm" svg:height="1.269cm" svg:x="14.656cm" svg:y="3.48cm" svg:viewBox="0 0 820 1270" svg:d="M820 188l-316-188-504 306v788c37 43 81 80 130 109 55 34 117 56 181 67l509-306z">
          <text:p/>
        </draw:path>
        <draw:g>
          <draw:path draw:style-name="gr65" draw:text-style-name="P39" draw:layer="layout" svg:width="0.053cm" svg:height="0.067cm" svg:x="14.773cm" svg:y="4.264cm" svg:viewBox="0 0 54 68" svg:d="M51 27c2 6 3 11 3 16 0 6-2 11-4 16-3 4-6 7-10 9-4 1-9 1-13-1-5-1-10-4-14-9-4-4-7-9-9-15-3-6-4-12-4-18 0-5 2-11 4-15s6-7 10-9h1c3-1 8-1 12 0 5 2 10 5 14 9 4 5 7 10 9 16z">
            <text:p/>
          </draw:path>
          <draw:path draw:style-name="gr57" draw:text-style-name="P2" draw:layer="layout" svg:width="0.053cm" svg:height="0.067cm" svg:x="14.773cm" svg:y="4.264cm" svg:viewBox="0 0 54 68" svg:d="M51 27c2 6 3 11 3 16 0 6-2 11-4 16-3 4-6 7-10 9-4 1-9 1-13-1-5-1-10-4-14-9-4-4-7-9-9-15-3-6-4-12-4-18 0-5 2-11 4-15s6-7 10-9h1c3-1 8-1 12 0 5 2 10 5 14 9 4 5 7 10 9 16z">
            <text:p/>
          </draw:path>
        </draw:g>
        <draw:path draw:style-name="gr66" draw:text-style-name="P2" draw:layer="layout" svg:width="0.21cm" svg:height="0.214cm" svg:x="14.706cm" svg:y="4.423cm" svg:viewBox="0 0 211 215" svg:d="M0 0c26 23 53 44 82 62 41 26 84 46 129 59M0 47c26 24 53 45 82 62 41 26 84 46 129 59M0 94c26 24 53 45 82 63 41 25 84 45 129 58">
          <text:p/>
        </draw:path>
        <draw:g>
          <draw:path draw:style-name="gr31" draw:text-style-name="P19" draw:layer="layout" svg:width="0.229cm" svg:height="0.144cm" svg:x="14.698cm" svg:y="3.935cm" svg:viewBox="0 0 230 145" svg:d="M8 23c27 26 57 48 89 68 39 23 80 41 123 54 2 0 3-1 5-1 2-1 3-3 4-5 1-1 1-3 1-5s0-4-1-6c-1-1-2-3-4-4s-3-1-5-1c-43-13-84-31-122-54-31-18-59-40-86-65-1-1-1-2-2-3s-2-1-4-1c-1 0-2 1-3 1-1 1-1 2-2 3s-1 2-1 4c0 1 1 2 1 3 0 3 1 5 2 7s3 4 5 5z">
            <text:p/>
          </draw:path>
          <draw:path draw:style-name="gr57" draw:text-style-name="P2" draw:layer="layout" svg:width="0.229cm" svg:height="0.144cm" svg:x="14.698cm" svg:y="3.935cm" svg:viewBox="0 0 230 145" svg:d="M8 23c27 26 57 48 89 68 39 23 80 41 123 54 2 0 3-1 5-1 2-1 3-3 4-5 1-1 1-3 1-5s0-4-1-6c-1-1-2-3-4-4s-3-1-5-1c-43-13-84-31-122-54-31-18-59-40-86-65-1-1-1-2-2-3s-2-1-4-1c-1 0-2 1-3 1-1 1-1 2-2 3s-1 2-1 4c0 1 1 2 1 3 0 3 1 5 2 7s3 4 5 5z">
            <text:p/>
          </draw:path>
        </draw:g>
        <draw:g>
          <draw:path draw:style-name="gr67" draw:text-style-name="P40" draw:layer="layout" svg:width="0.066cm" svg:height="0.047cm" svg:x="14.765cm" svg:y="4.003cm" svg:viewBox="0 0 67 48" svg:d="M67 47c0-1 0-1-1-2-4-14-10-25-18-33-7-8-16-12-24-12s-15 4-22 10c-1 3-2 6-2 9 0 5 2 10 7 15 4 4 11 8 19 10 8 3 17 4 26 4 5 0 10 0 15-1z">
            <text:p/>
          </draw:path>
          <draw:path draw:style-name="gr68" draw:text-style-name="P2" draw:layer="layout" svg:width="0.066cm" svg:height="0.047cm" svg:x="14.765cm" svg:y="4.003cm" svg:viewBox="0 0 67 48" svg:d="M67 47c0-1 0-1-1-2-4-14-10-25-18-33-7-8-16-12-24-12s-15 4-22 10c-1 3-2 6-2 9 0 5 2 10 7 15 4 4 11 8 19 10 8 3 17 4 26 4 5 0 10 0 15-1z">
            <text:p/>
          </draw:path>
        </draw:g>
        <draw:path draw:style-name="gr74" draw:text-style-name="P46" draw:layer="layout" svg:width="0.21cm" svg:height="0.182cm" svg:x="14.706cm" svg:y="4.019cm" svg:viewBox="0 0 211 183" svg:d="M0 0v62c28 25 58 47 89 66 39 23 80 42 122 55v-62c-42-13-83-32-122-55-31-19-61-41-89-66z">
          <text:p/>
        </draw:path>
        <draw:path draw:style-name="gr31" draw:text-style-name="P19" draw:layer="layout" svg:width="0.21cm" svg:height="0.136cm" svg:x="14.706cm" svg:y="4.031cm" svg:viewBox="0 0 211 137" svg:d="M0 15c27 26 57 49 90 69 38 23 79 41 121 53v-15c-43-14-84-32-122-56-32-19-61-41-89-66z">
          <text:p/>
        </draw:path>
        <draw:path draw:style-name="gr58" draw:text-style-name="P2" draw:layer="layout" svg:width="0.21cm" svg:height="0.182cm" svg:x="14.706cm" svg:y="4.018cm" svg:viewBox="0 0 211 183" svg:d="M0 0v62c28 25 58 47 89 66 39 23 80 42 122 55">
          <text:p/>
        </draw:path>
        <draw:path draw:style-name="gr57" draw:text-style-name="P2" draw:layer="layout" svg:width="0.21cm" svg:height="0.182cm" svg:x="14.706cm" svg:y="4.021cm" svg:viewBox="0 0 211 183" svg:d="M211 183v-62c-42-13-83-32-122-55-31-19-61-41-89-66">
          <text:p/>
        </draw:path>
        <draw:path draw:style-name="gr97" draw:text-style-name="P55" draw:layer="layout" svg:width="0.319cm" svg:height="0.347cm" svg:x="15.066cm" svg:y="4.373cm" svg:viewBox="0 0 320 348" svg:d="M320 174c0 31-7 61-21 87s-35 48-59 64c-24 15-52 23-80 23s-56-8-80-23c-24-16-45-38-59-64s-21-56-21-87 7-61 21-87 35-48 59-64c24-15 51-23 79-23h1c28 0 56 8 80 23 24 16 45 38 59 64s21 56 21 87z">
          <text:p/>
        </draw:path>
        <draw:path draw:style-name="gr98" draw:text-style-name="P56" draw:layer="layout" svg:width="0.306cm" svg:height="0.338cm" svg:x="15.079cm" svg:y="4.378cm" svg:viewBox="0 0 307 339" svg:d="M126 339l19-54c7-6 13-13 18-21 6-10 11-21 13-33-1-5-3-10-5-14-3-6-8-11-14-15-4-2-7-4-12-4-5 0-11 2-16 5-5 4-10 9-14 15l-7-13c2-1 4-2 6-3 5-3 9-8 12-13 2-3 3-7 3-11-2-1-4-3-6-4-7-4-13-10-18-17l27-23 7-32-20-14 12-16-23-18 6-20 37 11-2 33 16 5 20-10 15 14 19 47-5 27-14 10 6 18c0 3 1 6 3 8 2 5 5 8 9 11 4 2 9 3 13 3 5 0 9-1 13-3 1-1 1-1 2-1 1 0 2 1 3 1 4 3 8 7 11 12s4 10 4 16c0 1 0 1 0 2l7 40c5-7 10-13 14-21 14-24 22-53 22-82 0-4 0-8 0-12 0-1 0-3 0-5-1-19-6-38-16-54-1-1-1-3-2-4-2-6-5-11-8-17-5-9-12-18-19-26-3 1-6 2-9 4-5 3-9 7-11 12-2 2-3 5-3 7l7 23c-1 1-1 1-2 1-3 2-6 3-10 3-3 0-7-1-10-3-1 0-1-1-2-2l-4 34c-4-15-10-30-16-45l20-9-8-13-14-3 1-11 7-40-35-11-17 11-13-13-20-2-43 26 20 13-15 25c3 0 6 1 9 3s6 5 8 8c2 4 3 7 3 11 0 2 0 3-1 4 1 1 1 2 1 3s-1 2-1 4c-1 1-2 2-3 2-2 1-3 2-4 2-2 0-3-1-4-2h-1c-1 1-3 2-5 2s-4-1-6-2-3-3-4-5-2-4-2-6c0-1 0-2 0-3l6-27-7-27-31 6 1 16-7 7-15-1c-5 7-10 14-14 21-3 6-6 13-8 19l17 8c2 3 4 6 5 9 6 9 8 20 8 31 0 2 0 4 0 5 0 1 1 2 1 3 5 8 12 16 20 21 9 5 18 8 28 8 1 0 3 0 4 0 3 0 6 2 9 3 6 4 11 9 14 16 3 6 5 13 5 20-2 1-3 3-4 6-2 3-3 7-3 11 0 3 1 7 3 11v1l19 11c0 1 1 1 1 2 0 5-2 9-4 13s-4 7-8 9c0 4 0 7 0 11 0 13 3 25 9 36 1 2 1 3 2 5z">
          <text:p/>
        </draw:path>
        <draw:path draw:style-name="gr35" draw:text-style-name="P2" draw:layer="layout" svg:width="0.319cm" svg:height="0.347cm" svg:x="15.066cm" svg:y="4.373cm" svg:viewBox="0 0 320 348" svg:d="M320 174c0 31-7 61-21 87s-35 48-59 64c-24 15-52 23-80 23s-56-8-80-23c-24-16-45-38-59-64s-21-56-21-87 7-61 21-87 35-48 59-64c24-15 51-23 79-23h1c28 0 56 8 80 23 24 16 45 38 59 64s21 56 21 87z">
          <text:p/>
        </draw:path>
        <draw:frame draw:style-name="gr61" draw:text-style-name="P2" draw:layer="layout" svg:width="0.26cm" svg:height="0.296cm" svg:x="14.935cm" svg:y="4.728cm">
          <draw:text-box>
            <text:p text:style-name="P3"><text:span text:style-name="T6"> </text:span></text:p>
          </draw:text-box>
        </draw:frame>
        <draw:path draw:style-name="gr32" draw:text-style-name="P20" draw:layer="layout" svg:width="0.176cm" svg:height="0.059cm" svg:x="15.208cm" svg:y="4.683cm" svg:viewBox="0 0 177 60" svg:d="M177 30c0 5-4 10-12 15s-19 8-32 11c-14 3-29 4-44 4-16 0-31-1-45-4-13-3-24-6-32-11s-12-10-12-15 4-10 12-15 19-8 32-11 28-4 43-4c1 0 1 0 2 0 15 0 30 1 44 4 13 3 24 6 32 11s12 10 12 15z">
          <text:p/>
        </draw:path>
        <draw:g>
          <draw:path draw:style-name="gr86" draw:text-style-name="P53" draw:layer="layout" svg:width="0.205cm" svg:height="0.222cm" svg:x="15.181cm" svg:y="4.498cm" svg:viewBox="0 0 206 223" svg:d="M206 112v-1c0 20-5 39-14 56s-22 31-37 41c-16 10-34 15-52 15s-36-5-51-15c-16-10-29-24-38-41s-14-36-14-55c0-20 5-39 14-56s22-31 37-41c16-10 34-15 52-15 18 0 36 5 51 15 16 10 29 24 38 41s14 36 14 55z">
            <text:p/>
          </draw:path>
          <draw:path draw:style-name="gr87" draw:text-style-name="P2" draw:layer="layout" svg:width="0.205cm" svg:height="0.222cm" svg:x="15.181cm" svg:y="4.498cm" svg:viewBox="0 0 206 223" svg:d="M206 112v-1c0 20-5 39-14 56s-22 31-37 41c-16 10-34 15-52 15s-36-5-51-15c-16-10-29-24-38-41s-14-36-14-55c0-20 5-39 14-56s22-31 37-41c16-10 34-15 52-15 18 0 36 5 51 15 16 10 29 24 38 41s14 36 14 55z">
            <text:p/>
          </draw:path>
        </draw:g>
        <draw:path draw:style-name="gr87" draw:text-style-name="P2" draw:layer="layout" svg:width="0.191cm" svg:height="0.221cm" svg:x="15.19cm" svg:y="4.498cm" svg:viewBox="0 0 192 222" svg:d="M69 220c-5-7-10-14-13-21-14-30-9-68 14-109 11-20 26-40 45-61 4 9 7 17 10 25 18 50 17 94-3 127-10 17-25 30-44 41M9 172c-6-14-9-29-9-43 0-18 5-36 13-51 8-16 20-29 34-38s30-13 47-13c7 0 14 1 21 2 9 3 17 6 25 11 15 9 26 22 35 38 8 15 12 33 12 51 0 17-4 35-12 51-1 1-2 2-2 3M149 14c-7 0-14 1-20 3-6 3-11 7-14 12-9-10-18-19-29-26-2-1-4-2-6-3M90 26c2-3 4-7 7-9 2-3 6-5 10-5 4-1 8-1 12 0 4 1 7 4 10 6 3 3 5 7 6 11s1 7 0 11c-2 4-4 7-7 10s-6 4-10 5-8 1-12 0c-4-2-7-4-10-7-3-2-5-6-6-10s-1-8 0-11zM90 99c-8-3-15-9-21-15-6-7-10-15-12-23s-1-16 2-24c0-1 1-3 1-4 3-6 8-11 14-15 6-5 15-8 23-9 9-1 19 0 27 3 9 4 16 9 22 16 6 6 10 14 12 22 2 9 1 17-2 25-3 7-8 14-15 19-6 5-15 8-23 9-9 1-18-1-27-4zM83 165c-15-3-29-9-41-19s-22-22-27-36c-6-14-7-29-4-43 0-2 1-4 1-5 3-13 10-24 19-33 10-11 23-19 38-24 15-4 32-5 47-2 16 3 31 10 43 20s22 22 27 36c6 14 7 29 4 43-2 14-9 28-20 38-10 11-23 19-38 24-15 4-31 5-47 2-1 0-1 0-2-1z">
          <text:p/>
        </draw:path>
        <draw:path draw:style-name="gr35" draw:text-style-name="P2" draw:layer="layout" svg:width="0.205cm" svg:height="0.222cm" svg:x="15.181cm" svg:y="4.498cm" svg:viewBox="0 0 206 223" svg:d="M206 112v-1c0 20-5 39-14 56s-22 31-37 41c-16 10-34 15-52 15s-36-5-51-15c-16-10-29-24-38-41s-14-36-14-55c0-20 5-39 14-56s22-31 37-41c16-10 34-15 52-15 18 0 36 5 51 15 16 10 29 24 38 41s14 36 14 55z">
          <text:p/>
        </draw:path>
        <draw:frame draw:style-name="gr7" draw:text-style-name="P2" draw:layer="layout" svg:width="1.397cm" svg:height="0.508cm" svg:x="14.402cm" svg:y="4.775cm">
          <draw:text-box>
            <text:p text:style-name="P3"><text:span text:style-name="T6">IAS/Radius</text:span></text:p>
          </draw:text-box>
        </draw:frame>
        <draw:path draw:style-name="gr32" draw:text-style-name="P20" draw:layer="layout" svg:width="0.632cm" svg:height="0.412cm" svg:x="15.993cm" svg:y="4.927cm" svg:viewBox="0 0 633 413" svg:d="M191 413c17 1 34 0 52 0 95-5 188-33 269-80 27-16 52-34 76-54 7-8 14-17 20-26 16-26 25-56 25-86s-9-60-25-86c-17-26-41-48-70-63-16-8-32-14-49-18l-489 413z">
          <text:p/>
        </draw:path>
        <draw:g>
          <draw:path draw:style-name="gr62" draw:text-style-name="P36" draw:layer="layout" svg:width="0.889cm" svg:height="0.497cm" svg:x="15.659cm" svg:y="4.069cm" svg:viewBox="0 0 890 498" svg:d="M337 498l553-310-342-188-548 307c44 50 97 93 157 126 56 31 117 53 180 65z">
            <text:p/>
          </draw:path>
          <draw:path draw:style-name="gr58" draw:text-style-name="P2" draw:layer="layout" svg:width="0.889cm" svg:height="0.497cm" svg:x="15.659cm" svg:y="4.069cm" svg:viewBox="0 0 890 498" svg:d="M337 498l553-310-342-188-548 307c44 50 97 93 157 126 56 31 117 53 180 65z">
            <text:p/>
          </draw:path>
        </draw:g>
        <draw:g>
          <draw:path draw:style-name="gr63" draw:text-style-name="P37" draw:layer="layout" svg:width="0.337cm" svg:height="0.964cm" svg:x="15.659cm" svg:y="4.375cm" svg:viewBox="0 0 338 965" svg:d="M338 191c-64-12-125-34-181-65-60-33-113-76-157-126v789c41 43 88 80 140 109 61 34 128 56 198 67z">
            <text:p/>
          </draw:path>
          <draw:path draw:style-name="gr58" draw:text-style-name="P2" draw:layer="layout" svg:width="0.337cm" svg:height="0.964cm" svg:x="15.659cm" svg:y="4.375cm" svg:viewBox="0 0 338 965" svg:d="M338 191c-64-12-125-34-181-65-60-33-113-76-157-126v789c41 43 88 80 140 109 61 34 128 56 198 67z">
            <text:p/>
          </draw:path>
        </draw:g>
        <draw:g>
          <draw:polygon draw:style-name="gr64" draw:text-style-name="P38" draw:layer="layout" svg:width="0.552cm" svg:height="1.081cm" svg:x="15.996cm" svg:y="4.258cm" svg:viewBox="0 0 553 1082" draw:points="0,309 0,1082 553,776 553,0">
            <text:p/>
          </draw:polygon>
          <draw:polygon draw:style-name="gr58" draw:text-style-name="P2" draw:layer="layout" svg:width="0.552cm" svg:height="1.081cm" svg:x="15.996cm" svg:y="4.258cm" svg:viewBox="0 0 553 1082" draw:points="0,309 0,1082 553,776 553,0">
            <text:p/>
          </draw:polygon>
        </draw:g>
        <draw:path draw:style-name="gr35" draw:text-style-name="P2" draw:layer="layout" svg:width="0.889cm" svg:height="1.27cm" svg:x="15.659cm" svg:y="4.069cm" svg:viewBox="0 0 890 1271" svg:d="M890 188l-342-188-548 306v789c40 43 88 80 140 109 61 34 128 56 197 67l552-306v-777z">
          <text:p/>
        </draw:path>
        <draw:g>
          <draw:path draw:style-name="gr65" draw:text-style-name="P39" draw:layer="layout" svg:width="0.054cm" svg:height="0.07cm" svg:x="15.787cm" svg:y="4.853cm" svg:viewBox="0 0 55 71" svg:d="M52 27c2 6 3 12 3 18s-1 11-4 16c-2 4-6 7-10 9s-9 2-14 0-10-5-14-9c-4-5-7-10-10-16-2-6-3-12-3-18s1-12 4-16c2-4 6-7 10-9 4-3 9-3 14 0 5 1 10 5 14 9s7 10 10 16z">
            <text:p/>
          </draw:path>
          <draw:path draw:style-name="gr57" draw:text-style-name="P2" draw:layer="layout" svg:width="0.054cm" svg:height="0.07cm" svg:x="15.787cm" svg:y="4.853cm" svg:viewBox="0 0 55 71" svg:d="M52 27c2 6 3 12 3 18s-1 11-4 16c-2 4-6 7-10 9s-9 2-14 0-10-5-14-9c-4-5-7-10-10-16-2-6-3-12-3-18s1-12 4-16c2-4 6-7 10-9 4-3 9-3 14 0 5 1 10 5 14 9s7 10 10 16z">
            <text:p/>
          </draw:path>
        </draw:g>
        <draw:path draw:style-name="gr66" draw:text-style-name="P2" draw:layer="layout" svg:width="0.228cm" svg:height="0.215cm" svg:x="15.714cm" svg:y="5.013cm" svg:viewBox="0 0 229 216" svg:d="M0 0c34 28 70 53 108 73 39 21 79 37 121 48M0 47c34 29 70 53 108 74 39 20 79 36 121 48M0 95c34 28 70 53 108 73 39 21 79 37 121 48">
          <text:p/>
        </draw:path>
        <draw:g>
          <draw:path draw:style-name="gr31" draw:text-style-name="P19" draw:layer="layout" svg:width="0.248cm" svg:height="0.143cm" svg:x="15.705cm" svg:y="4.525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15.705cm" svg:y="4.525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15.777cm" svg:y="4.593cm" svg:viewBox="0 0 72 47" svg:d="M72 46c0-1 0-1-1-2-4-13-11-25-19-33-9-7-18-11-27-11-8 0-16 3-23 9-2 3-2 6-2 9 0 5 2 10 7 14 5 5 12 9 21 11 9 3 18 4 28 4 6 0 11 0 16-1z">
            <text:p/>
          </draw:path>
          <draw:path draw:style-name="gr68" draw:text-style-name="P2" draw:layer="layout" svg:width="0.071cm" svg:height="0.046cm" svg:x="15.777cm" svg:y="4.593cm" svg:viewBox="0 0 72 47" svg:d="M72 46c0-1 0-1-1-2-4-13-11-25-19-33-9-7-18-11-27-11-8 0-16 3-23 9-2 3-2 6-2 9 0 5 2 10 7 14 5 5 12 9 21 11 9 3 18 4 28 4 6 0 11 0 16-1z">
            <text:p/>
          </draw:path>
        </draw:g>
        <draw:path draw:style-name="gr74" draw:text-style-name="P46" draw:layer="layout" svg:width="0.228cm" svg:height="0.182cm" svg:x="15.714cm" svg:y="4.609cm" svg:viewBox="0 0 229 183" svg:d="M0 0v62c30 25 62 47 97 66 41 23 86 42 132 55v-62c-46-13-91-32-133-55-34-19-66-41-96-66z">
          <text:p/>
        </draw:path>
        <draw:path draw:style-name="gr31" draw:text-style-name="P19" draw:layer="layout" svg:width="0.228cm" svg:height="0.136cm" svg:x="15.714cm" svg:y="4.621cm" svg:viewBox="0 0 229 137" svg:d="M0 15c30 26 62 49 97 69 41 23 86 41 132 53v-15c-46-14-91-32-132-56-35-19-67-41-97-66z">
          <text:p/>
        </draw:path>
        <draw:path draw:style-name="gr58" draw:text-style-name="P2" draw:layer="layout" svg:width="0.228cm" svg:height="0.182cm" svg:x="15.714cm" svg:y="4.608cm" svg:viewBox="0 0 229 183" svg:d="M0 0v62c30 25 62 47 97 66 41 23 86 42 132 55">
          <text:p/>
        </draw:path>
        <draw:path draw:style-name="gr57" draw:text-style-name="P2" draw:layer="layout" svg:width="0.228cm" svg:height="0.182cm" svg:x="15.714cm" svg:y="4.61cm" svg:viewBox="0 0 229 183" svg:d="M229 183v-62c-46-13-91-32-133-55-34-19-66-41-96-66">
          <text:p/>
        </draw:path>
        <draw:path draw:style-name="gr32" draw:text-style-name="P20" draw:layer="layout" svg:width="0.246cm" svg:height="0.159cm" svg:x="16.307cm" svg:y="5.322cm" svg:viewBox="0 0 247 160" svg:d="M0 146c16 6 33 10 49 12 42 6 83 1 122-14 8-3 17-7 25-11 6-3 11-5 17-9 11-7 20-18 26-30s9-26 8-39c-1-14-5-27-13-38l-33-17z">
          <text:p/>
        </draw:path>
        <draw:g>
          <draw:polygon draw:style-name="gr75" draw:text-style-name="P47" draw:layer="layout" svg:width="0.19cm" svg:height="0.138cm" svg:x="16.307cm" svg:y="5.328cm" svg:viewBox="0 0 191 139" draw:points="0,111 0,139 191,28 191,0">
            <text:p/>
          </draw:polygon>
          <draw:polygon draw:style-name="gr76" draw:text-style-name="P2" draw:layer="layout" svg:width="0.19cm" svg:height="0.138cm" svg:x="16.307cm" svg:y="5.328cm" svg:viewBox="0 0 191 139" draw:points="0,111 0,139 191,28 191,0">
            <text:p/>
          </draw:polygon>
        </draw:g>
        <draw:g>
          <draw:path draw:style-name="gr37" draw:text-style-name="P23" draw:layer="layout" svg:width="0.169cm" svg:height="0.094cm" svg:x="16.137cm" svg:y="5.373cm" svg:viewBox="0 0 170 95" svg:d="M170 66c-37-11-73-27-107-46-11-7-22-13-32-20l-31 10c20 18 42 33 65 45 33 19 69 32 105 40z">
            <text:p/>
          </draw:path>
          <draw:path draw:style-name="gr23" draw:text-style-name="P2" draw:layer="layout" svg:width="0.169cm" svg:height="0.094cm" svg:x="16.137cm" svg:y="5.373cm" svg:viewBox="0 0 170 95" svg:d="M170 66c-37-11-73-27-107-46-11-7-22-13-32-20l-31 10c20 18 42 33 65 45 33 19 69 32 105 40z">
            <text:p/>
          </draw:path>
        </draw:g>
        <draw:g>
          <draw:polygon draw:style-name="gr75" draw:text-style-name="P47" draw:layer="layout" svg:width="0.201cm" svg:height="0.31cm" svg:x="16.307cm" svg:y="5.128cm" svg:viewBox="0 0 202 311" draw:points="0,118 0,311 202,194 202,0">
            <text:p/>
          </draw:polygon>
          <draw:polygon draw:style-name="gr76" draw:text-style-name="P2" draw:layer="layout" svg:width="0.201cm" svg:height="0.31cm" svg:x="16.307cm" svg:y="5.128cm" svg:viewBox="0 0 202 311" draw:points="0,118 0,311 202,194 202,0">
            <text:p/>
          </draw:polygon>
        </draw:g>
        <draw:g>
          <draw:path draw:style-name="gr77" draw:text-style-name="P48" draw:layer="layout" svg:width="0.383cm" svg:height="0.221cm" svg:x="16.124cm" svg:y="5.024cm" svg:viewBox="0 0 384 222" svg:d="M183 222l201-118-180-104-204 118c22 23 49 45 79 62 32 19 67 33 104 42z">
            <text:p/>
          </draw:path>
          <draw:path draw:style-name="gr76" draw:text-style-name="P2" draw:layer="layout" svg:width="0.383cm" svg:height="0.221cm" svg:x="16.124cm" svg:y="5.024cm" svg:viewBox="0 0 384 222" svg:d="M183 222l201-118-180-104-204 118c22 23 49 45 79 62 32 19 67 33 104 42z">
            <text:p/>
          </draw:path>
        </draw:g>
        <draw:g>
          <draw:path draw:style-name="gr37" draw:text-style-name="P23" draw:layer="layout" svg:width="0.182cm" svg:height="0.297cm" svg:x="16.124cm" svg:y="5.141cm" svg:viewBox="0 0 183 298" svg:d="M183 105c-38-9-73-23-105-42-30-17-57-39-78-63l1 195c19 21 41 39 66 54 35 22 74 39 116 49z">
            <text:p/>
          </draw:path>
          <draw:path draw:style-name="gr23" draw:text-style-name="P2" draw:layer="layout" svg:width="0.182cm" svg:height="0.297cm" svg:x="16.124cm" svg:y="5.141cm" svg:viewBox="0 0 183 298" svg:d="M183 105c-38-9-73-23-105-42-30-17-57-39-78-63l1 195c19 21 41 39 66 54 35 22 74 39 116 49z">
            <text:p/>
          </draw:path>
        </draw:g>
        <draw:g>
          <draw:path draw:style-name="gr103" draw:text-style-name="P59" draw:layer="layout" svg:width="0.045cm" svg:height="0.026cm" svg:x="16.262cm" svg:y="5.199cm" svg:viewBox="0 0 46 27" svg:d="M0 9c0-1 0-1 0-1 1-2 2-4 5-5 2-2 5-3 9-3s8 0 12 1c4 1 8 3 11 5s6 4 7 6c2 3 2 5 2 7-1 2-2 4-5 6-2 1-5 2-9 2-4 1-8 0-12-1s-8-2-11-4-6-4-7-7c-2-2-2-4-2-6z">
            <text:p/>
          </draw:path>
          <draw:path draw:style-name="gr28" draw:text-style-name="P2" draw:layer="layout" svg:width="0.045cm" svg:height="0.026cm" svg:x="16.262cm" svg:y="5.199cm" svg:viewBox="0 0 46 27" svg:d="M0 9c0-1 0-1 0-1 1-2 2-4 5-5 2-2 5-3 9-3s8 0 12 1c4 1 8 3 11 5s6 4 7 6c2 3 2 5 2 7-1 2-2 4-5 6-2 1-5 2-9 2-4 1-8 0-12-1s-8-2-11-4-6-4-7-7c-2-2-2-4-2-6z">
            <text:p/>
          </draw:path>
        </draw:g>
        <draw:g>
          <draw:polygon draw:style-name="gr104" draw:text-style-name="P60" draw:layer="layout" svg:width="0.234cm" svg:height="0.148cm" svg:x="16.236cm" svg:y="5.034cm" svg:viewBox="0 0 235 149" draw:points="217,89 235,99 149,149 0,62 109,0 88,41 62,57 180,125 206,110">
            <text:p/>
          </draw:polygon>
          <draw:polygon draw:style-name="gr23" draw:text-style-name="P2" draw:layer="layout" svg:width="0.234cm" svg:height="0.148cm" svg:x="16.236cm" svg:y="5.034cm" svg:viewBox="0 0 235 149" draw:points="217,89 235,99 149,149 0,62 109,0 88,41 62,57 180,125 206,110">
            <text:p/>
          </draw:polygon>
        </draw:g>
        <draw:g>
          <draw:path draw:style-name="gr16" draw:text-style-name="P11" draw:layer="layout" svg:width="0.201cm" svg:height="0.198cm" svg:x="16.325cm" svg:y="4.946cm" svg:viewBox="0 0 202 199" svg:d="M118 199c18-44 47-86 84-123-41-24-82-50-122-76-16 18-31 37-44 58-15 23-27 48-36 73 3 2 7 5 10 7 36 21 71 42 108 61z">
            <text:p/>
          </draw:path>
          <draw:path draw:style-name="gr23" draw:text-style-name="P2" draw:layer="layout" svg:width="0.201cm" svg:height="0.198cm" svg:x="16.325cm" svg:y="4.946cm" svg:viewBox="0 0 202 199" svg:d="M118 199c18-44 47-86 84-123-41-24-82-50-122-76-16 18-31 37-44 58-15 23-27 48-36 73 3 2 7 5 10 7 36 21 71 42 108 61z">
            <text:p/>
          </draw:path>
        </draw:g>
        <draw:g>
          <draw:path draw:style-name="gr37" draw:text-style-name="P23" draw:layer="layout" svg:width="0.053cm" svg:height="0.065cm" svg:x="16.137cm" svg:y="5.172cm" svg:viewBox="0 0 54 66" svg:d="M54 66c0-9 0-18 0-26-5-3-11-7-16-10-14-9-27-19-38-30 0 8 0 17 0 26 13 14 32 27 54 40z">
            <text:p/>
          </draw:path>
          <draw:path draw:style-name="gr23" draw:text-style-name="P2" draw:layer="layout" svg:width="0.053cm" svg:height="0.065cm" svg:x="16.137cm" svg:y="5.172cm" svg:viewBox="0 0 54 66" svg:d="M54 66c0-9 0-18 0-26-5-3-11-7-16-10-14-9-27-19-38-30 0 8 0 17 0 26 13 14 32 27 54 40z">
            <text:p/>
          </draw:path>
        </draw:g>
        <draw:g>
          <draw:path draw:style-name="gr37" draw:text-style-name="P23" draw:layer="layout" svg:width="0.224cm" svg:height="0.151cm" svg:x="16.059cm" svg:y="5.224cm" svg:viewBox="0 0 225 152" svg:d="M225 72l-79 46v34h79zM0 68v-27l72-41v26c-11 9-24 17-36 24s-24 13-36 18zM146 152v-16l-17 6z">
            <text:p/>
          </draw:path>
          <draw:path draw:style-name="gr23" draw:text-style-name="P2" draw:layer="layout" svg:width="0.224cm" svg:height="0.151cm" svg:x="16.059cm" svg:y="5.224cm" svg:viewBox="0 0 225 152" svg:d="M225 72l-79 46v34h79zM0 68v-27l72-41v26c-11 9-24 17-36 24s-24 13-36 18zM146 152v-16l-17 6z">
            <text:p/>
          </draw:path>
        </draw:g>
        <draw:g>
          <draw:path draw:style-name="gr16" draw:text-style-name="P11" draw:layer="layout" svg:width="0.261cm" svg:height="0.145cm" svg:x="16.007cm" svg:y="5.24cm" svg:viewBox="0 0 262 146" svg:d="M0 75l123 71c25-9 50-18 76-26v-19l63-36-120-65c-7 6-15 11-22 16-37 26-78 46-120 59z">
            <text:p/>
          </draw:path>
          <draw:path draw:style-name="gr23" draw:text-style-name="P2" draw:layer="layout" svg:width="0.261cm" svg:height="0.145cm" svg:x="16.007cm" svg:y="5.24cm" svg:viewBox="0 0 262 146" svg:d="M0 75l123 71c25-9 50-18 76-26v-19l63-36-120-65c-7 6-15 11-22 16-37 26-78 46-120 59z">
            <text:p/>
          </draw:path>
        </draw:g>
        <draw:path draw:style-name="gr35" draw:text-style-name="P2" draw:layer="layout" svg:width="0.521cm" svg:height="0.521cm" svg:x="16.007cm" svg:y="4.946cm" svg:viewBox="0 0 522 522" svg:d="M502 183l-41-25c2-5 4-10 7-15 13-26 32-49 54-67l-123-76c-27 24-48 53-65 85l-13-7-204 118v88l-65 37v27c-17 8-34 16-52 22l122 71 9-2c19 17 41 32 66 45 32 17 66 30 103 38l191-109v-30l11-6z">
          <text:p/>
        </draw:path>
        <draw:frame draw:style-name="gr126" draw:text-style-name="P2" draw:layer="layout" svg:width="1.321cm" svg:height="0.591cm" svg:x="15.316cm" svg:y="5.359cm">
          <draw:text-box>
            <text:p text:style-name="P3"><text:span text:style-name="T6">Print</text:span></text:p>
            <text:p text:style-name="P3"><text:span text:style-name="T6">Services</text:span></text:p>
          </draw:text-box>
        </draw:frame>
        <draw:path draw:style-name="gr32" draw:text-style-name="P20" draw:layer="layout" svg:width="0.632cm" svg:height="0.412cm" svg:x="10.966cm" svg:y="4.413cm" svg:viewBox="0 0 633 413" svg:d="M191 413c17 1 34 0 52 0 95-5 188-33 269-80 27-16 52-34 76-54 7-8 14-17 20-26 16-26 25-56 25-86s-9-60-25-86c-17-26-41-48-70-63-16-8-32-14-49-18l-489 413z">
          <text:p/>
        </draw:path>
        <draw:g>
          <draw:path draw:style-name="gr62" draw:text-style-name="P36" draw:layer="layout" svg:width="0.889cm" svg:height="0.497cm" svg:x="10.628cm" svg:y="3.556cm" svg:viewBox="0 0 890 498" svg:d="M338 498l552-310-342-188-548 307c44 50 98 93 157 126 56 31 117 53 181 65z">
            <text:p/>
          </draw:path>
          <draw:path draw:style-name="gr58" draw:text-style-name="P2" draw:layer="layout" svg:width="0.889cm" svg:height="0.497cm" svg:x="10.628cm" svg:y="3.556cm" svg:viewBox="0 0 890 498" svg:d="M338 498l552-310-342-188-548 307c44 50 98 93 157 126 56 31 117 53 181 65z">
            <text:p/>
          </draw:path>
        </draw:g>
        <draw:g>
          <draw:path draw:style-name="gr63" draw:text-style-name="P37" draw:layer="layout" svg:width="0.337cm" svg:height="0.964cm" svg:x="10.628cm" svg:y="3.862cm" svg:viewBox="0 0 338 965" svg:d="M338 191c-64-12-125-34-181-65-60-33-113-76-157-126v789c41 43 88 80 140 109 61 34 128 56 198 67z">
            <text:p/>
          </draw:path>
          <draw:path draw:style-name="gr58" draw:text-style-name="P2" draw:layer="layout" svg:width="0.337cm" svg:height="0.964cm" svg:x="10.628cm" svg:y="3.862cm" svg:viewBox="0 0 338 965" svg:d="M338 191c-64-12-125-34-181-65-60-33-113-76-157-126v789c41 43 88 80 140 109 61 34 128 56 198 67z">
            <text:p/>
          </draw:path>
        </draw:g>
        <draw:g>
          <draw:polygon draw:style-name="gr64" draw:text-style-name="P38" draw:layer="layout" svg:width="0.552cm" svg:height="1.081cm" svg:x="10.965cm" svg:y="3.744cm" svg:viewBox="0 0 553 1082" draw:points="0,309 0,1082 553,776 553,0">
            <text:p/>
          </draw:polygon>
          <draw:polygon draw:style-name="gr58" draw:text-style-name="P2" draw:layer="layout" svg:width="0.552cm" svg:height="1.081cm" svg:x="10.965cm" svg:y="3.744cm" svg:viewBox="0 0 553 1082" draw:points="0,309 0,1082 553,776 553,0">
            <text:p/>
          </draw:polygon>
        </draw:g>
        <draw:path draw:style-name="gr35" draw:text-style-name="P2" draw:layer="layout" svg:width="0.889cm" svg:height="1.27cm" svg:x="10.628cm" svg:y="3.556cm" svg:viewBox="0 0 890 1271" svg:d="M890 188l-342-188-548 306v789c41 43 88 80 140 109 61 34 128 56 198 67l552-306z">
          <text:p/>
        </draw:path>
        <draw:g>
          <draw:path draw:style-name="gr65" draw:text-style-name="P39" draw:layer="layout" svg:width="0.054cm" svg:height="0.07cm" svg:x="10.756cm" svg:y="4.339cm" svg:viewBox="0 0 55 71" svg:d="M52 27c2 6 3 12 3 18s-1 11-4 16c-2 4-6 7-10 9s-9 2-14 0-10-5-14-9c-4-5-7-10-10-16-2-6-3-12-3-18s1-12 4-16c2-4 6-7 10-9 4-3 9-3 14 0 5 1 10 5 14 9s7 10 10 16z">
            <text:p/>
          </draw:path>
          <draw:path draw:style-name="gr57" draw:text-style-name="P2" draw:layer="layout" svg:width="0.054cm" svg:height="0.07cm" svg:x="10.756cm" svg:y="4.339cm" svg:viewBox="0 0 55 71" svg:d="M52 27c2 6 3 12 3 18s-1 11-4 16c-2 4-6 7-10 9s-9 2-14 0-10-5-14-9c-4-5-7-10-10-16-2-6-3-12-3-18s1-12 4-16c2-4 6-7 10-9 4-3 9-3 14 0 5 1 10 5 14 9s7 10 10 16z">
            <text:p/>
          </draw:path>
        </draw:g>
        <draw:path draw:style-name="gr66" draw:text-style-name="P2" draw:layer="layout" svg:width="0.228cm" svg:height="0.215cm" svg:x="10.682cm" svg:y="4.5cm" svg:viewBox="0 0 229 216" svg:d="M0 0c34 28 70 53 108 73 39 21 79 37 121 48M0 47c34 29 70 53 108 74 39 20 79 36 121 48M0 95c34 28 70 53 108 73 39 21 79 37 121 48">
          <text:p/>
        </draw:path>
        <draw:g>
          <draw:path draw:style-name="gr31" draw:text-style-name="P19" draw:layer="layout" svg:width="0.248cm" svg:height="0.143cm" svg:x="10.673cm" svg:y="4.011cm" svg:viewBox="0 0 249 144" svg:d="M9 22c30 26 62 48 96 68 42 23 86 41 133 54 2 0 4-1 5-1 2-1 4-3 5-5 0-1 1-3 1-5s-1-4-1-6c-1-1-3-3-5-4-1-1-3-1-5-1-46-13-91-31-132-54-33-18-64-40-93-65-1-1-1-1-2-2-1 0-2-1-4-1-1 0-2 1-3 1-1 1-2 2-3 3 0 1-1 2-1 3s1 2 1 3c0 2 1 5 2 7 2 2 4 4 6 5z">
            <text:p/>
          </draw:path>
          <draw:path draw:style-name="gr57" draw:text-style-name="P2" draw:layer="layout" svg:width="0.248cm" svg:height="0.143cm" svg:x="10.673cm" svg:y="4.011cm" svg:viewBox="0 0 249 144" svg:d="M9 22c30 26 62 48 96 68 42 23 86 41 133 54 2 0 4-1 5-1 2-1 4-3 5-5 0-1 1-3 1-5s-1-4-1-6c-1-1-3-3-5-4-1-1-3-1-5-1-46-13-91-31-132-54-33-18-64-40-93-65-1-1-1-1-2-2-1 0-2-1-4-1-1 0-2 1-3 1-1 1-2 2-3 3 0 1-1 2-1 3s1 2 1 3c0 2 1 5 2 7 2 2 4 4 6 5z">
            <text:p/>
          </draw:path>
        </draw:g>
        <draw:g>
          <draw:path draw:style-name="gr67" draw:text-style-name="P40" draw:layer="layout" svg:width="0.071cm" svg:height="0.046cm" svg:x="10.746cm" svg:y="4.079cm" svg:viewBox="0 0 72 47" svg:d="M72 46c0-1 0-1-1-2-4-13-11-25-19-33-9-7-18-11-27-11-8 0-16 3-23 9-2 3-2 6-2 9 0 5 2 10 7 14 5 5 12 9 21 11 9 3 18 4 28 4 6 0 11 0 16-1z">
            <text:p/>
          </draw:path>
          <draw:path draw:style-name="gr68" draw:text-style-name="P2" draw:layer="layout" svg:width="0.071cm" svg:height="0.046cm" svg:x="10.746cm" svg:y="4.079cm" svg:viewBox="0 0 72 47" svg:d="M72 46c0-1 0-1-1-2-4-13-11-25-19-33-9-7-18-11-27-11-8 0-16 3-23 9-2 3-2 6-2 9 0 5 2 10 7 14 5 5 12 9 21 11 9 3 18 4 28 4 6 0 11 0 16-1z">
            <text:p/>
          </draw:path>
        </draw:g>
        <draw:path draw:style-name="gr74" draw:text-style-name="P46" draw:layer="layout" svg:width="0.228cm" svg:height="0.182cm" svg:x="10.682cm" svg:y="4.095cm" svg:viewBox="0 0 229 183" svg:d="M0 0v62c30 25 62 47 97 66 41 23 86 42 132 55v-62c-46-13-91-32-133-55-34-19-66-41-96-66z">
          <text:p/>
        </draw:path>
        <draw:path draw:style-name="gr31" draw:text-style-name="P19" draw:layer="layout" svg:width="0.228cm" svg:height="0.136cm" svg:x="10.682cm" svg:y="4.108cm" svg:viewBox="0 0 229 137" svg:d="M0 15c30 26 62 49 97 69 41 23 86 41 132 53v-15c-46-14-91-32-132-56-35-19-67-41-97-66z">
          <text:p/>
        </draw:path>
        <draw:path draw:style-name="gr58" draw:text-style-name="P2" draw:layer="layout" svg:width="0.228cm" svg:height="0.182cm" svg:x="10.682cm" svg:y="4.094cm" svg:viewBox="0 0 229 183" svg:d="M0 0v62c30 25 62 47 97 66 41 23 86 42 132 55">
          <text:p/>
        </draw:path>
        <draw:path draw:style-name="gr57" draw:text-style-name="P2" draw:layer="layout" svg:width="0.228cm" svg:height="0.182cm" svg:x="10.682cm" svg:y="4.097cm" svg:viewBox="0 0 229 183" svg:d="M229 183v-62c-46-13-91-32-133-55-34-19-66-41-96-66">
          <text:p/>
        </draw:path>
        <draw:path draw:style-name="gr97" draw:text-style-name="P55" draw:layer="layout" svg:width="0.346cm" svg:height="0.346cm" svg:x="11.169cm" svg:y="4.479cm" svg:viewBox="0 0 347 347" svg:d="M347 173c0 31-8 61-23 87-15 27-37 49-64 64-26 15-56 23-86 23-31 0-61-8-87-23-27-15-49-37-64-64-15-26-23-56-23-87 0-30 8-60 23-86 15-27 37-49 64-64 26-15 55-23 85-23 1 0 1 0 2 0 30 0 60 8 86 23 27 15 49 37 64 64 15 26 23 56 23 86z">
          <text:p/>
        </draw:path>
        <draw:path draw:style-name="gr98" draw:text-style-name="P56" draw:layer="layout" svg:width="0.333cm" svg:height="0.338cm" svg:x="11.184cm" svg:y="4.484cm" svg:viewBox="0 0 334 339" svg:d="M138 339l20-53c12-10 22-22 28-36 2-6 4-13 5-19-1-5-2-10-5-14-4-7-9-12-16-15-3-2-7-4-11-4-6 0-12 2-18 5-6 4-11 9-15 15l-8-13c2-1 4-2 6-3 5-3 10-8 13-13 2-3 3-7 4-11-2-1-5-2-7-4-7-4-14-10-19-17l29-23 7-32-21-14 13-16-25-18 7-20 40 11-2 33 16 5 22-10 17 14 20 47-6 27-15 10 7 18c1 2 2 5 4 7 2 5 6 8 10 11 5 2 10 3 15 3s10-1 14-3h1c0 0 1 0 2 1 5 3 9 7 12 12s5 10 5 16c0 0 0 1 0 2l8 40c8-10 15-20 20-31 14-26 21-54 19-83v-1c0-18-4-37-13-53-2-3-4-7-6-10-2-5-5-11-8-16-6-10-14-19-22-27-3 1-6 2-9 4-5 2-9 6-12 11-2 3-3 5-3 8l7 23c-1 1-1 1-2 1-3 2-7 3-11 3s-7-1-11-3c-1 0-2-1-3-2l-4 34c-4-15-10-30-18-45l22-9-8-13-15-3v-11l7-40-37-11-19 11-12-13-22-2-47 26 21 13-16 25c3 0 6 1 10 3 3 2 6 5 8 8 2 4 3 7 3 11 0 2 0 3 0 4 0 1 0 1 0 1 1 1 1 3 1 4 0 2 0 3-1 4 0 2-1 3-3 3-1 1-2 2-4 2-1 0-3-1-4-2-1 0-2-1-2-2-2 1-4 1-6 1s-4 0-6-1-4-3-5-5-2-4-2-7c0-1 0-2 0-3l7-27-9-27-33 6 1 16-8 7-16-1c-6 7-11 14-15 21-3 6-6 13-9 19l18 8c3 3 5 6 7 9 5 10 8 21 8 32 0 1 0 3 0 4 1 1 1 2 1 2 5 9 13 17 22 22s20 8 30 8c2 0 3 0 5 0 3 0 5 2 8 3 7 4 12 9 16 16 4 6 6 13 6 20-2 1-4 3-5 5-2 4-3 7-3 11s1 8 3 11c0 1 0 1 1 2l21 11c0 1 0 1 0 2 0 5-1 9-4 13-2 4-5 7-8 9-1 4-1 7-1 11 0 13 3 25 10 36 1 2 2 3 3 5z">
          <text:p/>
        </draw:path>
        <draw:path draw:style-name="gr35" draw:text-style-name="P2" draw:layer="layout" svg:width="0.346cm" svg:height="0.347cm" svg:x="11.169cm" svg:y="4.479cm" svg:viewBox="0 0 347 348" svg:d="M347 174c0 31-8 61-23 87s-37 48-64 64c-26 15-56 23-86 23-31 0-61-8-87-23-27-16-49-38-64-64s-23-56-23-87 8-61 23-87 37-48 64-64c26-15 55-23 85-23 1 0 1 0 2 0 30 0 60 8 86 23 27 16 49 38 64 64s23 56 23 87z">
          <text:p/>
        </draw:path>
        <draw:path draw:style-name="gr32" draw:text-style-name="P20" draw:layer="layout" svg:width="0.075cm" svg:height="0.061cm" svg:x="11.479cm" svg:y="4.768cm" svg:viewBox="0 0 76 62" svg:d="M0 57c6 3 12 5 19 5 4 0 8-1 11-2 7-2 13-5 18-8 9-5 16-10 23-16 1-1 3-3 3-4 1-2 2-3 2-5s-1-4-2-5c0-2-2-3-3-4-1 0-1-1-2-1l-28-17z">
          <text:p/>
        </draw:path>
        <draw:polygon draw:style-name="gr33" draw:text-style-name="P21" draw:layer="layout" svg:width="0.159cm" svg:height="0.222cm" svg:x="11.358cm" svg:y="4.603cm" svg:viewBox="0 0 160 223" draw:points="0,155 122,223 160,201 160,66 41,0 0,23">
          <text:p/>
        </draw:polygon>
        <draw:path draw:style-name="gr34" draw:text-style-name="P2" draw:layer="layout" svg:width="0.14cm" svg:height="0.184cm" svg:x="11.367cm" svg:y="4.632cm" svg:viewBox="0 0 141 185" svg:d="M0 0l112 62 29-16M112 62v123M0 19l112 63M0 40l112 64M0 61l112 64M0 82l112 64M0 104l112 63M57 139v14M16 115v15M36 106v15M57 97v15M16 73v14M36 64v14M16 32v14">
          <text:p/>
        </draw:path>
        <draw:polygon draw:style-name="gr23" draw:text-style-name="P2" draw:layer="layout" svg:width="0.159cm" svg:height="0.222cm" svg:x="11.358cm" svg:y="4.603cm" svg:viewBox="0 0 160 223" draw:points="0,155 122,223 160,201 160,66 41,0 0,23">
          <text:p/>
        </draw:polygon>
        <draw:frame draw:style-name="gr116" draw:text-style-name="P2" draw:layer="layout" svg:width="1.755cm" svg:height="0.591cm" svg:x="10.262cm" svg:y="4.817cm">
          <draw:text-box>
            <text:p text:style-name="P3"><text:span text:style-name="T6">Proxy</text:span></text:p>
            <text:p text:style-name="P3"><text:span text:style-name="T6">Service</text:span></text:p>
          </draw:text-box>
        </draw:frame>
        <draw:frame draw:style-name="gr61" draw:text-style-name="P2" draw:layer="layout" svg:width="1.778cm" svg:height="0.296cm" svg:x="23.17cm" svg:y="4.043cm">
          <draw:text-box>
            <text:p text:style-name="P3"><text:span text:style-name="T12">Storage Services</text:span></text:p>
          </draw:text-box>
        </draw:frame>
        <draw:g>
          <draw:path draw:style-name="gr20" draw:text-style-name="P13" draw:layer="layout" svg:width="0.813cm" svg:height="0.487cm" svg:x="1.626cm" svg:y="17.653cm" svg:viewBox="0 0 814 488" svg:d="M814 244c0 43-19 85-55 122-35 37-87 68-148 89-62 22-133 33-204 33s-142-11-203-33c-62-21-114-52-149-89-36-37-55-79-55-122s19-85 55-122c35-37 87-68 148-89 62-22 133-33 204-33 71 0 142 11 203 33 62 21 114 52 149 89 36 37 55 79 55 122z">
            <text:p/>
          </draw:path>
          <draw:path draw:style-name="gr21" draw:text-style-name="P2" draw:layer="layout" svg:width="0.813cm" svg:height="0.487cm" svg:x="1.626cm" svg:y="17.653cm" svg:viewBox="0 0 814 488" svg:d="M814 244c0 43-19 85-55 122-35 37-87 68-148 89-62 22-133 33-204 33s-142-11-203-33c-62-21-114-52-149-89-36-37-55-79-55-122s19-85 55-122c35-37 87-68 148-89 62-22 133-33 204-33 71 0 142 11 203 33 62 21 114 52 149 89 36 37 55 79 55 122z">
            <text:p/>
          </draw:path>
        </draw:g>
        <draw:g>
          <draw:polygon draw:style-name="gr22" draw:text-style-name="P14" draw:layer="layout" svg:width="0.278cm" svg:height="0.161cm" svg:x="2.032cm" svg:y="17.736cm" svg:viewBox="0 0 279 162" draw:points="279,114 279,0 80,0 162,47 0,142 35,162 198,68">
            <text:p/>
          </draw:polygon>
          <draw:polygon draw:style-name="gr23" draw:text-style-name="P2" draw:layer="layout" svg:width="0.278cm" svg:height="0.161cm" svg:x="2.032cm" svg:y="17.736cm" svg:viewBox="0 0 279 162" draw:points="279,114 279,0 80,0 162,47 0,142 35,162 198,68">
            <text:p/>
          </draw:polygon>
        </draw:g>
        <draw:g>
          <draw:polygon draw:style-name="gr22" draw:text-style-name="P14" draw:layer="layout" svg:width="0.296cm" svg:height="0.171cm" svg:x="1.736cm" svg:y="17.726cm" svg:viewBox="0 0 297 172" draw:points="297,57 280,162 99,172 180,124 0,20 35,0 215,104">
            <text:p/>
          </draw:polygon>
          <draw:polygon draw:style-name="gr23" draw:text-style-name="P2" draw:layer="layout" svg:width="0.296cm" svg:height="0.171cm" svg:x="1.736cm" svg:y="17.726cm" svg:viewBox="0 0 297 172" draw:points="297,57 280,162 99,172 180,124 0,20 35,0 215,104">
            <text:p/>
          </draw:polygon>
        </draw:g>
        <draw:g>
          <draw:polygon draw:style-name="gr22" draw:text-style-name="P14" draw:layer="layout" svg:width="0.296cm" svg:height="0.171cm" svg:x="2.032cm" svg:y="17.897cm" svg:viewBox="0 0 297 172" draw:points="0,114 17,10 198,0 117,47 297,152 262,172 81,68">
            <text:p/>
          </draw:polygon>
          <draw:polygon draw:style-name="gr23" draw:text-style-name="P2" draw:layer="layout" svg:width="0.296cm" svg:height="0.171cm" svg:x="2.032cm" svg:y="17.897cm" svg:viewBox="0 0 297 172" draw:points="0,114 17,10 198,0 117,47 297,152 262,172 81,68">
            <text:p/>
          </draw:polygon>
        </draw:g>
        <draw:g>
          <draw:polygon draw:style-name="gr22" draw:text-style-name="P14" draw:layer="layout" svg:width="0.278cm" svg:height="0.161cm" svg:x="1.754cm" svg:y="17.897cm" svg:viewBox="0 0 279 162" draw:points="0,47 0,162 198,162 116,114 279,20 243,0 80,94">
            <text:p/>
          </draw:polygon>
          <draw:polygon draw:style-name="gr23" draw:text-style-name="P2" draw:layer="layout" svg:width="0.278cm" svg:height="0.161cm" svg:x="1.754cm" svg:y="17.897cm" svg:viewBox="0 0 279 162" draw:points="0,47 0,162 198,162 116,114 279,20 243,0 80,94">
            <text:p/>
          </draw:polygon>
        </draw:g>
        <draw:g>
          <draw:path draw:style-name="gr24" draw:text-style-name="P15" draw:layer="layout" svg:width="0.813cm" svg:height="0.569cm" svg:x="1.626cm" svg:y="17.897cm" svg:viewBox="0 0 814 570" svg:d="M0 0v326c0 43 19 85 55 122 35 37 87 68 149 89 61 22 132 33 203 33s142-11 204-33c61-21 113-52 148-89 36-37 55-79 55-122v-326c0 43-19 85-55 122-35 37-87 68-148 89-62 22-133 33-204 33s-142-11-203-33c-62-21-114-52-149-89-36-37-55-79-55-122z">
            <text:p/>
          </draw:path>
          <draw:path draw:style-name="gr25" draw:text-style-name="P2" draw:layer="layout" svg:width="0.813cm" svg:height="0.569cm" svg:x="1.626cm" svg:y="17.897cm" svg:viewBox="0 0 814 570" svg:d="M0 0v326c0 43 19 85 55 122 35 37 87 68 149 89 61 22 132 33 203 33s142-11 204-33c61-21 113-52 148-89 36-37 55-79 55-122v-326c0 43-19 85-55 122-35 37-87 68-148 89-62 22-133 33-204 33s-142-11-203-33c-62-21-114-52-149-89-36-37-55-79-55-122z">
            <text:p/>
          </draw:path>
        </draw:g>
        <draw:path draw:style-name="gr26" draw:text-style-name="P2" draw:layer="layout" svg:width="0.813cm" svg:height="0.812cm" svg:x="1.626cm" svg:y="17.653cm" svg:viewBox="0 0 814 813" svg:d="M814 244c0-43-19-85-55-122-35-37-87-68-149-89-61-22-132-33-203-33s-142 11-204 33c-61 21-113 52-148 89-36 37-55 79-55 122v325c0 43 19 85 55 122 35 37 87 68 149 89 61 22 132 33 203 33s142-11 204-33c61-21 113-52 148-89 36-37 55-79 55-122z">
          <text:p/>
        </draw:path>
        <draw:frame draw:style-name="gr7" draw:text-style-name="P2" draw:layer="layout" svg:width="0.733cm" svg:height="0.591cm" svg:x="1.553cm" svg:y="17.053cm">
          <draw:text-box>
            <text:p text:style-name="P3"><text:span text:style-name="T6">Border</text:span></text:p>
            <text:p text:style-name="P3"><text:span text:style-name="T6">Router A</text:span></text:p>
          </draw:text-box>
        </draw:frame>
        <draw:g>
          <draw:polygon draw:style-name="gr20" draw:text-style-name="P13" draw:layer="layout" svg:width="1.016cm" svg:height="0.586cm" svg:x="2.565cm" svg:y="16.98cm" svg:viewBox="0 0 1017 587" draw:points="508,587 1017,294 508,0 0,294">
            <text:p/>
          </draw:polygon>
          <draw:polygon draw:style-name="gr21" draw:text-style-name="P2" draw:layer="layout" svg:width="1.016cm" svg:height="0.586cm" svg:x="2.565cm" svg:y="16.98cm" svg:viewBox="0 0 1017 587" draw:points="508,587 1017,294 508,0 0,294">
            <text:p/>
          </draw:polygon>
        </draw:g>
        <draw:g>
          <draw:polygon draw:style-name="gr36" draw:text-style-name="P22" draw:layer="layout" svg:width="0.508cm" svg:height="0.596cm" svg:x="3.073cm" svg:y="17.273cm" svg:viewBox="0 0 509 597" draw:points="0,597 509,303 509,0 0,294">
            <text:p/>
          </draw:polygon>
          <draw:polygon draw:style-name="gr21" draw:text-style-name="P2" draw:layer="layout" svg:width="0.508cm" svg:height="0.596cm" svg:x="3.073cm" svg:y="17.273cm" svg:viewBox="0 0 509 597" draw:points="0,597 509,303 509,0 0,294">
            <text:p/>
          </draw:polygon>
        </draw:g>
        <draw:g>
          <draw:polygon draw:style-name="gr37" draw:text-style-name="P23" draw:layer="layout" svg:width="0.508cm" svg:height="0.596cm" svg:x="2.565cm" svg:y="17.273cm" svg:viewBox="0 0 509 597" draw:points="0,303 509,597 509,294 0,0">
            <text:p/>
          </draw:polygon>
          <draw:polygon draw:style-name="gr25" draw:text-style-name="P2" draw:layer="layout" svg:width="0.508cm" svg:height="0.596cm" svg:x="2.565cm" svg:y="17.273cm" svg:viewBox="0 0 509 597" draw:points="0,303 509,597 509,294 0,0">
            <text:p/>
          </draw:polygon>
        </draw:g>
        <draw:polygon draw:style-name="gr26" draw:text-style-name="P2" draw:layer="layout" svg:width="1.016cm" svg:height="0.889cm" svg:x="2.565cm" svg:y="16.98cm" svg:viewBox="0 0 1017 890" draw:points="0,294 0,596 508,890 1017,596 1017,294 508,0">
          <text:p/>
        </draw:polygon>
        <draw:g>
          <draw:polygon draw:style-name="gr22" draw:text-style-name="P14" draw:layer="layout" svg:width="0.246cm" svg:height="0.142cm" svg:x="3.106cm" svg:y="17.237cm" svg:viewBox="0 0 247 143" draw:points="247,47 232,134 82,143 150,104 0,16 29,0 179,87">
            <text:p/>
          </draw:polygon>
          <draw:polygon draw:style-name="gr23" draw:text-style-name="P2" draw:layer="layout" svg:width="0.246cm" svg:height="0.142cm" svg:x="3.106cm" svg:y="17.237cm" svg:viewBox="0 0 247 143" draw:points="247,47 232,134 82,143 150,104 0,16 29,0 179,87">
            <text:p/>
          </draw:polygon>
        </draw:g>
        <draw:g>
          <draw:polygon draw:style-name="gr22" draw:text-style-name="P14" draw:layer="layout" svg:width="0.246cm" svg:height="0.142cm" svg:x="2.996cm" svg:y="17.05cm" svg:viewBox="0 0 247 143" draw:points="0,95 14,8 165,0 96,38 247,126 218,143 67,55">
            <text:p/>
          </draw:polygon>
          <draw:polygon draw:style-name="gr23" draw:text-style-name="P2" draw:layer="layout" svg:width="0.246cm" svg:height="0.142cm" svg:x="2.996cm" svg:y="17.05cm" svg:viewBox="0 0 247 143" draw:points="0,95 14,8 165,0 96,38 247,126 218,143 67,55">
            <text:p/>
          </draw:polygon>
        </draw:g>
        <draw:g>
          <draw:polygon draw:style-name="gr22" draw:text-style-name="P14" draw:layer="layout" svg:width="0.246cm" svg:height="0.142cm" svg:x="2.905cm" svg:y="17.354cm" svg:viewBox="0 0 247 143" draw:points="247,47 232,134 82,143 150,104 0,16 29,0 179,87">
            <text:p/>
          </draw:polygon>
          <draw:polygon draw:style-name="gr23" draw:text-style-name="P2" draw:layer="layout" svg:width="0.246cm" svg:height="0.142cm" svg:x="2.905cm" svg:y="17.354cm" svg:viewBox="0 0 247 143" draw:points="247,47 232,134 82,143 150,104 0,16 29,0 179,87">
            <text:p/>
          </draw:polygon>
        </draw:g>
        <draw:g>
          <draw:polygon draw:style-name="gr22" draw:text-style-name="P14" draw:layer="layout" svg:width="0.246cm" svg:height="0.142cm" svg:x="2.792cm" svg:y="17.168cm" svg:viewBox="0 0 247 143" draw:points="0,95 14,8 165,0 96,38 247,126 218,143 67,55">
            <text:p/>
          </draw:polygon>
          <draw:polygon draw:style-name="gr23" draw:text-style-name="P2" draw:layer="layout" svg:width="0.246cm" svg:height="0.142cm" svg:x="2.792cm" svg:y="17.168cm" svg:viewBox="0 0 247 143" draw:points="0,95 14,8 165,0 96,38 247,126 218,143 67,55">
            <text:p/>
          </draw:polygon>
        </draw:g>
        <draw:frame draw:style-name="gr61" draw:text-style-name="P2" draw:layer="layout" svg:width="1.331cm" svg:height="0.296cm" svg:x="1.553cm" svg:y="16.743cm">
          <draw:text-box>
            <text:p text:style-name="P3"><text:span text:style-name="T6">Access Switch A</text:span></text:p>
          </draw:text-box>
        </draw:frame>
        <draw:g>
          <draw:polygon draw:style-name="gr20" draw:text-style-name="P13" draw:layer="layout" svg:width="1.016cm" svg:height="0.586cm" svg:x="4.47cm" svg:y="18.059cm" svg:viewBox="0 0 1017 587" draw:points="507,587 1017,294 507,0 0,294">
            <text:p/>
          </draw:polygon>
          <draw:polygon draw:style-name="gr21" draw:text-style-name="P2" draw:layer="layout" svg:width="1.016cm" svg:height="0.586cm" svg:x="4.47cm" svg:y="18.059cm" svg:viewBox="0 0 1017 587" draw:points="507,587 1017,294 507,0 0,294">
            <text:p/>
          </draw:polygon>
        </draw:g>
        <draw:g>
          <draw:polygon draw:style-name="gr36" draw:text-style-name="P22" draw:layer="layout" svg:width="0.508cm" svg:height="0.596cm" svg:x="4.978cm" svg:y="18.353cm" svg:viewBox="0 0 509 597" draw:points="0,597 509,303 509,0 0,294">
            <text:p/>
          </draw:polygon>
          <draw:polygon draw:style-name="gr21" draw:text-style-name="P2" draw:layer="layout" svg:width="0.508cm" svg:height="0.596cm" svg:x="4.978cm" svg:y="18.353cm" svg:viewBox="0 0 509 597" draw:points="0,597 509,303 509,0 0,294">
            <text:p/>
          </draw:polygon>
        </draw:g>
        <draw:g>
          <draw:polygon draw:style-name="gr37" draw:text-style-name="P23" draw:layer="layout" svg:width="0.508cm" svg:height="0.596cm" svg:x="4.47cm" svg:y="18.353cm" svg:viewBox="0 0 509 597" draw:points="0,303 509,597 509,294 0,0">
            <text:p/>
          </draw:polygon>
          <draw:polygon draw:style-name="gr25" draw:text-style-name="P2" draw:layer="layout" svg:width="0.508cm" svg:height="0.596cm" svg:x="4.47cm" svg:y="18.353cm" svg:viewBox="0 0 509 597" draw:points="0,303 509,597 509,294 0,0">
            <text:p/>
          </draw:polygon>
        </draw:g>
        <draw:polygon draw:style-name="gr26" draw:text-style-name="P2" draw:layer="layout" svg:width="1.016cm" svg:height="0.889cm" svg:x="4.47cm" svg:y="18.059cm" svg:viewBox="0 0 1017 890" draw:points="0,293 0,596 507,890 1017,596 1017,293 507,0">
          <text:p/>
        </draw:polygon>
        <draw:g>
          <draw:polygon draw:style-name="gr22" draw:text-style-name="P14" draw:layer="layout" svg:width="0.246cm" svg:height="0.142cm" svg:x="5.01cm" svg:y="18.317cm" svg:viewBox="0 0 247 143" draw:points="247,47 232,134 82,143 150,104 0,16 29,0 179,87">
            <text:p/>
          </draw:polygon>
          <draw:polygon draw:style-name="gr23" draw:text-style-name="P2" draw:layer="layout" svg:width="0.246cm" svg:height="0.142cm" svg:x="5.01cm" svg:y="18.317cm" svg:viewBox="0 0 247 143" draw:points="247,47 232,134 82,143 150,104 0,16 29,0 179,87">
            <text:p/>
          </draw:polygon>
        </draw:g>
        <draw:g>
          <draw:polygon draw:style-name="gr22" draw:text-style-name="P14" draw:layer="layout" svg:width="0.246cm" svg:height="0.142cm" svg:x="4.901cm" svg:y="18.13cm" svg:viewBox="0 0 247 143" draw:points="0,95 14,8 165,0 96,38 247,126 218,143 67,55">
            <text:p/>
          </draw:polygon>
          <draw:polygon draw:style-name="gr23" draw:text-style-name="P2" draw:layer="layout" svg:width="0.246cm" svg:height="0.142cm" svg:x="4.901cm" svg:y="18.13cm" svg:viewBox="0 0 247 143" draw:points="0,95 14,8 165,0 96,38 247,126 218,143 67,55">
            <text:p/>
          </draw:polygon>
        </draw:g>
        <draw:g>
          <draw:polygon draw:style-name="gr22" draw:text-style-name="P14" draw:layer="layout" svg:width="0.246cm" svg:height="0.142cm" svg:x="4.809cm" svg:y="18.433cm" svg:viewBox="0 0 247 143" draw:points="247,47 232,134 82,143 150,104 0,16 29,0 179,87">
            <text:p/>
          </draw:polygon>
          <draw:polygon draw:style-name="gr23" draw:text-style-name="P2" draw:layer="layout" svg:width="0.246cm" svg:height="0.142cm" svg:x="4.809cm" svg:y="18.433cm" svg:viewBox="0 0 247 143" draw:points="247,47 232,134 82,143 150,104 0,16 29,0 179,87">
            <text:p/>
          </draw:polygon>
        </draw:g>
        <draw:g>
          <draw:polygon draw:style-name="gr22" draw:text-style-name="P14" draw:layer="layout" svg:width="0.246cm" svg:height="0.142cm" svg:x="4.697cm" svg:y="18.248cm" svg:viewBox="0 0 247 143" draw:points="0,95 14,8 165,0 96,38 247,126 218,143 67,55">
            <text:p/>
          </draw:polygon>
          <draw:polygon draw:style-name="gr23" draw:text-style-name="P2" draw:layer="layout" svg:width="0.246cm" svg:height="0.142cm" svg:x="4.697cm" svg:y="18.248cm" svg:viewBox="0 0 247 143" draw:points="0,95 14,8 165,0 96,38 247,126 218,143 67,55">
            <text:p/>
          </draw:polygon>
        </draw:g>
        <draw:frame draw:style-name="gr61" draw:text-style-name="P2" draw:layer="layout" svg:width="1.331cm" svg:height="0.296cm" svg:x="5.176cm" svg:y="18.902cm">
          <draw:text-box>
            <text:p text:style-name="P3"><text:span text:style-name="T6">Access Switch B</text:span></text:p>
          </draw:text-box>
        </draw:frame>
        <draw:g>
          <draw:path draw:style-name="gr20" draw:text-style-name="P13" draw:layer="layout" svg:width="0.813cm" svg:height="0.487cm" svg:x="3.607cm" svg:y="18.825cm" svg:viewBox="0 0 814 488" svg:d="M814 244c0 43-19 85-55 122-35 37-87 68-148 89-62 22-133 33-204 33s-142-11-203-33c-62-21-114-52-149-89-36-37-55-79-55-122s19-85 55-122c35-37 87-68 148-89 62-22 133-33 204-33 71 0 142 11 203 33 62 21 114 52 149 89 36 37 55 79 55 122z">
            <text:p/>
          </draw:path>
          <draw:path draw:style-name="gr21" draw:text-style-name="P2" draw:layer="layout" svg:width="0.813cm" svg:height="0.487cm" svg:x="3.607cm" svg:y="18.825cm" svg:viewBox="0 0 814 488" svg:d="M814 244c0 43-19 85-55 122-35 37-87 68-148 89-62 22-133 33-204 33s-142-11-203-33c-62-21-114-52-149-89-36-37-55-79-55-122s19-85 55-122c35-37 87-68 148-89 62-22 133-33 204-33 71 0 142 11 203 33 62 21 114 52 149 89 36 37 55 79 55 122z">
            <text:p/>
          </draw:path>
        </draw:g>
        <draw:g>
          <draw:polygon draw:style-name="gr22" draw:text-style-name="P14" draw:layer="layout" svg:width="0.278cm" svg:height="0.161cm" svg:x="4.013cm" svg:y="18.908cm" svg:viewBox="0 0 279 162" draw:points="279,114 279,0 80,0 162,47 0,142 35,162 198,68">
            <text:p/>
          </draw:polygon>
          <draw:polygon draw:style-name="gr23" draw:text-style-name="P2" draw:layer="layout" svg:width="0.278cm" svg:height="0.161cm" svg:x="4.013cm" svg:y="18.908cm" svg:viewBox="0 0 279 162" draw:points="279,114 279,0 80,0 162,47 0,142 35,162 198,68">
            <text:p/>
          </draw:polygon>
        </draw:g>
        <draw:g>
          <draw:polygon draw:style-name="gr22" draw:text-style-name="P14" draw:layer="layout" svg:width="0.296cm" svg:height="0.171cm" svg:x="3.718cm" svg:y="18.898cm" svg:viewBox="0 0 297 172" draw:points="297,57 280,162 99,172 180,124 0,20 35,0 215,104">
            <text:p/>
          </draw:polygon>
          <draw:polygon draw:style-name="gr23" draw:text-style-name="P2" draw:layer="layout" svg:width="0.296cm" svg:height="0.171cm" svg:x="3.718cm" svg:y="18.898cm" svg:viewBox="0 0 297 172" draw:points="297,57 280,162 99,172 180,124 0,20 35,0 215,104">
            <text:p/>
          </draw:polygon>
        </draw:g>
        <draw:g>
          <draw:polygon draw:style-name="gr22" draw:text-style-name="P14" draw:layer="layout" svg:width="0.296cm" svg:height="0.171cm" svg:x="4.013cm" svg:y="19.069cm" svg:viewBox="0 0 297 172" draw:points="0,114 17,10 198,0 117,47 297,152 262,172 81,68">
            <text:p/>
          </draw:polygon>
          <draw:polygon draw:style-name="gr23" draw:text-style-name="P2" draw:layer="layout" svg:width="0.296cm" svg:height="0.171cm" svg:x="4.013cm" svg:y="19.069cm" svg:viewBox="0 0 297 172" draw:points="0,114 17,10 198,0 117,47 297,152 262,172 81,68">
            <text:p/>
          </draw:polygon>
        </draw:g>
        <draw:g>
          <draw:polygon draw:style-name="gr22" draw:text-style-name="P14" draw:layer="layout" svg:width="0.278cm" svg:height="0.161cm" svg:x="3.735cm" svg:y="19.069cm" svg:viewBox="0 0 279 162" draw:points="0,47 0,162 198,162 116,114 279,20 243,0 80,94">
            <text:p/>
          </draw:polygon>
          <draw:polygon draw:style-name="gr23" draw:text-style-name="P2" draw:layer="layout" svg:width="0.278cm" svg:height="0.161cm" svg:x="3.735cm" svg:y="19.069cm" svg:viewBox="0 0 279 162" draw:points="0,47 0,162 198,162 116,114 279,20 243,0 80,94">
            <text:p/>
          </draw:polygon>
        </draw:g>
        <draw:g>
          <draw:path draw:style-name="gr24" draw:text-style-name="P15" draw:layer="layout" svg:width="0.813cm" svg:height="0.569cm" svg:x="3.607cm" svg:y="19.069cm" svg:viewBox="0 0 814 570" svg:d="M0 0v326c0 43 19 85 55 122 35 37 87 68 149 89 61 22 132 33 203 33s142-11 204-33c61-21 113-52 148-89 36-37 55-79 55-122v-326c0 43-19 85-55 122-35 37-87 68-148 89-62 22-133 33-204 33s-142-11-203-33c-62-21-114-52-149-89-36-37-55-79-55-122z">
            <text:p/>
          </draw:path>
          <draw:path draw:style-name="gr25" draw:text-style-name="P2" draw:layer="layout" svg:width="0.813cm" svg:height="0.569cm" svg:x="3.607cm" svg:y="19.069cm" svg:viewBox="0 0 814 570" svg:d="M0 0v326c0 43 19 85 55 122 35 37 87 68 149 89 61 22 132 33 203 33s142-11 204-33c61-21 113-52 148-89 36-37 55-79 55-122v-326c0 43-19 85-55 122-35 37-87 68-148 89-62 22-133 33-204 33s-142-11-203-33c-62-21-114-52-149-89-36-37-55-79-55-122z">
            <text:p/>
          </draw:path>
        </draw:g>
        <draw:path draw:style-name="gr26" draw:text-style-name="P2" draw:layer="layout" svg:width="0.813cm" svg:height="0.812cm" svg:x="3.607cm" svg:y="18.825cm" svg:viewBox="0 0 814 813" svg:d="M814 244c0-43-19-85-55-122-35-37-87-68-149-89-61-22-132-33-203-33s-142 11-204 33c-61 21-113 52-148 89-36 37-55 79-55 122v325c0 43 19 85 55 122 35 37 87 68 149 89 61 22 132 33 203 33s142-11 204-33c61-21 113-52 148-89 36-37 55-79 55-122z">
          <text:p/>
        </draw:path>
        <draw:frame draw:style-name="gr7" draw:text-style-name="P2" draw:layer="layout" svg:width="0.733cm" svg:height="0.591cm" svg:x="4.548cm" svg:y="19.263cm">
          <draw:text-box>
            <text:p text:style-name="P3"><text:span text:style-name="T6">Border</text:span></text:p>
            <text:p text:style-name="P3"><text:span text:style-name="T6">Router B</text:span></text:p>
          </draw:text-box>
        </draw:frame>
        <draw:polygon draw:style-name="gr25" draw:text-style-name="P2" draw:layer="layout" svg:width="0.375cm" svg:height="0.265cm" svg:x="24.657cm" svg:y="19.989cm" svg:viewBox="0 0 376 266" draw:points="0,266 376,104 376,0">
          <text:p/>
        </draw:polygon>
        <draw:polygon draw:style-name="gr25" draw:text-style-name="P2" draw:layer="layout" svg:width="0.387cm" svg:height="0.38cm" svg:x="24.27cm" svg:y="19.978cm" svg:viewBox="0 0 388 381" draw:points="388,381 0,104 0,0 388,276">
          <text:p/>
        </draw:polygon>
        <draw:polygon draw:style-name="gr25" draw:text-style-name="P2" draw:layer="layout" svg:width="0.028cm" svg:height="0.035cm" svg:x="24.304cm" svg:y="20.042cm" svg:viewBox="0 0 29 36" draw:points="29,28 28,35 21,36 14,33 6,25 1,16 0,6 1,1 6,0 14,1 21,11 28,20">
          <text:p/>
        </draw:polygon>
        <draw:polygon draw:style-name="gr25" draw:text-style-name="P2" draw:layer="layout" svg:width="0.028cm" svg:height="0.035cm" svg:x="24.357cm" svg:y="20.079cm" svg:viewBox="0 0 29 36" draw:points="29,29 28,35 21,36 14,33 6,25 1,16 0,6 1,1 6,0 14,3 21,11 28,20">
          <text:p/>
        </draw:polygon>
        <draw:polygon draw:style-name="gr25" draw:text-style-name="P2" draw:layer="layout" svg:width="0.028cm" svg:height="0.035cm" svg:x="24.409cm" svg:y="20.116cm" svg:viewBox="0 0 29 36" draw:points="29,29 28,35 21,36 14,33 6,25 1,16 0,6 1,1 6,0 14,3 21,11 28,20">
          <text:p/>
        </draw:polygon>
        <draw:polygon draw:style-name="gr25" draw:text-style-name="P2" draw:layer="layout" svg:width="0.028cm" svg:height="0.035cm" svg:x="24.461cm" svg:y="20.152cm" svg:viewBox="0 0 29 36" draw:points="29,29 28,35 21,36 14,35 6,28 1,18 0,8 1,1 6,0 14,3 21,11 28,20">
          <text:p/>
        </draw:polygon>
        <draw:polygon draw:style-name="gr25" draw:text-style-name="P2" draw:layer="layout" svg:width="0.03cm" svg:height="0.035cm" svg:x="24.299cm" svg:y="20.048cm" svg:viewBox="0 0 31 36" draw:points="31,29 28,35 24,36 14,33 6,25 1,16 0,6 1,1 6,0 14,3 24,11 28,20">
          <text:p/>
        </draw:polygon>
        <draw:polygon draw:style-name="gr25" draw:text-style-name="P2" draw:layer="layout" svg:width="0.03cm" svg:height="0.035cm" svg:x="24.352cm" svg:y="20.084cm" svg:viewBox="0 0 31 36" draw:points="31,29 29,35 24,36 14,33 6,25 1,16 0,6 1,1 6,0 14,3 24,11 29,20">
          <text:p/>
        </draw:polygon>
        <draw:polygon draw:style-name="gr25" draw:text-style-name="P2" draw:layer="layout" svg:width="0.03cm" svg:height="0.035cm" svg:x="24.404cm" svg:y="20.121cm" svg:viewBox="0 0 31 36" draw:points="31,29 29,36 24,36 16,35 6,28 1,18 0,8 1,1 6,0 16,3 24,11 29,20">
          <text:p/>
        </draw:polygon>
        <draw:polygon draw:style-name="gr25" draw:text-style-name="P2" draw:layer="layout" svg:width="0.03cm" svg:height="0.035cm" svg:x="24.456cm" svg:y="20.159cm" svg:viewBox="0 0 31 36" draw:points="31,28 29,35 24,36 16,33 6,25 3,16 0,6 3,1 6,0 16,1 24,11 29,20">
          <text:p/>
        </draw:polygon>
        <draw:polygon draw:style-name="gr25" draw:text-style-name="P2" draw:layer="layout" svg:width="0.762cm" svg:height="0.541cm" svg:x="24.27cm" svg:y="19.713cm" svg:viewBox="0 0 763 542" draw:points="0,266 388,542 763,276 375,0">
          <text:p/>
        </draw:polygon>
        <draw:polygon draw:style-name="gr25" draw:text-style-name="P2" draw:layer="layout" svg:width="0.375cm" svg:height="0.265cm" svg:x="24.962cm" svg:y="19.981cm" svg:viewBox="0 0 376 266" draw:points="0,266 376,104 376,0">
          <text:p/>
        </draw:polygon>
        <draw:polygon draw:style-name="gr25" draw:text-style-name="P2" draw:layer="layout" svg:width="0.387cm" svg:height="0.38cm" svg:x="24.575cm" svg:y="19.97cm" svg:viewBox="0 0 388 381" draw:points="388,381 0,104 0,0 388,276">
          <text:p/>
        </draw:polygon>
        <draw:polygon draw:style-name="gr25" draw:text-style-name="P2" draw:layer="layout" svg:width="0.028cm" svg:height="0.035cm" svg:x="24.609cm" svg:y="20.035cm" svg:viewBox="0 0 29 36" draw:points="29,28 28,35 21,36 14,33 6,25 1,16 0,6 1,1 6,0 14,1 21,11 28,20">
          <text:p/>
        </draw:polygon>
        <draw:polygon draw:style-name="gr25" draw:text-style-name="P2" draw:layer="layout" svg:width="0.028cm" svg:height="0.035cm" svg:x="24.662cm" svg:y="20.072cm" svg:viewBox="0 0 29 36" draw:points="29,29 28,35 21,36 14,33 6,25 1,16 0,6 1,1 6,0 14,3 21,11 28,20">
          <text:p/>
        </draw:polygon>
        <draw:polygon draw:style-name="gr25" draw:text-style-name="P2" draw:layer="layout" svg:width="0.028cm" svg:height="0.035cm" svg:x="24.714cm" svg:y="20.108cm" svg:viewBox="0 0 29 36" draw:points="29,29 28,35 21,36 14,33 6,25 1,16 0,6 1,1 6,0 14,3 21,11 28,20">
          <text:p/>
        </draw:polygon>
        <draw:polygon draw:style-name="gr25" draw:text-style-name="P2" draw:layer="layout" svg:width="0.028cm" svg:height="0.035cm" svg:x="24.766cm" svg:y="20.145cm" svg:viewBox="0 0 29 36" draw:points="29,29 28,35 21,36 14,35 6,28 1,18 0,8 1,1 6,0 14,3 21,11 28,20">
          <text:p/>
        </draw:polygon>
        <draw:polygon draw:style-name="gr25" draw:text-style-name="P2" draw:layer="layout" svg:width="0.03cm" svg:height="0.035cm" svg:x="24.604cm" svg:y="20.04cm" svg:viewBox="0 0 31 36" draw:points="31,29 28,35 24,36 14,33 6,25 1,16 0,6 1,1 6,0 14,3 24,11 28,20">
          <text:p/>
        </draw:polygon>
        <draw:polygon draw:style-name="gr25" draw:text-style-name="P2" draw:layer="layout" svg:width="0.03cm" svg:height="0.035cm" svg:x="24.657cm" svg:y="20.077cm" svg:viewBox="0 0 31 36" draw:points="31,29 29,35 24,36 14,33 6,25 1,16 0,6 1,1 6,0 14,3 24,11 29,20">
          <text:p/>
        </draw:polygon>
        <draw:polygon draw:style-name="gr25" draw:text-style-name="P2" draw:layer="layout" svg:width="0.03cm" svg:height="0.035cm" svg:x="24.709cm" svg:y="20.113cm" svg:viewBox="0 0 31 36" draw:points="31,29 29,36 24,36 16,35 6,28 1,18 0,8 1,1 6,0 16,3 24,11 29,20">
          <text:p/>
        </draw:polygon>
        <draw:polygon draw:style-name="gr25" draw:text-style-name="P2" draw:layer="layout" svg:width="0.03cm" svg:height="0.035cm" svg:x="24.761cm" svg:y="20.152cm" svg:viewBox="0 0 31 36" draw:points="31,28 29,35 24,36 16,33 6,25 3,16 0,6 3,1 6,0 16,1 24,11 29,20">
          <text:p/>
        </draw:polygon>
        <draw:polygon draw:style-name="gr25" draw:text-style-name="P2" draw:layer="layout" svg:width="0.762cm" svg:height="0.541cm" svg:x="24.575cm" svg:y="19.705cm" svg:viewBox="0 0 763 542" draw:points="0,266 388,542 763,276 375,0">
          <text:p/>
        </draw:polygon>
        <draw:frame draw:style-name="gr43" draw:text-style-name="P2" draw:layer="layout" svg:width="1.524cm" svg:height="0.483cm" svg:x="25.502cm" svg:y="19.774cm">
          <draw:text-box>
            <text:p text:style-name="P6"><text:span text:style-name="T3">Fibre Switching</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pitch="variable"/>
    <style:font-face style:name="Arial Narrow1" svg:font-family="'Arial Narrow'"/>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Segoe" svg:font-family="Segoe" style:font-pitch="variable"/>
    <style:font-face style:name="Segoe UI" svg:font-family="'Segoe UI'" style:font-family-generic="system" style:font-pitch="variable"/>
    <style:font-face style:name="Segoe1" svg:font-family="Sego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5f_0" draw:display-name="Gradient_0" draw:style="linear" draw:start-color="#dddddd" draw:end-color="#ffffff" draw:start-intensity="100%" draw:end-intensity="100%" draw:angle="0deg" draw:border="0%"/>
    <draw:gradient draw:name="Gradient_5f_1" draw:display-name="Gradient_1" draw:style="axial" draw:start-color="#ffffff" draw:end-color="#c0c0c0" draw:start-intensity="100%" draw:end-intensity="100%" draw:angle="90deg" draw:border="0%"/>
    <draw:gradient draw:name="Gradient_5f_10" draw:display-name="Gradient_10" draw:style="linear" draw:start-color="#e1d8c1" draw:end-color="#ffffff" draw:start-intensity="100%" draw:end-intensity="100%" draw:angle="0deg" draw:border="0%"/>
    <draw:gradient draw:name="Gradient_5f_11" draw:display-name="Gradient_11" draw:style="linear" draw:start-color="#c9ba96" draw:end-color="#ffffff" draw:start-intensity="100%" draw:end-intensity="100%" draw:angle="135deg" draw:border="0%"/>
    <draw:gradient draw:name="Gradient_5f_12" draw:display-name="Gradient_12" draw:style="linear" draw:start-color="#b6a06d" draw:end-color="#ffffff" draw:start-intensity="100%" draw:end-intensity="100%" draw:angle="225deg" draw:border="0%"/>
    <draw:gradient draw:name="Gradient_5f_13" draw:display-name="Gradient_13" draw:style="linear" draw:start-color="#339966" draw:end-color="#ffffff" draw:start-intensity="100%" draw:end-intensity="100%" draw:angle="225deg" draw:border="0%"/>
    <draw:gradient draw:name="Gradient_5f_14" draw:display-name="Gradient_14" draw:style="linear" draw:start-color="#e7e4cd" draw:end-color="#ffffff" draw:start-intensity="100%" draw:end-intensity="100%" draw:angle="45deg" draw:border="0%"/>
    <draw:gradient draw:name="Gradient_5f_15" draw:display-name="Gradient_15" draw:style="rectangular" draw:cx="50%" draw:cy="50%" draw:start-color="#e7e4cd" draw:end-color="#000000" draw:start-intensity="100%" draw:end-intensity="100%" draw:angle="0deg" draw:border="0%"/>
    <draw:gradient draw:name="Gradient_5f_16" draw:display-name="Gradient_16" draw:style="radial" draw:cx="0%" draw:cy="0%" draw:start-color="#ffffff" draw:end-color="#000000" draw:start-intensity="100%" draw:end-intensity="100%" draw:border="0%"/>
    <draw:gradient draw:name="Gradient_5f_17" draw:display-name="Gradient_17" draw:style="radial" draw:cx="0%" draw:cy="0%" draw:start-color="#9a9a9a" draw:end-color="#ffffff" draw:start-intensity="100%" draw:end-intensity="100%" draw:border="0%"/>
    <draw:gradient draw:name="Gradient_5f_18" draw:display-name="Gradient_18" draw:style="linear" draw:start-color="#ffcc00" draw:end-color="#ffffff" draw:start-intensity="100%" draw:end-intensity="100%" draw:angle="225deg" draw:border="0%"/>
    <draw:gradient draw:name="Gradient_5f_19" draw:display-name="Gradient_19" draw:style="linear" draw:start-color="#a7a7a7" draw:end-color="#ffffff" draw:start-intensity="100%" draw:end-intensity="100%" draw:angle="225deg" draw:border="0%"/>
    <draw:gradient draw:name="Gradient_5f_2" draw:display-name="Gradient_2" draw:style="axial" draw:start-color="#ffffff" draw:end-color="#000000" draw:start-intensity="100%" draw:end-intensity="100%" draw:angle="90deg" draw:border="0%"/>
    <draw:gradient draw:name="Gradient_5f_20" draw:display-name="Gradient_20" draw:style="linear" draw:start-color="#dfdfdf" draw:end-color="#ffffff" draw:start-intensity="100%" draw:end-intensity="100%" draw:angle="0deg" draw:border="0%"/>
    <draw:gradient draw:name="Gradient_5f_21" draw:display-name="Gradient_21" draw:style="linear" draw:start-color="#f0daac" draw:end-color="#ffffff" draw:start-intensity="100%" draw:end-intensity="100%" draw:angle="135deg" draw:border="0%"/>
    <draw:gradient draw:name="Gradient_5f_22" draw:display-name="Gradient_22" draw:style="linear" draw:start-color="#f3e2c0" draw:end-color="#ffffff" draw:start-intensity="100%" draw:end-intensity="100%" draw:angle="135deg" draw:border="0%"/>
    <draw:gradient draw:name="Gradient_5f_23" draw:display-name="Gradient_23" draw:style="linear" draw:start-color="#4e8ec2" draw:end-color="#ffffff" draw:start-intensity="100%" draw:end-intensity="100%" draw:angle="0deg" draw:border="0%"/>
    <draw:gradient draw:name="Gradient_5f_24" draw:display-name="Gradient_24" draw:style="axial" draw:start-color="#ffffff" draw:end-color="#4e8ec2" draw:start-intensity="100%" draw:end-intensity="100%" draw:angle="90deg" draw:border="0%"/>
    <draw:gradient draw:name="Gradient_5f_25" draw:display-name="Gradient_25" draw:style="radial" draw:cx="50%" draw:cy="50%" draw:start-color="#4e8ec2" draw:end-color="#ffffff" draw:start-intensity="100%" draw:end-intensity="100%" draw:border="0%"/>
    <draw:gradient draw:name="Gradient_5f_26" draw:display-name="Gradient_26" draw:style="radial" draw:cx="0%" draw:cy="0%" draw:start-color="#0000ff" draw:end-color="#ffffff" draw:start-intensity="100%" draw:end-intensity="100%" draw:border="0%"/>
    <draw:gradient draw:name="Gradient_5f_27" draw:display-name="Gradient_27" draw:style="linear" draw:start-color="#339966" draw:end-color="#fafafa" draw:start-intensity="100%" draw:end-intensity="100%" draw:angle="45deg" draw:border="0%"/>
    <draw:gradient draw:name="Gradient_5f_28" draw:display-name="Gradient_28" draw:style="axial" draw:start-color="#ffff00" draw:end-color="#ffffff" draw:start-intensity="100%" draw:end-intensity="100%" draw:angle="90deg" draw:border="0%"/>
    <draw:gradient draw:name="Gradient_5f_29" draw:display-name="Gradient_29" draw:style="radial" draw:cx="50%" draw:cy="50%" draw:start-color="#4e8ec2" draw:end-color="#c6d1e3" draw:start-intensity="100%" draw:end-intensity="100%" draw:border="0%"/>
    <draw:gradient draw:name="Gradient_5f_3" draw:display-name="Gradient_3" draw:style="axial" draw:start-color="#e7e4cd" draw:end-color="#ff6600" draw:start-intensity="100%" draw:end-intensity="100%" draw:angle="90deg" draw:border="0%"/>
    <draw:gradient draw:name="Gradient_5f_4" draw:display-name="Gradient_4" draw:style="linear" draw:start-color="#969696" draw:end-color="#ffffff" draw:start-intensity="100%" draw:end-intensity="100%" draw:angle="225deg" draw:border="0%"/>
    <draw:gradient draw:name="Gradient_5f_5" draw:display-name="Gradient_5" draw:style="linear" draw:start-color="#c0c0c0" draw:end-color="#ffffff" draw:start-intensity="100%" draw:end-intensity="100%" draw:angle="135deg" draw:border="0%"/>
    <draw:gradient draw:name="Gradient_5f_6" draw:display-name="Gradient_6" draw:style="radial" draw:cx="50%" draw:cy="50%" draw:start-color="#e6e6e6" draw:end-color="#c0c0c0" draw:start-intensity="100%" draw:end-intensity="100%" draw:border="0%"/>
    <draw:gradient draw:name="Gradient_5f_7" draw:display-name="Gradient_7" draw:style="radial" draw:cx="100%" draw:cy="100%" draw:start-color="#e6e6e6" draw:end-color="#c0c0c0" draw:start-intensity="100%" draw:end-intensity="100%" draw:border="0%"/>
    <draw:gradient draw:name="Gradient_5f_8" draw:display-name="Gradient_8" draw:style="radial" draw:cx="50%" draw:cy="50%" draw:start-color="#008000" draw:end-color="#ffffff" draw:start-intensity="100%" draw:end-intensity="100%" draw:border="0%"/>
    <draw:gradient draw:name="Gradient_5f_9" draw:display-name="Gradient_9" draw:style="rectangular" draw:cx="50%" draw:cy="50%" draw:start-color="#c6d1e3" draw:end-color="#ffffff" draw:start-intensity="100%" draw:end-intensity="100%" draw:angle="0deg" draw:border="0%"/>
    <draw:gradient draw:name="Shapes" draw:style="rectangular" draw:cx="50%" draw:cy="50%" draw:start-color="#cccccc" draw:end-color="#ffffff" draw:start-intensity="100%" draw:end-intensity="100%" draw:angle="0deg" draw:border="0%"/>
    <draw:opacity draw:name="Transparency_5f_0" draw:display-name="Transparency_0" draw:style="linear" draw:start="100%" draw:end="100%" draw:angle="0deg" draw:border="0%"/>
    <draw:marker draw:name="Arrow" svg:viewBox="0 0 20 30" svg:d="M10 0l-10 30h20z"/>
    <draw:stroke-dash draw:name="Dash_5f_0" draw:display-name="Dash_0" draw:style="round" draw:dots1="1" draw:dots1-length="200%" draw:dots2="1" draw:dots2-length="200%" draw:distance="2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19-03-22T08:57:12Z</dc:date>
    <dc:language>en-US</dc:language>
    <meta:creation-date>2003-06-09T08:24:54Z</meta:creation-date>
    <meta:initial-creator>tangarora</meta:initial-creator>
    <meta:generator>LibreOffice/7.2.0.4$Linux_X86_64 LibreOffice_project/9a9c6381e3f7a62afc1329bd359cc48accb6435b</meta:generator>
    <meta:document-statistic meta:object-count="2933"/>
    <meta:template xlink:type="simple" xlink:actuate="onRequest" xlink:title="DTLNET_U.VST" xlink:href=""/>
  </office:meta>
</office:document-meta>
</file>